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6</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网红经济"淄博烧烤"降温　当地迎来"倒闭潮"</text:span>
</text:h>
      <text:p text:style-name="P4">
Author: None</text:p>
      <text:p text:style-name="P4">
Publisher: Radio Free Asia (Organization)</text:p>
      <text:p text:style-name="P4">
Published Time: 2023-07-05T-15:07:00-04:00</text:p>
      <text:p text:style-name="P4">
Modified Time: 2023-07-05T15:57:26-04:00</text:p>
      <text:p text:style-name="P4">
Description: None</text:p>
      <text:p text:style-name="P4">
Videos: []</text:p>
      <text:p text:style-name="P4">
Audios: ["<text:a xlink:type="simple" xlink:href="https://www.rfa.org/mandarin/yataibaodao/jingmao/jw-070520230939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4.612011in" draw:z-index="0">
<draw:image xlink:href="../Images/rfamandarin/2023-07-05T-15-07-00-04-00/000000.png" xlink:type="simple" xlink:show="embed" xlink:actuate="onLoad" draw:mime-type="image/png"/>
</draw:frame>
 2023年5月2日举办的山东淄博烧烤节 <text:a xlink:type="simple" xlink:href="https://www.rfa.org/mandarin/yataibaodao/jingmao/jw-07052023093916.html/@@images/image" text:style-name="Internet_20_link" text:visited-style-name="Visited_20_Internet_20_Link">
</text:a>
法新社图片  <text:a xlink:type="simple" xlink:href="https://www.rfa.org/mandarin/yataibaodao/jingmao/jw-07052023093916.html/@@stream" text:style-name="Internet_20_link" text:visited-style-name="Visited_20_Internet_20_Link">
Audio-1-Link：https://www.rfa.org/mandarin/yataibaodao/jingmao/jw-07052023093916.html/@@stream</text:a>
</text:p>
      <text:p text:style-name="P4">
今年"五一"假期火遍全网的山东淄博烧烤，时隔两月逐渐降温，当地烧烤店铺近期迎来了"倒闭潮"。有学者认为，在中国经济整体下行的趋势下支持"地摊经济"发展是一个解决就业和经济问题的出路，但需要政府做好配套服务而不是加强行政干预。</text:p>
      <text:p text:style-name="P4">
<text:a xlink:type="simple" xlink:href="https://www.rfa.org/mandarin/yataibaodao/jingmao/ec-05052023052943.html" text:style-name="Internet_20_link" text:visited-style-name="Visited_20_Internet_20_Link">
 <text:span text:style-name="T4">
摆地摊成为拯救中国经济的灵丹妙药？</text:span>
 </text:a>
  * <text:span text:style-name="T4">
<text:a xlink:type="simple" xlink:href="https://www.rfa.org/mandarin/yataibaodao/jingmao/gt2-05012023022720.html" text:style-name="Internet_20_link" text:visited-style-name="Visited_20_Internet_20_Link">
 五一假期淄博成旅游热点 假日经济能否持续？ </text:a>
 </text:span>
</text:p>
      <text:p text:style-name="P4">
据《中国新闻周刊》报道，今年“五一”劳动节假期期间火遍全网的淄博烧烤热度冷却，早前门庭若市变成了如今的门可罗雀，大量店铺低价转让，其中一些甚至是新开业、新装修、新设备。</text:p>
      <text:p text:style-name="P4">
“五一”期间，在中国社交媒体上，“淄博烧烤”的有关内容铺天盖地，也吸引了大量因长期封控在家而报复性出游的外地旅客。《中国新闻周刊》援引抖音数据发现，“淄博烧烤”关键词搜索量在4月9日达到首个峰值247.67万，在4月29日突破最高峰值1105.79万。但假期之后，该数据就逐渐下跌，6月30日已跌至10.91万。</text:p>
      <text:p text:style-name="P4">
一名淄博当地从业者告诉《中国新闻周刊》，大部分店铺转让是由于生意惨淡，亏损严重。现在低价转让是在热度彻底冷却前及时止损。</text:p>
      <text:p text:style-name="P4">
报道还指，由于本地顾客稳定，目前对原有店铺的影响并不那么巨大，只是外地游客逐渐减少才使“淄博烧烤”的热度回归常态，那些想要赚流量红利、在流量峰值期间开张的烧烤店损失较重。</text:p>
      <text:p text:style-name="P4">
 2023年5月2日举办的山东淄博烧烤节（法新社）<text:a xlink:type="simple" xlink:href="https://www.rfa.org/mandarin/yataibaodao/jingmao/jw-07052023093916.html/000_33ed7mn.jpg" text:style-name="Internet_20_link" text:visited-style-name="Visited_20_Internet_20_Link">
 </text:a>
</text:p>
      <text:p text:style-name="P4">
美国民间机构“信息与战略研究所”经济学者李恒青在接受本台采访时表示，在中国经济整体下行的趋势下，一味追求高端产业转型和发展并不能迅速提振经济，因此他认为，支持小规模“地摊经济”的出发点无可厚非。</text:p>
      <text:p text:style-name="P4">
“降级是为了适应现在的生产力发展水平和生产关系能否匹配，解决的问题是老百姓的生存和就业。”他分析说，在中国老百姓普遍消费降级的情况下，当地政府为了诱导消费，对烧烤行业进行了大肆的配套宣传，用行政干预手段塑造了网红经济，不符合市场规律。</text:p>
      <text:p text:style-name="P4">
李恒青接着说，“怎么可能持续呢？像这种通过政府来炒作的方式来解决消费问题和经济升级换代问题，不太现实，一定要以市场需求为导向。”</text:p>
      <text:p text:style-name="P4">
报道指出，在“淄博烧烤”火遍全网时，当地政府制定了一系列优惠政策，包括金融机构为店主提供“金炉惠享贷”、“滋淄贷”等便利措施，以推动烧烤行业收入规模持续增长。企查查数据显示，从3月1日至6月18日期间，淄博当地新增烧烤相关企业694家。有专家指出，当地烧烤行业扩张迅速忽视了网红经济的有限周期，导致供应过剩。</text:p>
      <text:p text:style-name="P4">
李恒青认为，发展能够带动消费和就业的地摊经济只需要政府做好配套服务，而不是塑造泡沫、加强干预。</text:p>
      <text:p text:style-name="P4">
美国南卡罗莱纳大学艾肯商学院教授谢田告诉本台，淄博烧烤产业缺少当地的配套服务，比如自然和人文环境治理，使其并不具有竞争优势，从而无法可持续发展，更无从谈起其对整体经济的积极作用。</text:p>
      <text:p text:style-name="P4">
他说：“中国经济现在严重衰退，向着倒退二十年的方向发展。所有红利、所有经济增长的动力都不见了，仅靠地摊经济、街边经济都是没什么用处的。”</text:p>
      <text:p text:style-name="P4">
世界旅游城市联合会特聘专家王笑宇也告诉《中国新闻周刊》，旅游市场的供给端需要在两个方面做出改进，即公共服务水平的持续提升，及旅游产品的差异化打造、吸引力重塑和持续优化，以吸引回头客持续发展。他说，很显然，淄博只做好了前者。</text:p>
      <text:p text:style-name="P4">
记者：经纬 责编：梒青 网编：洪伟</text:p>
      <text:p text:style-name="P4">
Source: <text:a xlink:type="simple" xlink:href="https://www.rfa.org/mandarin/yataibaodao/jingmao/jw-07052023093916.html" text:style-name="Internet_20_link" text:visited-style-name="Visited_20_Internet_20_Link">
https://www.rfa.org/mandarin/yataibaodao/jingmao/jw-07052023093916.html</text:a>
</text:p>
      <!--NEWS-->
      <text:h text:style-name="P10" text:outline-level="1">
<text:span text:style-name="T4">
上合组织是否是普京摆脱全球孤立的途径？</text:span>
</text:h>
      <text:p text:style-name="P4">
Author: 半岛电视台</text:p>
      <text:p text:style-name="P4">
Publisher: Al Jazeera</text:p>
      <text:p text:style-name="P4">
Published Time: 2023-07-05T01:20:55</text:p>
      <text:p text:style-name="P4">
Modified Time: 2023-07-05T01:20:55</text:p>
      <text:p text:style-name="P4">
Description: 今年的上合组织峰会是瓦格纳集团企图叛变以来俄罗斯总统的首次国际亮相。</text:p>
      <text:p text:style-name="P4">
Images: ["<text:a xlink:type="simple" xlink:href="https://chinese.aljazeera.net/wp-content/uploads/2023/07/1-1688519539.jpg" text:style-name="Internet_20_link" text:visited-style-name="Visited_20_Internet_20_Link">
1-1688519539.jpg</text:a>
", "<text:a xlink:type="simple" xlink:href="https://chinese.aljazeera.net/wp-content/uploads/2023/07/2-1688519546.jpg" text:style-name="Internet_20_link" text:visited-style-name="Visited_20_Internet_20_Link">
2-1688519546.jpg</text:a>
", "<text:a xlink:type="simple" xlink:href="https://chinese.aljazeera.net/wp-content/uploads/2023/07/3-1688519551.jpg" text:style-name="Internet_20_link" text:visited-style-name="Visited_20_Internet_20_Link">
3-1688519551.jpg</text:a>
", "<text:a xlink:type="simple" xlink:href="https://chinese.aljazeera.net/wp-content/uploads/2023/07/4-1688519557.jpg" text:style-name="Internet_20_link" text:visited-style-name="Visited_20_Internet_20_Link">
4-1688519557.jpg</text:a>
"]</text:p>
      <text:p text:style-name="P4">
Topics: ['政治', '新闻']</text:p>
      <text:p text:style-name="P4">
Keywords: ['政治', '新闻', '俄罗斯']</text:p>
      <text:p text:style-name="P4">
Type: Article</text:p>
      <!--METADATA-->
      <text:p text:style-name="P4">
<draw:frame draw:style-name="fr1" draw:name="Image6" text:anchor-type="as-char" svg:width="6.9236in" svg:height="4.612736in" draw:z-index="0">
<draw:image xlink:href="../Images/Aljazeera Chinese/2023-07-05T01-20-55/1-1688519539.jpg" xlink:type="simple" xlink:show="embed" xlink:actuate="onLoad" draw:mime-type="image/jpeg"/>
</draw:frame>
 俄罗斯总统弗拉基米尔·普京于2023年7月4日周二在俄罗斯莫斯科克里姆林宫出席上合组织成员国元首理事会视频会议 (美联社)</text:p>
      <text:p text:style-name="P4">
俄罗斯总统弗拉基米尔·普京出席了上海合作组织（SCO）的线上峰会，这是自瓦格纳首席执行官叶夫根尼·普里戈津6月发动短暂叛变以来，他首次出席国际活动。</text:p>
      <text:p text:style-name="P4">
周二，普京与主办此次活动的印度总理纳伦德拉·莫迪、中国国家主席习近平以及巴基斯坦和哈萨克斯坦等多个中亚国家的领导人和代表一起出席。</text:p>
      <text:p text:style-name="P4">
论坛重点讨论安全与经济合作、打击恐怖主义和贩毒、应对气候变化和阿富汗局势等话题。</text:p>
      <text:p text:style-name="P4">
莫迪在峰会上表示，“上合组织已成为整个亚洲地区和平、繁荣与发展的重要平台。”</text:p>
      <text:p text:style-name="P4">
然而，在俄罗斯最近发生的事件和乌克兰战争背景下，对于一个代表着复杂的联盟和竞争网络的组织来说，这次峰会的政治意义更为深远。</text:p>
      <text:h text:style-name="P13" text:outline-level="4">
<text:span text:style-name="T4">
上合组织为何如此重要？</text:span>
</text:h>
      <text:p text:style-name="P4">
上合组织具有重要的地理和经济意义，其成员国的GDP约占全球的30%，人口约占世界的40%。</text:p>
      <text:p text:style-name="P4">
印度、哈萨克斯坦、中国、吉尔吉斯斯坦、俄罗斯、巴基斯坦、塔吉克斯坦和乌兹别克斯坦是正式成员。周二，伊朗成为了该组织的第九个成员。阿富汗、白俄罗斯和蒙古拥有上合组织观察员地位，而阿塞拜疆、亚美尼亚、柬埔寨、尼泊尔、土耳其和斯里兰卡等六个国家则拥有对话伙伴地位。</text:p>
      <text:p text:style-name="P4">
上合组织并不是批评者有时所称的“反北约”联盟。尽管成员国进行过联合军事演习，但它不是一个经济集团（如欧盟）或军事联盟（如北约），而是一个区域性政府间组织。</text:p>
      <text:p text:style-name="P4">
那么它是什么？该组织为相信多极世界的欧亚国家提供了在全球地缘政治紧张局势日益加剧的情况下平衡利益的机会。它还为俄罗斯和中国提供了一个平台，以促进与那些虽然不是盟友但乐于与它们做生意的国家建立更牢固的关系。</text:p>
      <text:p text:style-name="P4">
周二，俄罗斯和中国表示希望上合组织做更多事情。普京上合组织成员国加强经济一体化，同时还建议该组织需要加强安全合作，得到了中国国家主席习近平和伊朗总统易卜拉欣·莱希的响应。</text:p>
      <text:p text:style-name="P4">
上合组织的前身是1996年在上海签署的“上海五国”机制，该机制旨在解决中国与其后苏联邻国俄罗斯、哈萨克斯坦、吉尔吉斯斯坦和塔吉克斯坦之间边界争端。</text:p>
      <text:p text:style-name="P4">
今天，它面临着俄罗斯与另一个后苏联国家乌克兰边境的另一场持续冲突。</text:p>
      <text:h text:style-name="P13" text:outline-level="4">
<text:span text:style-name="T4">
上合组织对乌克兰战争有何看法？</text:span>
</text:h>
      <text:p text:style-name="P4">
自2022年2月俄罗斯全面入侵乌克兰以来，上合组织国家都在批评俄罗斯方面犹豫不决。</text:p>
      <text:p text:style-name="P4">
然而，其成员国与俄罗斯保持关系的原因差异很大。</text:p>
      <text:p text:style-name="P4">
中国与俄罗斯保持着密切的外交关系。而在西方国家对俄罗斯实施严厉制裁后，中国在政治上对战争仍持矛盾态度，同时又加强了与俄罗斯的贸易。3月，习近平前往莫斯科会见普京，两国领导人同意开启合作“新时代”</text:p>
      <text:p text:style-name="P4">
<draw:frame draw:style-name="fr1" draw:name="Image7" text:anchor-type="as-char" svg:width="6.9236in" svg:height="4.289035in" draw:z-index="0">
<draw:image xlink:href="../Images/Aljazeera Chinese/2023-07-05T01-20-55/2-1688519546.jpg" xlink:type="simple" xlink:show="embed" xlink:actuate="onLoad" draw:mime-type="image/jpeg"/>
</draw:frame>
2023年3月21日，俄罗斯总统弗拉基米尔·普京和中国国家主席习近平在莫斯科克里姆林宫会谈后举行的招待会上举杯 (AFP)</text:p>
      <text:p text:style-name="P4">
印度是俄罗斯的老朋友，一直试图发挥微妙的平衡作用。自战争开始以来，它大幅增加了对俄罗斯打折石油的购买，与莫斯科保持高层接触，并经常在联合国谴责乌克兰战争的决议中投弃权票。</text:p>
      <text:p text:style-name="P4">
然而，它也与西方国家保持着关系，并时不时地间接表达对俄罗斯行为的一些担忧，强调《联合国宪章》、国际法以及尊重国家主权和领土完整的重要性。</text:p>
      <text:p text:style-name="P4">
<draw:frame draw:style-name="fr1" draw:name="Image8" text:anchor-type="as-char" svg:width="6.9236in" svg:height="4.621728in" draw:z-index="0">
<draw:image xlink:href="../Images/Aljazeera Chinese/2023-07-05T01-20-55/3-1688519551.jpg" xlink:type="simple" xlink:show="embed" xlink:actuate="onLoad" draw:mime-type="image/jpeg"/>
</draw:frame>
2023年3月21日，俄罗斯总统弗拉基米尔·普京和中国国家主席习近平在莫斯科克里姆林宫会谈后举行的招待会上举杯 (路透)</text:p>
      <text:p text:style-name="P4">
伊朗是最积极支持俄罗斯的。随着这个饱受制裁的国家迫切寻求新的经济生命线，与莫斯科签署了几项军事协议。</text:p>
      <text:h text:style-name="P13" text:outline-level="4">
<text:span text:style-name="T4">
上合组织有多团结？</text:span>
</text:h>
      <text:p text:style-name="P4">
上合组织一些成员国之间关系紧张。</text:p>
      <text:p text:style-name="P4">
中国和印度这两个人口大国经历了近三年的对峙，数千名士兵驻扎在拉达克山区有争议的边境沿线。</text:p>
      <text:p text:style-name="P4">
沿着分隔中国和印度控制的领土的事实上的边界，从西部的拉达克到印度东部的阿鲁纳恰尔邦，中国对该地区拥有全部主权，双方都驻扎了数千名军事人员，并有大炮、坦克和战斗机支援。</text:p>
      <text:p text:style-name="P4">
<draw:frame draw:style-name="fr1" draw:name="Image9" text:anchor-type="as-char" svg:width="6.9236in" svg:height="4.531811in" draw:z-index="0">
<draw:image xlink:href="../Images/Aljazeera Chinese/2023-07-05T01-20-55/4-1688519557.jpg" xlink:type="simple" xlink:show="embed" xlink:actuate="onLoad" draw:mime-type="image/jpeg"/>
</draw:frame>
2020年9月1日，印度军车在拉达克地区沿着斯利那加-列城国家高速公路行驶 (阿纳多卢通讯社)</text:p>
      <text:p text:style-name="P4">
印度和巴基斯坦也几乎没有交谈，两国几十年来的紧张关系达到了顶峰。在峰会上，莫迪攻击巴基斯坦，指称其支持克什米尔及其他地区的武装分子。</text:p>
      <text:p text:style-name="P4">
最近，哈萨克斯坦出现了远离俄罗斯的迹象。6月份，该国出人意料地决定停止举办旨在解决叙利亚冲突的会谈，这促使俄罗斯安理会指责西方国家干涉主权国家事务，离间俄罗斯和哈萨克斯坦之间的关系。</text:p>
      <text:p text:style-name="P4">
哈萨克斯坦总统卡瑟姆若马尔特·克梅列维奇·托卡耶夫也宣布不会出席在俄罗斯圣彼得堡举行的年度经济论坛。阿拉木图表示，下级官员将参加，但不作任何解释。</text:p>
      <text:p text:style-name="P4">
Source: <text:a xlink:type="simple" xlink:href="https://chinese.aljazeera.net/news/political/2023/7/5/%e4%b8%8a%e5%90%88%e7%bb%84%e7%bb%87%e6%98%af%e5%90%a6%e6%98%af%e6%99%ae%e4%ba%ac%e6%91%86%e8%84%b1%e5%85%a8%e7%90%83%e5%ad%a4%e7%ab%8b%e7%9a%84%e9%80%94%e5%be%84" text:style-name="Internet_20_link" text:visited-style-name="Visited_20_Internet_20_Link">
https://chinese.aljazeera.net/news/political/2023/7/5/%e4%b8%8a%e5%90%88%e7%bb%84%e7%bb%87%e6%98%af%e5%90%a6%e6%98%af%e6%99%ae%e4%ba%ac%e6%91%86%e8%84%b1%e5%85%a8%e7%90%83%e5%ad%a4%e7%ab%8b%e7%9a%84%e9%80%94%e5%be%84</text:a>
</text:p>
      <!--NEWS-->
      <text:h text:style-name="P10" text:outline-level="1">
<text:span text:style-name="T4">
“毫无怜悯”：巴勒斯坦人讲述以色列对杰宁的致命袭击</text:span>
</text:h>
      <text:p text:style-name="P4">
Author: 半岛电视台</text:p>
      <text:p text:style-name="P4">
Publisher: Al Jazeera</text:p>
      <text:p text:style-name="P4">
Published Time: 2023-07-05T01:35:29</text:p>
      <text:p text:style-name="P4">
Modified Time: 2023-07-05T01:35:29</text:p>
      <text:p text:style-name="P4">
Description: 以色列对杰宁难民营发动了20年来最大规模的袭击之一，造成至少11名巴勒斯坦人死亡，数十人受伤，另有数千名巴勒斯坦居民逃离了他们在杰宁难民营内的家园。</text:p>
      <text:p text:style-name="P4">
Images: ["<text:a xlink:type="simple" xlink:href="https://chinese.aljazeera.net/wp-content/uploads/2023/07/AP23185234326611-1688489695-1688520084.jpg" text:style-name="Internet_20_link" text:visited-style-name="Visited_20_Internet_20_Link">
AP23185234326...</text:a>
", "<text:a xlink:type="simple" xlink:href="https://chinese.aljazeera.net/wp-content/uploads/2023/07/4H6A8649-copy-1688489256-1688520165.jpg" text:style-name="Internet_20_link" text:visited-style-name="Visited_20_Internet_20_Link">
4H6A8649-copy...</text:a>
", "<text:a xlink:type="simple" xlink:href="https://chinese.aljazeera.net/wp-content/uploads/2023/07/INTERACTIVE-Map-of-the-Jenin-refugee-camp-detail-1688448255-1688520226.png" text:style-name="Internet_20_link" text:visited-style-name="Visited_20_Internet_20_Link">
INTERACTIVE-M...</text:a>
", "<text:a xlink:type="simple" xlink:href="https://chinese.aljazeera.net/wp-content/uploads/2023/07/image-1688520285.jpg" text:style-name="Internet_20_link" text:visited-style-name="Visited_20_Internet_20_Link">
image-1688520...</text:a>
"]</text:p>
      <text:p text:style-name="P4">
Topics: ['中东', '军事', '巴勒斯坦问题', '政治', '新闻', '记者专栏']</text:p>
      <text:p text:style-name="P4">
Keywords: ['中东', '军事', '巴勒斯坦问题', '政治', '新闻', '记者专栏', '以色列', '巴勒斯坦']</text:p>
      <text:p text:style-name="P4">
Type: Article</text:p>
      <!--METADATA-->
      <text:p text:style-name="P4">
<draw:frame draw:style-name="fr1" draw:name="Image10" text:anchor-type="as-char" svg:width="6.9236in" svg:height="3.884568in" draw:z-index="0">
<draw:image xlink:href="../Images/Aljazeera Chinese/2023-07-05T01-35-29/AP23185234326611-1688489695-1688520084.jpg" xlink:type="simple" xlink:show="embed" xlink:actuate="onLoad" draw:mime-type="image/jpeg"/>
</draw:frame>
以色列士兵侵入杰宁难民营 (通讯社)</text:p>
      <text:p text:style-name="P4">
以色列对杰宁难民营发动了20年来最大规模的袭击之一，造成至少11名巴勒斯坦人死亡，数十人受伤，另有数千名巴勒斯坦居民逃离了他们在杰宁难民营内的家园。</text:p>
      <text:p text:style-name="P4">
针对约旦河西岸最北端难民营的最新入侵始于上周日晚间——数百名士兵涌入，无人机袭击和导弹损坏了当地的建筑物和关键基础设施。</text:p>
      <text:p text:style-name="P4">
4日，在杰宁公立医院内，33岁的塔尔·阿布·乔哈尔正急切地咬着一个苹果，他告诉半岛电视台记者，“这是我两天来吃到的第一口食物。”</text:p>
      <text:p text:style-name="P4">
3日中午，以色列军队袭击了他的家人以及其他5人共同居住的一座4层楼建筑。他估计有超过200名士兵参加了本次袭击。</text:p>
      <text:p text:style-name="P4">
他的亲戚——20岁的奥代·阿拉克梅表示，士兵们“在我们的房子里开枪”，并将男人与妇女、儿童分开。</text:p>
      <text:p text:style-name="P4">
“他们一直告诉我们，‘5分钟后你们就可以离开了’。但是越来越多的士兵开始涌进来，他们还在这座房子里过夜”，他还补充称，“从昨天开始我们就没有吃过任何东西。他们只给我们水。”</text:p>
      <text:p text:style-name="P4">
当以色列军官在夜间从他们的屋顶发射一枚导弹时，“整座建筑都震动了”。</text:p>
      <text:p text:style-name="P4">
阿拉克梅称，“他们袭击了我们前面的一所房子，它着火了。火一直没灭”，“他们对任何人都毫无怜悯。”</text:p>
      <text:p text:style-name="P4">
当以色列士兵在4日离开之后，他们开始带着孩子和两名坐在轮椅上的亲戚撤离，他们穿过了一片废墟和瓦砾以逃往安全地带，而他们居住的西部社区已经变成了一座鬼城。</text:p>
      <text:p text:style-name="P4">
<draw:frame draw:style-name="fr1" draw:name="Image11" text:anchor-type="as-char" svg:width="6.9236in" svg:height="4.610975in" draw:z-index="0">
<draw:image xlink:href="../Images/Aljazeera Chinese/2023-07-05T01-35-29/4H6A8649-copy-1688489256-1688520165.jpg" xlink:type="simple" xlink:show="embed" xlink:actuate="onLoad" draw:mime-type="image/jpeg"/>
</draw:frame>
塔尔·阿布·乔哈尔与奥代·阿拉克梅的一名亲戚抵达了杰宁公立医院 (半岛电视台)</text:p>
      <text:p text:style-name="P4">
联合国人道主义事务协调办公室警告称，这些空袭对基础设施造成了严重破坏，杰宁难民营的大部分地区失去了饮用水和电力。</text:p>
      <text:p text:style-name="P4">
据联合国方面称，载有医疗队伍的救护车被阻止进入难民营的部分地区或救治重伤人员。</text:p>
      <text:h text:style-name="P13" text:outline-level="4">
<text:span text:style-name="T4">
“他们的肉中刺”</text:span>
</text:h>
      <text:p text:style-name="P4">
一名也在杰宁公立医院寻求庇护的巴勒斯坦妇女称，她的所有男性亲属都已被以色列军队逮捕，包括她的丈夫和儿子。</text:p>
      <text:p text:style-name="P4">
今年53岁的纳特米耶·梅尔伊告诉半岛电视台记者，“他们在昨天下午进入了我们位于al-Mayhoub大街的家中”，“他们开始对我们大喊：‘别说话，安静，坐下。’”</text:p>
      <text:p text:style-name="P4">
她的3个孙子（分别有1岁、3岁、4岁）都受到了惊吓，“我试图分散他们的注意力，和他们一起玩。”</text:p>
      <text:p text:style-name="P4">
在外面，他们可以听到军用飞机和炮击的声音。梅尔伊实事求是地说，“它打向哪里，就会击中哪里。”</text:p>
      <text:p text:style-name="P4">
该营地位于杰宁市以西一公里处，这里的居民是在1948年以色列建国时被剥夺土地和家园的巴勒斯坦人的后裔，而这起事件被阿拉伯人称为“大灾难”（Nakba）。</text:p>
      <text:p text:style-name="P4">
以色列针对杰宁难民营的军事行动是自2000年至2005年第二次巴勒斯坦起义以来最大规模的军事行动，而当时那场起义是巴勒斯坦人为反对以色列数十年的占领而发动的大规模起义。</text:p>
      <text:p text:style-name="P4">
<draw:frame draw:style-name="fr1" draw:name="Image12" text:anchor-type="as-char" svg:width="6.9236in" svg:height="6.914608in" draw:z-index="0">
<draw:image xlink:href="../Images/Aljazeera Chinese/2023-07-05T01-35-29/INTERACTIVE-Map-of-the-Jenin-refugee-camp-detail-1688448255-1688520226.png" xlink:type="simple" xlink:show="embed" xlink:actuate="onLoad" draw:mime-type="image/png"/>
</draw:frame>
 被占领的西岸  杰宁难民营在哪里？  杰宁位于被以色列占领的约旦河西岸的北部，在这座城市里坐落着杰宁难民营，里面容纳有14000人，他们是在1948年以色列建国时被剥夺土地和家园的巴勒斯坦人的后裔(半岛电视台)</text:p>
      <text:p text:style-name="P4">
梅尔伊表示，她在2002年被迫逃离，因为营地在当时遭到了以色列士兵的伏击，几乎被摧毁。她还指出，那时，以色列士兵进入了她嫂子的家，杀害了她的母亲、父亲以及一个孩子。</text:p>
      <text:p text:style-name="P4">
她说，“这是我们第二次离开难民营，也是自大灾难以来我们第三次流离失所”，“他们到底想从我们这里得到什么？”</text:p>
      <text:p text:style-name="P4">
以色列将该难民营称为威胁其安全的“恐怖分子”巢穴，因此，对其使用致命武力是合理的行为。</text:p>
      <text:p text:style-name="P4">
该难民营已经成为数百名巴勒斯坦武装战士的家园，而他们已经成为巴勒斯坦抵抗运动的象征。</text:p>
      <text:p text:style-name="P4">
梅尔伊表示，以色列军队挨家挨户地寻找所谓的“通缉犯”，并对他们实施逮捕。</text:p>
      <text:p text:style-name="P4">
她回忆道，“我们说我们这里没有什么通缉犯”，但是她的亲戚仍然被拘留了。“我希望难民营内所有的年轻人都能安全——希望我们仍然是他们的肉中刺。”</text:p>
      <text:p text:style-name="P4">
<draw:frame draw:style-name="fr1" draw:name="Image13" text:anchor-type="as-char" svg:width="6.9236in" svg:height="3.894067in" draw:z-index="0">
<draw:image xlink:href="../Images/Aljazeera Chinese/2023-07-05T01-35-29/image-1688520285.jpg" xlink:type="simple" xlink:show="embed" xlink:actuate="onLoad" draw:mime-type="image/jpeg"/>
</draw:frame>
 以色列军队为何要摧毁杰宁的房屋(半岛电视台)</text:p>
      <text:p text:style-name="P4">
Source: <text:a xlink:type="simple" xlink:href="https://chinese.aljazeera.net/middle-east/question-of-palestine/2023/7/5/%e6%af%ab%e6%97%a0%e6%80%9c%e6%82%af%e5%b7%b4%e5%8b%92%e6%96%af%e5%9d%a6%e4%ba%ba%e8%ae%b2%e8%bf%b0%e4%bb%a5%e8%89%b2%e5%88%97%e5%af%b9%e6%9d%b0%e5%ae%81%e7%9a%84%e8%87%b4" text:style-name="Internet_20_link" text:visited-style-name="Visited_20_Internet_20_Link">
https://chinese.aljazeera.net/middle-east/question-of-palestine/2023/7/5/%e6%af%ab%e6%97%a0%e6%80%9c%e6%82%af%e5%b7%b4%e5%8b%92%e6%96%af%e5%9d%a6%e4%ba%ba%e8%ae%b2%e8%bf%b0%e4%bb%a5%e8%89%b2%e5%88%97%e5%af%b9%e6%9d%b0%e5%ae%81%e7%9a%84%e8%87%b4</text:a>
</text:p>
      <!--NEWS-->
      <text:h text:style-name="P10" text:outline-level="1">
<text:span text:style-name="T4">
普京等专制领导人为何如此扛打？ (Free Version)</text:span>
</text:h>
      <text:p text:style-name="P4">
Author: David Luhnow / Juan Forero</text:p>
      <text:p text:style-name="P4">
Publisher: 华尔街日报中文网</text:p>
      <text:p text:style-name="P4">
Published Time: 2023-07-05T02:35:00.000Z</text:p>
      <text:p text:style-name="P4">
Modified Time: 2023-07-05T02:35:00.000Z</text:p>
      <text:p text:style-name="P4">
Created Time: 2023-07-04T06:34:00.000Z</text:p>
      <text:p text:style-name="P4">
Description: 类似政权生存策略的东西已经出现，政府将致命性武力与广泛的逮捕行动并用以制止抗议活动，有选择地使用杀害、监禁、流放等手段对付反对派领导人。此外，各政权之间也在加深合作。</text:p>
      <text:p text:style-name="P4">
Images: []</text:p>
      <text:p text:style-name="P4">
Categories: ['国际']</text:p>
      <text:p text:style-name="P4">
Keywords: SYND,LINK:EN|WP-WSJ-0001026408</text:p>
      <text:p text:style-name="P4">
Type: Article</text:p>
      <!--METADATA-->
      <text:p text:style-name="P4">
<text:a xlink:type="simple" xlink:href="https://cn.wsj.com/articles/CN-BGH-20230626115039" text:style-name="Internet_20_link" text:visited-style-name="Visited_20_Internet_20_Link">
 俄罗斯最近的兵变 </text:a>
暴露了总统普京(VladimirPutin)政权的裂痕，也让一些西方人士愈发相信他执政时日无多。对此应谨慎看待的原因有两个，一是专制者的政治生命异常持久，二是取代他们的很少会是民主政府。</text:p>
      <text:p text:style-name="P4">
Source: <text:a xlink:type="simple" xlink:href="https://cn.wsj.com/articles/%E6%99%AE%E4%BA%AC%E7%AD%89%E4%B8%93%E5%88%B6%E9%A2%86%E5%AF%BC%E4%BA%BA%E4%B8%BA%E4%BD%95%E5%A6%82%E6%AD%A4%E6%89%9B%E6%89%93-67c8051d" text:style-name="Internet_20_link" text:visited-style-name="Visited_20_Internet_20_Link">
https://cn.wsj.com/articles/%E6%99%AE%E4%BA%AC%E7%AD%89%E4%B8%93%E5%88%B6%E9%A2%86%E5%AF%BC%E4%BA%BA%E4%B8%BA%E4%BD%95%E5%A6%82%E6%AD%A4%E6%89%9B%E6%89%93-67c8051d</text:a>
</text:p>
      <!--NEWS-->
      <text:h text:style-name="P10" text:outline-level="1">
<text:span text:style-name="T4">
产业链迁移，如何影响中国出口？ (Free Version)</text:span>
</text:h>
      <text:p text:style-name="P4">
Authors: ['沈建光']</text:p>
      <text:p text:style-name="P4">
Publisher: 英国《金融时报》</text:p>
      <text:p text:style-name="P4">
Time: 2023-07-05T02:39:44+00:00</text:p>
      <text:p text:style-name="P4">
Published Time: 2023-07-04T12:00:99+08:00</text:p>
      <text:p text:style-name="P4">
Modified Time: 2023-07-04T19:08:99+08:00</text:p>
      <text:p text:style-name="P4">
Description: 沈建光：短期看，欧美经济陷入“滞涨”，是中国出口下行的主要原因。全球产业链呈现本土化、区域化、逆全球化，“去中国化”如何影响长期走势？</text:p>
      <text:p text:style-name="P4">
Images: ["<text:a xlink:type="simple" xlink:href="https://thumbor.ftacademy.cn/unsafe/picture/9/000117499_piclink.jpeg" text:style-name="Internet_20_link" text:visited-style-name="Visited_20_Internet_20_Link">
000117499_pic...</text:a>
"]</text:p>
      <text:p text:style-name="P4">
Themes: ['专栏', '中国经济', '关注']</text:p>
      <text:p text:style-name="P4">
Keywords: ['中国经济', '产业链', '出口', '东盟']</text:p>
      <text:p text:style-name="P4">
Type: Article</text:p>
      <!--METADATA-->
      <text:p text:style-name="P4">
<draw:frame draw:style-name="fr1" draw:name="Image14" text:anchor-type="as-char" svg:width="6.9236in" svg:height="4.624748in" draw:z-index="0">
<draw:image xlink:href="../Images/FT Chinese Free Version/2023-07-05T02-39-44-00-00/000117499_piclink.jpeg" xlink:type="simple" xlink:show="embed" xlink:actuate="onLoad" draw:mime-type="image/jpeg"/>
</draw:frame>
</text:p>
      <text:p text:style-name="P4">
疫情爆发前两年，中国完备的产业链有效弥补海外生产的不足，中国出口大增，对外贸易份额也快速提升。但2022年下半年以来，出口增速放缓，今年5月更是同比下降了7.5%。同时外商直接投资明显回落，根据国家外汇管理局国际收支数据，2022年下半年严重收缩，降幅超过70%，今年1季度更是下跌了80%，即使按照商务部数据，2022年下半年外商直接投资下滑了-7%，今年1-5月同比下跌5.6%。此外，中国贸易结构正悄然发生改变：美国、欧洲等常年占据主要出口目的地的份额正下降，而东盟、俄罗斯以及非洲的占比在快速上升。</text:p>
      <text:p text:style-name="P4">
去年下半年以来的种种迹象表明，欧美国家贸易投资正在加速走向“去中国化”。例如，美国联合盟友加大对华贸易、科技脱钩力度；美国与印度在半导体、高技术等领域签署了一系列协议，以强化供应链多元化，减少对中国的依赖；荷兰限制部分光刻机型号对中国出口等等。这些发展是否会加剧中国产业链外迁？在美国主导的产业回迁、“友岸外包”的长期趋势下，中国政策该如何应对？</text:p>
      <text:p text:style-name="P4">
Source: <text:a xlink:type="simple" xlink:href="http://www.ftchinese.com/story/001100150" text:style-name="Internet_20_link" text:visited-style-name="Visited_20_Internet_20_Link">
http://www.ftchinese.com/story/001100150</text:a>
</text:p>
      <!--NEWS-->
      <text:h text:style-name="P10" text:outline-level="1">
<text:span text:style-name="T4">
央行数字货币是否有助于本币国际化？ (Free Version)</text:span>
</text:h>
      <text:p text:style-name="P4">
Authors: ['贾铭']</text:p>
      <text:p text:style-name="P4">
Publisher: 英国《金融时报》</text:p>
      <text:p text:style-name="P4">
Time: 2023-07-05T03:27:11+00:00</text:p>
      <text:p text:style-name="P4">
Published Time: 2023-07-04T12:00:99+08:00</text:p>
      <text:p text:style-name="P4">
Modified Time: 2023-07-04T22:39:99+08:00</text:p>
      <text:p text:style-name="P4">
Description: 贾铭：短期内，央行数字货币（CBDC）对促进本币国际化的边际作用非常有限，本国CBDC在国际货币体系中的地位，只能是传统货币的映射。</text:p>
      <text:p text:style-name="P4">
Images: ["<text:a xlink:type="simple" xlink:href="https://thumbor.ftacademy.cn/unsafe/picture/0/000145610_piclink.jpg" text:style-name="Internet_20_link" text:visited-style-name="Visited_20_Internet_20_Link">
000145610_pic...</text:a>
"]</text:p>
      <text:p text:style-name="P4">
Themes: ['区块链与数字货币', '关注']</text:p>
      <text:p text:style-name="P4">
Keywords: ['央行数字货币', '数字货币', '人民币国际化', '人民币']</text:p>
      <text:p text:style-name="P4">
Type: Article</text:p>
      <!--METADATA-->
      <text:p text:style-name="P4">
<draw:frame draw:style-name="fr1" draw:name="Image15" text:anchor-type="as-char" svg:width="6.9236in" svg:height="3.894525in" draw:z-index="0">
<draw:image xlink:href="../Images/FT Chinese Free Version/2023-07-05T03-27-11-00-00/000145610_piclink.jpg" xlink:type="simple" xlink:show="embed" xlink:actuate="onLoad" draw:mime-type="image/jpeg"/>
</draw:frame>
</text:p>
      <text:p text:style-name="P4">
据国际清算行统计，全球至少114个国家和地区在积极关注央行数字货币（CBDC），总计有十余个项目已启动试点或试运行，但主要集中在中国、巴哈马等发展中国家，发达国家则较为审慎，大多处于调查论证和内部测试阶段。比如，美联储只是发布了数字美元报告，全面审慎评估CBDC的利弊，尚处于案头研究阶段；欧央行正在调查研究，两年后才会决定是否继续推进；日本央行在2023年4月开始小规模内测，也尚未决定是否正式发行。全球来看，中国在CBDC的发行和应用方面走的最快最远，项目规模也最大，不仅开展境内的小额支付，还与中国香港、泰国、阿联酋开展了跨境支付的试点。</text:p>
      <text:p text:style-name="P4">
CBDC最初的使命是应对比特币等加密货币对主权货币的侵蚀，但由于当前以美元为主导的国际货币体系存在一系列缺陷，CBDC似乎被赋予了推动国际货币金融体系变革的期待。那么，CBDC是否真的能承担这一历史使命呢？</text:p>
      <text:p text:style-name="P4">
Source: <text:a xlink:type="simple" xlink:href="http://www.ftchinese.com/story/001100159" text:style-name="Internet_20_link" text:visited-style-name="Visited_20_Internet_20_Link">
http://www.ftchinese.com/story/001100159</text:a>
</text:p>
      <!--NEWS-->
      <text:h text:style-name="P10" text:outline-level="1">
<text:span text:style-name="T4">
报告称叙利亚政府组织了恐怖的“沙比哈”民兵</text:span>
</text:h>
      <text:p text:style-name="P4">
Author: 路透社</text:p>
      <text:p text:style-name="P4">
Publisher: Al Jazeera</text:p>
      <text:p text:style-name="P4">
Published Time: 2023-07-05T03:29:48</text:p>
      <text:p text:style-name="P4">
Modified Time: 2023-07-05T03:29:48</text:p>
      <text:p text:style-name="P4">
Description: 战争罪调查人员称，在叙利亚残酷冲突的最初几年内，该国政府高级官员建立并指挥了“沙比哈”准军事组织，以帮助国家镇压反对者。</text:p>
      <text:p text:style-name="P4">
Images: ["<text:a xlink:type="simple" xlink:href="https://chinese.aljazeera.net/wp-content/uploads/2023/07/2023-05-19T172712Z_1767824030_RC2Q11AKU14U_RTRMADP_3_SAUDI-ARABS-SUMMIT-ASSAD-GERMANY-1684527650-1688527138.jpg" text:style-name="Internet_20_link" text:visited-style-name="Visited_20_Internet_20_Link">
2023-05-19T17...</text:a>
", "<text:a xlink:type="simple" xlink:href="https://chinese.aljazeera.net/wp-content/uploads/2023/07/image-1-1688527228.jpg" text:style-name="Internet_20_link" text:visited-style-name="Visited_20_Internet_20_Link">
image-1-16885...</text:a>
", "<text:a xlink:type="simple" xlink:href="https://chinese.aljazeera.net/wp-content/uploads/2023/07/Interactive_Syria-control-mapMarch15_2023_3-01-1688527293.jpg" text:style-name="Internet_20_link" text:visited-style-name="Visited_20_Internet_20_Link">
Interactive_S...</text:a>
", "<text:a xlink:type="simple" xlink:href="https://chinese.aljazeera.net/wp-content/uploads/2023/07/image-2-1688527088.jpg" text:style-name="Internet_20_link" text:visited-style-name="Visited_20_Internet_20_Link">
image-2-16885...</text:a>
"]</text:p>
      <text:p text:style-name="P4">
Topics: ['军事', '政治', '新闻']</text:p>
      <text:p text:style-name="P4">
Keywords: ['军事', '政治', '新闻', '世界', '叙利亚']</text:p>
      <text:p text:style-name="P4">
Type: Article</text:p>
      <!--METADATA-->
      <text:p text:style-name="P4">
<draw:frame draw:style-name="fr1" draw:name="Image16" text:anchor-type="as-char" svg:width="6.9236in" svg:height="4.611822in" draw:z-index="0">
<draw:image xlink:href="../Images/Aljazeera Chinese/2023-07-05T03-29-48/2023-05-19T172712Z_1767824030_RC2Q11AKU14U_RTRMADP_3_SAUDI-ARABS-SUMMIT-ASSAD-GERMANY-1684527650-1688527138.jpg" xlink:type="simple" xlink:show="embed" xlink:actuate="onLoad" draw:mime-type="image/jpeg"/>
</draw:frame>
叙利亚总统巴沙尔·阿萨德领导的政府尚未公开评论该民兵组织，或其是否曾在组织该武装团体的过程中发挥过任何作用 (路透社)</text:p>
      <text:p text:style-name="P4">
战争罪调查人员称，在叙利亚残酷冲突的最初几年内，该国政府高级官员建立并指挥了一个名为“沙比哈”(shabbiha)的准军事组织，以帮助国家镇压反对者。</text:p>
      <text:p text:style-name="P4">
非政府组织“国际正义与问责委员会”(CIJA)在一份报告中公布了7份文件，调查人员称，这些文件显示叙利亚政府最高层从2011年战争一开始，就“策划、组织、煽动和部署”这个叫做“沙比哈”的机构。</text:p>
      <text:p text:style-name="P4">
联合国调查人员在2012年得出结论，认为有合理理由相信“沙比哈”民兵组织犯下了危害人类罪，其中包括谋杀、酷刑，以及任意逮捕、拘留、性暴力和掠夺等战争罪行。</text:p>
      <text:p text:style-name="P4">
“国际正义与问责委员会”的文件中并不包含该组织实施暴行的直接书面命令。</text:p>
      <text:p text:style-name="P4">
叙利亚政府并未回应置评请求。此前，对于“国际正义与问责委员会”在其报告中研究的几起大规模杀戮事件，叙利亚政府将其归咎于反对派武装分子。该政府尚未公开评论“沙比哈”——该词在阿拉伯语中意为“鬼魂”，也没有公开评论政府是否在该组织的建立中发挥了任何作用。</text:p>
      <text:p text:style-name="P4">
早在2011年1月——反对叙利亚总统巴沙尔·阿萨德统治的抗议活动开始的第一天，这些文件就详细介绍了所谓的“人民委员会”(PopularCommittees)的成立——这些团体将“沙比哈”的政权支持者纳入了安全机构，并对他们进行训练、指导和武装。</text:p>
      <text:p text:style-name="P4">
这些文件还包括军事情报部门在2011年3月2日通过阿萨德的复兴党领导人运行的安全委员会，向地方当局发出的指令，以“动员”线人、基层组织和所谓的“政府之友”。在进一步的文件中，他们在当年4月受命组建“人民委员会”。</text:p>
      <text:p text:style-name="P4">
这篇报告指出，其中还包含新成立的“中央危机管理委员会”(CCMC)在2011年4月、5月和8月向“人民委员会”发出的指令。需要指出的是，“中央危机管理委员会”是一个由安全部队、情报机构和直接向阿萨德汇报的高级官员组成的机构。</text:p>
      <text:p text:style-name="P4">
“中央危机管理委员会”于2011年4月18日发布了第一条指令，而这篇报告刊登了该指令的全部内容——这项指令要求“人民委员会”接受有关如何使用武器对付示威者，以及如何逮捕他们并将他们移交给政府部队的培训。</text:p>
      <text:p text:style-name="P4">
德国一家地区法院在2021年针对一名叙利亚情报部门官员的案件裁决中指出，叙利亚“中央危机管理委员会”成立于2011年3月，是一个由安全部队高级领导人组成的、直接向向阿萨德汇报的特设机构。</text:p>
      <text:p text:style-name="P4">
美国一家地方法院在2019年审理的一起民事案件中裁定，阿萨德本人成立了叙利亚“中央危机管理委员会”，该法院称之为“叙利亚政府的最高国家安全机构”，并且“由政府高级成员组成”。</text:p>
      <text:p text:style-name="P4">
<draw:frame draw:style-name="fr1" draw:name="Image17" text:anchor-type="as-char" svg:width="6.9236in" svg:height="3.894525in" draw:z-index="0">
<draw:image xlink:href="../Images/Aljazeera Chinese/2023-07-05T03-29-48/image-1-1688527228.jpg" xlink:type="simple" xlink:show="embed" xlink:actuate="onLoad" draw:mime-type="image/jpeg"/>
</draw:frame>
 叙利亚总统阿萨德 (通讯社)</text:p>
      <text:p text:style-name="P4">
这篇报告还引用了在反对派占领一些地区后从政府或军事设施内收集到的数十份其他文件。“国际正义与问责委员会”尚未公布其引用的全部文件，并称其中一些文件正被用于欧洲国家当前的调查中。</text:p>
      <text:p text:style-name="P4">
叙利亚准军事组织专家、荷兰NIOD战争、大屠杀和种族灭绝研究所教授乌古尔·昂戈尔，在审阅了“国际正义与问责委员会”的这篇报告后表示，这些文件显示，叙利亚政府“从第一天起”就创建了这些民兵组织，而不是像叙利亚战争学者在之前认为的那样是利用了事先便存在的草根组织。</text:p>
      <text:h text:style-name="P13" text:outline-level="4">
<text:span text:style-name="T4">
纸质记录</text:span>
</text:h>
      <text:p text:style-name="P4">
部分研究“沙比哈”在叙利亚战争中的作用的人权学者表示，阿萨德政权在最初利用了这些团体来使自身与当地的暴力行动保持距离。</text:p>
      <text:p text:style-name="P4">
位于英国的倡导组织“叙利亚人权网络”主席法德尔·阿卜杜勒·加尼表示，“叙利亚政权并不希望安全部队和军队被拍到做这些事情的照片。”</text:p>
      <text:p text:style-name="P4">
没有任何“沙比哈”成员被带往国际法庭受审。法德尔·阿卜杜勒·加尼在审阅这些文件后表示，他们可以帮助建立此类案例。</text:p>
      <text:p text:style-name="P4">
“国际正义与问责委员会”的一名主管内尔玛·杰拉西克表示，“你可以在这里看到这些部队是如何被动员起来的纸质记录。”</text:p>
      <text:p text:style-name="P4">
“国际正义与问责委员会”是一家非盈利机构，它是由一位经验丰富的战争罪调查员创立，其工作人员则由曾在波斯尼亚、卢旺达和柬埔寨工作过的国际刑事律师组成。该组织提供的有关叙利亚问题的证据，此前曾在德国、法国、瑞典和荷兰针对叙利亚政权官员的法庭案件中被使用过。</text:p>
      <text:p text:style-name="P4">
<draw:frame draw:style-name="fr1" draw:name="Image18" text:anchor-type="as-char" svg:width="6.9236in" svg:height="6.9236in" draw:z-index="0">
<draw:image xlink:href="../Images/Aljazeera Chinese/2023-07-05T03-29-48/Interactive_Syria-control-mapMarch15_2023_3-01-1688527293.jpg" xlink:type="simple" xlink:show="embed" xlink:actuate="onLoad" draw:mime-type="image/jpeg"/>
</draw:frame>
 叙利亚  叙利亚各地区处于哪方势力的控制之下？  自叙利亚爆发民众起义并引发该国内战以来，已经过去了12年的时间，这场战争已经导致了数十万人的死亡，以及数百万人的流离失所。  今年发生在叙利亚西北部与土耳其交界地区的大地震，进一步加剧了他们所承受的苦难 (半岛电视台)</text:p>
      <text:h text:style-name="P13" text:outline-level="4">
<text:span text:style-name="T4">
“靠在墙上”</text:span>
</text:h>
      <text:p text:style-name="P4">
“国际正义与问责委员会”点名了叙利亚境内发生的9起大屠杀事件，报告指出，亲政府的民兵组织涉嫌实施这些屠杀，其中包括2012年3月发生在霍姆斯市卡尔姆·扎伊顿(Karmal-Zeytoun)社区的大屠杀。</text:p>
      <text:p text:style-name="P4">
一位叙利亚男子表示，他的妻子和5个孩子均在这场屠杀中遇害。由于担心其仍然居住在叙利亚政府控制区内的亲属会遭到报复，他不愿向记者透露姓名。</text:p>
      <text:p text:style-name="P4">
他说，“沙比哈的人员让他们靠在墙上，并试图侵犯他们，然后再向他们开枪。”当时，他加入了一个反政府组织，并且身处附近的阿达维亚地区——根据“国际正义与问责委员会”的引述，该地区在当时也发生了一起屠杀事件。</text:p>
      <text:p text:style-name="P4">
这位不愿透露姓名的男子在叙利亚北部处于反对派控制下的飞地内，通过电话向记者表示，“当我听说我的孩子们全都死了的时候，我怀里正抱着一个刚刚在阿达维亚地区被杀害的6个月大的婴儿。所以我在想象我的孩子们遭遇了什么样的事情。”</text:p>
      <text:p text:style-name="P4">
“国际正义与问责委员会”公布的文件显示，随着有关虐待行为的报道不断扩大，安全部队的一些机构和部分“人民委员会”之间的关系变得紧张，但是安全部队并没有控制这些民兵组织，而是发出了“不要反对他们”的指令。</text:p>
      <text:p text:style-name="P4">
“国际正义与问责委员会”的叙利亚团队由45人组成，他们研究了这些文件，以详细了解“沙比哈”从社区级别的亲政府团体，发展成为组织严密的民兵，再到后来成为军方的平行部队“国民防卫军”(NDF)的过程。</text:p>
      <text:p text:style-name="P4">
虽然并没有对叙利亚冲突拥有管辖权的国际战争罪法庭，但是荷兰、瑞典、法国和德国等国都存在许多所谓的“普遍管辖权”案件——这些国家的法律允许它们起诉战争罪行，即使这些罪行发生在其境外。</text:p>
      <text:p text:style-name="P4">
法德尔·阿卜杜勒·加尼表示，这些文件是在国际司法案件中将“沙比哈”与叙利亚国家联系起来的“必要”证据。</text:p>
      <text:p text:style-name="P4">
他还指出，“这些文件使得合法追捕相关人员成为可能——如果他们有人身处欧洲国家境内，那么就可以对他们提起诉讼。”</text:p>
      <text:p text:style-name="P4">
<draw:frame draw:style-name="fr1" draw:name="Image19" text:anchor-type="as-char" svg:width="6.9236in" svg:height="3.894525in" draw:z-index="0">
<draw:image xlink:href="../Images/Aljazeera Chinese/2023-07-05T03-29-48/image-2-1688527088.jpg" xlink:type="simple" xlink:show="embed" xlink:actuate="onLoad" draw:mime-type="image/jpeg"/>
</draw:frame>
在黎巴嫩境内流离失所：叙利亚难民面临更为严格的限制措施 (半岛电视台)</text:p>
      <text:p text:style-name="P4">
Source: <text:a xlink:type="simple" xlink:href="https://chinese.aljazeera.net/news/military/2023/7/5/%e6%8a%a5%e5%91%8a%e7%a7%b0%e5%8f%99%e5%88%a9%e4%ba%9a%e6%94%bf%e5%ba%9c%e7%bb%84%e7%bb%87%e4%ba%86%e6%81%90%e6%80%96%e7%9a%84%e6%b2%99%e6%af%94%e5%93%88%e6%b0%91%e5%85%b5" text:style-name="Internet_20_link" text:visited-style-name="Visited_20_Internet_20_Link">
https://chinese.aljazeera.net/news/military/2023/7/5/%e6%8a%a5%e5%91%8a%e7%a7%b0%e5%8f%99%e5%88%a9%e4%ba%9a%e6%94%bf%e5%ba%9c%e7%bb%84%e7%bb%87%e4%ba%86%e6%81%90%e6%80%96%e7%9a%84%e6%b2%99%e6%af%94%e5%93%88%e6%b0%91%e5%85%b5</text:a>
</text:p>
      <!--NEWS-->
      <text:h text:style-name="P10" text:outline-level="1">
<text:span text:style-name="T4">
俄罗斯袭击乌克兰小镇后，至少43人受伤</text:span>
</text:h>
      <text:p text:style-name="P4">
Author: 半岛电视台＋通讯社</text:p>
      <text:p text:style-name="P4">
Publisher: Al Jazeera</text:p>
      <text:p text:style-name="P4">
Published Time: 2023-07-05T03:53:58</text:p>
      <text:p text:style-name="P4">
Modified Time: 2023-07-05T03:53:58</text:p>
      <text:p text:style-name="P4">
Description: 东北部佩尔沃迈斯基居民对事件表示震惊，该事件造成12名儿童受伤，其中包括2名婴儿。</text:p>
      <text:p text:style-name="P4">
Images: ["<text:a xlink:type="simple" xlink:href="https://chinese.aljazeera.net/wp-content/uploads/2023/07/2-1688528451.jpg" text:style-name="Internet_20_link" text:visited-style-name="Visited_20_Internet_20_Link">
2-1688528451.jpg</text:a>
", "<text:a xlink:type="simple" xlink:href="https://chinese.aljazeera.net/wp-content/uploads/2023/07/1-1688528443.jpg" text:style-name="Internet_20_link" text:visited-style-name="Visited_20_Internet_20_Link">
1-1688528443.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0" text:anchor-type="as-char" svg:width="6.9236in" svg:height="4.612736in" draw:z-index="0">
<draw:image xlink:href="../Images/Aljazeera Chinese/2023-07-05T03-53-58/2-1688528451.jpg" xlink:type="simple" xlink:show="embed" xlink:actuate="onLoad" draw:mime-type="image/jpeg"/>
</draw:frame>
俄罗斯袭击造成的汽车被烧毁，引发火灾并炸毁了附近公寓楼的窗户 (路透)</text:p>
      <text:p text:style-name="P4">
乌克兰官员表示，俄罗斯袭击哈尔科夫州东北部的佩尔沃迈斯基小镇，造成至少43人受伤，其中包括12名儿童。</text:p>
      <text:p text:style-name="P4">
电视画面显示，一栋高楼冒出滚滚黑烟，附近汽车着火。此而时基辅总统办公室主任安德烈·叶尔马克也分享了该镇汽车被烧毁和毁坏的照片。</text:p>
      <text:p text:style-name="P4">
地区州长奥列格·西涅古博夫表示，袭击发生在基辅时间7月4日周二下午1:35左右（格林尼治标准时间10:35）。</text:p>
      <text:p text:style-name="P4">
佩尔沃迈斯基居住着约28000人，距离前线相对较远。</text:p>
      <text:p text:style-name="P4">
一位自称阿拉的当地人在街上拥抱着她的孙女说道，“我只记得爆炸声一响，我们就被抛到了空中。然后我们继续走，到处都能看到窗户被炸毁，我还看到汽车着火了。我就是控制不住自己，双腿还在发抖。”</text:p>
      <text:p text:style-name="P4">
西涅古博夫指出，伤者中最小的是一名三个月大的婴儿。孩子的情况尚不清楚。另一个婴儿也受伤了。两人都是数十个被送往医院的人之一。</text:p>
      <text:p text:style-name="P4">
<draw:frame draw:style-name="fr1" draw:name="Image21" text:anchor-type="as-char" svg:width="6.9236in" svg:height="4.612736in" draw:z-index="0">
<draw:image xlink:href="../Images/Aljazeera Chinese/2023-07-05T03-53-58/1-1688528443.jpg" xlink:type="simple" xlink:show="embed" xlink:actuate="onLoad" draw:mime-type="image/jpeg"/>
</draw:frame>
 一名受伤的妇女被医护人员用担架抬走 (路透)</text:p>
      <text:p text:style-name="P4">
有人称，这次袭击与该镇正在举行的军事葬礼有关。</text:p>
      <text:p text:style-name="P4">
现隶属于乌克兰军队的亚速营战斗部队前指挥官马克西姆·若林少校表示，大约100人聚集在一起参加奥列·法丁科（OlehFadeenko）的葬礼，他是一名呼号为“Baby”的士兵，据称在乌克兰东部巴赫穆特附近的战斗中丧生。</text:p>
      <text:p text:style-name="P4">
若林在Telegram消息应用程序上称，“他们瞄准了举行仪式的地点。”</text:p>
      <text:p text:style-name="P4">
俄罗斯并未立即对此次袭击发表评论。</text:p>
      <text:p text:style-name="P4">
莫斯科否认故意针对平民，但自2022年2月开始全面入侵以来，其导弹和无人机袭击已多次袭击乌克兰各地城市。</text:p>
      <text:p text:style-name="P4">
上个月，一枚俄罗斯导弹击中东部城市克拉马托尔斯克一家拥挤的披萨店，造成12人死亡。著名作家兼战争罪研究员维多利亚·阿梅利娜（VictoriaAmelina）在袭击中受重伤，于7月1日伤重不治。</text:p>
      <text:p text:style-name="P4">
Source: <text:a xlink:type="simple" xlink:href="https://chinese.aljazeera.net/news/war-in-ukraine/2023/7/5/%e4%bf%84%e7%bd%97%e6%96%af%e8%a2%ad%e5%87%bb%e4%b9%8c%e5%85%8b%e5%85%b0%e5%b0%8f%e9%95%87%e5%90%8e%e8%87%b3%e5%b0%9143%e4%ba%ba%e5%8f%97%e4%bc%a4" text:style-name="Internet_20_link" text:visited-style-name="Visited_20_Internet_20_Link">
https://chinese.aljazeera.net/news/war-in-ukraine/2023/7/5/%e4%bf%84%e7%bd%97%e6%96%af%e8%a2%ad%e5%87%bb%e4%b9%8c%e5%85%8b%e5%85%b0%e5%b0%8f%e9%95%87%e5%90%8e%e8%87%b3%e5%b0%9143%e4%ba%ba%e5%8f%97%e4%bc%a4</text:a>
</text:p>
      <!--NEWS-->
      <text:h text:style-name="P10" text:outline-level="1">
<text:span text:style-name="T4">
中國管制鎵鍺出口 各國如何嚴防供應鏈中斷？</text:span>
</text:h>
      <text:p text:style-name="P4">
Author: None (Language: zh)</text:p>
      <text:p text:style-name="P4">
Publisher: None</text:p>
      <text:p text:style-name="P4">
Time: 2023-07-05T04:01:00Z</text:p>
      <text:p text:style-name="P4">
Description: 北京公布最新出口管制，影響兩大關鍵半導體金屬供應，預料衝擊美、日、韓及歐盟。全球晶片戰愈演愈烈，各方政府、企業如何應對？</text:p>
      <text:p text:style-name="P4">
Videos: []</text:p>
      <text:p text:style-name="P4">
Images: []</text:p>
      <text:p text:style-name="P4">
Subject: 时政风云</text:p>
      <text:p text:style-name="P4">
Subjects: ['南希·佩洛西', '专题报道：习近平访美', '稀土元素']</text:p>
      <text:p text:style-name="P4">
Keywords: ['稀土', '半导体', '芯片', '晶圆', '出口管制', '中美关系', '中美贸易战']</text:p>
      <text:p text:style-name="P4">
ID: 66118831</text:p>
      <!--METADATA-->
      <text:p text:style-name="P4">
<text:a xlink:type="simple" xlink:href="https://www.dw.com/zh/overlay/image/article/66118831/65962878" text:style-name="Internet_20_link" text:visited-style-name="Visited_20_Internet_20_Link">
 </text:a>
</text:p>
      <text:p text:style-name="P4">
美國最大半導體業者英特爾（Intel）表示，正在評估中國商務部的聲明，擬將供應鏈多樣化。</text:p>
      <text:p text:style-name="P4">
（德國之聲中文網）《華爾街日報》週二（7月4日）報導， <text:a xlink:type="simple" xlink:href="https://www.dw.com/zh/zh/反制美荷晶片圍堵中國限制半導體金屬出口/a-66107196" text:style-name="Internet_20_link" text:visited-style-name="Visited_20_Internet_20_Link">
 中國限制半導體關鍵金屬出口</text:a>
，將加速企業把供應鏈移出中國，且目前各國政商界都在試圖降低「中美貿易戰」所帶來的衝擊。</text:p>
      <text:p text:style-name="P4">
3日，中國商務部宣布， <text:a xlink:type="simple" xlink:href="https://www.dw.com/zh/zh/中国管制出口的镓锗究竟是什么/a-66113298" text:style-name="Internet_20_link" text:visited-style-name="Visited_20_Internet_20_Link">
 自8月1日起將對鎵、鍺這兩種金屬礦物實施出口管制</text:a>
，目的是為保護國家安全。次日．中國外交部發言人毛寧強調，該管制是國際通行做法，「公正、合理、非歧視」，「不針對任何特定國家」。</text:p>
      <text:p text:style-name="P4">
儘管如此，國際社會仍普遍認為，此舉措是針對美國及其盟友的科技圍堵而來。路透社指出，北京宣布此管制的時機，正值美國獨立日前夕，也是美國財政部長耶倫（JanetYellen）即將訪華之前。</text:p>
      <text:p text:style-name="P4">
路透社報導，美國商務部發言人周三（6日）表示，美方堅決反對中國對生產半導體和其他電子產品所需的金屬實施出口管制，並補充說，華盛頓將與其盟友和合作夥伴協商如何解決此問題。</text:p>
      <text:p text:style-name="P4">
「中國已經擊中了美國貿易限制的要害，」中國國際礦業協會（GMAC）主席阿克爾（Peter Arkell）告訴路透社。</text:p>
      <text:p text:style-name="P4">
鎵、鍺這兩種金屬礦物，在半導體材料、新能源等領域被廣泛應用。歐洲關鍵原材料委員會數據顯示，中國的鎵產量約占全球80%，鍺產量則約60%，主要出口至美國、歐盟、日本和韓國等。</text:p>
      <text:p text:style-name="P4">
《華爾街日報》報導引述業界專家說法，中國此舉不太可能立即打擊供應鏈的產量，因為過於嚴格的出口限制，也會傷害北京自身的產業發展。不過，在中美角力之下，此舉已經對可能受到波及的國家敲響了警鐘。</text:p>
      <text:p text:style-name="P4">
</text:p>
      <text:p text:style-name="P4">
據報中國是世界上最大的鎵和鍺生產國。圖為礦物鎵的資料照。</text:p>
      <text:h text:style-name="P12" text:outline-level="3">
<text:span text:style-name="T4">
歐盟嚴陣以待</text:span>
</text:h>
      <text:p text:style-name="P4">
荷蘭政府4日呼籲，歐盟必須對中國出台的新規定作出回應。其外交部聲明，該舉措將對歐洲與荷蘭經濟產生多大影響，「取決於中國如何執行」，該國將與歐盟委員會和其他歐盟成員國「就此事保持密切聯繫」。</text:p>
      <text:p text:style-name="P4">
同日稍早，歐盟委員會也表達擔憂，並表示正在評估此舉對歐洲工業的潛在影響，同時敦促中國將管制內容限縮在「明確的安全考量」範圍內。</text:p>
      <text:p text:style-name="P4">
上週， <text:a xlink:type="simple" xlink:href="https://www.dw.com/zh/zh/晶片戰延燒-媒體美荷對中國祭新出口管制/a-66077370" text:style-name="Internet_20_link" text:visited-style-name="Visited_20_Internet_20_Link">
 荷蘭才剛祭出新的管制措施 </text:a>
，要求該國企業在出口部分高階晶片製造設備時須先申請許可證，受限公司包含該國最大半導體設備公司艾司摩爾（ASML）。即使此舉並未指明中國，但仍被視為美荷聯手圍堵中國取得高階晶片技術。</text:p>
      <text:h text:style-name="P12" text:outline-level="3">
<text:span text:style-name="T4">
日韓憂心忡忡 台灣淡化衝擊？</text:span>
</text:h>
      <text:p text:style-name="P4">
據彭博社報導，在4日一場例行記者會上，日本經濟產業大臣西村康稔表示，日方將關注中國如何實施金屬出口管制，並確認背後意圖。他說：「如果（中國）對日本採取不公平的措施，日本將根據世貿組織（WTO）規則採取對應措施。」</text:p>
      <text:p text:style-name="P4">
近日，歐盟也宣布將與日本深化在半導體產業上的合作，包含共同監督晶片供應鏈，促進研究人員和工程師的交流，同時也考慮為在歐盟開展業務的日本半導體公司提供補貼。</text:p>
      <text:h text:style-name="P12" text:outline-level="3">
<text:span text:style-name="T4">
芯片产业的未来什么样？</text:span>
</text:h>
      <text:p text:style-name="P4">
5月， <text:a xlink:type="simple" xlink:href="https://www.dw.com/zh/zh/比美國嚴格日本半導體出口限制使中國憂心/a-65717077" text:style-name="Internet_20_link" text:visited-style-name="Visited_20_Internet_20_Link">
 日本宣布對23種半導體設備和材料進行出口管制</text:a>
，並將42個「友好國家和地區」加入簡化審查手續的名單，其中包含美國、韓國及台灣，未納入中國。該管制預計於7月23日正式實行，因此有輿論認為，中國此舉亦是對日本的一種報復。</text:p>
      <text:p text:style-name="P4">
韓國政府也在4日召開緊急會議，評估中國對鎵、鍺實施出口限制的潛在後果。彭博社報導一名韓國產業通商資源部官員表示，他們不排除中國將進一步擴大其他關鍵半導體材料的出口，因此韓方「計劃進一步使關鍵材料來源多樣化」，為那些「高度依賴特定國家」的材料尋找替代品。</text:p>
      <text:p text:style-name="P4">
路透社分析， <text:a xlink:type="simple" xlink:href="https://www.dw.com/zh/zh/中美半導體大戰封殺美光韓企得利/a-65705950" text:style-name="Internet_20_link" text:visited-style-name="Visited_20_Internet_20_Link">
 韓國和台灣身為全球晶片製造重地</text:a>
，試圖「淡化」潛在影響。台灣經濟部長王美花4日向台媒表示，鎵、鍺均屬於初級原料產品，若要進口至台灣，還得先經過美、日等國家精煉，所以短期內對台企影響不大，但仍會密切注意長期效應。</text:p>
      <text:p text:style-name="P4">
台灣外交部政務次長李淳則在一場媒體茶敘上表示， <text:a xlink:type="simple" xlink:href="https://www.dw.com/zh/zh/中國封殺美光-美反對無事實根據的限制/a-65693360" text:style-name="Internet_20_link" text:visited-style-name="Visited_20_Internet_20_Link">
 「中國總是採取以牙還牙的方式」反制他國的出口限制措施</text:a>
 ，此舉預料將使台灣等地加速降低對中依賴。</text:p>
      <text:h text:style-name="P12" text:outline-level="3">
<text:span text:style-name="T4">
企業如何應對？</text:span>
</text:h>
      <text:p text:style-name="P4">
路透社報導，業界憂心中國的金屬出口限制將干擾產業鏈，因此多家企業競相確保供應。</text:p>
      <text:p text:style-name="P4">
總部位於美國的半導體晶圓製造商AXT Inc表示，其中國子公司通美晶體將立即著手申請許可證，繼續出口鎵和鍺基板產品。</text:p>
      <text:p text:style-name="P4">
英特爾（Intel）發言人則說，該公司正在評估中國商務部聲明，並稱該公司的戰略是「擁有多樣化的全球供應鏈」，「將我們對當地變化和（供應鏈）中斷的風險降到最低」。</text:p>
      <text:p text:style-name="P4">
</text:p>
      <text:p text:style-name="P4">
德國企業亦對中國出口管制做出回應。圖為德國半導體製造商英飛凌的工廠，攝於2013年。</text:p>
      <text:p text:style-name="P4">
德國晶片製造商英飛凌（Infineon）一位匿名消息人士向路透社強調，該公司大部分的供應來自中國以外地區，且近期將在其位於馬來西亞的工廠啟動生產。</text:p>
      <text:p text:style-name="P4">
德國工業聯合會（BDI）則表示，中國的管制措施印證了多數企業的認知，即應著手提升材料供應來源的獨立性，降低單一依賴。</text:p>
      <text:p text:style-name="P4">
（綜合報導）</text:p>
      <text:p text:style-name="P4">
Source: <text:a xlink:type="simple" xlink:href="https://www.dw.com/zh/中國管制鎵鍺出口-各國如何嚴防供應鏈中斷？/a-66118831" text:style-name="Internet_20_link" text:visited-style-name="Visited_20_Internet_20_Link">
https://www.dw.com/zh/中國管制鎵鍺出口-各國如何嚴防供應鏈中斷？/a-66118831?maca=chi-rss-chi-all-1127-rdf</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7-05T07:35:12</text:p>
      <text:p text:style-name="P4">
Modified Time: 2023-07-05T15:54:59</text:p>
      <text:p text:style-name="P4">
Description: 克里姆林宫警告说，扎波罗热核电站的局势紧张，声称存在“来自基辅破坏的巨大威胁”。</text:p>
      <text:p text:style-name="P4">
Images: ["<text:a xlink:type="simple" xlink:href="https://chinese.aljazeera.net/wp-content/uploads/2023/07/1-1688562428.jpg" text:style-name="Internet_20_link" text:visited-style-name="Visited_20_Internet_20_Link">
1-1688562428.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5" text:anchor-type="as-char" svg:width="6.9236in" svg:height="3.888597in" draw:z-index="0">
<draw:image xlink:href="../Images/Aljazeera Chinese/2023-07-05T07-35-12/1-1688562428.jpg" xlink:type="simple" xlink:show="embed" xlink:actuate="onLoad" draw:mime-type="image/jpeg"/>
</draw:frame>
 俄罗斯对乌克兰战争的今日发展</text:p>
      <ul>
        <li>
克里姆林宫警告说，扎波罗热核电站的局势紧张，声称存在“来自基辅破坏的巨大威胁”。   * 乌克兰也发出警报，总统泽连斯基表示，莫斯科正在被占领的核电站制造“危险挑衅”。</li>
      </ul>
      <text:p text:style-name="P4">
阅读更多</text:p>
      <text:p text:style-name="P4">
Source: <text:a xlink:type="simple" xlink:href="https://chinese.aljazeera.net/news/war-in-ukraine/liveblog/2023/7/5/%e4%bf%84%e7%bd%97%e6%96%af%e5%af%b9%e4%b9%8c%e5%85%8b%e5%85%b0%e6%88%98%e4%ba%89%e7%9a%84%e4%bb%8a%e6%97%a5%e5%8f%91%e5%b1%95-376" text:style-name="Internet_20_link" text:visited-style-name="Visited_20_Internet_20_Link">
https://chinese.aljazeera.net/news/war-in-ukraine/liveblog/2023/7/5/%e4%bf%84%e7%bd%97%e6%96%af%e5%af%b9%e4%b9%8c%e5%85%8b%e5%85%b0%e6%88%98%e4%ba%89%e7%9a%84%e4%bb%8a%e6%97%a5%e5%8f%91%e5%b1%95-376</text:a>
</text:p>
      <!--NEWS-->
      <text:h text:style-name="P10" text:outline-level="1">
<text:span text:style-name="T4">
中国多地遭遇暴雨天气 洪水冲毁民居农田</text:span>
</text:h>
      <text:p text:style-name="P4">
Author: https://www.facebook.com/bbcworldservice/</text:p>
      <text:p text:style-name="P4">
Publisher: BBC News 中文</text:p>
      <text:p text:style-name="P4">
Published Time: 2023-07-05T07:51:55.000Z</text:p>
      <text:p text:style-name="P4">
Modified Time: 2023-07-05T07:51:55.000Z</text:p>
      <text:p text:style-name="P4">
Description: 中国当局预计，未来一两个月，中国可能出现极端天气及暴雨洪涝、高温热浪等灾害。</text:p>
      <text:p text:style-name="P4">
Images: []</text:p>
      <text:p text:style-name="P4">
Videos: ["<text:a xlink:type="simple" xlink:href="https://www.bbc.com/ws/av-embeds/cps/zhongwen/simp/chinese-news-66107920/p0fz04m4/zh-hans" text:style-name="Internet_20_link" text:visited-style-name="Visited_20_Internet_20_Link">
zh-hans</text:a>
"]</text:p>
      <text:p text:style-name="P4">
Tags: ['自然', '中國', '恶劣天气', '气候变化']</text:p>
      <text:p text:style-name="P4">
Type: Article</text:p>
      <!--METADATA-->
      <text:h text:style-name="P12" text:outline-level="3">
<text:span text:style-name="T4">
中国多地遭遇暴雨天气 洪水冲毁民居农田</text:span>
</text:h>
      <text:p text:style-name="P4">
<text:a xlink:type="simple" xlink:href="https://www.bbc.com/ws/av-embeds/cps/zhongwen/simp/chinese-news-66107920/p0fz04m4/zh-hans" text:style-name="Internet_20_link" text:visited-style-name="Visited_20_Internet_20_Link">
 Video-1-Link：/ws/av-embeds/cps/zhongwen/simp/chinese-news-66107920/p0fz04m4/zh-hans </text:a>
 <text:span text:style-name="T4">
你的器材不支持播放多媒体材料</text:span>
<text:span text:style-name="T4">
中国多地遭遇暴雨天气 洪水冲毁民居农田</text:span>
 2023年7月5日</text:p>
      <text:p text:style-name="P4">
近日，中国中部和西南部大片地区遭遇暴雨天气造成河水暴涨、农田道路被淹没，目前已有数千人被疏散。</text:p>
      <text:p text:style-name="P4">
在重庆巫山，一座建筑物倒塌在汹涌的洪水中。在河南三门峡，有民众连人带车在河道受困。</text:p>
      <text:p text:style-name="P4">
中国气象部门预计，未来一两个月全国气候状况为一般到偏差，极端天气偏多，暴雨洪涝、高温热浪等灾害较重。</text:p>
      <text:p text:style-name="P4">
Source: <text:a xlink:type="simple" xlink:href="https://www.bbc.com/zhongwen/simp/chinese-news-66107920" text:style-name="Internet_20_link" text:visited-style-name="Visited_20_Internet_20_Link">
https://www.bbc.com/zhongwen/simp/chinese-news-66107920</text:a>
</text:p>
      <!--NEWS-->
      <text:h text:style-name="P10" text:outline-level="1">
<text:span text:style-name="T4">
启德机场关闭25周年：最后载客航班机长回忆香港那惊险万分的空港</text:span>
</text:h>
      <text:p text:style-name="P4">
Author: https://www.facebook.com/bbcworldservice/</text:p>
      <text:p text:style-name="P4">
Publisher: BBC News 中文</text:p>
      <text:p text:style-name="P4">
Published Time: 2023-07-05T09:10:33.000Z</text:p>
      <text:p text:style-name="P4">
Modified Time: 2023-07-05T09:10:33.000Z</text:p>
      <text:p text:style-name="P4">
Description: 因降落难度高而闻名的香港启德国际机场已关闭25年，但对于执飞最后航班的飞行员来说，当时种种，历历在目。</text:p>
      <text:p text:style-name="P4">
Images: []</text:p>
      <text:p text:style-name="P4">
Videos: ["<text:a xlink:type="simple" xlink:href="https://www.bbc.com/ws/av-embeds/cps/zhongwen/simp/chinese-news-66108373/p0fz07sg/zh-hans" text:style-name="Internet_20_link" text:visited-style-name="Visited_20_Internet_20_Link">
zh-hans</text:a>
"]</text:p>
      <text:p text:style-name="P4">
Tags: ['历史', '航空旅行', '香港', '交通运输']</text:p>
      <text:p text:style-name="P4">
Type: Article</text:p>
      <!--METADATA-->
      <text:h text:style-name="P12" text:outline-level="3">
<text:span text:style-name="T4">
启德机场关闭25周年：最后载客航班机长回忆香港那惊险万分的空港</text:span>
</text:h>
      <text:p text:style-name="P4">
<text:a xlink:type="simple" xlink:href="https://www.bbc.com/ws/av-embeds/cps/zhongwen/simp/chinese-news-66108373/p0fz07sg/zh-hans" text:style-name="Internet_20_link" text:visited-style-name="Visited_20_Internet_20_Link">
 Video-1-Link：/ws/av-embeds/cps/zhongwen/simp/chinese-news-66108373/p0fz07sg/zh-hans </text:a>
 <text:span text:style-name="T4">
你的器材不支持播放多媒体材料</text:span>
<text:span text:style-name="T4">
启德机场关闭25周年：最后载客航班机长回忆香港那惊险万分的空港</text:span>
 2023年7月5日</text:p>
      <text:p text:style-name="P4">
1998年7月6日凌晨，随着国泰航空CX251航班出发往伦敦，空载飞机全数转场后，香港启德国际机场跑道最后一次关上导航灯，这座有超过60年历史，引领香港经济腾飞的城市机场功成身退。</text:p>
      <text:p text:style-name="P4">
启德机场常用的降落航路惊险万分，多年来给乘客带来无数难忘旅程，也在不断挑战飞行员技术。现实中的启德已重新开发，但模拟飞行世界一直保留着这座机场，以示致敬。</text:p>
      <text:p text:style-name="P4">
启德机场关闭25周年之际，BBC国际台（BBC World Service）栏目《历史见证》（WitnessHistory）采访执飞最后一趟启德始发CX251航班的机长金·沙曼（Capt Kim Sharman），回顾他的启德岁月。</text:p>
      <text:p text:style-name="P4">
Source: <text:a xlink:type="simple" xlink:href="https://www.bbc.com/zhongwen/simp/chinese-news-66108373" text:style-name="Internet_20_link" text:visited-style-name="Visited_20_Internet_20_Link">
https://www.bbc.com/zhongwen/simp/chinese-news-66108373</text:a>
</text:p>
      <!--NEWS-->
      <text:h text:style-name="P10" text:outline-level="1">
<text:span text:style-name="T4">
上海合作组织峰会中的平衡与困境</text:span>
</text:h>
      <text:p text:style-name="P4">
Author: https://www.facebook.com/bbcworldservice/</text:p>
      <text:p text:style-name="P4">
Publisher: BBC News 中文</text:p>
      <text:p text:style-name="P4">
Published Time: 2023-07-05T09:19:18.000Z</text:p>
      <text:p text:style-name="P4">
Modified Time: 2023-07-05T09:19:18.000Z</text:p>
      <text:p text:style-name="P4">
Description: 上海合作组织（SCO）的各成员国领导人在周二（7月4日）召开的峰会上寻求加强联系，在这个不断扩大的欧亚集团内增进合作，同时强调这一组织不针对任何国家。</text:p>
      <text:p text:style-name="P4">
Images: ["<text:a xlink:type="simple" xlink:href="https://ichef.bbci.co.uk/news/640/cpsprodpb/166F6/production/_130149819_gettyimages-1152470025-594x594.jpg" text:style-name="Internet_20_link" text:visited-style-name="Visited_20_Internet_20_Link">
_130149819_ge...</text:a>
"]</text:p>
      <text:p text:style-name="P4">
Videos: []</text:p>
      <text:p text:style-name="P4">
Tags: ['纳伦德拉·莫迪', '俄国', '习近平', '印度', '中國', '弗拉基米尔·普京']</text:p>
      <text:p text:style-name="P4">
Type: Article</text:p>
      <!--METADATA-->
      <text:h text:style-name="P12" text:outline-level="3">
<text:span text:style-name="T4">
上海合作组织峰会中的平衡与困境</text:span>
</text:h>
      <text:p text:style-name="P4">
2023年7月5日<draw:frame draw:style-name="fr1" draw:name="Image28" text:anchor-type="as-char" svg:width="6.9236in" svg:height="3.894525in" draw:z-index="0">
<draw:image xlink:href="../Images/BBC Chinese/2023-07-05T09-19-18.000Z/_130149819_gettyimages-1152470025-594x594.jpg" xlink:type="simple" xlink:show="embed" xlink:actuate="onLoad" draw:mime-type="image/jpeg"/>
</draw:frame>
</text:p>
      <text:p text:style-name="P4">
图像来源，  Getty Images</text:p>
      <text:p text:style-name="P4">
图像加注文字，</text:p>
      <text:p text:style-name="P4">
俄乌战争等国际形势令上合组织成员国之间的关系变得复杂（资料图片）</text:p>
      <text:p text:style-name="P4">
<text:span text:style-name="T4">
上海合作组织（SCO）的各成员国领导人在周二（7月4日）召开的峰会上寻求加强联系，在这个不断扩大的欧亚集团内增进合作，同时强调这一组织不针对任何国家。</text:span>
</text:p>
      <text:p text:style-name="P4">
以线上视频方式进行的峰会由印度主持，中国、印度及俄罗斯的国家元首均发表讲话，并以联合声明表示反对利用集团、意识形态和敌对方式应对国际间的问题与安全挑战。</text:p>
      <text:p text:style-name="P4">
组织发表新德里宣言，支持成员国落实扩大本币结算份额路线图，并指成员国将拓展和深化合作，促进上合组织地区经济社会可持续发展。</text:p>
      <text:p text:style-name="P4">
除印度外，各成员国也对中国广阔的“一带一路”倡议表达了支持。</text:p>
      <text:p text:style-name="P4">
俄罗斯总统普京在短暂的兵变事件后首次出席国际会议，他向各国领袖保证俄罗斯的稳定与团结。</text:p>
      <text:p text:style-name="P4">
中国国家主席习近平则再度强调警惕“新冷战”。</text:p>
      <text:p text:style-name="P4">
不久前完成访美的印度总理莫迪则敦促各成员国在反恐事务上进行合作。</text:p>
      <text:p text:style-name="P4">
<text:a xlink:type="simple" xlink:href="https://www.bbc.com/zhongwen/simp/world-62832676" text:style-name="Internet_20_link" text:visited-style-name="Visited_20_Internet_20_Link">
 习近平疫情以来首次外访 上海合作组织峰会的看点与重头戏 </text:a>
  * <text:a xlink:type="simple" xlink:href="https://www.bbc.com/zhongwen/simp/world-58596692" text:style-name="Internet_20_link" text:visited-style-name="Visited_20_Internet_20_Link">
 上海合作组织 中俄联手抗衡美国机制的历史和现状 </text:a>
</text:p>
      <text:p text:style-name="P4">
这个由俄罗斯和中国创立的亚洲安全集团还欢迎伊朗成为新成员，使其成员国增加到九个。</text:p>
      <text:p text:style-name="P4">
中国、俄罗斯和四个中亚国家于2001年组建了上海合作组织，以限制西方在该地区的影响。</text:p>
      <text:p text:style-name="P4">
</text:p>
      <text:p text:style-name="P4">
图像来源，  Russian government</text:p>
      <text:p text:style-name="P4">
图像加注文字，</text:p>
      <text:p text:style-name="P4">
普京自瓦格纳集团兵变以来首次出席国际会议</text:p>
      <text:h text:style-name="P12" text:outline-level="3">
<text:span text:style-name="T4">
普京：制裁使俄罗斯更强大</text:span>
</text:h>
      <text:p text:style-name="P4">
俄罗斯总统自上月瓦格纳集团短暂的叛乱行动之后首次出现在国际论坛上，他向上合组织成员国领袖保证俄罗斯的稳定与团结。</text:p>
      <text:p text:style-name="P4">
他在峰会上表示，俄罗斯将抵制西方的，以及对其在乌克兰“特殊军事行动”的“挑衅”。</text:p>
      <text:p text:style-name="P4">
他似乎利用这个平台向西方发出对抗的信息。他说：“俄罗斯抵制所有这些外部制裁、压力和挑衅，继续发展得前所未有。”</text:p>
      <text:p text:style-name="P4">
“俄罗斯人民前所未有地团结一致，”普京在莫斯科克里姆林宫的电视讲话中这样表示。</text:p>
      <text:p text:style-name="P4">
“俄罗斯政界和整个社会通过团结一致地站在反对试图进行武装叛乱的前线，明确展示了对祖国命运的团结和责任。”</text:p>
      <text:p text:style-name="P4">
自去年军事进袭乌克兰以来，俄罗斯不断受到西方制裁与孤立，而该国将中国、印度及伊朗等国家视为应对西方地缘政治压力当中的关键伙伴。</text:p>
      <text:p text:style-name="P4">
普京支持成员国之间的本币贸易协议，也被认为是为了削弱西方制裁而作出的尝试。</text:p>
      <text:p text:style-name="P4">
他说：“我要感谢上海合作组织成员国的同僚们，他们对俄罗斯领导层保护宪法秩序和公民生命安全表示支持。”</text:p>
      <text:p text:style-name="P4">
普京补充说，中俄两国人民之间超过80%的贸易以卢布和人民币结算，并敦促其他上海合作组织成员国遵循同样的进程。</text:p>
      <text:p text:style-name="P4">
他还欢迎俄罗斯盟友白俄罗斯在明年申请成为上合组织成员。</text:p>
      <text:p text:style-name="P4">
</text:p>
      <text:p text:style-name="P4">
图像来源，  Getty Images</text:p>
      <text:p text:style-name="P4">
图像加注文字，</text:p>
      <text:p text:style-name="P4">
莫迪一直没有就乌克兰战争批评俄罗斯</text:p>
      <text:h text:style-name="P12" text:outline-level="3">
<text:span text:style-name="T4">
伊朗入籍</text:span>
</text:h>
      <text:p text:style-name="P4">
印度总理莫迪在峰会上宣布，伊朗正式成为上合组织成员国——这被看作是伊朗与中国及俄罗斯加强关系之际，走出国际孤立的新一步。</text:p>
      <text:p text:style-name="P4">
伊朗总统易卜拉辛·莱希（Ebrahim Raisi）表示：“伊朗伊斯兰共和国正式成员国身份的好处将是历史性的”。</text:p>
      <text:p text:style-name="P4">
伊朗伊斯兰共和国通讯社（IRNA）引述莱希的讲话指，希望成员国身份能够为改善安全、尊重成员国主权、可持续发展以及应对环境威胁铺平道路。</text:p>
      <text:p text:style-name="P4">
联合国秘书长安东尼奥·古特雷斯（Antonio Guterres）则在一份留言中表示，峰会正在应对日益增长的全球挑战和风险。</text:p>
      <text:p text:style-name="P4">
美联社引述古特雷斯表示：“在世界需要共同努力的时候，分歧正在加剧，地缘政治紧张局势正在上升。”</text:p>
      <text:p text:style-name="P4">
“这些差异已经因多种因素加得到剧：对全球危机的不同处理方法；对非传统安全威胁的不同看法；当然，还有新冠疫情和俄罗斯入侵乌克兰的后果。”</text:p>
      <text:h text:style-name="P12" text:outline-level="3">
<text:span text:style-name="T4">
习近平：警惕外部势力煽动“新冷战”</text:span>
</text:h>
      <text:p text:style-name="P4">
轮到中国国家主席习近平讲话时，他提到了维护地区和平与安全的重要性，敦促上合组织成员国“把牢正确方向，增进团结互信”。</text:p>
      <text:p text:style-name="P4">
他在讲话中提到，中国坚持通过对话协商化解国家间分歧矛盾、推动解决地缘政治问题，但他同时呼吁要警惕“外部势力在本地区煽动新冷战”。</text:p>
      <text:p text:style-name="P4">
</text:p>
      <text:p text:style-name="P4">
图像来源，  Getty Images</text:p>
      <text:p text:style-name="P4">
图像加注文字，</text:p>
      <text:p text:style-name="P4">
中印两国自2020年边境冲突以来关系一直较为紧张</text:p>
      <text:p text:style-name="P4">
习近平和普京都主张推动转向一种能够以本地货币结算外贸的体系，以避免使用美元，特别是在俄罗斯遭到制裁的情况下。</text:p>
      <text:p text:style-name="P4">
习近平表示，成员国之间的贸易关系需要更加紧密。除扩大成员国之间本币结算的比重之外，他还主张推动建立上合组织开发银行，同时强调要维持经济全球化，并称反对保护主义、反对单边制裁、反对设立壁垒“脱钩断链”。</text:p>
      <text:p text:style-name="P4">
在安全事务方面，他提醒各国将发展进步的前途掌握在自己手中，“坚决反对任何国家以任何理由干涉内政、策动颜色革命”。</text:p>
      <text:p text:style-name="P4">
此外，他还称要展开联合行动严厉打击“东突”势力、打击毒品走私、跨国组织与网路犯罪。</text:p>
      <text:h text:style-name="P12" text:outline-level="3">
<text:span text:style-name="T4">
外交平衡与困境</text:span>
</text:h>
      <text:p text:style-name="P4">
美联社评论指，虽然上海合作组织在继续扩大，但是组织内仍然面临着成员国之间的利益冲突和摩擦的风险。</text:p>
      <text:p text:style-name="P4">
新德里宣言当中提到，该组织的六个成员国——哈萨克斯坦、吉尔吉斯斯坦、巴基斯坦、俄罗斯、塔吉克斯坦和乌兹别克斯坦——均重申对中国“一带一路”倡议的支持。</text:p>
      <text:p text:style-name="P4">
</text:p>
      <text:p text:style-name="P4">
图像来源，  Getty Images</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但是印度却反对这一倡议，因为倡议中的基础建设设计包括巴基斯坦控制的克什米尔部分地区，而新德里认为该地区应属于其分裂领土的一部分。</text:p>
      <text:p text:style-name="P4">
印度和巴基斯坦在克什米尔问题上长久对立——这个有争议的喜马拉雅地区被两国分割，但两国均声称拥有全部主权。</text:p>
      <text:p text:style-name="P4">
与此同时，德里与北京各自在东部拉达克地区的争议边界上驻扎了数千名士兵，僵持对峙的状态已持续数年。</text:p>
      <text:p text:style-name="P4">
此外，上合组织峰会的召开正值乌克兰战争持续之际，而莫斯科在这场战争中对中国的外交依赖日益加深。</text:p>
      <text:p text:style-name="P4">
尽管新德里避免批评俄罗斯的入侵，但莫斯科与中国的关系在长远来看可能招惹印度，并使其与今日俄罗斯的关系复杂化。</text:p>
      <text:p text:style-name="P4">
主持峰会的印度总理莫迪呼吁成员国加强贸易、互联互通和科技合作。</text:p>
      <text:p text:style-name="P4">
他并没有直接提到乌克兰战争或中国在印太地区日益强大的存在——作为历来不结盟的印度，因为与西方的关系日益紧密，不得不在外交上保持平衡。</text:p>
      <text:p text:style-name="P4">
就在几天前，美国在莫迪前往华盛顿进行国事访问时，对他给予了盛大的接待。</text:p>
      <text:p text:style-name="P4">
而另一方面，印度一直拒绝将乌克兰战争归咎于俄罗斯，并通过增加购买俄罗斯石油而大幅扩大了双边贸易，这激怒了西方。</text:p>
      <text:p text:style-name="P4">
虽然莫迪在峰会上有谈及地区安全问题，但没有提到中国——中印两国长期以来存在敌对关系，两国军队于2020年曾在长期争议的边界上爆发过致命冲突，紧张局势在一定程度上持续至今。</text:p>
      <text:p text:style-name="P4">
西方越来越将印度视为制衡中国的力量，即使德里方面从未公开承认这一点。</text:p>
      <text:p text:style-name="P4">
在上海合作组织峰会上，印度再次再次避免了谈及这方面。</text:p>
      <text:p text:style-name="P4">
相反，印度总理敦促成员国在打击跨境恐怖主义上合作。</text:p>
      <text:p text:style-name="P4">
“一些国家将跨境恐怖主义作为政策工具，给恐怖分子提供庇护……上合组织在批评这些国家时不应客气，”莫迪说。</text:p>
      <text:p text:style-name="P4">
这样的声明常会被认为是针对邻国巴基斯坦。</text:p>
      <text:p text:style-name="P4">
巴基斯坦总理谢里夫（Shehbaz Sharif）表示，上合组织成员国必须采取措施“打击恐怖主义、极端主义和分裂主义三大罪恶”。</text:p>
      <text:p text:style-name="P4">
但他也表示，不应该将宗教少数派“追求国内政治议程”的努力妖魔化——这被视为针对印度的讽刺，巴基斯坦经常指责后者未能保护穆斯林的权利。</text:p>
      <text:p text:style-name="P4">
莫迪政府一直否认印度没有保护其国内的宗教少数派——印度的人口主要是印度教徒。</text:p>
      <text:p text:style-name="P4">
上海合作组织于2001年成立时，包括中俄以及哈萨克斯坦、吉尔吉斯斯坦、塔吉克斯坦和乌兹别克斯坦等四个位处中亚的前苏联共和国。印度与巴基斯坦于2017年加入。</text:p>
      <text:p text:style-name="P4">
继伊朗今年加入后，白俄罗斯也有可能在明年申请加入。</text:p>
      <text:p text:style-name="P4">
Source: <text:a xlink:type="simple" xlink:href="https://www.bbc.com/zhongwen/simp/world-66108220" text:style-name="Internet_20_link" text:visited-style-name="Visited_20_Internet_20_Link">
https://www.bbc.com/zhongwen/simp/world-66108220</text:a>
</text:p>
      <!--NEWS-->
      <text:h text:style-name="P10" text:outline-level="1">
<text:span text:style-name="T4">
以色列从杰宁撤军与加沙遭遇轰炸及巴勒斯坦人庆祝抵抗运动的胜利</text:span>
</text:h>
      <text:p text:style-name="P4">
Author: 半岛电视台＋通讯社</text:p>
      <text:p text:style-name="P4">
Publisher: Al Jazeera</text:p>
      <text:p text:style-name="P4">
Published Time: 2023-07-05T09:50:48</text:p>
      <text:p text:style-name="P4">
Modified Time: 2023-07-05T09:50:48</text:p>
      <text:p text:style-name="P4">
Description: 以色列陆军广播电台证实，经过为期两天的地面和空军行动，占领军已从杰宁撤出，这场行动造成巴勒斯坦人死伤，与此同时，抵抗运动庆祝他们击退侵略的胜利和成功。</text:p>
      <text:p text:style-name="P4">
Images: ["<text:a xlink:type="simple" xlink:href="https://chinese.aljazeera.net/wp-content/uploads/2023/07/1-1688550311.jpg" text:style-name="Internet_20_link" text:visited-style-name="Visited_20_Internet_20_Link">
1-1688550311.jpg</text:a>
", "<text:a xlink:type="simple" xlink:href="https://chinese.aljazeera.net/wp-content/uploads/2023/07/2-1688550371.jpg" text:style-name="Internet_20_link" text:visited-style-name="Visited_20_Internet_20_Link">
2-1688550371.jpg</text:a>
", "<text:a xlink:type="simple" xlink:href="https://chinese.aljazeera.net/wp-content/uploads/2023/07/1-1688550398.jpg" text:style-name="Internet_20_link" text:visited-style-name="Visited_20_Internet_20_Link">
1-1688550398.jpg</text:a>
", "<text:a xlink:type="simple" xlink:href="https://chinese.aljazeera.net/wp-content/uploads/2023/07/1-1688550441.jpg" text:style-name="Internet_20_link" text:visited-style-name="Visited_20_Internet_20_Link">
1-1688550441.jpg</text:a>
", "<text:a xlink:type="simple" xlink:href="https://chinese.aljazeera.net/wp-content/uploads/2023/07/2-1688550476.jpg" text:style-name="Internet_20_link" text:visited-style-name="Visited_20_Internet_20_Link">
2-1688550476.jpg</text:a>
"]</text:p>
      <text:p text:style-name="P4">
Topics: ['中东', '军事', '巴勒斯坦问题', '政治', '新闻']</text:p>
      <text:p text:style-name="P4">
Keywords: ['中东', '军事', '巴勒斯坦问题', '政治', '新闻', '以色列', '巴勒斯坦']</text:p>
      <text:p text:style-name="P4">
Type: Article</text:p>
      <!--METADATA-->
      <text:p text:style-name="P4">
<draw:frame draw:style-name="fr1" draw:name="Image34" text:anchor-type="as-char" svg:width="6.9236in" svg:height="3.888597in" draw:z-index="0">
<draw:image xlink:href="../Images/Aljazeera Chinese/2023-07-05T09-50-48/1-1688550311.jpg" xlink:type="simple" xlink:show="embed" xlink:actuate="onLoad" draw:mime-type="image/jpeg"/>
</draw:frame>
以色列从杰宁撤军与加沙遭遇轰炸及巴勒斯坦人庆祝抵抗运动的坚定</text:p>
      <text:p text:style-name="P4">
以色列陆军广播电台证实，经过为期两天的地面和空军行动，占领军已从杰宁撤出，这场行动造成巴勒斯坦人死伤，与此同时，抵抗运动庆祝他们击退侵略的胜利和成功。</text:p>
      <text:p text:style-name="P4">
半岛电视台记者称，数十辆以色列军车继续从营地撤出，并留在杰宁郊区。</text:p>
      <text:p text:style-name="P4">
报道中还谈及，以色列对杰宁东部社区一个墓地内的一个地点发动袭击，造成一些巴勒斯坦人受伤，以色列军队表示，目标组织在其部队撤出该市时对其构成威胁。</text:p>
      <text:p text:style-name="P4">
周一黎明，以色列占领军袭击了杰宁，这是自 2002 年“防御墙行动”以来最大规模的入侵行动，超过3000名士兵、200辆军用车辆和数十架飞机参加了此次突袭。</text:p>
      <text:h text:style-name="P13" text:outline-level="4">
<text:span text:style-name="T4">
烈士和伤员</text:span>
</text:h>
      <text:p text:style-name="P4">
以色列袭击杰宁的烈士人数增至12人，其中包括3名儿童，受伤人数超过100人。</text:p>
      <text:p text:style-name="P4">
巴勒斯坦红新月会宣布，有117名巴勒斯坦人受伤，其中12人伤势严重。</text:p>
      <text:p text:style-name="P4">
巴勒斯坦民族权力机构卫生部长迈·阿尔凯拉谴责袭击救护车队和阻碍救护伤员的行为。</text:p>
      <text:p text:style-name="P4">
<draw:frame draw:style-name="fr1" draw:name="Image35" text:anchor-type="as-char" svg:width="6.9236in" svg:height="3.894525in" draw:z-index="0">
<draw:image xlink:href="../Images/Aljazeera Chinese/2023-07-05T09-50-48/2-1688550371.jpg" xlink:type="simple" xlink:show="embed" xlink:actuate="onLoad" draw:mime-type="image/jpeg"/>
</draw:frame>
 以色列占领军增兵加强对杰宁难民营的围困</text:p>
      <text:p text:style-name="P4">
巴勒斯坦卫生部宣布，3名巴勒斯坦人在杰宁政府医院院子里被占领军打伤，并称其中两人伤势严重。</text:p>
      <text:p text:style-name="P4">
摄像机记录了以色列军车冲进杰宁的伊本西纳医院和政府医院的情况，巴勒斯坦卫生部表示，占领军在袭击中加大了对医院的攻击力度。</text:p>
      <text:p text:style-name="P4">
联合国巴勒斯坦被占领土人道主义协调员林恩·黑斯廷斯在致半岛电视台的一份声明中表示，以色列对杰宁发动的军事行动造成的巴勒斯坦伤员死亡人数，是联合国自 2005年以来记录的最大死亡人数。</text:p>
      <text:p text:style-name="P4">
在营地内监视局势的半岛电视台记者报道说，除了破坏人民的财产外，占领军还摧毁了难民营的基础设施。</text:p>
      <text:p text:style-name="P4">
在此背景下，以色列军队证实，一名士兵在卡萨姆旅、圣城旅和阿克萨烈士旅宣布的伏击中被杀，针对杰宁营地内抵抗组织的照片显示，一辆以色列军用车辆装有爆炸装置。</text:p>
      <text:p text:style-name="P4">
位于约旦河西岸的哈马斯军事组织伊兹丁卡萨姆旅表示，其与占领军在杰宁营地小巷内零距离发生冲突，并证实有人员伤亡。</text:p>
      <text:p text:style-name="P4">
卡萨姆旅并表示，其成员在杰宁市与占领军车辆发生暴力冲突并引爆爆炸装置。</text:p>
      <text:p text:style-name="P4">
<draw:frame draw:style-name="fr1" draw:name="Image36" text:anchor-type="as-char" svg:width="6.9236in" svg:height="3.894525in" draw:z-index="0">
<draw:image xlink:href="../Images/Aljazeera Chinese/2023-07-05T09-50-48/1-1688550398.jpg" xlink:type="simple" xlink:show="embed" xlink:actuate="onLoad" draw:mime-type="image/jpeg"/>
</draw:frame>
占领军在最近对杰宁的袭击中重复了几十年来犯下的同样罪行</text:p>
      <text:h text:style-name="P13" text:outline-level="4">
<text:span text:style-name="T4">
对加沙的袭击</text:span>
</text:h>
      <text:p text:style-name="P4">
另一方面，以色列总理内塔尼亚胡表示，杰宁“房屋与花园”军事行动不会仅限于一轮。</text:p>
      <text:p text:style-name="P4">
内塔尼亚胡在对杰宁以西海法街塞勒姆过境营地的安全局势进行评估时表示，这个行动在实现其目标后已接近尾声，国防部长约阿夫·加兰特也参与其中。</text:p>
      <text:p text:style-name="P4">
在宣布从杰宁撤军后，以色列军队对加沙地带发动袭击，目标是巴勒斯坦派系所在地，以回应从加沙地带发射的火箭弹，这些火箭弹被“铁穹”拦截。</text:p>
      <text:p text:style-name="P4">
半岛电视台记者报道称，以色列战斗机用多枚导弹轰炸了加沙地带北部拜特拉希亚镇巴勒斯坦抵抗运动的一处地点以及加沙城以西的另一处地点。</text:p>
      <text:p text:style-name="P4">
半岛电视台记者表示，以色列的袭击对两个目标地点造成了物质损失，但没有人员伤亡的报道。</text:p>
      <text:p text:style-name="P4">
另一方面，以色列军队则表示，其部队轰炸了加沙地带的目标，以回应早些时候从加沙地带发射的火箭弹。</text:p>
      <text:p text:style-name="P4">
以色列军方表示，其部队袭击了加沙地带的一个地下武器生产基地和一个为哈马斯生产火箭弹原料的基地。</text:p>
      <text:p text:style-name="P4">
此前，以色列陆军发言人宣布从加沙地带发射了5枚火箭弹，并表示，“铁穹”成功拦截了所有导弹。</text:p>
      <text:p text:style-name="P4">
<draw:frame draw:style-name="fr1" draw:name="Image37" text:anchor-type="as-char" svg:width="6.9236in" svg:height="3.894525in" draw:z-index="0">
<draw:image xlink:href="../Images/Aljazeera Chinese/2023-07-05T09-50-48/1-1688550441.jpg" xlink:type="simple" xlink:show="embed" xlink:actuate="onLoad" draw:mime-type="image/jpeg"/>
</draw:frame>
 特拉维夫发生碾压和刺伤袭击造成人员受伤</text:p>
      <text:p text:style-name="P4">
周二，在特拉维夫，一名巴勒斯坦青年实施碾压和刺伤袭击，造成 7人受伤，目击者称，肇事者当时驾驶汽车高速冲进一个公交车站，然后下车刺伤了两名以色列人，随后一名保安近距离向他开枪，一段视频片段显示，肇事者穿着军裤，以色列警察部队封锁了行动现场并对该地区进行了搜查。</text:p>
      <text:p text:style-name="P4">
哈马斯声称对特拉维夫袭击事件负责，并对肇事者阿卜杜勒·瓦哈卜·哈莱勒表示哀悼，并强调，这一进程是回应针对杰宁占领侵略的开始。</text:p>
      <text:p text:style-name="P4">
据《晚报》报道，以色列国家安全部长伊塔马尔·本·格维尔在特拉维夫行动现场呼吁所有以色列人拿起武器本·格维尔。</text:p>
      <text:p text:style-name="P4">
参观行动现场的本·格维尔表示，特拉维夫袭击事件再次证明了携带武器的公民的重要性和有效性。</text:p>
      <text:p text:style-name="P4">
以色列媒体报道称，本·格维尔抵达现场后，以色列人高喊着要求他提供安全的口号，其中一些人将他描述为种族主义恐怖分子。</text:p>
      <text:h text:style-name="P13" text:outline-level="4">
<text:span text:style-name="T4">
庆祝抵抗运动的胜利</text:span>
</text:h>
      <text:p text:style-name="P4">
数千名巴勒斯坦人走上杰宁难民营和约旦河西岸一些城市的街头，庆祝过去两天以色列军队入侵杰宁难民营期间巴勒斯坦抵抗运动取得的胜利。</text:p>
      <text:p text:style-name="P4">
数百人参加了杰宁难民营、拉马拉、杰里科和纳布卢斯的自发游行，参与者高呼口号，颂扬抵抗运动在占领军及其抵抗面前的坚定立场。</text:p>
      <text:p text:style-name="P4">
在此背景下，伊斯兰圣战组织秘书长齐亚德·纳哈拉表示，巴勒斯坦人民战胜了以色列对杰宁及其营地的侵略，取得了伟大胜利，纳哈拉在一份声明中表示，杰宁旅以勇气和英雄主义领导了这场伟大的胜利。</text:p>
      <text:p text:style-name="P4">
纳哈拉呼吁巴勒斯坦人团结起来，以加强杰宁阵营的坚定性，使其成为革命、挑战、圣战和抵抗的鼓舞人心的演说。</text:p>
      <text:p text:style-name="P4">
<draw:frame draw:style-name="fr1" draw:name="Image38" text:anchor-type="as-char" svg:width="6.9236in" svg:height="3.894525in" draw:z-index="0">
<draw:image xlink:href="../Images/Aljazeera Chinese/2023-07-05T09-50-48/2-1688550476.jpg" xlink:type="simple" xlink:show="embed" xlink:actuate="onLoad" draw:mime-type="image/jpeg"/>
</draw:frame>
 杰宁难民营..对以色列的抵抗和威胁</text:p>
      <text:p text:style-name="P4">
另一方面，哈马斯政治局局长伊斯梅尔·哈尼亚则表示，支持杰宁及其英雄的所有选项都已摆在桌面上。</text:p>
      <text:p text:style-name="P4">
哈尼亚补充说，特拉维夫的行动以及约旦河西岸各个地区正在发生的事情表明，巴勒斯坦人民及其所有组成部分和各个地点都拥抱杰宁并支持其英勇战斗，并且抵抗是其标题及其回应侵略并击败对巴勒斯坦土地的占领的战略选择。</text:p>
      <text:h text:style-name="P13" text:outline-level="4">
<text:span text:style-name="T4">
占领者的损失</text:span>
</text:h>
      <text:p text:style-name="P4">
哈尼亚表示，哈马斯通过各方向以色列人发出了明确的信息，即所有领域的抵抗运动都无法免受正在发生事情的影响，以色列必须立即停止侵略。</text:p>
      <text:p text:style-name="P4">
哈尼亚补充说，尽管杰宁难民营的袭击导致许多人殉难和受伤，但抵抗运动给了敌人惨痛的教训，使敌人损失惨重，未来几天将揭示抵抗运动对敌人造成的强烈冲击程度。</text:p>
      <text:p text:style-name="P4">
卡萨姆旅在声明中还表示，杰宁难民营人民和各抵抗派别挫败了以色列的占领计划，使难民营街道起火，烧毁了占领军士兵及其车辆。</text:p>
      <text:p text:style-name="P4">
声明中还谈及，这场战斗将成为抵抗运动的新开始，杰宁将坚不可摧，并将从废墟中崛起，其武器和战术将更加强大和发达。</text:p>
      <text:p text:style-name="P4">
卡萨姆旅表示，占领军在杰宁惨遭失败，时间将证明以色列领导层失算了。</text:p>
      <text:p text:style-name="P4">
与此同时，巴勒斯坦总统府发言人纳比勒·阿布·鲁代纳告诉半岛电视台说，巴勒斯坦方面切断了与以色列的一切联系，他并补充说，杰宁行动目的是消灭巴勒斯坦问题。</text:p>
      <text:p text:style-name="P4">
Source: <text:a xlink:type="simple" xlink:href="https://chinese.aljazeera.net/middle-east/question-of-palestine/2023/7/5/%e4%bb%a5%e8%89%b2%e5%88%97%e4%bb%8e%e6%9d%b0%e5%ae%81%e6%92%a4%e5%86%9b%e4%b8%8e%e5%8a%a0%e6%b2%99%e9%81%ad%e9%81%87%e8%bd%b0%e7%82%b8%e5%8f%8a%e5%b7%b4%e5%8b%92%e6%96%af%e5%9d%a6%e4%ba%ba%e5%ba%86" text:style-name="Internet_20_link" text:visited-style-name="Visited_20_Internet_20_Link">
https://chinese.aljazeera.net/middle-east/question-of-palestine/2023/7/5/%e4%bb%a5%e8%89%b2%e5%88%97%e4%bb%8e%e6%9d%b0%e5%ae%81%e6%92%a4%e5%86%9b%e4%b8%8e%e5%8a%a0%e6%b2%99%e9%81%ad%e9%81%87%e8%bd%b0%e7%82%b8%e5%8f%8a%e5%b7%b4%e5%8b%92%e6%96%af%e5%9d%a6%e4%ba%ba%e5%ba%86</text:a>
</text:p>
      <!--NEWS-->
      <text:h text:style-name="P10" text:outline-level="1">
<text:span text:style-name="T4">
“不具备军事用途”：韩国贬损朝鲜的间谍卫星</text:span>
</text:h>
      <text:p text:style-name="P4">
Author: 通讯社</text:p>
      <text:p text:style-name="P4">
Publisher: Al Jazeera</text:p>
      <text:p text:style-name="P4">
Published Time: 2023-07-05T11:14:59</text:p>
      <text:p text:style-name="P4">
Modified Time: 2023-07-05T11:14:59</text:p>
      <text:p text:style-name="P4">
Description: 韩国表示，对坠入海中的朝鲜间谍卫星残骸进行的分析表明，该设备不具备有意义的军事用途。</text:p>
      <text:p text:style-name="P4">
Images: ["<text:a xlink:type="simple" xlink:href="https://chinese.aljazeera.net/wp-content/uploads/2023/07/2023-06-01T002904Z_1344561124_RC20A1AU3ATQ_RTRMADP_3_NORTHKOREA-SATELLITE-1688530368-1688555318.jpg" text:style-name="Internet_20_link" text:visited-style-name="Visited_20_Internet_20_Link">
2023-06-01T00...</text:a>
", "<text:a xlink:type="simple" xlink:href="https://chinese.aljazeera.net/wp-content/uploads/2023/07/2023-05-31T023754Z_652336356_RC2E91AI1NSS_RTRMADP_3_NORTHKOREA-SATELLITE-SOUTHKOREA-1685502120-1688555392.jpg" text:style-name="Internet_20_link" text:visited-style-name="Visited_20_Internet_20_Link">
2023-05-31T02...</text:a>
"]</text:p>
      <text:p text:style-name="P4">
Topics: ['军事', '政治', '新闻']</text:p>
      <text:p text:style-name="P4">
Keywords: ['军事', '政治', '新闻', '朝鲜', '韩国']</text:p>
      <text:p text:style-name="P4">
Type: Article</text:p>
      <!--METADATA-->
      <text:p text:style-name="P4">
<draw:frame draw:style-name="fr1" draw:name="Image39" text:anchor-type="as-char" svg:width="6.9236in" svg:height="4.608995in" draw:z-index="0">
<draw:image xlink:href="../Images/Aljazeera Chinese/2023-07-05T11-14-59/2023-06-01T002904Z_1344561124_RC20A1AU3ATQ_RTRMADP_3_NORTHKOREA-SATELLITE-1688530368-1688555318.jpg" xlink:type="simple" xlink:show="embed" xlink:actuate="onLoad" draw:mime-type="image/jpeg"/>
</draw:frame>
 朝鲜在第一次发射失败后决心尝试第二次发射 (路透社)</text:p>
      <text:p text:style-name="P4">
韩国表示，对坠入海中的朝鲜间谍卫星残骸进行的分析表明，该设备不具备有意义的军事用途。</text:p>
      <text:p text:style-name="P4">
朝鲜在今年5月31日发射了第一枚所谓的“军事间谍卫星”，但其火箭却在起飞后不久坠毁，并坠入了韩国西海岸附近的海域。</text:p>
      <text:p text:style-name="P4">
韩国军方几乎立即开始了打捞行动，在包含飞机、海军和深海潜水员的复杂行动中，打捞火箭碎片以及卫星本身。</text:p>
      <text:p text:style-name="P4">
韩国国防部在5日表示，韩国和美国的专家对这些部件进行了分析。</text:p>
      <text:p text:style-name="P4">
在为期36天的打捞行动结束后，韩国国防部表示，“评估认为这枚卫星根本不具备作为侦察卫星的军事用途”。</text:p>
      <text:p text:style-name="P4">
韩国科学技术政策研究所专家李春根（Lee Choon-geun）表示，初步评估表明，该卫星的侦察分辨率以及追踪目标的能力都很差。</text:p>
      <text:p text:style-name="P4">
<draw:frame draw:style-name="fr1" draw:name="Image40" text:anchor-type="as-char" svg:width="6.9236in" svg:height="4.123838in" draw:z-index="0">
<draw:image xlink:href="../Images/Aljazeera Chinese/2023-07-05T11-14-59/2023-05-31T023754Z_652336356_RC2E91AI1NSS_RTRMADP_3_NORTHKOREA-SATELLITE-SOUTHKOREA-1685502120-1688555392.jpg" xlink:type="simple" xlink:show="embed" xlink:actuate="onLoad" draw:mime-type="image/jpeg"/>
</draw:frame>
 复杂的打捞行动共持续了36天 (路透社)</text:p>
      <text:p text:style-name="P4">
将军事间谍卫星送入轨道，是朝鲜领导人金正恩的军事现代化计划中的关键要素，而金正恩曾表示，有必要加强对美国的监控。</text:p>
      <text:p text:style-name="P4">
在罕见地承认发射失败后，朝鲜表示将会进行另一次卫星发射。</text:p>
      <text:p text:style-name="P4">
拥有核武器的朝鲜自20世纪90年代以来，一直在推行其卫星发射计划。</text:p>
      <text:p text:style-name="P4">
在2012年和2016年，朝鲜发射了现在仍在轨道上运行的物体。朝鲜表示他们正在观察这些卫星，但尚未证实这些卫星仍在运行或传输信号。</text:p>
      <text:p text:style-name="P4">
朝鲜在今年5月份进行的发射受到了韩国、日本和西方国家的广泛谴责，这些国家认为朝鲜的发射活动违反了国际法和联合国安理会禁止朝鲜使用弹道导弹技术的决议。</text:p>
      <text:p text:style-name="P4">
朝鲜方面拒绝接受此类批评，并称其侵犯了该国自卫和进行太空探索的主权权利。</text:p>
      <text:p text:style-name="P4">
Source: <text:a xlink:type="simple" xlink:href="https://chinese.aljazeera.net/news/political/2023/7/5/%e4%b8%8d%e5%85%b7%e5%a4%87%e5%86%9b%e4%ba%8b%e7%94%a8%e9%80%94%e9%9f%a9%e5%9b%bd%e8%b4%ac%e6%8d%9f%e6%9c%9d%e9%b2%9c%e7%9a%84%e9%97%b4%e8%b0%8d%e5%8d%ab%e6%98%9f" text:style-name="Internet_20_link" text:visited-style-name="Visited_20_Internet_20_Link">
https://chinese.aljazeera.net/news/political/2023/7/5/%e4%b8%8d%e5%85%b7%e5%a4%87%e5%86%9b%e4%ba%8b%e7%94%a8%e9%80%94%e9%9f%a9%e5%9b%bd%e8%b4%ac%e6%8d%9f%e6%9c%9d%e9%b2%9c%e7%9a%84%e9%97%b4%e8%b0%8d%e5%8d%ab%e6%98%9f</text:a>
</text:p>
      <!--NEWS-->
      <text:h text:style-name="P10" text:outline-level="1">
<text:span text:style-name="T4">
日本可能从下个月开始具有争议的福岛核污染水排海</text:span>
</text:h>
      <text:p text:style-name="P4">
Author: 半岛电视台</text:p>
      <text:p text:style-name="P4">
Publisher: Al Jazeera</text:p>
      <text:p text:style-name="P4">
Published Time: 2023-07-05T12:37:06</text:p>
      <text:p text:style-name="P4">
Modified Time: 2023-07-05T12:37:06</text:p>
      <text:p text:style-name="P4">
Description: 日本政府最快在下个月就可以开始将经过处理但仍具有放射性的核污染水从被毁的福岛核电站排放到太平洋内。</text:p>
      <text:p text:style-name="P4">
Images: ["<text:a xlink:type="simple" xlink:href="https://chinese.aljazeera.net/wp-content/uploads/2023/07/image-11-1688557129.jpg" text:style-name="Internet_20_link" text:visited-style-name="Visited_20_Internet_20_Link">
image-11-1688...</text:a>
", "<text:a xlink:type="simple" xlink:href="https://chinese.aljazeera.net/wp-content/uploads/2023/07/2023-07-04T075648Z_107088217_RC27W1A4G8JH_RTRMADP_3_JAPAN-FUKUSHIMA-IAEA-KISHIDA-1688527542-1688557376.jpg" text:style-name="Internet_20_link" text:visited-style-name="Visited_20_Internet_20_Link">
2023-07-04T07...</text:a>
", "<text:a xlink:type="simple" xlink:href="https://chinese.aljazeera.net/wp-content/uploads/2023/07/33MJ9CA-highres-1688527535-1688557438.jpg" text:style-name="Internet_20_link" text:visited-style-name="Visited_20_Internet_20_Link">
33MJ9CA-highr...</text:a>
"]</text:p>
      <text:p text:style-name="P4">
Topics: ['政治', '新闻']</text:p>
      <text:p text:style-name="P4">
Keywords: ['政治', '新闻', '世界', '日本']</text:p>
      <text:p text:style-name="P4">
Type: Article</text:p>
      <!--METADATA-->
      <text:p text:style-name="P4">
<draw:frame draw:style-name="fr1" draw:name="Image41" text:anchor-type="as-char" svg:width="6.9236in" svg:height="3.883463in" draw:z-index="0">
<draw:image xlink:href="../Images/Aljazeera Chinese/2023-07-05T12-37-06/image-11-1688557129.jpg" xlink:type="simple" xlink:show="embed" xlink:actuate="onLoad" draw:mime-type="image/jpeg"/>
</draw:frame>
 福岛附近海域的渔船 (通讯社)</text:p>
      <text:p text:style-name="P4">
日本政府最快在下个月就可以开始将经过处理但仍具有放射性的核污染水从被毁的福岛核电站排放到太平洋内——国际原子能机构（联合国核监督机构）在经过为期两年的审查后为这项具有争议的计划开放了绿灯。</text:p>
      <text:p text:style-name="P4">
“日本经济新闻”在5日报道称，由于担心排放核污染水所造成的影响，日本将很快向当地社区和邻国官员解释这项计划，目前，这些核污染水被储存在该核电站周围的1000多个巨型水箱内。</text:p>
      <text:p text:style-name="P4">
国际原子能机构总干事拉斐尔·格罗西在4日表示，该机构在为期两年的安全审查后得出的结论认为，这项计划“符合相关的国际安全标准”，此外，“处理后的水将在受控的状态下逐步排放到大海，其对人类和环境的放射性影响可以忽略不计”。</text:p>
      <text:p text:style-name="P4">
预计格罗西将于5日同日本首相岸田文雄一起前往福岛核电站。</text:p>
      <text:p text:style-name="P4">
自2011年3月的海啸摧毁福岛核电站的电力和冷却系统，并引发自切尔诺贝利核事故以来世界上最为严重的核灾难之后，该核电站已蓄水超过130万吨，足以填满500个奥林匹克运动会规模的游泳池。</text:p>
      <text:p text:style-name="P4">
其中大部分的污染水都来自对3个受损反应堆的冷却过程，而被称为先进液体处理系统（ALPS）的泵送和过滤系统，每天都会提取大量新污染的水并过滤掉其中大部分的放射性元素。</text:p>
      <text:p text:style-name="P4">
<draw:frame draw:style-name="fr1" draw:name="Image42" text:anchor-type="as-char" svg:width="6.9236in" svg:height="4.608995in" draw:z-index="0">
<draw:image xlink:href="../Images/Aljazeera Chinese/2023-07-05T12-37-06/2023-07-04T075648Z_107088217_RC27W1A4G8JH_RTRMADP_3_JAPAN-FUKUSHIMA-IAEA-KISHIDA-1688527542-1688557376.jpg" xlink:type="simple" xlink:show="embed" xlink:actuate="onLoad" draw:mime-type="image/jpeg"/>
</draw:frame>
拉斐尔·格罗西（左）将国际原子能机构的报告交给日本首相岸田文雄 (法国媒体)</text:p>
      <text:p text:style-name="P4">
尽管如此，在2021年4月首次宣布的排水计划，还是遭到了日本各个邻国、太平洋岛国以及福岛及其周边地区渔业和农业社区的强烈抵制——他们担心自己的生计受到影响。</text:p>
      <text:h text:style-name="P13" text:outline-level="4">
<text:span text:style-name="T4">
“仓促排水”</text:span>
</text:h>
      <text:p text:style-name="P4">
大部分的担忧都集中在氚的存在上——氚是氢的放射性同位素，而且很难从水中去除。</text:p>
      <text:p text:style-name="P4">
国际原子能机构表示，在排放之前，日本将会稀释排放水，使氚含量低于监管标准，而联合国监督机构将会“持续驻守现场，并自排水之时起，在其网站上提供对排放设施的实时在线监测”。</text:p>
      <text:p text:style-name="P4">
这个过程预计需要几十年的时间。</text:p>
      <text:p text:style-name="P4">
格罗西将于本周五离开日本后，前往韩国、新西兰以及库克群岛。</text:p>
      <text:p text:style-name="P4">
中国一直是针对该排水计划最激烈的批评者之一。在国际原子能机构报告发布后，中国外交部在一份声明中批评该机构“仓促发布”报告，并称该报告“未能充分反映参与审查的专家观点”。但它没有详细说明这个问题。</text:p>
      <text:p text:style-name="P4">
声明强调，“我们再次敦促日方停止核污染水排海计划，切实以科学、安全、透明的方式进行处置”，“如果日方一意孤行，就必须承担由此产生的一切后果。”</text:p>
      <text:p text:style-name="P4">
<draw:frame draw:style-name="fr1" draw:name="Image43" text:anchor-type="as-char" svg:width="6.9236in" svg:height="4.561011in" draw:z-index="0">
<draw:image xlink:href="../Images/Aljazeera Chinese/2023-07-05T12-37-06/33MJ9CA-highres-1688527535-1688557438.jpg" xlink:type="simple" xlink:show="embed" xlink:actuate="onLoad" draw:mime-type="image/jpeg"/>
</draw:frame>
韩国人抗议日本的核污染水排海计划 (法国媒体)</text:p>
      <text:p text:style-name="P4">
与此同时，韩联社援引韩国总统尹锡悦办公室一位官员的话称，韩国方面表示，虽然尊重国际原子能机构的报告，但其首要任务仍然是保障“我们人民的健康和安全”。</text:p>
      <text:p text:style-name="P4">
由于担心辐射危害，韩国已于2013年禁止从福岛附近的日本八县进口一切海鲜，并表示将在未来100天内对食品进行“前所未有的严格检查”，以确保进口商、分销商和零售商正确遵守食品安全规定。</text:p>
      <text:p text:style-name="P4">
Source: <text:a xlink:type="simple" xlink:href="https://chinese.aljazeera.net/news/political/2023/7/5/%e6%97%a5%e6%9c%ac%e5%8f%af%e8%83%bd%e4%bb%8e%e4%b8%8b%e4%b8%aa%e6%9c%88%e5%bc%80%e5%a7%8b%e5%85%b7%e6%9c%89%e4%ba%89%e8%ae%ae%e7%9a%84%e7%a6%8f%e5%b2%9b%e6%a0%b8%e6%b1%a1%e6%9f%93%e6%b0%b4%e6%8e%92" text:style-name="Internet_20_link" text:visited-style-name="Visited_20_Internet_20_Link">
https://chinese.aljazeera.net/news/political/2023/7/5/%e6%97%a5%e6%9c%ac%e5%8f%af%e8%83%bd%e4%bb%8e%e4%b8%8b%e4%b8%aa%e6%9c%88%e5%bc%80%e5%a7%8b%e5%85%b7%e6%9c%89%e4%ba%89%e8%ae%ae%e7%9a%84%e7%a6%8f%e5%b2%9b%e6%a0%b8%e6%b1%a1%e6%9f%93%e6%b0%b4%e6%8e%92</text:a>
</text:p>
      <!--NEWS-->
      <text:h text:style-name="P10" text:outline-level="1">
<text:span text:style-name="T4">
伊朗新税收制度如何影响公民生活？</text:span>
</text:h>
      <text:p text:style-name="P4">
Author: 半岛电视台</text:p>
      <text:p text:style-name="P4">
Publisher: Al Jazeera</text:p>
      <text:p text:style-name="P4">
Published Time: 2023-07-05T12:38:20</text:p>
      <text:p text:style-name="P4">
Modified Time: 2023-07-05T12:38:20</text:p>
      <text:p text:style-name="P4">
Description: 62 岁的古拉姆·阿里在离开首都德黑兰南部梅拉特银行的汇款亭时抱怨道：“自从赢得上届总统选举以来，（伊朗）保守派政府一直致力于探索在各个领域征收更多税收，而公民的生活状况却没有得到改善。”</text:p>
      <text:p text:style-name="P4">
Images: ["<text:a xlink:type="simple" xlink:href="https://chinese.aljazeera.net/wp-content/uploads/2023/07/1-1688557839.png" text:style-name="Internet_20_link" text:visited-style-name="Visited_20_Internet_20_Link">
1-1688557839.png</text:a>
"]</text:p>
      <text:p text:style-name="P4">
Topics: ['专家专栏', '政治', '新闻', '经济']</text:p>
      <text:p text:style-name="P4">
Keywords: ['专家专栏', '政治', '新闻', '经济', '伊朗']</text:p>
      <text:p text:style-name="P4">
Type: Article</text:p>
      <!--METADATA-->
      <text:p text:style-name="P4">
<draw:frame draw:style-name="fr1" draw:name="Image44" text:anchor-type="as-char" svg:width="6.9236in" svg:height="4.612736in" draw:z-index="0">
<draw:image xlink:href="../Images/Aljazeera Chinese/2023-07-05T12-38-20/1-1688557839.png" xlink:type="simple" xlink:show="embed" xlink:actuate="onLoad" draw:mime-type="image/png"/>
</draw:frame>
伊朗总统易卜拉欣·莱希证实，税收收入将用于支持国内生产（路透）</text:p>
      <text:p text:style-name="P4">
62岁的古拉姆·阿里在离开首都德黑兰南部梅拉特银行的汇款亭时抱怨道：“自从赢得上届总统选举以来，（伊朗）保守派政府一直致力于探索在各个领域征收更多税收，而公民的生活状况却没有得到改善。”他此前得知，根据伊朗新税法，汇款费用增加了一倍。</text:p>
      <text:p text:style-name="P4">
古拉姆·阿里在接受半岛电视台采访时表示，鉴于有影响力的政党逃税，他对政府的决定和颁布新法律表示不满，这些法律对普通公民的所有活动征收更多税。</text:p>
      <text:p text:style-name="P4">
然而，银行员工穆罕默德·阿里（44岁）则表达了不同意见，他认为，这些决定对于提高税收在预算中的份额是必要的，过去几年，预算一直遭受赤字。</text:p>
      <text:p text:style-name="P4">
本伊朗年度（3月21日开始）的总预算法草案显示，税收收入比去年增加了约50%，年度预算价值 1157 万亿伊朗土曼（1 美元相当于 5万土曼），新一年的税收收入将超过 838 万亿土曼。</text:p>
      <text:h text:style-name="P13" text:outline-level="4">
<text:span text:style-name="T4">
反应不同</text:span>
</text:h>
      <text:p text:style-name="P4">
伊朗政府宣布对空置房屋、豪华公寓、豪华汽车、汇款、名人、社交媒体平台上的内容制作者、外币存款以及其他新开发领域的存款——例如买卖黄金、硬币、硬通货、房地产和汽车——征税，此消息一出，立即引发伊朗各界的不同反应。</text:p>
      <text:p text:style-name="P4">
伊朗政府经济团队辩称，新税法的颁布，旨在为那些一直在房价、汽车和硬通货价格上涨中扮演负面角色的经纪人挡路，他们通过垄断商品，等待价格上涨。</text:p>
      <text:p text:style-name="P4">
伊朗总统易卜拉欣·莱希早些时候宣布，政府将利用税收收入支持生产车轮，他并强调，政府决心不让税收成为生产部门的压力因素。</text:p>
      <text:p text:style-name="P4">
政府关于增税的决定得到了伊朗大部分民众的支持，因为伊朗收入减少、支出增加，这削弱了行政机关提供服务和履行其承诺的能力，而美国针对国民经济的制裁效果无效。</text:p>
      <text:h text:style-name="P13" text:outline-level="4">
<text:span text:style-name="T4">
增加的原因</text:span>
</text:h>
      <text:p text:style-name="P4">
与此同时，伊朗经济学家阿尔伯特·巴哈齐扬 (AlbertBaghazyan)将税收制度描述为与国民经济发展主要支柱之一的石油收入一样，并解释说，，鉴于经济低迷、国家收入下降和通货膨胀猖獗，税收仍然是弥补预算赤字和提供服务的有效途径，弥补预算赤字和提供服务的有效途径。</text:p>
      <text:p text:style-name="P4">
巴哈齐扬向半岛电视台证实，美国制裁导致石油出口下降以及该国难以获得石油收入，是伊朗政府采取对新经济领域征税的主要原因，由于新冠病毒大流行的爆发以及民众抗议和政府对能源支持的影响，伊朗的支出在过去一段时间有所增加。</text:p>
      <text:p text:style-name="P4">
巴哈齐扬表示，现任政府必须颁布新的税收法律，并强调，许多前任政府和议员都避免严格税收，以在即将到来的选举中赢得选票。</text:p>
      <text:h text:style-name="P13" text:outline-level="4">
<text:span text:style-name="T4">
广泛批评</text:span>
</text:h>
      <text:p text:style-name="P4">
新的税制修正案引发了经济界和政界的广泛批评，改革派政治家、议会国家安全和外交政策委员会前主席赫什马图拉·法拉哈特·比什表示，这对伊朗人民不公平，在世界大多数国家也是无与伦比的。</text:p>
      <text:p text:style-name="P4">
法拉哈特·比什在推特上写道：“现任政府和议会向公民征收了20多项新税，其中包括房地产税、租金税、汽车税、POS设备税、账单税、将资金从一个账户转移到另一个账户以及增加政府服务费用。”</text:p>
      <text:p text:style-name="P4">
前总统哈桑·鲁哈尼政府的通信和信息技术部长穆罕默德·贾瓦德·阿扎里·贾赫罗米对现任政府向社交媒体内容创作者征税的意图感到惊讶，他问道：“政府怎么能要求这样做？尽管社交媒体平台被封锁，但仍要向其用户征税吗？”他在自己的 Telegram 频道上写道，“我原以为政府会为向他们征税的活动提供服务和设施，而不是阻碍和阻止他们的活动。”</text:p>
      <text:h text:style-name="P13" text:outline-level="4">
<text:span text:style-name="T4">
“双重标准”</text:span>
</text:h>
      <text:p text:style-name="P4">
在此背景下，政治经济学研究员优素福·阿坎达博士嘲笑政府的“双重标准”说，“当局封锁 Instagram、推特和 Telegram等社交媒体平台，认为它们对社会和家庭有害，却会看到其中的经济利益，所以，在谈论税收时，它就变得很好而且有用。”</text:p>
      <text:p text:style-name="P4">
阿坎达在接受半岛电视台采访时表示，旨在提高税收在总预算中所占份额的努力与政府阻止制裁、增加石油出口量和获得收入的口号相矛盾，并强调说，增加税收将导致物价上涨，加剧通货膨胀，给贫困阶层带来压力，因为加税带来的后果将由消费者承担。</text:p>
      <text:p text:style-name="P4">
阿坎达解释说，由于政府工厂控制着汽车市场，公民花费大量资金购买与外国车型相比质量低劣的汽车，他并批评政府倾向于从其造成的经济衰退中获利。</text:p>
      <text:p text:style-name="P4">
这位伊朗研究人员认为，生活条件的恶化是该国不时爆发抗议活动的主要原因，他警告说，新的税收制度可能会再次引发社会局势的恶化。</text:p>
      <text:p text:style-name="P4">
Source: <text:a xlink:type="simple" xlink:href="https://chinese.aljazeera.net/opinions/expert-column/2023/7/5/%e4%bc%8a%e6%9c%97%e6%96%b0%e7%a8%8e%e6%94%b6%e5%88%b6%e5%ba%a6%e5%a6%82%e4%bd%95%e5%bd%b1%e5%93%8d%e5%85%ac%e6%b0%91%e7%94%9f%e6%b4%bb" text:style-name="Internet_20_link" text:visited-style-name="Visited_20_Internet_20_Link">
https://chinese.aljazeera.net/opinions/expert-column/2023/7/5/%e4%bc%8a%e6%9c%97%e6%96%b0%e7%a8%8e%e6%94%b6%e5%88%b6%e5%ba%a6%e5%a6%82%e4%bd%95%e5%bd%b1%e5%93%8d%e5%85%ac%e6%b0%91%e7%94%9f%e6%b4%bb</text:a>
</text:p>
      <!--NEWS-->
      <text:h text:style-name="P10" text:outline-level="1">
<text:span text:style-name="T4">
评论 | 王丹：香港失去自由的四大教训</text:span>
</text:h>
      <text:p text:style-name="P4">
Author: None</text:p>
      <text:p text:style-name="P4">
Publisher: Radio Free Asia (Organization)</text:p>
      <text:p text:style-name="P4">
Published Time: 2023-07-05T12:43:00-04:00</text:p>
      <text:p text:style-name="P4">
Modified Time: 2023-07-05T21:55:46-04:00</text:p>
      <text:p text:style-name="P4">
Description: None</text:p>
      <text:p text:style-name="P4">
Videos: []</text:p>
      <text:p text:style-name="P4">
Audios: ["<text:a xlink:type="simple" xlink:href="https://www.rfa.org/mandarin/pinglun/wangdan/wd-070320230940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4.612011in" draw:z-index="0">
<draw:image xlink:href="../Images/rfamandarin/2023-07-05T12-43-00-04-00/000000.png" xlink:type="simple" xlink:show="embed" xlink:actuate="onLoad" draw:mime-type="image/png"/>
</draw:frame>
 2023年6月28日观看香港维多利亚港的游客 <text:a xlink:type="simple" xlink:href="https://www.rfa.org/mandarin/pinglun/wangdan/wd-07032023094010.html/@@images/image" text:style-name="Internet_20_link" text:visited-style-name="Visited_20_Internet_20_Link">
</text:a>
路透社图片  <text:a xlink:type="simple" xlink:href="https://www.rfa.org/mandarin/pinglun/wangdan/wd-07032023094010.html/@@stream" text:style-name="Internet_20_link" text:visited-style-name="Visited_20_Internet_20_Link">
Audio-1-Link：https://www.rfa.org/mandarin/pinglun/wangdan/wd-07032023094010.html/@@stream</text:a>
</text:p>
      <text:p text:style-name="P4">
刚刚过去的7月1日，是香港回归中国26周年纪念日，也是香港实施迫害人权的恶法《国安法》的3周年纪念日。今天的香港，已经失去了过去的民主，法治和自由，国安法实施三年以来，据统计，现在香港的监狱中至少有<text:a xlink:type="simple" xlink:href="https://www.washingtonpost.com/opinions/2023/07/01/hong-kong-china-crackdown-democracy/" text:style-name="Internet_20_link" text:visited-style-name="Visited_20_Internet_20_Link">
 1500名政治犯 </text:a>
，其中一半的年纪在25岁以下。香港，可以说已经成了人权洼地。从崇尚法治，经济繁荣，人民拥有很大程度的自由走到今天，我们当然要批判中共的暴政，但与此同时，回顾几十年来香港走过的道路，我觉有四大教训，也是需要港人，以及自由世界认真反思和反省的：    首先，香港人，尤其是民主派，从1984年中英开始谈判香港前途以来，太轻信中共的承诺。1997年以后，维园晚会照样举办，新闻自由仍旧维持，港人过多地看到了“一国两制”中维持香港自由的部分，但忽视了逐步发生的媒体自律，中共影响的渗透，以及绵密的认知作战等其实正在发生改变的事情。善良的香港人，总觉得事情不至于走到今天这步，放松警惕，可以说是一大教训。事实证明，对于中共来说，一切都是体制的问题，我们绝不能因为某个人的口头承诺就忘记极权体制的真实性质。    其次，港人在某种程度上过于自信。当几十万， <text:a xlink:type="simple" xlink:href="https://www.rfa.org/mandarin/yataibaodao/gangtai/hc-06102019105218.html" text:style-name="Internet_20_link" text:visited-style-name="Visited_20_Internet_20_Link">
 上百万人上街</text:a>
维护香港自由的同时，很多人忘记了或者轻视了两件事：第一，香港反抗者很多，但支持中共的蓝丝也很多，没有后者的支持，中共也是很难平息香港事态的；第二，即使是抗争着，内部凝聚力也是不够的。2019年前，年轻世代就和泛民发生冲突，港大学生会自办六四晚会，甚至反对纪念六四。结果呢？现在在香港，哪裡都不可以办了。后来在2019年的时候才开始主张不割席，但已经晚了。这是惨痛的教训。    第三，过于寄希望于国际社会的支援。事实证明，这是不切实际的幻想。针对香港的局势，国际社会的声援和谴责当然会有，但用处并不大。1989年的北京大屠杀震惊世界，国际制裁和声援的力度比今天大，当时都没有起多大作用，何况香港问题呢？人道性质的事情，国际社会一定不遗馀力，例如收留难民，给予政治庇护，但让其他国家为了香港的利益，与中共决裂，几乎是不可能的。香港要有未来，还是要靠港人自己的努力。    第四个教训，其实是需要自由世界，尤其是台湾吸取的，那就是中共是如何渗透，然后一步步拿下香港的，这是一套有规划的做法，包括：1）先答应很好的条件并维持一段时间，2）部分满足港人治港，让本土香港人当特首；3）软土深掘，不知不觉中渗透：拉拢，利诱，让恐惧慢慢地，不为人注意地在社会中扩散；4）打击民主派：抹黑，分化，让反对派失去话语权；派人扮演激进派，进入民主阵营，关键时刻跳出来打击自己人；5）通过认知作战，讲一些似是而非的道理，让社会不辨是非；6）重点打击最坚定的反共力量，孤立对方，如林荣基的书店等等；7）最后，图穷匕见，国安法实施，到这个阶段，一切都来不及了。这一点，很值得外界深思。</text:p>
      <text:p text:style-name="P4">
我们必须持续关注香港，就是因为香港的教训是付出了重大的代价换来的，吸取这些教训，不仅有助于我们认识习近平政权的本质，也有助于台湾和国际社会警惕中共的下一步。如果现在还不吸取教训，自由世界会被中共一步步蚕食。</text:p>
      <text:p text:style-name="P4">
（文章只代表特约评论员个人的立场和观点）</text:p>
      <text:p text:style-name="P4">
Source: <text:a xlink:type="simple" xlink:href="https://www.rfa.org/mandarin/pinglun/wangdan/wd-07032023094010.html" text:style-name="Internet_20_link" text:visited-style-name="Visited_20_Internet_20_Link">
https://www.rfa.org/mandarin/pinglun/wangdan/wd-07032023094010.html</text:a>
</text:p>
      <!--NEWS-->
      <text:h text:style-name="P10" text:outline-level="1">
<text:span text:style-name="T4">
香港国安法“域外效力”引发寒蝉效应 海外港人的噤声与坚持</text:span>
</text:h>
      <text:p text:style-name="P4">
Author: https://www.facebook.com/bbcworldservice/</text:p>
      <text:p text:style-name="P4">
Publisher: BBC News 中文</text:p>
      <text:p text:style-name="P4">
Published Time: 2023-07-05T12:51:29.000Z</text:p>
      <text:p text:style-name="P4">
Modified Time: 2023-07-05T12:51:29.000Z</text:p>
      <text:p text:style-name="P4">
Description: 香港政府试图推行国安法的“域外效力”，高调悬红通缉八名港人。有海外港人说现在每次返港都提心吊胆，甚至会请朋友陪同搭飞机。</text:p>
      <text:p text:style-name="P4">
Images: ["<text:a xlink:type="simple" xlink:href="https://ichef.bbci.co.uk/news/640/cpsprodpb/12A47/production/_130295367_ede0c4d6-81eb-4f51-b732-434dace4988e.jpg" text:style-name="Internet_20_link" text:visited-style-name="Visited_20_Internet_20_Link">
_130295367_ed...</text:a>
"]</text:p>
      <text:p text:style-name="P4">
Videos: ["<text:a xlink:type="simple" xlink:href="https://www.bbc.com/ws/av-embeds/cps/zhongwen/simp/chinese-news-66107890/p0d7g9m5/zh-hans" text:style-name="Internet_20_link" text:visited-style-name="Visited_20_Internet_20_Link">
zh-hans</text:a>
", "<text:a xlink:type="simple" xlink:href="https://www.bbc.com/ws/av-embeds/cps/zhongwen/simp/chinese-news-66107890/p0fyshx3/zh-hans" text:style-name="Internet_20_link" text:visited-style-name="Visited_20_Internet_20_Link">
zh-hans</text:a>
"]</text:p>
      <text:p text:style-name="P4">
Tags: ['香港版国安法', '政治']</text:p>
      <text:p text:style-name="P4">
Type: Article</text:p>
      <!--METADATA-->
      <text:h text:style-name="P12" text:outline-level="3">
<text:span text:style-name="T4">
香港国安法“域外效力”引发寒蝉效应 海外港人的噤声与坚持</text:span>
</text:h>
      <ul>
        <li>
李澄欣   * BBC中文记者</li>
      </ul>
      <text:p text:style-name="P4">
2023年7月5日<draw:frame draw:style-name="fr1" draw:name="Image47" text:anchor-type="as-char" svg:width="6.9236in" svg:height="3.894525in" draw:z-index="0">
<draw:image xlink:href="../Images/BBC Chinese/2023-07-05T12-51-29.000Z/_130295367_ede0c4d6-81eb-4f51-b732-434dace4988e.jpg" xlink:type="simple" xlink:show="embed" xlink:actuate="onLoad" draw:mime-type="image/jpeg"/>
</draw:frame>
</text:p>
      <text:p text:style-name="P4">
图像来源，  Getty Images</text:p>
      <text:p text:style-name="P4">
图像加注文字，</text:p>
      <text:p text:style-name="P4">
在国安法压力下，有海外港人参与政治活动时不敢露脸，图为台北的香港人集会。</text:p>
      <text:p text:style-name="P4">
<text:span text:style-name="T4">
“离开了香港也没有100%的自由，那个威胁每一日都围绕着你，无论你在哪里都会恐惧。” 香港籍记者绮婷（化名）对BBC中文说。</text:span>
</text:p>
      <text:p text:style-name="P4">
绮婷在香港国安法（下称《国安法》）实施后调派到台湾任职，经常在当地采访港人集会活动及接触政治敏感人士，她说最近大半年倍感压力。</text:p>
      <text:p text:style-name="P4">
“采访的话，现在海外比香港更危险，因为香港在政治镇压下表面上很平静，也没有什么示威集会，反而海外持续有，所有敏感的东西和人物都在海外，而你不知道他的红线在哪。”</text:p>
      <text:p text:style-name="P4">
她说撰写报道时会出现自我审查，避免写“香港独立”等字眼。“心情很矛盾，作为海外记者我应该可以如实报道，但又会担心回香港会出事。”</text:p>
      <text:p text:style-name="P4">
她出于个人原因需要经常返港，每次都提心吊胆，并做好被捕的准备，出发前预先删除手机资料和联络律师，甚至请朋友陪同搭飞机。</text:p>
      <text:p text:style-name="P4">
“万一我被带去黑房问话或拘捕，都有朋友立刻知道。因为还未入境、一下飞机就可以带走你，到时香港政府可以说没有我的入境纪录，而台湾政府又说我已经出境，那就会失联。”</text:p>
      <text:p text:style-name="P4">
<text:a xlink:type="simple" xlink:href="https://www.bbc.com/zhongwen/simp/chinese-news-66094657" text:style-name="Internet_20_link" text:visited-style-name="Visited_20_Internet_20_Link">
 香港警方悬红百万通缉社运人士，罗冠聪担忧安全受威胁 </text:a>
  * <text:a xlink:type="simple" xlink:href="https://www.bbc.com/zhongwen/simp/world-65385367" text:style-name="Internet_20_link" text:visited-style-name="Visited_20_Internet_20_Link">
 留日女生被捕 香港国安法“域外适用首案”的诸多细节 </text:a>
  * <text:a xlink:type="simple" xlink:href="https://www.bbc.com/zhongwen/simp/chinese-news-65842285" text:style-name="Internet_20_link" text:visited-style-name="Visited_20_Internet_20_Link">
 香港“反送中”四周年：禁书、禁语、自我审查与香港人被“再教育” </text:a>
  * <text:a xlink:type="simple" xlink:href="https://www.bbc.com/zhongwen/simp/chinese-news-66051256" text:style-name="Internet_20_link" text:visited-style-name="Visited_20_Internet_20_Link">
 香港政府将重推“23条”：与《国安法》有何差异？ </text:a>
  * <text:a xlink:type="simple" xlink:href="https://www.bbc.com/zhongwen/simp/chinese-news-65870520" text:style-name="Internet_20_link" text:visited-style-name="Visited_20_Internet_20_Link">
 香港反修例示威歌曲《愿荣光归香港》禁令 法院7月21日审理 </text:a>
</text:p>
      <text:h text:style-name="P12" text:outline-level="3">
<text:span text:style-name="T4">
“敲响警号”</text:span>
</text:h>
      <text:p text:style-name="P4">
</text:p>
      <text:p text:style-name="P4">
图像来源，  Getty Images</text:p>
      <text:p text:style-name="P4">
图像加注文字，</text:p>
      <text:p text:style-name="P4">
香港民主派前立法会议员罗冠聪2020年6月流亡，2021年获英国政治庇护，香港国安处悬红百万通缉他。</text:p>
      <text:p text:style-name="P4">
标榜“只针对一小撮人”的《国安法》实施三年至今，已有超过260人被捕，年龄介乎15至90岁，其中79人的案件已经审结，入罪率百分百，最高判囚九年。</text:p>
      <text:p text:style-name="P4">
在“域外效力”条款下，不只香港境内居民受影响，海外人士也在法网之内。</text:p>
      <text:p text:style-name="P4">
《国安法》第37条和38条规定，“香港永久性居民或者在香港成立的公司、团体等法人或者非法人组织在香港以外实施本法规定的犯罪的”，以及“不具有香港永久性居民身份的人在香港以外针对香港实施本法规定的犯罪的”，均适用于本法。</text:p>
      <text:p text:style-name="P4">
香港警务处国安处7月3日通缉罗冠聪、许智峯、郭荣铿等八名海外港人，指他们涉嫌触犯勾结外国势力、煽动分裂国家、煽动颠覆国家政权罪，每人悬红100万港元。《南华早报》引述消息称，通缉名单上还有数以十计海外港人。</text:p>
      <text:p text:style-name="P4">
此前，一名23岁留学日本的香港女生3月返港更换身分证时被捕，她2019年后一直在日本，被指在网上发布“港独”讯息涉违国安法，这是香港首宗涉及国安法“域外效力”的案件。</text:p>
      <text:p text:style-name="P4">
绮婷形容，该案件为海外人士敲响警号。“证实了这个威胁不是我们凭空想像出来，是真实发生的。国安连一个普通留学生在网上写东西都查到，大家真的不能有侥幸之心。”</text:p>
      <text:p text:style-name="P4">
她说事件曝光后，在台港人的受访意愿明显降低，即使愿意受访也格外慎言，甚至会主动要求媒体“帮忙过滤掉太激进的言论”。</text:p>
      <text:p text:style-name="P4">
在英港人也感受到寒蝉效应，网络电台主持人曹嘉超（外号“曹总”）移居英国后在YouTube创立政论节目“香港冇格仔”（Hong KongUncensored），每天开直播谈香港事务，他说这个夏天举办了多场网聚，很多网友都有顾虑，连出席与政治无关的公益筹款晚宴也会戴口罩遮脸。</text:p>
      <text:p text:style-name="P4">
“大家不会特别讨论，但心里有数。其实被通缉还好，起码你知道他们想抓你，日本留学生案才更令港人担心，你不知道入境会不会出事，这种鬼鬼祟祟的手法更恐怖。”</text:p>
      <text:p text:style-name="P4">
在英国成立港人社区文化团体的Emily（化名）也对BBC中文表示，其组织连续两年举办抗议港府侵犯人权的静默集会，今年的活动人数大受影响。</text:p>
      <text:p text:style-name="P4">
“参加者还是会照来，也说很支持我们的活动，但就站得远远的，在外围、不会被人拍到的地方，也一定不会拿展示牌。我们尊重和理解，始终如果还需要回香港，会有一定的风险。”</text:p>
      <text:h text:style-name="P12" text:outline-level="3">
<text:span text:style-name="T4">
现实中的操作</text:span>
</text:h>
      <text:p text:style-name="P4">
</text:p>
      <text:p text:style-name="P4">
图像来源，  Getty Images</text:p>
      <text:p text:style-name="P4">
图像加注文字，</text:p>
      <text:p text:style-name="P4">
图为七一“主权移交纪念日”在铜锣湾街头巡逻的香港警察</text:p>
      <text:p text:style-name="P4">
香港警务处国家安全处总警司李桂华日前在记者会上强调，警方悬红通缉海外港人不是“做政治骚”（作政治秀），而是“执法”，但他同时承认无法在海外执法，被通缉者只要不回香港，就无法拘捕他们。</text:p>
      <text:p text:style-name="P4">
八人身处的英美澳，已于2020年《国安法》生效后取消与香港的《逃犯协议》，目前仅10国保留相关协议，包括捷克、印度、印尼、韩国、马来西亚、菲律宾、葡萄牙、新加坡、南非和斯里兰卡。</text:p>
      <text:p text:style-name="P4">
但即使被通缉人士进入上述10国，也不意味当地政府会向港府交人，因为根据《联合国引渡示范条约》第3条，若犯罪行为属政治性罪行，不得准予引渡。</text:p>
      <text:p text:style-name="P4">
英国伦敦大学国王学院法学院访问研究员黎恩灏博士对BBC中文表示，国安法的域外效力是个迷思，“如果无法执法，那就只有政治效果，引起寒蝉效应”。他指出，港府藉法律和法庭做政治恫吓，只会进一步加快自由世界国家取消与香港的引渡协定。</text:p>
      <text:p text:style-name="P4">
已移居英国的香港公共行政学者钟剑华博士也指，港府扩大国安法网，但得不到国际社会的司法互助，形同“自嗨”。“为了过自己的权力之瘾、显示自己法力无边，而不看大局，结果害了香港，连其他正常的司法互助环节都受影响。”</text:p>
      <text:p text:style-name="P4">
他批评，目前香港的做法比中国大陆更野蛮，近20年没有听过海外中国人包括民运人士，在境外讲了什么而被大陆当局悬红通缉。“香港现在不只是和大陆接轨，而是青出于蓝。”</text:p>
      <text:h text:style-name="P12" text:outline-level="3">
<text:span text:style-name="T4">
跨国镇压的各种手段</text:span>
</text:h>
      <text:p text:style-name="P4">
</text:p>
      <text:p text:style-name="P4">
图像来源，  Getty Images</text:p>
      <text:p text:style-name="P4">
图像加注文字，</text:p>
      <text:p text:style-name="P4">
2017年初中国亿万富豪肖建华在香港四季酒店被带走并送到大陆，录像显示他当时坐在轮椅上被人推走，头部用毯子蒙着。图为四季酒店的资料图片。</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曾在香港公民团体任职领导层的港人阿敬（化名），在国安法实施后流亡英国并继续从事政策倡议工作。他说对于国安法的域外效力社运圈内人都不惊讶，但也会担心人身安全。</text:p>
      <text:p text:style-name="P4">
“一直都有做风险评估，但再次互相提醒，有什么国家与中国、香港有引渡条款，以及通缉令出来后每个国家怎么回应。”</text:p>
      <text:p text:style-name="P4">
八名被悬红通缉的港人身处英美澳，有关国家都已发声批评港府引用国安法的法外治权。但建制派行政会议成员、资深大律师汤家骅在电台节目称，不能排除被通缉者可能经过香港的友好国家时，被当地以行政手段移送回港的可能性。</text:p>
      <text:p text:style-name="P4">
法律学者黎恩灏指出，除了要留意正规的逃犯引渡协议，更要提防当局用非正式方式威吓海外人士。“中国跨国镇压（transnationalrepression）的行为已是国际议题，很多报道都揭发中共设有海外警察站，而绑架海外人士回国是一直在发生的事，铜锣湾书店、肖建华事件都是著名例子。”</text:p>
      <text:p text:style-name="P4">
人权组织“保护卫士”（Safeguard Defenders）去年发表报告指，至少有102个海外警察站正在运作，分布在全球53个国家，包括英国和荷兰。</text:p>
      <text:p text:style-name="P4">
该组织报告又指，中国逼迫外逃人士回国的手段，包括以在国内的家人为筹码、海外代理人劝说威胁及绑架。其中，绑架案主要发生在泰国等与北京关系密切的威权国家，也有些情况是，通缉目标在东道国执法部门的非法或秘密合作行动中被捕，之后移交给中国当局。</text:p>
      <text:p text:style-name="P4">
对此，中国政府一直否认，并表示所谓的海外警察站，其实是涉侨事务海外服务站。</text:p>
      <text:p text:style-name="P4">
香港浸会大学政治及国际关系学系副教授陈家洛对BBC中文说，相比“绑架”，中共更常见的策略是“人民鬥人民”，发动海外亲中社群攻击海外港人。</text:p>
      <text:p text:style-name="P4">
去年10月，中国驻曼彻斯特总领事馆人员殴打在门外示威的港人。今年6月，有港人在英国南安普敦（Southampton；修咸顿）参加反修例运动纪念集会后，遭中国留学生袭击。</text:p>
      <text:p text:style-name="P4">
在英国组织港人活动的Emily说，近月发现有不明来历、怀疑是来自中国大陆的人混进场地。“在香港电影放映会，他在场内四处走来走去，行为举止很不正常，我们问他他才走。也曾经有人偷拍参加者的大头照，我走去阻止他，他就扮成韩国人，但明明一看就是大陆人，也有义工听到他讲普通话。”</text:p>
      <text:p text:style-name="P4">
她说现在人人自危，办活动都很注意保安措施，事前必定通知本地警方。“这里的警察很重视仇恨罪案（hatecrime），会主动关心我们的情况，了解有没有人来骚扰我们。”</text:p>
      <text:p text:style-name="P4">
<text:a xlink:type="simple" xlink:href="https://www.bbc.com/ws/av-embeds/cps/zhongwen/simp/chinese-news-66107890/p0d7g9m5/zh-hans" text:style-name="Internet_20_link" text:visited-style-name="Visited_20_Internet_20_Link">
 Video-1-Link：/ws/av-embeds/cps/zhongwen/simp/chinese-news-66107890/p0d7g9m5/zh-hans </text:a>
 <text:span text:style-name="T4">
你的器材不支持播放多媒体材料</text:span>
视频加注文字，</text:p>
      <text:p text:style-name="P4">
中共二十大开幕之际，一群居英港人到中国驻曼彻斯特总领事馆抗议，遭不明身份人员推搡殴打。</text:p>
      <text:p text:style-name="P4">
<text:a xlink:type="simple" xlink:href="https://www.bbc.com/zhongwen/simp/uk-63295595" text:style-name="Internet_20_link" text:visited-style-name="Visited_20_Internet_20_Link">
 中共二十大：居英港人曼城示威风波 英国首相称“令人深感忧虑” </text:a>
  * <text:a xlink:type="simple" xlink:href="https://www.bbc.com/zhongwen/simp/world-65308000" text:style-name="Internet_20_link" text:visited-style-name="Visited_20_Internet_20_Link">
 美国联邦调查局拘捕两名中国海外“秘密警察站”人员 </text:a>
  * <text:a xlink:type="simple" xlink:href="https://www.bbc.com/zhongwen/simp/world-63411285" text:style-name="Internet_20_link" text:visited-style-name="Visited_20_Internet_20_Link">
 被指在荷兰非法设警局“劝返”异议人士 中国外交部否认 </text:a>
  * <text:a xlink:type="simple" xlink:href="https://www.bbc.com/zhongwen/simp/chinese-news-43014393" text:style-name="Internet_20_link" text:visited-style-name="Visited_20_Internet_20_Link">
 中国公安部安排媒体访问桂敏海：“我成了瑞典人的棋子，我想待在中国” </text:a>
  * <text:a xlink:type="simple" xlink:href="https://www.bbc.com/zhongwen/simp/world-56587344" text:style-name="Internet_20_link" text:visited-style-name="Visited_20_Internet_20_Link">
 海外维吾尔人站出来指控中国政府后付出的代价 </text:a>
  * <text:a xlink:type="simple" xlink:href="https://www.bbc.com/zhongwen/simp/chinese-news-39023760" text:style-name="Internet_20_link" text:visited-style-name="Visited_20_Internet_20_Link">
 肖建华失踪前细节被披露 “他知道有人来” </text:a>
</text:p>
      <text:h text:style-name="P12" text:outline-level="3">
<text:span text:style-name="T4">
“反而更加团结”</text:span>
</text:h>
      <text:p text:style-name="P4">
</text:p>
      <text:p text:style-name="P4">
图像来源，  Getty Images</text:p>
      <text:p text:style-name="P4">
图像加注文字，</text:p>
      <text:p text:style-name="P4">
部分海外港人表示会克服恐惧，图为2023年6月伦敦“反送中”纪念集会上一名参加者。</text:p>
      <text:p text:style-name="P4">
政治学者陈家洛指出，北京和港府藉域外效力打心理战，是当局维护国安的重要手法，用威吓手法打击反对阵营的士气。</text:p>
      <text:p text:style-name="P4">
公共行政学者钟剑华也表示，日本留学生案是让会回港的人噤声，通缉八人则是要让长居海外、不会回港的人也要收声，同时孤立相关人士，边缘化他们在海外的人权和政治游说工作。</text:p>
      <text:p text:style-name="P4">
流亡英国的政策倡议者阿敬说，通缉事件反而让海外港人更团结，甚至会加强与被通缉八人的联系。“我们做倡议的，压力一直都有，问题是如何克服恐惧。这次圈内人的态度是，不能因为他制造恐惧而退缩，要团结一致地面对，未来会更多合作和互助。”</text:p>
      <text:p text:style-name="P4">
身在英国的网络政论节目主持人曹嘉超也表示，在压力下仍会维持每天两节直播，批评香港和中国大陆事务。“我当初离开香港，就是希望在海外有空间说话，没理由我来到英国也要守香港国安法和自我审查。正正因为他想赶绝所有敢言的人、想我们走了就不再代表港人发声，我更不能让他们得逞。”</text:p>
      <text:p text:style-name="P4">
但自由的代价是永别家乡，曹坦言移民初期还抱有一丝幻想，以为将来可以英国、香港两边走，现在已“彻底死心”。“国安法的清算不会一次完成，它变成了执行制度，有恒常的官僚和预算，要不断交数（交业绩），代表国安噩梦会没完没了。”</text:p>
      <text:p text:style-name="P4">
仍要经常来往港台的记者绮婷则说，自己面对的风险越来越高，若有一天不能承受就会辞职，但在那天来临之前还是会继续“踩钢线”报道真相。“做记者就是那么讨厌，你明知道有风险，但还是觉得有个使命感，想用自己的能力记录历史，继续写。”</text:p>
      <text:p text:style-name="P4">
<text:a xlink:type="simple" xlink:href="https://www.bbc.com/ws/av-embeds/cps/zhongwen/simp/chinese-news-66107890/p0fyshx3/zh-hans" text:style-name="Internet_20_link" text:visited-style-name="Visited_20_Internet_20_Link">
 Video-2-Link：/ws/av-embeds/cps/zhongwen/simp/chinese-news-66107890/p0fyshx3/zh-hans </text:a>
 <text:span text:style-name="T4">
你的器材不支持播放多媒体材料</text:span>
视频加注文字，</text:p>
      <text:p text:style-name="P4">
BBC纪录片：中国政府正在监视你吗？</text:p>
      <text:p text:style-name="P4">
Source: <text:a xlink:type="simple" xlink:href="https://www.bbc.com/zhongwen/simp/chinese-news-66107890" text:style-name="Internet_20_link" text:visited-style-name="Visited_20_Internet_20_Link">
https://www.bbc.com/zhongwen/simp/chinese-news-66107890</text:a>
</text:p>
      <!--NEWS-->
      <text:h text:style-name="P10" text:outline-level="1">
<text:span text:style-name="T4">
中国驻乌克兰大使馆转发核事故应对指南</text:span>
</text:h>
      <text:p text:style-name="P4">
Author: None (Language: zh)</text:p>
      <text:p text:style-name="P4">
Publisher: None</text:p>
      <text:p text:style-name="P4">
Time: 2023-07-05T12:54:00Z</text:p>
      <text:p text:style-name="P4">
Description: 乌克兰扎波罗热核电站目前仍面临严重安全威胁。乌克兰和俄罗斯双方都指责对方计划短期内袭击核电站。本周三，中国驻乌大使馆在其官方网页上转发乌克兰卫生部发布核事故应对指南，并提醒中国公民“切勿来乌”。</text:p>
      <text:p text:style-name="P4">
Videos: []</text:p>
      <text:p text:style-name="P4">
Images: []</text:p>
      <text:p text:style-name="P4">
Subject: 时政风云</text:p>
      <text:p text:style-name="P4">
Subjects: ['乌克兰', '岛屿主权争端', '专题报道：全景观看“习马会”', '中国', '中共十九大', '德中关系', '俄罗斯入侵乌克兰']</text:p>
      <text:p text:style-name="P4">
Keywords: ['乌克兰', '扎波罗热', '核电站', '袭击', '中国', '核事故']</text:p>
      <text:p text:style-name="P4">
ID: 66123550</text:p>
      <!--METADATA-->
      <text:p text:style-name="P4">
<text:a xlink:type="simple" xlink:href="https://www.dw.com/zh/overlay/image/article/66123550/66115918" text:style-name="Internet_20_link" text:visited-style-name="Visited_20_Internet_20_Link">
 </text:a>
</text:p>
      <text:p text:style-name="P4">
扎波罗热核电站是欧洲最大的核电站，装机容量6000兆瓦。自2022年3月初以来一直在俄罗斯控制之下。去年9月以来，所有六个反应堆都已关闭。</text:p>
      <text:p text:style-name="P4">
（德国之声中文网）莫斯科和基辅两方都指责对方有意在短期内袭击位于乌克兰南部的欧洲最大的核电站——扎波罗热核电站。乌克兰总统泽连斯基在周二（7月4日）晚间公布的每日视频讲话中说：“我们通过情报部门掌握到信息，俄罗斯军方在扎波罗热核电站的几个反应堆的顶端上放置了类似于爆炸物的物质。”</text:p>
      <text:p text:style-name="P4">
泽连斯基表示，俄罗斯方面可能模拟了对核电站的攻击，而乌克兰可能会被指控为幕后操纵者。他要求国际社会向俄罗斯加大压力阻止这一切的发生。</text:p>
      <text:p text:style-name="P4">
而莫斯科方面则指责，乌克兰军方正在策划袭击扎波罗热核电站。</text:p>
      <text:p text:style-name="P4">
乌克兰方面坚信，俄罗斯故意炸毁为扎波罗热核电站供应冷却水的重要建筑。许多国际专家也认为这很有可能，但是莫斯科坚决否认，并指责这是基辅所为。</text:p>
      <text:p text:style-name="P4">
乌克兰总统顾问波多利亚克（Mychajlo Podoljak）周二晚间在接受乌克兰电视台采访时批评国际原子能机构总干事格罗西（RafaelGrossi）时说：“那个人（格罗西）在处理核心风险的问题上完全发挥不出作用。”他说，国际原子能机构如果对俄罗斯原子能国有公司Rosatom施加压力，就可以迫使俄军撤军，并且清除扎波罗热核电站的地雷。</text:p>
      <text:p text:style-name="P4">
上周，格罗西表示，到目前为止， <text:a xlink:type="simple" xlink:href="https://www.dw.com/zh/zh/乌克兰局势最新进展iaea视察员前往扎波罗热核电站/a-62960223" text:style-name="Internet_20_link" text:visited-style-name="Visited_20_Internet_20_Link">
 国际原子能机构专家</text:a>
尚未发现扎波罗热核电站埋有地雷或其他爆炸物的明显迹象，但专家们在现场仍需要额外的通道以便进行进一步的检查。</text:p>
      <text:p text:style-name="P4">
波多利亚克把格罗西称作“那个人”，批评他是“小丑作秀”。</text:p>
      <text:p text:style-name="P4">
扎波罗热核电站是欧洲最大的核电站，装机容量6000兆瓦。 <text:a xlink:type="simple" xlink:href="https://www.dw.com/zh/zh/俄接管扎波罗热核电站-欧盟第8轮制裁生效/a-63357901" text:style-name="Internet_20_link" text:visited-style-name="Visited_20_Internet_20_Link">
 自2022年3月初以来一直在俄罗斯控制之下</text:a>
。去年9月以来，所有六个反应堆都已关闭。</text:p>
      <text:p text:style-name="P4">
</text:p>
      <text:p text:style-name="P4">
国际原子能机构总干事格罗西今年6月考察扎波罗热核电站。</text:p>
      <text:h text:style-name="P12" text:outline-level="3">
<text:span text:style-name="T4">
乌克兰总统幕僚长：中国的立场“十分重要”</text:span>
</text:h>
      <text:p text:style-name="P4">
泽连斯基的幕僚长叶尔马克（Andriy Yermak）周三表示，面对俄罗斯潜在的核威胁，中国的立场“十分重要”。</text:p>
      <text:p text:style-name="P4">
叶尔马克在社交通讯软件Telegram上贴出《金融时报》发表的一篇文章的截屏，文章报道称，中国国家主席习近平警告俄罗斯总统普京不要在乌克兰采取核打击。</text:p>
      <text:p text:style-name="P4">
叶尔马克写道：“（这是）（中国）对来自疯狂的俄罗斯恐怖分子的核威胁的一个重要立场。”</text:p>
      <text:h text:style-name="P12" text:outline-level="3">
<text:span text:style-name="T4">
中国驻乌大使馆提醒中国公民“切勿来乌”</text:span>
</text:h>
      <text:p text:style-name="P4">
周三，中国驻乌克兰大使馆在其官方网页上转发了《乌克兰卫生部发布核事故应对指南》。《应对指南》提醒，如所在地区发生核事故，潜在辐射事故区的居民须做好可能撤离的准备；如当局正式宣布发生核辐射紧急情况，请留在室内或尽快进入室内；请继续关注当局进一步公告并遵循当局指示。《指南》还建议在撤离时随身携带的物品包括：文件及其副本（身份证件、医疗文件、动产和不动产所有权证明文件、紧急情况下联系人电话），面罩或呼吸器，急救箱和一周的药品（如果您患有慢性病），湿纸巾，可更换的衣服和鞋子，最低限度的水和食物。</text:p>
      <text:p text:style-name="P4">
《指南》还提到：“用保鲜膜或胶带将随身行李紧紧包裹，以便加快在卫生站的净化过程。如您处于核事故区域，只有得到当局相关指示后才能离开建筑物。地方当局将通报疏散点的位置，以及自驾车辆疏散时最安全的出行路线。”</text:p>
      <text:p text:style-name="P4">
中国驻乌克兰大使馆在转发这份《核事故应对指南》之后还强调，“使馆郑重提醒：乌克兰当前仍处于战时状态，请我公民切勿来乌，在乌驻留人员应密切关注形势和当局发布的安全提示，提前按有关提示做好应急避险预案，不可心存侥幸，牢记安全第一”。</text:p>
      <text:p text:style-name="P4">
同一天，中国大使馆还发布“关于要求在乌中国公民立即完成备案登记的通知”。通知称，“当前，乌安全形势十分复杂，依然处于高风险，现要求所有在乌中国公民进行新一轮备案登记。使馆郑重提醒，所有在乌同胞必须高度重视这项工作，按通知要求尽快完成。”</text:p>
      <text:p text:style-name="P4">
（德新社、路透社）</text:p>
      <text:p text:style-name="P4">
Source: <text:a xlink:type="simple" xlink:href="https://www.dw.com/zh/中国驻乌克兰大使馆转发核事故应对指南/a-66123550" text:style-name="Internet_20_link" text:visited-style-name="Visited_20_Internet_20_Link">
https://www.dw.com/zh/中国驻乌克兰大使馆转发核事故应对指南/a-66123550?maca=chi-rss-chi-all-1127-rdf</text:a>
</text:p>
      <!--NEWS-->
      <text:h text:style-name="P10" text:outline-level="1">
<text:span text:style-name="T4">
印台关系升级   台湾设立孟买办事处</text:span>
</text:h>
      <text:p text:style-name="P4">
Author: None</text:p>
      <text:p text:style-name="P4">
Publisher: Radio Free Asia (Organization)</text:p>
      <text:p text:style-name="P4">
Published Time: 2023-07-05T13:16:00-04:00</text:p>
      <text:p text:style-name="P4">
Modified Time: 2023-07-06T07:55: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897317in" draw:z-index="0">
<draw:image xlink:href="../Images/rfamandarin/2023-07-05T13-16-00-04-00/000000.png" xlink:type="simple" xlink:show="embed" xlink:actuate="onLoad" draw:mime-type="image/png"/>
</draw:frame>
台湾的外交部５日宣布，将在印度第一大城孟买设立《驻孟买台北经济文化办事处》。 <text:a xlink:type="simple" xlink:href="https://www.rfa.org/mandarin/Xinwen/3-07052023123356.html/@@images/image" text:style-name="Internet_20_link" text:visited-style-name="Visited_20_Internet_20_Link">
</text:a>
台湾駐印度台北經濟文化中心官网截图台湾的外交部５日宣布，将在印度第一大城孟买设立驻孟买台北经济文化办事处。这将是台湾继新德里、清奈之后，在印度设立的第三个据点。台湾外交部表示，自从２０１２年在清奈设立办事处后，近六成台商前往南印度投资设厂，清奈以及周边区域因此受益。预计在孟买设立办事处后，将会在印度西部区域发挥类似作用。台湾中央社引述印度智库中国分析及策略中心研究员夏海娜的话说，孟买是印度的经济中心，基础设施良好，很适合台商前往投资。至于台湾在孟买设立办事处是否会使中印关系进一步紧张，夏海娜说，印度向来做对自己有利的事，允许台湾在孟买设处对印度有利，不需要考虑其他国家的感受。印度以行动做出了表示。目前在印度的台商有１９０家，多集中在德利、清奈和班加罗尔。 责编：饶怡明</text:p>
      <text:p text:style-name="P4">
Source: <text:a xlink:type="simple" xlink:href="https://www.rfa.org/mandarin/Xinwen/3-07052023123356.html" text:style-name="Internet_20_link" text:visited-style-name="Visited_20_Internet_20_Link">
https://www.rfa.org/mandarin/Xinwen/3-07052023123356.html</text:a>
</text:p>
      <!--NEWS-->
      <text:h text:style-name="P10" text:outline-level="1">
<text:span text:style-name="T4">
歌手李玟自杀 让我们来聊聊抑郁症</text:span>
</text:h>
      <text:p text:style-name="P4">
Author: None (Language: zh)</text:p>
      <text:p text:style-name="P4">
Publisher: None</text:p>
      <text:p text:style-name="P4">
Time: 2023-07-05T14:00:00Z</text:p>
      <text:p text:style-name="P4">
Description: 华语界歌手李玟因患抑郁症自杀辞世。抑郁症是一种严重的疾病，同时人们也对它讳莫如深。联合国卫生组织呼吁加强对这种疾病的认识。</text:p>
      <text:p text:style-name="P4">
Videos: []</text:p>
      <text:p text:style-name="P4">
Images: []</text:p>
      <text:p text:style-name="P4">
Subject: 新闻广角</text:p>
      <text:p text:style-name="P4">
Subjects: []</text:p>
      <text:p text:style-name="P4">
Keywords: ['欧盟', '欧洲']</text:p>
      <text:p text:style-name="P4">
ID: 38343598</text:p>
      <!--METADATA-->
      <text:p text:style-name="P4">
<text:a xlink:type="simple" xlink:href="https://www.dw.com/zh/overlay/image/article/38343598/66125460" text:style-name="Internet_20_link" text:visited-style-name="Visited_20_Internet_20_Link">
 </text:a>
</text:p>
      <text:p text:style-name="P4">
（德国之声中文网）据李玟家人李思琳7月5日通过新浪微博发送的消息，华语乐坛女歌手李玟（艺名：Coco）数年前不幸患上了抑郁症，经过长时间与病魔斗争，近日病情急转直下，于7月2日在家中轻生。李思琳表示，李玟被送院后一直昏迷，经医院团队努力抢救及治疗，最终于7月5日“返魂乏术，与世长辞。”</text:p>
      <text:p text:style-name="P4">
根据世界卫生组织的一份调查显示，全球有3亿2千2百万人受抑郁症的困扰，占世界总人口的4.4%。"抑郁症-让我们来谈谈"一位教师和一个学生，两名妇女以及同事、医生和病人，在一起交谈。这张世界卫生组织的海报张贴在欧洲、亚洲、非洲甚至日本等世界各地。莱比锡大学医学院心理专家海格尔（UlrichHegerl）博士说："抑郁症存在于所有国家，情况都非常相似。"</text:p>
      <text:p text:style-name="P4">
<text:span text:style-name="T4">
一种高发的病症</text:span>
</text:p>
      <h5>
DW.COM</h5>
      <text:p text:style-name="P4">
[</text:p>
      <text:h text:style-name="P12" text:outline-level="3">
<text:span text:style-name="T4">
德国大学生心理健康每况愈下</text:span>
</text:h>
      <text:p text:style-name="P4">
德国大学生的健康状况如何？一家大型医保公司新近的调查显示，相当比例的大学生认为学习压力过大，心理出现问题者也不在少数。 (27.07.2015)</text:p>
      <text:p text:style-name="P4">
](https://www.dw.com/zh/zh/德国大学生心理健康每况愈下/a-18609144) [</text:p>
      <text:h text:style-name="P12" text:outline-level="3">
<text:span text:style-name="T4">
研究：十分之一飞行员有抑郁症倾向</text:span>
</text:h>
      <text:p text:style-name="P4">
哈佛大学研究人员通过一项匿名问卷调查发现，大约每10名飞行员中就有一人有患抑郁症的迹象。为什么飞行员这么容易受到抑郁症的侵扰？ (17.12.2016)</text:p>
      <text:p text:style-name="P4">
](https://www.dw.com/zh/zh/研究十分之一飞行员有抑郁症倾向/a-36790629) [</text:p>
      <text:h text:style-name="P12" text:outline-level="3">
<text:span text:style-name="T4">
另一种精神痛楚：男人们的抑郁症</text:span>
</text:h>
      <text:p text:style-name="P4">
在德国，大约三分之一的抑郁症患者是男人。不过，很多男人的抑郁症状与女人不同，也因此常常难被察觉。 (19.04.2015)</text:p>
      <text:p text:style-name="P4">
](https://www.dw.com/zh/zh/另一种精神痛楚男人们的抑郁症/a-18389832) [</text:p>
      <text:h text:style-name="P12" text:outline-level="3">
<text:span text:style-name="T4">
有无自杀倾向 验血就知道</text:span>
</text:h>
      <text:p text:style-name="P4">
抑郁症，可以使其患者走向自杀。抗抑郁药有助于改善患者的情绪，但在极少数情况下，服用抗抑郁药反倒会促使患者自杀。对策是：验血。 (02.02.2014)</text:p>
      <text:p text:style-name="P4">
](https://www.dw.com/zh/zh/有无自杀倾向-验血就知道/a-17389114) [</text:p>
      <text:h text:style-name="P12" text:outline-level="3">
<text:span text:style-name="T4">
德国士兵有抑郁障碍的人数达到高峰</text:span>
</text:h>
      <text:p text:style-name="P4">
](https://www.dw.com/zh/zh/德国士兵有抑郁障碍的人数达到高峰/a-6218282)</text:p>
      <text:p text:style-name="P4">
很多人都以为抑郁症主要要是和生活中遇到的问题相关，或者是因为悲伤和失望。多年来世界卫生组织一直在试图纠正这种偏见，德国抑郁症联盟的米勒罗里希（ThomasMüller-Rörich）认为这是远远不够的，他说："人们对此了解的还是太少，这种病症还没有引起保健体系和社会应有的重视。"他说，自己就饱受抑郁症的折磨，接受过心理和抗抑郁药物治疗。</text:p>
      <text:p text:style-name="P4">
<text:span text:style-name="T4">
对抗抑郁药物的恐惧</text:span>
</text:p>
      <text:p text:style-name="P4">
尤其是在德国很多人对服用抗抑郁药物心怀恐惧，海格尔说："很多人担心自己会对抗抑郁药物产生依赖。"他说，如果不是及时服用抗抑郁药物，他的抑郁症将会非常严重，就如同胰岛素和严重糖尿病一样，抗抑郁药物对控制抑郁症非常重要。</text:p>
      <text:p text:style-name="P4">
无论是工作单位、家庭，还是亲朋好友，对抑郁症都缺乏足够的重视，人们很少去谈论这个话题。恰恰是很多亲属经常忽视了对患者的关心去帮助他们克服困难。有时候医生也感到不堪重负，因为伴随抑郁症的经常是身体上的各种不适。最终，很多患者将抑郁症看作是一种耻辱，并且想办法遮掩自己的病情，而不是去进行治疗。</text:p>
      <ul>
        <li>
</li>
      </ul>
      <h5>
动物治疗师</h5>
      <text:h text:style-name="P12" text:outline-level="3">
<text:span text:style-name="T4">
传播快乐的治疗师</text:span>
</text:h>
      <text:p text:style-name="P4">
医生没辙的地方，狗能帮上忙。这些温顺的四条腿朋友能给人们带来欢乐和赢得人们的信任。例如，狗和其主人在老人院里帮助治疗，受到老人们的由衷欢迎。本周末，在德国汉诺威举行的一场研论会将重点介绍动物辅助治疗的好处。</text:p>
      <ul>
        <li>
</li>
      </ul>
      <h5>
动物治疗师</h5>
      <text:h text:style-name="P12" text:outline-level="3">
<text:span text:style-name="T4">
宠物是健康的投资</text:span>
</text:h>
      <text:p text:style-name="P4">
虽然也许还没有有力的证据证明动物辅助治疗可以持久地治愈疾病，但是有一点可以确定的是：动物有益健康。多项研究显示，宠物对主人的心血管系统有积极的影响。他们帮助主人舒缓压力。</text:p>
      <ul>
        <li>
</li>
      </ul>
      <h5>
动物治疗师</h5>
      <text:h text:style-name="P12" text:outline-level="3">
<text:span text:style-name="T4">
被朋友包围</text:span>
</text:h>
      <text:p text:style-name="P4">
精神科医生就动物对病人的作用解释说，宠物和人类不同，它们不会作出评价，也不会提出建议。但是医生认为，动物可以帮助孩子提高自信和进行自我表达。在图中的俄罗斯，狗狗辅助的治疗通常用在残疾儿童的身上。</text:p>
      <ul>
        <li>
</li>
      </ul>
      <h5>
动物治疗师</h5>
      <text:h text:style-name="P12" text:outline-level="3">
<text:span text:style-name="T4">
骑马咯！</text:span>
</text:h>
      <text:p text:style-name="P4">
治疗式的骑马类似于一般骑马，只是会针对有特殊需求的人群作出适当调整，例如身体残疾的人。马可以帮助人运动腰臀，舒缓紧绷的肌肉。</text:p>
      <ul>
        <li>
</li>
      </ul>
      <h5>
动物治疗师</h5>
      <text:h text:style-name="P12" text:outline-level="3">
<text:span text:style-name="T4">
羊驼治疗师</text:span>
</text:h>
      <text:p text:style-name="P4">
相比之下，由羊驼辅助的治疗更加罕见。德国部分农场提供这种服务，例如巴伐利亚Burglauer的Orenda农场。农场场主介绍说：“羊驼很适合有恐惧症的人。它们能感觉到这个人是否害怕。它们是好奇宝宝，也不怕生。”</text:p>
      <ul>
        <li>
</li>
      </ul>
      <h5>
动物治疗师</h5>
      <text:h text:style-name="P12" text:outline-level="3">
<text:span text:style-name="T4">
何乐而不为？</text:span>
</text:h>
      <text:p text:style-name="P4">
波兰热舒夫工业大学(Rzeszów University ofTechnology)从智利引进了38只羊驼，以辅助治疗儿童。显然这里无须证明有效的研究：因为光看着这些动物，就会心情愉快。</text:p>
      <ul>
        <li>
</li>
      </ul>
      <h5>
动物治疗师</h5>
      <text:h text:style-name="P12" text:outline-level="3">
<text:span text:style-name="T4">
释放压抑情绪</text:span>
</text:h>
      <text:p text:style-name="P4">
汉诺威精神病院的病人每个月都会和其治疗师一同前往吕讷堡石楠草原的Serengeti公园，喂养长颈鹿等动物。汉诺威医学院的研究人员称，这种参观活动有助于释放病人的压抑情绪。</text:p>
      <ul>
        <li>
</li>
      </ul>
      <h5>
动物治疗师</h5>
      <text:h text:style-name="P12" text:outline-level="3">
<text:span text:style-name="T4">
寻找证据</text:span>
</text:h>
      <text:p text:style-name="P4">
在Serengeti公园内，病人还可以喂养和抚摸马达加斯加狐猴。汉诺威医学院的研究人员会对他们的行为进行为期五年的观察。他们希望借此弄清，这些可爱的珍奇小动物是否真的可以帮助精神疾病得到持久的恢复。</text:p>
      <ul>
        <li>
</li>
      </ul>
      <h5>
动物治疗师</h5>
      <text:h text:style-name="P12" text:outline-level="3">
<text:span text:style-name="T4">
受到争议</text:span>
</text:h>
      <text:p text:style-name="P4">
和海豚共游也属于由动物辅助的治疗活动。这种方法虽然受到孩子们的青睐，但是也经常遭到批评。心理治疗师指出，此法对病人毫无作用，甚至具有危险性。动物保护人士警告，许多国家的海豚来自日本，在血腥的屠杀中被捕获。许多海豚心灵受到创伤。</text:p>
      <ul>
        <li>
</li>
      </ul>
      <h5>
动物治疗师</h5>
      <text:h text:style-name="P12" text:outline-level="3">
<text:span text:style-name="T4">
并非所有动物都适合当治疗师</text:span>
</text:h>
      <text:p text:style-name="P4">
对人类而言，与白鲸共游也许是一种非比寻常的经历。但是据动物保护人士称，这种方法被禁止纳入由动物辅助的治疗活动。他们说，这些来自北极的动物无法承受治疗池中的水温，可能因此而提前死亡。</text:p>
      <ul>
        <li>
</li>
      </ul>
      <h5>
动物治疗师</h5>
      <text:h text:style-name="P12" text:outline-level="3">
<text:span text:style-name="T4">
最常见的动物通常也是最佳的治疗师</text:span>
</text:h>
      <text:p text:style-name="P4">
猫狗随处可见。其中大多数都和人类共处。既然身边就有这些可爱的动物，为何还要去寻找海豚和鲸鱼呢？</text:p>
      <text:p text:style-name="P4">
作者: Brigitte Osterath</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ext:span text:style-name="T4">
典型症状</text:span>
</text:p>
      <text:p text:style-name="P4">
一个人是否患有抑郁症会有大量征兆，而且最少会持续存在两周时间。不仅仅是心情郁闷，罹患抑郁症的人很难高兴得起来，长期感到疲惫不堪，无法正常睡眠。海格尔解释说："这些人虽然疲惫不堪，但却无法入睡。经常没有胃口，体重下降，陷入绝望，还会有一些黑暗的想法。抑郁症的症状与其它情绪上的烦扰如悲伤和紧张等有明显的不同，这些人的内心如同变成了石头，经常不再会哭，感到持续的紧张，如同面临考试那样。</text:p>
      <text:p text:style-name="P4">
<text:span text:style-name="T4">
贫富之间的差距</text:span>
</text:p>
      <text:p text:style-name="P4">
在德国和欧洲可以越来越多地通过数字化方式让病人参与康复治疗，而在贫穷国家则是另外一种情况。还有很多战争难民、受迫害的人群以及遭受严重心灵创伤的人都会受到抑郁症的袭扰，抑郁症也会影响到下一代。海格尔说："如果近亲中有抑郁症病史者，其罹患该病的风险要比普通人高二到三倍。"德国抑郁症联盟的米勒罗里希指出，没有心理健康就没有身体健康，他说："我们认为，世界健康日将心理疾病作为重点是再合适不过的了。"</text:p>
      <text:p text:style-name="P4">
<text:span text:style-name="T5">
德国之声在报道</text:span>
 <text:span text:style-name="T5">
“</text:span>
 <text:span text:style-name="T5">
自杀事件</text:span>
 <text:span text:style-name="T5">
”__话题时采取高度谨慎态度。有迹象显示，特定报道形式可能引发模仿效应。如果您出现轻生念头或者处于心理危机状态，请不要犹豫，立即寻求帮助。详情可参阅网址</text:span>
 <text:a xlink:type="simple" xlink:href="https://www.befrienders.org/chinese" text:style-name="Internet_20_link" text:visited-style-name="Visited_20_Internet_20_Link">
<text:span text:style-name="T5">
https://www.befrienders.org/chinese</text:span>
 </text:a>
<text:span text:style-name="T5">
。</text:span>
</text:p>
      <text:p text:style-name="P4">
Source: <text:a xlink:type="simple" xlink:href="https://www.dw.com/zh/歌手李玟自杀-让我们来聊聊抑郁症/a-38343598" text:style-name="Internet_20_link" text:visited-style-name="Visited_20_Internet_20_Link">
https://www.dw.com/zh/歌手李玟自杀-让我们来聊聊抑郁症/a-38343598?maca=chi-rss-chi-all-1127-rdf</text:a>
</text:p>
      <!--NEWS-->
      <text:h text:style-name="P10" text:outline-level="1">
<text:span text:style-name="T4">
德语媒体：中国管制镓锗出口 到底谁更受伤？</text:span>
</text:h>
      <text:p text:style-name="P4">
Author: None (Language: zh)</text:p>
      <text:p text:style-name="P4">
Publisher: None</text:p>
      <text:p text:style-name="P4">
Time: 2023-07-05T14:27:00Z</text:p>
      <text:p text:style-name="P4">
Description: 中国管制镓锗出口的消息引起德媒的广泛关注。这一举措被视为对华盛顿的报复行动。《柏林日报》认为，西方恰恰可以利用这一机会进一步减少对中国原材料的依赖。《新苏黎世报》则指出，短期内可能难找到替代中国的供应商。</text:p>
      <text:p text:style-name="P4">
Videos: []</text:p>
      <text:p text:style-name="P4">
Images: []</text:p>
      <text:p text:style-name="P4">
Subject: 评论分析</text:p>
      <text:p text:style-name="P4">
Subjects: ['德中关系', '奥巴马', '德国制造', '薄熙来', '俄罗斯', '专题报道：习近平访美', '乌克兰', '中国共产党', '岛屿主权争端', '专题报道：全景观看“习马会”']</text:p>
      <text:p text:style-name="P4">
Keywords: ['经济', '中国', '美国', '中美', '出口', '管制', '制裁', '俄罗斯', '耶伦', '习近平', '拜登', '关税']</text:p>
      <text:p text:style-name="P4">
ID: 66126364</text:p>
      <!--METADATA-->
      <text:p text:style-name="P4">
<text:a xlink:type="simple" xlink:href="https://www.dw.com/zh/overlay/image/article/66126364/59244760" text:style-name="Internet_20_link" text:visited-style-name="Visited_20_Internet_20_Link">
 </text:a>
</text:p>
      <text:p text:style-name="P4">
中国管制镓锗出口的举措被视为对华盛顿的报复行动，美国实施了芯片出口禁令。</text:p>
      <text:p text:style-name="P4">
（德国之声中文网）“美中贸易争端的下一个回合已经开始。 <text:a xlink:type="simple" xlink:href="https://www.dw.com/zh/zh/中國管制鎵鍺出口-各國如何嚴防供應鏈中斷/a-66118831" text:style-name="Internet_20_link" text:visited-style-name="Visited_20_Internet_20_Link">
 北京在周一晚上公布对稀有金属镓、锗实施出口限制</text:a>
 。”《 柏林日报》（BerlinerZeitung）本周二（7月4日）的一篇文章开头做出这样的评价。这一举措被视为对华盛顿的报复行动，美国已实施了芯片出口禁令。</text:p>
      <text:p text:style-name="P4">
中国商务部宣布对制造高性能芯片所需的金属镓、锗相关物项实施出口管制。目的是为保护国家安全。管制从8月1日开始执行。文章指出，这两种金属矿物，在半导体材料、电动汽车等领域被广泛应用，也可以用于军事用途。作者SimonZeise写道：“目前，许多电子设备，比如手机都是在中国生产的：中国人想进一步扩大他们在这里的主导地位吗？”文章认为，西方恰恰可以利用这一机会进一步减少对中国原材料的依赖：“如果北京方面利用这些新规定来限制对其他国家的供应，价格可能会上涨，那么在其他地方开采稀有金属就会更具经济性。例如，中国之前限制稀土出口的做法已经削减了该国的市场份额。”</text:p>
      <text:p text:style-name="P4">
包括德国在内的全球许多国家正在努力使其原材料供应多样化，以减少对中国的依赖。德国工业联合会（BDI）指出，北京的出口管制措施突出了欧洲和德国 "迅速减少"对关键原材料依赖的急迫性。因此，必须发展欧洲内部的开采。文章指出，北京出台的最新稀有金属的出口规定并不是中国首次实施出口禁令：“中国在上世纪90年代首次对稀土实施了出口限制。这给对中国供应高度依赖的日本企业带来了压力。事态在2010年发生了变化，作为对中国渔船与日本海岸警卫队在双方都声称拥有主权的岛屿附近发生相撞事件的回应，中国暂停了对日本的稀土出口。这一事件引发了寻求替代中国供应的竞赛。随后，澳大利亚和美国的产量增加，导致中国在全球矿物生产中的份额从2010年98%的最高点跌落到2022年的70%。”</text:p>
      <text:p text:style-name="P4">
题目为“德国经济界的警示： 中国为何限制稀有金属的出口？”（Deutsche Wirtschaft ist alarmiert: Warumschränkt China Export von seltenen Metallenein?）的文章写道：“彭博社指出，中国目前占全球镓产量的约94%。尽管如此，这些金属并不是特别罕见或者难以获取。但到目前为止，中国政府通过补贴政策，使生产成本比其他国家更便宜。”</text:p>
      <text:h text:style-name="P12" text:outline-level="3">
<text:span text:style-name="T4">
专访：美国是时候表明有对话的意愿</text:span>
</text:h>
      <text:p text:style-name="P4">
瑞士《新苏黎世报》周二发表的一篇文章指出，多年来，中国一直威胁说，它可以利用某些材料作为筹码。现在，这个时刻可能已经到来。标题为"不要说我们没有警告你！"：中国以稀土出口控制来反击芯片制裁（«SagenSie nicht, wir hätten Sie nicht gewarnt!»: China kontert Chip-Sanktionen mitExportkontrollen für selteneErden）的文章写道：“中国镓、锗这两种材料的最大客户包括对北京实施芯片制裁的三个国家，美国、荷兰和日本。德国和法国也是重要的客户。“</text:p>
      <text:p text:style-name="P4">
该报驻中国记者Matthias Sander写道：“ <text:a xlink:type="simple" xlink:href="https://www.dw.com/zh/zh/晶片戰延燒-媒體美荷對中國祭新出口管制/a-66077370" text:style-name="Internet_20_link" text:visited-style-name="Visited_20_Internet_20_Link">
 美国方面于2022年对使用镓氧化物的芯片实施出口管制</text:a>
。这种材料使芯片耐受力高，因此适用于军事应用。“</text:p>
      <text:p text:style-name="P4">
文章认为，俄罗斯和乌克兰或将可以替代中国供应商，然而：“镓和锗都不是真正的稀缺品，但中国几乎是近年来唯一一个不断用补贴战略性地扩大生产和出口的国家。因此，短期内可能难有替代供应商，尤其是考虑到俄乌战争等因素。”</text:p>
      <text:p text:style-name="P4">
摘编自其他媒体的内容，不代表德国之声的立场或观点。</text:p>
      <text:p text:style-name="P4">
Source: <text:a xlink:type="simple" xlink:href="https://www.dw.com/zh/德语媒体：中国管制镓锗出口-到底谁更受伤？/a-66126364" text:style-name="Internet_20_link" text:visited-style-name="Visited_20_Internet_20_Link">
https://www.dw.com/zh/德语媒体：中国管制镓锗出口-到底谁更受伤？/a-66126364?maca=chi-rss-chi-all-1127-rdf</text:a>
</text:p>
      <!--NEWS-->
      <text:h text:style-name="P10" text:outline-level="1">
<text:span text:style-name="T4">
绘制世界各地最热气温地图</text:span>
</text:h>
      <text:p text:style-name="P4">
Author: 半岛电视台</text:p>
      <text:p text:style-name="P4">
Publisher: Al Jazeera</text:p>
      <text:p text:style-name="P4">
Published Time: 2023-07-05T14:30:23</text:p>
      <text:p text:style-name="P4">
Modified Time: 2023-07-05T14:30:23</text:p>
      <text:p text:style-name="P4">
Description: 根据美国国家环境预测中心的数据，7月3日星期一是全球有记录以来最热的一天。</text:p>
      <text:p text:style-name="P4">
Images: ["<text:a xlink:type="simple" xlink:href="https://chinese.aljazeera.net/wp-content/uploads/2023/07/1-1688565406.png" text:style-name="Internet_20_link" text:visited-style-name="Visited_20_Internet_20_Link">
1-1688565406.png</text:a>
", "<text:a xlink:type="simple" xlink:href="https://chinese.aljazeera.net/wp-content/uploads/2023/07/1-1688565484.png" text:style-name="Internet_20_link" text:visited-style-name="Visited_20_Internet_20_Link">
1-1688565484.png</text:a>
", "<text:a xlink:type="simple" xlink:href="https://chinese.aljazeera.net/wp-content/uploads/2023/07/1-1688565529.png" text:style-name="Internet_20_link" text:visited-style-name="Visited_20_Internet_20_Link">
1-1688565529.png</text:a>
", "<text:a xlink:type="simple" xlink:href="https://chinese.aljazeera.net/wp-content/uploads/2023/07/1-1688565564.png" text:style-name="Internet_20_link" text:visited-style-name="Visited_20_Internet_20_Link">
1-1688565564.png</text:a>
", "<text:a xlink:type="simple" xlink:href="https://chinese.aljazeera.net/wp-content/uploads/2023/07/1-1688565602.png" text:style-name="Internet_20_link" text:visited-style-name="Visited_20_Internet_20_Link">
1-1688565602.png</text:a>
"]</text:p>
      <text:p text:style-name="P4">
Topics: ['新闻', '更多']</text:p>
      <text:p text:style-name="P4">
Keywords: ['新闻', '更多', '世界']</text:p>
      <text:p text:style-name="P4">
Type: Article</text:p>
      <!--METADATA-->
      <text:p text:style-name="P4">
<draw:frame draw:style-name="fr1" draw:name="Image72" text:anchor-type="as-char" svg:width="6.9236in" svg:height="4.612736in" draw:z-index="0">
<draw:image xlink:href="../Images/Aljazeera Chinese/2023-07-05T14-30-23/1-1688565406.png" xlink:type="simple" xlink:show="embed" xlink:actuate="onLoad" draw:mime-type="image/png"/>
</draw:frame>
 （半岛电视台）</text:p>
      <text:p text:style-name="P4">
根据美国国家环境预测中心的数据，7月3日星期一是全球有记录以来最热的一天。</text:p>
      <text:p text:style-name="P4">
随着北半球夏季变暖，全球平均气温达到 17.01 摄氏度（62.62 华氏度），超过了 2016 年 8 月创下的 16.92C (62.46华氏度)纪录。</text:p>
      <text:p text:style-name="P4">
当局报告称，与高温相关的死亡人数有所上升，今年夏天许多地方的气温超过 40摄氏度 (104华氏度)。</text:p>
      <text:p text:style-name="P4">
<draw:frame draw:style-name="fr1" draw:name="Image73" text:anchor-type="as-char" svg:width="6.9236in" svg:height="4.612736in" draw:z-index="0">
<draw:image xlink:href="../Images/Aljazeera Chinese/2023-07-05T14-30-23/1-1688565484.png" xlink:type="simple" xlink:show="embed" xlink:actuate="onLoad" draw:mime-type="image/png"/>
</draw:frame>
 2023 年 6 月 19日，一名患有中暑疾病的老人被担架抬到印度北方邦巴利亚的政府地区医院，北方邦已有 100 多人死亡，邻近的比哈尔邦有数十人因高温疾病死亡（美联社）</text:p>
      <text:h text:style-name="P13" text:outline-level="4">
<text:span text:style-name="T4">
有记录以来的最高气温</text:span>
</text:h>
      <text:p text:style-name="P4">
目前，官方记录的最高气温为 56.7 摄氏度（134 华氏度），记录于 1913 年加利福尼亚州死亡谷；非洲已知最热气温为 55 摄氏度（131华氏度），记录于 1931 年突尼斯凯比利；伊朗保持着亚洲最热纪录，2017 年记录的官方气温为 54 摄氏度（129 华氏度）。</text:p>
      <text:p text:style-name="P4">
据气象局称，2021 年 8 月 11 日，意大利西西里岛出现了欧洲有记录以来的最高气温，达到 48.8 摄氏度（119.8 华氏度），2022 年 7 月19 日，英国录得有史以来最高气温，达到 40.2 摄氏度（104.4 华氏度）。</text:p>
      <text:p text:style-name="P4">
2020年，南极洲西摩岛的最高气温为 20.7 摄氏度（69.3 华氏度），根据联合国世界气象组织 (WMO) 的数据，过去 50年来，南极半岛的气温上升了近 3 摄氏度（5.4 华氏度）。</text:p>
      <text:p text:style-name="P4">
下图显示了世界各国有记录以来最热的气温，至少有 22 个国家记录的最高气温达到 50 摄氏度（122 华氏度）或以上。</text:p>
      <text:p text:style-name="P4">
<draw:frame draw:style-name="fr1" draw:name="Image74" text:anchor-type="as-char" svg:width="6.9236in" svg:height="6.932592in" draw:z-index="0">
<draw:image xlink:href="../Images/Aljazeera Chinese/2023-07-05T14-30-23/1-1688565529.png" xlink:type="simple" xlink:show="embed" xlink:actuate="onLoad" draw:mime-type="image/png"/>
</draw:frame>
 天气  有记录以来的最高气温  至少有22个国家记录了50 摄氏度（122 华氏度）或以上的最高气温，下图显示了每个国家有记录以来的最高气温（半岛电视台）</text:p>
      <text:h text:style-name="P13" text:outline-level="4">
<text:span text:style-name="T4">
如何测量温度</text:span>
</text:h>
      <text:p text:style-name="P4">
您在新闻或手机上的天气应用程序上看到的温度取决于位于全球各地的气象站网络。</text:p>
      <text:p text:style-name="P4">
为确保读数准确，气象站使用专业的铂电阻温度计，放置在距地面 1.25-2 米（4-6 英尺）高的被称为史蒂文森屏幕的阴影仪器中。</text:p>
      <text:p text:style-name="P4">
有两种著名的温度标度用于测量温度：摄氏度和华氏度。</text:p>
      <text:p text:style-name="P4">
只有包括美国在内的少数国家使用华氏度作为官方温度标度，世界上大多数国家/地区使用摄氏温标，以瑞典天文学家安德斯·摄氏命名，安德斯·摄氏于 1742 年发明了0-100 度冰点和沸点温标。</text:p>
      <text:p text:style-name="P4">
<draw:frame draw:style-name="fr1" draw:name="Image75" text:anchor-type="as-char" svg:width="6.9236in" svg:height="6.9236in" draw:z-index="0">
<draw:image xlink:href="../Images/Aljazeera Chinese/2023-07-05T14-30-23/1-1688565564.png" xlink:type="simple" xlink:show="embed" xlink:actuate="onLoad" draw:mime-type="image/png"/>
</draw:frame>
 天气  如何测量温度  气象站使用放置在距离地面 1.25-2 米（4-6 英尺）的阴凉处的专业温度计仪器（半岛电视台）</text:p>
      <text:h text:style-name="P13" text:outline-level="4">
<text:span text:style-name="T4">
世界变得越来越热</text:span>
</text:h>
      <text:p text:style-name="P4">
2020 年地球全球平均表面温度与 2016 年并列，成为有记录以来最热的一年，据 NASA 称，总的来说，过去八年是自 1880年代现代记录保存以来最热的一年。</text:p>
      <text:p text:style-name="P4">
这个年度温度数据构成了全球温度记录，它告诉科学家，地球正在变暖。</text:p>
      <text:p text:style-name="P4">
根据 NASA 的温度记录，2022 年地球平均表面温度与 2015 年并列，为有记录以来第五高温度。</text:p>
      <text:p text:style-name="P4">
<draw:frame draw:style-name="fr1" draw:name="Image76" text:anchor-type="as-char" svg:width="6.9236in" svg:height="6.914608in" draw:z-index="0">
<draw:image xlink:href="../Images/Aljazeera Chinese/2023-07-05T14-30-23/1-1688565602.png" xlink:type="simple" xlink:show="embed" xlink:actuate="onLoad" draw:mime-type="image/png"/>
</draw:frame>
 天气  世界变得越来越热  2020 年地球全球平均表面温度与 2016 年并列，成为有记录以来最热的一年，据 NASA 称，过去八年是自 1880年代现代记录保存以来最热的一年（半岛电视台）</text:p>
      <text:p text:style-name="P4">
Source: <text:a xlink:type="simple" xlink:href="https://chinese.aljazeera.net/more/2023/7/5/%e7%bb%98%e5%88%b6%e4%b8%96%e7%95%8c%e5%90%84%e5%9c%b0%e6%9c%80%e7%83%ad%e6%b0%94%e6%b8%a9%e5%9c%b0%e5%9b%be" text:style-name="Internet_20_link" text:visited-style-name="Visited_20_Internet_20_Link">
https://chinese.aljazeera.net/more/2023/7/5/%e7%bb%98%e5%88%b6%e4%b8%96%e7%95%8c%e5%90%84%e5%9c%b0%e6%9c%80%e7%83%ad%e6%b0%94%e6%b8%a9%e5%9c%b0%e5%9b%be</text:a>
</text:p>
      <!--NEWS-->
      <text:h text:style-name="P10" text:outline-level="1">
<text:span text:style-name="T4">
“苏格兰民族党陷入危机”：胡姆扎·优素福上任一百天</text:span>
</text:h>
      <text:p text:style-name="P4">
Author: 半岛电视台</text:p>
      <text:p text:style-name="P4">
Publisher: Al Jazeera</text:p>
      <text:p text:style-name="P4">
Published Time: 2023-07-05T15:41:34</text:p>
      <text:p text:style-name="P4">
Modified Time: 2023-07-05T15:41:34</text:p>
      <text:p text:style-name="P4">
Description: 他以开拓者身份上台，但苏格兰首席大臣胡姆扎·优素福一直缺乏政治善意。</text:p>
      <text:p text:style-name="P4">
Images: ["<text:a xlink:type="simple" xlink:href="https://chinese.aljazeera.net/wp-content/uploads/2023/07/1-1688571084.png" text:style-name="Internet_20_link" text:visited-style-name="Visited_20_Internet_20_Link">
1-1688571084.png</text:a>
", "<text:a xlink:type="simple" xlink:href="https://chinese.aljazeera.net/wp-content/uploads/2023/07/1-1688571126.png" text:style-name="Internet_20_link" text:visited-style-name="Visited_20_Internet_20_Link">
1-1688571126.png</text:a>
", "<text:a xlink:type="simple" xlink:href="https://chinese.aljazeera.net/wp-content/uploads/2023/07/1-1688571179.png" text:style-name="Internet_20_link" text:visited-style-name="Visited_20_Internet_20_Link">
1-1688571179.png</text:a>
", "<text:a xlink:type="simple" xlink:href="https://chinese.aljazeera.net/wp-content/uploads/2023/07/1-1688571236.png" text:style-name="Internet_20_link" text:visited-style-name="Visited_20_Internet_20_Link">
1-1688571236.png</text:a>
"]</text:p>
      <text:p text:style-name="P4">
Topics: ['政治', '新闻']</text:p>
      <text:p text:style-name="P4">
Keywords: ['政治', '新闻', '苏格兰']</text:p>
      <text:p text:style-name="P4">
Type: Article</text:p>
      <!--METADATA-->
      <text:p text:style-name="P4">
<draw:frame draw:style-name="fr1" draw:name="Image77" text:anchor-type="as-char" svg:width="6.9236in" svg:height="4.612736in" draw:z-index="0">
<draw:image xlink:href="../Images/Aljazeera Chinese/2023-07-05T15-41-34/1-1688571084.png" xlink:type="simple" xlink:show="embed" xlink:actuate="onLoad" draw:mime-type="image/png"/>
</draw:frame>
苏格兰首席大臣兼苏格兰民族党领导人胡姆扎·优素福面临多项挑战（法新社）</text:p>
      <text:p text:style-name="P4">
他以开拓者身份上台，但苏格兰首席大臣胡姆扎·优素福一直缺乏政治善意。</text:p>
      <text:p text:style-name="P4">
优素福于 100 天前的本周就任苏格兰民族党 (SNP)领导人，成为西方民主国家中第一位穆斯林领导人，从前领导人妮古拉·斯特金手中接过权力后，优素福发现自己处境艰难，而妮古拉·斯特金在任职近九年后令人震惊地辞职。</text:p>
      <text:p text:style-name="P4">
斯特金是苏格兰第一位女性首席大臣，也是苏格兰民族党第一位女性领导人，于 2014年底上台，但今年早些时候，她在巨大的个人危机和政治动荡中结束了自己的任期，给她变成了强大的选举获胜机器的政党带来了混乱。</text:p>
      <text:p text:style-name="P4">
爱丁堡大学社会与政治科学学院教授詹姆斯·米切尔告诉半岛电视台说，“苏格兰民族党正处于危机之中，即使（党内）一些人否认这一点……”</text:p>
      <text:p text:style-name="P4">
“与妮古拉·斯特金从（她的前任）亚历克斯·萨尔蒙德（Alex Salmond）继承的政党相比，胡姆扎·优素福继承了一个非常不同的政党。”</text:p>
      <text:p text:style-name="P4">
<draw:frame draw:style-name="fr1" draw:name="Image78" text:anchor-type="as-char" svg:width="6.9236in" svg:height="4.612736in" draw:z-index="0">
<draw:image xlink:href="../Images/Aljazeera Chinese/2023-07-05T15-41-34/1-1688571126.png" xlink:type="simple" xlink:show="embed" xlink:actuate="onLoad" draw:mime-type="image/png"/>
</draw:frame>
苏格兰首席大臣胡姆扎·优素福出席在英国苏格兰爱丁堡荷里路德举行的苏格兰议会首席大臣提问（路透）</text:p>
      <text:p text:style-name="P4">
自2007年以来，支持苏格兰独立的苏格兰民族党一直是苏格兰的主导政治力量，当时，左翼政党在萨尔蒙德领导下的苏格兰议会选举中取得胜利。</text:p>
      <text:p text:style-name="P4">
2014年9月，举行了历史性的宪法公投，苏格兰选民以 55% 至 45% 的比例拒绝从英国独立。</text:p>
      <text:p text:style-name="P4">
然而，苏格兰强烈而直言不讳的民族主义情绪一直持续存在，如今，苏格兰民族党领导的爱丁堡政府和伦敦威斯敏斯特的统一保守党政府仍处于争执之中。</text:p>
      <text:p text:style-name="P4">
作为首席大臣，斯特金——尽管她多次在苏格兰议会和威斯敏斯特选举中获胜——近来的形象陷入了困境，因其与前任兼导师萨尔蒙德之间的巨大分歧而感到沉重，在此之前，萨尔蒙德被指控（后来被无罪释放）性侵犯、新冠疫情、苏格兰两极分化的性别改革辩论以及围绕苏格兰民族党内部财务真实性的问题，这些问题现在已成为警方调查的主题。</text:p>
      <text:p text:style-name="P4">
就在上个月，斯特金在担任首相期间还发现，她试图就苏格兰独立举行第二次公投的尝试多次遭到英国政府的阻挠，她本人因苏格兰民族党在任职期间涉嫌财务不当行为而被捕，但后来被无罪释放。</text:p>
      <text:p text:style-name="P4">
斯特金的丈夫、前苏格兰民族党首席执行官彼得·穆雷尔（Peter Murrell)于四月被捕，当时，他也被无罪释放，等待进一步调查。</text:p>
      <text:p text:style-name="P4">
在如此风云变幻的背景下，在苏格兰民族党民调支持率不断下降的情况下，优素福一直试图通过加大其存在理由——苏格兰独立——的赌注来支撑遭受重创的政党。</text:p>
      <text:p text:style-name="P4">
<draw:frame draw:style-name="fr1" draw:name="Image79" text:anchor-type="as-char" svg:width="6.9236in" svg:height="4.612736in" draw:z-index="0">
<draw:image xlink:href="../Images/Aljazeera Chinese/2023-07-05T15-41-34/1-1688571179.png" xlink:type="simple" xlink:show="embed" xlink:actuate="onLoad" draw:mime-type="image/png"/>
</draw:frame>
 前首席大臣尼古拉·斯特金和胡姆扎·优素福（路透）</text:p>
      <text:p text:style-name="P4">
这位38岁的首席大臣在上个月末的苏格兰民族党会议上发表讲话时，他对斯特金的忠诚度受到了考验，因为他拒绝了反对党在斯特金被捕后暂停其苏格兰民族党成员资格的呼吁，阐述了他参加下届英国大选的策略，他表示，“苏格兰民族党绝对会以独立为阵线和我们竞选的中心来争取下一次选举”。</text:p>
      <text:p text:style-name="P4">
苏格兰独立运动的知名活动家莱斯利·里多克表示，“我认为胡姆扎演讲的意义在于改变苏格兰民族党在下次大选中可能获得授权的性质，而不是改变结果。”</text:p>
      <text:p text:style-name="P4">
“过去，独立并不是苏格兰民族党宣言的核心内容，这让他们很容易受到指责，认为赢得多数席位（就像他们经常做的那样）并不意味着选民支持独立——他们可能只是喜欢妮古拉·斯特金，他们可能不喜欢威斯敏斯特等等。”</text:p>
      <text:p text:style-name="P4">
她告诉半岛电视台说，“如果胡姆扎坚持到底，苏格兰民族党多年来将首次在选举中投入资金。”</text:p>
      <text:p text:style-name="P4">
<draw:frame draw:style-name="fr1" draw:name="Image80" text:anchor-type="as-char" svg:width="6.9236in" svg:height="4.945429in" draw:z-index="0">
<draw:image xlink:href="../Images/Aljazeera Chinese/2023-07-05T15-41-34/1-1688571236.png" xlink:type="simple" xlink:show="embed" xlink:actuate="onLoad" draw:mime-type="image/png"/>
</draw:frame>
国王查理三世在苏格兰爱丁堡荷里路德宫接见首席大臣胡姆扎·优素福（路透）</text:p>
      <text:p text:style-name="P4">
然而，尽管苏格兰民族党在威斯敏斯特占据苏格兰多数席位（并且是爱丁堡的执政党），但民意调查显示，英国工党的崛起可能会让优素福政党在下一次英国大选（不迟于2025 年 1 月举行）中付出沉重代价。</text:p>
      <text:p text:style-name="P4">
事实上，英国工党最有希望结束首相里希·苏纳克领导的保守党政府的统治——目前的迹象表明，苏格兰选民对苏格兰民族党的内部困境不感兴趣，将反对民族主义运动而支持工党，对于苏格兰许多坚定的统一派选民来说，这一前景是美妙的。</text:p>
      <text:p text:style-name="P4">
来自爱丁堡的退休石油工人大卫·米德尔顿告诉半岛电视台说，“我认为，苏格兰民族党以极其糟糕的方式彻底改变了苏格兰。”</text:p>
      <text:p text:style-name="P4">
“他们只不过是一个强烈的民族主义邪教……每个（苏格兰民族党政客）都有一个简单的资格，那就是对独立的压倒性渴望，这种心态将苏格兰境内的每一次失败——而且有很多——归咎于威斯敏斯特。”</text:p>
      <text:p text:style-name="P4">
关于优素福计划为了独立事业而参加下一次选举，米德尔顿补充道：“大选是针对各个选区强烈关注的大量问题进行的，选举不能仅仅基于全民公投。”</text:p>
      <text:p text:style-name="P4">
然而，尽管苏格兰民族党面临种种困境，但对独立本身的支持率仍然相对较高——近几个月来，这一比例在 45% 和 53% 之间变化。</text:p>
      <text:p text:style-name="P4">
优素福希望通过在独立论点上表现出强硬态度，这样，苏格兰建国的坚定支持者将有足够的动力，在英国大选时大批投票支持苏格兰民族党。</text:p>
      <text:p text:style-name="P4">
如果优素福执政的前一百天充满坎坷，那么，下一次威斯敏斯特选举的准备工作将考验他首席大臣的任期。</text:p>
      <text:p text:style-name="P4">
Source: <text:a xlink:type="simple" xlink:href="https://chinese.aljazeera.net/news/political/2023/7/5/%e8%8b%8f%e6%a0%bc%e5%85%b0%e6%b0%91%e6%97%8f%e5%85%9a%e9%99%b7%e5%85%a5%e5%8d%b1%e6%9c%ba%e8%83%a1%e5%a7%86%e6%89%8e%c2%b7%e4%bc%98%e7%b4%a0%e7%a6%8f%e4%b8%8a%e4%bb%bb%e4%b8%80%e7%99%be%e5%a4%a9" text:style-name="Internet_20_link" text:visited-style-name="Visited_20_Internet_20_Link">
https://chinese.aljazeera.net/news/political/2023/7/5/%e8%8b%8f%e6%a0%bc%e5%85%b0%e6%b0%91%e6%97%8f%e5%85%9a%e9%99%b7%e5%85%a5%e5%8d%b1%e6%9c%ba%e8%83%a1%e5%a7%86%e6%89%8e%c2%b7%e4%bc%98%e7%b4%a0%e7%a6%8f%e4%b8%8a%e4%bb%bb%e4%b8%80%e7%99%be%e5%a4%a9</text:a>
</text:p>
      <!--NEWS-->
      <text:h text:style-name="P10" text:outline-level="1">
<text:span text:style-name="T4">
专栏 | 中国透视：毋忘香港</text:span>
</text:h>
      <text:p text:style-name="P4">
Author: None</text:p>
      <text:p text:style-name="P4">
Publisher: Radio Free Asia (Organization)</text:p>
      <text:p text:style-name="P4">
Published Time: 2023-07-05T15:51:00-04:00</text:p>
      <text:p text:style-name="P4">
Modified Time: 2023-07-05T19:11:16-04:00</text:p>
      <text:p text:style-name="P4">
Description: None</text:p>
      <text:p text:style-name="P4">
Videos: []</text:p>
      <text:p text:style-name="P4">
Audios: ["<text:a xlink:type="simple" xlink:href="https://www.rfa.org/mandarin/zhuanlan/zhongguotoushi/panel-070520231439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4.612011in" draw:z-index="0">
<draw:image xlink:href="../Images/rfamandarin/2023-07-05T15-51-00-04-00/000000.png" xlink:type="simple" xlink:show="embed" xlink:actuate="onLoad" draw:mime-type="image/png"/>
</draw:frame>
2022年4月，香港年度的「全民国家安全教育日」，维多利亚港畔张贴着爱国宣传广告牌。 <text:a xlink:type="simple" xlink:href="https://www.rfa.org/mandarin/zhuanlan/zhongguotoushi/panel-07052023143943.html/@@images/image" text:style-name="Internet_20_link" text:visited-style-name="Visited_20_Internet_20_Link">
</text:a>
法新社资料图  <text:a xlink:type="simple" xlink:href="https://www.rfa.org/mandarin/zhuanlan/zhongguotoushi/panel-07052023143943.html/@@stream" text:style-name="Internet_20_link" text:visited-style-name="Visited_20_Internet_20_Link">
Audio-1-Link：https://www.rfa.org/mandarin/zhuanlan/zhongguotoushi/panel-07052023143943.html/@@stream</text:a>
</text:p>
      <text:p text:style-name="P4">
<text:span text:style-name="T4">
主持人：陈奎德</text:span>
</text:p>
      <text:p text:style-name="P4">
<text:span text:style-name="T4">
座谈人：</text:span>
 <text:span text:style-name="T4">
程翔</text:span>
 <text:span text:style-name="T4">
先生，原香港资深媒体人，</text:span>
 <text:span text:style-name="T4">
独立学者</text:span>
</text:p>
      <text:p text:style-name="P4">
<text:span text:style-name="T4">
一、背景</text:span>
</text:p>
      <text:p text:style-name="P4">
我们今天要回顾和讨论的是——香港，是《港区国安法》实施三年以来的香港。她曾经是全世界的自由港和金融中心之一，曾经是中国人千方百计奔赴的特别是在1949年，1962年和1978年大规模逃亡涌入的一个自由、法治、文明、繁荣的伟大城市。它如何在《国安法》实施三年以来坠落的历程。</text:p>
      <text:p text:style-name="P4">
三年前，2020年6月30日，在北京的中国全国人民代表大会常务委员会在一片掌声中全票通过《港区国安法》，宣布即日在香港实施该法。</text:p>
      <text:p text:style-name="P4">
从那一天起，香港，这个世界称颂的东方明珠——自由港，全球第三大金融中心，迅速黯淡下来，进入了它开埠近180年以来最黑暗的时期。</text:p>
      <text:p text:style-name="P4">
自此，“一国两制”已经荡然无存，“港人治港”成为一句空话，“高度自治”变成“北京管制”，“基本法”已成一纸空文了。</text:p>
      <text:p text:style-name="P4">
<text:span text:style-name="T4">
二、香港曾经是推动中国大陆文明进步的堡垒</text:span>
</text:p>
      <ul>
        <li>
晚清时期   * 民国时期   * 共产中国时期</li>
      </ul>
      <text:p text:style-name="P4">
<text:span text:style-name="T4">
三、《国安法》破坏乃至摧毁香港的法治与司法独立</text:span>
</text:p>
      <text:p text:style-name="P4">
<text:span text:style-name="T4">
法治与司法独立：徒有其名</text:span>
</text:p>
      <text:p text:style-name="P4">
《港区国安法》的全文是在法案通过实施后，才公诸于众的。中共的这一黑箱操作习惯即使是掌权70年后仍不能摆脱其秘密地下党的做派。而该法涵盖面极为广泛且刑罚严峻，内容包括分裂国家、颠覆国家政权、组织实施恐怖活动和勾结外国势力等罪行，最高刑罚达终身监禁。</text:p>
      <text:p text:style-name="P4">
在《港区国安法》下，香港司法独立受损，香港当局根据国安法指定了多位法官，包括法官陈广池、裁判官苏惠德、法官林文瀚，香港历来引以为傲的司法机构独立，现在已经是“虚有其名”。有美、台学者分析指出，不排除有制裁法官的可能。（在《香港国安法》生效第一天，一名23岁青年驾驶插有“光复香港时代革命”旗帜的铁骑，被指撞伤三名警员，成为首名国安法被告。香港律政司指定，该案件将不设陪审团，打破香港沿用176年以来的陪审团制度。事件让外界再次关注，在《香港国安法》巨石压顶下，香港一贯沿用的司法程序和制度再遭受巨大冲击，甚至变得和中国一模一样。）美国“美中经济与安全审议委员会”（USCC）在其年度报告中，反映对香港法治的“不信任”，这将引起外国企业关注，严重削弱香港营商地位。</text:p>
      <text:p text:style-name="P4">
近期香港政府更着手大幅减少区议会的民选席次，以及修订「法律执业者条例」，要求不具本地全面执业资格的海外律师必须事先申请并获特首批准，才有资格参与国家安全相关案件，且特首有权随时改变决定。</text:p>
      <text:p text:style-name="P4">
香港国安法实施3年，香港行动者组成的匿名研究团队日前发布：“国安法后：香港法律/非法律审查手段研究报告”。报告提出清楚分析框架，说明审查机制如何运作。</text:p>
      <text:p text:style-name="P4">
报告的第一个关键发现是，香港在后国安法时代，审查机制以三种方式产生作用，分别是“来自政府的法律手法”、“来自政府的非法律手法”，及“来自非政府的非法律手法”。</text:p>
      <text:p text:style-name="P4">
“来自政府的法律手法”方面，是指香港政府透过法律手段来达到审查目的，除了实行权力极大的国安法，也启动殖民时期的威权法律如“煽动罪”、“公安条例”，同时进一步以维护国安为理由去推动各个方面的修法。“</text:p>
      <text:p text:style-name="P4">
<text:span text:style-name="T5">
政治迫害愈演愈烈</text:span>
</text:p>
      <text:p text:style-name="P4">
《港区国安法》自2020年6月30日至2023年7月3日，据香港警务处国家安全处总警司李桂华表示，共拘捕260人，年龄介乎15至90岁。当中有161人和5间公司已经被检控，其中79人已被定罪或等候判刑。这些危害国安法案件应由特首指定的法官审理。而当在国家安全面临重大现实威胁等特殊情形下，中央派驻香港的维护国家安全公署有权介入调查，案件可交由内地法院审理。</text:p>
      <text:p text:style-name="P4">
<text:span text:style-name="T5">
香港现在已经完全丧失了</text:span>
 <text:span text:style-name="T5">
“</text:span>
 <text:span text:style-name="T5">
免于恐惧的自由</text:span>
 <text:span text:style-name="T5">
”</text:span>
 <text:span text:style-name="T5">
的地方</text:span>
</text:p>
      <text:p text:style-name="P4">
2023年7月3日，《港区国安法》的恐怖主义黑手伸向了海外，香港警方国安处通缉8名人士，他们包括任建峰、袁弓夷、郭凤仪、郭荣铿、许智峯、蒙兆达、刘祖廸以及罗冠聪，并分别悬赏100万港元奖励有关人士或案件提供的消息。</text:p>
      <text:p text:style-name="P4">
《国安法》所列的“四种罪行”，其范围之广之荒诞，令人瞠目结舌：</text:p>
      <text:p text:style-name="P4">
《国安法》列明了 <text:span text:style-name="T4">
域外管辖权</text:span>
，任何人即使非香港永久居民，在香港境外涉嫌违反《国安法》，也可被追究。（7月3日香港警方指控八名海外活动人士犯有严重的危害国家安全罪行，包括与外国勾结和煽动分裂国家，并对提供信息使他们被捕者提供悬赏。）</text:p>
      <text:p text:style-name="P4">
早前，英国的非政府倡议组织“香港监察”便被警方国安处和保安局警告涉嫌勾结外国势力。</text:p>
      <text:p text:style-name="P4">
除了对违法行为执法，国际特赦组织指，《国安法》赋予中国政府和港府广泛权力，监控香港学校、公民组织、传媒和互联网。</text:p>
      <text:p text:style-name="P4">
去年，该组织在《国安法》实施一年后曾发声明称，“《国安法》一年之内已令香港加快走上成为警察城市之路，使当地居民陷入人权危机”。</text:p>
      <text:p text:style-name="P4">
<text:span text:style-name="T4">
四、《国安法》摧毁香港的言论出版结社集会自由</text:span>
</text:p>
      <text:p text:style-name="P4">
<text:span text:style-name="T5">
自由港何在？</text:span>
</text:p>
      <text:p text:style-name="P4">
国安法实施以来，香港传媒的生存空间日趋恶化，国际组织“保护记者委员会”(Committee to ProtectJournalists简称CPJ)发表年度报告，提及香港在实施《港区国安法》后首度有新闻工作者被囚禁，包括壹传媒创办人黎智英、6名前《苹果日报》高层以及网台D100节目主持人杰斯等。</text:p>
      <text:p text:style-name="P4">
<text:span text:style-name="T5">
香港已经从过去的新闻书籍言论出版的天堂沦为禁绝自由的地狱</text:span>
</text:p>
      <text:p text:style-name="P4">
黎智英创办有26年历史的《苹果日报》，在《港区国安法》实施一年内，两度被警方国安处人员大规模搜查报社，拘捕多名编采人员，今年6月更被冻结超过232万美元的资金，难以继续维持网站及报纸出刊的运作，成为国安法下首家受压关闭的媒体。</text:p>
      <text:p text:style-name="P4">
在《国安法》2020年6月30日实施前夕，已有多个本土派以及独派政党、组织宣布解散，包括香港众志、学生动源以及青年新政等，民主派政治人物亦相继流亡海外，包括前香港众志创党主席罗冠聪、前青年新政召集人梁颂恒等。</text:p>
      <text:p text:style-name="P4">
<text:span text:style-name="T5">
寒蝉效应</text:span>
</text:p>
      <text:p text:style-name="P4">
由中国全国人大常委会通过的《港区国安法》实施后，一年之后，就有超过50个香港公民社会组织，在国安法的压力之下被逼解散或停止运作，最为人熟悉的是举办六四烛光集会超过30年的支联会、主办7-1大游行接近20年的民间人权阵线，以及长期发表反政府意见的《苹果日报》等。有学者分析，反送中运动之后北京借国安法进行一次彻底，而且有系统的政治清洗，企图令香港变成一言堂的社会。</text:p>
      <text:p text:style-name="P4">
过去香港，可以成立组织，可以跟外国同样性质的组织，或者其他的政治组织或者非政治组织交流、联系，有了国安法之后，实际上就令原来的合法行为变成一种‘罪行’。政府可以随时指控你，这些组织自然就很难在国安法底下继续运作的了，甚至有部份会被当局翻旧帐，在这样的威吓底下，这些组织就唯有解散，或者停止运作了。‘欲加之罪、何患无辞“，不只是针对这些别的媒体，或者是个别的新闻工作者，或者他们的抱负或者主张，都是一种寒蝉效应。</text:p>
      <text:p text:style-name="P4">
在香港工作的稳定性，及其前景，都受到威胁；不只是经济的问题、不只是市场的问题，而是加了一个很浓厚的政治压力。</text:p>
      <text:p text:style-name="P4">
国安法是一种泛政治化的检控，以打压言论及公民社会集会结社的自由，与香港社会长期以来建立的公民社会文化完全不同，它造成了公民社会的解体。</text:p>
      <text:p text:style-name="P4">
一言堂就是这样逐步造成的。</text:p>
      <text:p text:style-name="P4">
<text:span text:style-name="T4">
社会后果</text:span>
</text:p>
      <text:p text:style-name="P4">
<text:span text:style-name="T5">
移民潮</text:span>
</text:p>
      <text:p text:style-name="P4">
为什么这么多港人会移民，这么多港人会感到恐惧？就是现在这样的社会环境以及政治环境，造成那种社会气氛很压抑，令人愈来愈失去对于香港社会的归属感及安全感。这种生活的恐惧感，不安全感，就已经令到这个政府很难有效管治及领导这个社会，一些重要的民意调查已经清晰地反映了这种社会气氛，于是，移民——用脚投票，就成了自然的选择。移民潮是《国安法》的一个直接后果。</text:p>
      <text:p text:style-name="P4">
北京针对的不只是香港本地的公民社会组织，一些国际性的组织亦可能被针对，包括香港外国记者会FCC，在国安法实施后有外国记者的工作签证不获续期，国际特赦组织香港分会也宣布撤出香港。国安法对香港的国际地位必然造成影响。</text:p>
      <text:p text:style-name="P4">
<text:span text:style-name="T4">
五、香港内外，三年来的奋斗</text:span>
</text:p>
      <text:p text:style-name="P4">
<text:span text:style-name="T5">
致拜登公开信</text:span>
</text:p>
      <text:p text:style-name="P4">
全球数十个权利团体今年7月1日发表一封致美国总统拜登的联署公开信，对美国政府正在考虑给予香港特别行政区行政长官李家超制裁豁免，允许他出席11月在旧金山举行的亚太经济合作组织(APEC) 会议的报道，表示严重关切。</text:p>
      <text:p text:style-name="P4">
香港观察、人权观察、中国人权捍卫者等53个世界各地的权利组织联署了给美国总统拜登的公开信，内容表示：“我们明确反对解除制裁或给予制裁豁免，要求拜登政府立即明确声明不会允许李家超出席APEC峰会。”</text:p>
      <text:p text:style-name="P4">
公开信指出：过去四年来，李家超一直是严厉镇压政治和公民自由以及破坏香港自治的主要策划者。在2019年的香港民主运动期间，李家超担任香港保安局局长，通过警察过度使用武力镇压了大规模抗议活动，并任意逮捕了1万多名公民。2020年，美国因此对李家超实施了制裁。</text:p>
      <text:p text:style-name="P4">
公开信还指出：自李家超2022年5月被中国政府任命为行政长官以来，他领导了对香港的言论、结社和集会自由的大幅限制，对法治的无情攻击，以及对政治参与权的有效废除。<text:span text:style-name="T4">
超过</text:span>
 <text:span text:style-name="T4">
1,500</text:span>
 <text:span text:style-name="T4">
名政治犯在香港狱中受苦受难</text:span>
 。这个数字还在继续上升，而且港府系统性地打击仍在继续。在这种背景下，豁免制裁，允许李家超进入美国将发出完全错误的信号，即侵犯人权行为不会产生持久后果。</text:p>
      <text:p text:style-name="P4">
公开信呼吁拜登政府，在这个关键的时刻，必须重申其对人权和民主价值观的承诺。“我们指望您做正确的事。”</text:p>
      <text:p text:style-name="P4">
<text:span text:style-name="T5">
英国吁北京废除国安法</text:span>
</text:p>
      <text:p text:style-name="P4">
英国外交部今年5月下旬向国会发布每6个月一次的香港报告，呼吁北京与港府落实联合国人权理事会去年7月的建议，废除国家安全法。</text:p>
      <text:p text:style-name="P4">
香港主权1997年7月1日由英国移交中国后，英国外交部每6个月向国会发布一次报告，阐述关于香港的「中英联合声明」执行情况。</text:p>
      <text:p text:style-name="P4">
今天发布的报告内容涵盖2022年7月1日至12月31日。外交大臣柯维立（JamesCleverly）在前言提到，中方持续不遵守「中英联合声明」，英国将持续坚定要求中国遵守声明以及其他中方自愿接受的国际义务。</text:p>
      <text:p text:style-name="P4">
<text:span text:style-name="T5">
港人的软对抗</text:span>
</text:p>
      <text:p text:style-name="P4">
今年的7月1日是香港主权移交26周年。特首李家超在特区成立26周年酒会上说：须警惕香港的“软对抗”。</text:p>
      <text:p text:style-name="P4">
众所周知，过去多年里香港民主派都会在“七一”这天举办大游行，起点就是维多利亚公园。疫情大流行中断了这一活动，撤销防疫限制后的第一个“七一”前后一连三天，在维多利亚公园举行“庆回归”活动，特首李家超和中联办主任郑雁雄等人到场主持开幕仪式。</text:p>
      <text:p text:style-name="P4">
香港社民连组织“七一”示威被迫取消。</text:p>
      <text:p text:style-name="P4">
<text:span text:style-name="T5">
流亡到世界各国的港人举起时代革命旗帜</text:span>
</text:p>
      <text:p text:style-name="P4">
因《国安法》而流亡海外的港人，承续了香港时代革命的精神，在英国、台湾、美国、欧洲、澳大利亚、日本……成立了各种团体、政党甚至流亡议会、政府，同时游说所在国政府和议会支持港人抗击北京镇压，引发了世界各国的同情、理解和支持，有声有色，可圈可点。</text:p>
      <text:p text:style-name="P4">
<text:span text:style-name="T4">
六、香港</text:span>
 <text:span text:style-name="T4">
180</text:span>
 <text:span text:style-name="T4">
年来的生活方式，毁于一旦？</text:span>
</text:p>
      <text:p text:style-name="P4">
中共何以能在接管香港仅26年，就完全摧毁了一个弗里敦市？历史的教训何在？</text:p>
      <text:p text:style-name="P4">
自1843年香港开埠180年以来，当前的香港是其历史上最为恐怖与黑暗的时期，似乎港人历来所拥有的法治、自由与繁荣将永远消逝，一去不复返了。</text:p>
      <text:p text:style-name="P4">
然而， 这种超出想象的恐怖与黑暗，会真的世世代代延续下去吗？</text:p>
      <text:p text:style-name="P4">
联想到香港历史上的日据时期、中国文革时的香港六七暴动……其时，也是黑云压城城欲摧，不堪回首,,,,,,。然而，最后港人都挺过来了。</text:p>
      <text:p text:style-name="P4">
考虑到国际文明国家浩浩荡荡力量的围堵大势，考虑到港人一百多年来所形成的坚韧的灵活的生命力和生存智慧，考虑到港人对自身生活方式的钟爱已融化成为本能，我们相信香港一定能挺过当下这一段黑森森的历史插曲，一个浴火重生的自由港将再次重现于地球。</text:p>
      <text:p text:style-name="P4">
Source: <text:a xlink:type="simple" xlink:href="https://www.rfa.org/mandarin/zhuanlan/zhongguotoushi/panel-07052023143943.html" text:style-name="Internet_20_link" text:visited-style-name="Visited_20_Internet_20_Link">
https://www.rfa.org/mandarin/zhuanlan/zhongguotoushi/panel-07052023143943.html</text:a>
</text:p>
      <!--NEWS-->
      <text:h text:style-name="P10" text:outline-level="1">
<text:span text:style-name="T4">
中国第一代农民工无钱养老调查报告被封杀</text:span>
</text:h>
      <text:p text:style-name="P4">
Author: None</text:p>
      <text:p text:style-name="P4">
Publisher: Radio Free Asia (Organization)</text:p>
      <text:p text:style-name="P4">
Published Time: 2023-07-05T16:23:00-04:00</text:p>
      <text:p text:style-name="P4">
Modified Time: 2023-07-06T11:01: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4.612011in" draw:z-index="0">
<draw:image xlink:href="../Images/rfamandarin/2023-07-05T16-23-00-04-00/000000.png" xlink:type="simple" xlink:show="embed" xlink:actuate="onLoad" draw:mime-type="image/png"/>
</draw:frame>
农民工坐在中国铁建股份有限公司工地外吃午餐。摄于2019年3月20日。 <text:a xlink:type="simple" xlink:href="https://www.rfa.org/mandarin/Xinwen/8-07052023161411.html/@@images/image" text:style-name="Internet_20_link" text:visited-style-name="Visited_20_Internet_20_Link">
</text:a>
美联社资料图片  近日网络刊登一篇关于第一代农民工打工命运的调查报告《如此打工三十年》，被网友大量转发，但同时遭到持续封杀。这篇文章讲述第一代农民工在城市打工３０年后，每个月养老金只有人民币１００、２００元，带着一身病痛无法退休。《如此打工３０年》是根据安徽师范大学副教授仇凤仙针对农民工做的一项研究，由新媒体《正面连接》刊发，在文章被下架后，有网友将其复制或更改标题转发到其他平台，但多篇仍被下架。所谓第一代农民工，大致生于１９７０年代之前，８０年代中期、９０年代初从农村进城打工，规模约８６００多万人，这期间是中国城市发展最快的３０年，调查针对２５００分问卷以及访谈２００人，了解他们如何维生，结果发现，在退休问题上，他们有６０％的人称只能干到干不动为止。文章说，大部分第一代农民工，年轻时顾不上晚年，只能把工资用于当下，２００９年养老金政策公布，３５％的人不理解或不相信这项政策，于是没有参保。等到他们６０岁后，只能领基础养老金，每个月仅１００多元。为了未来，为了偿还儿子结婚造成的债务，他们不打算退休。四分之三的人表示，６０岁后会继续在城里打工。但近两年，各地严禁６０岁以上农民工进入建筑工地，所以他们只能去做绿化、保洁、仓储管理等工作，薪水不到工地的三分之一。第一代农民工并非不努力，但调查发现，努力无法改变命运。仇凤仙表示，这是一个时代性的问题，深受社会排斥性政策的影响，远非个人能决定。 责编：饶怡明</text:p>
      <text:p text:style-name="P4">
Source: <text:a xlink:type="simple" xlink:href="https://www.rfa.org/mandarin/Xinwen/8-07052023161411.html" text:style-name="Internet_20_link" text:visited-style-name="Visited_20_Internet_20_Link">
https://www.rfa.org/mandarin/Xinwen/8-07052023161411.html</text:a>
</text:p>
      <!--NEWS-->
      <text:h text:style-name="P10" text:outline-level="1">
<text:span text:style-name="T4">
中国取消欧盟外交政策负责人何塞普·博雷利的访问</text:span>
</text:h>
      <text:p text:style-name="P4">
Author: 半岛电视台＋通讯社</text:p>
      <text:p text:style-name="P4">
Publisher: Al Jazeera</text:p>
      <text:p text:style-name="P4">
Published Time: 2023-07-05T17:21:03</text:p>
      <text:p text:style-name="P4">
Modified Time: 2023-07-05T17:21:03</text:p>
      <text:p text:style-name="P4">
Description: 据报道，中国取消了欧盟外交政策负责人何塞普·博雷利原定于下周对北京的访问，它没有给出理由。</text:p>
      <text:p text:style-name="P4">
Images: ["<text:a xlink:type="simple" xlink:href="https://chinese.aljazeera.net/wp-content/uploads/2023/07/1-1688573095.png" text:style-name="Internet_20_link" text:visited-style-name="Visited_20_Internet_20_Link">
1-1688573095.png</text:a>
", "<text:a xlink:type="simple" xlink:href="https://chinese.aljazeera.net/wp-content/uploads/2023/07/1-1688573141.png" text:style-name="Internet_20_link" text:visited-style-name="Visited_20_Internet_20_Link">
1-1688573141.png</text:a>
"]</text:p>
      <text:p text:style-name="P4">
Topics: ['政治', '新闻']</text:p>
      <text:p text:style-name="P4">
Keywords: ['政治', '新闻', '中国', '欧洲']</text:p>
      <text:p text:style-name="P4">
Type: Article</text:p>
      <!--METADATA-->
      <text:p text:style-name="P4">
<draw:frame draw:style-name="fr1" draw:name="Image85" text:anchor-type="as-char" svg:width="6.9236in" svg:height="4.612736in" draw:z-index="0">
<draw:image xlink:href="../Images/Aljazeera Chinese/2023-07-05T17-21-03/1-1688573095.png" xlink:type="simple" xlink:show="embed" xlink:actuate="onLoad" draw:mime-type="image/png"/>
</draw:frame>
 欧盟外交与安全政策高级代表何塞普·博雷利（路透）</text:p>
      <text:p text:style-name="P4">
据报道，中国取消了欧盟外交政策负责人何塞普·博雷利原定于下周对北京的访问，它没有给出理由。</text:p>
      <text:p text:style-name="P4">
据欧盟驻华大使豪尔赫·托莱多（Jorge Toledo）称，预计何塞普·博雷利将与中国外交官讨论贸易、人权和乌克兰战争等问题。</text:p>
      <text:p text:style-name="P4">
欧盟外交事务发言人纳比拉·马斯拉利在发给美联社的电子邮件声明中表示：“不幸的是，中国同行告知我们，预计的下周日期已不可能实现，我们现在必须寻找替代方案。”</text:p>
      <text:p text:style-name="P4">
纳比拉·马斯拉利表示，“具体原因需要中方进行沟通，”她并补充说，“我们将适应并共同寻找新的日期。”</text:p>
      <text:p text:style-name="P4">
<draw:frame draw:style-name="fr1" draw:name="Image86" text:anchor-type="as-char" svg:width="6.9236in" svg:height="4.612736in" draw:z-index="0">
<draw:image xlink:href="../Images/Aljazeera Chinese/2023-07-05T17-21-03/1-1688573141.png" xlink:type="simple" xlink:show="embed" xlink:actuate="onLoad" draw:mime-type="image/png"/>
</draw:frame>
中国国家主席习近平、欧盟委员会主席冯德莱恩同欧洲理事会主席米歇尔、欧盟外交政策负责人博雷尔视频通话（路透）</text:p>
      <text:p text:style-name="P4">
中国外交部表示，“中方高度重视中欧关系，一直同欧方保持各层级、各领域交往。”</text:p>
      <text:p text:style-name="P4">
发言人汪文斌在北京举行的新闻发布会上表示，“我们欢迎博雷利高级代表在双方方便的时候尽早访华。”</text:p>
      <text:p text:style-name="P4">
上述事态发展之前，欧盟在上周召开的峰会上批准了一项从中国以外的地方采购稀土金属等关键材料的提议，但也表示，欧盟不想与世界第二大经济体完全“脱钩”。</text:p>
      <text:p text:style-name="P4">
周日，托莱多在北京世界和平论坛上表示，中国和欧洲可能会在九月份举行两次面对面对话，一次关于经济和贸易，另一次关于数字问题，然后再举行峰会。</text:p>
      <text:p text:style-name="P4">
托莱多表示：“我们希望与中国接触，但我们需要取得进展，而且今年我们需要取得进展。”</text:p>
      <text:p text:style-name="P4">
这是博雷利今年访问北京第二次被推迟，4 月份，他的新冠病毒检测结果呈阳性后，他的行程被推迟。</text:p>
      <text:p text:style-name="P4">
博雷利为四月访问准备的演讲称，只有在乌克兰也寻求和平的情况下，欧盟才能信任中国。</text:p>
      <text:p text:style-name="P4">
中国将自己定位为战争的潜在调解者，并公布了12点和平计划，但俄罗斯和乌克兰对此反应冷淡。</text:p>
      <text:p text:style-name="P4">
随着北京继续与莫斯科举行联合军事演习，北京在冲突中的中立性受到质疑。</text:p>
      <text:p text:style-name="P4">
Source: <text:a xlink:type="simple" xlink:href="https://chinese.aljazeera.net/news/2023/7/6/%e4%b8%ad%e5%9b%bd%e5%8f%96%e6%b6%88%e6%ac%a7%e7%9b%9f%e5%a4%96%e4%ba%a4%e6%94%bf%e7%ad%96%e8%b4%9f%e8%b4%a3%e4%ba%ba%e4%bd%95%e5%a1%9e%e6%99%ae%c2%b7%e5%8d%9a%e9%9b%b7%e5%88%a9%e7%9a%84%e8%ae%bf" text:style-name="Internet_20_link" text:visited-style-name="Visited_20_Internet_20_Link">
https://chinese.aljazeera.net/news/2023/7/6/%e4%b8%ad%e5%9b%bd%e5%8f%96%e6%b6%88%e6%ac%a7%e7%9b%9f%e5%a4%96%e4%ba%a4%e6%94%bf%e7%ad%96%e8%b4%9f%e8%b4%a3%e4%ba%ba%e4%bd%95%e5%a1%9e%e6%99%ae%c2%b7%e5%8d%9a%e9%9b%b7%e5%88%a9%e7%9a%84%e8%ae%bf</text:a>
</text:p>
      <!--NEWS-->
      <text:h text:style-name="P10" text:outline-level="1">
<text:span text:style-name="T4">
事实查核｜华语世界关于法国骚乱现场的四条假新闻</text:span>
</text:h>
      <text:p text:style-name="P4">
Author: 作者：董喆</text:p>
      <text:p text:style-name="P4">
Publisher: Radio Free Asia (Organization)</text:p>
      <text:p text:style-name="P4">
Published Time: 2023-07-05T18:55:00-04:00</text:p>
      <text:p text:style-name="P4">
Modified Time: 2023-07-06T10:08:30-04:00</text:p>
      <text:p text:style-name="P4">
Description: 作者：董喆</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29306in" draw:z-index="0">
<draw:image xlink:href="../Images/rfamandarin/2023-07-05T18-55-00-04-00/000000.png" xlink:type="simple" xlink:show="embed" xlink:actuate="onLoad" draw:mime-type="image/png"/>
</draw:frame>
 <text:a xlink:type="simple" xlink:href="https://www.rfa.org/mandarin/shishi-hecha/hc-07052023172717.html/@@images/image" text:style-name="Internet_20_link" text:visited-style-name="Visited_20_Internet_20_Link">
</text:a>
 Photo: RFA</text:p>
      <text:p text:style-name="P4">
<text:span text:style-name="T4">
标签：错误</text:span>
</text:p>
      <text:p text:style-name="P4">
<text:span text:style-name="T4">
一分钟完读：</text:span>
</text:p>
      <text:p text:style-name="P4">
法国非裔青少年因路检冲突遭警察开枪射杀，此案件引发法国社会哗然，进一步衍生为警民冲突和持续的骚乱。近日，推特上的华语帐号大量传播“法国骚乱现场”的照片及影片，但有的为英语世界早已辟谣的不实信息，有的是移花接木的“旧照新用”，有的假消息还被其他假图片“印证”，彼此形成呼应。亚洲事实查核实验室发现了四则广泛传播的假消息，并以查核工具逐一破解。</text:p>
      <text:p text:style-name="P4">
<text:span text:style-name="T4">
深度分析</text:span>
 ：</text:p>
      <text:p text:style-name="P4">
1.法国暴动，动物街上乱窜？</text:p>
      <text:p text:style-name="P4">
《环球》杂志前副总编辑刘洪的公众号“牛弹琴”7月2日以“这是一个不祥的信号，全欧洲现在都很紧张”为题，在《今日头条》上发表了一篇讲述法国暴动的文章。</text:p>
      <text:p text:style-name="P4">
《环球》杂志前副总编辑刘洪的公众号“牛弹琴”在《今日头条》发表描述法国暴动的文章。图截取自今日头条  <text:a xlink:type="simple" xlink:href="https://www.rfa.org/mandarin/shishi-hecha/hc-07052023172717.html/1-300a74b07403300b96dc8a8c524d526f7e3d7de88f2f52896d2a7684516c773e865f300c725b5f487434300d5728300a4eca65e5982d689d300b767c886863cf8ff06cd5570b66b452d5768465877ae03002-622a53d681ea4eca65e5982d689d.png" text:style-name="Internet_20_link" text:visited-style-name="Visited_20_Internet_20_Link">
</text:a>
</text:p>
      <text:p text:style-name="P4">
文中，他提到“多个动物园遭到冲击，一些狮子大象也被释放出来，可怜的动物都不知道去哪里才好”，但并未附上任何影像佐证。</text:p>
      <text:p text:style-name="P4">
亚洲事实查核实验室以“法国暴动”“动物园”等关键字在推特以及脸书上搜寻，发现数个帐号转贴相关内容并附上不同影片。其中流传最广的是斑马与狮子“逃出动物园”的片段。</text:p>
      <text:p text:style-name="P4">
推特上华语使用者转传法国暴动中动物脱逃的影片。图截取自推特  <text:a xlink:type="simple" xlink:href="https://www.rfa.org/mandarin/shishi-hecha/hc-07052023172717.html/2-63a872794e0a83ef8a9e4f7f752880058f4950b36cd5570b66b452d54e2d52d57269812b900376845f7172473002-622a53d681ea63a87279.png" text:style-name="Internet_20_link" text:visited-style-name="Visited_20_Internet_20_Link">
</text:a>
</text:p>
      <text:p text:style-name="P4">
亚洲事实查核实验室首先将两则影片的截图上传至搜寻引擎查询，但因画质不佳难以辨识。但以“zebra（斑马） escape（逃脱）france（法国）”等关键字搜寻相关新闻，得出的结果显示，最接近原片段的视频来源于英国《每日邮报》2020年4月13日发布的新闻。</text:p>
      <text:p text:style-name="P4">
以关键字查询相关影片，最接近原片段的是英国《每日邮报》的新闻。图截取自Google  <text:a xlink:type="simple" xlink:href="https://www.rfa.org/mandarin/shishi-hecha/hc-07052023172717.html/3-4ee595dc93755b5767e58a6276f895dc5f717247-670063a58fd1539f72476bb57684662f82f1570b6bcf65e590f55831768465b0805e3002-622a53d681eagoogle.png" text:style-name="Internet_20_link" text:visited-style-name="Visited_20_Internet_20_Link">
</text:a>
</text:p>
      <text:p text:style-name="P4">
<text:a xlink:type="simple" xlink:href="https://www.dailymail.co.uk/news/article-8214085/Escaped-zebra-canters-road-Parisian-suburb.html%20%E4%B8%8B%E5%8D%882:17" text:style-name="Internet_20_link" text:visited-style-name="Visited_20_Internet_20_Link">
 每日邮报报导 </text:a>
，2020年法国疫情封锁期间，法国巴黎郊区有一只斑马在道路上奔跑，据了解该只斑马从马恩河畔奥尔梅松（Ormesson-sur-Marne）的动物园逃脱。</text:p>
      <text:p text:style-name="P4">
《每日邮报》报道，2020年疫情封锁期间，法国巴黎郊区有一只斑马在道路上奔跑。 图截取自《每日邮报》  <text:a xlink:type="simple" xlink:href="https://www.rfa.org/mandarin/shishi-hecha/hc-07052023172717.html/4-82f1570b6bcf65e590f5583158315c0e-20205e7475ab60c55c019396671f9593-6cd5570b5df49ece90ca534067094e0096bb659199ac572890538def4e0a59548dd1-622a53d681ea6bcf65e590f55831.png" text:style-name="Internet_20_link" text:visited-style-name="Visited_20_Internet_20_Link">
</text:a>
</text:p>
      <text:p text:style-name="P4">
比对《每日邮报》影片与推特上传播的影片，可以发现推特上的影片是由2020年新闻片段中撷取出来的。</text:p>
      <text:p text:style-name="P4">
推特流传的影片是从《每日邮报》的片段中截取重制。图截取自《每日邮报》、推特  <text:a xlink:type="simple" xlink:href="https://www.rfa.org/mandarin/shishi-hecha/hc-07052023172717.html/5-63a872796d4150b376845f717247662f5f9e6bcf65e590f55831768472476bb54e2d622a53d691cd88fd3002-622a53d681ea6bcf65e590f55831300163a87279-7e41.png" text:style-name="Internet_20_link" text:visited-style-name="Visited_20_Internet_20_Link">
</text:a>
</text:p>
      <text:p text:style-name="P4">
至于狮子逃脱的影片，亚洲事实查核实验室发现，影片上有出现一法文关键字“saint-denis”，因此将“saintdenis（圣德尼）lion（狮子）”作为关键字搜寻影片，发现3年前就有使用者将这则影片发布在YouTube上。</text:p>
      <text:p text:style-name="P4">
搜寻结果显示3年前就有使用者将这则影片发布在YouTube上。图截取自YouTube  <text:a xlink:type="simple" xlink:href="https://www.rfa.org/mandarin/shishi-hecha/hc-07052023172717.html/6-641c5c0b7d50679c986f793a35e74524d5c3167094f7f752880055c07901952475f717247767c5e035728youtube4e0a3002-622a53d681eayoutube.png" text:style-name="Internet_20_link" text:visited-style-name="Visited_20_Internet_20_Link">
</text:a>
</text:p>
      <text:p text:style-name="P4">
比对推特上的影片以及YouTube使用者上传的内容，虽然影片上的水印有所出入，但根据上传者以及影像中的多处光点，可以确定两者系出自于同一个素材。</text:p>
      <text:p text:style-name="P4">
比对两则影像中的多处光点，可以确定两者系出同一个素材。图截取自推特、YouTube  <text:a xlink:type="simple" xlink:href="https://www.rfa.org/mandarin/shishi-hecha/hc-07052023172717.html/7-6bd45c0d516952475f7150cf4e2d7684591a865551499ede-53ef4ee578ba5b9a516980057cfb51fa540c4e00500b7d2067503002-622a53d681ea63a872793001youtube-7c21.png" text:style-name="Internet_20_link" text:visited-style-name="Visited_20_Internet_20_Link">
</text:a>
</text:p>
      <text:p text:style-name="P4">
2. 法国青少年持武器狭持警车？</text:p>
      <text:p text:style-name="P4">
同样在公众号“牛弹琴”的文章中，他使用了一张青年持法国国旗并持枪劫持警车的影片，提醒旅法中国公民提高警觉。这张照片也出现在推特的华语使用者帐号上，并被加上抗议者持有军用武器并抢走警车的描述。</text:p>
      <text:p text:style-name="P4">
华语社群中流传法国青少年劫持警车的照。图截取自今日头条、推特  <text:a xlink:type="simple" xlink:href="https://www.rfa.org/mandarin/shishi-hecha/hc-07052023172717.html/8-83ef8a9e793e7fa44e2d6d4150b36cd5570b97525c115e7452ab63018b668eca768471677247-622a53d681ea4eca65e5982d689d300163a87279.png" text:style-name="Internet_20_link" text:visited-style-name="Visited_20_Internet_20_Link">
</text:a>
</text:p>
      <text:p text:style-name="P4">
微博上也出现许多帐号转载，声称法国骚乱中“警车变匪车”。</text:p>
      <text:p text:style-name="P4">
微博上也有许多帐号转载法国青年劫走警车的照片。图截取自Google  <text:a xlink:type="simple" xlink:href="https://www.rfa.org/mandarin/shishi-hecha/hc-07052023172717.html/9-5fae535a4e0a4e5f67098a31591a5e33865f8f498cbc6cd5570b97525e7452ab8d708b668eca7684716772473002-622a53d681eagoogle.png" text:style-name="Internet_20_link" text:visited-style-name="Visited_20_Internet_20_Link">
</text:a>
</text:p>
      <text:p text:style-name="P4">
亚洲事实查核实验室利用Google查询这张照片，发现在暴动之前的2023年1月，这张照片就已经存在。利用抖音上出现的关键字“雅典娜电影”搜寻，发现这张照片其实是2022年由Netflix发行的电影《雅典娜》（ATHENA）剧照。</text:p>
      <text:p text:style-name="P4">
Google搜寻结果显示，在抖音上的影片曾出现相关关键字“雅典娜电影”。图截取自Google  <text:a xlink:type="simple" xlink:href="https://www.rfa.org/mandarin/shishi-hecha/hc-07052023172717.html/10-google641c5c0b7d50679c986f793a-629697f34e0a66fe51fa73fe76f895dc95dc93755b57300c96c551785a1c96fb5f71300d3002-622a53d681eagoogle.png" text:style-name="Internet_20_link" text:visited-style-name="Visited_20_Internet_20_Link">
</text:a>
</text:p>
      <text:p text:style-name="P4">
电影《雅典娜》 <text:a xlink:type="simple" xlink:href="https://youtu.be/NuAzwWGFJVI" text:style-name="Internet_20_link" text:visited-style-name="Visited_20_Internet_20_Link">
 预告片1分26秒处 </text:a>
出現同样的影像，因此可以确定这张照片是撷取自电影，而非法国暴动的照片。</text:p>
      <text:p text:style-name="P4">
电影《雅典娜》预告片曾出现同一画面（撷取自YouTube）  <text:a xlink:type="simple" xlink:href="https://www.rfa.org/mandarin/shishi-hecha/hc-07052023172717.html/11-96fb5f7196c551785a1c9810544a724766fe51fa73fe540c4e00756b97623002-64f753d681eayoutube.png" text:style-name="Internet_20_link" text:visited-style-name="Visited_20_Internet_20_Link">
</text:a>
</text:p>
      <text:p text:style-name="P4">
3. 法国青年持长枪从顶楼狙击？</text:p>
      <text:p text:style-name="P4">
在华语社群中还有一张照片广泛流传：一名身穿黑色羽绒外套的年轻人手持无法判断真伪的狙击枪，从高楼向下瞄准。一些推特帐号将这张照片的描述为“法国骚乱中的青少年狙击手”。</text:p>
      <text:p text:style-name="P4">
推特上多个华语使用者转传宣称法国暴动中有人手持狙击枪的影像。图截取自推特  <text:a xlink:type="simple" xlink:href="https://www.rfa.org/mandarin/shishi-hecha/hc-07052023172717.html/12-63a872794e0a591a500b83ef8a9e4f7f752880058f4950b35ba37a316cd5570b66b452d54e2d67094eba624b630172d964ca69cd76845f7150cf3002-622a53d681ea63a87279.png" text:style-name="Internet_20_link" text:visited-style-name="Visited_20_Internet_20_Link">
</text:a>
</text:p>
      <text:p text:style-name="P4">
亚洲事实查核实验室将照片上传至Google，找到一则2023年6月9日由推特用户上传的影片，推文意思为“在上午10点的休息时间，我从CDI的屋顶上打猎，为午餐做准备”。以发布时间以及内容皆可判断，此影片与法国暴动无关。</text:p>
      <text:p text:style-name="P4">
2023年6月9日就曾经有推特用户上传同样的影片。图截取自推特  <text:a xlink:type="simple" xlink:href="https://www.rfa.org/mandarin/shishi-hecha/hc-07052023172717.html/13-20235e7466708965e55c3166fe7d93670963a872794f7f752880054e0a50b3540c6a2376845f7172473002-622a53d681ea63a87279.png" text:style-name="Internet_20_link" text:visited-style-name="Visited_20_Internet_20_Link">
</text:a>
</text:p>
      <text:p text:style-name="P4">
且翻阅更早以前的来源，可知早在2022年，这张图片就已存在。但点入相关连结皆已遗失，我们无法从照片中的其他细节取得近一步资讯，无法确定这支影片中的主角是真实的狙击手抑或是恶作剧影片。</text:p>
      <text:p text:style-name="P4">
但能确定的是，在此次法国暴动前，这则影像就已存在，因此这则影片与暴动无关。</text:p>
      <text:p text:style-name="P4">
2022年网上就已出现这则影片，但因链接失效，无法追溯原始内容。图截取自推特  <text:a xlink:type="simple" xlink:href="https://www.rfa.org/mandarin/shishi-hecha/hc-07052023172717.html/14-20225e747db28def4e16754c5c315df251fa73fe901952475f717247-4f4656e090237d5059316548-71216cd58ffd6eaf539f59cb51675bb93002-622a53d681ea63a87279.png" text:style-name="Internet_20_link" text:visited-style-name="Visited_20_Internet_20_Link">
</text:a>
</text:p>
      <text:p text:style-name="P4">
4.法国民众暴动之下仍能淡定品酒？</text:p>
      <text:p text:style-name="P4">
在推特上也出现数个帐号同时发表“法国人的心比较大……找个好位置看热闹”的推文，并附上同一张照片，照片中一男一女在街边品酒，他们的正后方正有大火在燃烧。</text:p>
      <text:p text:style-name="P4">
推特上多个华语使用者转传法国民众在暴动中品酒的照片。图截取自推特  <text:a xlink:type="simple" xlink:href="https://www.rfa.org/mandarin/shishi-hecha/hc-07052023172717.html/15-63a872794e0a591a500b83ef8a9e4f7f752880058f4950b36cd5570b6c11773e572866b452d54e2d54c191527684716772473002-622a53d681ea63a87279.png" text:style-name="Internet_20_link" text:visited-style-name="Visited_20_Internet_20_Link">
</text:a>
</text:p>
      <text:p text:style-name="P4">
同样以Google查询此张照片，亚洲事实查核实验室发现2023年3月时这张照片在中英文世界就曾广泛流传，根据英国《独立报》 <text:a xlink:type="simple" xlink:href="https://www.independent.co.uk/news/world/europe/france-pension-protest-macron-fire-b2308516.html" text:style-name="Internet_20_link" text:visited-style-name="Visited_20_Internet_20_Link">
 报导</text:a>
，这张照片的拍摄时间是在今年3月，当时法国民众正在抗议总统马克龙推行的退休金改革。当时微博上也有诸多讨论，认为法国人面对骚乱时仍能保持淡定精神。</text:p>
      <text:p text:style-name="P4">
2023年3月在微博上就已经有民众讨论过这张照片。图截取自微博  <text:a xlink:type="simple" xlink:href="https://www.rfa.org/mandarin/shishi-hecha/hc-07052023172717.html/16-20235e743670857285fae535a4e0a5c315df27d9367096c11773e8a0e8ad6904e90195f35716772473002-622a53d681ea5fae535a.png" text:style-name="Internet_20_link" text:visited-style-name="Visited_20_Internet_20_Link">
</text:a>
</text:p>
      <text:p text:style-name="P4">
由此判断，这次法国暴动在推特上广传的民众淡定品酒照，其实是从2023年3月的旧影片中撷取出来的，与此次暴动无关，是又一例旧照遭误用的个案。</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text:span>
<text:a xlink:type="simple" xlink:href="http://afcl@rfa.org" text:style-name="Internet_20_link" text:visited-style-name="Visited_20_Internet_20_Link">
 afcl@rfa.org </text:a>
 <text:span text:style-name="T5">
寄给亚洲事实查核实验室，由我们为您查证核实。</text:span>
</text:p>
      <text:p text:style-name="P4">
Source: <text:a xlink:type="simple" xlink:href="https://www.rfa.org/mandarin/shishi-hecha/hc-07052023172717.html" text:style-name="Internet_20_link" text:visited-style-name="Visited_20_Internet_20_Link">
https://www.rfa.org/mandarin/shishi-hecha/hc-07052023172717.html</text:a>
</text:p>
      <!--NEWS-->
      <text:h text:style-name="P10" text:outline-level="1">
<text:span text:style-name="T4">
每周时事分析：中国禁半导体原料出口效果待观察 (Free Version)</text:span>
</text:h>
      <text:p text:style-name="P4">
Authors: ['曹辛']</text:p>
      <text:p text:style-name="P4">
Publisher: 英国《金融时报》</text:p>
      <text:p text:style-name="P4">
Time: 2023-07-05T22:48:53+00:00</text:p>
      <text:p text:style-name="P4">
Published Time: 2023-07-04T12:00:99+08:00</text:p>
      <text:p text:style-name="P4">
Modified Time: 2023-07-05T10:49:99+08:00</text:p>
      <text:p text:style-name="P4">
Description: 曹辛：中国的禁止措施一是难以立竿见影，二是在操作上，中国行动的针对目标和操作不够明确，缺乏细节。</text:p>
      <text:p text:style-name="P4">
Images: ["<text:a xlink:type="simple" xlink:href="https://thumbor.ftacademy.cn/unsafe/picture/7/000092207_piclink.jpg" text:style-name="Internet_20_link" text:visited-style-name="Visited_20_Internet_20_Link">
000092207_pic...</text:a>
"]</text:p>
      <text:p text:style-name="P4">
Themes: ['半导体', '关注']</text:p>
      <text:p text:style-name="P4">
Keywords: ['半导体', '原材料', '中美关系', '中国外交']</text:p>
      <text:p text:style-name="P4">
Type: Article</text:p>
      <!--METADATA-->
      <text:p text:style-name="P4">
<draw:frame draw:style-name="fr1" draw:name="Image121" text:anchor-type="as-char" svg:width="6.9236in" svg:height="4.672078in" draw:z-index="0">
<draw:image xlink:href="../Images/FT Chinese Free Version/2023-07-05T22-48-53-00-00/000092207_piclink.jpg" xlink:type="simple" xlink:show="embed" xlink:actuate="onLoad" draw:mime-type="image/jpeg"/>
</draw:frame>
</text:p>
      <text:p text:style-name="P4">
7月3日，中国商务部和海关总署发布公告，宣布自8月1日起，为维护国家安全和利益，对镓、锗相关产品实施出口管制措施。这两类产品是制造半导体产品的重要原料，而中国是世界重要生产大国，据欧盟和美国的统计，全球80％的镓和锗都产自中国。这被国际社会广泛认为是中国针对美国、荷兰和日本限制中国半导体产业发展的回应。目前，据说全球多家产业链下游企业都在迅速做出反应，寻求原材料的稳定供应。</text:p>
      <text:p text:style-name="P4">
然而事实上，中国禁止半导体原料出口对少数国家的遏制效果仍然有待观察，一是这一措施难以立竿见影，二来在操作上，中国行动的针对目标和操作不够明确，缺乏细节。</text:p>
      <text:p text:style-name="P4">
Source: <text:a xlink:type="simple" xlink:href="http://www.ftchinese.com/story/001100171" text:style-name="Internet_20_link" text:visited-style-name="Visited_20_Internet_20_Link">
http://www.ftchinese.com/story/001100171</text:a>
</text:p>
      <!--NEWS-->
      <text:h text:style-name="P10" text:outline-level="1">
<text:span text:style-name="T4">
普京为什么要入侵乌克兰？ (Free Version)</text:span>
</text:h>
      <text:p text:style-name="P4">
Authors: ['王军']</text:p>
      <text:p text:style-name="P4">
Publisher: 英国《金融时报》</text:p>
      <text:p text:style-name="P4">
Time: 2023-07-05T22:49:09+00:00</text:p>
      <text:p text:style-name="P4">
Published Time: 2023-07-04T12:00:99+08:00</text:p>
      <text:p text:style-name="P4">
Modified Time: 2023-07-05T09:46:99+08:00</text:p>
      <text:p text:style-name="P4">
Description: 王军：两位俄裔美国学者的文章描述了专制政权运行的特点，揭示压制异见和坏决策之间的关系以及潜在的后果。</text:p>
      <text:p text:style-name="P4">
Images: ["<text:a xlink:type="simple" xlink:href="https://thumbor.ftacademy.cn/unsafe/picture/4/000184484_piclink.jpg" text:style-name="Internet_20_link" text:visited-style-name="Visited_20_Internet_20_Link">
000184484_pic...</text:a>
"]</text:p>
      <text:p text:style-name="P4">
Themes: ['乌克兰战争', '关注']</text:p>
      <text:p text:style-name="P4">
Keywords: ['俄罗斯', '普京', '乌克兰战争', '专制']</text:p>
      <text:p text:style-name="P4">
Type: Article</text:p>
      <!--METADATA-->
      <text:p text:style-name="P4">
<draw:frame draw:style-name="fr1" draw:name="Image122" text:anchor-type="as-char" svg:width="6.9236in" svg:height="3.901286in" draw:z-index="0">
<draw:image xlink:href="../Images/FT Chinese Free Version/2023-07-05T22-49-09-00-00/000184484_piclink.jpg" xlink:type="simple" xlink:show="embed" xlink:actuate="onLoad" draw:mime-type="image/jpeg"/>
</draw:frame>
</text:p>
      <text:p text:style-name="P4">
俄乌战争爆发以来，有一个问题经常被人提起，也是萦绕在无数人脑海中的问题，即俄罗斯为什么要入侵乌克兰？</text:p>
      <text:p text:style-name="P4">
如果不认同北约东扩是俄罗斯动武理由的说法，那么，对上述问题的回答就可能五花八门，各说不一，甚至许多乌克兰人对此问题都百思不得其解。</text:p>
      <text:p text:style-name="P4">
Source: <text:a xlink:type="simple" xlink:href="http://www.ftchinese.com/story/001100170" text:style-name="Internet_20_link" text:visited-style-name="Visited_20_Internet_20_Link">
http://www.ftchinese.com/story/001100170</text:a>
</text:p>
      <!--NEWS-->
      <text:h text:style-name="P10" text:outline-level="1">
<text:span text:style-name="T4">
年轻客户群及别样增长，盒马期撼动生鲜超商业 (Free Version)</text:span>
</text:h>
      <text:p text:style-name="P4">
Authors: ['咏竹坊']</text:p>
      <text:p text:style-name="P4">
Publisher: 英国《金融时报》</text:p>
      <text:p text:style-name="P4">
Time: 2023-07-05T23:07:28+00:00</text:p>
      <text:p text:style-name="P4">
Published Time: 2023-07-05T12:00:99+08:00</text:p>
      <text:p text:style-name="P4">
Modified Time: 2023-07-05T19:06:99+08:00</text:p>
      <text:p text:style-name="P4">
Description: 阿里巴巴支持的这家连锁店宣布新开12家门店，为2023年底的IPO拉开了宣传的序幕</text:p>
      <text:p text:style-name="P4">
Images: ["<text:a xlink:type="simple" xlink:href="https://thumbor.ftacademy.cn/unsafe/picture/2/000185672_piclink.jpeg" text:style-name="Internet_20_link" text:visited-style-name="Visited_20_Internet_20_Link">
000185672_pic...</text:a>
"]</text:p>
      <text:p text:style-name="P4">
Themes: []</text:p>
      <text:p text:style-name="P4">
Keywords: ['']</text:p>
      <text:p text:style-name="P4">
Type: Article</text:p>
      <!--METADATA-->
      <text:p text:style-name="P4">
<draw:frame draw:style-name="fr1" draw:name="Image123" text:anchor-type="as-char" svg:width="6.9236in" svg:height="4.617987in" draw:z-index="0">
<draw:image xlink:href="../Images/FT Chinese Free Version/2023-07-05T23-07-28-00-00/000185672_piclink.jpeg" xlink:type="simple" xlink:show="embed" xlink:actuate="onLoad" draw:mime-type="image/jpeg"/>
</draw:frame>
</text:p>
      <text:p text:style-name="P4">
<text:span text:style-name="T4">
作者阳歌，本文只代表作者本人观点。</text:span>
</text:p>
      <text:p text:style-name="P4">
渴望从中国的生鲜日杂领域获得新东西的投资者，可能很快就会获得两个新选择，它们来自中国最大的两家电商公司。</text:p>
      <text:p text:style-name="P4">
Source: <text:a xlink:type="simple" xlink:href="http://www.ftchinese.com/story/001100173" text:style-name="Internet_20_link" text:visited-style-name="Visited_20_Internet_20_Link">
http://www.ftchinese.com/story/001100173</text:a>
</text:p>
      <!--NEWS-->
      <text:h text:style-name="P10" text:outline-level="1">
<text:span text:style-name="T4">
欧盟能否在关键清洁技术上实现“欧洲制造”？ (Free Version)</text:span>
</text:h>
      <text:p text:style-name="P4">
Authors: ['']</text:p>
      <text:p text:style-name="P4">
Publisher: 英国《金融时报》</text:p>
      <text:p text:style-name="P4">
Time: 2023-07-05T23:27:12+00:00</text:p>
      <text:p text:style-name="P4">
Published Time: 2023-07-05T12:00:99+08:00</text:p>
      <text:p text:style-name="P4">
Modified Time: 2023-07-05T19:26:99+08:00</text:p>
      <text:p text:style-name="P4">
Description: 张冬方：去碳化、竞争力和经济安全之间的冲突也许能得到协调，但不能假装它们之间并不存在冲突。</text:p>
      <text:p text:style-name="P4">
Images: ["<text:a xlink:type="simple" xlink:href="https://thumbor.ftacademy.cn/unsafe/picture/4/000182784_piclink.jpg" text:style-name="Internet_20_link" text:visited-style-name="Visited_20_Internet_20_Link">
000182784_pic...</text:a>
"]</text:p>
      <text:p text:style-name="P4">
Themes: ['专栏', '欧盟', '关注']</text:p>
      <text:p text:style-name="P4">
Keywords: ['欧盟', '产业政策', '风电', '光伏']</text:p>
      <text:p text:style-name="P4">
Type: Article</text:p>
      <!--METADATA-->
      <text:p text:style-name="P4">
<draw:frame draw:style-name="fr1" draw:name="Image124" text:anchor-type="as-char" svg:width="6.9236in" svg:height="3.901286in" draw:z-index="0">
<draw:image xlink:href="../Images/FT Chinese Free Version/2023-07-05T23-27-12-00-00/00018278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欧委会今年3月公布的《净零工业法》草案是欧盟为实现战略自主而进行的重要布局，该草案是一部减少绿色技术进口依赖的、意在让绿色技术生产回流的法律。草案将具体目标设定为，至2030年，欧盟在战略性净零技术上的产能接近或达到年需求的至少40%。其中，太阳能光伏与太阳能光热技术、陆上和海上风能技术、电池技术、热泵与地热能技术、碳捕集和封存技术等8项技术被列为“战略性净零技术”。</text:p>
      <text:p text:style-name="P4">
有人为该草案的出台叫好，认为它在欧盟实现战略自主上迈出了实质性的一步，有人对该草案的设计思路提出质疑，质疑尤其集中在两个数字上：40%和100%。其一，为不同技术设定统一的40%的自产目标，是否合理？其二，所有的关键清洁技术，即100%的关键清洁技术都选择走欧洲制造的路径，是否理性？</text:p>
      <text:p text:style-name="P4">
来自智库Bruegel的研究学者们曾对欧洲清洁技术的本土产能和本土应用进行了对比后发现，相比较起欧盟在电解槽、海上和陆上风机生产产能上或超出、或满足、或部分满足本土应用，在太阳能光伏、热泵和电池上，欧盟的产能与应用仍有着很大的差距，尤其在太阳能光伏上。2022年，欧盟国家的太阳光伏新装机量为41.4GW，而来自欧盟的制造商在晶圆、光伏电池和光伏板上的生产量分别为1.7GW、1.37 GW和9.22GW，即欧盟在这三方面的产能占需求比分别为4%、3%和22%，离欧盟设定的40%相差甚远。但在动力电池上，却是另一番景象。2021年，欧盟的电动汽车电池应用为156GWh，自产量为60 GWh，本土产能占需求的38%，距离40%的目标仅为两个百分比和九年时间，目标设定显得过于太保守。</text:p>
      <text:p text:style-name="P4">
绿色出行机构T&amp;G今年1月所做的预测也反映了为电池定的40%的目标过于保守。T&amp;G根据公布的电池产能计划对电池整个供应链进行了更细致的分析和预测，并得出结论，如果出台正确的激励措施，至2027年，欧盟在电池电芯上可以实现100%的自给自足，在正极活性材料上，则可以实现67%，至2030年，欧盟可以实现50%以上的本土锂精炼，而在钴、镍和锂的本土回收上，分别实现10%、7%和6%。预测报告称，2022年，欧盟境内用于电动汽车和储能的锂离子电池中的50%都产自欧洲，而在电池金属的精炼和加工上，也涌现更多的投资。T&amp;G对约50家计划中的电池超级工厂（只包含额定容量2GWh以上）进行了评估，预测其中的32个项目有可能得到推进。T&amp;G认为，在所有公布的建设项目中，电池生产产能在2025年达286 GWh，2027年616GWh，2030年达1395 GWh。</text:p>
      <text:p text:style-name="P4">
当然，T&amp;G的预测是建立在已公布的电池产能计划和欧盟采取相应的激励措施的基础之上，但是，计划有时候赶不上变化，尤其是在美国《降低通胀法》可能产生的效应下。</text:p>
      <text:p text:style-name="P4">
T&amp;G在截止2023年2月数据的基础上，对欧洲本土至2030年1.8 TWh的产能计划进行了风险评估并发现，其中的16%，即285GWh处于高风险状态，52%处于中等风险，即若不采取行动，至2030年，欧洲68%、即1.2TWh的产能面临被推迟、规模减小或未能实现的不确定性。报告称，中国在电动汽车供应链上的主导地位和美国的《降低通胀法》正在改变游戏规则。在理论上，欧美在电池供应链上可以携手合作，但实际上，专业人才、企业资金、原材料的供应都处于短缺状态，这意味着，在电池生产上的全球竞争是一场零和游戏。</text:p>
      <text:p text:style-name="P4">
也就是说，为所有战略性净零技术设定统一的本土制造比例无法考虑到各项技术的产能差异，而再加上各种变数，40%更加显得不确定。</text:p>
      <text:p text:style-name="P4">
再来谈第二个问题，是不是每项关键技术都需要实现“欧洲制造”？这里存在不同的逻辑推断下而产生的观点。宏观经济与景气研究所所长杜连（SebastianDullien）曾就政府应当对何种技术进行补贴上，对媒体提到了三条标准：为了避免被第三方要挟，应当扶持一定的太阳能技术生产，目前该技术的四分之三来自中国；为了加速气候保护，应当扶持绿氢；为了实现繁荣，应当支持用于电动汽车的电池生产。</text:p>
      <text:p text:style-name="P4">
基尔世界经济研究所（IfW）所长舒尔里克（MoritzSchularick）称，将未来押宝押在何种技术上关涉到谁以什么样的绿色能源成为21世纪的沙特阿拉伯，他也支持大力发展关切到欧盟自主的绿氢、电解槽和动力电池，但是他也相信全球贸易，认为在太阳能设备和热泵等大批量生产的产品上，欧盟应当选择出口，而不是为其设定40%的自产目标。哈勒莱布尼茨经济研究所（IWH）所长格罗普（ReintGropp）也对欧洲制造表示怀疑，认为提高自己的电池产能并不能让欧洲变得更有竞争力，与其把大量的资金投入到本土电池生产上，还不如从美国进口。他表示理解地缘政治考虑，但国际分工不应该因此受到质疑，全球分工恰恰是是欧洲目前和未来维持繁荣的基础。</text:p>
      <text:p text:style-name="P4">
来自智库Bruegel的塔利亚皮特拉（SimoneTagliapietra）曾多次撰文讨论欧洲的战略自主和经济安全路线。他也认为，欧盟的竞争力部分仰仗于能够从境外进口从产出与投入比更合算的产品。他曾写道，去碳化、竞争力和经济安全之间的冲突也许能得到协调，但不能假装它们之间并不存在冲突，而净零技术法草案却以为通过激进的制造回流可以同时实现去碳化、竞争力和经济安全，这个以为是“误以为”。</text:p>
      <text:p text:style-name="P4">
正如塔利亚皮特拉所描述的，欧盟政策制定者正在考虑从经济效益范式转向地缘政治韧性范式。不过在这转移的过程中，目标设定是否现实是个非常现实的问题。</text:p>
      <text:p text:style-name="P4">
<text:span text:style-name="T5">
(本文仅代表作者本人观点，责编：闫曼 man.yan@ftchinese.com)</text:span>
</text:p>
      <text:p text:style-name="P4">
Source: <text:a xlink:type="simple" xlink:href="http://www.ftchinese.com/story/001100174" text:style-name="Internet_20_link" text:visited-style-name="Visited_20_Internet_20_Link">
http://www.ftchinese.com/story/001100174</text:a>
</text:p>
      <!--NEWS-->
      <text:h text:style-name="P10" text:outline-level="1">
<text:span text:style-name="T4">
特别报道：没希望更没"出口"-- 高抑郁风险下的中国年轻一代</text:span>
</text:h>
      <text:p text:style-name="P4">
Author: None</text:p>
      <text:p text:style-name="P4">
Publisher: Radio Free Asia (Organization)</text:p>
      <text:p text:style-name="P4">
Published Time: 2023-07-06T-1:34:00-04:00</text:p>
      <text:p text:style-name="P4">
Modified Time: 2023-07-06T14:44:32-04:00</text:p>
      <text:p text:style-name="P4">
Description: None</text:p>
      <text:p text:style-name="P4">
Videos: []</text:p>
      <text:p text:style-name="P4">
Audios: ["<text:a xlink:type="simple" xlink:href="https://www.rfa.org/mandarin/yataibaodao/huanjing/kw-070620231119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88615in" draw:z-index="0">
<draw:image xlink:href="../Images/rfamandarin/2023-07-06T-1-34-00-04-00/000000.png" xlink:type="simple" xlink:show="embed" xlink:actuate="onLoad" draw:mime-type="image/png"/>
</draw:frame>
精神抑郁问题近年来在中国日益严重，尤其是年轻人罹患抑郁症的风险明显高于其他年龄人群。 <text:a xlink:type="simple" xlink:href="https://www.rfa.org/mandarin/yataibaodao/huanjing/kw-07062023111918.html/@@images/image" text:style-name="Internet_20_link" text:visited-style-name="Visited_20_Internet_20_Link">
</text:a>
RFA制图  <text:a xlink:type="simple" xlink:href="https://www.rfa.org/mandarin/yataibaodao/huanjing/kw-07062023111918.html/@@stream" text:style-name="Internet_20_link" text:visited-style-name="Visited_20_Internet_20_Link">
Audio-1-Link：https://www.rfa.org/mandarin/yataibaodao/huanjing/kw-07062023111918.html/@@stream</text:a>
</text:p>
      <text:p text:style-name="P4">
本周二，著名华语流行乐女歌手李玟因抑郁症而轻生去世的消息震惊各界。精神抑郁问题近年来在中国日益严重，尤其是年轻人罹患抑郁症的风险明显高于其他年龄人群。这其中究竟是什么原因呢？</text:p>
      <ul>
        <li>
<text:span text:style-name="T4">
<text:a xlink:type="simple" xlink:href="https://www.rfa.org/mandarin/ytbdzhuantixilie/sibu-qingnian/kw-04122023120053.html" text:style-name="Internet_20_link" text:visited-style-name="Visited_20_Internet_20_Link">
 "四不青年"与"宅女上街" 中国年轻人的希望在哪里？ </text:a>
 </text:span>
  * **** <text:a xlink:type="simple" xlink:href="https://www.rfa.org/mandarin/yataibaodao/huanjing/cm-02142023123947.html" text:style-name="Internet_20_link" text:visited-style-name="Visited_20_Internet_20_Link">
 <text:span text:style-name="T4">
看着新闻流着泪 那些政治抑郁的中国青年</text:span>
 </text:a>
</li>
      </ul>
      <text:p text:style-name="P4">
7月5日晚，香港著名女歌手、年仅48岁的李玟突然传出去世的消息。她的姐姐李思林在微博发文披露，李玟数年前患上抑郁症，7月2日在家中轻生，经抢救无效，7月5日去世。这一消息不仅登上各大中文媒体的新闻版面，也再次引发人们对于抑郁症这一现象的关注。</text:p>
      <text:p text:style-name="Quotations">

<text:p text:style-name="P4">
华语乐坛女歌手李玟（艺名：Coco）去世 得年48岁  &gt;
  李玟的歌，你记得哪几首？ <text:a xlink:type="simple" xlink:href="https://t.co/31TfrLKYKt" text:style-name="Internet_20_link" text:visited-style-name="Visited_20_Internet_20_Link">
 pic.twitter.com/31TfrLKYKt </text:a>
&gt;
&gt;
 — 自由亚洲电台 (@RFA_Chinese) <text:a xlink:type="simple" xlink:href="https://twitter.com/RFA_Chinese/status/1676747317465038849" text:style-name="Internet_20_link" text:visited-style-name="Visited_20_Internet_20_Link">
 July 6, 2023&gt;
 </text:a>
</text:p>

</text:p>
      <text:p text:style-name="P4">
<text:span text:style-name="T4">
报告：中国年轻人是精神抑郁高风险群体</text:span>
</text:p>
      <text:p text:style-name="P4">
过去20年间，中国的精神障碍和抑郁症发病率呈爆发式增长，患者年龄也在明显下降。今年2月，中国科学院心理研究所国民心理健康评估发展中心的一个团队发表了《中国国民心理健康发展报告（2021～2022）》。报告显示，中国成年人抑郁风险检出率为10.6%。其中，青年为抑郁高风险群体，18岁至24岁年龄组的抑郁风险检出率达24.1%，显著高于其他年龄组；25岁至34岁年龄组的抑郁风险检出率为12.3%，也显著高于35岁及以上各年龄组。与此同时，精神焦虑风险检出率的年龄差异也呈现类似趋势。</text:p>
      <text:p text:style-name="P4">
报告显示，所谓“抑郁风险”并非经过专业医师诊断的“抑郁症”，而是指使用标准的心理测验方式测出受访者在抑郁量表上的得分，其分数在某种程度上代表存在抑郁症的可能性。</text:p>
      <text:p text:style-name="P4">
《中国国民心理健康发展报告（2021～2022）》封面截图</text:p>
      <text:p text:style-name="P4">
那么，青年人的精神健康问题又会对社会发展造成怎样的影响呢？中国红十字基金会原医疗救助部部长任瑞红告诉本台：“这一代其实是社会的中坚力量，应该是事业的上升黄金期，对社会开始做出贡献的时候。但是，如果整个群体（心理）出现巨大问题的话，可以想象那就象一个炸药库一样，你不知道哪一天就会爆发。”</text:p>
      <text:p text:style-name="P4">
<text:span text:style-name="T4">
关注人权的女青年：恐惧但又不被理解</text:span>
</text:p>
      <text:p text:style-name="P4">
谈到精神抑郁的问题，住在北京一间出租房、处于半失业状态的王霞告诉记者的第一句话就是：“我昨天下午差一点就跳楼了。”</text:p>
      <text:p text:style-name="P4">
王霞大学毕业3、4年，最近这次抑郁症的发作是由于她和母亲在电话上吵架。她说：“我接电话的时候对她（母亲）哭了很久，而且大喊大叫，然后我就到阳台上推开了窗户，当时我想跳楼，但是我男朋友很快就从后面把我抱住了。”</text:p>
      <text:p text:style-name="P4">
王霞已经和母亲争吵多日，直接原因是她认为母亲过于强势又对她不能理解：“因为我家有太多完全不想让她看见的东西。”她说，“不想让母亲看见的东西”就是家里收藏的与国内人权抗争者相关的纪念品。</text:p>
      <text:p text:style-name="P4">
从大学时代开始，王霞就关注中国人权议题。毕业后，她离开家乡到北京打工并继续参与人权及公益活动。最近两年，中国的人权法制状况急速倒退，但王霞依然克服内心恐惧，多次参与援助异议人士和青年行动者，包括呼吁营救去年“白纸运动”的被捕人士。虽然并没有做什么“大事”，但她的内心还是经历了很多创伤,并因此产生了焦虑和抑郁的症状。</text:p>
      <text:p text:style-name="P4">
她说：“有一次，我去探望了一位遇到麻烦的朋友的家属，当时我被国保发现了，被拦截了一、两个小时。之后那天晚上，我开始失眠。后来大概有一周时间，我都很难集中精力工作，一直都在喝酒。”</text:p>
      <text:p text:style-name="P4">
不过，对于这些内心的痛苦和压力，王霞却无法透过向家人诉说来纾解。她说：“我父母都是体制内的人，而且我母亲控制欲非常强。她非常喜欢干涉我的私人生活，也对我的价值观非常轻蔑。这种感觉让我感到又恶心又恐惧。”</text:p>
      <text:p text:style-name="P4">
中国的心理咨询服务价格昂贵，很多所谓的医师也不具备合格资质，王霞也很难评估咨询这种“政治性抑郁”的风险。因此，她至今无法得到良好的心理咨询治疗。此外，工作不稳定和收入的微薄，也更让她有着严重的不安全感。她目前只能不时地服用抗抑郁的药物，幸好有男友时常陪伴，给她以精神上的安慰和鼓励。</text:p>
      <text:p text:style-name="P4">
不仅是身在大学的学生感到压抑、绝望，就是已顺利就业的年轻人也感到扭曲的社会现状令他们难以适应。(法新社资料图片)  <text:a xlink:type="simple" xlink:href="https://www.rfa.org/mandarin/yataibaodao/huanjing/kw-07062023111918.html/000_hkg4213956.jpg" text:style-name="Internet_20_link" text:visited-style-name="Visited_20_Internet_20_Link">
</text:a>
</text:p>
      <text:p text:style-name="P4">
<text:span text:style-name="T4">
被校方“上岗”的大学生</text:span>
</text:p>
      <text:p text:style-name="P4">
王霞的男友小孙目前还在大学读书。他们在一个讨论政治的群组里相识，并因三观相近而走到一起。不过在校内，小孙也是被校方严密监控和打压的对象。</text:p>
      <text:p text:style-name="P4">
小孙说，他最初是因为拒绝按照校方要求安装“国家反诈中心”应用程序，反对该程序搜集用户个人信息，而成了校领导眼里的“异议分子”：“其实我没有做什么太过分的对抗，我也没有号召其他人跟我一起抵制。我只是一个人不装，也很低调，但是我的辅导员约谈了我。他那次态度其实还挺恶劣的，和我谈了一个多小时。”</text:p>
      <text:p text:style-name="P4">
2022年疫情期间，小孙所在大学从8月开学直到“白纸运动”爆发，整整4个月都处于封控状态。但校方对学生的所有封控规定都是由老师口头传达，没有文字，学生们很不满，但也难以投诉。小孙便向校党委办公室申请信息公开，要求公布防疫封校的有关政策文件。当时，他还咨询了一位维权律师，没想到他们的微信私聊被国保发现。</text:p>
      <text:p text:style-name="P4">
小孙说：“国保直接找到我们学校保卫处，要求调查我。我就连续被约谈，我们校长亲自在管我这个事情。他给我们学院施压，说我们学院育人出了问题，要他们整我。”</text:p>
      <text:p text:style-name="P4">
巨大压力下，小孙不得不放弃信息公开的申请。后来，辅导员还专门安排同宿舍内一位已入党的同学对他进行监控，随时汇报他的动态。这让他感到非常烦恼，而陷入焦虑状态：“我会清楚随时都会有人在盯着我，我没有任何隐私，也没有任何安全感。”</text:p>
      <text:p text:style-name="P4">
另一个让小孙感到焦虑的原因则是每个中国大学生都在面对的巨大升学和就业压力：“入学第一天的时候，院长给我们新生讲话。他就说，你们这个专业毕业根本就找不到工作，只有考研一条路。考研率又那么低，所以大家都基本很绝望的样子。”</text:p>
      <text:p text:style-name="P4">
2022年8月26日，年轻人在北京参加招聘会。（法新社）  <text:a xlink:type="simple" xlink:href="https://www.rfa.org/mandarin/yataibaodao/huanjing/kw-07062023111918.html/000_32h69ad.jpg" text:style-name="Internet_20_link" text:visited-style-name="Visited_20_Internet_20_Link">
</text:a>
</text:p>
      <text:p text:style-name="P4">
<text:span text:style-name="T4">
体制内女青年的职场梦魇</text:span>
</text:p>
      <text:p text:style-name="P4">
不仅是身在大学的学生感到压抑、绝望，就是已顺利就业的年轻人也感到扭曲的社会现状令他们难以适应。身在小城市的刘方，大学毕业刚在体制内工作4年就被确诊患上抑郁症。她认为，这首先是因为自己坚持的价值观和社会工作环境格格不入。</text:p>
      <text:p text:style-name="P4">
刘方说：“如果用他们批评我的话就是，我比较‘崇洋媚外’，思想比较西化。我是比较信奉那种普世价值，就是自由平等民权（的人）。我觉得，每个人都应该是平等的。”</text:p>
      <text:p text:style-name="P4">
性格刚直的刘方在工作上不喜欢盲从，更不屑拍上级马屁。她说，因此就受到了直属上司的排挤打压：“他觉得自己就象一个皇上一样，底下的人要揣摩上意，但我恰恰是不会这么做的人。他发泄的行为就是不停地给我的工作挑刺，比如说我犯了一个很小的标点符号或者是页码的错误，他就会说，你是来上班的还是来玩的。每周开例会的时候就会把我拎出来，骂半个小时到一个小时，而且就是这种PUA（指精神控制）的骂。”</text:p>
      <text:p text:style-name="P4">
刘方说，除了被公开羞辱，上司还对她有一些性骚扰的行为，但都被她直接拒绝。这令上司对她更加不满。刘方形容，自己这几年来受到的精神虐待“就像是一场恶梦一样”，但是由于经济不断下行，她没有把握辞职之后能再找到工作，因此只得忍耐。</text:p>
      <text:p text:style-name="P4">
与此同时，刘方也感到整个中国社会对女性的压迫还在加剧，包括“铁链女”、“唐山打人事件”等伤害女性的社会热点新闻，都对崇尚女权的刘方内心造成巨大冲击：“无怪说很多人都讲，在中国，结婚证就是一张卖身契。因为一个男的他只要跟你结婚了，他就可以打你、骂你、奴役你，然后抢夺你的生育成果、劳动成果。但是，所有的人、包括法律都在支持他。”</text:p>
      <text:p text:style-name="P4">
因对社会感到失望，刘方一直不肯谈恋爱、结婚生子，并因此受到来自父母的压力。今年3月，医生确诊她患上了抑郁症。</text:p>
      <text:p text:style-name="P4">
<text:span text:style-name="T4">
疫情后 人们变得更抑郁了？</text:span>
</text:p>
      <text:p text:style-name="P4">
过去三年，中国当局各种严厉的疫情封控措施，对民众心理健康也造成了严重负面影响。有调查显示，去年上海封城期间，超过四成的上海居民呈现出抑郁情绪，求助心理热线的人数爆增。</text:p>
      <text:p text:style-name="P4">
那么疫情过后，人们的心理状况是否已经好转了呢？</text:p>
      <text:p text:style-name="P4">
“这么说吧，我周围没有一个人跟我说他们开心。”身在上海、现年30多岁的赵迪对本台记者说，现在国内无论是民企、国企还是外企都遇到了很大危机，大量裁员很普遍：“就这三年，把所有人的梦想都击碎了。大家都感觉自己跌入了谷底，好一点的就躺平，如果运气不好的话，你背着几百万的房贷，就会有种生不如死或者说每一天都心惊胆战的感觉。”</text:p>
      <text:p text:style-name="P4">
长期在外企工作的赵迪说，作为中国经济重要对外窗口的上海，仅她知道的港澳台及西方外企，近两年几乎走了一半甚至70%。今年前4个月，经济稍有复苏，但五一长假后却又是断崖式的恶化。她解释说：“很多人发现这几个月也没有变好，那我就赶紧撤，保命要紧。这样一来，我觉得（经济）短期内、几年之内是很难很难恢复的，因为信心的恢复、重建，这个是以年为单位（计算）的。”</text:p>
      <text:p text:style-name="P4">
伴随经济大环境的恶化，令赵迪感到更压抑的是言论空间也在明显缩小，尤其是在疫情之后。她说：“有时候，我甚至看到网上一些网友因为谈论自己失业了、没有拿到赔偿金或者说要考虑去仲裁，就被判定为‘负能量’或者说是‘不和谐的声音’就被封号，真的很莫名其妙。”</text:p>
      <text:p text:style-name="P4">
过去三年，中国当局各种严厉的疫情封控措施，对民众心理健康也造成了严重负面影响。现在中国年轻人心理问题突出的原因，主要就是源于社会环境的生存高压和不稳定。（法新社资料图片）<text:a xlink:type="simple" xlink:href="https://www.rfa.org/mandarin/yataibaodao/huanjing/kw-07062023111918.html/image.jpg" text:style-name="Internet_20_link" text:visited-style-name="Visited_20_Internet_20_Link">
 </text:a>
</text:p>
      <text:p text:style-name="P4">
赵迪表示，现在不仅身边的朋友几乎人人都被封过号，很多她曾在微博、知乎上关注的网络大V们也从疫情开始后，纷纷因为踩到了某些舆论“红线”而被噤声。</text:p>
      <text:p text:style-name="P4">
“当我们主要的一种沟通渠道被切断之后，每个人都会觉得很憋，就像被捂住嘴一样，然后这种情愫就会在心里发酵。所有我们这个时代的人是陷入了一种普遍性的抑郁。”赵迪说。</text:p>
      <text:p text:style-name="P4">
<text:span text:style-name="T4">
“这个社会已经病了”</text:span>
</text:p>
      <text:p text:style-name="P4">
曾在中国专门从事过青少年心理救援项目的任瑞红告诉本台，现在中国年轻人心理问题突出的原因，主要就是源于社会环境的生存高压和不稳定。</text:p>
      <text:p text:style-name="P4">
“中国现在整个大环境，我们都知道经济压力很大，社会保障严重不足，每个人都处在一种担忧的状态下……。很多这一代人是关心政治的，尤其是大城市的，以前他们还可以翻个墙、上个网，发发牢骚，现在肯定是不敢的。”任瑞红认为，中国的年轻人在各种压力下已经被挤压得变形，既看不到希望，也找不到情绪出口。</text:p>
      <text:p text:style-name="P4">
“大部分人的承受力不可能是那么好的，当达到了极致的时候，这种负面情绪就会在整个社会蔓延爆发，（形成）一个社会性的抑郁。” 任瑞红说。</text:p>
      <text:p text:style-name="P4">
前文提到的刘方也告诉记者，现在只要打开社交媒体，每个人都在发泄自己的负能量，几乎每个人心中都有某种疯狂的想法：“这种心理的疾病已经发展到这个阶段，我觉得这不是个人的问题，这已经是一个群体性的创伤了。”</text:p>
      <text:p text:style-name="P4">
赵迪则坦言：“我一直觉得这个社会已经病了，病到如今这种地步也不是靠一贴药或几个医生就能医好的。”她认为，中国社会走到今天，每一个人都有责任，因为很多人都没有做一个好人。“我觉得每个人能够做的，就是从自己做起，不要再去做恶。争取做一个好人，那这样的社会才可能慢慢变好。”</text:p>
      <text:p text:style-name="P4">
（出于安全考量，本文中的青年受访者王霞、小孙、刘方和赵迪均为化名。）</text:p>
      <text:p text:style-name="P4">
记者：凯迪 责编：何平 网编：瑞哲</text:p>
      <text:p text:style-name="P4">
Source: <text:a xlink:type="simple" xlink:href="https://www.rfa.org/mandarin/yataibaodao/huanjing/kw-07062023111918.html" text:style-name="Internet_20_link" text:visited-style-name="Visited_20_Internet_20_Link">
https://www.rfa.org/mandarin/yataibaodao/huanjing/kw-07062023111918.html</text:a>
</text:p>
      <!--NEWS-->
      <text:h text:style-name="P10" text:outline-level="1">
<text:span text:style-name="T4">
Lex专栏：世茂资产流拍是一个警示信号 (Free Version)</text:span>
</text:h>
      <text:p text:style-name="P4">
Authors: ['Lex专栏']</text:p>
      <text:p text:style-name="P4">
Publisher: 英国《金融时报》</text:p>
      <text:p text:style-name="P4">
Time: 2023-07-06T00:24:58+00:00</text:p>
      <text:p text:style-name="P4">
Published Time: 2023-07-05T12:00:99+08:00</text:p>
      <text:p text:style-name="P4">
Modified Time: 2023-07-05T20:23:99+08:00</text:p>
      <text:p text:style-name="P4">
Description: 相比某些陷入困境的中国开发商，世茂曾被视为更加优质。该集团的资产在拍卖中竟然无人出价，似乎表明中国房地产市场尚未触底。</text:p>
      <text:p text:style-name="P4">
Images: ["<text:a xlink:type="simple" xlink:href="https://thumbor.ftacademy.cn/unsafe/picture/5/000153955_piclink.jpg" text:style-name="Internet_20_link" text:visited-style-name="Visited_20_Internet_20_Link">
000153955_pic...</text:a>
"]</text:p>
      <text:p text:style-name="P4">
Themes: ['公司债券', '关注']</text:p>
      <text:p text:style-name="P4">
Keywords: ['公司债券', '中国商业与金融', '亚太公司', '新兴市场']</text:p>
      <text:p text:style-name="P4">
Type: Article</text:p>
      <!--METADATA-->
      <text:p text:style-name="P4">
<draw:frame draw:style-name="fr1" draw:name="Image134" text:anchor-type="as-char" svg:width="6.9236in" svg:height="4.570658in" draw:z-index="0">
<draw:image xlink:href="../Images/FT Chinese Free Version/2023-07-06T00-24-58-00-00/000153955_piclink.jpg" xlink:type="simple" xlink:show="embed" xlink:actuate="onLoad" draw:mime-type="image/jpeg"/>
</draw:frame>
</text:p>
      <text:p text:style-name="P4">
要了解中国房价的指数级上涨，不妨看一下上海。2000年时，平均住宅价格仅为每平方米455美元。到了2020年，这个数字已跃升至5100美元。上海和深圳双双进入世界上房价最高的五个城市之列。</text:p>
      <text:p text:style-name="P4">
这种飙涨推动活跃在这两个城市的世茂集团(ShimaoGroup)跻身于中国顶级开发商之列。去年该公司的违约表明房地产行业形势有多严峻。周三披露的消息——其拍卖一项关键资产的努力显然以流拍告终——对于整个中国债券市场是一个警示信号。</text:p>
      <text:p text:style-name="P4">
Source: <text:a xlink:type="simple" xlink:href="http://www.ftchinese.com/story/001100175" text:style-name="Internet_20_link" text:visited-style-name="Visited_20_Internet_20_Link">
http://www.ftchinese.com/story/001100175</text:a>
</text:p>
      <!--NEWS-->
      <text:h text:style-name="P10" text:outline-level="1">
<text:span text:style-name="T4">
吴彦祖玩车：如何将一辆“小可爱”改装成“大杰作” (Free Version)</text:span>
</text:h>
      <text:p text:style-name="P4">
Author: A.J. Baime | Photographs by Carolyn Fong for The Wall Street Journal</text:p>
      <text:p text:style-name="P4">
Publisher: 华尔街日报中文网</text:p>
      <text:p text:style-name="P4">
Published Time: 2023-07-06T00:30:00.000Z</text:p>
      <text:p text:style-name="P4">
Modified Time: 2023-07-06T00:30:00.000Z</text:p>
      <text:p text:style-name="P4">
Created Time: 2023-07-05T23:02:00.000Z</text:p>
      <text:p text:style-name="P4">
Description: 这位知名演员彻底改造了他的1968年款本田S800，并为这辆车赋予了故事情节。</text:p>
      <text:p text:style-name="P4">
Images: []</text:p>
      <text:p text:style-name="P4">
Categories: ['派', '生活']</text:p>
      <text:p text:style-name="P4">
Keywords: SYND,LINK:EN|WP-WSJ-0000969198</text:p>
      <text:p text:style-name="P4">
Type: Article</text:p>
      <!--METADATA-->
      <text:p text:style-name="P4">
<text:span text:style-name="T5">
48岁的吴彦祖(Daniel Wu)是一名演员、制片人和导演，他现居洛杉矶，并出演了Disney+剧集《西游ABC》(American BornChinese)。他对A.J. Baime讲述了自己那辆1968年款本田S800的故事。</text:span>
</text:p>
      <text:p text:style-name="P4">
Source: <text:a xlink:type="simple" xlink:href="https://cn.wsj.com/articles/%E5%90%B4%E5%BD%A6%E7%A5%96%E7%8E%A9%E8%BD%A6-%E5%A6%82%E4%BD%95%E5%B0%86%E4%B8%80%E8%BE%86-%E5%B0%8F%E5%8F%AF%E7%88%B1-%E6%94%B9%E8%A3%85%E6%88%90-%E5%A4%A7%E6%9D%B0%E4%BD%9C-d399b075" text:style-name="Internet_20_link" text:visited-style-name="Visited_20_Internet_20_Link">
https://cn.wsj.com/articles/%E5%90%B4%E5%BD%A6%E7%A5%96%E7%8E%A9%E8%BD%A6-%E5%A6%82%E4%BD%95%E5%B0%86%E4%B8%80%E8%BE%86-%E5%B0%8F%E5%8F%AF%E7%88%B1-%E6%94%B9%E8%A3%85%E6%88%90-%E5%A4%A7%E6%9D%B0%E4%BD%9C-d399b075</text:a>
</text:p>
      <!--NEWS-->
      <text:h text:style-name="P10" text:outline-level="1">
<text:span text:style-name="T4">
硅谷银行恢复放贷，但步伐放缓 (Free Version)</text:span>
</text:h>
      <text:p text:style-name="P4">
Author: Yuliya Chernova</text:p>
      <text:p text:style-name="P4">
Publisher: 华尔街日报中文网</text:p>
      <text:p text:style-name="P4">
Published Time: 2023-07-06T01:00:00.000Z</text:p>
      <text:p text:style-name="P4">
Modified Time: 2023-07-06T01:00:00.000Z</text:p>
      <text:p text:style-name="P4">
Created Time: 2023-07-05T23:51:00.000Z</text:p>
      <text:p text:style-name="P4">
Description: 最近被First Citizens BancShares收购的硅谷银行已恢复对初创企业和风投市场的贷款，但力度不如过去那么大。</text:p>
      <text:p text:style-name="P4">
Images: []</text:p>
      <text:p text:style-name="P4">
Categories: ['金融市场']</text:p>
      <text:p text:style-name="P4">
Keywords: SYND</text:p>
      <text:p text:style-name="P4">
Type: Article</text:p>
      <!--METADATA-->
      <text:p text:style-name="P4">
最近 <text:a xlink:type="simple" xlink:href="https://cn.wsj.com/articles/CN-FIN-20230327152836" text:style-name="Internet_20_link" text:visited-style-name="Visited_20_Internet_20_Link">
 被First Citizens BancShares收购 </text:a>
 的硅谷银行(Silicon Valley Bank)已恢复对初创企业和风投市场的贷款，尽管力度不如过去那么大。</text:p>
      <text:p text:style-name="P4">
Source: <text:a xlink:type="simple" xlink:href="https://cn.wsj.com/articles/%E7%A1%85%E8%B0%B7%E9%93%B6%E8%A1%8C%E6%81%A2%E5%A4%8D%E6%94%BE%E8%B4%B7-%E4%BD%86%E6%AD%A5%E4%BC%90%E6%94%BE%E7%BC%93-e98ba509" text:style-name="Internet_20_link" text:visited-style-name="Visited_20_Internet_20_Link">
https://cn.wsj.com/articles/%E7%A1%85%E8%B0%B7%E9%93%B6%E8%A1%8C%E6%81%A2%E5%A4%8D%E6%94%BE%E8%B4%B7-%E4%BD%86%E6%AD%A5%E4%BC%90%E6%94%BE%E7%BC%93-e98ba509</text:a>
</text:p>
      <!--NEWS-->
      <text:h text:style-name="P10" text:outline-level="1">
<text:span text:style-name="T4">
欧元区PPI年率跌入负值区间 (Free Version)</text:span>
</text:h>
      <text:p text:style-name="P4">
Authors: ['瓦伦丁娜•罗梅伊']</text:p>
      <text:p text:style-name="P4">
Publisher: 英国《金融时报》</text:p>
      <text:p text:style-name="P4">
Time: 2023-07-06T01:13:29+00:00</text:p>
      <text:p text:style-name="P4">
Published Time: 2023-07-05T12:00:99+08:00</text:p>
      <text:p text:style-name="P4">
Modified Time: 2023-07-05T21:11:99+08:00</text:p>
      <text:p text:style-name="P4">
Description: 欧盟统计局称，5月份欧元区PPI同比下降1.5%，这是该指数自2020年12月以来首次下降。</text:p>
      <text:p text:style-name="P4">
Images: ["<text:a xlink:type="simple" xlink:href="https://thumbor.ftacademy.cn/unsafe/picture/5/000185525_piclink.jpg" text:style-name="Internet_20_link" text:visited-style-name="Visited_20_Internet_20_Link">
000185525_pic...</text:a>
"]</text:p>
      <text:p text:style-name="P4">
Themes: ['欧洲央行', '关注']</text:p>
      <text:p text:style-name="P4">
Keywords: ['欧洲央行', '欧元区通胀', '欧洲经济', '欧盟经济', '欧元区经济', '高盛', '野村控股']</text:p>
      <text:p text:style-name="P4">
Type: Article</text:p>
      <!--METADATA-->
      <text:p text:style-name="P4">
<draw:frame draw:style-name="fr1" draw:name="Image135" text:anchor-type="as-char" svg:width="6.9236in" svg:height="3.901286in" draw:z-index="0">
<draw:image xlink:href="../Images/FT Chinese Free Version/2023-07-06T01-13-29-00-00/000185525_piclink.jpg" xlink:type="simple" xlink:show="embed" xlink:actuate="onLoad" draw:mime-type="image/jpeg"/>
</draw:frame>
</text:p>
      <text:p text:style-name="P4">
衡量欧元区通胀的一项关键指标两年半来首次跌入负值区间，进一步表明困扰企业和家庭的价格飙升已开始消退。</text:p>
      <text:p text:style-name="P4">
欧盟统计局(Eurostat)称，5月份欧元区工业生产者出厂价格指数(PPI)同比下降1.5%，这是该指数自2020年12月以来首次下降。</text:p>
      <text:p text:style-name="P4">
Source: <text:a xlink:type="simple" xlink:href="http://www.ftchinese.com/story/001100176" text:style-name="Internet_20_link" text:visited-style-name="Visited_20_Internet_20_Link">
http://www.ftchinese.com/story/001100176</text:a>
</text:p>
      <!--NEWS-->
      <text:h text:style-name="P10" text:outline-level="1">
<text:span text:style-name="T4">
俄罗斯暗指可用核武器结束战争  乌克兰指责俄军在扎波罗热核电站采取危险措施</text:span>
</text:h>
      <text:p text:style-name="P4">
Author: 半岛电视台＋通讯社</text:p>
      <text:p text:style-name="P4">
Publisher: Al Jazeera</text:p>
      <text:p text:style-name="P4">
Published Time: 2023-07-06T01:38:09</text:p>
      <text:p text:style-name="P4">
Modified Time: 2023-07-06T01:38:09</text:p>
      <text:p text:style-name="P4">
Description: 乌克兰呼吁国际社会“立即采取措施”以应对扎波罗热核电站面临的危险。目前，俄乌双方相互指责，声称对方准备在该核电站内实施“挑衅”行为。</text:p>
      <text:p text:style-name="P4">
Images: ["<text:a xlink:type="simple" xlink:href="https://chinese.aljazeera.net/wp-content/uploads/2023/07/RC2CM1A8OD2H-1688585347-1688606878.jpg" text:style-name="Internet_20_link" text:visited-style-name="Visited_20_Internet_20_Link">
RC2CM1A8OD2H-...</text:a>
", "<text:a xlink:type="simple" xlink:href="https://chinese.aljazeera.net/wp-content/uploads/2023/07/image-1688607004.jpg" text:style-name="Internet_20_link" text:visited-style-name="Visited_20_Internet_20_Link">
image-1688607...</text:a>
", "<text:a xlink:type="simple" xlink:href="https://chinese.aljazeera.net/wp-content/uploads/2023/07/image-1-1688607218.jpg" text:style-name="Internet_20_link" text:visited-style-name="Visited_20_Internet_20_Link">
image-1-16886...</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36" text:anchor-type="as-char" svg:width="6.9236in" svg:height="4.608995in" draw:z-index="0">
<draw:image xlink:href="../Images/Aljazeera Chinese/2023-07-06T01-38-09/RC2CM1A8OD2H-1688585347-1688606878.jpg" xlink:type="simple" xlink:show="embed" xlink:actuate="onLoad" draw:mime-type="image/jpeg"/>
</draw:frame>
乌克兰士兵乘坐坦克行进在巴赫穆特附近 (路透社)</text:p>
      <text:p text:style-name="P4">
当地时间7月5日，乌克兰呼吁国际社会“立即采取措施”以应对扎波罗热核电站面临的危险——该核电站目前处于俄罗斯军队的控制之下，俄乌双方相互指责，声称对方准备在该核电站内实施“挑衅”行为。。</text:p>
      <text:p text:style-name="P4">
乌克兰外交部表示，俄罗斯在扎波罗热核电站的至少3座反应堆内部署军事人员并安装防御工事，从而对核事故的发生构成了直接威胁。</text:p>
      <text:p text:style-name="P4">
乌克兰外交部在一份声明中补充称，世界现在应当立即采取措施，以防止这座欧洲最大的核电站发生事故。</text:p>
      <text:p text:style-name="P4">
乌克兰总统泽连斯基表示，乌克兰情报部门发现俄罗斯军队在扎波罗热核电站多个发电机组的屋顶上放置了类似炸药的物体。</text:p>
      <text:p text:style-name="P4">
泽连斯基警告称，俄罗斯可能是计划模拟炸掉该核电站，也可能存在其他的情况。</text:p>
      <text:p text:style-name="P4">
另一方面，克里姆林宫警告称，乌克兰可能会实施针对扎波罗热核电站的破坏行动，并强调这可能会导致重大的灾难性后果。</text:p>
      <text:p text:style-name="P4">
俄罗斯国家原子能电力公司总裁顾问雷纳特·卡尔恰阿表示，乌克兰军队计划使用火炮和无人机对扎波罗热核电站发动袭击。</text:p>
      <text:p text:style-name="P4">
这位俄罗斯官员补充称，乌克兰方面希望与英国情报部门协调，以在该核电站制造一场核灾难。</text:p>
      <text:p text:style-name="P4">
<draw:frame draw:style-name="fr1" draw:name="Image137" text:anchor-type="as-char" svg:width="6.9236in" svg:height="3.894525in" draw:z-index="0">
<draw:image xlink:href="../Images/Aljazeera Chinese/2023-07-06T01-38-09/image-1688607004.jpg" xlink:type="simple" xlink:show="embed" xlink:actuate="onLoad" draw:mime-type="image/jpeg"/>
</draw:frame>
 俄乌战争期间 (通讯社)</text:p>
      <text:p text:style-name="P4">
另一方面，国际原子能机构总干事拉斐尔·格罗西在一份声明中指出，该机构的专家已经检查了该核电站的部分设施，目前并没有发现任何地雷或其他爆炸物的痕迹。</text:p>
      <text:p text:style-name="P4">
格罗西补充称，该机构的专家还要求进入该核电站的其他设施，以确保其中没有爆炸物的存在。</text:p>
      <text:p text:style-name="P4">
对此，他解释称，针对3号和4号反应堆机组的屋顶以及涡轮机大厅的检查是必要的，并且该机构出台的独立客观的专家报告，将有助于说明该核电站内的情况。</text:p>
      <text:p text:style-name="P4">
这份声明还指出，主电线已于4日晚间重新连接至扎波罗热核电站。</text:p>
      <text:p text:style-name="P4">
俄罗斯军队于2022年3月4日控制了扎波罗热核电站，该核电站已多次遭到炮火袭击并与电网切断连接。根据乌克兰方面的方法，俄罗斯已经在其附近部署了部队和武器。</text:p>
      <text:p text:style-name="P4">
在这样的背景下，俄罗斯安全委员会副主席梅德韦杰夫表示，任何战争都可以被迅速终结——要么是通过签署和平条约来结束，要么是像美国人在1945年使用核武器轰炸日本时所做的那样。梅德韦杰夫补充称，如果北约（北大西洋公约组织）停止向乌克兰供应武器，那么这场军事行动就将在几天内结束。</text:p>
      <text:h text:style-name="P13" text:outline-level="4">
<text:span text:style-name="T4">
基辅的一家法院发生两起爆炸</text:span>
</text:h>
      <text:p text:style-name="P4">
另一方面，乌克兰内务部长伊戈尔·克利门科宣布，乌克兰首都基辅舍甫琴科区法院发生了两起爆炸，原因是一位名叫“伊戈尔·胡门约克”的被告在法院的一个房间内引爆了两枚炸弹。需要指出的是，他是作为2015年乌克兰国民警卫队士兵在议会大楼前死于爆炸的案件的嫌疑人，而被带往现场出席听证会。</text:p>
      <text:p text:style-name="P4">
克利门科解释称，这位袭击者先是对警卫人员引爆了一枚炸弹，造成其中多人受伤，然后他试图逃跑，从而促使警察朝他开枪并扣押他，他在这样的情况下对自己以及周边的警察引爆了第二枚炸弹。</text:p>
      <text:p text:style-name="P4">
随后，乌克兰广播电台援引内务部长克利门科的话称，这名在基辅法院内制造爆炸的袭击者当场死亡。</text:p>
      <text:p text:style-name="P4">
克利门科在回答半岛电视台记者提问时表示，目前还不能就此对俄罗斯或者其他外部势力发出指控，他还指出，相关当局正在继续对这一事件进行调查。</text:p>
      <text:p text:style-name="P4">
<draw:frame draw:style-name="fr1" draw:name="Image138" text:anchor-type="as-char" svg:width="6.9236in" svg:height="3.894525in" draw:z-index="0">
<draw:image xlink:href="../Images/Aljazeera Chinese/2023-07-06T01-38-09/image-1-1688607218.jpg" xlink:type="simple" xlink:show="embed" xlink:actuate="onLoad" draw:mime-type="image/jpeg"/>
</draw:frame>
 黑海上的舰船 (通讯社)</text:p>
      <text:h text:style-name="P13" text:outline-level="4">
<text:span text:style-name="T4">
实地发展</text:span>
</text:h>
      <text:p text:style-name="P4">
在俄罗斯对乌克兰战争的战地发展中，俄乌双方继续在东部和南部的各条战线上战斗，而乌军试图在反击中破坏俄军的军事防线。</text:p>
      <text:p text:style-name="P4">
另一方面，俄罗斯继续对哈尔科夫、苏梅、第聂伯罗彼得罗夫斯克以及波尔塔瓦地区实施轰炸和导弹袭击。</text:p>
      <text:p text:style-name="P4">
亲俄罗斯的顿涅茨克当局表示，乌克兰军队轰炸了顿涅茨克以北亚塞诺瓦塔市的一座火车站。</text:p>
      <text:p text:style-name="P4">
消息人士补充称，乌克兰使用重型火炮和Grad火箭弹发动炮击，并导致一些机车、集装箱和基础设施被毁。此外，这些轰炸还击中了该市的居民区，但尚未造成任何人员伤亡。</text:p>
      <text:p text:style-name="P4">
与此同时，俄罗斯别尔哥罗德州州长维亚切斯拉夫·格拉德科夫宣布，将在该州组建第二个地区自卫团，计划纳入3000人，并将很快获得武器。</text:p>
      <text:p text:style-name="P4">
俄罗斯塔斯社报道称，别尔哥罗德州的第一个地区自卫团也包括3000人，这是在俄罗斯边境省份内设立的七大自卫团之一——这些地区经常会遭受乌克兰方面的袭击与轰炸。</text:p>
      <text:p text:style-name="P4">
在这样的背景下，俄罗斯国防部在5日表示，俄罗斯军队对巴赫穆特市附近的3个乌克兰军事团体发动了袭击，在此之前，有关该地区战斗的报道相互矛盾。</text:p>
      <text:p text:style-name="P4">
俄罗斯私人军事集团瓦格纳于今年5月攻占了巴赫穆特，此前，双方之间为争夺这座东部城市而进行的战斗已经持续了10个月的时间。此后，俄罗斯军队一直面临着乌克兰军队威胁包围该市的巨大压力。</text:p>
      <text:p text:style-name="P4">
Source: <text:a xlink:type="simple" xlink:href="https://chinese.aljazeera.net/news/war-in-ukraine/2023/7/6/%e4%bf%84%e7%bd%97%e6%96%af%e6%9a%97%e6%8c%87%e5%8f%af%e7%94%a8%e6%a0%b8%e6%ad%a6%e5%99%a8%e7%bb%93%e6%9d%9f%e6%88%98%e4%ba%89%e4%b9%8c%e5%85%8b%e5%85%b0%e6%8c%87%e8%b4%a3%e4%bf%84%e5%86%9b%e5%9c%a8" text:style-name="Internet_20_link" text:visited-style-name="Visited_20_Internet_20_Link">
https://chinese.aljazeera.net/news/war-in-ukraine/2023/7/6/%e4%bf%84%e7%bd%97%e6%96%af%e6%9a%97%e6%8c%87%e5%8f%af%e7%94%a8%e6%a0%b8%e6%ad%a6%e5%99%a8%e7%bb%93%e6%9d%9f%e6%88%98%e4%ba%89%e4%b9%8c%e5%85%8b%e5%85%b0%e6%8c%87%e8%b4%a3%e4%bf%84%e5%86%9b%e5%9c%a8</text:a>
</text:p>
      <!--NEWS-->
      <text:h text:style-name="P10" text:outline-level="1">
<text:span text:style-name="T4">
Binance.US加密货币交易市场份额暴跌 (Free Version)</text:span>
</text:h>
      <text:p text:style-name="P4">
Author: Amina Niasse</text:p>
      <text:p text:style-name="P4">
Publisher: 华尔街日报中文网</text:p>
      <text:p text:style-name="P4">
Published Time: 2023-07-06T01:40:00.000Z</text:p>
      <text:p text:style-name="P4">
Modified Time: 2023-07-06T01:40:00.000Z</text:p>
      <text:p text:style-name="P4">
Created Time: 2023-07-05T22:25:00.000Z</text:p>
      <text:p text:style-name="P4">
Description: 根据数据提供商Kaiko的数据，在一次监管机构的整治行动之后，加密货币交易员纷纷离开币安的美国交易所，导致Binance.US的市场份额从4月27%的历史高点降至上周的略高于1%。</text:p>
      <text:p text:style-name="P4">
Images: []</text:p>
      <text:p text:style-name="P4">
Categories: ['金融市场']</text:p>
      <text:p text:style-name="P4">
Keywords: SYND,LINK:EN|WP-WSJ-0001030191</text:p>
      <text:p text:style-name="P4">
Type: Article</text:p>
      <!--METADATA-->
      <text:p text:style-name="P4">
在一场 <text:a xlink:type="simple" xlink:href="https://cn.wsj.com/articles/CN-FIN-20230606072255" text:style-name="Internet_20_link" text:visited-style-name="Visited_20_Internet_20_Link">
 监管整顿风暴 </text:a>
来袭后，加密货币交易者纷纷涌出币安(Binance)的美国交易所，据来自数据提供商Kaiko的信息，上周，Binance.US的市场份额从4月创下的纪录高位27%降至1%多一点。</text:p>
      <text:p text:style-name="P4">
Source: <text:a xlink:type="simple" xlink:href="https://cn.wsj.com/articles/binance-us%E5%8A%A0%E5%AF%86%E8%B4%A7%E5%B8%81%E4%BA%A4%E6%98%93%E5%B8%82%E5%9C%BA%E4%BB%BD%E9%A2%9D%E6%9A%B4%E8%B7%8C-2020a1d9" text:style-name="Internet_20_link" text:visited-style-name="Visited_20_Internet_20_Link">
https://cn.wsj.com/articles/binance-us%E5%8A%A0%E5%AF%86%E8%B4%A7%E5%B8%81%E4%BA%A4%E6%98%93%E5%B8%82%E5%9C%BA%E4%BB%BD%E9%A2%9D%E6%9A%B4%E8%B7%8C-2020a1d9</text:a>
</text:p>
      <!--NEWS-->
      <text:h text:style-name="P10" text:outline-level="1">
<text:span text:style-name="T4">
習近平警告普京勿用核武？俄否認</text:span>
</text:h>
      <text:p text:style-name="P4">
Author: None (Language: zh)</text:p>
      <text:p text:style-name="P4">
Publisher: None</text:p>
      <text:p text:style-name="P4">
Time: 2023-07-06T01:57:00Z</text:p>
      <text:p text:style-name="P4">
Description: 英國《金融時報》報導，中國擔心俄羅斯如果在烏克蘭動用核武器，可能會破壞中國與歐洲國家的關係；3月，習近平更曾親自告訴俄國總統普京不要這麼做。對此報導，俄方已經否認。</text:p>
      <text:p text:style-name="P4">
Videos: []</text:p>
      <text:p text:style-name="P4">
Images: []</text:p>
      <text:p text:style-name="P4">
Subject: 时政风云</text:p>
      <text:p text:style-name="P4">
Subjects: ['薄熙来', '俄罗斯', '专题报道：习近平访美', '乌克兰', '中国共产党', '专题报道：全景观看“习马会”', '中国反腐风暴', '20国集团', '毛泽东', '中国宪法修正案取消国家主席任期限制']</text:p>
      <text:p text:style-name="P4">
Keywords: ['俄罗斯', '普京', '习近平', '中俄关系', '战术核武', '乌克兰', '俄乌战争']</text:p>
      <text:p text:style-name="P4">
ID: 66130079</text:p>
      <!--METADATA-->
      <text:p text:style-name="P4">
<text:a xlink:type="simple" xlink:href="https://www.dw.com/zh/overlay/image/article/66130079/65067672" text:style-name="Internet_20_link" text:visited-style-name="Visited_20_Internet_20_Link">
 </text:a>
</text:p>
      <text:p text:style-name="P4">
3月21日，中國國家主席習近平在克里姆林宮會晤俄國總統普京。</text:p>
      <text:p text:style-name="P4">
（德國之聲中文網）中國國家主席習近平3月出訪莫斯科；據知情者說法，當時習近平曾當面告訴俄羅斯總統普京：不要在烏克蘭動用核武器。有美國官員稱，中國官員私下把「說服了普京不使用核武」歸功於中方；克里姆林宮相關人士則說，是俄方研判戰術核武不會帶給俄國優勢，才自行決定不使用。這些消息來自英國《金融時報》，後來遭克宮否認。</text:p>
      <text:p text:style-name="P4">
《金融時報》週三（7月5日）引述未具名的中國政府顧問，稱「阻止普京動用核武」是中國爭取跟歐洲修復關係的核心工作。此人表示，若烏克蘭或其他盟友遭俄國核武襲擊，<text:a xlink:type="simple" xlink:href="https://www.dw.com/zh/zh/北約警告中國勿援俄-北京要求反躬自省/a-65245521" text:style-name="Internet_20_link" text:visited-style-name="Visited_20_Internet_20_Link">
 可能掀起歐洲對中國的反彈 </text:a>
；但若中國能防止這種事發生，有利於改善中國與歐陸的關係。</text:p>
      <text:p text:style-name="P4">
報導指出，中國雖默許、支持俄國，卻也對這場戰爭抱持疑慮。中國人民大學國際關係專家時殷弘認為，俄國「永遠不會得到中國認可去 <text:a xlink:type="simple" xlink:href="https://www.dw.com/zh/zh/核专家三种情况可能导致普京动用核武器/a-63253261" text:style-name="Internet_20_link" text:visited-style-name="Visited_20_Internet_20_Link">
 動用核武</text:a>
」；若俄國這麼做，「中國將進一步疏遠俄國」。</text:p>
      <text:p text:style-name="P4">
克里姆林宮發言人佩斯科夫（DmitryPeskov）5日否認了上述報導。根據路透社，佩斯科夫說普京與習近平會晤後發表的文件已闡明兩人談話內容，除此之外「其他的都是假的」。</text:p>
      <text:p text:style-name="P4">
</text:p>
      <text:p text:style-name="P4">
「戰術核武」（tactical nuclear weapons）和「戰略核武」（strategic nuclearweapons）的主要區別是射程與覆蓋範圍，前者彈頭較小，通常用於戰場上小範圍的特定目標。圖為俄國2000年4月試射一枚Tochka短程飛彈，射程約70公里。</text:p>
      <text:p text:style-name="P4">
自俄烏戰爭爆發以來，中國從未公開譴責俄國，而是把衝突歸咎於北約東擴、歐美援烏等因素；關於使用核武器，中國則多次表明反對。 <text:a xlink:type="simple" xlink:href="https://www.dw.com/zh/zh/德國總理單獨訪華-顯示歐盟對中戰略分歧/a-63645442" text:style-name="Internet_20_link" text:visited-style-name="Visited_20_Internet_20_Link">
去年11月德國總理肖爾茨（Olaf Scholz）造訪北京時 </text:a>
 ，習近平曾說應該「防止亞歐大陸出現核危機」。</text:p>
      <text:p text:style-name="P4">
今年2月， <text:a xlink:type="simple" xlink:href="https://www.dw.com/zh/zh/中國提烏克蘭和平計劃專家缺乏誘因使俄改變/a-64805782" text:style-name="Internet_20_link" text:visited-style-name="Visited_20_Internet_20_Link">
 中國發表12點聲明 </text:a>
，呼籲俄烏之間的衝突應「政治解決」。專家當時告訴DW，該文件缺乏促使俄國改變行為的誘因；不過，其中有一點值得注意，即「核武器用不得，核戰爭打不得」的主張。</text:p>
      <text:p text:style-name="P4">
3月在 <text:a xlink:type="simple" xlink:href="https://www.dw.com/zh/zh/普京中國和平計劃可作為俄烏和談基礎/a-65073075" text:style-name="Internet_20_link" text:visited-style-name="Visited_20_Internet_20_Link">
 莫斯科的「習普會」 </text:a>
後，中俄聯合聲明也提到類似說法：「所有核武器國家都不應在境外部署核武器，並應撤出在境外部署的核武器。」當時普京表示，中國版的「俄烏和平方案」已可作為談判基礎。然而幾天後，俄國卻又<text:a xlink:type="simple" xlink:href="https://www.dw.com/zh/zh/俄部署境外戰術核武-中國促和陷尷尬/a-65129362" text:style-name="Internet_20_link" text:visited-style-name="Visited_20_Internet_20_Link">
 宣布在白俄羅斯部署戰術核武器 </text:a>
，讓中國的「促和」努力陷入尷尬。</text:p>
      <text:p text:style-name="P4">
</text:p>
      <text:p text:style-name="P4">
俄國先前多次恫嚇要使用戰術核武器，雖然後來降低了相關警告的強度，但《金融時報》稱，烏克蘭近期擔憂俄方可能轉而在札波羅熱（Zaporizhzhia）核電廠製造「意外」。</text:p>
      <text:p text:style-name="P4">
（綜合報導）</text:p>
      <text:p text:style-name="P4">
Source: <text:a xlink:type="simple" xlink:href="https://www.dw.com/zh/習近平警告普京勿用核武？俄否認/a-66130079" text:style-name="Internet_20_link" text:visited-style-name="Visited_20_Internet_20_Link">
https://www.dw.com/zh/習近平警告普京勿用核武？俄否認/a-66130079?maca=chi-rss-chi-all-1127-rdf</text:a>
</text:p>
      <!--NEWS-->
      <text:h text:style-name="P10" text:outline-level="1">
<text:span text:style-name="T4">
杰宁为烈士举行葬礼，加兰特誓言以与加沙同样方式对待西岸，联合国人权办：侵略或构成战争罪</text:span>
</text:h>
      <text:p text:style-name="P4">
Author: 半岛电视台＋通讯社</text:p>
      <text:p text:style-name="P4">
Publisher: Al Jazeera</text:p>
      <text:p text:style-name="P4">
Published Time: 2023-07-06T01:59:13</text:p>
      <text:p text:style-name="P4">
Modified Time: 2023-07-06T01:59:13</text:p>
      <text:p text:style-name="P4">
Description: 巴勒斯坦人哀悼在以色列对杰宁市及其营地的军事行动中丧生的12名烈士的尸体。以色列国防部长约亚夫·加兰特誓言将以与加沙相同的方式处理约旦河西岸问题，而联合国人权办公室认为，以色列在杰宁的空袭和地面行动或构成战争罪。</text:p>
      <text:p text:style-name="P4">
Images: ["<text:a xlink:type="simple" xlink:href="https://chinese.aljazeera.net/wp-content/uploads/2023/07/1-1688608255.jpg" text:style-name="Internet_20_link" text:visited-style-name="Visited_20_Internet_20_Link">
1-1688608255.jpg</text:a>
", "<text:a xlink:type="simple" xlink:href="https://chinese.aljazeera.net/wp-content/uploads/2023/07/2-1688608263.jpg" text:style-name="Internet_20_link" text:visited-style-name="Visited_20_Internet_20_Link">
2-1688608263.jpg</text:a>
", "<text:a xlink:type="simple" xlink:href="https://chinese.aljazeera.net/wp-content/uploads/2023/07/3-1688608283.jpg" text:style-name="Internet_20_link" text:visited-style-name="Visited_20_Internet_20_Link">
3-1688608283.jpg</text:a>
", "<text:a xlink:type="simple" xlink:href="https://chinese.aljazeera.net/wp-content/uploads/2023/07/4-1688608292.jpg" text:style-name="Internet_20_link" text:visited-style-name="Visited_20_Internet_20_Link">
4-1688608292.jpg</text:a>
", "<text:a xlink:type="simple" xlink:href="https://chinese.aljazeera.net/wp-content/uploads/2023/07/5-1688608298.jpg" text:style-name="Internet_20_link" text:visited-style-name="Visited_20_Internet_20_Link">
5-1688608298.jpg</text:a>
", "<text:a xlink:type="simple" xlink:href="https://chinese.aljazeera.net/wp-content/uploads/2023/07/6-1688608317.jpg" text:style-name="Internet_20_link" text:visited-style-name="Visited_20_Internet_20_Link">
6-1688608317.jpg</text:a>
"]</text:p>
      <text:p text:style-name="P4">
Topics: ['中东', '巴勒斯坦问题', '政治', '新闻']</text:p>
      <text:p text:style-name="P4">
Keywords: ['中东', '巴勒斯坦问题', '政治', '新闻', '以色列', '巴勒斯坦']</text:p>
      <text:p text:style-name="P4">
Type: Article</text:p>
      <!--METADATA-->
      <text:p text:style-name="P4">
<draw:frame draw:style-name="fr1" draw:name="Image142" text:anchor-type="as-char" svg:width="6.9236in" svg:height="4.612736in" draw:z-index="0">
<draw:image xlink:href="../Images/Aljazeera Chinese/2023-07-06T01-59-13/1-1688608255.jpg" xlink:type="simple" xlink:show="embed" xlink:actuate="onLoad" draw:mime-type="image/jpeg"/>
</draw:frame>
以色列旨在摧毁杰宁难民营的基础设施并摧毁巴勒斯坦人的财产和房屋 (阿纳多卢通讯社)</text:p>
      <text:p text:style-name="P4">
巴勒斯坦人哀悼在以色列对杰宁市及其营地的军事行动中丧生的12名烈士的尸体。占领军表示，尽管付出惨重代价，但行动的目标还是实现了。以色列国防部长约亚夫·加兰特誓言将以与加沙相同的方式处理约旦河西岸问题，而联合国人权办公室认为，以色列在杰宁的空袭和地面行动或构成战争罪。</text:p>
      <text:p text:style-name="P4">
数千名市民参加了营地内10位烈士的送葬队伍，送葬队伍在杰宁政府医院前出发，往市中心走，到达营地内的烈士陵园。而另外两位烈士的葬礼和安葬均在营外家乡举行。</text:p>
      <text:p text:style-name="P4">
哀悼者在送葬队伍中高呼烈士的口号，并高呼面对侵略时的顽强抵抗，发誓要继续抵抗道路，直到占领者被击败，其中五人未满 18 岁。</text:p>
      <text:p text:style-name="P4">
愤怒的哀悼者的口号迫使当局和法塔赫运动的领导人离开杰宁烈士的送葬队伍，其中最著名的是马哈茂德·阿鲁勒和阿扎姆·艾哈迈德。</text:p>
      <text:p text:style-name="P4">
7月5日的紧张局势之后，一些场景显示巴勒斯坦安全部队在杰宁穆卡塔大楼附近部署，同时一段流传的视频显示一名年轻人也在杰宁被巴勒斯坦安全部队逮捕的那一刻。</text:p>
      <text:p text:style-name="P4">
在杰宁烈士的送葬队伍中，愤怒的年轻人聚集在该市的省总部前，其中一些人向大楼投掷石块。与此同时，巴勒斯坦安全部门向愤怒的示威者发射催泪瓦斯。</text:p>
      <text:p text:style-name="P4">
<draw:frame draw:style-name="fr1" draw:name="Image143" text:anchor-type="as-char" svg:width="6.9236in" svg:height="4.531811in" draw:z-index="0">
<draw:image xlink:href="../Images/Aljazeera Chinese/2023-07-06T01-59-13/2-1688608263.jpg" xlink:type="simple" xlink:show="embed" xlink:actuate="onLoad" draw:mime-type="image/jpeg"/>
</draw:frame>
 数千人参加杰宁难民营内 10 名烈士的葬礼(阿纳多卢通讯社)</text:p>
      <text:h text:style-name="P13" text:outline-level="4">
<text:span text:style-name="T4">
战争罪</text:span>
</text:h>
      <text:p text:style-name="P4">
杰宁袭击事件发生后，两名联合国独立专家5日周三表示，以色列军队本周在杰宁难民营进行的“空袭和地面行动”，“或构成战争罪”。</text:p>
      <text:p text:style-name="P4">
两位联合国报告员表示，这些“袭击是自 2002 年杰宁难民营被毁以来西岸最暴力的一次”。</text:p>
      <text:p text:style-name="P4">
这两位专家是：1967年以来巴勒斯坦被占领土人权状况特别报告员弗朗西斯卡·阿尔巴内塞和境内流离失所者人权问题特别报告员保拉·加维里亚·贝当古，他们并不表达联合国的立场。</text:p>
      <text:p text:style-name="P4">
另一方面，国际刑事法院检察官卡里姆·汗办公室宣布，“继续监测巴勒斯坦的局势和事态发展，因为它们与国际刑事法院正在进行的调查有关”</text:p>
      <text:p text:style-name="P4">
国际刑事法院尚未提供有关法院对 2014 年加沙战争期间可能发生的犯罪行为进行调查的更多信息或最新情况。</text:p>
      <text:p text:style-name="P4">
2021 年，位于海牙的法院对被占领巴勒斯坦领土展开正式调查。而以色列不是法院成员，拒绝配合这些调查或承认法院的管辖权。</text:p>
      <text:p text:style-name="P4">
<draw:frame draw:style-name="fr1" draw:name="Image144" text:anchor-type="as-char" svg:width="6.9236in" svg:height="3.892108in" draw:z-index="0">
<draw:image xlink:href="../Images/Aljazeera Chinese/2023-07-06T01-59-13/3-1688608283.jpg" xlink:type="simple" xlink:show="embed" xlink:actuate="onLoad" draw:mime-type="image/jpeg"/>
</draw:frame>
加兰特誓言以色列军队将在约旦河西岸采取像在加沙那样的行动</text:p>
      <text:h text:style-name="P13" text:outline-level="4">
<text:span text:style-name="T4">
加兰特发誓并谈论权力机构的作用</text:span>
</text:h>
      <text:p text:style-name="P4">
另一方面，以色列国防部长约亚夫·加兰特威胁称，“恐怖主义将不再有安全之地”。他还表示，正如他所说，以色列军队将在约旦河西岸采取像在加沙那样的行动。</text:p>
      <text:p text:style-name="P4">
他补充道，以色列军队在杰宁开展行动，打击所有被其称为恐怖组织的组织，并且能够在其他任何地方复制和实施其行动。</text:p>
      <text:p text:style-name="P4">
他还称，如他所说，以色列在杰宁的军事行动取得了巨大成果，包括夺取武器弹药库和工厂，消灭武装人员。</text:p>
      <text:p text:style-name="P4">
他还在以色列官方广播公司附属的Kan频道随后的报道中表示，他的军队在杰宁市拥有“行动自由”，并称这在过去是不可能的。但他补充道，如他所说，这“可能还需要一两轮战斗”。</text:p>
      <text:p text:style-name="P4">
关于巴勒斯坦权力机构的作用，加兰特指出，“当巴勒斯坦权力机构活跃并且（巴勒斯坦）安全部门正在开展工作时，这被认为是以色列的安全利益。”他补充道，“如果安全部门承担责任，我们将允许他们工作并发挥作用。”</text:p>
      <text:p text:style-name="P4">
不过，他继续说道，“当需要保护以色列公民时，我们将毫不犹豫地在A、B和C区的任何地方采取行动。”</text:p>
      <text:p text:style-name="P4">
《奥斯陆协议》（1995 年）将西岸土地分为 3 个区域：(a) 受巴勒斯坦人完全控制，(b) 受以色列安全控制、巴勒斯坦人民事和行政控制，(c)受以色列民事、行政和安全控制。</text:p>
      <text:p text:style-name="P4">
从杰宁撤军后的第二天，以色列军队发言人报告称，已有300人被捕，12人死亡，他称这些人在杰宁有武装。他在向以色列广播电台发表的声明中补充道，杰宁的行动持续了48 小时，非常复杂，而且是在他所说的局势艰难地区。</text:p>
      <text:p text:style-name="P4">
另一方面，以色列军队发言人称，杰宁及其营地的军事行动是成功的，取得了巨大成果。但他表示，军队付出了惨重的代价，指的是一名精锐士兵被杀。</text:p>
      <text:p text:style-name="P4">
他否认有巴勒斯坦平民死亡，只称有人受伤，因为他所说的恐怖分子躲在公民背后。</text:p>
      <text:p text:style-name="P4">
卡萨姆旅、圣城旅和阿克萨烈士旅的成员精心策划伏击，导致一名以色列士兵死亡、另一名以色列士兵受伤。杰宁营地内抵抗组织的一些照片显示，一辆以色列军车装有爆炸装置。</text:p>
      <text:p text:style-name="P4">
<draw:frame draw:style-name="fr1" draw:name="Image145" text:anchor-type="as-char" svg:width="6.9236in" svg:height="3.892108in" draw:z-index="0">
<draw:image xlink:href="../Images/Aljazeera Chinese/2023-07-06T01-59-13/4-1688608292.jpg" xlink:type="simple" xlink:show="embed" xlink:actuate="onLoad" draw:mime-type="image/jpeg"/>
</draw:frame>
杰哈德称巴勒斯坦人民战胜了以色列对杰宁及其营地的侵略，取得了伟大胜利</text:p>
      <text:h text:style-name="P13" text:outline-level="4">
<text:span text:style-name="T4">
哈马斯和杰哈德做出回应</text:span>
</text:h>
      <text:p text:style-name="P4">
关于巴勒斯坦方面的反应，哈马斯表示，以色列占领军从杰宁难民营撤出，标志着它未能实现其目标，并在英勇顽强的抵抗运动的意志面前失败。</text:p>
      <text:p text:style-name="P4">
该运动在一份声明中补充道，巴勒斯坦人民团结一致，坚持抵抗选择，并强调加强联合实地协调，对抗占领及其定居者。</text:p>
      <text:p text:style-name="P4">
该运动呼吁国际社会、联合国和阿拉伯国家联盟克服谴责和谴责的状态，并履行结束占领、合法追究占领并追究其领导人的罪行和恐怖责任的职责。</text:p>
      <text:p text:style-name="P4">
另一方面，伊斯兰圣战运动秘书长齐亚德·纳卡拉表示，正如他所说，巴勒斯坦人民战胜了以色列对杰宁及其营地的侵略，取得了伟大胜利。纳卡拉在一份声明中称，“杰宁营勇敢、英勇地领导了这场伟大的胜利。”</text:p>
      <text:p text:style-name="P4">
纳卡拉呼吁巴勒斯坦人团结一致，“以加强杰宁阵营的坚定性，继续维持其鼓舞革命、挑战、圣战和抵抗之名”。</text:p>
      <text:p text:style-name="P4">
伊兹丁卡萨姆旅（哈马斯的军事部门）和圣城旅的杰宁营（圣战运动的武装派别）也分别发表声明，赞扬杰宁阵营的勇气和坚定，确认抵抗运动给了敌人惨痛的教训并给敌人造成了重大损失，并表示占领军已从营地中溃败。</text:p>
      <text:p text:style-name="P4">
<draw:frame draw:style-name="fr1" draw:name="Image146" text:anchor-type="as-char" svg:width="6.9236in" svg:height="3.892108in" draw:z-index="0">
<draw:image xlink:href="../Images/Aljazeera Chinese/2023-07-06T01-59-13/5-1688608298.jpg" xlink:type="simple" xlink:show="embed" xlink:actuate="onLoad" draw:mime-type="image/jpeg"/>
</draw:frame>
以色列军事行动结束后，数十名武装巴勒斯坦人部署在杰宁难民营中心</text:p>
      <text:h text:style-name="P13" text:outline-level="4">
<text:span text:style-name="T4">
抵抗力量重新部署</text:span>
</text:h>
      <text:p text:style-name="P4">
据阿纳多卢通讯社报道，以色列军事行动结束后，5日周三，以色列军事行动结束后，数十名武装巴勒斯坦人部署在杰宁难民营中心。他们在营地入口处重新安装了铁栅栏，以防以色列新的入侵。</text:p>
      <text:p text:style-name="P4">
一名不愿透露姓名的武装分子在向该机构发表的一份声明中认为，以色列军队未能实现其任何目标，并补充道，占领军在抵抗力量的压力和力量下撤出营地，在整个侵略过程中，抵抗力量继续与其部队对抗。</text:p>
      <text:p text:style-name="P4">
3日周一黎明，以色列占领军袭击了杰宁，这是自 2002年“防御墙行动”以来最大规模的入侵，超过3000名士兵、200辆军车和数十架飞机参加了此次突袭。除了烈士外，以色列行动中约有 120 人受伤，其中 20人伤势危重。</text:p>
      <text:p text:style-name="P4">
<draw:frame draw:style-name="fr1" draw:name="Image147" text:anchor-type="as-char" svg:width="6.9236in" svg:height="3.894525in" draw:z-index="0">
<draw:image xlink:href="../Images/Aljazeera Chinese/2023-07-06T01-59-13/6-1688608317.jpg" xlink:type="simple" xlink:show="embed" xlink:actuate="onLoad" draw:mime-type="image/jpeg"/>
</draw:frame>
 4日周二，一名巴勒斯坦青年在特拉维夫实施袭击，造成7 人受伤</text:p>
      <text:h text:style-name="P13" text:outline-level="4">
<text:span text:style-name="T4">
对加沙的袭击、特拉维夫发生人为车祸和刺杀事件</text:span>
</text:h>
      <text:p text:style-name="P4">
宣布从杰宁撤军后，以色列军队对加沙地带发动袭击，目标是巴勒斯坦派系所在地，以回应从加沙地带发射的火箭弹，这些火箭弹被“铁穹”拦截。</text:p>
      <text:p text:style-name="P4">
半岛电视台记者报道称，以色列战斗机用多枚导弹轰炸了加沙地带北部拜特拉希亚镇巴勒斯坦抵抗运动的一处地点以及加沙城以西的另一处地点。</text:p>
      <text:p text:style-name="P4">
记者表示，以色列的袭击对两个目标地点造成了物质损失，但无人员伤亡的报道。</text:p>
      <text:p text:style-name="P4">
在特拉维夫，4日周二，一名巴勒斯坦青年实施袭击，发生人为车祸和刺杀事件，造成 7 人受伤。</text:p>
      <text:p text:style-name="P4">
目击者称，袭击者当时驾驶一辆汽车高速行驶，激烈地撞向一个公交车站，然后下车刺伤了两名以色列人，随后一名保安近距离向他开枪。</text:p>
      <text:p text:style-name="P4">
哈马斯声称对特拉维夫袭击事件负责，并对肇事者阿卜杜勒·瓦哈卜·哈莱勒表示哀悼，并证实这次行动是回应杰宁占领侵略的开始。</text:p>
      <text:p text:style-name="P4">
Source: <text:a xlink:type="simple" xlink:href="https://chinese.aljazeera.net/news/political/2023/7/6/%e6%9d%b0%e5%ae%81%e4%b8%ba%e7%83%88%e5%a3%ab%e4%b8%be%e8%a1%8c%e8%91%ac%e7%a4%bc%e5%8a%a0%e5%85%b0%e7%89%b9%e8%aa%93%e8%a8%80%e4%bb%a5%e4%b8%8e%e5%8a%a0%e6%b2%99%e5%90%8c%e6%a0%b7%e6%96%b9" text:style-name="Internet_20_link" text:visited-style-name="Visited_20_Internet_20_Link">
https://chinese.aljazeera.net/news/political/2023/7/6/%e6%9d%b0%e5%ae%81%e4%b8%ba%e7%83%88%e5%a3%ab%e4%b8%be%e8%a1%8c%e8%91%ac%e7%a4%bc%e5%8a%a0%e5%85%b0%e7%89%b9%e8%aa%93%e8%a8%80%e4%bb%a5%e4%b8%8e%e5%8a%a0%e6%b2%99%e5%90%8c%e6%a0%b7%e6%96%b9</text:a>
</text:p>
      <!--NEWS-->
      <text:h text:style-name="P10" text:outline-level="1">
<text:span text:style-name="T4">
湖北购车优惠补贴款未到　车主4S店前抗议指涉诈骗</text:span>
</text:h>
      <text:p text:style-name="P4">
Author: None</text:p>
      <text:p text:style-name="P4">
Publisher: Radio Free Asia (Organization)</text:p>
      <text:p text:style-name="P4">
Published Time: 2023-07-06T02:30:00-04:00</text:p>
      <text:p text:style-name="P4">
Modified Time: 2023-07-06T12:37:34-04:00</text:p>
      <text:p text:style-name="P4">
Description: None</text:p>
      <text:p text:style-name="P4">
Videos: []</text:p>
      <text:p text:style-name="P4">
Audios: ["<text:a xlink:type="simple" xlink:href="https://www.rfa.org/mandarin/yataibaodao/jingmao/gt-070620230229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249625in" draw:z-index="0">
<draw:image xlink:href="../Images/rfamandarin/2023-07-06T02-30-00-04-00/000000.png" xlink:type="simple" xlink:show="embed" xlink:actuate="onLoad" draw:mime-type="image/png"/>
</draw:frame>
众多东风雪铁龙车主在湖北一东风雪铁龙的4S店门前，拉横幅抗议。 <text:a xlink:type="simple" xlink:href="https://www.rfa.org/mandarin/yataibaodao/jingmao/gt-07062023022934.html/@@images/image" text:style-name="Internet_20_link" text:visited-style-name="Visited_20_Internet_20_Link">
</text:a>
微博图片  <text:a xlink:type="simple" xlink:href="https://www.rfa.org/mandarin/yataibaodao/jingmao/gt-07062023022934.html/@@stream" text:style-name="Internet_20_link" text:visited-style-name="Visited_20_Internet_20_Link">
Audio-1-Link：https://www.rfa.org/mandarin/yataibaodao/jingmao/gt-07062023022934.html/@@stream</text:a>
</text:p>
      <text:p text:style-name="P4">
湖北政府启用财政补贴和汽车企业推出半价出售私家车活动，但近四个月后，有车主说尚未收到购车合同中承诺的购车补贴款。近日，湖北有众多车主到东风雪铁龙湖北一4S店门前拉横幅，指车企涉嫌诈骗，东风雪铁龙承诺8月15日前支付全部补贴。业内人士告诉记者，这笔补贴主要来自政府财政，车企拿不到政府补贴导致买家拿不到钱。</text:p>
      <ul>
        <li>
<text:span text:style-name="T4">
<text:a xlink:type="simple" xlink:href="https://www.rfa.org/mandarin/yataibaodao/jingmao/gt2-03132023014326.html" text:style-name="Internet_20_link" text:visited-style-name="Visited_20_Internet_20_Link">
 楼市刺激经济不力 中国多地补贴车企引发降价战 </text:a>
 </text:span>
  * <text:a xlink:type="simple" xlink:href="https://www.rfa.org/mandarin/yataibaodao/jingmao/gt-03082023030439.html" text:style-name="Internet_20_link" text:visited-style-name="Visited_20_Internet_20_Link">
 <text:span text:style-name="T4">
湖北千家汽车配件厂面临生存危机 政府财政补贴救厂</text:span>
 </text:a>
</li>
      </ul>
      <text:p text:style-name="P4">
今年3月初开始，东风汽车集团以"大甩卖"的方式出售旗下私家车。多款车型半价出售，而当局动用财政补贴给消费者，引发抢购潮。但近期不断有车主投诉，当局未履行购车合同中的部分条款，未向车主支付补贴款人民币9万元，于是有车主到湖北一雪铁龙4S店门前拉起写有“湖北雪铁龙C6补贴9万涉嫌诈骗”的横幅。网民上传的一段视频中，有人高喊：“现在大家都过来要钱，都是被这家店涉嫌骗了钱。”</text:p>
      <text:p text:style-name="P4">
据红星新闻周三报道，今年3月，湖北省开启购车优惠季，东风集团旗下数款车型在列，其中雪铁龙系列车型降价幅度尤为明显。以标价为21万左右的雪铁龙C6车型为例，在减去9万元的政企补贴后，该车型的裸价降至了12万元左右。近日，红星新闻联系到了上述视频发布者吴先生，吴先生称自己也是维权车主之一，并称湖北东风雪铁龙购车政企补贴已逾3个月未到账。经过反复申诉，7月1日至今，吴先生等多名维权车主收到了一半左右的补贴款项。但当他们询问另一部分补贴金额的具体到账日期时，仍然无法得到确切的回复。</text:p>
      <text:p text:style-name="P4">
今年三月份，湖北省政府和车企发起有奖促销，向购车客户发放近乎半价的购车补贴，但有人至今未获得补贴款。面对中国记者的查询，东风雪铁龙要求客户“耐心等待”，再次承诺8月15日前给车主全部补贴。（微博/古亭提供）<text:a xlink:type="simple" xlink:href="https://www.rfa.org/mandarin/yataibaodao/jingmao/gt-07062023022934.html/m0706-gtp2abc.jpg" text:style-name="Internet_20_link" text:visited-style-name="Visited_20_Internet_20_Link">
 </text:a>
</text:p>
      <text:p text:style-name="P4">
<text:span text:style-name="T4">
媒体关注车主维权 车企承诺8月15日前付清补贴</text:span>
</text:p>
      <text:p text:style-name="P4">
对此，有记者致电雪铁龙4S店查询，得到的答复是近几日陆续退还部分补贴，剩余补贴将在8月15日前全部退还完成：“因为车辆销售量比较大，相关的信息已经提交客户端的购车适应补充资料到政府......耐心等待。”</text:p>
      <text:p text:style-name="P4">
随州车主廖女士告诉本台，不仅仅是湖北雪铁龙出现这种现象，多家车企声称向顾客提供购车补贴，但至今未落实到位：“有几个厂家的汽车补贴到现在都没有落实。雪铁龙公司不给（补贴款）。”</text:p>
      <text:p text:style-name="P4">
雪铁龙车主吴先生还向红星新闻提供了另一位维权车主的补充合同条款，该车主购入的车型正为东风雪铁龙C6，补充条款下方写着：“上牌日起，3个月未退还政企补贴90000元，全额退还车款。”</text:p>
      <text:p text:style-name="P4">
客户购车补充合同显示，车行三个月内将9万元转入购车者银行账户。（微博/古亭提供）  <text:a xlink:type="simple" xlink:href="https://www.rfa.org/mandarin/yataibaodao/jingmao/gt-07062023022934.html/m0706-gtp3.jpg" text:style-name="Internet_20_link" text:visited-style-name="Visited_20_Internet_20_Link">
</text:a>
</text:p>
      <text:p text:style-name="P4">
有网民在微博评论区留言写道，说出的话就要兑现，不要辜负消费者。还有的留言，东风雪铁龙是大企业，说话会算数的。还有的说，已经把车全退了，拿到了退车全款。</text:p>
      <text:p text:style-name="P4">
<text:span text:style-name="T4">
政府补贴车主款未到位 车企不愿垫付补贴款</text:span>
</text:p>
      <text:p text:style-name="P4">
武汉车主童先生是汽车业内人士，他周四对本台说，不是车企刻意不给补贴款，而是政府财政给车企的补贴不到位，政府财政不足。他说：“他们已经说了，8月15日前全部给（补贴）完。前天还是昨天出了一个通知。湖北省政府给车企补贴，这项补贴款不是公司自掏腰包，但企业不能这样直说（政府不拨款），他说了不就把政府得罪了。（政府）明摆着没钱，还想拉动消费。”</text:p>
      <text:p text:style-name="P4">
本台周四致电湖北省财政厅查询电话，但始终无人应答。</text:p>
      <text:p text:style-name="P4">
中国新冠疫情清零政策结束三个月时，国产汽车销量难见起色。3月初，湖北省政府推出的购置汽车大额补贴，其中东风汽车集团的私家车如标致、雪铁龙、日产等热门车型大幅度降价约五成。地方政府动用财政补贴与车企联合补贴给客户最高9万元。这项销售策略引发抢购东风车的风潮，其后蔓延到中国各地，包括奔驰、奥迪、宝马等中高档车型纷纷降价，以刺激经济。不过，最新统计数据显示，中国经济和居民消费未见起色。</text:p>
      <text:p text:style-name="P4">
记者：古亭 责编：陈美华 许书婷 梒青 网编：瑞哲</text:p>
      <text:p text:style-name="P4">
Source: <text:a xlink:type="simple" xlink:href="https://www.rfa.org/mandarin/yataibaodao/jingmao/gt-07062023022934.html" text:style-name="Internet_20_link" text:visited-style-name="Visited_20_Internet_20_Link">
https://www.rfa.org/mandarin/yataibaodao/jingmao/gt-07062023022934.html</text:a>
</text:p>
      <!--NEWS-->
      <text:h text:style-name="P10" text:outline-level="1">
<text:span text:style-name="T4">
拜登“急切期待”瑞典加入北约</text:span>
</text:h>
      <text:p text:style-name="P4">
Author: 半岛电视台</text:p>
      <text:p text:style-name="P4">
Publisher: Al Jazeera</text:p>
      <text:p text:style-name="P4">
Published Time: 2023-07-06T02:48:11</text:p>
      <text:p text:style-name="P4">
Modified Time: 2023-07-06T02:48:11</text:p>
      <text:p text:style-name="P4">
Description: 美国总统乔·拜登在接待来访的瑞典首相克里斯特松时表示，他“急切期待”该北欧国家加入北约。</text:p>
      <text:p text:style-name="P4">
Images: ["<text:a xlink:type="simple" xlink:href="https://chinese.aljazeera.net/wp-content/uploads/2023/07/2023-07-05T182212Z_1252066000_RC26X1ARSA1F_RTRMADP_3_USA-SWEDEN-1688585586-1688611120.jpg" text:style-name="Internet_20_link" text:visited-style-name="Visited_20_Internet_20_Link">
2023-07-05T18...</text:a>
", "<text:a xlink:type="simple" xlink:href="https://chinese.aljazeera.net/wp-content/uploads/2023/07/image-2-1688611187.jpg" text:style-name="Internet_20_link" text:visited-style-name="Visited_20_Internet_20_Link">
image-2-16886...</text:a>
", "<text:a xlink:type="simple" xlink:href="https://chinese.aljazeera.net/wp-content/uploads/2023/07/image-3-1688611272.jpg" text:style-name="Internet_20_link" text:visited-style-name="Visited_20_Internet_20_Link">
image-3-16886...</text:a>
"]</text:p>
      <text:p text:style-name="P4">
Topics: ['政治', '新闻']</text:p>
      <text:p text:style-name="P4">
Keywords: ['政治', '新闻', '土耳其', '欧洲', '瑞典', '美国']</text:p>
      <text:p text:style-name="P4">
Type: Article</text:p>
      <!--METADATA-->
      <text:p text:style-name="P4">
<draw:frame draw:style-name="fr1" draw:name="Image154" text:anchor-type="as-char" svg:width="6.9236in" svg:height="4.608995in" draw:z-index="0">
<draw:image xlink:href="../Images/Aljazeera Chinese/2023-07-06T02-48-11/2023-07-05T182212Z_1252066000_RC26X1ARSA1F_RTRMADP_3_USA-SWEDEN-1688585586-1688611120.jpg" xlink:type="simple" xlink:show="embed" xlink:actuate="onLoad" draw:mime-type="image/jpeg"/>
</draw:frame>
 美国总统乔·拜登强调，美国“完全、完全、完全”支持瑞典加入北约的申请 (路透社)</text:p>
      <text:p text:style-name="P4">
美国总统乔·拜登在接待来访的瑞典首相克里斯特松时表示，他“急切期待”该北欧国家加入北约。</text:p>
      <text:p text:style-name="P4">
白宫再次呼吁土耳其在下周于立陶宛举行的北约峰会之前，批准瑞典加入该联盟的申请。</text:p>
      <text:p text:style-name="P4">
拜登在周三的会晤前告诉记者，“我想重申：美国完全、完全、完全支持瑞典加入北约。底线非常简单——瑞典将使我们的联盟更加强大。”</text:p>
      <text:p text:style-name="P4">
白宫新闻秘书卡琳·让-皮埃尔也敦促让瑞典“尽快”加入北约。</text:p>
      <text:p text:style-name="P4">
美国和瑞典两国领导人5日在华盛顿举行会谈，让-皮埃尔对此表示，“瑞典是一个强大、有能力的防务伙伴，与北约有着共同的价值观，其加入将会加强联盟，并为欧洲安全作出贡献。”</text:p>
      <text:p text:style-name="P4">
自俄罗斯在去年对乌克兰发起军事行动以来，瑞典及其邻国芬兰开始寻求加入北约。这个以美国为首的军事联盟存在一项集体防御协议，这就意味着，针对其任何一个成员国的攻击将被视为针对所有成员国的攻击。</text:p>
      <text:p text:style-name="P4">
<draw:frame draw:style-name="fr1" draw:name="Image155" text:anchor-type="as-char" svg:width="6.9236in" svg:height="3.826739in" draw:z-index="0">
<draw:image xlink:href="../Images/Aljazeera Chinese/2023-07-06T02-48-11/image-2-1688611187.jpg" xlink:type="simple" xlink:show="embed" xlink:actuate="onLoad" draw:mime-type="image/jpeg"/>
</draw:frame>
 欧盟领导人峰会：首要议程是支持乌克兰(通讯社)</text:p>
      <text:p text:style-name="P4">
克里斯特松在5日感谢拜登对瑞典加入北约的“大力支持”。他还表示，“我们的确寻求共同保护，但我们也相信我们可以作出贡献，以成为整个北约的安全提供者。”</text:p>
      <text:p text:style-name="P4">
新国家加入北约，需要得到该联盟成员国的一致同意。芬兰已于今年4月正式加入该联盟，但瑞典的申请仍在审理中。</text:p>
      <text:p text:style-name="P4">
匈牙利和土耳其尚未批准瑞典的加入，但土耳其被视为这个过程中的主要障碍。土耳其指责瑞典为“库尔德工人党”成员提供安全庇护所，而该组织被土耳其认定为“恐怖组织”。</text:p>
      <text:p text:style-name="P4">
在去年6月，土耳其、瑞典和芬兰签署了一份所谓的三边备忘录，以解土耳其对这些被禁的武装团体的不满。然而，土耳其指出，瑞典尚未履行这项协议中的所有承诺。</text:p>
      <text:p text:style-name="P4">
使问题进一步复杂化的是，瑞典的极右翼活动人士在今年的示威活动期间共两次焚烧《古兰经》，此举也激怒了土耳其。</text:p>
      <text:p text:style-name="P4">
瑞典政府谴责了对伊斯兰教圣书的亵渎，但却允许示威活动继续进行——该国法院出于保障言论自由的角度而允许举行这类示威活动。</text:p>
      <text:p text:style-name="P4">
土耳其外交部长哈坎·菲丹批评了该国在上个月焚烧《古兰经》的抗议活动。他在推特上表示，“对这种残暴行为视而不见就是同谋。”</text:p>
      <text:p text:style-name="P4">
本周早些时候，土耳其总统埃尔多安也表示，土耳其将坚持它针对瑞典的立场。</text:p>
      <text:p text:style-name="P4">
他还强调，“我们已经明确表示，坚决打击恐怖组织和伊斯兰恐惧症，是我们的红线所在。”</text:p>
      <text:p text:style-name="P4">
<draw:frame draw:style-name="fr1" draw:name="Image156" text:anchor-type="as-char" svg:width="6.9236in" svg:height="3.894525in" draw:z-index="0">
<draw:image xlink:href="../Images/Aljazeera Chinese/2023-07-06T02-48-11/image-3-1688611272.jpg" xlink:type="simple" xlink:show="embed" xlink:actuate="onLoad" draw:mime-type="image/jpeg"/>
</draw:frame>
 欧盟领导人峰会：首要议程是支持乌克兰(半岛电视台)</text:p>
      <text:p text:style-name="P4">
另一方面，美国拒绝焚烧《古兰经》的行为，同时也呼吁土耳其批准瑞典加入北约。</text:p>
      <text:p text:style-name="P4">
美国国务院发言人韦丹特·帕特尔在今年6月表示，“焚烧宗教经典是缺乏尊重和有害的行为，合法的行为并不一定合适。”</text:p>
      <text:p text:style-name="P4">
与此同时，美国官员一直呼吁土耳其取消对瑞典加入北约的反对立场。</text:p>
      <text:p text:style-name="P4">
在此次访问白宫的几周之前，克里斯特松在瑞典会见了美国国务卿安东尼·布林肯。布林肯在当时表示，他希望瑞典加入北约的进程能够在计划于7月11日召开的立陶宛峰会之前完成。</text:p>
      <text:p text:style-name="P4">
Source: <text:a xlink:type="simple" xlink:href="https://chinese.aljazeera.net/news/political/2023/7/6/%e6%8b%9c%e7%99%bb%e6%80%a5%e5%88%87%e6%9c%9f%e5%be%85%e7%91%9e%e5%85%b8%e5%8a%a0%e5%85%a5%e5%8c%97%e7%ba%a6" text:style-name="Internet_20_link" text:visited-style-name="Visited_20_Internet_20_Link">
https://chinese.aljazeera.net/news/political/2023/7/6/%e6%8b%9c%e7%99%bb%e6%80%a5%e5%88%87%e6%9c%9f%e5%be%85%e7%91%9e%e5%85%b8%e5%8a%a0%e5%85%a5%e5%8c%97%e7%ba%a6</text:a>
</text:p>
      <!--NEWS-->
      <text:h text:style-name="P10" text:outline-level="1">
<text:span text:style-name="T4">
需求不断增长，为何油价可能走低？ (Free Version)</text:span>
</text:h>
      <text:p text:style-name="P4">
Author: Bob Henderson</text:p>
      <text:p text:style-name="P4">
Publisher: 华尔街日报中文网</text:p>
      <text:p text:style-name="P4">
Published Time: 2023-07-06T02:50:00.000Z</text:p>
      <text:p text:style-name="P4">
Modified Time: 2023-07-06T02:50:00.000Z</text:p>
      <text:p text:style-name="P4">
Created Time: 2023-07-06T01:05:00.000Z</text:p>
      <text:p text:style-name="P4">
Description: 基于对需求增长的预期，人们普遍预测油价将在今年下半年上涨。但摩根士丹利指出，供应增长也“非常强劲”。</text:p>
      <text:p text:style-name="P4">
Images: []</text:p>
      <text:p text:style-name="P4">
Categories: ['金融市场']</text:p>
      <text:p text:style-name="P4">
Keywords: SYND</text:p>
      <text:p text:style-name="P4">
Type: Article</text:p>
      <!--METADATA-->
      <text:p text:style-name="P4">
基于对需求增长的预期，人们普遍预测油价将在今年下半年上涨。但摩根士丹利(Morgan Stanley)指出，供应增长也“非常强劲”。</text:p>
      <text:p text:style-name="P4">
Source: <text:a xlink:type="simple" xlink:href="https://cn.wsj.com/articles/%E9%9C%80%E6%B1%82%E4%B8%8D%E6%96%AD%E5%A2%9E%E9%95%BF-%E4%B8%BA%E4%BD%95%E6%B2%B9%E4%BB%B7%E5%8F%AF%E8%83%BD%E8%B5%B0%E4%BD%8E-6a5c375d" text:style-name="Internet_20_link" text:visited-style-name="Visited_20_Internet_20_Link">
https://cn.wsj.com/articles/%E9%9C%80%E6%B1%82%E4%B8%8D%E6%96%AD%E5%A2%9E%E9%95%BF-%E4%B8%BA%E4%BD%95%E6%B2%B9%E4%BB%B7%E5%8F%AF%E8%83%BD%E8%B5%B0%E4%BD%8E-6a5c375d</text:a>
</text:p>
      <!--NEWS-->
      <text:h text:style-name="P10" text:outline-level="1">
<text:span text:style-name="T4">
五角大楼负责人在备受关注的泄密事件后宣布加强控制</text:span>
</text:h>
      <text:p text:style-name="P4">
Author: 半岛电视台＋通讯社</text:p>
      <text:p text:style-name="P4">
Publisher: Al Jazeera</text:p>
      <text:p text:style-name="P4">
Published Time: 2023-07-06T02:57:39</text:p>
      <text:p text:style-name="P4">
Modified Time: 2023-07-06T02:57:39</text:p>
      <text:p text:style-name="P4">
Description: 变化包括增强物理安全性以及确保文档不会被不当删除。</text:p>
      <text:p text:style-name="P4">
Images: ["<text:a xlink:type="simple" xlink:href="https://chinese.aljazeera.net/wp-content/uploads/2023/07/1-1688611866.jpg" text:style-name="Internet_20_link" text:visited-style-name="Visited_20_Internet_20_Link">
1-1688611866.jpg</text:a>
", "<text:a xlink:type="simple" xlink:href="https://chinese.aljazeera.net/wp-content/uploads/2023/07/2-1688611876.jpg" text:style-name="Internet_20_link" text:visited-style-name="Visited_20_Internet_20_Link">
2-1688611876.jpg</text:a>
", "<text:a xlink:type="simple" xlink:href="https://chinese.aljazeera.net/wp-content/uploads/2023/07/3-1688611884.jpg" text:style-name="Internet_20_link" text:visited-style-name="Visited_20_Internet_20_Link">
3-1688611884.jpg</text:a>
"]</text:p>
      <text:p text:style-name="P4">
Topics: ['政治', '新闻']</text:p>
      <text:p text:style-name="P4">
Keywords: ['政治', '新闻', '美国']</text:p>
      <text:p text:style-name="P4">
Type: Article</text:p>
      <!--METADATA-->
      <text:p text:style-name="P4">
<draw:frame draw:style-name="fr1" draw:name="Image157" text:anchor-type="as-char" svg:width="6.9236in" svg:height="4.612736in" draw:z-index="0">
<draw:image xlink:href="../Images/Aljazeera Chinese/2023-07-06T02-57-39/1-1688611866.jpg" xlink:type="simple" xlink:show="embed" xlink:actuate="onLoad" draw:mime-type="image/jpeg"/>
</draw:frame>
美国国防部长劳埃德·奥斯汀概述了一项加强机密信息控制的计划 (美联社)</text:p>
      <text:p text:style-name="P4">
一名低级军人涉嫌泄密的一系列事件激怒了美国官员，随后五角大楼宣布计划加强对机密信息的控制。</text:p>
      <text:p text:style-name="P4">
经过 45 天的部门实践审查后，国防部长劳埃德·奥斯汀7月5日周三发布了一份备忘录，概述了加强国防部保存敏感信息的计划。</text:p>
      <text:p text:style-name="P4">
审查未发现单一故障。</text:p>
      <text:p text:style-name="P4">
但奥斯汀表示，这“确定了我们可以而且必须改进问责措施的领域，以防止机密国家安全信息（CNSI）受到损害，包括解决内部威胁”。</text:p>
      <text:p text:style-name="P4">
该计划是在21 岁的马萨诸塞州空军国民警卫队 IT 专家杰克·特谢拉因涉嫌在社交媒体平台Discord上的私人聊天群中发布高度敏感文件而被捕后制定的。</text:p>
      <text:p text:style-name="P4">
这些文件迅速在网络上传播，并逐渐被美国媒体报道。其中包含有关美国监视盟友的令人尴尬的爆料，以及对俄罗斯乌克兰战争和其他国家军事能力的坦率评估。</text:p>
      <text:p text:style-name="P4">
周三发布的备忘录规定，该部门的安全房间（存储和访问机密信息的地方）应符合情报界的监督和跟踪标准。</text:p>
      <text:p text:style-name="P4">
<draw:frame draw:style-name="fr1" draw:name="Image158" text:anchor-type="as-char" svg:width="6.9236in" svg:height="3.894525in" draw:z-index="0">
<draw:image xlink:href="../Images/Aljazeera Chinese/2023-07-06T02-57-39/2-1688611876.jpg" xlink:type="simple" xlink:show="embed" xlink:actuate="onLoad" draw:mime-type="image/jpeg"/>
</draw:frame>
 泄露的五角大楼文件告诉我们有关乌克兰战争的哪些信息？</text:p>
      <text:p text:style-name="P4">
拟议的变化包括提高物理安全级别、任命“绝密控制官员”、设立新的内部威胁办公室以及在敏感工作区域实施电子设备检测系统。</text:p>
      <text:p text:style-name="P4">
奥斯汀还指示国防反情报和安全局制定方法，向地方指挥官快速标记和传达对人员问题的担忧。</text:p>
      <text:p text:style-name="P4">
一位不愿透露姓名的高级国防官员对记者表示，这些变化旨在平衡加强问责制的需要与整个政府共享关键信息的能力。</text:p>
      <text:p text:style-name="P4">
根据国家情报总监办公室 2017 年的一份报告，估计有 400 万人持有美国安全许可，其中约 130 万人获准访问绝密信息。</text:p>
      <text:p text:style-name="P4">
特谢拉于 2019 年加入空军国民警卫队并担任“网络传输系统专家”，因此获得了绝密安全许可。</text:p>
      <text:p text:style-name="P4">
检察官表示，特谢拉一开始通过打印文件在网上发布敏感信息。后来他从基地取出了机密文件并带回家拍照。</text:p>
      <text:p text:style-name="P4">
他在游戏玩家社交媒体平台Discord的聊天室中与一小群人分享了这些信息。</text:p>
      <text:p text:style-name="P4">
特谢拉案件的法庭文件显示，主管已就不当获取机密信息向他发出至少三次警告，但没有采取进一步行动限制他的许可或访问。</text:p>
      <text:p text:style-name="P4">
<draw:frame draw:style-name="fr1" draw:name="Image159" text:anchor-type="as-char" svg:width="6.9236in" svg:height="3.892108in" draw:z-index="0">
<draw:image xlink:href="../Images/Aljazeera Chinese/2023-07-06T02-57-39/3-1688611884.jpg" xlink:type="simple" xlink:show="embed" xlink:actuate="onLoad" draw:mime-type="image/jpeg"/>
</draw:frame>
 涉嫌五角大楼泄密事件的男子根据《间谍法》被指控(半岛电视台)</text:p>
      <text:p text:style-name="P4">
他上个月对六项故意保留和传输与国防有关的机密信息的罪名据不认罪。司法部表示，每项指控可判处最高 10 年监禁、最高3年监督释放并处以最高 25万美元的罚款。</text:p>
      <text:p text:style-name="P4">
泄露的文件包含多项被揭露的内情，包括美国对乌克兰反攻行动的悲观评价。</text:p>
      <text:p text:style-name="P4">
另一份文件指出，美国每年向埃及提供大量无条件军事援助，但埃及官员计划向俄罗斯提供火炮。与此同时，第三份文件显示，美国正在监视韩国内部有关向乌克兰提供武器的讨论。</text:p>
      <text:p text:style-name="P4">
此外，还有一份文件显示了美国的评估，其中称摩萨德高级领导人曾“主张”间谍机构官员以及公民参加反对以色列政府拟议司法改革的抗议活动。</text:p>
      <text:p text:style-name="P4">
此次泄密是自 2013 年爱德华·斯诺登泄露国家安全局文件以来最严重的此类泄密事件。它引出了关于如何授予安全许可以及如何监督访问的棘手问题。</text:p>
      <text:p text:style-name="P4">
Source: <text:a xlink:type="simple" xlink:href="https://chinese.aljazeera.net/news/political/2023/7/6/%e4%ba%94%e8%a7%92%e5%a4%a7%e6%a5%bc%e8%b4%9f%e8%b4%a3%e4%ba%ba%e5%9c%a8%e5%a4%87%e5%8f%97%e5%85%b3%e6%b3%a8%e7%9a%84%e6%b3%84%e5%af%86%e4%ba%8b%e4%bb%b6%e5%90%8e%e5%ae%a3%e5%b8%83%e5%8a%a0%e5%bc%ba" text:style-name="Internet_20_link" text:visited-style-name="Visited_20_Internet_20_Link">
https://chinese.aljazeera.net/news/political/2023/7/6/%e4%ba%94%e8%a7%92%e5%a4%a7%e6%a5%bc%e8%b4%9f%e8%b4%a3%e4%ba%ba%e5%9c%a8%e5%a4%87%e5%8f%97%e5%85%b3%e6%b3%a8%e7%9a%84%e6%b3%84%e5%af%86%e4%ba%8b%e4%bb%b6%e5%90%8e%e5%ae%a3%e5%b8%83%e5%8a%a0%e5%bc%ba</text:a>
</text:p>
      <!--NEWS-->
      <text:h text:style-name="P10" text:outline-level="1">
<text:span text:style-name="T4">
华盛顿指责伊朗试图在霍尔木兹海峡扣押两艘油轮，德黑兰予以否认</text:span>
</text:h>
      <text:p text:style-name="P4">
Author: 半岛电视台＋通讯社</text:p>
      <text:p text:style-name="P4">
Publisher: Al Jazeera</text:p>
      <text:p text:style-name="P4">
Published Time: 2023-07-06T03:51:19</text:p>
      <text:p text:style-name="P4">
Modified Time: 2023-07-06T03:51:19</text:p>
      <text:p text:style-name="P4">
Description: 5日周三，美国海军指责伊朗试图在霍尔木兹海峡附近的阿曼湾扣押两艘油轮并表示其部队挫败了这次行动，一位知情的伊朗军方消息人士否认了此事。</text:p>
      <text:p text:style-name="P4">
Images: ["<text:a xlink:type="simple" xlink:href="https://chinese.aljazeera.net/wp-content/uploads/2023/07/1-1688614254.jpg" text:style-name="Internet_20_link" text:visited-style-name="Visited_20_Internet_20_Link">
1-1688614254.jpg</text:a>
"]</text:p>
      <text:p text:style-name="P4">
Topics: ['政治', '新闻']</text:p>
      <text:p text:style-name="P4">
Keywords: ['政治', '新闻', '伊朗', '美国']</text:p>
      <text:p text:style-name="P4">
Type: Article</text:p>
      <!--METADATA-->
      <text:p text:style-name="P4">
<draw:frame draw:style-name="fr1" draw:name="Image160" text:anchor-type="as-char" svg:width="6.9236in" svg:height="4.612736in" draw:z-index="0">
<draw:image xlink:href="../Images/Aljazeera Chinese/2023-07-06T03-51-19/1-1688614254.jpg" xlink:type="simple" xlink:show="embed" xlink:actuate="onLoad" draw:mime-type="image/jpeg"/>
</draw:frame>
一艘悬挂韩国国旗的油轮早些时候在海湾水域被伊朗海军扣押 (阿纳多卢通讯社)</text:p>
      <text:p text:style-name="P4">
5日周三，美国海军指责伊朗试图在霍尔木兹海峡附近的阿曼湾扣押两艘油轮，并表示其部队挫败了这次行动。英国海事贸易部门表示，阿曼首都马斯喀特海岸附近的一艘油轮遭到枪击。另一方面，据伊朗通讯社报道，一位知情的伊朗军方消息人士否认伊朗船只试图在霍尔木兹海峡附近扣押两艘油轮。</text:p>
      <text:p text:style-name="P4">
据美联社报道，美国海军第五舰队发言人蒂姆·霍金斯在新闻声明中表示，5日早些时候，伊朗试图在霍尔木兹海峡附近扣押两艘商业油轮，但美国海军对此事件做出了回应。</text:p>
      <text:p text:style-name="P4">
他补充道，两艘伊朗船只试图拦截这两艘油轮，并解释称为了防止被扣押，“向其中一艘开了火”。</text:p>
      <text:p text:style-name="P4">
他证实，对伊朗船只的枪击没有造成任何人员受伤或严重损坏，并称在美国海军对两艘继续正常航行的油轮发出的求救信号做出反应后，伊朗海军撤退。</text:p>
      <text:p text:style-name="P4">
伊朗当局至今尚未对美国版本的阿曼湾事件发表评论。</text:p>
      <text:p text:style-name="P4">
美国海军指出，伊朗“在过去两年中扣留了至少 5 艘商船，并拦截了其他几艘船只”，并表示大多数事件都发生在霍尔木兹海峡内。</text:p>
      <text:p text:style-name="P4">
另一方面，美国国家安全委员会在评论油轮事件时誓言将对伊朗对华盛顿中东盟友的侵略做出回应。</text:p>
      <text:h text:style-name="P13" text:outline-level="4">
<text:span text:style-name="T4">
枪击</text:span>
</text:h>
      <text:p text:style-name="P4">
另一方面，英国海事贸易运营部门表示，5日周三，海湾水域的一艘油轮遭到枪击，但没有伤害该船或其船员，这是自 2019年以来海湾地区发生的一系列船只袭击和扣押事件中的最新一起事件。</text:p>
      <text:p text:style-name="P4">
英国皇家海军在一份关于可疑接近事件的报告中表示，枪击事件发生时，这艘船位于阿曼首都马斯喀特海岸附近。</text:p>
      <text:p text:style-name="P4">
英国海事安全公司Ambrey表示，该船是一艘悬挂巴哈马国旗的油轮，由希腊拥有，由一家美国公司运营。</text:p>
      <text:p text:style-name="P4">
该公司表示，根据它自己的研究，这艘船当时正从阿联酋开往新加坡，因该事件加快了航速并改变了航向。</text:p>
      <text:p text:style-name="P4">
自2019年以来，在美国和伊朗关系紧张时期，具有重要战略意义的海湾水域发生了一系列针对货船的袭击事件。根据能源分析公司Vortexa的数据，全球约五分之一的原油和石油产品运输经过霍尔木兹海峡。</text:p>
      <text:p text:style-name="P4">
Source: <text:a xlink:type="simple" xlink:href="https://chinese.aljazeera.net/news/political/2023/7/6/%e5%8d%8e%e7%9b%9b%e9%a1%bf%e6%8c%87%e8%b4%a3%e4%bc%8a%e6%9c%97%e8%af%95%e5%9b%be%e5%9c%a8%e9%9c%8d%e5%b0%94%e6%9c%a8%e5%85%b9%e6%b5%b7%e5%b3%a1%e6%89%a3%e6%8a%bc%e4%b8%a4%e8%89%98%e6%b2%b9%e8%bd%ae" text:style-name="Internet_20_link" text:visited-style-name="Visited_20_Internet_20_Link">
https://chinese.aljazeera.net/news/political/2023/7/6/%e5%8d%8e%e7%9b%9b%e9%a1%bf%e6%8c%87%e8%b4%a3%e4%bc%8a%e6%9c%97%e8%af%95%e5%9b%be%e5%9c%a8%e9%9c%8d%e5%b0%94%e6%9c%a8%e5%85%b9%e6%b5%b7%e5%b3%a1%e6%89%a3%e6%8a%bc%e4%b8%a4%e8%89%98%e6%b2%b9%e8%bd%ae</text:a>
</text:p>
      <!--NEWS-->
      <text:h text:style-name="P10" text:outline-level="1">
<text:span text:style-name="T4">
中国核崛起引发核武“三体问题”担忧</text:span>
</text:h>
      <text:p text:style-name="P4">
Creator: WILLIAM J. BROAD</text:p>
      <text:p text:style-name="P4">
Publisher: https://www.facebook.com/nytimeschinese</text:p>
      <text:p text:style-name="P4">
Published Time: 2023-07-06T03:57:56+08:00</text:p>
      <text:p text:style-name="P4">
Description: 原子能专家和军事规划者警告，随着北京迅速扩充其核武库，世界原子超级大国将从两个增加到三个，由此带来的后果将构成一种难以想象的新危险，可能关乎关乎人类存亡。 Emiliano Ponzi</text:p>
      <text:p text:style-name="P4">
Images: ["<text:a xlink:type="simple" xlink:href="https://static01.nyt.com/images/2023/06/27/science/27SCI-problemofthrees/27SCI-problemofthrees-master1050.jpg" text:style-name="Internet_20_link" text:visited-style-name="Visited_20_Internet_20_Link">
27SCI-problem...</text:a>
"]</text:p>
      <text:p text:style-name="P4">
Category: 国际</text:p>
      <text:p text:style-name="P4">
Type: Article</text:p>
      <!--METADATA-->
      <text:p text:style-name="P4">
<draw:frame draw:style-name="fr1" draw:name="Image161" text:anchor-type="as-char" svg:width="6.9236in" svg:height="7.807183in" draw:z-index="0">
<draw:image xlink:href="../Images/cnnytimes/2023-07-06T03-57-56-08-00/27SCI-problemofthrees-master1050.jpg" xlink:type="simple" xlink:show="embed" xlink:actuate="onLoad" draw:mime-type="image/jpeg"/>
</draw:frame>
</text:p>
      <text:p text:style-name="P4">
艾萨克·牛顿被难住了。他已经名声在外，因为他发现了引力是如何将宇宙凝聚在一起的，并利用这一知识来预测天体的运动，例如月球围绕地球的轨迹。现在他要将太阳的引力拖曳考虑在内，试图改进他的月球预测。然而这反而导致问题的恶化。</text:p>
      <text:p text:style-name="P4">
牛顿的朋友爱德蒙·哈雷 <text:a xlink:type="simple" xlink:href="https://books.google.com/books" text:style-name="Internet_20_link" text:visited-style-name="Visited_20_Internet_20_Link">
 述称</text:a>
，这一挫折“令他头疼不已，他经常彻夜不眠，以至于不愿再去想它”。此事带来的挫败感极深，令晚年的牛顿不止一次 <text:a xlink:type="simple" xlink:href="https://archive.org/details/neveratrestbiogr00west/page/548/mode/2up" text:style-name="Internet_20_link" text:visited-style-name="Visited_20_Internet_20_Link">
 提起</text:a>
。</text:p>
      <text:p text:style-name="P4">
如今这被称为 <text:a xlink:type="simple" xlink:href="https://www.britannica.com/science/celestial-mechanics-physics/The-three-body-problem" text:style-name="Internet_20_link" text:visited-style-name="Visited_20_Internet_20_Link">
 “三体问题” </text:a>
 。它作为轨道摄动和混沌现象在科学和 <text:a xlink:type="simple" xlink:href="https://www.youtube.com/watch" text:style-name="Internet_20_link" text:visited-style-name="Visited_20_Internet_20_Link">
 科幻</text:a>
中很出名，最近又成了原子能专家和军事规划者关切的问题。他们警告，随着北京 <text:a xlink:type="simple" xlink:href="https://www.nytimes.com/2023/04/19/us/politics/china-nuclear-weapons-russia-arms-treaties.html" text:style-name="Internet_20_link" text:visited-style-name="Visited_20_Internet_20_Link">
 迅速扩充</text:a>
其核武库，世界原子超级大国将从两个增加到三个。他们还说，由此带来的后果是，和70年前莫斯科与华盛顿的对峙比起来，如今构成的是一种难以想象的新危险。</text:p>
      <text:p text:style-name="P4">
正在到来的这个时代将鼓励“各国在危机中使用核武器”，新美国安全中心高级研究员 <text:a xlink:type="simple" xlink:href="https://www.cnas.org/people/dr-andrew-f-krepinevich-jr" text:style-name="Internet_20_link" text:visited-style-name="Visited_20_Internet_20_Link">
 小安德鲁·F·克雷皮内维奇</text:a>
 近日 <text:a xlink:type="simple" xlink:href="https://www.cnas.org/publications/commentary/the-new-nuclear-age" text:style-name="Internet_20_link" text:visited-style-name="Visited_20_Internet_20_Link">
 警告</text:a>
。他以物理学家和天文学家观测到的自然不稳定性作为一种先兆。</text:p>
      <text:p text:style-name="P4">
广告</text:p>
      <text:p text:style-name="P4">
专家们说，三极时代可能带来关乎人类存亡的风险。但是他们同时还援引来自自然界的三体教训——首先就是牛顿遇到的问题——给眼下的问题带来启发，并提出未来的可能性。然而到目前为止，还没有出现很突出的答案。对全世界的核武思想家来说，这个问题的棘手程度不亚于牛顿的难题。</text:p>
      <text:p text:style-name="P4">
“我们面临一个观念问题，”在奥巴马政府中负责美国核武管理的能源部长、物理学家 <text:a xlink:type="simple" xlink:href="https://www.nti.org/about/people/ernest-moniz/" text:style-name="Internet_20_link" text:visited-style-name="Visited_20_Internet_20_Link">
 厄内斯特·J·莫尼兹</text:a>
说。“我们需要改变均势性武器或战略投送系统的传统思维，不过目前还不清楚具体该怎么做。”</text:p>
      <text:p text:style-name="P4">
曾任国家科学基金会会长的天体物理学家 <text:a xlink:type="simple" xlink:href="https://sciencephilanthropyalliance.org/people/france-a-cordova-ph-d/" text:style-name="Internet_20_link" text:visited-style-name="Visited_20_Internet_20_Link">
 弗兰丝·A·科尔多瓦</text:a>
说，自然科学中对三体现象的研究还是会有助于揭示军事风险。“现在的情况瞬息万变，”她说。“任何有助于理解的东西都是好的。”</text:p>
      <text:p text:style-name="P4">
关注安全的鹰派人士希望美国扩充核武库，以应对中国的核崛起以及北京与莫斯科拉近距离所带来的威胁。鸽派人士看到了三体裁减的机会。他们希望把问题分解成更小、更易于控制的部分。例如他们认为，华盛顿应该与两个超级大国分别交涉，寻求建立外交联系，巩固二体稳定性。</text:p>
      <text:p text:style-name="P4">
拜登政府近日呼吁做出进一步的简化。国家安全顾问杰克·沙利文 <text:a xlink:type="simple" xlink:href="http://www.nytimes.com/2023/06/02/us/politics/china-arms-control-nuclear-weapons.html" text:style-name="Internet_20_link" text:visited-style-name="Visited_20_Internet_20_Link">
 表示</text:a>
 ，美国的应对应该更多侧重于本国核武的质量而不是数量。他 <text:a xlink:type="simple" xlink:href="https://www.whitehouse.gov/briefing-room/speeches-remarks/2023/06/02/remarks-by-national-security-advisor-jake-sullivan-for-the-arms-control-association-aca-annual-forum/" text:style-name="Internet_20_link" text:visited-style-name="Visited_20_Internet_20_Link">
 在一次演讲中说</text:a>
，要成功地实现攻击吓阻，美国军队不需要拥有“在数量上超过所有对手总和”的武器。</text:p>
      <text:p text:style-name="P4">
在日常生活中，两个还是三个个体组成的集群似乎无关紧要。两个朋友再加一人就变成三人。科学家将这种部分的总和称为线性增长。</text:p>
      <text:p text:style-name="P4">
广告</text:p>
      <text:p text:style-name="P4">
但在大自然中，“三”几乎具有一种神奇的力量，可以滋生混乱，变得比部分的总和更多。科学家称之为非线性。简而言之就是令牛顿也无比沮丧的发现：在“二”到“三”之间，可能会出现违背直觉的复杂性跃增。</text:p>
      <text:p text:style-name="P4">
“我们的直觉拖累了我们  ，”宾夕法尼亚大学科学哲学家 <text:a xlink:type="simple" xlink:href="https://philosophy.sas.upenn.edu/people/michael-weisberg" text:style-name="Internet_20_link" text:visited-style-name="Visited_20_Internet_20_Link">
 迈克尔·韦斯伯格</text:a>
在谈到三体混乱时说道。康奈尔大学应用数学家 <text:a xlink:type="simple" xlink:href="https://math.cornell.edu/steven-strogatz" text:style-name="Internet_20_link" text:visited-style-name="Visited_20_Internet_20_Link">
 史蒂文·斯特罗加茨 </text:a>
也表示赞同：“三这个数字  存在固有的问题。会带来很多麻烦。”</text:p>
      <text:p text:style-name="P4">
意想不到的是，这种混乱的跃增还体现在地球的海洋与大气中，包括涡流和巨型漩涡、龙卷风和飓风。如果两个旋转体靠得很近，它们就会沿直线向前移动，或是相互绕圈。</text:p>
      <text:p text:style-name="P4">
“一旦有了三个，情况就会立刻变得更加复杂，”纽约大学流体动力学专家 <text:a xlink:type="simple" xlink:href="https://math.nyu.edu/people/profiles/SHELLEY_Michael.html" text:style-name="Internet_20_link" text:visited-style-name="Visited_20_Internet_20_Link">
 迈克尔·J·谢利</text:a>
表示。“它们可能互相碰撞。会变得非常混乱且不可预测。这是一种巨大的改变。”</text:p>
      <text:p text:style-name="P4">
而且，这种混乱增长也出现在人类生活中，三人结构会导致社会复杂性飙升，尤其是在年轻家庭里。两个孩子形成一种关系。但第三个孩子会导致手足之间形成 <text:a xlink:type="simple" xlink:href="https://www.guilford.com/excerpts/wagner3.pdf" text:style-name="Internet_20_link" text:visited-style-name="Visited_20_Internet_20_Link">
 七种</text:a>
关系：一对一关系有三种，一对二关系有三种，还有一种集体关系。双亲自然在数量上处于劣势，混乱就会随之而来。</text:p>
      <text:p text:style-name="P4">
尽管充斥着恐惧和危机，但冷战避免了核战的部分原因就在于，其稳定的对峙结构与天文学家在宇宙中观测到的双星稳定性和年轻家庭里两个孩子之间相对简单的关系动态类似。</text:p>
      <text:p text:style-name="P4">
美国与苏联分别在 <text:a xlink:type="simple" xlink:href="https://www.nytimes.com/2015/03/24/science/hydrogen-bomb-physicists-book-runs-afoul-of-energy-department.html" text:style-name="Internet_20_link" text:visited-style-name="Visited_20_Internet_20_Link">
 1952年 </text:a>
 和 <text:a xlink:type="simple" xlink:href="https://blog.nuclearsecrecy.com/2014/01/31/sakharovs-turning-point-first-soviet-h-bomb-test/" text:style-name="Internet_20_link" text:visited-style-name="Visited_20_Internet_20_Link">
 1955年</text:a>
进行了全世界首轮热核武器试验，开启了核紧张局势最严重的时代。这些武器的爆炸威力是广岛原子弹的上千倍。随后的军备竞赛引发了关于冷战可能让彼此相互毁灭的恐惧，1964年的经典影片《奇爱博士》(Dr.Strangelove)对此进行了嘲讽。</text:p>
      <text:p text:style-name="P4">
</text:p>
      <text:p text:style-name="P4">
Emiliano Ponzi</text:p>
      <text:p text:style-name="P4">
很快，对抗双方就将武力均势作为降低冲突风险的一种办法。谈判达成的协议要求美苏两国大致旗鼓相当，用紧张僵局取代战争，就像如今的俄罗斯与美国一样。</text:p>
      <text:p text:style-name="P4">
“我们得到一个稳定的等式，”  在 <text:a xlink:type="simple" xlink:href="https://senate.universityofcalifornia.edu/committees/acscoli/index.html" text:style-name="Internet_20_link" text:visited-style-name="Visited_20_Internet_20_Link">
 协助</text:a>
加州大学  管理洛斯阿拉莫斯武器实验室的加州大学洛杉矶分校天体物理学教授 <text:a xlink:type="simple" xlink:href="https://www.pa.ucla.edu/faculty-websites/newman.html" text:style-name="Internet_20_link" text:visited-style-name="Visited_20_Internet_20_Link">
 威廉·I·纽曼</text:a>
表示。“任何对这一等式的偏离都将加剧不稳定。”</text:p>
      <text:p text:style-name="P4">
广告</text:p>
      <text:p text:style-name="P4">
当前迫在眉睫的偏离，就是 <text:a xlink:type="simple" xlink:href="https://www.defense.gov/CMPR/" text:style-name="Internet_20_link" text:visited-style-name="Visited_20_Internet_20_Link">
 五角大楼所估计 </text:a>
 的中国 <text:a xlink:type="simple" xlink:href="https://cn.nytimes.com/world/20230420/china-nuclear-weapons-russia-arms-treaties/" text:style-name="Internet_20_link" text:visited-style-name="Visited_20_Internet_20_Link">
 到2035年生产1500枚核弹头</text:a>
 的计划。如果中国完成这一目标，其核弹头总数将是半个多世纪以来中国拥有的“最低威慑力量”的五倍，这样的核能力将与俄美并驾齐驱。</text:p>
      <text:p text:style-name="P4">
纽曼称这种三极状态的“稳定性远不如”两极对峙。即便如此，三体理论家还是看到了一些办法，能够避免不堪设想的后果出现。</text:p>
      <text:p text:style-name="P4">
例如克雷皮内维奇去年就在《外交事务》的一篇文章中 <text:a xlink:type="simple" xlink:href="https://www.cnas.org/publications/commentary/the-new-nuclear-age" text:style-name="Internet_20_link" text:visited-style-name="Visited_20_Internet_20_Link">
 指出</text:a>
，俄罗斯的经济和战略意义或将变得无足轻重，剩下强大的中美两国“探索出新的两极平衡”。俄罗斯上周末爆发的武装叛乱不仅证明了莫斯科的虚弱，也说明了这个超级核武大国正面临新的不稳定威胁。</text:p>
      <text:p text:style-name="P4">
但在另一方面，曾担任新墨西哥州洛斯阿拉莫斯武器实验室主任的 <text:a xlink:type="simple" xlink:href="https://cisac.fsi.stanford.edu/people/siegfried_s_hecker" text:style-name="Internet_20_link" text:visited-style-name="Visited_20_Internet_20_Link">
 西格夫里·S·赫克</text:a>
认为，美国应该将这两个敌对超级大国当作独立实体来应对。</text:p>
      <text:p text:style-name="P4">
在核战略的问题上，“我不认为俄罗斯和中国会走到一起，”他说。“我认为这是两极关系。”赫克还表示，随着乌克兰战争愈演愈烈，美俄几乎停止互动，现在正是“与中国人合作”，建立二体关系的良机。</text:p>
      <text:p text:style-name="P4">
军事规划者的主要担心在于，中国不仅会在武器数量与美国势均力敌，还会与俄罗斯达成军事协议。</text:p>
      <text:p text:style-name="P4">
广告</text:p>
      <text:p text:style-name="P4">
“我们还没有看到（中俄）形成全面的、真正牢固的、持久的、稳定的地缘政治联盟，”即将卸任的参谋长联席会议主席马克·A·米利上将上个月对《外交事务》杂志 <text:a xlink:type="simple" xlink:href="https://www.foreignaffairs.com/podcasts/how-to-avoid-great-power-war-mark-milley" text:style-name="Internet_20_link" text:visited-style-name="Visited_20_Internet_20_Link">
表示 </text:a>
 。“未来会有吗？有可能，我们要对此保持警惕，也要尽我们所能保证这种情况不会发生。”</text:p>
      <text:p text:style-name="P4">
Source: <text:a xlink:type="simple" xlink:href="https://cn.nytimes.com/world/20230706/3-body-problem-nuclear-china/" text:style-name="Internet_20_link" text:visited-style-name="Visited_20_Internet_20_Link">
https://cn.nytimes.com/world/20230706/3-body-problem-nuclear-china/</text:a>
</text:p>
      <!--NEWS-->
      <text:h text:style-name="P10" text:outline-level="1">
<text:span text:style-name="T4">
苏丹：军方在喀土穆对快速支援部队实施无人机轰炸  欧盟谴责战争的持续并呼吁加快调解努力</text:span>
</text:h>
      <text:p text:style-name="P4">
Author: 半岛电视台＋通讯社</text:p>
      <text:p text:style-name="P4">
Publisher: Al Jazeera</text:p>
      <text:p text:style-name="P4">
Published Time: 2023-07-06T04:12:38</text:p>
      <text:p text:style-name="P4">
Modified Time: 2023-07-06T04:12:38</text:p>
      <text:p text:style-name="P4">
Description: 欧盟强烈谴责苏丹的战争，谴责冲突各方继续拒绝寻求和平解决方案，同时还强调，针对平民的广泛袭击和在南科尔多凡开辟新战线的情况令人担忧。</text:p>
      <text:p text:style-name="P4">
Images: ["<text:a xlink:type="simple" xlink:href="https://chinese.aljazeera.net/wp-content/uploads/2023/07/31053617-1688582894-1688616398.jpg" text:style-name="Internet_20_link" text:visited-style-name="Visited_20_Internet_20_Link">
31053617-1688...</text:a>
", "<text:a xlink:type="simple" xlink:href="https://chinese.aljazeera.net/wp-content/uploads/2023/07/image-4-1688616208.jpg" text:style-name="Internet_20_link" text:visited-style-name="Visited_20_Internet_20_Link">
image-4-16886...</text:a>
", "<text:a xlink:type="simple" xlink:href="https://chinese.aljazeera.net/wp-content/uploads/2023/07/image-5-1688616292.jpg" text:style-name="Internet_20_link" text:visited-style-name="Visited_20_Internet_20_Link">
image-5-16886...</text:a>
"]</text:p>
      <text:p text:style-name="P4">
Topics: ['军事', '政治', '新闻']</text:p>
      <text:p text:style-name="P4">
Keywords: ['军事', '政治', '新闻', '苏丹']</text:p>
      <text:p text:style-name="P4">
Type: Article</text:p>
      <!--METADATA-->
      <text:p text:style-name="P4">
<draw:frame draw:style-name="fr1" draw:name="Image163" text:anchor-type="as-char" svg:width="6.9236in" svg:height="4.608995in" draw:z-index="0">
<draw:image xlink:href="../Images/Aljazeera Chinese/2023-07-06T04-12-38/31053617-1688582894-1688616398.jpg" xlink:type="simple" xlink:show="embed" xlink:actuate="onLoad" draw:mime-type="image/jpeg"/>
</draw:frame>
喀土穆以南的街区发生冲突，与此同时还有战斗机飞越首都上空 (阿纳多卢通讯社)</text:p>
      <text:p text:style-name="P4">
欧盟强烈谴责苏丹的战争，谴责冲突各方继续拒绝寻求和平解决方案，同时还强调，针对平民的广泛袭击和在南科尔多凡开辟新战线的情况令人担忧。</text:p>
      <text:p text:style-name="P4">
与此同时，苏丹快速支援部队与苏丹军方在喀土穆以南的多个街区爆发了激烈冲突，苏丹军方宣布使用无人机轰炸了快速支援部队位于恩图曼的据点。</text:p>
      <text:p text:style-name="P4">
欧盟在一份声明中强调，有必要为实现永久停火进行调解努力，以毫不拖延地确保对苏丹人民的保护。</text:p>
      <text:p text:style-name="P4">
此外，他还警告称，任何外部干涉都会延长这场冲突的持续时间，并威胁人道主义局势和破坏地区稳定。</text:p>
      <text:p text:style-name="P4">
<draw:frame draw:style-name="fr1" draw:name="Image164" text:anchor-type="as-char" svg:width="6.9236in" svg:height="3.894525in" draw:z-index="0">
<draw:image xlink:href="../Images/Aljazeera Chinese/2023-07-06T04-12-38/image-4-1688616208.jpg" xlink:type="simple" xlink:show="embed" xlink:actuate="onLoad" draw:mime-type="image/jpeg"/>
</draw:frame>
 苏丹爆发冲突 (通讯社)</text:p>
      <text:h text:style-name="P13" text:outline-level="4">
<text:span text:style-name="T4">
未遂政变</text:span>
</text:h>
      <text:p text:style-name="P4">
苏丹外交部长阿里·萨迪克在阿塞拜疆首都巴库举行的不结盟国家外交部长会议上发表讲话称，苏丹正在经历“未遂政变”带来的后果，并称这场未遂政变是苏丹快速支援部队在叛变该国执政当局后发动的。</text:p>
      <text:p text:style-name="P4">
他还补充称，这场政变企图很快就转变为一场旨在摧毁国家的“全面军事侵略”。</text:p>
      <text:p text:style-name="P4">
苏丹外长呼吁不结盟运动在“苏丹经历的这一困难时期支持苏丹，谴责苏丹快速支援部队的侵犯行为，并将之视为危害国家、公然违反国际法的罪行”。</text:p>
      <text:p text:style-name="P4">
另据苏丹主权委员会的消息，苏丹主权委员会主席兼陆军总司令布尔汉在6日接到了索马里总统哈桑·谢赫·马哈茂德的电话，布尔汉在通话中重申了苏丹政府的立场，即拒绝肯尼亚担任解决苏丹危机的四方委员会主席。需要指出的是，该委员会是在吉布提主办的政府间发展组织（伊加特）峰会上产生的。</text:p>
      <text:h text:style-name="P13" text:outline-level="4">
<text:span text:style-name="T4">
无人机轰炸</text:span>
</text:h>
      <text:p text:style-name="P4">
实地方面，喀土穆南部的工业区以及里米勒、希莱贾迪达等街区周围爆发了激烈冲突，同时还有战斗机飞越首都上空。</text:p>
      <text:p text:style-name="P4">
此外，在苏丹军方将其特种部队推入恩图曼市的几天后，该地区也爆发了激烈的战斗。</text:p>
      <text:p text:style-name="P4">
半岛电视台记者指出，军方无人机轰炸了快速支援部队位于恩图曼南部的据点，与此同时，有目击者称，军方继续使用重型和轻武器开展扫荡行动，此外还通过特种部队的参与来将快速支援部队成员赶出当地居民的房屋。</text:p>
      <text:p text:style-name="P4">
苏丹军方的军事媒体指出，特别任务部队在恩图曼开展军事行动，并在快速支援部队的武装人员逃跑后，收缴了一辆装甲车和一些重型武器。</text:p>
      <text:p text:style-name="P4">
此外，喀土穆南部贾巴尔奥利亚军区的一名苏丹军方消息人士称，在控制卡兹恩贾巴尔奥利亚大桥之后，苏丹军方成员在与快速支援部队交战后，成功夺取了快速支援部队的一些车辆，并收缴了毒品以及公民财产。</text:p>
      <text:p text:style-name="P4">
<draw:frame draw:style-name="fr1" draw:name="Image165" text:anchor-type="as-char" svg:width="6.9236in" svg:height="3.894525in" draw:z-index="0">
<draw:image xlink:href="../Images/Aljazeera Chinese/2023-07-06T04-12-38/image-5-1688616292.jpg" xlink:type="simple" xlink:show="embed" xlink:actuate="onLoad" draw:mime-type="image/jpeg"/>
</draw:frame>
 苏丹爆发冲突 (通讯社)</text:p>
      <text:h text:style-name="P13" text:outline-level="4">
<text:span text:style-name="T4">
扩大战争</text:span>
</text:h>
      <text:p text:style-name="P4">
与此同时，半岛电视台记者援引苏丹安全部门消息人士的话报道称，快速支援部队在喀土穆撤退后，计划于下一阶段在该国北部和东部扩大战争范围。</text:p>
      <text:p text:style-name="P4">
同一消息人士称，苏丹当局最近监测到了快速支援部队情报人员的活动——他们渗透到毗邻喀土穆州的尼罗河州内，并在农场和边缘行业工作，以收集情报并在该部队的计划框架内为采取军事行动做好准备。</text:p>
      <text:p text:style-name="P4">
消息人士解释称，苏丹当局在尼罗河州申迪市和阿特巴拉市附近的一些农场与过境点内扣押了快速支援部队的成员——他们在监视军事地区和战略设施，并且持有武器和弹药。</text:p>
      <text:p text:style-name="P4">
Source: <text:a xlink:type="simple" xlink:href="https://chinese.aljazeera.net/news/military/2023/7/6/%e8%8b%8f%e4%b8%b9%e5%86%9b%e6%96%b9%e5%9c%a8%e5%96%80%e5%9c%9f%e7%a9%86%e5%af%b9%e5%bf%ab%e9%80%9f%e6%94%af%e6%8f%b4%e9%83%a8%e9%98%9f%e5%ae%9e%e6%96%bd%e6%97%a0%e4%ba%ba%e6%9c%ba%e8%bd%b0" text:style-name="Internet_20_link" text:visited-style-name="Visited_20_Internet_20_Link">
https://chinese.aljazeera.net/news/military/2023/7/6/%e8%8b%8f%e4%b8%b9%e5%86%9b%e6%96%b9%e5%9c%a8%e5%96%80%e5%9c%9f%e7%a9%86%e5%af%b9%e5%bf%ab%e9%80%9f%e6%94%af%e6%8f%b4%e9%83%a8%e9%98%9f%e5%ae%9e%e6%96%bd%e6%97%a0%e4%ba%ba%e6%9c%ba%e8%bd%b0</text:a>
</text:p>
      <!--NEWS-->
      <text:h text:style-name="P10" text:outline-level="1">
<text:span text:style-name="T4">
人才流失恐为中国未来发展埋下隐患 (Free Version)</text:span>
</text:h>
      <text:p text:style-name="P4">
Author: Nathaniel Taplin</text:p>
      <text:p text:style-name="P4">
Publisher: 华尔街日报中文网</text:p>
      <text:p text:style-name="P4">
Published Time: 2023-07-06T04:15:00.000Z</text:p>
      <text:p text:style-name="P4">
Modified Time: 2023-07-06T04:15:00.000Z</text:p>
      <text:p text:style-name="P4">
Created Time: 2023-07-06T02:59:00.000Z</text:p>
      <text:p text:style-name="P4">
Description: 在国内经济增长放缓、青年失业率居高不下、民粹主义抬头的新时代，包括许多高净值个人在内的中国公民日益考虑移居国外。</text:p>
      <text:p text:style-name="P4">
Images: []</text:p>
      <text:p text:style-name="P4">
Categories: ['金融市场', '股闻天下']</text:p>
      <text:p text:style-name="P4">
Keywords: SYND,LINK:EN|WP-WSJ-0001030950</text:p>
      <text:p text:style-name="P4">
Type: Article</text:p>
      <!--METADATA-->
      <text:p text:style-name="P4">
中国是在重新向世界敞开大门，还是在重新“闭关锁国”？</text:p>
      <text:p text:style-name="P4">
Source: <text:a xlink:type="simple" xlink:href="https://cn.wsj.com/articles/%E4%BA%BA%E6%89%8D%E6%B5%81%E5%A4%B1%E6%81%90%E4%B8%BA%E4%B8%AD%E5%9B%BD%E6%9C%AA%E6%9D%A5%E5%8F%91%E5%B1%95%E5%9F%8B%E4%B8%8B%E9%9A%90%E6%82%A3-5f618add" text:style-name="Internet_20_link" text:visited-style-name="Visited_20_Internet_20_Link">
https://cn.wsj.com/articles/%E4%BA%BA%E6%89%8D%E6%B5%81%E5%A4%B1%E6%81%90%E4%B8%BA%E4%B8%AD%E5%9B%BD%E6%9C%AA%E6%9D%A5%E5%8F%91%E5%B1%95%E5%9F%8B%E4%B8%8B%E9%9A%90%E6%82%A3-5f618add</text:a>
</text:p>
      <!--NEWS-->
      <text:h text:style-name="P10" text:outline-level="1">
<text:span text:style-name="T4">
耶伦访华之行面临经济外交重大考验</text:span>
</text:h>
      <text:p text:style-name="P4">
Creator: ALAN RAPPEPORT</text:p>
      <text:p text:style-name="P4">
Publisher: https://www.facebook.com/nytimeschinese</text:p>
      <text:p text:style-name="P4">
Published Time: 2023-07-06T04:54:20+08:00</text:p>
      <text:p text:style-name="P4">
Description: 耶伦试图缓解中美之间多年来不断加剧的不信任，她需要让中方官员相信，美国以国家安全名义阻止中国获得半导体等敏感技术的一系列措施并不是为了损害中国经济。 Kenny Holston/The New York Times 财政部长耶伦本周访问北京，预计她将向中方解释美国的经济措施并不是为了煽动更广泛的经济战。</text:p>
      <text:p text:style-name="P4">
Images: ["<text:a xlink:type="simple" xlink:href="https://static01.nyt.com/images/2023/07/06/multimedia/06dc-yellen-01-wczq/06dc-yellen-01-wczq-master1050.jpg" text:style-name="Internet_20_link" text:visited-style-name="Visited_20_Internet_20_Link">
06dc-yellen-0...</text:a>
"]</text:p>
      <text:p text:style-name="P4">
Category: 美国</text:p>
      <text:p text:style-name="P4">
Type: Article</text:p>
      <!--METADATA-->
      <text:p text:style-name="P4">
<draw:frame draw:style-name="fr1" draw:name="Image166" text:anchor-type="as-char" svg:width="6.9236in" svg:height="4.615733in" draw:z-index="0">
<draw:image xlink:href="../Images/cnnytimes/2023-07-06T04-54-20-08-00/06dc-yellen-01-wczq-master1050.jpg" xlink:type="simple" xlink:show="embed" xlink:actuate="onLoad" draw:mime-type="image/jpeg"/>
</draw:frame>
</text:p>
      <text:p text:style-name="P4">
2021年初，在财政部长珍妮特·耶伦的提名确认听证会上，她对中国态度强硬，称其为美国最重要的战略竞争对手，并承诺将对抗中国“恶劣、不公平和不合法的做法”，她说这些做法伤害了美国的企业和劳动者。</text:p>
      <text:p text:style-name="P4">
此后，耶伦在拜登政府以温和派的声音出现，在世界经济应对通胀和增长乏力之际奉行经济实用主义。这位财政部长对中国的人权记录表示抗议，呼吁让美国的供应链更加多元化，并认同保护国家安全至关重要。</text:p>
      <text:p text:style-name="P4">
但她也是政府中支持维持对华经济关系的最重要人士，她反对关税，敦促谨慎实施对华投资的新限制，并在最近警告说，两个经济体脱钩 <text:a xlink:type="simple" xlink:href="https://cn.nytimes.com/usa/20230614/janet-yellen-china/" text:style-name="Internet_20_link" text:visited-style-name="Visited_20_Internet_20_Link">
 将是“</text:a>
 <text:a xlink:type="simple" xlink:href="https://cn.nytimes.com/usa/20230614/janet-yellen-china/" text:style-name="Internet_20_link" text:visited-style-name="Visited_20_Internet_20_Link">
 灾难性的</text:a>
 <text:a xlink:type="simple" xlink:href="https://cn.nytimes.com/usa/20230614/janet-yellen-china/" text:style-name="Internet_20_link" text:visited-style-name="Visited_20_Internet_20_Link">
 ”</text:a>
 。</text:p>
      <text:p text:style-name="P4">
耶伦将 <text:a xlink:type="simple" xlink:href="https://cn.nytimes.com/business/20230703/janet-yellen-china-visit/" text:style-name="Internet_20_link" text:visited-style-name="Visited_20_Internet_20_Link">
 在周四抵达北京 </text:a>
 ，在为期四天的访问中实时应对这些利益冲突。耶伦试图缓解 <text:a xlink:type="simple" xlink:href="https://cn.nytimes.com/china/20230704/janet-yellen-china/" text:style-name="Internet_20_link" text:visited-style-name="Visited_20_Internet_20_Link">
 中美之间</text:a>
 <text:a xlink:type="simple" xlink:href="https://cn.nytimes.com/china/20230704/janet-yellen-china/" text:style-name="Internet_20_link" text:visited-style-name="Visited_20_Internet_20_Link">
 多年来不断加剧的不信任</text:a>
，这是她作为财长身份首次访华，代表着她迄今为止在经济外交上面临的最具挑战性的考验。</text:p>
      <text:p text:style-name="P4">
广告</text:p>
      <text:p text:style-name="P4">
耶伦面临的挑战是让中方官员相信，美国以国家安全名义阻止中国获得半导体等敏感技术的一系列措施并不是为了损害中国经济。这不是一件容易的事情，因为两国都在继续设置新的贸易和投资壁垒。</text:p>
      <text:p text:style-name="P4">
拜登政府正在准备对美中技术贸易实施新的限制措施，其中可能包括对 <text:a xlink:type="simple" xlink:href="https://cn.nytimes.com/business/20230629/biden-administration-ai-chips-china/" text:style-name="Internet_20_link" text:visited-style-name="Visited_20_Internet_20_Link">
 先进芯片</text:a>
 和 <text:a xlink:type="simple" xlink:href="https://www.nytimes.com/2023/02/09/business/us-china-investing-tech-biden.html" text:style-name="Internet_20_link" text:visited-style-name="Visited_20_Internet_20_Link">
 美国在华投资 </text:a>
的进一步限制。据知情人士透露，即将出台的规定似乎还可能会限制中国公司获得美国的云计算服务，以弥补此前限制中国获取人工智能先进芯片方面的漏洞。</text:p>
      <text:p text:style-name="P4">
本周，北京报复拜登政府对半导体的限制，宣布将限制用于生产某些芯片的特定关键矿物的出口。</text:p>
      <text:p text:style-name="P4">
周一，在出访之前，耶伦在华盛顿会见了中国驻美国大使谢锋，财政部称双方进行了坦诚的对话，耶伦提出了“令人关切的问题”。根据中国大使馆发布的会谈纪要，谢锋解释了中国对美国贸易做法的反对，并敦促美国采取措施解决这些问题。</text:p>
      <text:p text:style-name="P4">
在北京举行的会议上，耶伦预计将阐述拜登政府为减少美国经济对中国的依赖以及为吸引美国国内生产更多关键材料而采取的措施，这些措施的针对性有限，并非旨在挑起更广泛的经济战争。中国继续持有近1万亿美元的美国债务，并且是美国的第三大贸易伙伴，突然切断关系可能给两国和全球经济带来灾难性的后果。</text:p>
      <text:p text:style-name="P4">
“我认为她将冷静理性地表明这与遏制无关，“国际金融研究所所长、前财政部负责国际事务的副部长 <text:a xlink:type="simple" xlink:href="https://www.iif.com/Administration/Staff-and-Authors/uid/41/TimAdams" text:style-name="Internet_20_link" text:visited-style-name="Visited_20_Internet_20_Link">
 蒂姆·亚当斯</text:a>
表示。“这实际上是为了确定合作基调，并表明美国仍然有兴趣与中国在贸易和投资方面进行接触。”</text:p>
      <text:p text:style-name="P4">
广告</text:p>
      <text:p text:style-name="P4">
几十年来，财政部一直是最努力与中国保持友好关系的美国政府机构。华尔街是财政部的主要支持者，在20世纪90年代试图通过中国加入世界贸易组织的谈判来赢得进入中国市场的机会。2002年中国加入世贸组织后，华尔街和财政部敦促中国加快真正开放市场的步伐。</text:p>
      <text:p text:style-name="P4">
北京最终在2017年11月同意允许 <text:a xlink:type="simple" xlink:href="https://www.nytimes.com/2017/11/10/business/china-foreign-investment-limits.html" text:style-name="Internet_20_link" text:visited-style-name="Visited_20_Internet_20_Link">
 外国投资者在保险、银行和证券业务中持有更多股份</text:a>
 ，这是为了避免与特朗普政府爆发贸易战所做的一系列让步的一部分，但未能成功。</text:p>
      <text:p text:style-name="P4">
虽然这是耶伦作为财长首次访华，但她对中国并不陌生。在担任旧金山联邦储备银行行长期间，她与中国官员保持着定期接触，在2014年至2018年期间担任美联储主席时，她会在国际会议上与中国央行官员会面。</text:p>
      <text:p text:style-name="P4">
</text:p>
      <text:p text:style-name="P4">
浙江舟山港。中国是美国第三大贸易伙伴，突然断绝贸易关系可能给两国和全球经济带来灾难性的后果。  Agence France-Presse — GettyImages</text:p>
      <text:p text:style-name="P4">
耶伦作为学院派经济学家的资历使她在北京成为受到欢迎的使者。</text:p>
      <text:p text:style-name="P4">
美中贸易全国委员会主席克雷格·艾伦表示：“他们非常喜欢她，因为她从经济角度看待世界，他们非常喜欢这一点。”</text:p>
      <text:p text:style-name="P4">
传统基金会中国战略高级研究员白邦瑞(MichaelPillsbury)表示，中国官员将耶伦视为理性的声音，他们希望她能够向拜登政府的其他人证明，美国应该取消新的投资限制并降低关税。</text:p>
      <text:p text:style-name="P4">
广告</text:p>
      <text:p text:style-name="P4">
“他们希望珍妮特帮忙，“曾担任特朗普政府中国问题高级顾问的白邦瑞说。“他们将她视为中国的朋友。”</text:p>
      <text:p text:style-name="P4">
耶伦并不负责贸易政策的制定，但她一直批评特朗普总统对价值超过3000亿美元的中国进口商品征收关税。</text:p>
      <text:p text:style-name="P4">
“关税是在对消费者征税，” <text:a xlink:type="simple" xlink:href="https://www.nytimes.com/2021/07/16/us/politics/yellen-us-china-trade.html" text:style-name="Internet_20_link" text:visited-style-name="Visited_20_Internet_20_Link">
 2021年，耶伦对《纽约时报》表示</text:a>
。“在我看来，在某些情况下，我们的做法伤害了美国消费者，而上届政府谈判达成的协议确实在很多方面没有解决我们与中国之间存在的根本问题。”</text:p>
      <text:p text:style-name="P4">
美国贸易代表办公室仍在仔细研究这些关税，耶伦承认这些关税不太可能很快被取消。</text:p>
      <text:p text:style-name="P4">
耶伦与北京建立更深入关系的能力可能因当前的政治形势变得复杂。</text:p>
      <text:p text:style-name="P4">
<text:a xlink:type="simple" xlink:href="https://cn.nytimes.com/usa/20230210/china-spy-balloon-program/" text:style-name="Internet_20_link" text:visited-style-name="Visited_20_Internet_20_Link">
 中国的间谍气球 </text:a>
飞越美国并在大西洋上空被击落的事件，引发了人们对中国的担忧。即将到来的总统选举也可能会加剧反华言论，因为候选人希望展现出对中国强硬的形象，这有利于赢得选票。共和党人一直对美国加大对华接触持批评态度。</text:p>
      <text:p text:style-name="P4">
广告</text:p>
      <text:p text:style-name="P4">
耶伦此行之前， <text:a xlink:type="simple" xlink:href="https://cn.nytimes.com/china/20230619/blinken-china-xi-diplomacy/" text:style-name="Internet_20_link" text:visited-style-name="Visited_20_Internet_20_Link">
 国务卿布林肯于上个月访华 </text:a>
 。气候特使克里预计很快也将访问北京。</text:p>
      <text:p text:style-name="P4">
众议院美国与中共战略竞争特设委员会、威斯康星州共和党众议员迈克·加拉格尔指责拜登政府在对中国电信巨头华为的出口限制以及对侵犯新疆维吾尔人人权的中国官员的制裁上进展缓慢。他认为，当拜登政府追求与中共进行“僵尸互动”时，中国的行为变得更糟。</text:p>
      <text:p text:style-name="P4">
加拉格尔表示：“在布林肯国务卿离开北京之后，他的行程几乎没有什么成果，如果再次派遣更多像财长耶伦这样的内阁级官员，只会让这种恶性循环永久持续下去。”</text:p>
      <text:p text:style-name="P4">
妮基·黑利等共和党总统候选人警告，中国正在为与美国的“战争做准备”，因此，耶伦更加迫切地需要找到与中方对等官员保持沟通渠道畅通的方法，即使她这次访问没有取得任何重大突破。</text:p>
      <text:p text:style-name="P4">
“中国人非常了解美国的选举周期，在我看来，这就是他们愿意更加开放的部分原因，”国际货币基金组织中国部前负责人埃斯瓦尔·普拉萨德表示。“财长耶伦和中国人都希望回到这样的状态，即至少将部分经济关系视为正和游戏，而不是零和游戏。”</text:p>
      <text:p text:style-name="P4">
Source: <text:a xlink:type="simple" xlink:href="https://cn.nytimes.com/usa/20230706/janet-yellen-china-treasury/" text:style-name="Internet_20_link" text:visited-style-name="Visited_20_Internet_20_Link">
https://cn.nytimes.com/usa/20230706/janet-yellen-china-treasury/</text:a>
</text:p>
      <!--NEWS-->
      <text:h text:style-name="P10" text:outline-level="1">
<text:span text:style-name="T4">
涉嫌金援海外通緝犯 数名港人被捕</text:span>
</text:h>
      <text:p text:style-name="P4">
Author: None (Language: zh)</text:p>
      <text:p text:style-name="P4">
Publisher: None</text:p>
      <text:p text:style-name="P4">
Time: 2023-07-06T04:55:00Z</text:p>
      <text:p text:style-name="P4">
Description: 香港警方5日拘捕了4名前香港眾志成員，指控他們透過網路商城「懲罰 Mee」吸取資金，以幫助海外逃犯。消息指，警方所指的逃犯即是日前遭通緝、重金懸賞的8位民主派港人。6日早上再有一名香港男子因涉嫌违反《国安法》在香港机场被捕。</text:p>
      <text:p text:style-name="P4">
Videos: []</text:p>
      <text:p text:style-name="P4">
Images: []</text:p>
      <text:p text:style-name="P4">
Subject: 时政风云</text:p>
      <text:p text:style-name="P4">
Subjects: ['谷歌', '香港', '雨伞革命', '香港政改', '专题报道：香港“反送中”抗议']</text:p>
      <text:p text:style-name="P4">
Keywords: ['香港', '黄色经济圈', '海外港人', '通缉犯', '香港众志', '香港国安法']</text:p>
      <text:p text:style-name="P4">
ID: 66130659</text:p>
      <!--METADATA-->
      <text:p text:style-name="P4">
<text:a xlink:type="simple" xlink:href="https://www.dw.com/zh/overlay/image/article/66130659/66130654" text:style-name="Internet_20_link" text:visited-style-name="Visited_20_Internet_20_Link">
 </text:a>
</text:p>
      <text:p text:style-name="P4">
7月5日，前香港眾志主席林朗彥因涉嫌「串通外國勢力」等罪被國安警察逮捕。</text:p>
      <text:p text:style-name="P4">
（德國之聲中文網）香港警務處國家安全處週三（7月5日） <text:a xlink:type="simple" xlink:href="https://www.dw.com/zh/zh/国安法永久地改变了香港吗/a-66089541" text:style-name="Internet_20_link" text:visited-style-name="Visited_20_Internet_20_Link">
 以涉嫌違反《國安法》為由</text:a>
，拘捕現已解散的政黨「香港眾志」4名成員。警方表示，此4人涉嫌透過幕後營運網路平台，將所獲資金用以支持遭通緝的逃犯。</text:p>
      <text:p text:style-name="P4">
據《明報》報導，5日傍晚，大批員警突擊搜查香港一處工業中心，逮捕了這4名年齡介於26歲至28歲的男性，他們皆為香港眾志的核心成員，包含前主席林朗彥。林朗彥曾被控在反修例示威期間包圍警察總部，被判囚7個月，前年出獄。</text:p>
      <text:p text:style-name="P4">
當日晚間7時，港警陸續搜出至少20至30箱證物，包括印有手機應用程式「懲罰 Mee」（Mee - Punish Club，舊版稱 Mee懲罰師）標誌的看板。據警方說法，被捕者在香港眾志解散後成立了該應用，並透過一間顧問公司於幕後營運，將賺取資金用以支援「竄逃海外人士從事危害國安的活動」。</text:p>
      <text:p text:style-name="P4">
此外，警方依法庭命令搜查了被捕者的住所及辦公室，並根據檢獲的文件及電子通訊工具，稱被捕者多次 <text:a xlink:type="simple" xlink:href="https://www.dw.com/zh/zh/邝颂晴最大的改变是不再有表达的自由/a-66083995" text:style-name="Internet_20_link" text:visited-style-name="Visited_20_Internet_20_Link">
 透過相關社交平台發布「具煽動意圖」的訊息</text:a>
，試圖激起「他人對中央及香港政府的憎恨」，進而支持香港獨立。</text:p>
      <text:p text:style-name="P4">
綜合上述物證，警方遂以「串謀勾結外國或者境外勢力危害國家安全」及「串謀作出具煽動意圖的作為」等罪狀扣查此4人。港媒報導，全港陸續發生類似搜查，不排除將有更多人被捕。</text:p>
      <text:p text:style-name="P4">
另据香港电台报道，6日早上，香港警务处国家安全处以涉嫌违反《香港国安法》「串谋勾结外国或者境外势力危害国家安全」罪及「串谋作出具煽动意图的作为」罪，在香港机场拘捕一名24岁本地男子。有消息称，被捕男子是前香港众志常委朱恩浩，他本准备乘飞机前往台湾，在香港机场被捕。</text:p>
      <text:p text:style-name="P4">
报道指，警方行动仍然继续，不排除有更多人被捕。</text:p>
      <text:p text:style-name="P4">
</text:p>
      <text:p text:style-name="P4">
《香港國安法》生效逾3年以來，多有異議人士遭到當局逮捕。圖為7月1日，港人在台灣悼念香港回歸26週年。</text:p>
      <text:h text:style-name="P12" text:outline-level="3">
<text:span text:style-name="T4">
「懲罰 Mee」是什麼？</text:span>
</text:h>
      <text:p text:style-name="P4">
據報，涉案的手機應用「懲罰Mee」被港警視為「反政府」平台，其上羅列了各大被視為「黃店」的餐飲或商家，用戶可到指定店家消費後賺取積分或印花，亦可透過「Mee網店」進行網購。</text:p>
      <text:p text:style-name="P4">
在香港反修例運動之後，出現「黃色經濟圈」的現象：反修例的支持者及示威者在消費時，會優先光顧政見及理念相似的商家，俗稱「黃店」，同時杯葛親中央政府、認同逃犯條例修訂草案或支持港警的店家，俗稱「藍店」。</text:p>
      <text:p text:style-name="P4">
港警指控，被捕4人在「懲罰Mee」上號召了多間「黃店」，藉此壯大聲勢謀利。對此，前香港區議員朱江瑋告訴《明報》，他自己創辦的物資平台「候鳥」亦有產品在「懲罰Mee」上寄賣，每賣出一件產品，平台會抽傭兩成，但現在景氣差，不確定該平台何來有盈餘資助他人。</text:p>
      <text:p text:style-name="P4">
香港資深大律師湯家驊則表示，此案的罪成關鍵，是要證明涉案金錢用於不法行為，但一般來說，商業交易並不用與對方說明收入用途，因此國安處恐難以掌握足夠證據。</text:p>
      <text:h text:style-name="P12" text:outline-level="3">
<text:span text:style-name="T4">
案件可能涉8名遭通緝港人</text:span>
</text:h>
      <text:p text:style-name="P4">
「香港01」等港媒援引匿名消息報導，警方所稱獲得金援的「竄逃海外人士」，即是 <text:a xlink:type="simple" xlink:href="https://www.dw.com/zh/zh/港警通緝8位民主人士-國際社會譴責/a-66101360" text:style-name="Internet_20_link" text:visited-style-name="Visited_20_Internet_20_Link">
 日前遭港警通緝、以各100萬港幣懸賞的8名海外民主人士</text:a>
 ，包含前立法會議員、香港眾志創黨主席 <text:a xlink:type="simple" xlink:href="https://www.dw.com/zh/zh/国安法之下独派学生被捕-罗冠聪等6人遭通缉/a-54372322" text:style-name="Internet_20_link" text:visited-style-name="Visited_20_Internet_20_Link">
羅冠聰 </text:a>
 。</text:p>
      <text:p text:style-name="P4">
這8人遭控「煽動分裂國家」、「煽動顛覆國家政權」，以及「勾結外國或境外勢力危害國家安全」等罪名，同時在海外宣揚「港獨」、「台獨」等。據報，這些罪行最高可判無期徒刑。</text:p>
      <text:p text:style-name="P4">
週二（4日），香港特首李家超表態稱，涉嫌違反《國安法》的罪犯罪行十分嚴重，港警將竭盡所能，對這些通緝犯展開「終身追捕」，並勸此8人自首，否則將「惶恐度日」。</text:p>
      <text:p text:style-name="P4">
不過至截稿前，香港官方尚未證實此案所指金援對象，是否就是這8名遭通緝的海外民主派人士。據報，港警在通緝8名在逃港人後，已著手打擊港區內助長「黃色經濟圈」的行為，以全面切斷「竄逃海外反中亂港分子」的資金鏈。</text:p>
      <text:p text:style-name="P4">
（路透社、《明報》、香港01）</text:p>
      <text:p text:style-name="P4">
Source: <text:a xlink:type="simple" xlink:href="https://www.dw.com/zh/涉嫌金援海外通緝犯-数名港人被捕/a-66130659" text:style-name="Internet_20_link" text:visited-style-name="Visited_20_Internet_20_Link">
https://www.dw.com/zh/涉嫌金援海外通緝犯-数名港人被捕/a-66130659?maca=chi-rss-chi-all-1127-rdf</text:a>
</text:p>
      <!--NEWS-->
      <text:h text:style-name="P10" text:outline-level="1">
<text:span text:style-name="T4">
台湾的极难选择：成为乌克兰还是香港？ (Free Version)</text:span>
</text:h>
      <text:p text:style-name="P4">
Author: Yaroslav Trofimov / Joyu Wang</text:p>
      <text:p text:style-name="P4">
Publisher: 华尔街日报中文网</text:p>
      <text:p text:style-name="P4">
Published Time: 2023-07-06T05:00:00.000Z</text:p>
      <text:p text:style-name="P4">
Modified Time: 2023-07-06T05:00:00.000Z</text:p>
      <text:p text:style-name="P4">
Created Time: 2023-07-05T10:02:00.000Z</text:p>
      <text:p text:style-name="P4">
Description: 台湾民众正密切关注着俄乌战争的每一个新动向。虽然他们对乌克兰的抵抗近乎普遍持同情态度，但因此对台湾自身的未来得出的结论却分歧极大。</text:p>
      <text:p text:style-name="P4">
Images: []</text:p>
      <text:p text:style-name="P4">
Categories: ['国际']</text:p>
      <text:p text:style-name="P4">
Keywords: SYND,LINK:EN|WP-WSJ-0001030027</text:p>
      <text:p text:style-name="P4">
Type: Article</text:p>
      <!--METADATA-->
      <text:p text:style-name="P4">
台湾民众一直在密切关注着俄乌战争的每一个新动向。虽然他们对乌克兰的抵抗近乎普遍持同情态度，但因此对台湾自身的未来得出的结论却大相径庭。</text:p>
      <text:p text:style-name="P4">
Source: <text:a xlink:type="simple" xlink:href="https://cn.wsj.com/articles/%E5%8F%B0%E6%B9%BE%E6%9E%81%E9%9A%BE%E7%9A%84%E9%80%89%E6%8B%A9-%E6%88%90%E4%B8%BA%E4%B9%8C%E5%85%8B%E5%85%B0%E8%BF%98%E6%98%AF%E9%A6%99%E6%B8%AF-1807f427" text:style-name="Internet_20_link" text:visited-style-name="Visited_20_Internet_20_Link">
https://cn.wsj.com/articles/%E5%8F%B0%E6%B9%BE%E6%9E%81%E9%9A%BE%E7%9A%84%E9%80%89%E6%8B%A9-%E6%88%90%E4%B8%BA%E4%B9%8C%E5%85%8B%E5%85%B0%E8%BF%98%E6%98%AF%E9%A6%99%E6%B8%AF-1807f427</text:a>
</text:p>
      <!--NEWS-->
      <text:h text:style-name="P10" text:outline-level="1">
<text:span text:style-name="T4">
越南高层和中美互动频频 既要美国航母存在也要连接中国高铁</text:span>
</text:h>
      <text:p text:style-name="P4">
Author: https://www.facebook.com/bbcworldservice/</text:p>
      <text:p text:style-name="P4">
Publisher: BBC News 中文</text:p>
      <text:p text:style-name="P4">
Published Time: 2023-07-06T05:11:18.000Z</text:p>
      <text:p text:style-name="P4">
Modified Time: 2023-07-06T05:11:18.000Z</text:p>
      <text:p text:style-name="P4">
Description: 有分析称，美越两国，近年来在中国崛起后，不仅经贸关系日趋密切，并对北京在南海的军事扩张有共同之关切。越南针对中国在南海上的主权伸张，一直表达抗议。</text:p>
      <text:p text:style-name="P4">
Images: ["<text:a xlink:type="simple" xlink:href="https://ichef.bbci.co.uk/news/640/cpsprodpb/18484/production/_116606499_hi065300898.jpg" text:style-name="Internet_20_link" text:visited-style-name="Visited_20_Internet_20_Link">
_116606499_hi...</text:a>
"]</text:p>
      <text:p text:style-name="P4">
Videos: []</text:p>
      <text:p text:style-name="P4">
Tags: ['中美关系', '南海', '中國', '美国', '越南', '军事']</text:p>
      <text:p text:style-name="P4">
Type: Article</text:p>
      <!--METADATA-->
      <text:h text:style-name="P12" text:outline-level="3">
<text:span text:style-name="T4">
越南高层和中美互动频频 既要美国航母存在也要连接中国高铁</text:span>
</text:h>
      <ul>
        <li>
吕嘉鸿   * BBC中文</li>
      </ul>
      <text:p text:style-name="P4">
2023年7月6日凌晨5点11分<draw:frame draw:style-name="fr1" draw:name="Image170" text:anchor-type="as-char" svg:width="6.9236in" svg:height="3.894525in" draw:z-index="0">
<draw:image xlink:href="../Images/BBC Chinese/2023-07-06T05-11-18.000Z/_116606499_hi065300898.jpg" xlink:type="simple" xlink:show="embed" xlink:actuate="onLoad" draw:mime-type="image/jpeg"/>
</draw:frame>
</text:p>
      <text:p text:style-name="P4">
图像来源，  Reuters</text:p>
      <text:p text:style-name="P4">
图像加注文字，</text:p>
      <text:p text:style-name="P4">
阮富仲跻身越共最高领导层至今已逾20年。2022年10月，越共总书记阮富仲访华会见了中国国家主席习近平，是中共二十大后第一位访问北京的外国政要。</text:p>
      <text:p text:style-name="P4">
<text:span text:style-name="T4">
今年五月开始，越南因为一艘中国科考船在南中国海的活动频频发出抗议。6月25日，美国“罗纳德·里根号”核动力航母（USS Ronald Reagan雷根号）访问了越南中部重镇岘港，庆祝美越确立“全面伙伴关系”十周年。</text:span>
</text:p>
      <text:p text:style-name="P4">
有分析称，中国崛起后，美越两国不仅经贸关系日趋密切，并对北京在南中国海的军事扩张有共同之关切。越南对中国在南海上的主权诉求一直表达抗议。本周一部正要在该国上映的美国电影“芭比”，因为出现一张被视为中国立场的“南海九段线”地图画面而遭到封杀，亦再次引发讨论。</text:p>
      <text:p text:style-name="P4">
越南是否因为南海问题而转向“亲美抗中”路线？答案或许未必。最近许多研究都指出，华盛顿亟欲拉拢河内并未成功。因为对越共高层来说，维系政权才是头号大事，“越南没有动力提升与美国的关系，而北京对此有所了解。”英国智库查塔姆研究所（皇家国际事务研究所，ChathamHouse）副研究员比尔·海顿（Bill Hayton）告诉美媒。</text:p>
      <text:p text:style-name="P4">
美国奥瑞冈大学美越研究中心主任武有翔（TuongVu）教授也表示，对越共高层来说，南海的争端并不像外界认为的那样重要。他告诉BBC中文：“他们（越共高层）讨厌这个议题，因为它威胁到政权的生存，这才是他们真正关心的。同时，他们设法利用这个问题从美国获得好处，包括援助和进入美国市场的机会。”</text:p>
      <text:p text:style-name="P4">
<text:a xlink:type="simple" xlink:href="https://www.bbc.com/zhongwen/simp/world-53398946" text:style-name="Internet_20_link" text:visited-style-name="Visited_20_Internet_20_Link">
 美国首次否认中国在南海“九段线”主张，指责中国行动“非法” </text:a>
  * <text:a xlink:type="simple" xlink:href="https://www.bbc.com/zhongwen/simp/business-61378286" text:style-name="Internet_20_link" text:visited-style-name="Visited_20_Internet_20_Link">
 越南出口进一步领先深圳 引发中国防疫代价过大的讨论 </text:a>
  * <text:a xlink:type="simple" xlink:href="https://www.bbc.com/zhongwen/simp/chinese-news-43547482" text:style-name="Internet_20_link" text:visited-style-name="Visited_20_Internet_20_Link">
 中国软实力：《红海行动》触越南敏感区 </text:a>
  * <text:a xlink:type="simple" xlink:href="https://www.bbc.com/zhongwen/simp/world-55885383" text:style-name="Internet_20_link" text:visited-style-name="Visited_20_Internet_20_Link">
 越共总书记阮富仲罕见再次连任 会否成为越南版大权在握的“核心” </text:a>
</text:p>
      <text:p text:style-name="P4">
</text:p>
      <text:p text:style-name="P4">
不过，美国智库战略与国际研究中心（CSIS）副研究员哈里森·普雷塔（HarrisonPretat）则认为，“越南希望在能够的范围内与中国和美国保持友好，避免与其中一方的友谊扰乱另一个。”他告诉BBC，南海对越南尤其重要，特别是涉及到离岸能源资源。但在与中国维系政经关系以及南海议题之间，越南需要平衡。他表示，如果河内与美国的互动被认为过于友好，或者支持被视为反华的美国地区战略，可能会冒着损害与北京关系的风险。</text:p>
      <text:p text:style-name="P4">
2022年10月，越共总书记阮富仲会见了中国国家主席习近平，是二十大后第一位访问北京的外国政要。六月底，几乎在里根号到访岘港的同时，越南总理范明政（Pham Minh Chinh）受中国总理李强邀请，飞抵北京，展开就任总理后首次访华之行。</text:p>
      <text:p text:style-name="P4">
范明政6月27日与中国国家主席习近平会面时，罕见地提到研究发展两国高速铁路合作的可能性；同时，他呼吁中方继续加速为越南农产品进入中国市场敞开大门。台媒中央社说，过去越中高层会晤中，越方多次提及提升双边铁路货运量的意愿，但公开提及发展连接两国高铁的计划却相当罕见。习近平则表态称愿进口更多越南产品，同时喊话呼吁“双方要共同反对‘脱钩断链’，反对把经济和科技问题泛政治化”。</text:p>
      <text:p text:style-name="P4">
</text:p>
      <text:p text:style-name="P4">
图像来源，  Getty Images</text:p>
      <text:p text:style-name="P4">
图像加注文字，</text:p>
      <text:p text:style-name="P4">
今年4月美国国务卿布林肯访问越南，与阮富仲会面，庆祝美越确立“全面伙伴关系”十周年。</text:p>
      <text:h text:style-name="P12" text:outline-level="3">
<text:span text:style-name="T4">
美国打越南牌？</text:span>
</text:h>
      <text:p text:style-name="P4">
里根号航母于六月底访问了越南港口。这是越战结束以来的第三次访问。引发各界关注以及北京的警讯。</text:p>
      <text:p text:style-name="P4">
普雷塔告诉BBC称，此次访问是美越两国安全协调增强的重要标志，表明越南对美国在该地区的海军存在表示欢迎（与中国的反对形成对比）。里根号访问岘港，是在越中出现南海争议事件之后，当时中国船舰在越南的专属经济区等地航行，分析称可能是为了挑战越南的石油和天然气开采。</text:p>
      <text:p text:style-name="P4">
台湾官方智库“国防安全研究院”研究员苏紫云则说，从地缘战略来看，越南是包围中国的最后一块拼图。他分析，川普（DonaldTrump，特朗普）时期的策略是拉拢越南、北韩近距离围堵中国。拜登时期，则是放弃北韩，专注巩固南韩、日本、台湾、菲律宾，因此越南就成为拜登的最后一块地缘拼图。苏紫云强调，越南面对南海，因此地缘重要性次于面对太平洋“外线”的第一岛链国家，但对于“内线”陆权国家的俄罗斯、中国来说仍有吸引力，前苏联也曾在金兰湾租借海军基地，作为其太平洋舰队的南部基地。</text:p>
      <text:p text:style-name="P4">
</text:p>
      <text:p text:style-name="P4">
图像来源，  @SpokespersonCHN Twitter</text:p>
      <text:p text:style-name="P4">
图像加注文字，</text:p>
      <text:p text:style-name="P4">
范明正（左）6月27日与中国国家主席习近平会面时，罕见地提出了研究合作发展两国高速铁路的可能性。</text:p>
      <text:p text:style-name="P4">
苏教授认为，越南的战略态度，是打美国牌“甚至可能接受美国军援”。因此，河内拉美制中，同时允许其前殖民国法国派遣军机短期访问驻扎，明显是权力平衡的策略。</text:p>
      <text:p text:style-name="P4">
苏紫云告诉BBC，美越安全关系将更紧密。譬如，美国前总统欧巴马（奥巴马，Obama）2016年取消对越南军售限制，特朗普上任后开始对越南提供无偿军援，至2022年总额达9200万美元。“随着俄国军备在乌克兰战场表现不佳，这使越南未来的军备可能转向西方（印度已经出现此效应），对美国扩大与越南的安全、军事合作将更为有利，也将使北京的包围网进一步开展。”他说。不过，普雷塔告诉BBC，这次里根号的的访问也许不是如外界所想的，释出那样重大的信号。因为，从某种意义上说，这或是一次弥补性的访问，因为越南去年取消了一次计划中的访问。</text:p>
      <text:p text:style-name="P4">
此外，美国一直在暗示河内愿意将双边关系升级为“战略伙伴关系”。</text:p>
      <text:p text:style-name="P4">
但也有分析称，美国为了围堵中国而打的越南牌，并没有外界想像中的那么成功，或者说还有很长的路要走。</text:p>
      <text:p text:style-name="P4">
查塔姆研究所的海顿说，“越南领导层是列宁主义者，将美国支持的民主视为面临的最大威胁。与美国相比，中国的问题微不足道。”</text:p>
      <text:p text:style-name="P4">
最新出版的《经济学人》将越南、印度以及台湾称为北京在亚洲的对手（foes）。但是，许多分析认为越南与中国的经济连接太深，不可能加入美国围堵中国的联盟。</text:p>
      <text:p text:style-name="P4">
华盛顿国家战争学院教授阿布扎（ZacharyAbuza）接受美国之音采访时说，北京有信心认为“越南知道自己是个独立的行动者，还坚定地拒绝采取任何被北京视为对中国利益敌对的行动”。他建议白宫必须认识到河内在意的那些敏感问题，“不能明确将改善越南关系与中国挂在一起。”</text:p>
      <text:p text:style-name="P4">
从这些分析来看，美国盼望今年与越南关系升级，从河内的第三外交层级提升到第二层级（中印俄韩是第一层级），这在北京影响下似乎不大可能达标。美国是越南的主要投资国，是越南最大的出口市场，但中国是越南最大的贸易伙伴，对越南制造业也至关重要。</text:p>
      <text:p text:style-name="P4">
<text:a xlink:type="simple" xlink:href="https://www.bbc.com/zhongwen/simp/world-53579248" text:style-name="Internet_20_link" text:visited-style-name="Visited_20_Internet_20_Link">
 越南频繁发现中国偷渡者，当局加强边境管控 </text:a>
  * <text:a xlink:type="simple" xlink:href="https://www.bbc.com/zhongwen/simp/chinese-news-53417746" text:style-name="Internet_20_link" text:visited-style-name="Visited_20_Internet_20_Link">
 中国建南海“沙堡长城”加剧美中对抗 </text:a>
  * <text:a xlink:type="simple" xlink:href="https://www.bbc.com/zhongwen/simp/world-45160084" text:style-name="Internet_20_link" text:visited-style-name="Visited_20_Internet_20_Link">
 中国地缘政治力量与湄公河生态浩劫 </text:a>
</text:p>
      <text:p text:style-name="P4">
</text:p>
      <text:p text:style-name="P4">
图像来源，  Google/Digital Globe</text:p>
      <text:p text:style-name="P4">
图像加注文字，</text:p>
      <text:p text:style-name="P4">
2020年，中国海南省三沙市设置西沙区及南沙区，引起越南反弹并发表声明抗议，部署印太战略的美国也有所回应。西沙群岛处于中国实际控制下。</text:p>
      <text:p text:style-name="P4">
路透社引述越南官员表示，虽然美国希望与越南外交关系升级很大程度上仅具象征意义，“但越南的领导人却犹豫不决，担心中国可能会报复。”新加坡国立大学博士后研究员陈氏碧（BichT. Tran）告诉路透社，“考虑到中美竞争加剧以及中国和越南之间的距离，河内可能不愿正式升级与华盛顿的全面伙伴关系。”</text:p>
      <text:p text:style-name="P4">
越南胡志明市国立大学的黃心光（Huynh TamSang）博士告诉BBC中文，河内为了抵消中国在南海地区日益增加的压力，现在确实需要美国的支持，尤其是在安全和防御方面。但河内的领导人也需要中国的政治支持，以维系并加强越南共产党的地位和合法性：“我相信越南将继续采取对冲策略。”他说，河内与北京之间因意识形态和经济往来联系紧密，以牺牲中越关系为代价成为美国的盟友，无疑会引起北京领导人的批评和报复。</text:p>
      <text:p text:style-name="P4">
奥瑞冈大学武有翔教授则认为，其实，多年来，美中越三角关系没有发生任何质变。他举例，每年夏天，中南海都会派遣一些船舰前往南中国海争议地区，宣示主权，而河内则象征性地作出反应，让外界相信他们很在意南海议题。“越南希望让美国保持期望，希望未来可以与越南建立更紧密的关系，这样他们就不会对越南日益明显的人权侵犯提出批评。”他告诉BBC。</text:p>
      <text:p text:style-name="P4">
</text:p>
      <text:p text:style-name="P4">
图像来源，  Getty Images</text:p>
      <text:p text:style-name="P4">
图像加注文字，</text:p>
      <text:p text:style-name="P4">
越南近年来在经济上的成绩相当亮眼。</text:p>
      <text:h text:style-name="P12" text:outline-level="3">
<text:span text:style-name="T4">
越南民间的对华态度</text:span>
</text:h>
      <text:p text:style-name="P4">
根据皮尤研究中心（PewResaerch）这几年的调查，越南民间对于中国政府反感的态度越来越深。该中心在2017年8月公布的调查显示，越南是亚太地区国家中，对中国最无好感的国家，超过与中国不和睦已久的日本。越南仅有10%的受访者喜欢中国甚于美国。而且，皮尤报告指出，将“中国经济力量增长”视为坏事的国家中，越南排名第一。同时，在被问到对于习近平对全球国际局势有正面影响，越南人是所有国家中，信心度最差的。</text:p>
      <text:p text:style-name="P4">
分析越南社会反中氛围兴起，台湾政治大学越南研究专家黄琼萩教授一份研究指出，在威权国家越南，公民社会缺乏，民间的反中态度一直是由政府主导，近年来越来越加强。但她强调，越南民间反中氛围并非中国崛起之后才发生的。</text:p>
      <text:p text:style-name="P4">
之后，越共统治越南后，操作越来越明显，“甚至撼动越中关系”。黄教授强调，官方的中国政策与民间情绪不一致，造成了很多矛盾。换言之，河内常需要面对如何平衡“巩固民心”与“国家利益”的难题。</text:p>
      <text:p text:style-name="P4">
譬如，在反中氛围下，若越南政府无力向北京要公道，民间对政府的失望，也会反过来打击到越南政府本身。譬如，2014年中国将钻井平台HD981移到越南认为拥有归属权的海域时，民间爆发排华运动，南部的平阳省许多外国工厂遭到破坏，政府则采取放任姿态。2018年6月，越南民众认为新推出的“经济特区法”将优待中国，引发数万民众上街抗议，震撼了河内高层。</text:p>
      <text:p text:style-name="P4">
黃心光认为现在“越南人民确实更倾向于美国”，这是由于双边关系的蓬勃发展以及美国透过教育在越南伸张的“软实力”的结果。但他也说，虽然有越南老百姓对北京没有好感，他们仍然尊重中国文明和其经济的崛起。</text:p>
      <text:p text:style-name="P4">
Source: <text:a xlink:type="simple" xlink:href="https://www.bbc.com/zhongwen/simp/world-66109659" text:style-name="Internet_20_link" text:visited-style-name="Visited_20_Internet_20_Link">
https://www.bbc.com/zhongwen/simp/world-66109659</text:a>
</text:p>
      <!--NEWS-->
      <text:h text:style-name="P10" text:outline-level="1">
<text:span text:style-name="T4">
武肺难属张海案被退侦　面临被官派律师</text:span>
</text:h>
      <text:p text:style-name="P4">
Author: None</text:p>
      <text:p text:style-name="P4">
Publisher: Radio Free Asia (Organization)</text:p>
      <text:p text:style-name="P4">
Published Time: 2023-07-06T06:06:00-04:00</text:p>
      <text:p text:style-name="P4">
Modified Time: 2023-07-06T12:36:49-04:00</text:p>
      <text:p text:style-name="P4">
Description: None</text:p>
      <text:p text:style-name="P4">
Videos: []</text:p>
      <text:p text:style-name="P4">
Audios: ["<text:a xlink:type="simple" xlink:href="https://www.rfa.org/mandarin/yataibaodao/renquanfazhi/gf-070620230606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3.874983in" draw:z-index="0">
<draw:image xlink:href="../Images/rfamandarin/2023-07-06T06-06-00-04-00/000000.png" xlink:type="simple" xlink:show="embed" xlink:actuate="onLoad" draw:mime-type="image/png"/>
</draw:frame>
 新冠肺炎武汉死者家属张海。 RFA资料照。  <text:a xlink:type="simple" xlink:href="https://www.rfa.org/mandarin/yataibaodao/renquanfazhi/gf-07062023060635.html/@@stream" text:style-name="Internet_20_link" text:visited-style-name="Visited_20_Internet_20_Link">
Audio-1-Link：https://www.rfa.org/mandarin/yataibaodao/renquanfazhi/gf-07062023060635.html/@@stream</text:a>
</text:p>
      <text:p text:style-name="P4">
新冠肺炎武汉死者家属张海被抓捕已接近五个月。据了解，张海被正式逮捕后，案件由官派律师接办，并且被检察院发回警方重新侦查。身在深圳的家属在聘请律师问题上，与当局相持不下。</text:p>
      <ul>
        <li>
<text:span text:style-name="T4">
<text:a xlink:type="simple" xlink:href="https://www.rfa.org/mandarin/yataibaodao/renquanfazhi/gf-04032023072830.html" text:style-name="Internet_20_link" text:visited-style-name="Visited_20_Internet_20_Link">
 竭力追寻新冠真相 武汉人张海涉寻衅滋事遭批捕 </text:a>
 </text:span>
  * <text:span text:style-name="T4">
<text:a xlink:type="simple" xlink:href="https://www.rfa.org/mandarin/Xinwen/1-04022023112311.html" text:style-name="Internet_20_link" text:visited-style-name="Visited_20_Internet_20_Link">
 因公开支持“白发运动” 武汉新冠难属张海已被正式批捕 </text:a>
 </text:span>
  * <text:a xlink:type="simple" xlink:href="https://www.rfa.org/mandarin/yataibaodao/renquanfazhi/gf-06022022103952.html" text:style-name="Internet_20_link" text:visited-style-name="Visited_20_Internet_20_Link">
 <text:span text:style-name="T4">
坚持向当局追责 新冠难属张海银行账户遭限制</text:span>
 </text:a>
</li>
      </ul>
      <text:p text:style-name="P4">
四个多月前在深圳家中被抓捕的张海目前关押在武汉市第二看守所。外界关注，他被移送至看守所之前是否遭指定居所监视居住，甚至遭受不人道对待。</text:p>
      <text:p text:style-name="P4">
身在荷兰的异议人士林生亮表示，张海的家属至今仍未收到逮捕通知书，想自行聘请律师也被当局阻挠。</text:p>
      <text:p text:style-name="P4">
林生亮：“一个姓付的国保带着两个警察去深圳把他（张海）抓回到武汉来，关押在武汉汉阳看守所之前，是否指定居所监视居住，也不排除有这种可能性。确实是他的家属至今没有收到任何法律文书。现在有一个官方指定的官派律师，目前还没给予他会见（张海），据说警察是以案件还在侦查为由不批准会见。”</text:p>
      <text:p text:style-name="P4">
异议人士林生亮（图）透露，目前张海案已由官派律师接办。（林生亮独家提供，拍摄日期不详）  <text:a xlink:type="simple" xlink:href="https://www.rfa.org/mandarin/yataibaodao/renquanfazhi/gf-07062023060635.html/m0706gf-1.jpg" text:style-name="Internet_20_link" text:visited-style-name="Visited_20_Internet_20_Link">
</text:a>
</text:p>
      <text:p text:style-name="P4">
据了解，武汉市检察院早前以“寻衅滋事罪”把张海正式批捕，其后把案件发回警方重新侦查。</text:p>
      <text:p text:style-name="P4">
林生亮：“有可能是，给他指定的罪名跟实际所谓的犯罪事实是不相符的。另一可能是，罪名跟事实相匹配，但是因为证据不足退回去，也有可能。若有更高级的官员主导案件，要把它办成‘铁案’，可能更多的理解为演戏吧。”</text:p>
      <text:p text:style-name="P4">
<text:span text:style-name="T4">
张海妻子压力下曾考虑离婚</text:span>
</text:p>
      <text:p text:style-name="P4">
从张海出事到现在，他在深圳的家属一直守口如瓶。林生亮说，张海的妻子一直为丈夫的事奔走，但由于害怕工作和家庭被拖累，才刻意保持低调。</text:p>
      <text:p text:style-name="P4">
林生亮：“据我了解，他的太太在深圳因为有孩子在上学。她担心会影响到自己的儿子，加上有关部门给他施加压力。据我了解，他太太因为张海去维权这个事情，为了不想影响到孩子，曾考虑过离婚。”</text:p>
      <text:p text:style-name="P4">
父亲死于新冠肺炎的张海被捕前坚持向当局追究责任和要求赔偿，并多次就中国新冠疫情接受境外媒体采访。武汉“白发运动”期间，他在社交媒体转发了相关视频和报道。</text:p>
      <text:p text:style-name="P4">
武汉公民高飞（图）相信，当局把矛头指向张海是由于他对维权锲而不舍。（高飞独家提供， 拍摄日期不详）  <text:a xlink:type="simple" xlink:href="https://www.rfa.org/mandarin/yataibaodao/renquanfazhi/gf-07062023060635.html/m0706gf-2.jpg" text:style-name="Internet_20_link" text:visited-style-name="Visited_20_Internet_20_Link">
</text:a>
</text:p>
      <text:p text:style-name="P4">
武汉公民高飞则相信，当局把矛头指向张海是由于他对维权锲而不舍。</text:p>
      <text:p text:style-name="P4">
高飞：“为父亲讨公道，支持社会上的政治运动，当然是一部分原因。我认为最重要的原因还是因为他的立场是坚定的，跟他们（当局）硬碰硬的话，他们就要直接跟你算总账。他们也有（政治任务），巴不得有人冒出来，让他们完成指标。”</text:p>
      <text:p text:style-name="P4">
记者：高锋 责编：陈美华 许书婷 梒青 网编：瑞哲</text:p>
      <text:p text:style-name="P4">
Source: <text:a xlink:type="simple" xlink:href="https://www.rfa.org/mandarin/yataibaodao/renquanfazhi/gf-07062023060635.html" text:style-name="Internet_20_link" text:visited-style-name="Visited_20_Internet_20_Link">
https://www.rfa.org/mandarin/yataibaodao/renquanfazhi/gf-07062023060635.html</text:a>
</text:p>
      <!--NEWS-->
      <text:h text:style-name="P10" text:outline-level="1">
<text:span text:style-name="T4">
新兴经济体的韧性 (Free Version)</text:span>
</text:h>
      <text:p text:style-name="P4">
Authors: ['鲁吉•夏尔马']</text:p>
      <text:p text:style-name="P4">
Publisher: 英国《金融时报》</text:p>
      <text:p text:style-name="P4">
Time: 2023-07-06T06:17:15+00:00</text:p>
      <text:p text:style-name="P4">
Published Time: 2023-07-05T12:00:99+08:00</text:p>
      <text:p text:style-name="P4">
Modified Time: 2023-07-06T02:16:99+08:00</text:p>
      <text:p text:style-name="P4">
Description: 夏尔马：“韧性”一词现在被广泛用来形容美国经济，但新兴经济体上演着更令人惊讶的韧性故事。</text:p>
      <text:p text:style-name="P4">
Images: ["<text:a xlink:type="simple" xlink:href="https://thumbor.ftacademy.cn/unsafe/picture/8/000186628_piclink.jpg" text:style-name="Internet_20_link" text:visited-style-name="Visited_20_Internet_20_Link">
000186628_pic...</text:a>
"]</text:p>
      <text:p text:style-name="P4">
Themes: ['观点', '新兴市场', '关注']</text:p>
      <text:p text:style-name="P4">
Keywords: ['新兴市场', '全球经济', '货币政策']</text:p>
      <text:p text:style-name="P4">
Type: Article</text:p>
      <!--METADATA-->
      <text:p text:style-name="P4">
<draw:frame draw:style-name="fr1" draw:name="Image181" text:anchor-type="as-char" svg:width="6.9236in" svg:height="3.894525in" draw:z-index="0">
<draw:image xlink:href="../Images/FT Chinese Free Version/2023-07-06T06-17-15-00-00/000186628_piclink.jpg" xlink:type="simple" xlink:show="embed" xlink:actuate="onLoad" draw:mime-type="image/jpeg"/>
</draw:frame>
</text:p>
      <text:p text:style-name="P4">
<text:span text:style-name="T5">
本文作者是洛克菲勒国际公司(Rockefeller International)董事长</text:span>
</text:p>
      <text:p text:style-name="P4">
“韧性”是今年的流行语之一。这个词现在被广泛用来形容美国经济，尽管利率出现了几十年来最大幅度的上升，但美国经济仍继续得以避免衰退，并推动全球经济增长。但在发展中国家，还有一个更令人惊讶的坚韧故事。</text:p>
      <text:p text:style-name="P4">
Source: <text:a xlink:type="simple" xlink:href="http://www.ftchinese.com/story/001100178" text:style-name="Internet_20_link" text:visited-style-name="Visited_20_Internet_20_Link">
http://www.ftchinese.com/story/001100178</text:a>
</text:p>
      <!--NEWS-->
      <text:h text:style-name="P10" text:outline-level="1">
<text:span text:style-name="T4">
俄罗斯电视台抨击瓦格纳领导人普里戈任，称叛变调查正在进行中</text:span>
</text:h>
      <text:p text:style-name="P4">
Author: 半岛电视台＋通讯社</text:p>
      <text:p text:style-name="P4">
Publisher: Al Jazeera</text:p>
      <text:p text:style-name="P4">
Published Time: 2023-07-06T06:20:18</text:p>
      <text:p text:style-name="P4">
Modified Time: 2023-07-06T06:20:18</text:p>
      <text:p text:style-name="P4">
Description: 俄罗斯国家电视频道Russia-1播出了一个节目，在节目中将瓦格纳领导人称为“叛徒”，并表示针对叛乱的刑事调查仍在继续。</text:p>
      <text:p text:style-name="P4">
Images: ["<text:a xlink:type="simple" xlink:href="https://chinese.aljazeera.net/wp-content/uploads/2023/07/1-1688623382.jpg" text:style-name="Internet_20_link" text:visited-style-name="Visited_20_Internet_20_Link">
1-1688623382.jpg</text:a>
", "<text:a xlink:type="simple" xlink:href="https://chinese.aljazeera.net/wp-content/uploads/2023/07/2-1688623389.jpg" text:style-name="Internet_20_link" text:visited-style-name="Visited_20_Internet_20_Link">
2-1688623389.jpg</text:a>
", "<text:a xlink:type="simple" xlink:href="https://chinese.aljazeera.net/wp-content/uploads/2023/07/3-1688623398.jpg" text:style-name="Internet_20_link" text:visited-style-name="Visited_20_Internet_20_Link">
3-1688623398.jpg</text:a>
", "<text:a xlink:type="simple" xlink:href="https://chinese.aljazeera.net/wp-content/uploads/2023/07/4-1688623407.jpg" text:style-name="Internet_20_link" text:visited-style-name="Visited_20_Internet_20_Link">
4-168862340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82" text:anchor-type="as-char" svg:width="6.9236in" svg:height="4.612736in" draw:z-index="0">
<draw:image xlink:href="../Images/Aljazeera Chinese/2023-07-06T06-20-18/1-1688623382.jpg" xlink:type="simple" xlink:show="embed" xlink:actuate="onLoad" draw:mime-type="image/jpeg"/>
</draw:frame>
 2023 年 6 月 24日，瓦格纳雇佣军领导人叶夫根尼·普里戈任在占领俄罗斯顿河畔罗斯托夫市后录制视频讲话 (美联社)</text:p>
      <text:p text:style-name="P4">
俄罗斯国家电视台猛烈抨击瓦格纳雇佣军流亡领导人叶夫根尼·普里戈任，称对私人军队针对莫斯科军事领导层的短暂叛变的调查仍在进行中。</text:p>
      <text:p text:style-name="P4">
在俄罗斯国家电视频道Russia-1于7月5日周三播出的一档名为《60分钟》的节目中，瓦格纳领导人被贴上“叛徒”的标签，并且观众被告知针对普里戈任的刑事案件正在紧锣密鼓地进行中。</text:p>
      <text:p text:style-name="P4">
普里戈任的瓦格纳部队于 6 月 24 日从乌克兰越境进入俄罗斯，并控制了南部城市顿河畔罗斯托夫，他的一队战士迅速驶向莫斯科，试图清除俄罗斯重要军事官员。</text:p>
      <text:p text:style-name="P4">
但瓦格纳车队停在距莫斯科 200 公里（124英里）以内的地方。令许多人惊讶的是，普里戈任表示，在与白俄罗斯领导人亚历山大·卢卡申科达成协议后，他同意率领部队进入白俄罗斯，随后他取消了行动，为了不让俄罗斯发生流血事件。</text:p>
      <text:p text:style-name="P4">
根据该协议，对参与叛变的普里戈任和瓦格纳战士的所有刑事指控都将被撤销。</text:p>
      <text:p text:style-name="P4">
<draw:frame draw:style-name="fr1" draw:name="Image183" text:anchor-type="as-char" svg:width="6.9236in" svg:height="3.894525in" draw:z-index="0">
<draw:image xlink:href="../Images/Aljazeera Chinese/2023-07-06T06-20-18/2-1688623389.jpg" xlink:type="simple" xlink:show="embed" xlink:actuate="onLoad" draw:mime-type="image/jpeg"/>
</draw:frame>
 俄罗斯当局撤销对瓦格纳集团的指控</text:p>
      <text:p text:style-name="P4">
《60分钟》节目的主持人、俄罗斯议员叶夫根尼·波波夫称普里戈任是“叛徒”，警方突袭普里戈任在圣彼得堡的办公室和住所时拍摄的视频片段将被作为瓦格纳领导人犯罪的证据。</text:p>
      <text:p text:style-name="P4">
视频显示，普里戈任办公室里有一些装满高面额卢布的箱子，他的豪华住所里有成捆的美元，还有他的私人直升机、军火库、一堆假发、一间设备齐全的医疗室和以及一系列纪念品大锤。据称，这些锤子是瓦格纳战士在网上流传的视频中用来将叛徒打死的工具。</text:p>
      <text:p text:style-name="P4">
这段视频是由一位特邀嘉宾记者爱德华·彼得罗夫展示的。</text:p>
      <text:p text:style-name="P4">
彼得罗夫告诉观众，“没有人计划结案。调查正在进行中。”他还表示，俄罗斯调查人员得出的结论是，普里戈任用来发动针对俄罗斯军事首长叛变的借口的视频是假的，这段视频视频声称显示俄罗斯导弹袭击了瓦格纳营地。</text:p>
      <text:p text:style-name="P4">
<draw:frame draw:style-name="fr1" draw:name="Image184" text:anchor-type="as-char" svg:width="6.9236in" svg:height="3.894525in" draw:z-index="0">
<draw:image xlink:href="../Images/Aljazeera Chinese/2023-07-06T06-20-18/3-1688623398.jpg" xlink:type="simple" xlink:show="embed" xlink:actuate="onLoad" draw:mime-type="image/jpeg"/>
</draw:frame>
 瓦格纳领导人放弃叛变，同意流亡白俄罗斯(半岛电视台)</text:p>
      <text:p text:style-name="P4">
他补充道，在普里戈任的财产中发现了价值 6 亿卢布（658 万美元）的现金。该节目还展示了普里戈任使用过的多本护照，这些护照上的名字都不同。</text:p>
      <text:p text:style-name="P4">
彼得罗夫指出，“一个正常人不可能拥有这么多护照。”</text:p>
      <text:p text:style-name="P4">
他质问道，“为什么这个人会像某种犯罪集团的正派头目一样拥有如此奇怪的权力？”</text:p>
      <text:p text:style-name="P4">
他还表示，“我们需要查清（在叛乱中）谁站在谁一边。我们需要惩罚并起诉他们。”</text:p>
      <text:p text:style-name="P4">
彼得罗夫还说道，“我认为叶夫根尼·普里戈任的人民英雄形象的塑造都是由叶夫根尼·普里戈任的媒体完成的，”他指的是普里戈任资助的媒体机构。</text:p>
      <text:p text:style-name="P4">
他指出，“（叛变）失败后，他们迅速关闭并逃跑。”</text:p>
      <text:p text:style-name="P4">
<draw:frame draw:style-name="fr1" draw:name="Image185" text:anchor-type="as-char" svg:width="6.9236in" svg:height="3.894067in" draw:z-index="0">
<draw:image xlink:href="../Images/Aljazeera Chinese/2023-07-06T06-20-18/4-1688623407.jpg" xlink:type="simple" xlink:show="embed" xlink:actuate="onLoad" draw:mime-type="image/jpeg"/>
</draw:frame>
 俄罗斯电视台是这样报道瓦格纳的推进的 (半岛电视台)</text:p>
      <text:p text:style-name="P4">
周三，总部位于华盛顿特区的智库战争研究所（ISW）表示，俄罗斯塔斯社总社长被撤换，根据乌克兰官员的说法，这可能表明克里姆林宫对瓦格纳叛变事件的报道方式感到不满。</text:p>
      <text:p text:style-name="P4">
瓦格纳叛变后，克里姆林宫仍继续关注俄罗斯首都的安全。据报道，莫斯科警察目前正在接受使用战场武器的训练，比如投掷手榴弹、轻机枪射击，还有“城市作战战术”。</text:p>
      <text:p text:style-name="P4">
战争研究所表示，在瓦格纳叛乱之后，“此类训练表明克里姆林宫正试图提高莫斯科安全部队的能力，以保卫政权免受未来潜在威胁”。</text:p>
      <text:p text:style-name="P4">
Source: <text:a xlink:type="simple" xlink:href="https://chinese.aljazeera.net/news/war-in-ukraine/2023/7/6/%e4%bf%84%e7%bd%97%e6%96%af%e7%94%b5%e8%a7%86%e5%8f%b0%e6%8a%a8%e5%87%bb%e7%93%a6%e6%a0%bc%e7%ba%b3%e9%a2%86%e5%af%bc%e4%ba%ba%e6%99%ae%e9%87%8c%e6%88%88%e4%bb%bb%e7%a7%b0%e5%8f%9b%e5%8f%98" text:style-name="Internet_20_link" text:visited-style-name="Visited_20_Internet_20_Link">
https://chinese.aljazeera.net/news/war-in-ukraine/2023/7/6/%e4%bf%84%e7%bd%97%e6%96%af%e7%94%b5%e8%a7%86%e5%8f%b0%e6%8a%a8%e5%87%bb%e7%93%a6%e6%a0%bc%e7%ba%b3%e9%a2%86%e5%af%bc%e4%ba%ba%e6%99%ae%e9%87%8c%e6%88%88%e4%bb%bb%e7%a7%b0%e5%8f%9b%e5%8f%98</text:a>
</text:p>
      <!--NEWS-->
      <text:h text:style-name="P10" text:outline-level="1">
<text:span text:style-name="T4">
华语乐坛国际级歌手李玟罹患抑郁症离世，终年48岁</text:span>
</text:h>
      <text:p text:style-name="P4">
Author: https://www.facebook.com/bbcworldservice/</text:p>
      <text:p text:style-name="P4">
Publisher: BBC News 中文</text:p>
      <text:p text:style-name="P4">
Published Time: 2023-07-06T06:20:43.000Z</text:p>
      <text:p text:style-name="P4">
Modified Time: 2023-07-06T06:20:43.000Z</text:p>
      <text:p text:style-name="P4">
Description: 作为在亚洲享负盛名的歌手，她为华人歌手在国际舞台开拓了一片天地。</text:p>
      <text:p text:style-name="P4">
Images: ["<text:a xlink:type="simple" xlink:href="https://ichef.bbci.co.uk/news/640/cpsprodpb/146E/production/_130303250_whatsubject.jpg" text:style-name="Internet_20_link" text:visited-style-name="Visited_20_Internet_20_Link">
_130303250_wh...</text:a>
"]</text:p>
      <text:p text:style-name="P4">
Videos: []</text:p>
      <text:p text:style-name="P4">
Tags: ['娛樂', '中國', '台湾', '心理健康', '香港', '亚洲', '健康卫生 ', '社交媒体', '妇女健康']</text:p>
      <text:p text:style-name="P4">
Type: Article</text:p>
      <!--METADATA-->
      <text:h text:style-name="P12" text:outline-level="3">
<text:span text:style-name="T4">
华语乐坛国际级歌手李玟罹患抑郁症离世，终年48岁</text:span>
</text:h>
      <text:p text:style-name="P4">
2023年7月6日早上6点20分<draw:frame draw:style-name="fr1" draw:name="Image186" text:anchor-type="as-char" svg:width="6.9236in" svg:height="3.894525in" draw:z-index="0">
<draw:image xlink:href="../Images/BBC Chinese/2023-07-06T06-20-43.000Z/_130303250_whatsubject.jpg" xlink:type="simple" xlink:show="embed" xlink:actuate="onLoad" draw:mime-type="image/jpeg"/>
</draw:frame>
</text:p>
      <text:p text:style-name="P4">
图像来源，  Getty Images</text:p>
      <text:p text:style-name="P4">
图像加注文字，</text:p>
      <text:p text:style-name="P4">
李玟多次作为歌手登上国际舞台</text:p>
      <text:p text:style-name="P4">
<text:span text:style-name="T4">
在1990及2000年代享誉亚洲流行乐坛的华人歌手李玟（Coco Lee）日前离世，终年48岁。</text:span>
</text:p>
      <text:p text:style-name="P4">
李玟胞姐李思林在周三（7月5日）晚间向媒体公布妹妹的死讯，当中指李玟近年罹患抑郁症。</text:p>
      <text:p text:style-name="P4">
李思林在社交媒体上发布 <text:a xlink:type="simple" xlink:href="https://www.facebook.com/watch/" text:style-name="Internet_20_link" text:visited-style-name="Visited_20_Internet_20_Link">
 帖文 </text:a>
称，李玟“经过长时间与病魔斗争，可惜近日病情急转直下，于7月2日在家中轻生。”</text:p>
      <text:p text:style-name="P4">
她表示，李玟在送院后一直昏迷，抢救无效，于7月5日与世长辞。</text:p>
      <text:h text:style-name="P12" text:outline-level="3">
<text:span text:style-name="T4">
国际华语歌手先驱</text:span>
</text:h>
      <text:p text:style-name="P4">
李玟在1975年出生于香港，9岁时随家人移居美国旧金山（三藩市）。1991年，16岁的她在当地唐人街夺得一项选美赛事“华埠妙龄小姐”冠军。</text:p>
      <text:p text:style-name="P4">
两年后，她回港参加香港无线电视（TVB）的新秀歌手大赛，凭翻唱惠特妮·休斯顿（Whitney Houston）的《奔向你》（Run toYou）夺得亚军，并获唱片公司签约出道。</text:p>
      <text:p text:style-name="P4">
早年曾以医生为志愿的她也曾于美国加州大学修读生物学，但一年后退学进入娱乐圈。</text:p>
      <text:p text:style-name="P4">
她于1994年推出了自己的头两张国语专辑，之后发表过国语、粤语和英文专辑，在亚洲乐坛享负盛名。</text:p>
      <text:p text:style-name="P4">
在华语电影和文化进入西方市场及观众视野的年代，李玟亦进军美国电影和音乐领域。她在迪士尼动画片《花木兰》的国语配音版中为主人公花木兰献声，并演唱了国语版主题曲《自己》。</text:p>
      <text:p text:style-name="P4">
</text:p>
      <text:p text:style-name="P4">
图像来源，  Getty Images</text:p>
      <text:p text:style-name="P4">
图像加注文字，</text:p>
      <text:p text:style-name="P4">
李玟在2001年奥斯卡金像奖颁奖礼上献唱</text:p>
      <text:p text:style-name="P4">
1999年由茱莉娅·罗伯茨（Julia Roberts，茱莉娅·罗拔丝）和理察·基尔（Richard Gere）主演的好莱坞电影《落跑新娘》（RunawayBride，《走佬俏佳人》），主题曲《Before I Fall in Love》亦由李玟演唱。</text:p>
      <text:p text:style-name="P4">
同年，她在迈克尔·杰克逊（Michael Jackson，米高·积逊）牵头于韩国举办的慈善演唱会上表演。</text:p>
      <text:p text:style-name="P4">
2000年，李玟主唱了电影《卧虎藏龙》的中英文两个版本主题曲《月光爱人》和《A Love BeforeTime》，并在次年奥斯卡金像奖颁奖礼上现场献唱了这首最佳原创歌曲提名作品。</text:p>
      <text:p text:style-name="P4">
在奥斯卡颁奖礼上，女演员朱莉娅·斯蒂尔斯（JuliaStiles）在介绍李玟的表演时说道：“将东方音乐的韵味和质感与西方文化的管弦乐色彩和敏锐的歌词相结合，这部令人惊艳的电影，其魔力在这首动人的情歌中得到了真正的体现。”</text:p>
      <text:p text:style-name="P4">
《月光爱人》亦在同年的香港电影金像奖中获最佳电影歌曲奖。</text:p>
      <text:p text:style-name="P4">
2002年，中国前篮球巨星姚明登陆美国职业篮球联赛（NBA），加入休斯敦火箭队，李玟在那一年NBA的姚明亮相仪式中作为嘉宾献唱了美国国歌，成为在重大体育赛事中演唱美国国歌的华人歌手。</text:p>
      <text:p text:style-name="P4">
近年，李玟活跃于中国大陆，在《中国梦之声》等选秀节目中担任评委，也参加了去年以香港主权移交25周年的港乐综艺节目《声生不息》。</text:p>
      <text:p text:style-name="P4">
</text:p>
      <text:p text:style-name="P4">
图像来源，  Getty Images</text:p>
      <text:p text:style-name="P4">
图像加注文字，</text:p>
      <text:p text:style-name="P4">
李玟曾在迪士尼制作的电影及音乐作品出演</text:p>
      <text:p text:style-name="P4">
李玟胞姐表示，2023年本是李玟出道30周年。</text:p>
      <text:p text:style-name="P4">
今年新年除夕，李玟在Instagram上发帖称，她在此前一年“面对改变人生的重大难关”，形容2022年是“极其艰难的一年”。</text:p>
      <text:p text:style-name="P4">
“29年来她除了用劲歌热舞带给我们无尽快乐与惊喜外，更努力地为华人歌手在国际歌坛开拓一片新天地，一直全力以赴为华人发光发亮，我们为她感到自豪。”</text:p>
      <text:p text:style-name="P4">
</text:p>
      <text:p text:style-name="P4">
图像来源，  Getty Images</text:p>
      <text:h text:style-name="P12" text:outline-level="3">
<text:span text:style-name="T4">
“标志的灿烂笑容”</text:span>
</text:h>
      <text:p text:style-name="P4">
在今年2月14日发行的《Tragic》是李玟生前发表的最后一首单曲。</text:p>
      <text:p text:style-name="P4">
3月，她在脸书（Facebook）上表示，她在去年的一次舞蹈排练期间触及旧伤，之后进行了盆骨和大腿的手术。</text:p>
      <text:p text:style-name="P4">
有报道指，手术后她一度不能行走，并担心自己日后无法像过去一样跳舞。</text:p>
      <text:p text:style-name="P4">
2011年，李玟与相恋八年的香港供应链巨头企业利丰有限公司前行政总裁乐裕民（BruceRockowitz）结婚，当时在香港举办的盛大婚礼据报耗资2000万美元，美国歌手布鲁诺（Bruno Mars）和艾丽西亚·凯斯（AliciaKeys）出席婚礼并献唱。</text:p>
      <text:p text:style-name="P4">
婚后，二人共同养育乐裕民前一段婚姻的两个女儿。</text:p>
      <text:p text:style-name="P4">
近年有传闻指，二人已经分居，但是李玟从未对此作过任何回应。</text:p>
      <text:p text:style-name="P4">
周三，李玟的胞姐在脸书帖文中表示：“希望大家除了怀念CoCo，更希望你们分享她那标志的灿烂笑容、真诚待人及传递善良爱心给你们身边每一位，延续CoCo的心愿——让所有在她身边的人感受到她的爱和快乐。”</text:p>
      <text:p text:style-name="P4">
</text:p>
      <text:p text:style-name="P4">
图像来源，  Reuters</text:p>
      <text:p text:style-name="P4">
图像加注文字，</text:p>
      <text:p text:style-name="P4">
2016年11月26日，李玟出席在台北举行的第53届金马奖活动。</text:p>
      <text:p text:style-name="P4">
</text:p>
      <text:p text:style-name="P4">
<text:span text:style-name="T4">
珍惜生命，自杀不能解决问题，生命一定可以找到出路。</text:span>
</text:p>
      <text:p text:style-name="P4">
<text:span text:style-name="T4">
若须咨商或相关协助，请联系：</text:span>
</text:p>
      <ul>
        <li>
中国大陆（+86）：希望24热线 4001619995   * 香港（+852）：撒玛利亚防止自杀会 23892222；明爱向晴轩 18288；生命热线 2382 0000   * 澳门（+853）：澳门明爱生命热线 2852 5222   * 台湾（+886）：生命线 1995；张老师服务专线 1980；台湾自杀防治中心 0800 788 995   * 新加坡（+65）：新加坡援人协会（Samaritans of Singapore, SOS） 1800 221 4444   * 马来西亚（+60）：生命线协会 (03) 4265 7995；Befrienders (03) 7956 8145   * 英国（+44）：BBC Action Line <text:a xlink:type="simple" xlink:href="https://www.bbc.com/actionline" text:style-name="Internet_20_link" text:visited-style-name="Visited_20_Internet_20_Link">
 www.bbc.co.uk/actionline </text:a>
 ；撒玛利亚会 08457 90 90 90   * 世界各地： <text:a xlink:type="simple" xlink:href="http://befrienders.org/" text:style-name="Internet_20_link" text:visited-style-name="Visited_20_Internet_20_Link">
 Befrienders International </text:a>
</li>
      </ul>
      <text:p text:style-name="P4">
Source: <text:a xlink:type="simple" xlink:href="https://www.bbc.com/zhongwen/simp/chinese-news-66117881" text:style-name="Internet_20_link" text:visited-style-name="Visited_20_Internet_20_Link">
https://www.bbc.com/zhongwen/simp/chinese-news-66117881</text:a>
</text:p>
      <!--NEWS-->
      <text:h text:style-name="P10" text:outline-level="1">
<text:span text:style-name="T4">
Meta发布新应用Threads，直接对标Twitter (Free Version)</text:span>
</text:h>
      <text:p text:style-name="P4">
Author: Salvador Rodriguez</text:p>
      <text:p text:style-name="P4">
Publisher: 华尔街日报中文网</text:p>
      <text:p text:style-name="P4">
Published Time: 2023-07-06T06:35:00.000Z</text:p>
      <text:p text:style-name="P4">
Modified Time: 2023-07-06T06:35:00.000Z</text:p>
      <text:p text:style-name="P4">
Created Time: 2023-07-05T23:07:00.000Z</text:p>
      <text:p text:style-name="P4">
Description: Threads是一款独立的微博客应用，用户可以通过Instagram账号登录。在Threads帖文中，扎克伯格向所有人问好：“欢迎来到Threads”。</text:p>
      <text:p text:style-name="P4">
Images: []</text:p>
      <text:p text:style-name="P4">
Categories: ['科技']</text:p>
      <text:p text:style-name="P4">
Keywords: SYND,LINK:EN|WP-WSJ-0001033050</text:p>
      <text:p text:style-name="P4">
Type: Article</text:p>
      <!--METADATA-->
      <text:p text:style-name="P4">
竞争硝烟再起。</text:p>
      <text:p text:style-name="P4">
Source: <text:a xlink:type="simple" xlink:href="https://cn.wsj.com/articles/meta%E5%8F%91%E5%B8%83%E6%96%B0%E5%BA%94%E7%94%A8threads-%E7%9B%B4%E6%8E%A5%E5%AF%B9%E6%A0%87twitter-991f11e" text:style-name="Internet_20_link" text:visited-style-name="Visited_20_Internet_20_Link">
https://cn.wsj.com/articles/meta%E5%8F%91%E5%B8%83%E6%96%B0%E5%BA%94%E7%94%A8threads-%E7%9B%B4%E6%8E%A5%E5%AF%B9%E6%A0%87twitter-991f11e</text:a>
</text:p>
      <!--NEWS-->
      <text:h text:style-name="P10" text:outline-level="1">
<text:span text:style-name="T4">
美欧对华政策：从“脱钩”到“去风险” 战略转向还是凝聚共识？</text:span>
</text:h>
      <text:p text:style-name="P4">
Author: https://www.facebook.com/bbcworldservice/</text:p>
      <text:p text:style-name="P4">
Publisher: BBC News 中文</text:p>
      <text:p text:style-name="P4">
Published Time: 2023-07-06T06:39:03.000Z</text:p>
      <text:p text:style-name="P4">
Modified Time: 2023-07-06T06:39:03.000Z</text:p>
      <text:p text:style-name="P4">
Description: “去风险”代表欧美对中国的战略转向？还是战略细化？更重要的是，“去风险”背后到底有哪些考量，中国又为何反对？</text:p>
      <text:p text:style-name="P4">
Images: ["<text:a xlink:type="simple" xlink:href="https://ichef.bbci.co.uk/news/640/cpsprodpb/B1B8/production/_111769454_whatsubject.jpg" text:style-name="Internet_20_link" text:visited-style-name="Visited_20_Internet_20_Link">
_111769454_wh...</text:a>
"]</text:p>
      <text:p text:style-name="P4">
Videos: ["<text:a xlink:type="simple" xlink:href="https://www.bbc.com/ws/av-embeds/cps/zhongwen/simp/chinese-news-66117744/p0ffg17s/zh-hans" text:style-name="Internet_20_link" text:visited-style-name="Visited_20_Internet_20_Link">
zh-hans</text:a>
"]</text:p>
      <text:p text:style-name="P4">
Tags: ['歐洲', '中美关系', '中國', '欧洲联盟', '经济']</text:p>
      <text:p text:style-name="P4">
Type: Article</text:p>
      <!--METADATA-->
      <text:h text:style-name="P12" text:outline-level="3">
<text:span text:style-name="T4">
美欧对华政策：从“脱钩”到“去风险” 战略转向还是凝聚共识？</text:span>
</text:h>
      <text:p text:style-name="P4">
2023年7月6日早上6点39分<draw:frame draw:style-name="fr1" draw:name="Image192" text:anchor-type="as-char" svg:width="6.9236in" svg:height="3.894525in" draw:z-index="0">
<draw:image xlink:href="../Images/BBC Chinese/2023-07-06T06-39-03.000Z/_111769454_whatsubject.jpg" xlink:type="simple" xlink:show="embed" xlink:actuate="onLoad" draw:mime-type="image/jpeg"/>
</draw:frame>
</text:p>
      <text:p text:style-name="P4">
图像来源，  Getty Image</text:p>
      <text:p text:style-name="P4">
图像加注文字，</text:p>
      <text:p text:style-name="P4">
疫情过后，跨国企业出于分散风险的考虑，把部分产能迁出中国。</text:p>
      <text:p text:style-name="P4">
<text:span text:style-name="T4">
过去三个月，“去风险”（De-risking）无疑是社交媒体的一大热词，风头盖过之前特朗普治下美国对华政策中的“脱钩”之说。</text:span>
</text:p>
      <text:p text:style-name="P4">
据信，“去风险”这一概念由欧盟委员会主席乌尔苏拉·冯德莱恩3月份第一次提出，到5月份G7峰会上写入公报，再到六、七月份的外交出访中被反复提及，“去风险”成为主导西方对华关系的最新共识。</text:p>
      <text:p text:style-name="P4">
从“脱钩”到“去风险”，这是否代表欧美对中国的战略转向？还是战略细化？更重要的是，“去风险”背后到底有哪些考量，中国又为何反对？BBC中文梳理、采访，进行深入剖析。</text:p>
      <text:p text:style-name="P4">
<text:a xlink:type="simple" xlink:href="https://www.bbc.com/zhongwen/simp/chinese-news-65915282" text:style-name="Internet_20_link" text:visited-style-name="Visited_20_Internet_20_Link">
 美国为何要终结中国的“发展中国家”地位 </text:a>
  * <text:a xlink:type="simple" xlink:href="https://www.bbc.com/zhongwen/simp/world-65997546" text:style-name="Internet_20_link" text:visited-style-name="Visited_20_Internet_20_Link">
 李强访问德法 试探欧盟“去风险化”底线 </text:a>
  * <text:a xlink:type="simple" xlink:href="https://www.bbc.com/zhongwen/simp/science-65854500" text:style-name="Internet_20_link" text:visited-style-name="Visited_20_Internet_20_Link">
 美中半导体大战进入深水区 人工智能AI晶片为何成为关键 </text:a>
</text:p>
      <text:h text:style-name="P12" text:outline-level="3">
<text:span text:style-name="T4">
“去风险”共识</text:span>
</text:h>
      <text:p text:style-name="P4">
在3月底的一次演讲中，冯德莱恩为自己即将展开的中国之行定下基调。</text:p>
      <text:p text:style-name="P4">
一方面，她强调与中国“脱钩”既不可行，也不符合欧洲利益，因此欧洲当时没有响应特朗普提出的与中国“脱钩”的倡议。话锋一转，她说，这也就是为什么我们将专注于“去风险”。</text:p>
      <text:p text:style-name="P4">
换言之，“去风险”就是相对于“脱钩”一词而言的。</text:p>
      <text:p text:style-name="P4">
<text:a xlink:type="simple" xlink:href="https://www.bbc.com/ws/av-embeds/cps/zhongwen/simp/chinese-news-66117744/p0ffg17s/zh-hans" text:style-name="Internet_20_link" text:visited-style-name="Visited_20_Internet_20_Link">
 Video-1-Link：/ws/av-embeds/cps/zhongwen/simp/chinese-news-66117744/p0ffg17s/zh-hans </text:a>
 <text:span text:style-name="T4">
你的器材不支持播放多媒体材料</text:span>
视频加注文字，</text:p>
      <text:p text:style-name="P4">
法国总统马克龙（Emmanuel Macron）于2023年4月5日抵中国进行为期三天的访问，欧盟主席冯德莱恩（Ursula von derLeyen）也同时到访。</text:p>
      <text:p text:style-name="P4">
“脱钩”则是特朗普的演讲中的常用词。比如在2020年8月的一次采访中，特朗普表示，中美经济有可能脱钩。他表示，“我们没必要”和中国做生意。后来他又谈及脱钩说：“就是说，如果我确定他们没有以正确的方式对待我们，我肯定会那样做。”</text:p>
      <text:p text:style-name="P4">
过去三个月， 从拜登到马克龙，欧美领导人快速接受了“去风险”这个新词。</text:p>
      <text:p text:style-name="P4">
4月27日，美国国家安全顾问杰克·沙利文在一次政策讲话中用了这个词，“我们追求去风险，而不是脱钩……去风险从根本上意味着有弹性、有实效的供应链，确保我们不会被任何一个国家所胁迫。”</text:p>
      <text:p text:style-name="P4">
然后，在5月份的日本的G7峰会上，“去风险”被七国集团整体接纳，正式写入公报之中。</text:p>
      <text:p text:style-name="P4">
7月6日到9日，美国财政部长耶伦访华。行前在一次国会众议院听证会上，她还在继续阐释这个词，她表示，尽管需要提出中国那些侵犯人权的报告，但与中国脱钩将是“一个巨大的错误”，美国人购买在中国可以更廉价地生产的商品从而“大大获益”，而中国也同样从美国出口产品中获益，而这也有利于美国经济，“这就是为什么停止跟中国进行贸易将是灾难性的。去风险？很好。脱钩？绝对不行。”</text:p>
      <text:p text:style-name="P4">
</text:p>
      <text:p text:style-name="P4">
图像来源，  Getty Images</text:p>
      <text:p text:style-name="P4">
“这个词爆火，我都可以想象，要么是大家苦思冥想，然后一个总统跟另一个总理打电话说，大家协调好，最近几个月哈，多提提这个词。要么就是，冯德莱恩一说‘去风险’，其他领导人一拍桌子说，这个词好，我们也用，”一位长期在内地和香港商学院授课的学者向BBC中文表示。他说，这个词最主要的作用是跟特朗普的无底线外交划清界限，显得理性、负责任，又不得罪已经仇视中国的选民。</text:p>
      <text:h text:style-name="P12" text:outline-level="3">
<text:span text:style-name="T4">
欧州版和美国版“去风险”</text:span>
</text:h>
      <text:p text:style-name="P4">
细究下，欧美对待“去风险”的出发点不一样。</text:p>
      <text:p text:style-name="P4">
德国媒体《商报》解释，俄乌战争让欧洲警醒，经济上依赖对手，将会使欧洲陷入受人胁迫的境地，所以要“去风险”。与“脱钩”不同的是，“去风险”的目的并不是要在经济上孤立中国，而是要增强欧洲自身的经济抗压能力。</text:p>
      <text:p text:style-name="P4">
美国国家安全顾问沙利文则称，去风险聚焦在高技术，特别是半导体领域，以阻止中国超越西方。美国事实上已经在做了，在芯片等领域筑起“小院高墙”。而且似乎效果显著——根据全球行业协会SEMI 的最新数据，在美国的贸易制裁下，中国芯片设备销售额在今年第一季度同比下降23%，而全球芯片设备销售额却增长9%。</text:p>
      <text:p text:style-name="P4">
换句话说，欧洲出于自身抗风险的能力，加强自己的产业链安全，从而转移部分产业链，达到对华“去风险”的目的。美国则在战略竞争的高度，通过关键领域的严格限制，以去除中国作为主要战略竞争对手超过乃至威胁自身的风险。</text:p>
      <text:p text:style-name="P4">
</text:p>
      <text:p text:style-name="P4">
图像来源，  Reuters</text:p>
      <text:p text:style-name="P4">
疫情爆发后，各个国家发现在药物、医疗用品上不能过于依赖单一市场，否则在极端情况下，会危及自身安全。因此提出供应链多元化和“近岸外包”（near-shoring）。长期以来，发达国家依靠离岸外包（off-shoring）降低成本，把订单转移到中国等地，而近岸外包可以以降低供应链的脆弱程度。</text:p>
      <text:p text:style-name="P4">
在疫情前后，欧美与中国的地缘政治关系也急剧恶化，在新疆、香港、台湾、俄乌等问题上分歧加剧。美国又推出友岸外包（friend-shoring），号召供应链转移到“有共同价值观的国家”。</text:p>
      <text:p text:style-name="P4">
上述学者称，“去风险”就是两个趋势合流之后的产物，它有足够的模糊性，因为欧美日在面对中国时可以定义自己的“风险”。</text:p>
      <text:p text:style-name="P4">
香港大学中国商业学院院长刘宁荣撰文称，对欧美日等国家来说，尽管“去风险”所代表的含义并不相同，但可以成为他们在后新冠时代对华政策的最大公约数。欧盟的主流看法是强调“去风险”不同于“脱钩”，不是孤立中国，而是要增强欧洲自身的经济抗压能力。对美国而言，与“脱钩”相比，这个词较为中性，比较容易让世人接受，但美国并不会因此改变在高科技领域与中国脱钩的战略，也不会放弃围堵和孤立中国的既定方针。</text:p>
      <text:h text:style-name="P12" text:outline-level="3">
<text:span text:style-name="T4">
中国的“去风险”</text:span>
</text:h>
      <text:p text:style-name="P4">
西方舆论普遍认为，从“脱钩”转向“去风险”，这是欧美日在“松口”，试图淡化与中国紧张关系和阵营划分。</text:p>
      <text:p text:style-name="P4">
但中国在官方层面则回应没那么积极。</text:p>
      <text:p text:style-name="P4">
不久前，总理李强访问德国，他对商界喊话称，世界经济你中有我、我中有你，应该辩证看待依赖问题，不能人为夸大“依赖”，甚至把相互依存与不安全简单画等号，“不合作才是最大的风险，不发展才是最大的不安全”。</text:p>
      <text:p text:style-name="P4">
新华社的报道则更强硬地指出，提出“去风险”，目的就是要把中国与“风险”划上等号，诱拉盟友从过去因美国施压与中国“脱钩”的被迫状态，转为主动“去风险”进而“去中国化”的自发状态，为美国实现其整体对华“脱钩”遏制战略打助攻。</text:p>
      <text:p text:style-name="P4">
“虽然中国反应很大，但其实一定程度上中国该庆幸，这是对中国重要性的认可而做出的妥协。”上述学者称，而在西方民主整体下，不可能做出180度改变，尤其是中国威胁成为西方社会难得的共识之时，只能用“去风险”作为一种务实的态度，虽然还在强调中国是个“风险”，但也承认了，与中国脱钩，脱不起。在这个语境下，中国就和西方有博弈的空间。</text:p>
      <text:p text:style-name="P4">
</text:p>
      <text:p text:style-name="P4">
图像来源，  Reuters</text:p>
      <text:p text:style-name="P4">
实际上，中国也在“去风险”。</text:p>
      <text:p text:style-name="P4">
2020年7月，中国也提出了以“国内大循环”为主体，“国内国际双循环”相互促进的“新发展格局”——这一说法刚提出时，从媒体到舆论，多以“内循环”来概括。这一政策标志着中国的战略重心将转向本地需求和技术发展。</text:p>
      <text:p text:style-name="P4">
当时就有观点提出，是在降低对外经济依赖性，以便在极端情况下，比如台海战争，面对欧美日的经济制裁，保持一个正常运转的经济。俄乌战争爆发后，这种观点更加甚嚣尘上。</text:p>
      <text:h text:style-name="P12" text:outline-level="3">
<text:span text:style-name="T4">
贸易碎片化的后果</text:span>
</text:h>
      <text:p text:style-name="P4">
即便不像冷战时期美苏那样经济完全脱钩，“去风险”的思维指导下，同样会导致全球贸易的“碎片化”，尽管在很多学者看来，在疫情期间，这种碎片化的趋势已经形成。</text:p>
      <text:p text:style-name="P4">
新加坡副总理黄循财称，“一个碎片化的全球经济将把世界分裂为相互竞争的区域集团。贸易、投资、思想的传播将会减少——而这些都曾是帮助我们实现经济进步的关键因素”。</text:p>
      <text:p text:style-name="P4">
上述学者则表示，经济学上讲，凡歧视必有代价。把中国的某些领域当作风险，而去风险，就是一种歧视，那么不得不承担代价，比如价格更高、品质更差的商品。</text:p>
      <text:p text:style-name="P4">
“但这并不是什么新鲜事，同样的事情也在中国发生。比如电信行业，三大国企垄断，没有开放给外部市场，那么竞争就不充分。几年前有人把中国移动在香港的套餐发到网上，大家发现比他们在内地的套餐优惠得多，从而忿忿不平。其实就是因为香港的电信市场，没有设置壁垒，充分竞争下效率更高。”</text:p>
      <text:p text:style-name="P4">
</text:p>
      <text:p text:style-name="P4">
图像来源，  Getty Image</text:p>
      <text:p text:style-name="P4">
贸易碎片化带来的后果有前车之鉴。一战后，美国议员科德尔·赫尔认为，德国和英法开战，就是因为贸易不够自由，而自由贸易能促进国际和平。</text:p>
      <text:p text:style-name="P4">
他在国会演讲中称，“对我来说，与不受阻碍的贸易相伴的是和平；而与高关税、贸易壁垒和不公平经济竞争相伴的则是战争。在我看来，我们需要鼓起勇气，在当前的严重危机中发挥领导作用，因为历史的命运指针现在指向我们。”</text:p>
      <text:p text:style-name="P4">
但当时赫尔的观点过于匪夷所思而被边缘化。</text:p>
      <text:p text:style-name="P4">
直到全世界经历了二战的苦痛之后，人们在迷茫中想起赫尔的观点，此时已是国务卿的赫尔趁势促成关税和贸易总协定（General Agreement onTariffs andTrade，简称GATT），之后演化为WTO，他因此获得诺贝尔和平奖。70年过去，全世界经历空前的自由贸易程度，以及大致和平的国际局势。</text:p>
      <text:p text:style-name="P4">
Source: <text:a xlink:type="simple" xlink:href="https://www.bbc.com/zhongwen/simp/chinese-news-66117744" text:style-name="Internet_20_link" text:visited-style-name="Visited_20_Internet_20_Link">
https://www.bbc.com/zhongwen/simp/chinese-news-66117744</text:a>
</text:p>
      <!--NEWS-->
      <text:h text:style-name="P10" text:outline-level="1">
<text:span text:style-name="T4">
美国财长耶伦访华：“好警察”能修补美中关系吗？</text:span>
</text:h>
      <text:p text:style-name="P4">
Author: https://www.facebook.com/bbcworldservice/</text:p>
      <text:p text:style-name="P4">
Publisher: BBC News 中文</text:p>
      <text:p text:style-name="P4">
Published Time: 2023-07-06T06:44:33.000Z</text:p>
      <text:p text:style-name="P4">
Modified Time: 2023-07-06T06:44:33.000Z</text:p>
      <text:p text:style-name="P4">
Description: “官方言论与高级外交官来访，说明两国建立有效政治关系的意愿，但他们的行动却反映着相反的状况，以牙还牙的政策占了上风。”</text:p>
      <text:p text:style-name="P4">
Images: ["<text:a xlink:type="simple" xlink:href="https://ichef.bbci.co.uk/news/640/cpsprodpb/154BE/production/_130303278_122020.2023-07-05t121943z_1426659240_rc20x1ax5oit_rtrmadp_3_china-usa-yellen.jpg" text:style-name="Internet_20_link" text:visited-style-name="Visited_20_Internet_20_Link">
_130303278_12...</text:a>
"]</text:p>
      <text:p text:style-name="P4">
Videos: ["<text:a xlink:type="simple" xlink:href="https://www.bbc.com/ws/av-embeds/cps/zhongwen/simp/business-66118150/p0dxckbl/zh-hans" text:style-name="Internet_20_link" text:visited-style-name="Visited_20_Internet_20_Link">
zh-hans</text:a>
", "<text:a xlink:type="simple" xlink:href="https://www.bbc.com/ws/av-embeds/cps/zhongwen/simp/business-66118150/p0fwmg5z/zh-hans" text:style-name="Internet_20_link" text:visited-style-name="Visited_20_Internet_20_Link">
zh-hans</text:a>
"]</text:p>
      <text:p text:style-name="P4">
Tags: ['中美关系', '中國', '美国', '经济', '贸易']</text:p>
      <text:p text:style-name="P4">
Type: Article</text:p>
      <!--METADATA-->
      <text:h text:style-name="P12" text:outline-level="3">
<text:span text:style-name="T4">
美国财长耶伦访华：“好警察”能修补美中关系吗？</text:span>
</text:h>
      <ul>
        <li>
彼得·霍斯金斯（Peter Hoskins）   * BBC商业事务记者</li>
      </ul>
      <text:p text:style-name="P4">
2023年7月6日早上6点44分<draw:frame draw:style-name="fr1" draw:name="Image198" text:anchor-type="as-char" svg:width="6.9236in" svg:height="3.894525in" draw:z-index="0">
<draw:image xlink:href="../Images/BBC Chinese/2023-07-06T06-44-33.000Z/_130303278_122020.2023-07-05t121943z_1426659240_rc20x1ax5oit_rtrmadp_3_china-usa-yellen.jpg" xlink:type="simple" xlink:show="embed" xlink:actuate="onLoad" draw:mime-type="image/jpeg"/>
</draw:frame>
</text:p>
      <text:p text:style-name="P4">
图像来源，  Reuters</text:p>
      <text:p text:style-name="P4">
图像加注文字，</text:p>
      <text:p text:style-name="P4">
继“坏警察”布林肯之后，“好警察”耶伦也启程访华，但分析人士建议各方不要期望过高。</text:p>
      <text:p text:style-name="P4">
<text:span text:style-name="T4">
美国财政部长珍尼特·耶伦（Janet Yellen）即将开展对华访问，这是给世界两大经济体重建桥梁的高风险尝试之一。</text:span>
</text:p>
      <text:p text:style-name="P4">
这也是两国关系今年跳水式崩塌之下，在一个月时间内第二次有华盛顿高层官员到访北京。</text:p>
      <text:p text:style-name="P4">
美中两国将讨论的议题涵盖台湾与乌克兰，还有国家安全和持续的贸易争端。</text:p>
      <text:p text:style-name="P4">
这次访问也是发生在北京宣布将限制出口两种电脑芯片关键原材料之际。</text:p>
      <text:p text:style-name="P4">
<text:a xlink:type="simple" xlink:href="https://www.bbc.com/zhongwen/simp/world-65981589" text:style-name="Internet_20_link" text:visited-style-name="Visited_20_Internet_20_Link">
 布林肯访华与拜登“独裁论” 中美关系“唇枪舌剑”下的一周 </text:a>
  * <text:a xlink:type="simple" xlink:href="https://www.bbc.com/zhongwen/simp/world-65981944" text:style-name="Internet_20_link" text:visited-style-name="Visited_20_Internet_20_Link">
 盖茨和马斯克为何在中国受到超规格接待 </text:a>
  * <text:a xlink:type="simple" xlink:href="https://www.bbc.com/zhongwen/simp/chinese-news-65915282" text:style-name="Internet_20_link" text:visited-style-name="Visited_20_Internet_20_Link">
 美国为何要终结中国的“发展中国家”地位 </text:a>
  * <text:a xlink:type="simple" xlink:href="https://www.bbc.com/zhongwen/simp/world-65705268" text:style-name="Internet_20_link" text:visited-style-name="Visited_20_Internet_20_Link">
 拜登政府出“乌龙”，美中关系“回暖”再蒙阴影 </text:a>
  * <text:a xlink:type="simple" xlink:href="https://www.bbc.com/zhongwen/simp/chinese-news-65048234" text:style-name="Internet_20_link" text:visited-style-name="Visited_20_Internet_20_Link">
 美国企业对在中国开展业务“更加消极” </text:a>
</text:p>
      <text:p text:style-name="P4">
耶伦此次行程将包括首次会晤中国新任副总理何立峰。她最近曾说，让这两个经济体能携手合作，是此行的关键。</text:p>
      <text:p text:style-name="P4">
<text:a xlink:type="simple" xlink:href="https://home.treasury.gov/news/press-releases/jy1588" text:style-name="Internet_20_link" text:visited-style-name="Visited_20_Internet_20_Link">
 美国在这场访问前强调 </text:a>
，两国须“负责任地管理我们之间的关系，就存有忧虑的领域直接沟通，携手合作应对各项全球性挑战”。</text:p>
      <text:p text:style-name="P4">
作为持续缓解僵局的尝试，耶伦星期一（7月3日）也会晤了中国驻美国大使谢锋， <text:a xlink:type="simple" xlink:href="http://www.news.cn/2023-07/05/c_1129732887.htm" text:style-name="Internet_20_link" text:visited-style-name="Visited_20_Internet_20_Link">
 双方均称</text:a>
 会面是“坦诚和建设性的”。</text:p>
      <text:p text:style-name="P4">
然而，美国智库亚洲协会政策研究所（ASPI）副所长温迪·卡特勒（WendyCutler）对BBC指出：“对于耶伦此行，该保持低预期”，“她不在其位，无法修补关系，也不能回应中国撤销出口管制或关税的要求”。</text:p>
      <text:p text:style-name="P4">
<text:a xlink:type="simple" xlink:href="https://www.bbc.com/ws/av-embeds/cps/zhongwen/simp/business-66118150/p0dxckbl/zh-hans" text:style-name="Internet_20_link" text:visited-style-name="Visited_20_Internet_20_Link">
 Video-1-Link：/ws/av-embeds/cps/zhongwen/simp/business-66118150/p0dxckbl/zh-hans </text:a>
 <text:span text:style-name="T4">
你的器材不支持播放多媒体材料</text:span>
视频加注文字，</text:p>
      <text:p text:style-name="P4">
耶伦今年年初才在瑞士苏黎世与刘鹤首度当面会谈，如今主管经济的中国副总理已经换人。</text:p>
      <text:p text:style-name="P4">
<text:a xlink:type="simple" xlink:href="https://www.bbc.com/zhongwen/simp/world-64329860" text:style-name="Internet_20_link" text:visited-style-name="Visited_20_Internet_20_Link">
 耶伦与刘鹤首次面谈强调“管控分歧” 谈及美方对华技术政策 </text:a>
  * <text:a xlink:type="simple" xlink:href="https://www.bbc.com/zhongwen/simp/world/2013/10/131009_profile_janet_yellen" text:style-name="Internet_20_link" text:visited-style-name="Visited_20_Internet_20_Link">
 耶伦其人 </text:a>
</text:p>
      <text:p text:style-name="P4">
才不过几个星期前，美国国务卿安东尼·布林肯（Antony Blinken）访问北京，会晤了中国国家主席习近平和外长秦刚。</text:p>
      <text:p text:style-name="P4">
布林肯几乎是过去五年来访问北京的最高级华府官员。他的访问被视为两国能否制止其关系进一步恶化的关键测验。</text:p>
      <text:p text:style-name="P4">
布林肯在访华尾声时说，美中两国之间仍存在重大问题，但他的“期盼是我们往后能更好地沟通，更好地接触”。</text:p>
      <text:p text:style-name="P4">
然而，一天之后， <text:a xlink:type="simple" xlink:href="https://www.bbc.com/zhongwen/simp/world-65981589" text:style-name="Internet_20_link" text:visited-style-name="Visited_20_Internet_20_Link">
 美国总统拜登（Joe Biden）形容习近平是“独裁者”</text:a>
，引来北京抗议。分析人士认为拜登的言论不会带来显著的负面影响，但还是被广泛认为是帮倒忙。</text:p>
      <text:p text:style-name="P4">
还有另一迹象说明两国贸易争端目前难以解决： <text:a xlink:type="simple" xlink:href="https://twitter.com/bbcchinese/status/1676093213193703424" text:style-name="Internet_20_link" text:visited-style-name="Visited_20_Internet_20_Link">
 中国本周宣布收紧对两种电脑芯片关键原材料的出口管制</text:a>
。从下月开始，从中国出口镓和锗须获取专项许可。中国是此类金属全球最大的生产商。</text:p>
      <text:p text:style-name="P4">
此举是对华府过去一年打击中国获取某些高端电脑芯片的回应。2022年10月，华府颁令采用美国工具或软件的企业，无论在世界任何地方生产，均须申领许可，方可向中国出口芯片。</text:p>
      <text:p text:style-name="P4">
商界论坛机构IMA Asia的普里扬卡·基肖尔（Priyanka Kishore）说，美中两国在面对着一系列的复杂议题。</text:p>
      <text:p text:style-name="P4">
她指出：“官方言论与高级外交官来访，说明两国建立有效政治关系的意愿，但他们的行动却反映着相反的状况，以牙还牙的政策占了上风。”</text:p>
      <text:p text:style-name="P4">
耶伦在北京会晤中方对口官员期间，预计将表明美国将继续捍卫人权与自身国家安全利益。然而她预期也将强调在气候变化和债台高筑国家所面对的问题上，华府与北京合作的意愿。</text:p>
      <text:p text:style-name="P4">
<text:a xlink:type="simple" xlink:href="https://www.bbc.com/ws/av-embeds/cps/zhongwen/simp/business-66118150/p0fwmg5z/zh-hans" text:style-name="Internet_20_link" text:visited-style-name="Visited_20_Internet_20_Link">
 Video-2-Link：/ws/av-embeds/cps/zhongwen/simp/business-66118150/p0fwmg5z/zh-hans </text:a>
 <text:span text:style-name="T4">
你的器材不支持播放多媒体材料</text:span>
视频加注文字，</text:p>
      <text:p text:style-name="P4">
布林肯北京会谈一天后，拜登称习近平是“独裁者”，还说他对早前的间谍气球并不知情。</text:p>
      <text:p text:style-name="P4">
虽然一些知名人物促请美国彻底断绝对华经济联系，但耶伦预期将采取怀柔政策。预计她将向北京的对口官员表示，华府无意将两国经济脱钩。</text:p>
      <text:p text:style-name="P4">
此举符合她相比于部分前人更为全球化的世界观。今年早些时候，她曾在一次演说中提出：“将我们彼此的经济全面分割，不但对两国而言是灾难性的，也将破坏世界各国稳定。”</text:p>
      <text:p text:style-name="P4">
国际货币基金组织（IMF）前首席经济学家肯·罗格夫（Ken Rogoff）对BBC说：“我会形容这有点像是好警察、坏警察理论，而布林肯是坏警察。”</text:p>
      <text:p text:style-name="P4">
“现在轮到耶伦这位好警察出场，试着说，你看，我们有好多共通点，看我们能一起做些什么吧。”</text:p>
      <text:p text:style-name="P4">
罗格夫说，布林肯作为国务卿，不得不提起像台湾和乌克兰这些硬话题。但罗格夫同时提醒，不能就此以为耶伦将对北京软弱，她还是有可能就多项议题向中国施压，包括知识产权法律和市场准入。</text:p>
      <text:p text:style-name="P4">
此外，虽然美中不和的两方均有某些人物在主张分道扬镳，贸易数据却说明了唇齿相依的现实。</text:p>
      <text:p text:style-name="P4">
2022年，两国贸易连续第三年增长。 <text:a xlink:type="simple" xlink:href="https://www.bis.doc.gov/index.php/country-papers/3268-2022-statistical-analysis-of-u-s-trade-with-china/file" text:style-name="Internet_20_link" text:visited-style-name="Visited_20_Internet_20_Link">
 官方数据显示 </text:a>
，中国去年对美出口货物总值超过5360亿美元（3.89亿元人民币），对美进口货物总值则为1540亿美元（1.11万亿元人民币）。</text:p>
      <text:p text:style-name="P4">
可即使华府与北京尝试解决彼此分歧，美国总统选举阴魂不散的影响迫在眉睫。</text:p>
      <text:p text:style-name="P4">
夏威夷大学亚洲研究学系教授郝忠明（Prof EricHarwit）说：“要是2024年出现了第二届拜登政府，那我预期在经济战线将有许多特朗普年代的贸易制裁和关税获得放宽，尤其是与高端科技行业关系不大的那些。”</text:p>
      <text:p text:style-name="P4">
“但要是特朗普（Donald Trump）在2024年选举赢了，则满盘皆落索。”</text:p>
      <text:p text:style-name="P4">
Source: <text:a xlink:type="simple" xlink:href="https://www.bbc.com/zhongwen/simp/business-66118150" text:style-name="Internet_20_link" text:visited-style-name="Visited_20_Internet_20_Link">
https://www.bbc.com/zhongwen/simp/business-66118150</text:a>
</text:p>
      <!--NEWS-->
      <text:h text:style-name="P10" text:outline-level="1">
<text:span text:style-name="T4">
美国仍是全球首选投资地，尽管外资流入有所减少 (Free Version)</text:span>
</text:h>
      <text:p text:style-name="P4">
Author: Paul Hannon</text:p>
      <text:p text:style-name="P4">
Publisher: 华尔街日报中文网</text:p>
      <text:p text:style-name="P4">
Published Time: 2023-07-06T06:55:00.000Z</text:p>
      <text:p text:style-name="P4">
Modified Time: 2023-07-06T06:55:00.000Z</text:p>
      <text:p text:style-name="P4">
Created Time: 2023-07-06T05:28:00.000Z</text:p>
      <text:p text:style-name="P4">
Description: 去年，美国是那些寻求国际扩张的企业的首选投资地。虽然中国仍远远落后于美国，但其外资流入规模达到了有史以来最高水平。</text:p>
      <text:p text:style-name="P4">
Images: []</text:p>
      <text:p text:style-name="P4">
Categories: ['经济']</text:p>
      <text:p text:style-name="P4">
Keywords: SYND,LINK:EN|WP-WSJ-0001031028</text:p>
      <text:p text:style-name="P4">
Type: Article</text:p>
      <!--METADATA-->
      <text:p text:style-name="P4">
去年，美国是那些寻求国际扩张的企业首选的投资目的地，但由于全球各地的公司在不确定性和 <text:a xlink:type="simple" xlink:href="https://cn.wsj.com/articles/CN-FED-20230615070820" text:style-name="Internet_20_link" text:visited-style-name="Visited_20_Internet_20_Link">
 借贷成本上升</text:a>
 的情况下削减了对外投资，资本流入规模有所下降。</text:p>
      <text:p text:style-name="P4">
Source: <text:a xlink:type="simple" xlink:href="https://cn.wsj.com/articles/%E7%BE%8E%E5%9B%BD%E4%BB%8D%E6%98%AF%E5%85%A8%E7%90%83%E9%A6%96%E9%80%89%E6%8A%95%E8%B5%84%E5%9C%B0-%E5%B0%BD%E7%AE%A1%E5%A4%96%E8%B5%84%E6%B5%81%E5%85%A5%E6%9C%89%E6%89%80%E5%87%8F%E5%B0%91-ac8b7a9a" text:style-name="Internet_20_link" text:visited-style-name="Visited_20_Internet_20_Link">
https://cn.wsj.com/articles/%E7%BE%8E%E5%9B%BD%E4%BB%8D%E6%98%AF%E5%85%A8%E7%90%83%E9%A6%96%E9%80%89%E6%8A%95%E8%B5%84%E5%9C%B0-%E5%B0%BD%E7%AE%A1%E5%A4%96%E8%B5%84%E6%B5%81%E5%85%A5%E6%9C%89%E6%89%80%E5%87%8F%E5%B0%91-ac8b7a9a</text:a>
</text:p>
      <!--NEWS-->
      <text:h text:style-name="P10" text:outline-level="1">
<text:span text:style-name="T4">
中国如何抢占印尼镍业，主导电动汽车供应链关键一环 (Free Version)</text:span>
</text:h>
      <text:p text:style-name="P4">
Author: Jon Emont</text:p>
      <text:p text:style-name="P4">
Publisher: 华尔街日报中文网</text:p>
      <text:p text:style-name="P4">
Published Time: 2023-07-06T07:05:00.000Z</text:p>
      <text:p text:style-name="P4">
Modified Time: 2023-07-06T07:05:00.000Z</text:p>
      <text:p text:style-name="P4">
Created Time: 2023-07-05T07:54:00.000Z</text:p>
      <text:p text:style-name="P4">
Description: 随着中国企业驾驭了一度堪称高难度的精炼工艺，印尼巨大的镍矿藏对渴求镍资源的电动汽车产业敞开了大门。而中国也顺理成章地在印尼这个已发展为全球最大镍产地的国家占据了主导地位。</text:p>
      <text:p text:style-name="P4">
Images: []</text:p>
      <text:p text:style-name="P4">
Categories: ['国际']</text:p>
      <text:p text:style-name="P4">
Keywords: SYND,LINK:EN|WP-WSJ-0001029695</text:p>
      <text:p text:style-name="P4">
Type: Article</text:p>
      <!--METADATA-->
      <text:p text:style-name="P4">
印尼群岛现在到处都在兴建镍矿石加工厂，为电动汽车电池提供原材料，而五年前像这样的工厂在印尼连一家都没有。</text:p>
      <text:p text:style-name="P4">
Source: <text:a xlink:type="simple" xlink:href="https://cn.wsj.com/articles/%E4%B8%AD%E5%9B%BD%E4%BD%95%E4%BB%A5%E5%9C%A8%E9%95%8D%E5%82%A8%E9%87%8F%E5%82%B2%E8%A7%86%E5%85%A8%E7%90%83%E7%9A%84%E5%8D%B0%E5%B0%BC%E5%8D%A0%E6%8D%AE%E4%B8%BB%E5%AF%BC%E5%9C%B0%E4%BD%8D-659191b2" text:style-name="Internet_20_link" text:visited-style-name="Visited_20_Internet_20_Link">
https://cn.wsj.com/articles/%E4%B8%AD%E5%9B%BD%E4%BD%95%E4%BB%A5%E5%9C%A8%E9%95%8D%E5%82%A8%E9%87%8F%E5%82%B2%E8%A7%86%E5%85%A8%E7%90%83%E7%9A%84%E5%8D%B0%E5%B0%BC%E5%8D%A0%E6%8D%AE%E4%B8%BB%E5%AF%BC%E5%9C%B0%E4%BD%8D-659191b2</text:a>
</text:p>
      <!--NEWS-->
      <text:h text:style-name="P10" text:outline-level="1">
<text:span text:style-name="T4">
AI热潮雪中送炭，科技行业绝处逢生 (Free Version)</text:span>
</text:h>
      <text:p text:style-name="P4">
Author: Tom Dotan</text:p>
      <text:p text:style-name="P4">
Publisher: 华尔街日报中文网</text:p>
      <text:p text:style-name="P4">
Published Time: 2023-07-06T07:15:00.000Z</text:p>
      <text:p text:style-name="P4">
Modified Time: 2023-07-06T07:15:00.000Z</text:p>
      <text:p text:style-name="P4">
Created Time: 2023-07-06T05:56:00.000Z</text:p>
      <text:p text:style-name="P4">
Description: 此前科技行业经历了持续数月的裁员潮，但随着AI热潮的兴起，该行业突然从一片惨淡转为欣欣向荣。</text:p>
      <text:p text:style-name="P4">
Images: []</text:p>
      <text:p text:style-name="P4">
Categories: ['科技']</text:p>
      <text:p text:style-name="P4">
Keywords: SYND,LINK:EN|WP-WSJ-0001032695</text:p>
      <text:p text:style-name="P4">
Type: Article</text:p>
      <!--METADATA-->
      <text:p text:style-name="P4">
事实证明，对于此前一直在放缓的科技经济而言，人工智能(AI)热潮是一股强大逆流，这股热潮正推高许多科技巨头的股价，并照亮它们的增长前景，同时也催生了一波新的初创公司。</text:p>
      <text:p text:style-name="P4">
Source: <text:a xlink:type="simple" xlink:href="https://cn.wsj.com/articles/ai%E7%83%AD%E6%BD%AE%E9%9B%AA%E4%B8%AD%E9%80%81%E7%82%AD-%E7%A7%91%E6%8A%80%E8%A1%8C%E4%B8%9A%E7%BB%9D%E5%A4%84%E9%80%A2%E7%94%9F-32e7dd47" text:style-name="Internet_20_link" text:visited-style-name="Visited_20_Internet_20_Link">
https://cn.wsj.com/articles/ai%E7%83%AD%E6%BD%AE%E9%9B%AA%E4%B8%AD%E9%80%81%E7%82%AD-%E7%A7%91%E6%8A%80%E8%A1%8C%E4%B8%9A%E7%BB%9D%E5%A4%84%E9%80%A2%E7%94%9F-32e7dd47</text:a>
</text:p>
      <!--NEWS-->
      <text:h text:style-name="P10" text:outline-level="1">
<text:span text:style-name="T4">
墨西哥公交车坠崖 至少27人死亡</text:span>
</text:h>
      <text:p text:style-name="P4">
Author: 联合早报 (Person)</text:p>
      <text:p text:style-name="P4">
Publisher: 联合早报 (Organization)</text:p>
      <text:p text:style-name="P4">
Published Time: 2023-07-06T07:23</text:p>
      <text:p text:style-name="P4">
Modified Time: 2023-07-06T08:14</text:p>
      <text:p text:style-name="P4">
Description: 墨西哥南部瓦哈卡州发生一起客车冲出山路，坠入山谷事故，造成至少27人死亡。事故发生在当地时间星期三（7月5日）6时30分左右。瓦哈卡州（Oaxaca）检察官贝尔纳多·罗德里格斯·阿...</text:p>
      <text:p text:style-name="P4">
Videos: []</text:p>
      <text:p text:style-name="P4">
Audios: []</text:p>
      <text:p text:style-name="P4">
Images: []</text:p>
      <text:p text:style-name="P4">
Type: NewsArticle</text:p>
      <text:p text:style-name="P4">
Breadcrumbs: ['即时', '国际']</text:p>
      <text:p text:style-name="P4">
Keywords: ['墨西哥', '交通事故']</text:p>
      <!--METADATA-->
      <text:p text:style-name="P4">
墨西哥南部瓦哈卡州发生一起客车冲出山路，坠入山谷事故，造成至少27人死亡。</text:p>
      <text:p text:style-name="P4">
事故发生在当地时间星期三（7月5日）6时30分左右。瓦哈卡州（Oaxaca）检察官贝尔纳多·罗德里格斯·阿拉米拉在电话中告诉法新社：“根据初步统计，有27人死亡，17人受伤，分别转移到区内的多个医院接受治疗。”</text:p>
      <text:p text:style-name="P4">
他补充道，已经对事故原因展开调查，初步迹象显示存在机械故障。</text:p>
      <text:p text:style-name="P4">
州政府官员赫苏斯·罗梅罗在新闻发布会上说：“车辆司机可能失去了控制......车子掉进了25公尺（80英尺）深的峡谷。”</text:p>
      <text:p text:style-name="P4">
瓦哈卡州州长萨洛蒙·哈拉通过社交媒体向遇难者家属表示慰问。他说，当地卫生、公共安全、民防等部门已派人前往事发地进行救援，并向伤者提供帮助。</text:p>
      <text:p text:style-name="P4">
新华社报道，这辆从首都墨西哥城出发的公共汽车在行驶至瓦哈卡州马格达莱纳-佩尼亚斯科市时失控翻车，随后坠入25公尺深的山崖。</text:p>
      <text:p text:style-name="P4">
当局称，这辆巴士由当地一家运输公司运营，目的地是圣地亚哥德约松杜瓦镇。据民防机构称，至少六名伤者送往医院时已失去知觉，伤势严重。</text:p>
      <text:p text:style-name="P4">
墨西哥交通事故频发。5月14日，东北部塔毛利帕斯州发生一起两车相撞事故，造成至少26人死亡；4月29日，一辆客车在西部纳亚里特州坠崖，造成至少18人死亡。</text:p>
      <text:p text:style-name="P4">
Source: <text:a xlink:type="simple" xlink:href="https://www.zaobao.com.sg/realtime/world/story20230706-1411144" text:style-name="Internet_20_link" text:visited-style-name="Visited_20_Internet_20_Link">
https://www.zaobao.com.sg/realtime/world/story20230706-1411144</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7-06T07:39:41</text:p>
      <text:p text:style-name="P4">
Modified Time: 2023-07-06T09:37:17</text:p>
      <text:p text:style-name="P4">
Description: 乌克兰内政部长伊戈尔·克利缅科表示，乌克兰西部城市利沃夫遭俄罗斯导弹袭击造成的死亡人数已上升至四人。</text:p>
      <text:p text:style-name="P4">
Images: ["<text:a xlink:type="simple" xlink:href="https://chinese.aljazeera.net/wp-content/uploads/2023/07/1-1688636218.png" text:style-name="Internet_20_link" text:visited-style-name="Visited_20_Internet_20_Link">
1-1688636218.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01" text:anchor-type="as-char" svg:width="6.9236in" svg:height="4.615733in" draw:z-index="0">
<draw:image xlink:href="../Images/Aljazeera Chinese/2023-07-06T07-39-41/1-1688636218.png" xlink:type="simple" xlink:show="embed" xlink:actuate="onLoad" draw:mime-type="image/png"/>
</draw:frame>
左起：俄罗斯总统弗拉基米尔·普京、瓦格纳集团负责人叶夫根尼·普里戈任和白俄罗斯总统亚历山大·卢卡申科（路透）</text:p>
      <ul>
        <li>
乌克兰内政部长伊戈尔·克利缅科表示，乌克兰西部城市利沃夫遭俄罗斯导弹袭击造成的死亡人数已上升至四人。   * 人权观察表示，俄罗斯和乌克兰军队都使用了集束弹药，造成乌克兰平民死亡。</li>
      </ul>
      <text:p text:style-name="P4">
阅读更多</text:p>
      <text:p text:style-name="P4">
Source: <text:a xlink:type="simple" xlink:href="https://chinese.aljazeera.net/news/war-in-ukraine/liveblog/2023/7/6/%e4%bf%84%e7%bd%97%e6%96%af%e5%af%b9%e4%b9%8c%e5%85%8b%e5%85%b0%e6%88%98%e4%ba%89%e7%9a%84%e4%bb%8a%e6%97%a5%e5%8f%91%e5%b1%95-377" text:style-name="Internet_20_link" text:visited-style-name="Visited_20_Internet_20_Link">
https://chinese.aljazeera.net/news/war-in-ukraine/liveblog/2023/7/6/%e4%bf%84%e7%bd%97%e6%96%af%e5%af%b9%e4%b9%8c%e5%85%8b%e5%85%b0%e6%88%98%e4%ba%89%e7%9a%84%e4%bb%8a%e6%97%a5%e5%8f%91%e5%b1%95-377</text:a>
</text:p>
      <!--NEWS-->
      <text:h text:style-name="P10" text:outline-level="1">
<text:span text:style-name="T4">
以色列反对司法改革的抗议升级  警方使用暴力驱散示威者</text:span>
</text:h>
      <text:p text:style-name="P4">
Author: 半岛电视台＋通讯社</text:p>
      <text:p text:style-name="P4">
Publisher: Al Jazeera</text:p>
      <text:p text:style-name="P4">
Published Time: 2023-07-06T08:00:43</text:p>
      <text:p text:style-name="P4">
Modified Time: 2023-07-06T08:01:11</text:p>
      <text:p text:style-name="P4">
Description: 当地时间7月5日，以色列警方强行驱散了聚集在特拉维夫市中心的数千名抗议司法改革计划的示威者，警方与抗议者之间爆发冲突，并导致多人受伤。</text:p>
      <text:p text:style-name="P4">
Images: ["<text:a xlink:type="simple" xlink:href="https://chinese.aljazeera.net/wp-content/uploads/2023/07/RC26X1A6TO4V-1688619647-1688629256.jpg" text:style-name="Internet_20_link" text:visited-style-name="Visited_20_Internet_20_Link">
RC26X1A6TO4V-...</text:a>
", "<text:a xlink:type="simple" xlink:href="https://chinese.aljazeera.net/wp-content/uploads/2023/07/image-1-1688629327.jpg" text:style-name="Internet_20_link" text:visited-style-name="Visited_20_Internet_20_Link">
image-1-16886...</text:a>
", "<text:a xlink:type="simple" xlink:href="https://chinese.aljazeera.net/wp-content/uploads/2023/07/image-1688629393.jpg" text:style-name="Internet_20_link" text:visited-style-name="Visited_20_Internet_20_Link">
image-1688629...</text:a>
"]</text:p>
      <text:p text:style-name="P4">
Topics: ['政治', '新闻']</text:p>
      <text:p text:style-name="P4">
Keywords: ['政治', '新闻', '以色列']</text:p>
      <text:p text:style-name="P4">
Type: Article</text:p>
      <!--METADATA-->
      <text:p text:style-name="P4">
<draw:frame draw:style-name="fr1" draw:name="Image202" text:anchor-type="as-char" svg:width="6.9236in" svg:height="4.612099in" draw:z-index="0">
<draw:image xlink:href="../Images/Aljazeera Chinese/2023-07-06T08-00-43/RC26X1A6TO4V-1688619647-1688629256.jpg" xlink:type="simple" xlink:show="embed" xlink:actuate="onLoad" draw:mime-type="image/jpeg"/>
</draw:frame>
边防警察也被召集过来帮忙驱散示威者 (路透社)</text:p>
      <text:p text:style-name="P4">
当地时间7月5日，以色列警方强行驱散了聚集在特拉维夫市中心的数千名抗议司法改革计划的示威者，警方与抗议者之间爆发冲突，并导致多人受伤。</text:p>
      <text:p text:style-name="P4">
上千名示威者封锁了特拉维夫市中心的阿亚隆大街，他们高呼口号谴责内塔尼亚胡政府，并警告它不要“践踏民主”。</text:p>
      <text:p text:style-name="P4">
示威者们向警察发射烟花，警察以煽动民众为由逮捕了一些示威者。</text:p>
      <text:p text:style-name="P4">
边防警察也被召集过来帮忙驱散示威者，此外，还动用了废水车——抗议者们试图通过在路上放置石头来阻碍这些车辆的前进。</text:p>
      <text:p text:style-name="P4">
与此同时，在特拉维夫市中心的主要街道被封锁之后，一名以色列汽车司机闯入了示威者的聚集地。希伯来媒体播放了一段视频，上面显示一辆汽车冲进示威现场并试图碾压示威者，而警方立即逮捕了这名司机。</text:p>
      <text:p text:style-name="P4">
在西耶路撒冷，有人目睹了以色列警察暴力殴打示威者的情况，目的是疏散他们并开放该市的巴黎广场。</text:p>
      <text:p text:style-name="P4">
此外，部分示威者还冲破了总理内塔尼亚胡在耶路撒冷的住所附近的一道安全屏障，并与警察爆发冲突。</text:p>
      <text:p text:style-name="P4">
而在海法，近2000名示威者关闭了胡里夫（Horef）路口，并高呼谴责司法改革的口号。</text:p>
      <text:p text:style-name="P4">
<draw:frame draw:style-name="fr1" draw:name="Image203" text:anchor-type="as-char" svg:width="6.9236in" svg:height="3.894525in" draw:z-index="0">
<draw:image xlink:href="../Images/Aljazeera Chinese/2023-07-06T08-00-43/image-1-1688629327.jpg" xlink:type="simple" xlink:show="embed" xlink:actuate="onLoad" draw:mime-type="image/jpeg"/>
</draw:frame>
 以色列危机：从法官到政治  以色列内政部长本·格维尔要求解雇国防部长 (半岛电视台)</text:p>
      <text:h text:style-name="P13" text:outline-level="4">
<text:span text:style-name="T4">
警察局长辞职</text:span>
</text:h>
      <text:p text:style-name="P4">
另一方面，特拉维夫警察局长阿米·伊希德表示，由于总理内塔尼亚胡领导的极右翼政府的成员实施的政治干预，他将辞去这一职务，他还表示，这些政府成员想对反政府抗议者使用过度武力。</text:p>
      <text:p text:style-name="P4">
伊希德在电视声明中指出，他无法实现“部级阶层”对他的期待，他还表示，这一阶层违背了所有的规则，并且公然干涉了专业决策的制定过程。</text:p>
      <text:p text:style-name="P4">
他还补充称，“通过使用不合理的武力，我可以很轻松地满足他们的这些期望，但是这种武力会在每次抗议结束时都让特拉维夫医院人满为患”，他还强调，“这是我工作30年来，第一次面对这样一个荒谬的现实——我没有被要求维持冷静和秩序，而是恰恰相反。”</text:p>
      <text:p text:style-name="P4">
<draw:frame draw:style-name="fr1" draw:name="Image204" text:anchor-type="as-char" svg:width="6.9236in" svg:height="3.894525in" draw:z-index="0">
<draw:image xlink:href="../Images/Aljazeera Chinese/2023-07-06T08-00-43/image-1688629393.jpg" xlink:type="simple" xlink:show="embed" xlink:actuate="onLoad" draw:mime-type="image/jpeg"/>
</draw:frame>
 以色列境内的抗议活动 (通讯社)</text:p>
      <text:h text:style-name="P13" text:outline-level="4">
<text:span text:style-name="T4">
限制民主</text:span>
</text:h>
      <text:p text:style-name="P4">
这些抗议活动的组织者表示，政府作出的司法改革决定将会剥夺以色列人的言论自由，并限制该国的民主生活，而以色列政府则表示，其目标是改革该国的司法机构。</text:p>
      <text:p text:style-name="P4">
以色列议会宪法委员会在本周二批准了一项法案，以限制最高法院对政府的监督，而这正是引发争议的政府司法改革计划的内容之一。</text:p>
      <text:p text:style-name="P4">
目前还有关于“限制合理性”法案的讨论，该法案缩减了最高法院（以色列最高司法机构）以违反合理性而驳回政府决策的权力。</text:p>
      <text:p text:style-name="P4">
这项法案定于下周提交以色列议会全体会议进行三读表决，以使之成为一项有效的法律。</text:p>
      <text:p text:style-name="P4">
在今年3月27日，内塔尼亚胡宣布暂停司法改革法案，以便与反对派就该法案达成谅解，此后，反对派与执政联盟之间一直在就此进行讨论，但却没有取得任何重大的成果。</text:p>
      <text:p text:style-name="P4">
反对派方面认为，这些计划“旨在削弱司法机构——尤其是以色列最高法院，并将以色列变成一个独裁国家。”在过去的26周内，反对派每周都在组织前所未有的抗议活动，要求政府停止这些改革计划。</text:p>
      <text:p text:style-name="P4">
Source: <text:a xlink:type="simple" xlink:href="https://chinese.aljazeera.net/news/political/2023/7/6/%e4%bb%a5%e8%89%b2%e5%88%97%e5%8f%8d%e5%af%b9%e5%8f%b8%e6%b3%95%e6%94%b9%e9%9d%a9%e7%9a%84%e6%8a%97%e8%ae%ae%e5%8d%87%e7%ba%a7" text:style-name="Internet_20_link" text:visited-style-name="Visited_20_Internet_20_Link">
https://chinese.aljazeera.net/news/political/2023/7/6/%e4%bb%a5%e8%89%b2%e5%88%97%e5%8f%8d%e5%af%b9%e5%8f%b8%e6%b3%95%e6%94%b9%e9%9d%a9%e7%9a%84%e6%8a%97%e8%ae%ae%e5%8d%87%e7%ba%a7</text:a>
</text:p>
      <!--NEWS-->
      <text:h text:style-name="P10" text:outline-level="1">
<text:span text:style-name="T4">
美联储会议纪要显示一些官员曾支持6月份加息 (Free Version)</text:span>
</text:h>
      <text:p text:style-name="P4">
Author: Nick Timiraos</text:p>
      <text:p text:style-name="P4">
Publisher: 华尔街日报中文网</text:p>
      <text:p text:style-name="P4">
Published Time: 2023-07-06T08:25:00.000Z</text:p>
      <text:p text:style-name="P4">
Modified Time: 2023-07-06T08:25:00.000Z</text:p>
      <text:p text:style-name="P4">
Created Time: 2023-07-05T22:13:00.000Z</text:p>
      <text:p text:style-name="P4">
Description: 多数美联储官员之前预计，在上个月暂停加息后，今年将需要进一步提高利率，不过一些人曾希望在6月份就加息，因为经济放缓的程度还不够。</text:p>
      <text:p text:style-name="P4">
Images: []</text:p>
      <text:p text:style-name="P4">
Categories: ['经济', '美联储']</text:p>
      <text:p text:style-name="P4">
Keywords: SYND,LINK:EN|WP-WSJ-0001032109</text:p>
      <text:p text:style-name="P4">
Type: Article</text:p>
      <!--METADATA-->
      <text:p text:style-name="P4">
多数美联储官员之前预计，在上个月暂停加息后，今年将需要进一步提高利率，不过一些人曾希望在6月份就加息，因为经济放缓的程度还不够。</text:p>
      <text:p text:style-name="P4">
Source: <text:a xlink:type="simple" xlink:href="https://cn.wsj.com/articles/%E4%BC%9A%E8%AE%AE%E7%BA%AA%E8%A6%81%E6%98%BE%E7%A4%BA%E7%BE%8E%E8%81%94%E5%82%A8%E5%AE%98%E5%91%98%E6%94%AF%E6%8C%81%E5%9C%A86%E6%9C%88%E6%9A%82%E5%81%9C%E5%8A%A0%E6%81%AF%E5%90%8E%E8%BF%9B%E4%B8%80%E6%AD%A5%E5%8A%A0%E6%81%AF-e13cee60" text:style-name="Internet_20_link" text:visited-style-name="Visited_20_Internet_20_Link">
https://cn.wsj.com/articles/%E4%BC%9A%E8%AE%AE%E7%BA%AA%E8%A6%81%E6%98%BE%E7%A4%BA%E7%BE%8E%E8%81%94%E5%82%A8%E5%AE%98%E5%91%98%E6%94%AF%E6%8C%81%E5%9C%A86%E6%9C%88%E6%9A%82%E5%81%9C%E5%8A%A0%E6%81%AF%E5%90%8E%E8%BF%9B%E4%B8%80%E6%AD%A5%E5%8A%A0%E6%81%AF-e13cee60</text:a>
</text:p>
      <!--NEWS-->
      <text:h text:style-name="P10" text:outline-level="1">
<text:span text:style-name="T4">
贝莱德首席执行官Larry Fink将比特币比作数字黄金 (Free Version)</text:span>
</text:h>
      <text:p text:style-name="P4">
Author: Steve Goldstein</text:p>
      <text:p text:style-name="P4">
Publisher: 华尔街日报中文网</text:p>
      <text:p text:style-name="P4">
Published Time: 2023-07-06T08:40:00.000Z</text:p>
      <text:p text:style-name="P4">
Modified Time: 2023-07-06T08:40:00.000Z</text:p>
      <text:p text:style-name="P4">
Created Time: 2023-07-06T07:29:00.000Z</text:p>
      <text:p text:style-name="P4">
Description: 对于比特币，贝莱德董事长兼首席执行官Larry Fink从未直截了当地表示过不屑一顾，但现在他的公司以及其他一些公司正为一个现货比特币ETF寻求监管批准，他的语气肯定比之前更热心了。</text:p>
      <text:p text:style-name="P4">
Images: []</text:p>
      <text:p text:style-name="P4">
Categories: ['金融市场']</text:p>
      <text:p text:style-name="P4">
Keywords: SYND</text:p>
      <text:p text:style-name="P4">
Type: Article</text:p>
      <!--METADATA-->
      <text:p text:style-name="P4">
对于比特币，贝莱德(BlackRock, BLK)董事长兼首席执行官LarryFink从未直截了当地表示过不屑一顾，但现在他的公司以及其他一些公司正为一个现货比特币交易所交易基金(ETF)寻求监管批准，他的语气肯定比之前更热心了。</text:p>
      <text:p text:style-name="P4">
Source: <text:a xlink:type="simple" xlink:href="https://cn.wsj.com/articles/%E8%B4%9D%E8%8E%B1%E5%BE%B7%E9%A6%96%E5%B8%AD%E6%89%A7%E8%A1%8C%E5%AE%98larry-fink%E5%B0%86%E6%AF%94%E7%89%B9%E5%B8%81%E6%AF%94%E4%BD%9C%E6%95%B0%E5%AD%97%E9%BB%84%E9%87%91-7ae219a2" text:style-name="Internet_20_link" text:visited-style-name="Visited_20_Internet_20_Link">
https://cn.wsj.com/articles/%E8%B4%9D%E8%8E%B1%E5%BE%B7%E9%A6%96%E5%B8%AD%E6%89%A7%E8%A1%8C%E5%AE%98larry-fink%E5%B0%86%E6%AF%94%E7%89%B9%E5%B8%81%E6%AF%94%E4%BD%9C%E6%95%B0%E5%AD%97%E9%BB%84%E9%87%91-7ae219a2</text:a>
</text:p>
      <!--NEWS-->
      <text:h text:style-name="P10" text:outline-level="1">
<text:span text:style-name="T4">
热浪和洪水席卷中国与亚太多个地区</text:span>
</text:h>
      <text:p text:style-name="P4">
Creator: MIKE IVES,OLIVIA WANG</text:p>
      <text:p text:style-name="P4">
Publisher: https://www.facebook.com/nytimeschinese</text:p>
      <text:p text:style-name="P4">
Published Time: 2023-07-06T08:46:49+08:00</text:p>
      <text:p text:style-name="P4">
Description: 中国本周共有约20个城市遭遇洪水，其中重庆洪灾已造成十余人死亡。多地气温超过38摄氏度。分析称世界各地今年夏秋季节极端天气的持续时间可能会更长。 CCTV via Associated Press</text:p>
      <text:p text:style-name="P4">
Images: ["<text:a xlink:type="simple" xlink:href="https://static01.nyt.com/images/2023/07/05/video/00vid-asia-floods-couple-still/00vid-asia-floods-couple-still-master1050.jpg" text:style-name="Internet_20_link" text:visited-style-name="Visited_20_Internet_20_Link">
00vid-asia-fl...</text:a>
"]</text:p>
      <text:p text:style-name="P4">
Category: 中国</text:p>
      <text:p text:style-name="P4">
Type: Article</text:p>
      <!--METADATA-->
      <text:p text:style-name="P4">
<draw:frame draw:style-name="fr1" draw:name="Image205" text:anchor-type="as-char" svg:width="6.9236in" svg:height="3.896998in" draw:z-index="0">
<draw:image xlink:href="../Images/cnnytimes/2023-07-06T08-46-49-08-00/00vid-asia-floods-couple-still-master1050.jpg" xlink:type="simple" xlink:show="embed" xlink:actuate="onLoad" draw:mime-type="image/jpeg"/>
</draw:frame>
</text:p>
      <text:p text:style-name="P4">
周三，中国和其他几个亚太国家遭受了季风性洪水和闷热高温的影响。气象预报者表示，世界各地今年夏秋季极端天气的持续时间可能会更长，这是该说法的最新例子。</text:p>
      <text:p text:style-name="P4">
据官方媒体报道，中国当局周三表示，重庆发生的洪水已造成15人死亡、四人失踪。</text:p>
      <text:p text:style-name="P4">
中国的洪灾严重程度从电视新闻中可见一斑：河南省的救援人员救出两名因湍急河水而困于车顶的人。新闻画面显示，当地消防队用无人机给他们送去救生衣，然后用起重机将他们吊到安全的地方。</text:p>
      <text:p text:style-name="P4">
中国和其他地区还有可能出现更多恶劣天气。世界气象组织周二宣布，太平洋部分地区已 <text:a xlink:type="simple" xlink:href="https://public.wmo.int/en/media/press-release/world-meteorological-organization-declares-onset-of-el-niño-conditions" text:style-name="Internet_20_link" text:visited-style-name="Visited_20_Internet_20_Link">
 出现了七年来的第一次厄尔尼诺现象</text:a>
，该现象是导致海洋表面温度升高的一种周期性气候变化。世界气象组织表示，厄尔尼诺现象可能会与人为造成的气候变暖相结合，今年下半年在全球范围内引发更多的热浪和破坏性天气。</text:p>
      <text:p text:style-name="P4">
</text:p>
      <text:p text:style-name="P4">
据官方通讯社新华社发布的图片，在中国重庆，救援人员周二将被洪水围困的居民转移。  Li Yuyang/Xinhua, via AssociatedPress</text:p>
      <text:p text:style-name="P4">
夏季通常会给亚太地区带来极高的气温和与 <text:a xlink:type="simple" xlink:href="https://www.nytimes.com/interactive/2022/10/04/climate/south-asia-monsoon-climate-change.html" text:style-name="Internet_20_link" text:visited-style-name="Visited_20_Internet_20_Link">
 年度季风</text:a>
 有关的强降雨。但今年夏季的天气尤其严酷。</text:p>
      <text:p text:style-name="P4">
值得指出是，中国大约20个城市本周发生了洪水，许多城市的气温超过38摄氏度。在最近的极端天气到来前的几周里，异常的强降雨和比往常来得更早的热浪 <text:a xlink:type="simple" xlink:href="https://cn.nytimes.com/china/20230626/extreme-weather-china-food/" text:style-name="Internet_20_link" text:visited-style-name="Visited_20_Internet_20_Link">
已给农业生产造成严重破坏 </text:a>
 ，让生活变得困难。</text:p>
      <text:p text:style-name="P4">
广告</text:p>
      <text:p text:style-name="P4">
中国当局周三表示，全国31个省市自治区中有11个正在为未来三天的更多暴雨天气做准备。据天气预报和当地新闻报道，周末开始的强降雨已迫使逾2万人被转移安置。</text:p>
      <text:p text:style-name="P4">
来自重庆的视频显示，本周，一座多层建筑受湍急的水流影响，部分倒塌在附近的河中。</text:p>
      <text:p text:style-name="P4">
报道遭受严重洪水破坏的国家不只是中国。日本西南部周末的 <text:a xlink:type="simple" xlink:href="https://www.japantimes.co.jp/news/2023/07/02/national/heavy-rains-japan-one-dead/" text:style-name="Internet_20_link" text:visited-style-name="Visited_20_Internet_20_Link">
 大雨</text:a>
 已导致 <text:a xlink:type="simple" xlink:href="https://www3.nhk.or.jp/nhkworld/en/news/20230701_13/" text:style-name="Internet_20_link" text:visited-style-name="Visited_20_Internet_20_Link">
 房屋被淹 </text:a>
，造成至少一人死亡。截至周三，日本几个县仍在发布风暴潮 <text:a xlink:type="simple" xlink:href="https://www.jma.go.jp/bosai/map.html#5/34.5/137/&amp;elem=all&amp;contents=warning&amp;lang=en" text:style-name="Internet_20_link" text:visited-style-name="Visited_20_Internet_20_Link">
 警告或警报</text:a>
。</text:p>
      <text:p text:style-name="P4">
柬埔寨首都金边市的官员表示，周一的强降雨给该市带来了150毫米的降雨量，这是该市三年来最大日降雨量。</text:p>
      <text:p text:style-name="P4">
43岁的丹·索潘周三说，他在金边拥有的排球场仍在近半米深的积水下。</text:p>
      <text:p text:style-name="P4">
“排水管太细了，”他说。</text:p>
      <text:p text:style-name="P4">
广告</text:p>
      <text:p text:style-name="P4">
与此同时，东亚大部分地区都在遭受热浪袭击。</text:p>
      <text:p text:style-name="P4">
据天气预报，河南省和包括首都北京在内的中国其他地区周三的气温达到40摄氏度。北京的气温在当地时间周三下午3点30分时已接近这个温度。</text:p>
      <text:p text:style-name="P4">
</text:p>
      <text:p text:style-name="P4">
北京附近的气温周三达到40摄氏度。  Mark R Cristino/EPA, via Shutterstock</text:p>
      <text:p text:style-name="P4">
据台湾 <text:a xlink:type="simple" xlink:href="https://www.cwb.gov.tw/V8/E/W/Town/Town.html" text:style-name="Internet_20_link" text:visited-style-name="Visited_20_Internet_20_Link">
 交通部中央气象局 </text:a>
，预计台湾部分地区周四、周五的气温将达到41摄氏度。</text:p>
      <text:p text:style-name="P4">
虽然不能简单地将一次热浪天气归因于气候变化，但科学家们确信无疑的是，世界各地的热浪正变得更热、更频繁，持续时间更长。</text:p>
      <text:p text:style-name="P4">
美国2018年的 <text:a xlink:type="simple" xlink:href="https://www.nytimes.com/2018/11/23/climate/highlights-climate-assessment.html" text:style-name="Internet_20_link" text:visited-style-name="Visited_20_Internet_20_Link">
 国家气候评估 </text:a>
指出，炎热天气的日子正在增多，热浪天气的频率已从20世纪60年代的平均每年两次，跃升到2010年代的每年六次。</text:p>
      <text:p text:style-name="P4">
世界气象组织周二表示，虽然厄尔尼诺现象平均每两到七年发生一次，但这一现象“发生在人类活动改变气候的背景下”。该组织还指出，受厄尔尼诺现象和人类引起的变暖的“双重影响”，2016年是迄今为止记录到的最暖一年。</text:p>
      <text:p text:style-name="P4">
Source: <text:a xlink:type="simple" xlink:href="https://cn.nytimes.com/china/20230706/china-asia-flooding-building-collapse/" text:style-name="Internet_20_link" text:visited-style-name="Visited_20_Internet_20_Link">
https://cn.nytimes.com/china/20230706/china-asia-flooding-building-collapse/</text:a>
</text:p>
      <!--NEWS-->
      <text:h text:style-name="P10" text:outline-level="1">
<text:span text:style-name="T4">
拜登与瑞典首相会谈 重申他支持瑞典加入北约</text:span>
</text:h>
      <text:p text:style-name="P4">
Author: 联合早报 (Person)</text:p>
      <text:p text:style-name="P4">
Publisher: 联合早报 (Organization)</text:p>
      <text:p text:style-name="P4">
Published Time: 2023-07-06T09:03</text:p>
      <text:p text:style-name="P4">
Modified Time: 2023-07-06T09:12</text:p>
      <text:p text:style-name="P4">
Description: 美国总统向到访的瑞典首相克里斯特松表明，美国支持瑞典加入北大西洋公约组织（NATO）。他赞扬瑞典在区域安全所起的作用。路透社报道。拜登星期三（7月5日）在白宫椭圆形办公室与克里斯特...</text:p>
      <text:p text:style-name="P4">
Videos: []</text:p>
      <text:p text:style-name="P4">
Audios: []</text:p>
      <text:p text:style-name="P4">
Images: []</text:p>
      <text:p text:style-name="P4">
Type: NewsArticle</text:p>
      <text:p text:style-name="P4">
Breadcrumbs: ['即时', '国际']</text:p>
      <text:p text:style-name="P4">
Keywords: ['北大西洋公约组织', '北约', '瑞典', '土耳其', '美国']</text:p>
      <!--METADATA-->
      <text:p text:style-name="P4">
美国总统向到访的瑞典首相克里斯特松表明，美国支持瑞典加入北大西洋公约组织（NATO）。他赞扬瑞典在区域安全所起的作用。</text:p>
      <text:p text:style-name="P4">
路透社报道。拜登星期三（7月5日）在白宫椭圆形办公室与克里斯特松会晤。他在记者在场的会晤中对克里斯特松说：“焦急地期待着你成为北约成员”。</text:p>
      <text:p text:style-name="P4">
拜登定星期天启程，到立陶宛首都维尔纽斯（Vilnius）出席北约峰会，并访问三个国家。北约希望在峰会上欢迎瑞典这个最新成员。迄今，各界仍对土耳其能否在峰会上及时放弃反对意见存疑虑。</text:p>
      <text:p text:style-name="P4">
克里斯特松在会后说，两国领导人一致认为，维尔纽斯会议是敲定瑞典这个北欧国家加入北约的“自然时机”。</text:p>
      <text:p text:style-name="P4">
克里斯特松在瑞典驻华盛顿大使馆对记者说：“但我们都知道，只有土耳其才能做出土耳其的决定。”</text:p>
      <text:p text:style-name="P4">
根据白宫公布的谈话内容，拜登“赞扬了瑞典在区域安全所起的作用，并强调了他欢迎瑞典尽快加入北约的承诺”。</text:p>
      <text:p text:style-name="P4">
瑞典和芬兰去年申请加入北约，在俄罗斯入侵乌克兰后放弃了长期坚持的军事不结盟政策。入约申请必须得到所有北约成员国的批准。土耳其和匈牙利尚未批准瑞典的申请，而芬兰的申请已于4月获得批准。</text:p>
      <text:p text:style-name="P4">
土耳其总统埃尔多安指出，斯德哥尔摩窝藏激进组织成员，即瑞典库尔德工人党（PKK）的支持者，他指责他们组织示威活动并资助恐怖组织。</text:p>
      <text:p text:style-name="P4">
瑞典表示，它已经满足了与土耳其谈判中商定的要求，包括提出一项新法案，将恐怖组织成员的身份定为非法，但埃尔多安尚未表示他准备批准瑞典的申请。</text:p>
      <text:p text:style-name="P4">
美国国务院的声明说，国务卿布林肯星期三与土耳其外交部长哈坎·菲丹通话，鼓励土耳其支持瑞典加入北约这个军事联盟。国务院说：“布林肯国务卿强调了北约在如此关键时刻团结的重要性，并鼓励土耳其支持瑞典立即加入北约。”</text:p>
      <text:p text:style-name="P4">
Source: <text:a xlink:type="simple" xlink:href="https://www.zaobao.com.sg/realtime/world/story20230706-1411153" text:style-name="Internet_20_link" text:visited-style-name="Visited_20_Internet_20_Link">
https://www.zaobao.com.sg/realtime/world/story20230706-1411153</text:a>
</text:p>
      <!--NEWS-->
      <text:h text:style-name="P10" text:outline-level="1">
<text:span text:style-name="T4">
策划在德实施恐怖袭击？多名极端伊斯兰嫌犯被捕</text:span>
</text:h>
      <text:p text:style-name="P4">
Author: None (Language: zh)</text:p>
      <text:p text:style-name="P4">
Publisher: None</text:p>
      <text:p text:style-name="P4">
Time: 2023-07-06T09:09:00Z</text:p>
      <text:p text:style-name="P4">
Description: 德国联邦检察院称，发现一个疑似恐怖组织，并逮捕七名嫌犯。同时，在荷兰另有两名同属该组织的嫌犯被捕。他们涉嫌在德国探查袭击目标和地点。</text:p>
      <text:p text:style-name="P4">
Videos: []</text:p>
      <text:p text:style-name="P4">
Images: []</text:p>
      <text:p text:style-name="P4">
Subject: 时政风云</text:p>
      <text:p text:style-name="P4">
Subjects: ['德中关系', '欧债危机', '欧盟', '德国', '留学德国', '留学德国', '德国联邦大选', '恐怖袭击', '伊斯兰国', '法国沙尔利周刊枪击案']</text:p>
      <text:p text:style-name="P4">
Keywords: ['德国', '恐怖主义', '极端伊斯兰', '极端伊斯兰恐怖主义', '极端伊斯兰恐怖组织', '恐怖袭击', '袭击', '伊斯兰国', '恐袭']</text:p>
      <text:p text:style-name="P4">
ID: 66133923</text:p>
      <!--METADATA-->
      <text:p text:style-name="P4">
<text:a xlink:type="simple" xlink:href="https://www.dw.com/zh/overlay/image/article/66133923/66132260" text:style-name="Internet_20_link" text:visited-style-name="Visited_20_Internet_20_Link">
 </text:a>
</text:p>
      <text:p text:style-name="P4">
德国联邦检察院宣布逮捕七名极端伊斯兰恐怖主义嫌犯（资料图片）</text:p>
      <text:p text:style-name="P4">
（德国之声中文网） <text:a xlink:type="simple" xlink:href="https://www.dw.com/zh/zh/德国警方逮捕一名策划炸弹袭击的嫌犯/a-65431056" text:style-name="Internet_20_link" text:visited-style-name="Visited_20_Internet_20_Link">
 德国 </text:a>
联邦检察院在北威州发现疑似极端伊斯兰恐怖组织并逮捕七名嫌疑犯。这七人主要来自塔吉克斯坦。联邦检察院周四（7月6日）在卡尔斯鲁厄宣布，七人涉嫌在德国成立恐怖主义组织并策划实施袭击。此外，据称他们还对恐怖组织<text:a xlink:type="simple" xlink:href="https://www.dw.com/zh/zh/投奔伊斯兰国的德国女性被判刑十年/a-59619440" text:style-name="Internet_20_link" text:visited-style-name="Visited_20_Internet_20_Link">
 "伊斯兰国" </text:a>
 提供了支持。</text:p>
      <text:p text:style-name="P4">
此外，另有一名来自塔吉克斯坦的男子及其来自吉尔吉斯斯坦的妻子被荷兰有关部门逮捕。荷兰警方称，这对夫妇也涉嫌策划实施恐怖主义罪行。</text:p>
      <text:p text:style-name="P4">
在德国被逮捕的七名男子中五人来自塔吉克斯坦，两人来自吉尔吉斯斯坦和土库曼斯坦。据称，他们持极端伊斯兰立场。据称，乌克兰战争后不久，他们一同来到德国，并组成恐怖主义组织。联邦检察院称，其目标是，"在德国按照伊斯兰国的思想实施对公众造成有效影响的袭击"。</text:p>
      <text:p text:style-name="P4">
在荷兰被逮捕的那名塔吉克斯坦男子也属于该组织。据称，该组织与 <text:a xlink:type="simple" xlink:href="https://www.dw.com/zh/zh/伊斯兰国伊拉克成员在德获终身监禁/a-59988418" text:style-name="Internet_20_link" text:visited-style-name="Visited_20_Internet_20_Link">
 "伊斯兰国"</text:a>
的地区分支"伊斯兰国呼罗珊"（ISPK）有联络。据称，嫌犯已经在德国圈定可能的袭击目标，并考察了可能的袭击地点。此外，嫌犯还试图获取武器。但联邦检察院称，嫌犯目前尚未制定出具体的袭击计划。在德国逮捕的七名嫌犯中，有六人自2022年4月起为"伊斯兰国"筹集资金并向外国转账。</text:p>
      <text:p text:style-name="P4">
在德国的七名嫌犯是在北威州不同地点被逮捕。周四及周五，他们将在卡尔斯鲁厄联邦法院接受调查法官的讯问。荷兰的两名嫌犯则将于周五在鹿特丹由调查法官讯问。</text:p>
      <text:p text:style-name="P4">
（德新社）</text:p>
      <text:p text:style-name="P4">
Source: <text:a xlink:type="simple" xlink:href="https://www.dw.com/zh/策划在德实施恐怖袭击？多名极端伊斯兰嫌犯被捕/a-66133923" text:style-name="Internet_20_link" text:visited-style-name="Visited_20_Internet_20_Link">
https://www.dw.com/zh/策划在德实施恐怖袭击？多名极端伊斯兰嫌犯被捕/a-66133923?maca=chi-rss-chi-all-1127-rdf</text:a>
</text:p>
      <!--NEWS-->
      <text:h text:style-name="P10" text:outline-level="1">
<text:span text:style-name="T4">
俄罗斯两艘冷战时期护卫舰首次访问上海</text:span>
</text:h>
      <text:p text:style-name="P4">
Author: None (Language: zh)</text:p>
      <text:p text:style-name="P4">
Publisher: None</text:p>
      <text:p text:style-name="P4">
Time: 2023-07-06T09:10:00Z</text:p>
      <text:p text:style-name="P4">
Description: 俄罗斯海军太平洋舰队两艘冷战时期的护卫舰抵达上海，展开为期7天的访问。这两艘分别名为“响亮”号和“完美”号的护卫舰均是首次访问上海。访沪结束后，中俄海军还将举行联合演习。</text:p>
      <text:p text:style-name="P4">
Videos: []</text:p>
      <text:p text:style-name="P4">
Images: []</text:p>
      <text:p text:style-name="P4">
Subject: 时政风云</text:p>
      <text:p text:style-name="P4">
Subjects: ['德中关系', '俄罗斯', '乌克兰', '岛屿主权争端', '专题报道：全景观看“习马会”', '中国', '中共十九大', '普京', '俄罗斯入侵乌克兰']</text:p>
      <text:p text:style-name="P4">
Keywords: ['中国', '俄罗斯', '海军', '联合军演', '乌克兰', '乌克兰战争']</text:p>
      <text:p text:style-name="P4">
ID: 66133941</text:p>
      <!--METADATA-->
      <text:p text:style-name="P4">
<text:a xlink:type="simple" xlink:href="https://www.dw.com/zh/overlay/image/article/66133941/66131018" text:style-name="Internet_20_link" text:visited-style-name="Visited_20_Internet_20_Link">
 </text:a>
</text:p>
      <text:p text:style-name="P4">
俄罗斯“响亮”号和“完美”号护卫舰抵达上海访问。</text:p>
      <text:p text:style-name="P4">
（德国之声中文网）据中国国家媒体报道，俄罗斯两艘访沪护卫舰在结束访问后，中俄海军舰队将举行通讯、机动编队、海上救援等联合演习。</text:p>
      <text:p text:style-name="P4">
三天前，中国国务委员兼国防部长李尚福在北京会见了俄罗斯海军总司令叶夫梅诺夫。这是俄罗斯雇佣军瓦格纳叛变之后中俄两国举行的首次正式的军事会谈。</text:p>
      <text:p text:style-name="P4">
李尚福在会见时说，双方应继续推动两军关系走深走实，两国海军要加强各层级沟通，拓展专业领域务实合作，为维护地区和平稳定作出积极贡献。叶夫梅诺夫回应表示，俄方高度重视加强俄中两军各领域务实合作，愿与中方保持密切协调，不断把两国两军关系推向新高度。</text:p>
      <text:p text:style-name="P4">
从舰船数量计算，中国已经拥有全世界最大的海军，无论是舰船吨位还是技术能力，都已经远远超过了俄罗斯海军。</text:p>
      <text:p text:style-name="P4">
去年俄罗斯入侵乌克兰以来，中俄两国海军、空军都举行了 <text:a xlink:type="simple" xlink:href="https://www.dw.com/zh/zh/中俄第六次联合巡航-日韩派战机紧急起飞/a-65848825" text:style-name="Internet_20_link" text:visited-style-name="Visited_20_Internet_20_Link">
 一系列的联合军演 </text:a>
 。</text:p>
      <text:p text:style-name="P4">
今年2月，中国、俄罗斯、南非三国在南非德班至理查兹湾以东海空域 <text:a xlink:type="simple" xlink:href="https://www.dw.com/zh/zh/南非捍卫与中俄的军演-和朋友的演习/a-64502105" text:style-name="Internet_20_link" text:visited-style-name="Visited_20_Internet_20_Link">
 举行海上联合演习</text:a>
。南非反对派表示，这一联合演习相当于认可俄罗斯对乌克兰的入侵。</text:p>
      <text:p text:style-name="P4">
美联社报道指出，俄罗斯与中国之间的军事合作显示了两国间的非正式联盟。两国的外交政策以及在联合国的立场都协调一致。北京方面在联合国一直为俄罗斯提供外交掩护。</text:p>
      <text:p text:style-name="P4">
虽然北京方面声称在 <text:a xlink:type="simple" xlink:href="https://www.dw.com/zh/zh/俄罗斯入侵乌克兰/t-60868685" text:style-name="Internet_20_link" text:visited-style-name="Visited_20_Internet_20_Link">
 乌克兰战争 </text:a>
中保持中立，但中国一直坚定地站在俄罗斯一边，同时指责美国和北约挑衅莫斯科，通过向乌克兰输送武器延长流血战争。</text:p>
      <text:p text:style-name="P4">
尽管如此，中国一再表示，不会向冲突的任何一方提供武器并密切关注军民两用的物资出口。</text:p>
      <text:p text:style-name="P4">
（美联社）</text:p>
      <text:p text:style-name="P4">
Source: <text:a xlink:type="simple" xlink:href="https://www.dw.com/zh/俄罗斯两艘冷战时期护卫舰首次访问上海/a-66133941" text:style-name="Internet_20_link" text:visited-style-name="Visited_20_Internet_20_Link">
https://www.dw.com/zh/俄罗斯两艘冷战时期护卫舰首次访问上海/a-66133941?maca=chi-rss-chi-all-1127-rdf</text:a>
</text:p>
      <!--NEWS-->
      <text:h text:style-name="P10" text:outline-level="1">
<text:span text:style-name="T4">
“编程随想”与阮晓寰案：一位异见博主妻子的觉醒与追寻</text:span>
</text:h>
      <text:p text:style-name="P4">
Creator: 王月眉</text:p>
      <text:p text:style-name="P4">
Publisher: https://www.facebook.com/nytimeschinese</text:p>
      <text:p text:style-name="P4">
Published Time: 2023-07-06T09:29:12+08:00</text:p>
      <text:p text:style-name="P4">
Description: 阮晓寰被捕后，贝震颖才逐步了解丈夫的另一种生活，并认定他就是异见博主“编程随想”。她此前从不关心政治，但当被迫开始寻找答案时，她踏上了觉醒之旅。 The New York Times 今年4月，贝震颖在他们上海的公寓里，站在显示丈夫阮晓寰照片的屏幕旁边。</text:p>
      <text:p text:style-name="P4">
Images: ["<text:a xlink:type="simple" xlink:href="https://static01.nyt.com/images/2023/07/01/multimedia/00china-blogger-gqhw/00china-blogger-gqhw-master1050.jpg" text:style-name="Internet_20_link" text:visited-style-name="Visited_20_Internet_20_Link">
00china-blogg...</text:a>
", "<text:a xlink:type="simple" xlink:href="https://static01.nyt.com/images/2023/07/01/world/00china-blogger-4/00china-blogger-4-jumbo.jpg" text:style-name="Internet_20_link" text:visited-style-name="Visited_20_Internet_20_Link">
00china-blogg...</text:a>
", "<text:a xlink:type="simple" xlink:href="https://static01.nyt.com/images/2023/07/01/world/00china-blogger-3/00china-blogger-3-master1050.jpg" text:style-name="Internet_20_link" text:visited-style-name="Visited_20_Internet_20_Link">
00china-blogg...</text:a>
", "<text:a xlink:type="simple" xlink:href="https://static01.nyt.com/images/2023/07/01/multimedia/00china-blogger-03-gbtj/00china-blogger-03-gbtj-master1050.jpg" text:style-name="Internet_20_link" text:visited-style-name="Visited_20_Internet_20_Link">
00china-blogg...</text:a>
"]</text:p>
      <text:p text:style-name="P4">
Category: 中国</text:p>
      <text:p text:style-name="P4">
Type: Article</text:p>
      <!--METADATA-->
      <text:p text:style-name="P4">
<draw:frame draw:style-name="fr1" draw:name="Image210" text:anchor-type="as-char" svg:width="6.9236in" svg:height="4.615733in" draw:z-index="0">
<draw:image xlink:href="../Images/cnnytimes/2023-07-06T09-29-12-08-00/00china-blogger-gqhw-master1050.jpg" xlink:type="simple" xlink:show="embed" xlink:actuate="onLoad" draw:mime-type="image/jpeg"/>
</draw:frame>
</text:p>
      <text:p text:style-name="P4">
贝震颖并非不知道自己的丈夫不寻常，甚至有一些秘密。</text:p>
      <text:p text:style-name="P4">
他是一位才华横溢的计算机程序员，他们在上海读大学时相识，她爱上了他的好奇心和诙谐。除此之外，他还以不墨守成规为荣——拒绝使用社交媒体或买新衣服——并且非常注重隐私，躲进书房里做一些他不会去讨论的工作。</text:p>
      <text:p text:style-name="P4">
45岁的贝震颖认为，这些怪癖是职业极客的习惯，他们全神贯注于一个她作为企业的业务经理所无法理解的世界。但她万万没想到自己对丈夫阮晓寰的了解是那么少，直到上海警方冲进他们的公寓，将他带走。</text:p>
      <text:p text:style-name="P4">
当局指控阮晓寰撰写“抹黑我国现行政治体制”的文章，密谋推翻中国政府。今年2月，法官判处他七年有期徒刑。贝震颖只能努力拼凑出他所隐瞒的生活。</text:p>
      <text:p text:style-name="P4">
接下来几个月里，她了解到的不仅仅是一个个人秘密。贝震颖现在认为，阮晓寰撰写了中国互联网上最神秘的博客之一，12年来，该博客一直在国内嘲笑执政的共产党——在中国强硬派领导人习近平的领导下，这似乎是不可想像的成就。</text:p>
      <text:p text:style-name="P4">
博客“编程随想”在其狂热的追随者中享有近乎神话般的地位。发布在博客上的匿名帖子描绘了中国领导人的隐藏财富，这是政府最敏感的话题之一。它们分享掩盖数字痕迹的技巧，嘲笑当局无法揭露作者的身份。它们敦促读者独立思考，藐视身边的社会。</text:p>
      <text:p text:style-name="P4">
后来，博客于2021年5月陷入沉默——同月，现年46岁的阮晓寰被捕。</text:p>
      <text:p text:style-name="P4">
几乎无法确认阮晓寰是否就是“编程随想”。对他判刑的法院没有透露他的网站名称，可能是为了避免引起人们的关注。中国对国家安全案件采取绝对保密的态度，贝震颖不被允许与阮晓寰交谈。“编程随想”几乎没有提供任何身份细节。</text:p>
      <text:p text:style-name="P4">
不管怎样，“编程随想”和阮晓寰的命运都属于同一个故事——在习近平的领导下，中国公民必须以极端绕弯的方式来表达异见。它们可能最终还说明了，在一个监控不断得到强化的国家，这几乎是无法做到的。</text:p>
      <text:p text:style-name="P4">
但这些故事也表明，即使习近平对独立思想毫不留情地打击——或许正是因为如此——独立思想仍然继续出现。今年早些时候我们见面时，贝震颖说，在丈夫被捕之前，她对政治没有兴趣，当时她决定公开她对阮晓寰身份的看法。她甚至懒得规避中国的互联网审查制度。但当她被迫去寻找答案时，她发现自己踏上了觉醒之旅——就像“编程随想”试图激发的那种觉醒之旅一样。</text:p>
      <text:p text:style-name="P4">
“我以前确实是没有经历过什么大风大浪，比较顺了一点。所谓的岁月静好型的，我确实就是这个样子的，”她说。“（现在）我就和以前的想法完全不一样了，可能就有更多的这种理解了吧。”</text:p>
      <text:p text:style-name="P4">
<text:span text:style-name="T4">
一个关起门来的怪人</text:span>
</text:p>
      <text:p text:style-name="P4">
阮晓寰被捕两年后，他的书房里仍有他待在里面留下的痕迹，他在那里暗中建立了另一种生活。</text:p>
      <text:p text:style-name="P4">
他的黑色滚轮椅在地板上磨出了一条凹槽。金属书架上摆放着泛黄的编程书籍和一本中国袖珍宪法。靠墙有一张备用床。</text:p>
      <text:p text:style-name="P4">
在我4月去拜访时，贝震颖承认，现在回想起来阮晓寰明显在隐瞒什么。如果她打开书房的门，他就会变得暴躁，说编程需要集中注意力。</text:p>
      <text:p text:style-name="P4">
但她将其归结为对工作的热爱——而且他在这方面的能力毋庸置疑。根据他2008年所在公司颁发的证书，他负责监督当年北京奥运会的信息安全。2010年，一本具有政府背景的杂志对他进行了介绍，“我是个热衷新技术的人，只有新技术才能让我有激情，”他说。</text:p>
      <text:p text:style-name="P4">
<draw:frame draw:style-name="fr1" draw:name="Image211" text:anchor-type="as-char" svg:width="6.9236in" svg:height="9.231467in" draw:z-index="0">
<draw:image xlink:href="../Images/cnnytimes/2023-07-06T09-29-12-08-00/00china-blogger-4-jumbo.jpg" xlink:type="simple" xlink:show="embed" xlink:actuate="onLoad" draw:mime-type="image/jpeg"/>
</draw:frame>
</text:p>
      <text:p text:style-name="P4">
2008年，阮晓寰获得公司颁发的证书，表彰他在北京奥运会信息安全方面的工作。  Bei Zhenying</text:p>
      <text:p text:style-name="P4">
有时，贝震颖确实对他的怪癖感到恼火。阮晓寰变得越来越孤僻，抱怨找不到智识足以与他交流的人。2012年前后，他认为自己的工作不够有挑战性，于是辞职了。她说，他开始花更多的时间留在在书房，阅读和开发开源软件。</text:p>
      <text:p text:style-name="P4">
他以安全问题为由，拒绝安装微信或支付宝这些无处不在的中国支付和社交媒体应用程序。当空调维修工上门时，阮晓寰坚持和贝震颖一起全程监督。</text:p>
      <text:p text:style-name="P4">
尽管如此，贝震颖还是将阮晓寰明显的偏执归因于他的工作。他有时会提到政治新闻，例如政府腐败，但似乎并不会太过关注。</text:p>
      <text:p text:style-name="P4">
2020年的一天，贝震颖第一次直截了当地问阮晓寰，他整天在书房到底在做什么。在新冠疫情期间，她也开始花更多的时间待在家里，在多年的疏远之后，他们变得亲密起来。</text:p>
      <text:p text:style-name="P4">
贝震颖猜测他是在一个国外的网站上，因为他提到了与海外程序员的接触。他的谨慎让她怀疑这可能涉及敏感内容。但这也让她觉得他会避开任何严重的事情。</text:p>
      <text:p text:style-name="P4">
“他盯着我，就是不告诉我，”她回忆说。“盯了一段时间，他就说，反正是编程的事情，你也不懂。”</text:p>
      <text:p text:style-name="P4">
<text:span text:style-name="T4">
警察到访</text:span>
</text:p>
      <text:p text:style-name="P4">
2021年5月10日中午刚过，门铃响了。</text:p>
      <text:p text:style-name="P4">
贝震颖让阮晓寰开门，然后就听到一阵扭打声。她冲到门口，看到一群警察。她的丈夫已经被带走，看不到了。</text:p>
      <text:p text:style-name="P4">
在长达12个小时的时间里，警察对公寓进行了搜查，并警告茫然的贝震颖，阮晓寰犯有颠覆国家政权罪——在中国，这是一种定义模糊的罪行，经常被用来惩罚批评者。最后，他们发现她对他的博客并不知情，便离开了。</text:p>
      <text:p text:style-name="P4">
起初，贝震颖因阮晓寰的欺瞒导致自己身处险境而备感愤怒。但她最终还是决定相信他，尤其是在警方几乎没向她透露信息的情况下。</text:p>
      <text:p text:style-name="P4">
她和阮晓寰的父母推测，阮晓寰应该是个小有名气的博主，而当局只是想在那年中共100周年党庆之前平息批评。他们以为他很快就会被释放。因为线索太少，贝震颖都没有试着去搜寻他的博客。</text:p>
      <text:p text:style-name="P4">
但法院一直拖延此案，并在去年春天上海因新冠封城时无限期中止审理。然后在2月7日，已经21个月没见到阮晓寰的贝震颖突然接到通知，她可以在三天后参加他的宣判。</text:p>
      <text:p text:style-name="P4">
被带入法庭的阮晓寰面色憔悴，大部分头发都白了。他们短暂进行了眼神交流，然后警卫让他面向法官。</text:p>
      <text:p text:style-name="P4">
“以前我还有一些责怪他的。开庭看到他这个样子，我就没有其他的想法了，”贝震颖说。“不管他说了什么，没有人应该这样对他的。”</text:p>
      <text:p text:style-name="P4">
<draw:frame draw:style-name="fr1" draw:name="Image212" text:anchor-type="as-char" svg:width="6.9236in" svg:height="4.622327in" draw:z-index="0">
<draw:image xlink:href="../Images/cnnytimes/2023-07-06T09-29-12-08-00/00china-blogger-3-master1050.jpg" xlink:type="simple" xlink:show="embed" xlink:actuate="onLoad" draw:mime-type="image/jpeg"/>
</draw:frame>
</text:p>
      <text:p text:style-name="P4">
阮晓寰童年和父母的合影。  Bei Zhenying</text:p>
      <text:p text:style-name="P4">
贝震颖无比震惊地听到法官将他判处七年有期徒刑，在判决书中称阮晓寰对政府“长期存在不满情绪”。</text:p>
      <text:p text:style-name="P4">
更令她震惊的是，判决书没有提及博客的名称或内容。里面只说，这些所谓的颠覆性质文章始发于2009年6月，数量超过100篇，影响了“大量网民”。</text:p>
      <text:p text:style-name="P4">
贝震颖在那时第一次决定，她要规避中国的互联网管控，找到政府似乎在极力隐藏的东西。为了增加安全性，她去网吧上网，并学会安装反审查软件，然后在谷歌上输入了她仅有的几条线索：“2021、失联、博客。”</text:p>
      <text:p text:style-name="P4">
第一条中文结果是一篇海外出版物的文章，内容是探究一个叫“编程随想”的博客出了什么事。</text:p>
      <text:p text:style-name="P4">
<text:span text:style-name="T4">
熟悉的语调</text:span>
</text:p>
      <text:p text:style-name="P4">
在打开“编程随想”博客的一刻，贝震颖很害怕。那篇报道将其描述为“揭露中国权贵内部的秘密”。难道她的丈夫真的参与了颠覆国家的密谋？</text:p>
      <text:p text:style-name="P4">
但当她仔细研究博客内容，她确定了两件事。第一，文章是阮晓寰写的。第二，他没有做错任何事。</text:p>
      <text:p text:style-name="P4">
从2009年1月开始发布的博客内容是一位从业者的奇思妙想，他会推荐关于软件工程方面的书籍，抱怨常见的代码错误。</text:p>
      <text:p text:style-name="P4">
但五个月后，博客的内容变得尖锐起来。博主提及中国开始屏蔽更多网站，包括Twitter以及“编程随想”所在的Blogspot。</text:p>
      <text:p text:style-name="P4">
“这个消息可就骇人听闻了！”作者写道。“是该写点技术以外的东西了！”</text:p>
      <text:p text:style-name="P4">
博主开始上传电子书，包括乔治·奥威尔的《1984》，并分享了加密数据文件的说明。他发文讲述了1989年天安门屠杀事件，并展示了中国政府如何篡改历史图片。</text:p>
      <text:p text:style-name="P4">
在贝震颖看来，这些文章不只是时间线与现实相符，或是她发现里面的荐书都是阮晓寰爱看的，而更在于那种语调：渴望学习和传授，但同时充满自信，甚至于自大。</text:p>
      <text:p text:style-name="P4">
“俺目前的当务之急，就是做好党国的掘墓人，”博主在梳理中国领导人经济往来的项目中写道，该项目参考了外国新闻报道。</text:p>
      <text:p text:style-name="P4">
随着博客人气越来越高，他的自大也与日俱增，因而成为了北京的目标。2019年，一篇题为《为啥朝廷总抓不到俺》的博文提到了博主遭到的多次攻击，其中包括一个附属Gmail帐号。中国政府还正式要求开源平台Github屏蔽那份关系网项目，Github称这是中国首次向该平台发出屏蔽要求。</text:p>
      <text:p text:style-name="P4">
“警察同志们，你们要加油哦，”另一篇博文里这样写，还附上了一个笑脸。</text:p>
      <text:p text:style-name="P4">
<draw:frame draw:style-name="fr1" draw:name="Image213" text:anchor-type="as-char" svg:width="6.9236in" svg:height="4.615733in" draw:z-index="0">
<draw:image xlink:href="../Images/cnnytimes/2023-07-06T09-29-12-08-00/00china-blogger-03-gbtj-master1050.jpg" xlink:type="simple" xlink:show="embed" xlink:actuate="onLoad" draw:mime-type="image/jpeg"/>
</draw:frame>
</text:p>
      <text:p text:style-name="P4">
阮晓寰在上海的公寓里曾用来工作的书房。  The New York Times</text:p>
      <text:p text:style-name="P4">
加州大学伯克利分校研究互联网自由的萧强表示，正是这种张扬和博学让“编程随想”成了一个“网络传奇”。在每篇博文下的数百条评论中，粉丝们将作者与朱利安·阿桑奇相提并论，或是将他比作《V字仇杀队》里的主人公，这是一部漫画小说，讲述了一位戴着面具反对极权主义的正义使者。</text:p>
      <text:p text:style-name="P4">
萧强说，读者们对“中国有这样一个人可以在精神上、政治上和道德上挑战中国当局”感到震惊。</text:p>
      <text:p text:style-name="P4">
但当局利用越来越先进的技术来追捕批评者。</text:p>
      <text:p text:style-name="P4">
贝震颖现在相信，阮晓寰预见到自己会被捕。在此之前的几个月里，他经常抱怨网络不稳定。有一次，他说自己在经常光顾的汉堡王里被警察问话，问他是否经常去那里。</text:p>
      <text:p text:style-name="P4">
2021年5月9日，编程随想发布了最后的文章，是博主上传的电子书列表更新。</text:p>
      <text:p text:style-name="P4">
第二天，贝震颖家的门铃响了。</text:p>
      <text:p text:style-name="P4">
<text:span text:style-name="T4">
觉醒</text:span>
</text:p>
      <text:p text:style-name="P4">
读编程随想的博客时，贝震颖的第一感觉是嫉妒。她羡慕阮晓寰的读者，他们占据了他的大部分注意力，她则不然。</text:p>
      <text:p text:style-name="P4">
但她也重新对他产生了钦佩之情。对他遭到的严厉判决感到愤怒。</text:p>
      <text:p text:style-name="P4">
她决定改变自己的做法。她在北京聘请了两位著名的人权律师提出上诉。她接受外国记者采访，说她相信阮晓寰就是编程随想。她开设了一个Twitter账号，以争取编程随想博客粉丝的支持。</text:p>
      <text:p text:style-name="P4">
她还更深入地钻研不受审查的互联网，了解受迫害的活动人士、律师和公民记者的名字。</text:p>
      <text:p text:style-name="P4">
“我以前是觉得会从两个方面看它，是可能的。我根本没有想过，这是像完全两个世界一样的，”她说。</text:p>
      <text:p text:style-name="P4">
压力随即陡增。她说，今年4月，当她前往北京与律师会面时，警察阻止她离开酒店。我去她家拜访时，贝震颖开大音量播放亨德尔的咏叹调，以屏蔽可能的窃听设备。</text:p>
      <text:p text:style-name="P4">
我问贝震颖，意识到中国的政治现实后，她是否仍然对中国的法律程序有信心。</text:p>
      <text:p text:style-name="P4">
“我觉得看……如何看这个问题吧，”她回答说。“如果说，因为看到很多不正常的事情，觉得正常的事情反而不正常，那是很可悲的。”</text:p>
      <text:p text:style-name="P4">
5月下旬，贝震颖特别乐观。法院突然无限期推迟了对上诉的裁决。她给我发短信说，这表明当局正在考虑减轻刑期。</text:p>
      <text:p text:style-name="P4">
但在习近平的中国，宽大处理是罕见的。</text:p>
      <text:p text:style-name="P4">
两周后，贝震颖的Twitter账号消失了。她的一名律师说，他联系不上她；几天后，他说她很安全，但不能进一步置评——这表明当局可能已经警告她保持沉默。此后，她没有公开发表过讲话。</text:p>
      <text:p text:style-name="P4">
在沉默之前，她发给我的最后一条短信是关于她继续为阮晓寰发声的决心。</text:p>
      <text:p text:style-name="P4">
“我今天态度很强硬，”她写道。“继续努力。”</text:p>
      <text:p text:style-name="P4">
Source: <text:a xlink:type="simple" xlink:href="https://cn.nytimes.com/china/20230706/china-dissident-blog-program-think/" text:style-name="Internet_20_link" text:visited-style-name="Visited_20_Internet_20_Link">
https://cn.nytimes.com/china/20230706/china-dissident-blog-program-think/</text:a>
</text:p>
      <!--NEWS-->
      <text:h text:style-name="P10" text:outline-level="1">
<text:span text:style-name="T4">
乌克兰基辅法院发生爆炸事件 刑事犯出庭投爆裂物</text:span>
</text:h>
      <text:p text:style-name="P4">
Author: 联合早报 (Person)</text:p>
      <text:p text:style-name="P4">
Publisher: 联合早报 (Organization)</text:p>
      <text:p text:style-name="P4">
Published Time: 2023-07-06T09:47</text:p>
      <text:p text:style-name="P4">
Modified Time: 2023-07-06T10:09</text:p>
      <text:p text:style-name="P4">
Description: 乌克兰首都基辅的地区法院星期三（7月5日）发生爆炸事件，一名刑事案嫌犯出庭后先后两度向警察投掷爆炸物，最后炸死自己，另有两名警察受伤。执法部门迅速封锁了通往法院的道路。法新社引述内...</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乌克兰', '基辅', '爆炸']</text:p>
      <!--METADATA-->
      <text:p text:style-name="P4">
乌克兰首都基辅的地区法院星期三（7月5日）发生爆炸事件，一名刑事案嫌犯出庭后先后两度向警察投掷爆炸物，最后炸死自己，另有两名警察受伤。</text:p>
      <text:p text:style-name="P4">
执法部门迅速封锁了通往法院的道路。法新社引述内政部长克里缅科（IgorKlymenko）在社交媒体上发布的声明说：“基辅舍甫琴基夫斯基法院（Shevchenkivskyicourt）出现紧急情况。警方收到爆炸报告……警方调查小组、特种部队、爆炸物专家和其他必要的服务人员已抵达现场。”</text:p>
      <text:p text:style-name="P4">
<draw:frame draw:style-name="fr1" draw:name="Image214" text:anchor-type="as-char" svg:width="6.9236in" svg:height="4.615733in" draw:z-index="0">
<draw:image xlink:href="../Images/zaobao world/2023-07-06T09-47/000000.png" xlink:type="simple" xlink:show="embed" xlink:actuate="onLoad" draw:mime-type="image/png"/>
</draw:frame>
 应急人员和安全部队在舍甫琴基夫斯基法院外执行任务。（路透社）</text:p>
      <text:p text:style-name="P4">
基辅市军事管理局说，爆炸发生在当地时间傍晚17时20分（新加坡时间晚上11时20分）。路透社引述克里缅科说，投掷爆炸物的男嫌犯名为赫梅尤科（IhorHumenyuk），他涉嫌2015年在国会外示威活动投掷手榴弹，造成四名乌克兰国民警卫队员死亡。他5日下午出庭后，将自己反锁在厕所，先向两名警卫扔了一个爆炸装置。赫梅尤科欲逃离法院大楼，但遭警察开枪阻止，他再躲进另一个房间，并再向两名警察丢掷爆裂物，结果，导致警察受伤，自己也当场炸死。</text:p>
      <text:p text:style-name="P4">
克里缅科说，当局正调查赫梅尤科如何把爆炸物带入法庭。</text:p>
      <text:p text:style-name="P4">
Source: <text:a xlink:type="simple" xlink:href="https://www.zaobao.com.sg/realtime/world/story20230706-1411157" text:style-name="Internet_20_link" text:visited-style-name="Visited_20_Internet_20_Link">
https://www.zaobao.com.sg/realtime/world/story20230706-1411157</text:a>
</text:p>
      <!--NEWS-->
      <text:h text:style-name="P10" text:outline-level="1">
<text:span text:style-name="T4">
中国新能源产业如何走出”价格战“？ (Free Version)</text:span>
</text:h>
      <text:p text:style-name="P4">
Authors: ['周若曦']</text:p>
      <text:p text:style-name="P4">
Publisher: 英国《金融时报》</text:p>
      <text:p text:style-name="P4">
Time: 2023-07-06T09:51:09+00:00</text:p>
      <text:p text:style-name="P4">
Published Time: 2023-07-04T12:00:99+08:00</text:p>
      <text:p text:style-name="P4">
Modified Time: 2023-07-05T03:00:99+08:00</text:p>
      <text:p text:style-name="P4">
Description: 周若曦:当市场信号失灵，企业很难准确预测市场需求，会致使部分战略性新兴产业的产能远超市场需求，产能过剩引发的风险日渐积聚，造成经济博弈“困局”。</text:p>
      <text:p text:style-name="P4">
Images: ["<text:a xlink:type="simple" xlink:href="https://thumbor.ftacademy.cn/unsafe/picture/0/000182560_piclink.jpg" text:style-name="Internet_20_link" text:visited-style-name="Visited_20_Internet_20_Link">
000182560_pic...</text:a>
"]</text:p>
      <text:p text:style-name="P4">
Themes: ['中国经济', '关注']</text:p>
      <text:p text:style-name="P4">
Keywords: ['新能源', '新能源汽车', '碳中和', '产业政策', '中国经济']</text:p>
      <text:p text:style-name="P4">
Type: Article</text:p>
      <!--METADATA-->
      <text:p text:style-name="P4">
<draw:frame draw:style-name="fr1" draw:name="Image215" text:anchor-type="as-char" svg:width="6.9236in" svg:height="4.617987in" draw:z-index="0">
<draw:image xlink:href="../Images/FT Chinese Free Version/2023-07-06T09-51-09-00-00/000182560_piclink.jpg" xlink:type="simple" xlink:show="embed" xlink:actuate="onLoad" draw:mime-type="image/jpeg"/>
</draw:frame>
</text:p>
      <text:p text:style-name="P4">
新能源汽车市场正在进入“没有赢家”的严峻局面。最近的例子是5月25日，长城汽车发布声明，称已向生态环境部、国家市场监督管理总局、工业和信息化部递交举报材料，就比亚迪“秦PLUSDM-i”“宋PLUSDM-i”两个型号的车辆采用常压油箱，涉嫌整车蒸发污染物排放不达标的问题进行举报。对此，比亚迪汽车官方发布回应表示，坚决反对任何形式的不正当竞争行为，并“希望大家多做有益于新能源行业的事”。消息一经曝光迅速发酵，在市场引起了轩然大波。</text:p>
      <text:p text:style-name="P4">
对比长城和比亚迪的销售数据显示，今年1-4月，长城汽车累计销量为33.73万辆，同比下滑21.67%；反观比亚迪，1-4月累计销量为77.66万辆，同比增长约96.61%。据中国汽车工业协会根据同期新能源车市场份额排名，比亚迪市场份额为34.3%，排在首位，而长城汽车为1.9%左右，排名第十。</text:p>
      <text:p text:style-name="P4">
Source: <text:a xlink:type="simple" xlink:href="http://www.ftchinese.com/story/001100160" text:style-name="Internet_20_link" text:visited-style-name="Visited_20_Internet_20_Link">
http://www.ftchinese.com/story/001100160</text:a>
</text:p>
      <!--NEWS-->
      <text:h text:style-name="P10" text:outline-level="1">
<text:span text:style-name="T4">
莫德纳签署协议 将在中国研发生产mRNA疫苗</text:span>
</text:h>
      <text:p text:style-name="P4">
Author: 联合早报 (Person)</text:p>
      <text:p text:style-name="P4">
Publisher: 联合早报 (Organization)</text:p>
      <text:p text:style-name="P4">
Published Time: 2023-07-06T10:03</text:p>
      <text:p text:style-name="P4">
Modified Time: 2023-07-06T10:03</text:p>
      <text:p text:style-name="P4">
Description: 美国药剂商莫德纳（Moderna Inc）将推进为中国生产信使核糖核酸疫苗（mRNA vaccine）的工作，在地缘政治紧张局势加剧背景之下，寻求在这个世界第二大医药市场立足。彭博...</text:p>
      <text:p text:style-name="P4">
Videos: []</text:p>
      <text:p text:style-name="P4">
Audios: []</text:p>
      <text:p text:style-name="P4">
Images: []</text:p>
      <text:p text:style-name="P4">
Type: NewsArticle</text:p>
      <text:p text:style-name="P4">
Breadcrumbs: ['即时', '国际']</text:p>
      <text:p text:style-name="P4">
Keywords: ['冠状病毒19', '疫苗', '莫德纳', '中国', '冠病疫苗']</text:p>
      <!--METADATA-->
      <text:p text:style-name="P4">
美国药剂商莫德纳（Moderna Inc）将推进为中国生产信使核糖核酸疫苗（mRNAvaccine）的工作，在地缘政治紧张局势加剧背景之下，寻求在这个世界第二大医药市场立足。</text:p>
      <text:p text:style-name="P4">
彭博社引述莫德纳的声明说，莫德纳星期三（7月5日）签署了谅解备忘录和土地合作协议，致力于在中国研究、开发和生产mRNA疫苗。</text:p>
      <text:p text:style-name="P4">
中国媒体第一财经星期二（4日）引述未具名消息人士报道，莫德纳可能对华投资10亿美元（约13.51亿新元）。对于投资规模，莫德纳不予评论。该公司总部在美国马萨诸塞州坎布里奇，开发了mRNA冠病疫苗。</text:p>
      <text:p text:style-name="P4">
莫德纳说，根据该协议生产的任何药品都将仅面向中国市场，不会出口；协议针对的是中国患者未获满足的需求。</text:p>
      <text:p text:style-name="P4">
Source: <text:a xlink:type="simple" xlink:href="https://www.zaobao.com.sg/realtime/world/story20230706-1411159" text:style-name="Internet_20_link" text:visited-style-name="Visited_20_Internet_20_Link">
https://www.zaobao.com.sg/realtime/world/story20230706-1411159</text:a>
</text:p>
      <!--NEWS-->
      <text:h text:style-name="P10" text:outline-level="1">
<text:span text:style-name="T4">
拜登会见瑞典首相，白宫正说服土耳其批准瑞典加入北约</text:span>
</text:h>
      <text:p text:style-name="P4">
Author: chinese@voanews.com (维达库斯瓦拉)</text:p>
      <text:p text:style-name="P4">
Publisher: 美国之音中文网 (Type: NewsMediaOrganization)</text:p>
      <text:p text:style-name="P4">
Published Time: 2023-07-06T10:03:43+08:00</text:p>
      <text:p text:style-name="P4">
Modified Time: 2023-07-06 02:03:43Z</text:p>
      <text:p text:style-name="P4">
Description: 美国总统拜登会见了瑞典首相乌尔夫·克里斯特森，白宫正在努力说服土耳其在下周立陶宛维尔纽斯举行的北约峰会之前批准瑞典加入北约。</text:p>
      <text:p text:style-name="P4">
Videos: []</text:p>
      <text:p text:style-name="P4">
Images: []</text:p>
      <text:p text:style-name="P4">
Categories: ['军事', '美洲', '美国', '欧洲', '法律']</text:p>
      <text:p text:style-name="P4">
Type: None</text:p>
      <!--METADATA-->
      <text:p text:style-name="P4">
NoneNone</text:p>
      <text:p text:style-name="P4">
Source: <text:a xlink:type="simple" xlink:href="https://www.voachinese.com/a/biden-meets-swedish-pm-as-turkey-signals-no-to-sweden-joining-nato-20230705/7169177.html" text:style-name="Internet_20_link" text:visited-style-name="Visited_20_Internet_20_Link">
https://www.voachinese.com/a/biden-meets-swedish-pm-as-turkey-signals-no-to-sweden-joining-nato-20230705/7169177.html</text:a>
</text:p>
      <!--NEWS-->
      <text:h text:style-name="P10" text:outline-level="1">
<text:span text:style-name="T4">
人民币贬值开始让中国央行头疼 (Free Version)</text:span>
</text:h>
      <text:p text:style-name="P4">
Author: Weilun Soon</text:p>
      <text:p text:style-name="P4">
Publisher: 华尔街日报中文网</text:p>
      <text:p text:style-name="P4">
Published Time: 2023-07-06T10:05:00.000Z</text:p>
      <text:p text:style-name="P4">
Modified Time: 2023-07-06T10:05:00.000Z</text:p>
      <text:p text:style-name="P4">
Created Time: 2023-07-06T01:05:00.000Z</text:p>
      <text:p text:style-name="P4">
Description: 对中国央行来说，人民币已贬值得太多、太快了。不同于去年底，中国央行现在需要做出抉择，这一次干预的力度到底要多大。</text:p>
      <text:p text:style-name="P4">
Images: []</text:p>
      <text:p text:style-name="P4">
Categories: ['金融市场']</text:p>
      <text:p text:style-name="P4">
Keywords: SYND,LINK:EN|WP-WSJ-0001031082</text:p>
      <text:p text:style-name="P4">
Type: Article</text:p>
      <!--METADATA-->
      <text:p text:style-name="P4">
对中国央行来说，人民币已贬值得太多、太快了。</text:p>
      <text:p text:style-name="P4">
Source: <text:a xlink:type="simple" xlink:href="https://cn.wsj.com/articles/%E4%BA%BA%E6%B0%91%E5%B8%81%E8%B4%AC%E5%80%BC%E5%BC%80%E5%A7%8B%E8%AE%A9%E4%B8%AD%E5%9B%BD%E5%A4%AE%E8%A1%8C%E5%A4%B4%E7%96%BC-311b9011" text:style-name="Internet_20_link" text:visited-style-name="Visited_20_Internet_20_Link">
https://cn.wsj.com/articles/%E4%BA%BA%E6%B0%91%E5%B8%81%E8%B4%AC%E5%80%BC%E5%BC%80%E5%A7%8B%E8%AE%A9%E4%B8%AD%E5%9B%BD%E5%A4%AE%E8%A1%8C%E5%A4%B4%E7%96%BC-311b9011</text:a>
</text:p>
      <!--NEWS-->
      <text:h text:style-name="P10" text:outline-level="1">
<text:span text:style-name="T4">
扎波罗热核电站面临威胁，最坏情况将会怎样？</text:span>
</text:h>
      <text:p text:style-name="P4">
Author: None (Language: zh)</text:p>
      <text:p text:style-name="P4">
Publisher: None</text:p>
      <text:p text:style-name="P4">
Time: 2023-07-06T10:11:00Z</text:p>
      <text:p text:style-name="P4">
Description: 基辅警告称，俄罗斯可能计划在扎波罗热核电站进行爆炸袭击。如果不幸发生，这场核威胁造成的最大危害将是什么？</text:p>
      <text:p text:style-name="P4">
Videos: []</text:p>
      <text:p text:style-name="P4">
Images: []</text:p>
      <text:p text:style-name="P4">
Subject: 时政风云</text:p>
      <text:p text:style-name="P4">
Subjects: []</text:p>
      <text:p text:style-name="P4">
Keywords: ['俄罗斯', '伊朗', '乌克兰', '普京', '俄罗斯入侵乌克兰']</text:p>
      <text:p text:style-name="P4">
ID: 66135537</text:p>
      <!--METADATA-->
      <text:p text:style-name="P4">
<text:a xlink:type="simple" xlink:href="https://www.dw.com/zh/overlay/image/article/66135537/64698761" text:style-name="Internet_20_link" text:visited-style-name="Visited_20_Internet_20_Link">
 </text:a>
</text:p>
      <text:p text:style-name="P4">
基辅警告，俄罗斯可能计划在扎波罗热核电站引爆地雷。</text:p>
      <text:p text:style-name="P4">
（德国之声中文网）俄罗斯于2022年初首次占领扎波罗热核电站后，乌克兰核电运营商Energoatom报告称，俄罗斯军队可能已在该核电站内埋设了地雷。今年6月初，附近的<text:a xlink:type="simple" xlink:href="https://www.dw.com/zh/zh/乌克兰水坝崩塌-德总理指俄是幕后黑手/a-65838846" text:style-name="Internet_20_link" text:visited-style-name="Visited_20_Internet_20_Link">
 卡霍夫卡大坝据称遭到俄罗斯军队摧毁 </text:a>
，基辅宣布俄罗斯还在该核电站的冷却池中埋设了地雷。</text:p>
      <text:p text:style-name="P4">
现在，乌克兰军方警告说，俄罗斯士兵据称还在该核电站的两个反应堆的外部屋顶上放置了 “类似爆炸装置的物体”。</text:p>
      <text:p text:style-name="P4">
<text:a xlink:type="simple" xlink:href="https://www.dw.com/zh/zh/中国驻乌克兰大使馆转发核事故应对指南/a-66123550" text:style-name="Internet_20_link" text:visited-style-name="Visited_20_Internet_20_Link">
 延伸阅读：中国驻乌克兰大使馆转发核事故应对指南</text:a>
</text:p>
      <text:p text:style-name="P4">
6月下旬，国际原子能机构报告称，在该核电站没有发现地雷或其他爆炸物设置的迹象。目前，国际原子能机构总干事格罗西（Rafael Mariano Grossi）宣布，该机构专家要求进入该核电站的其他部分进行更彻底的检查并排除任何爆炸物的存在。</text:p>
      <text:h text:style-name="P12" text:outline-level="3">
<text:span text:style-name="T4">
冷却系统是扎波罗热最薄弱之处</text:span>
</text:h>
      <text:p text:style-name="P4">
乌克兰核安全专家科沙纳（OlhaKosharna）强调，在最重要的冷却段埋设地雷对核电站构成直接威胁。她说，冷却池中的水起到了决定性作用，可以冷却反应堆内的燃料棒，从而防止它们因过热而熔化。</text:p>
      <text:p text:style-name="P4">
扎波罗热核电站由六个反应堆组成，自去年秋天以来一直停止运行。其中五个反应堆处于“冷关闭”，即不再发电的状态。</text:p>
      <text:p text:style-name="P4">
乌克兰国家核与辐射安全科学技术中心的胡梅纽克（DmytroHumeniuk）解释说，尽管反应堆仍必须冷却，但由于燃料棒仍在散发热量，水无法蒸发，如果冷却系统被破坏，水可能会外逸，专家估计八天内就会发生核事故。</text:p>
      <text:p text:style-name="P4">
据专家称，第六座反应堆仍处于“热停堆”状态，其中发电机组产生热电——尽管国际原子能机构四个星期前已下令冷停堆。如果是这种情况，冷却水的温度可能会达到 280摄氏度，并且在泄漏时会蒸发。这意味着，如果发生意外，专家们只有 27 小时的时间来防止辐射泄露。  科沙纳说：“我认为所有这些勒索和威胁都是为了阻止 <text:a xlink:type="simple" xlink:href="https://www.dw.com/zh/zh/英国乌克兰正进行重大军事行动/a-65878838" text:style-name="Internet_20_link" text:visited-style-name="Visited_20_Internet_20_Link">
 乌克兰在该地区的反攻</text:a>
 。”</text:p>
      <text:h text:style-name="P12" text:outline-level="3">
<text:span text:style-name="T4">
乌克兰反攻陷入僵局</text:span>
</text:h>
      <text:h text:style-name="P12" text:outline-level="3">
<text:span text:style-name="T4">
类似福岛核事故的灾难有可能发生吗？</text:span>
</text:h>
      <text:p text:style-name="P4">
专家认为，扎波罗热冷却系统任何部分发生爆炸都可能导致像日本福岛核事故那样的灾难。2011年，地震和随后的海啸中断了福岛第一核电站三座反应堆的冷却，导致堆芯熔毁并释放出辐射。</text:p>
      <text:p text:style-name="P4">
“随后，建立了一个疏散区，人们不得不离开。三年后，由于辐射降低，人们才又回来。现在，该地区已缩小到三分之一。”福岛大学环境放射能研究所客座教授热勒兹尼亚克（Mark Zheleznyak）说。</text:p>
      <text:p text:style-name="P4">
热勒兹尼亚克认为扎波罗热核电站的潜在风险比福岛核电站要小。他说：“不会发生辐射灾难，因为关闭的反应堆不会释放出放射性碘。”他建议不要屈服于恐慌，同时购买旨在保护甲状腺免受放射性碘侵害的碘片。</text:p>
      <text:h text:style-name="P12" text:outline-level="3">
<text:span text:style-name="T4">
周边地区有多大的风险？</text:span>
</text:h>
      <text:p text:style-name="P4">
乌克兰核与辐射安全中心制定了扎波罗热核电站发生核事故时两种可能的情况。</text:p>
      <text:p text:style-name="P4">
在第一种情况下，反应堆一米厚的防护外壳保持完好，而其下方的设施则被熔断。如果电源完全断掉或冷却系统损坏，可能会出现这种情况。专家估计，在这种情况下，该核电站周围约2.5公里的区域将受到辐射污染。</text:p>
      <text:p text:style-name="P4">
该中心在最近的一份声明中表示，“基本上，这只会影响在核电站工作的工作人员”，并说这些人将不得不离开该地区，“没有必要进行碘预防”。</text:p>
      <text:p text:style-name="P4">
另一种情况是发生保护壳损坏的核事故。“在这种情况下，辐射将影响更广泛的半径，并产生更严重的后果。受污染区域的大小将取决于天气条件。”该中心解释道。</text:p>
      <text:p text:style-name="P4">
科瓦列茨（Ivan Kovalets）是乌克兰国家科学院的环境建模专家。他计算出，根据风力和风向，核电站周围 20 公里的区域可能会受到严重影响。</text:p>
      <text:p text:style-name="P4">
科瓦列茨说：“在这种情况下，需要立即疏散。” 即使居住在距离该核电站 550公里之外的人们也可能面临一定的健康风险。“然而，在这样的距离范围内，没有必要立即采取应对措施或进行疏散。”他补充道。</text:p>
      <text:p text:style-name="P4">
Source: <text:a xlink:type="simple" xlink:href="https://www.dw.com/zh/扎波罗热核电站面临威胁，最坏情况将会怎样？/a-66135537" text:style-name="Internet_20_link" text:visited-style-name="Visited_20_Internet_20_Link">
https://www.dw.com/zh/扎波罗热核电站面临威胁，最坏情况将会怎样？/a-66135537?maca=chi-rss-chi-all-1127-rdf</text:a>
</text:p>
      <!--NEWS-->
      <text:h text:style-name="P10" text:outline-level="1">
<text:span text:style-name="T4">
歌手李玟因抑郁症轻生离世，时年48岁</text:span>
</text:h>
      <text:p text:style-name="P4">
Creator: LAUREN MCCARTHY</text:p>
      <text:p text:style-name="P4">
Publisher: https://www.facebook.com/nytimeschinese</text:p>
      <text:p text:style-name="P4">
Published Time: 2023-07-06T10:29:13+08:00</text:p>
      <text:p text:style-name="P4">
Description: 据李玟家人透露，她数年前患上抑郁症，周日在家中试图自杀后被送往医院，周三不治身亡。李玟出生于香港，后移民美国。她在亚洲取得了成功，今年是其出道30周年。 Nicky Loh/Reuters 2009年，香港出生的歌手李玟在台北的新闻发布会上宣布举办世界巡回演唱会。</text:p>
      <text:p text:style-name="P4">
Images: ["<text:a xlink:type="simple" xlink:href="https://static01.nyt.com/images/2023/07/05/multimedia/05xp-lee1-lwhm/05xp-lee1-lwhm-master1050.jpg" text:style-name="Internet_20_link" text:visited-style-name="Visited_20_Internet_20_Link">
05xp-lee1-lwh...</text:a>
"]</text:p>
      <text:p text:style-name="P4">
Category: 讣告</text:p>
      <text:p text:style-name="P4">
Type: Article</text:p>
      <!--METADATA-->
      <text:p text:style-name="P4">
<draw:frame draw:style-name="fr1" draw:name="Image217" text:anchor-type="as-char" svg:width="6.9236in" svg:height="4.609139in" draw:z-index="0">
<draw:image xlink:href="../Images/cnnytimes/2023-07-06T10-29-13-08-00/05xp-lee1-lwhm-master1050.jpg" xlink:type="simple" xlink:show="embed" xlink:actuate="onLoad" draw:mime-type="image/jpeg"/>
</draw:frame>
</text:p>
      <text:p text:style-name="P4">
美国华裔唱作人李玟于周三去世，时年48岁。她因在电影《卧虎藏龙》中演唱获得奥斯卡提名的主题歌而闻名。</text:p>
      <text:p text:style-name="P4">
根据她的姐姐李秋林和李思林的声明，她的死因是自杀，但声明没有透露她的死亡地点。她们表示，李玟周日在家中试图自杀后被送往医院。</text:p>
      <text:p text:style-name="P4">
“CoCo于数年前不幸患上了抑郁症，”她的两个姐姐写道。“经过长时间与病魔斗争，可惜近日病情急转直下。”</text:p>
      <text:p text:style-name="P4">
李玟作为一名流行歌手在亚洲取得了成功，但对于美国观众，她最出名的作品是为2000年的电影《卧虎藏龙》演唱歌曲《月光爱人》。这首歌获得了奥斯卡最佳原创歌曲类别的提名，在2001年3月的奥斯卡颁奖典礼上，她在数以千万计的电视观众面前演唱了这首歌。</text:p>
      <text:p text:style-name="P4">
“将东方音乐的韵味和质感与西方文化的管弦乐色彩和敏锐的歌词相结合，这部令人惊艳的电影的魔力在这首动人的情歌中得到了真正的体现，”女演员朱莉娅·斯蒂尔斯在介绍李玟的表演时说道。</text:p>
      <text:p text:style-name="P4">
1993年，李玟高中毕业后不久在香港无线电视主办的歌唱比赛中获得亚军，从此开始了唱片艺人的生涯。2000年，李玟告诉《 <text:a xlink:type="simple" xlink:href="https://www.sfchronicle.com/entertainment/article/Singer-Coco-Lee-Takes-on-America-Hong-Kong-born-2802399.php" text:style-name="Internet_20_link" text:visited-style-name="Visited_20_Internet_20_Link">
 旧金山纪事报</text:a>
 》，她一时兴起参加比赛，结果意外获得了成功。</text:p>
      <text:p text:style-name="P4">
“我小时候很胆怯，”她说。“我会躲在浴室里，在淋浴时唱歌。我一直觉得姐姐思林会成为歌手。她很漂亮，有才华，而且有一双美腿。我没想到会是我。”</text:p>
      <text:p text:style-name="P4">
但在TVB的比赛中获得了亚军后，她于1994年在一家台湾唱片公司发行了首张专辑。“我在歌唱事业上的目标是，不要停留在一个地方，”她在 <text:a xlink:type="simple" xlink:href="https://www.scmp.com/article/220082/pop-queen-medicine" text:style-name="Internet_20_link" text:visited-style-name="Visited_20_Internet_20_Link">
1997年告诉《南华早报》 </text:a>
记者，她想在亚洲和美国工作。</text:p>
      <text:p text:style-name="P4">
1999年，李玟发行了她的第一张完整英文专辑《Just No Other Way》，收录了流行和R&amp;B风格的歌曲。其中的《Before I Fall InLove》被收录在朱莉娅·罗伯茨电影《落跑新娘》(Runaway Bride)的原声碟中。</text:p>
      <text:p text:style-name="P4">
李玟的职业生涯也扩展到了音乐之外。她为1998年迪士尼动画电影《花木兰》的国语版主角配音，并演唱了电影的主题曲《自己》(Reflection)。</text:p>
      <text:p text:style-name="P4">
广告</text:p>
      <text:p text:style-name="P4">
李玟于1975年1月17日出生于香港，移居美国后在旧金山就读初中和高中，并于1991年荣获“ <text:a xlink:type="simple" xlink:href="http://www.sanfranciscochinatown.com/people/cocolee.html" text:style-name="Internet_20_link" text:visited-style-name="Visited_20_Internet_20_Link">
 华埠妙龄小姐</text:a>
”称号。她曾短暂就读于加州大学欧文校区，她告诉《 <text:a xlink:type="simple" xlink:href="https://www.sfchronicle.com/entertainment/article/Singer-Coco-Lee-Takes-on-America-Hong-Kong-born-2802399.php" text:style-name="Internet_20_link" text:visited-style-name="Visited_20_Internet_20_Link">
 纪事报</text:a>
 》，自己曾打算学习生物学并成为一名医生，但在大一后退学。</text:p>
      <text:p text:style-name="P4">
李玟的姐妹们在声明中提到，今年本应是她出道30周年。她们写道，李玟“努力地为华人歌手在国际歌坛上开拓一片新天地”，并强调了她“出色的现场表演”。</text:p>
      <text:p text:style-name="P4">
除了两个姐姐之外，李玟的遗属还包括她的丈夫乐裕民(Bruce Rockowitz)和两个继女。目前尚无完整的名单。</text:p>
      <text:p text:style-name="P4">
她的最后一首单曲《Tragic》于今年2月发行。李玟在2022年底在社交媒体上发帖承认，自己正在经历“极其艰难的一年”，但鼓励她的粉丝传播积极情绪，“成为一个有影响力的人物，激励他人”。</text:p>
      <text:p text:style-name="P4">
Source: <text:a xlink:type="simple" xlink:href="https://cn.nytimes.com/obits/20230706/coco-lee-dead/" text:style-name="Internet_20_link" text:visited-style-name="Visited_20_Internet_20_Link">
https://cn.nytimes.com/obits/20230706/coco-lee-dead/</text:a>
</text:p>
      <!--NEWS-->
      <text:h text:style-name="P10" text:outline-level="1">
<text:span text:style-name="T4">
幸存者：“船翻时，希腊海岸警卫队就在我们旁边”</text:span>
</text:h>
      <text:p text:style-name="P4">
Author: 半岛电视台</text:p>
      <text:p text:style-name="P4">
Publisher: Al Jazeera</text:p>
      <text:p text:style-name="P4">
Published Time: 2023-07-06T10:31:41</text:p>
      <text:p text:style-name="P4">
Modified Time: 2023-07-06T10:31:41</text:p>
      <text:p text:style-name="P4">
Description: 上个月，当这艘超载的拖网渔船从利比亚出发时，对于 21 岁的叙利亚人艾哈迈德*来说，危险似乎显而易见。</text:p>
      <text:p text:style-name="P4">
Images: ["<text:a xlink:type="simple" xlink:href="https://chinese.aljazeera.net/wp-content/uploads/2023/07/1-1688639185.png" text:style-name="Internet_20_link" text:visited-style-name="Visited_20_Internet_20_Link">
1-1688639185.png</text:a>
", "<text:a xlink:type="simple" xlink:href="https://chinese.aljazeera.net/wp-content/uploads/2023/07/1-1688639303.png" text:style-name="Internet_20_link" text:visited-style-name="Visited_20_Internet_20_Link">
1-1688639303.png</text:a>
", "<text:a xlink:type="simple" xlink:href="https://chinese.aljazeera.net/wp-content/uploads/2023/07/1-1688639345.png" text:style-name="Internet_20_link" text:visited-style-name="Visited_20_Internet_20_Link">
1-1688639345.png</text:a>
"]</text:p>
      <text:p text:style-name="P4">
Topics: ['政治', '新闻']</text:p>
      <text:p text:style-name="P4">
Keywords: ['政治', '新闻', '土耳其', '欧洲']</text:p>
      <text:p text:style-name="P4">
Type: Article</text:p>
      <!--METADATA-->
      <text:p text:style-name="P4">
<draw:frame draw:style-name="fr1" draw:name="Image218" text:anchor-type="as-char" svg:width="6.9236in" svg:height="4.612736in" draw:z-index="0">
<draw:image xlink:href="../Images/Aljazeera Chinese/2023-07-06T10-31-41/1-1688639185.png" xlink:type="simple" xlink:show="embed" xlink:actuate="onLoad" draw:mime-type="image/png"/>
</draw:frame>
土耳其海岸警卫队帮助尝试穿越北爱琴海希腊莱斯博斯岛失败的难民（路透）</text:p>
      <text:p text:style-name="P4">
<text:span text:style-name="T4">
<text:span text:style-name="T5">
为了保护身份，标有星号的姓名为化名。</text:span>
 </text:span>
</text:p>
      <text:p text:style-name="P4">
上个月，当这艘超载的拖网渔船从利比亚出发时，对于 21 岁的叙利亚人艾哈迈德*来说，危险似乎显而易见。</text:p>
      <text:p text:style-name="P4">
艾哈迈德告诉半岛电视台说，“船太重了。”</text:p>
      <text:p text:style-name="P4">
“我们坐在一起，一直担心沉没。”</text:p>
      <text:p text:style-name="P4">
在这艘很快成为国际头条新闻的废弃蓝色船上，他看到大约 750 人肩并肩挤在一起，无法动弹，他们都希望最终能够到达欧洲。</text:p>
      <text:p text:style-name="P4">
几天后，他就会看到数百人被淹死，一艘希腊海岸警卫队船只漂浮在附近。</text:p>
      <text:p text:style-name="P4">
艾哈迈德和他 23 岁的朋友穆罕默德*逃离了叙利亚，他们都要求使用化名，因为他们担心希腊政府会因为说出当晚的所见而惩罚他们。</text:p>
      <text:p text:style-name="P4">
他们是希腊皮洛斯海岸海难中 104 名幸存者中的两人，已确认七十八人死亡。</text:p>
      <text:p text:style-name="P4">
与船上数百名其他人一样，他们的第三个同伴，穆罕默德的表弟，一直没有找到。</text:p>
      <text:p text:style-name="P4">
他们通往地中海中部的道路是分几步走的，艾哈迈德和穆罕默德说，他们离开家，希望拥有一个没有暴力的未来。</text:p>
      <text:p text:style-name="P4">
<draw:frame draw:style-name="fr1" draw:name="Image219" text:anchor-type="as-char" svg:width="6.9236in" svg:height="3.893401in" draw:z-index="0">
<draw:image xlink:href="../Images/Aljazeera Chinese/2023-07-06T10-31-41/1-1688639303.png" xlink:type="simple" xlink:show="embed" xlink:actuate="onLoad" draw:mime-type="image/png"/>
</draw:frame>
 利比亚托布鲁克和希腊皮洛斯地图</text:p>
      <text:p text:style-name="P4">
他们的旅程去了黎巴嫩，然后是埃及和利比亚。</text:p>
      <text:p text:style-name="P4">
他们在利比亚待了大约一个月，走私者将他们关在一间公寓里，埃及人、巴基斯坦人和其他叙利亚人也一起踏上旅程。</text:p>
      <text:p text:style-name="P4">
穆罕默德表示，走私者殴打埃及人和巴基斯坦人，不断咒骂和侮辱他们。</text:p>
      <text:p text:style-name="P4">
最终，在六月的第一天，他们被告知：“你们今天就要离开。”</text:p>
      <text:p text:style-name="P4">
他们被放在驶向海岸的卡车后面，被装载到小船上，并被带到更深水域的阿德里安娜号拖网渔船上。</text:p>
      <text:p text:style-name="P4">
艾哈迈德说，“他们在那里殴打人们。”</text:p>
      <text:p text:style-name="P4">
“他们一边殴打他们，一边把他们带到船的下层甲板 ……那里的情况非常糟糕，闻起来有柴油和鱼的味道，你无法呼吸。”</text:p>
      <text:p text:style-name="P4">
艾哈迈德和他的同伴设法行贿 200 美元，才在上层甲板获得一席之地。</text:p>
      <text:p text:style-name="P4">
但无论乘客坐在船上的哪个位置，他们都挤在一起。</text:p>
      <text:p text:style-name="P4">
妇女和儿童被关在下面的货舱里，从顶层甲板上狭窄的地方，年轻人可以看到大海。</text:p>
      <text:h text:style-name="P13" text:outline-level="4">
<text:span text:style-name="T4">
“人们开始失去知觉”</text:span>
</text:h>
      <text:p text:style-name="P4">
从航行第二天开始，船的发动机就开始出现故障。</text:p>
      <text:p text:style-name="P4">
穆罕默德表示，“他们会修复它，但过了一段时间，它又会坏掉，”并补充说，“每次修好后，两三个小时后就会再次停止。”</text:p>
      <text:p text:style-name="P4">
出海第二天后，食物和水就用完了，恐慌开始在整艘船上蔓延。</text:p>
      <text:p text:style-name="P4">
艾哈迈德表示，“那时，人们开始失去知觉。”</text:p>
      <text:p text:style-name="P4">
“他们倒在地上，他们晕倒了，有些人在发抖，我们看到数十、数百人处于这种状态。”</text:p>
      <text:p text:style-name="P4">
他们听说，由于饥饿、口渴和恐惧，船上到处都在打架。</text:p>
      <text:p text:style-name="P4">
穆罕默德表示，“我、艾哈迈德和我现在失踪的亲戚，一直在努力保持士气。”他并补充说，“当有人哭泣时，我们就会开玩笑。”我们对自己说，“我们会成功的，”但每个人都快疯了。</text:p>
      <text:p text:style-name="P4">
到了第四天，他们从货舱里听到了令人不安的消息。</text:p>
      <text:p text:style-name="P4">
艾哈迈德说，“有些人从下面上来说，‘下面有人死了’。”</text:p>
      <text:p text:style-name="P4">
“他们说船上有六具尸体，下面有五具尸体，但我们没有看到这些遗体，其中一具遗体位于上层甲板，我们看到了。”</text:p>
      <text:p text:style-name="P4">
<draw:frame draw:style-name="fr1" draw:name="Image220" text:anchor-type="as-char" svg:width="6.9236in" svg:height="4.477861in" draw:z-index="0">
<draw:image xlink:href="../Images/Aljazeera Chinese/2023-07-06T10-31-41/1-1688639345.png" xlink:type="simple" xlink:show="embed" xlink:actuate="onLoad" draw:mime-type="image/png"/>
</draw:frame>
医护人员和希腊红十字会成员在难民抵达希腊伯罗奔尼撒半岛的卡拉马塔港时提供帮助（欧洲通讯社）</text:p>
      <text:p text:style-name="P4">
艾哈迈德和穆罕默德说，乘客们开始打电话给意大利当局和希腊海岸警卫队寻求帮助。</text:p>
      <text:p text:style-name="P4">
穆罕默德表示，“从第四天开始，希腊海岸警卫队就发现了我们。”</text:p>
      <text:p text:style-name="P4">
到第五天，也就是 6 月 13 日，他们说，阿德里安娜号看起来已经完全停止移动了。</text:p>
      <text:p text:style-name="P4">
下午，一架直升机从头顶飞过。</text:p>
      <text:p text:style-name="P4">
乘客们在甲板上听不懂，但那是希腊海岸警卫队的声音。下午，一艘又一艘商船驶过，将船上的人们抛入海浪中。</text:p>
      <text:p text:style-name="P4">
穆罕默德表示，“人们说：‘带上我们吧。’他们说，‘不。’”他并补充说，“我们请求帮助，但他们拒绝帮助我们。”</text:p>
      <text:p text:style-name="P4">
穆罕默德表示，朋友们说，6 月 14 日午夜前后，一艘希腊海岸警卫队船只终于接近了这艘拖网渔船，他并补充说，“‘跟随我们’，他们告诉我们，让我们跟着他们。”</text:p>
      <text:p text:style-name="P4">
“半个小时后，我们的船完全停了下来，它无法移动，他们回来后把我们绑在他们的船上。”</text:p>
      <text:p text:style-name="P4">
艾哈迈德和穆罕默德说，海岸警卫队开始拖曳失速的拖网渔船，但船急转弯，阿德里安娜号摇摇欲坠地向左倾斜，然后向右倾斜，然后翻船。</text:p>
      <text:p text:style-name="P4">
穆罕默德表示，“翻船时他们就在我们旁边，在它沉没的那一刻，他们就远离了我们，他们故意让我们沉没，”他并补充说，“我们站在船顶，可以清楚地看到一切。”</text:p>
      <text:p text:style-name="P4">
数百人被抛入黑暗的地中海，试图寻找可以抓住的东西，某种生存的方式，艾哈迈德表示，“人们抓住了我。”</text:p>
      <text:p text:style-name="P4">
“我正在水下并远离人们，每次我离开时，我都会遇到其他人，他们会抓住我来拯救自己，当有人抓住我时，我们就一起潜入水下。”</text:p>
      <text:p text:style-name="P4">
艾哈迈德说，一个半小时后，他发现了一艘海岸警卫队充气船，并向它游去。</text:p>
      <text:p text:style-name="P4">
艾哈迈德表示，“他们距离我们 200 或 300 米（220 至 330码），”他并补充说，“我游向他们并上了船，他们没有靠近我们来拯救我们，他们站在很远的地方，那些会游泳的人正向他们走来，就像我一样。”</text:p>
      <text:p text:style-name="P4">
当艾哈迈德走向橡皮艇时，他不得不把漂浮在水中的尸体推到一边。</text:p>
      <text:p text:style-name="P4">
艾哈迈德被带到更大的海岸警卫队船上后，与穆罕默德重聚，两人拥抱在一起，为找到彼此而欣喜若狂。</text:p>
      <text:p text:style-name="P4">
他们开始询问他们的第三个同伴，他没能成功，他们意识到他们的解脱是多么不完整。</text:p>
      <text:p text:style-name="P4">
穆罕默德表示，沉船的幸存者被带上岸，当他们第一次被关押在希腊卡拉马塔市时，当局曾三四次来听取他对这场悲剧的证词。</text:p>
      <text:p text:style-name="P4">
穆罕默德补充说，“当我们告诉他们，我们是被绳子拖走时，他们停了下来，”他表示，“他们说问题出在我们的船上，他们用自己的话写下了我们的声明，他们没有写下我们说的话，他们让我们说出来并写下来。”</text:p>
      <text:p text:style-name="P4">
艾哈迈德说，没有任何官员接受过他的证词。</text:p>
      <text:h text:style-name="P13" text:outline-level="4">
<text:span text:style-name="T4">
“问责真空”</text:span>
</text:h>
      <text:p text:style-name="P4">
两人目前都在雅典以北 40 公里（25英里）处的马拉卡萨难民营，他们正在等待庇护申请得到处理，穆罕默德迫切希望得到他表弟的消息，即使这个消息证实他已经死了。</text:p>
      <text:p text:style-name="P4">
艾哈迈德和穆罕默德的说法与希腊海岸警卫队的说法相矛盾，希腊海岸警卫队表示，阿德里安娜号的乘客拒绝援助，该船在翻船前仅静止了约 20分钟，而且海岸警卫队在翻船前并未拖走该船。</text:p>
      <text:p text:style-name="P4">
幸存者的叙述与其他证据相符。</text:p>
      <text:p text:style-name="P4">
希腊调查网站所罗门发布的电子邮件显示，希腊当局6 月 13 日下午 6 点（格林威治标准时间15:00）接到通知称该船遇险，而英国广播公司和《纽约时报》公布并核实的追踪数据显示，这艘拖网渔船在倾覆前至少有七个小时没有移动。</text:p>
      <text:p text:style-name="P4">
当被问及对海岸警卫队拖曳该船并参与沉船的指控发表评论时，希腊海事和岛屿政策部告诉半岛电视台说，“所需信息是调查程序的一部分，调查程序是根据最高法院检察官的指示在严格保密的情况下进行的。关于希腊海岸警卫队行动计划的细节，我们部门无法发表进一步评论。”</text:p>
      <text:p text:style-name="P4">
希腊海岸警卫队因沉船事件和大量死亡人数而受到指责。</text:p>
      <text:p text:style-name="P4">
边境暴力监测网络的政策分析师霍普·巴克表示，“有证据表明，希腊海岸警卫队使用了一系列策略，将他们在海上拦截的船只转移到不同的领海地区，以避免承担搜救责任以及提交国际保护申请。”</text:p>
      <text:p text:style-name="P4">
“虽然这通常包括将船只拖回土耳其领海，但同样有可能的是，如果船只距离意大利领海较近，他们也会尝试将其转移到那里。”</text:p>
      <text:p text:style-name="P4">
该组织呼吁进行独立调查，并要求欧盟边境机构 Frontex 从希腊撤军。</text:p>
      <text:p text:style-name="P4">
霍普·巴克表示，“希腊海岸警卫队侵犯基本权利的行为是例行且系统化的行动，事实证明希腊政府对此调查不足，问责真空使得这些行动有增无减。”</text:p>
      <text:p text:style-name="P4">
在马拉卡萨，穆罕默德表示，他无法停止回想起船翻船的那一刻以及周围人们的尖叫声，他不知道自己是怎么在水里活下来的。</text:p>
      <text:p text:style-name="P4">
穆罕默德表示，“我喊了一会儿艾哈迈德和我表弟的名字，”他并补充说，“就在那一刻，我听到一个声音尖叫，‘妈妈！ 妈妈！”我问那个人的名字，他说，“福阿特”。</text:p>
      <text:p text:style-name="P4">
“他和我告诉了对方我们的名字，这样无论谁幸存下来，都能把这个消息告诉对方的家人。”</text:p>
      <text:p text:style-name="P4">
Source: <text:a xlink:type="simple" xlink:href="https://chinese.aljazeera.net/news/2023/7/6/%e5%b9%b8%e5%ad%98%e8%80%85%e8%88%b9%e7%bf%bb%e6%97%b6%e5%b8%8c%e8%85%8a%e6%b5%b7%e5%b2%b8%e8%ad%a6%e5%8d%ab%e9%98%9f%e5%b0%b1%e5%9c%a8%e6%88%91%e4%bb%ac%e6%97%81%e8%be%b9" text:style-name="Internet_20_link" text:visited-style-name="Visited_20_Internet_20_Link">
https://chinese.aljazeera.net/news/2023/7/6/%e5%b9%b8%e5%ad%98%e8%80%85%e8%88%b9%e7%bf%bb%e6%97%b6%e5%b8%8c%e8%85%8a%e6%b5%b7%e5%b2%b8%e8%ad%a6%e5%8d%ab%e9%98%9f%e5%b0%b1%e5%9c%a8%e6%88%91%e4%bb%ac%e6%97%81%e8%be%b9</text:a>
</text:p>
      <!--NEWS-->
      <text:h text:style-name="P10" text:outline-level="1">
<text:span text:style-name="T4">
稀土有多重要？中国主导地位为何难以撼动？</text:span>
</text:h>
      <text:p text:style-name="P4">
Author: None (Language: zh)</text:p>
      <text:p text:style-name="P4">
Publisher: None</text:p>
      <text:p text:style-name="P4">
Time: 2023-07-06T10:35:00Z</text:p>
      <text:p text:style-name="P4">
Description: 镓锗之后或是稀土？中国本周宣布对镓锗实施出口管制，引发了对中国可能限制其他原材料出口，尤其稀土出口的担忧。稀土究竟有何用处？中国的稀土对全球市场来说有多重要？为何稀土难以开采，各国又为减少对中国稀土的依赖做出什么样的努力？</text:p>
      <text:p text:style-name="P4">
Videos: []</text:p>
      <text:p text:style-name="P4">
Images: []</text:p>
      <text:p text:style-name="P4">
Subject: 经济纵横</text:p>
      <text:p text:style-name="P4">
Subjects: ['奥巴马', '岛屿主权争端', '专题报道：全景观看“习马会”', '中国', '稀土元素', '日本', '中共十九大', '美国', '德中关系']</text:p>
      <text:p text:style-name="P4">
Keywords: ['稀土', '中国', '原材料', '日本', '美国', '特斯拉']</text:p>
      <text:p text:style-name="P4">
ID: 66136145</text:p>
      <!--METADATA-->
      <text:p text:style-name="P4">
<text:a xlink:type="simple" xlink:href="https://www.dw.com/zh/overlay/image/article/66136145/56882130" text:style-name="Internet_20_link" text:visited-style-name="Visited_20_Internet_20_Link">
 </text:a>
</text:p>
      <text:p text:style-name="P4">
中国包头的一处稀土开采厂</text:p>
      <text:p text:style-name="P4">
（德国之声中文网） <text:a xlink:type="simple" xlink:href="https://www.dw.com/zh/zh/中國管制鎵鍺出口-各國如何嚴防供應鏈中斷/a-66118831" text:style-name="Internet_20_link" text:visited-style-name="Visited_20_Internet_20_Link">
 中国周一宣布管制镓锗出口 </text:a>
，旨在保护国家安全。这一决定被普遍认为是针对美国及其盟友的科技围堵而来，并引发了对中国可能限制其他原材料出口的担忧，尤其是中国占全球供应链占主导地位的稀土出口。</text:p>
      <text:h text:style-name="P12" text:outline-level="3">
<text:span text:style-name="T4">
稀土究竟是什么？</text:span>
</text:h>
      <text:p text:style-name="P4">
2010年，作为对中国渔船与日本海岸警卫队在双方都声称拥有主权的岛屿附近发生相撞事件的回应，中国暂停了对日本的稀土出口，当时北京表示该举措是基于对环境的担忧。导致稀土价格一度飙升，日本不得不寻找替代供应商。稀土到底有多重要？中国的稀土规模究竟有多大？各国为减少对中国稀土的依赖都做出何种努力呢？</text:p>
      <text:h text:style-name="P12" text:outline-level="3">
<text:span text:style-name="T4">
什么是稀土？</text:span>
</text:h>
      <text:p text:style-name="P4">
稀土是一组包括17种元素的重要金属合称，对于多种高科技应用至关重要，比如电子产品、军事设备、风力涡轮机、电动汽车等等。这些元素具有独特的磁性、催化性和光学性质。根据美国地质调查局（USGS）的统计，2022年，中国稀土产量占全球产量比重约70%以上，其次是美国、澳大利亚、缅甸和泰国。</text:p>
      <text:h text:style-name="P12" text:outline-level="3">
<text:span text:style-name="T4">
稀土：中国的贸易战王牌</text:span>
</text:h>
      <text:p text:style-name="P4">
根据研究公司Adamas Intelligence在2019年发布的数据，中国拥有世界上至少85%的稀土矿石加工成可以使用的材料的能力。不过中国的稀土出口有所下降。根据中国海关数据显示，2023年前五个月，中国稀土出口量大约为2万吨，同比下降了4.4%。2022整年出口量约为4.8万吨，同比下降0.4%。</text:p>
      <text:p text:style-name="P4">
美国稀土进口大部分来自中国，但这种依赖度近年来逐步减少，从2014年至2017年的80%，降至2018年至2021年的74%。</text:p>
      <text:h text:style-name="P12" text:outline-level="3">
<text:span text:style-name="T4">
哪些国家有稀土?</text:span>
</text:h>
      <text:p text:style-name="P4">
美国地质调查局的数据显示，中国拥有4400万吨稀土储量，全球占比约为34%。据估计，越南、俄罗斯和巴西的稀土储量均约为2000万吨。印度储备约为690万吨，澳大利亚420万，美国230万吨。</text:p>
      <text:p text:style-name="P4">
2010年中国暂停对日本出口稀土，随后，北京又限制了全球稀土的出口，称其旨在减少污染和保护资源。这一事件导致几乎完全依赖进口中国稀土的日本开始寻找其他供应商，日本投资了澳大利亚的生产商莱纳斯Lynas，到了2018年，日本从中国进口的稀土占比减少到58%。</text:p>
      <text:h text:style-name="P12" text:outline-level="3">
<text:span text:style-name="T4">
其他国家为了减少对中国的依赖采取了哪些措施？</text:span>
</text:h>
      <text:p text:style-name="P4">
其实全球稀土储量并不“稀“，但稀土的化学性质使它们难以分离提纯，加工难度也大并且过程中会生成有毒废物。宽松的环境标准使中国得以大力发展稀土产业，在近几十年来，随着西方生产商的纷纷推出，中国建立起对稀土的主导地位。</text:p>
      <text:h text:style-name="P12" text:outline-level="3">
<text:span text:style-name="T4">
预防潜在危机 欧盟制定计划促稀土供应链多元化</text:span>
</text:h>
      <text:p text:style-name="P4">
西方国家已加大支持力度，促进本土关键矿产，包括稀土的生产。 澳大利亚、加拿大、欧盟和美国均制定了针对关键矿产行业的政策和扶持计划。总部位于拉斯维加斯稀土矿商MP Materials在加州帕斯山（MountainPass）矿场开采，但将稀土精矿运往中国进行最终加工，因为美国没有最终的加工工序。 在稀土资源难以满足需求之际， <text:a xlink:type="simple" xlink:href="https://www.dw.com/zh/zh/专访发展电动汽车的最大问题不是原材料/a-64700720" text:style-name="Internet_20_link" text:visited-style-name="Visited_20_Internet_20_Link">
电动汽车制造商特斯拉决定在未来的车型中减少对稀土的使用</text:a>
 ，以减轻环境和供应风险。</text:p>
      <text:p text:style-name="P4">
中国在2022年连续第五年提高了稀土全年采矿配额，达到21万公吨，比前一年增长了25%。中国每年公布两次配额，今年第一批的采矿配额也有所增加。</text:p>
      <text:p text:style-name="P4">
（路透社）</text:p>
      <text:p text:style-name="P4">
Source: <text:a xlink:type="simple" xlink:href="https://www.dw.com/zh/稀土有多重要？中国主导地位为何难以撼动？/a-66136145" text:style-name="Internet_20_link" text:visited-style-name="Visited_20_Internet_20_Link">
https://www.dw.com/zh/稀土有多重要？中国主导地位为何难以撼动？/a-66136145?maca=chi-rss-chi-all-1127-rdf</text:a>
</text:p>
      <!--NEWS-->
      <text:h text:style-name="P10" text:outline-level="1">
<text:span text:style-name="T4">
Meta推出Threads应用 推特面对威胁</text:span>
</text:h>
      <text:p text:style-name="P4">
Author: 联合早报 (Person)</text:p>
      <text:p text:style-name="P4">
Publisher: 联合早报 (Organization)</text:p>
      <text:p text:style-name="P4">
Published Time: 2023-07-06T10:42</text:p>
      <text:p text:style-name="P4">
Modified Time: 2023-07-06T10:42</text:p>
      <text:p text:style-name="P4">
Description: 社交媒体公司脸书的母公司Meta平台（Meta Platforms Inc.）旗下的Instagram正式发布了应用程式Threads，这款应用程序的设计就是要与推特直接竞争，马斯...</text:p>
      <text:p text:style-name="P4">
Videos: []</text:p>
      <text:p text:style-name="P4">
Audios: []</text:p>
      <text:p text:style-name="P4">
Images: []</text:p>
      <text:p text:style-name="P4">
Type: NewsArticle</text:p>
      <text:p text:style-name="P4">
Breadcrumbs: ['即时', '国际']</text:p>
      <text:p text:style-name="P4">
Keywords: ['应用程式', 'Meta', 'instagram', '推特']</text:p>
      <!--METADATA-->
      <text:p text:style-name="P4">
社交媒体公司脸书的母公司Meta平台（Meta PlatformsInc.）旗下的Instagram正式发布了应用程式Threads，这款应用程序的设计就是要与推特直接竞争，马斯克旗下陷入困境的社交媒体平台推特迎来最严峻威胁。</text:p>
      <text:p text:style-name="P4">
彭博社报道，在Threads上，用户可以发布文本和链接，回复或重新发布其他人的消息。该应用程式允许用户从照片和视频分享应用程式Instagram获取现有的关注者列表和账户名称。</text:p>
      <text:p text:style-name="P4">
Meta首席执行官马克·扎克伯格星期三（7月5日）在Threads上发布消息称：“应该有一个10亿以上用户使用的公共对话应用程式……推特一直有机会这样做，但没有把握住。希望我们做到。”</text:p>
      <text:p text:style-name="P4">
产品副总裁康纳·海耶斯（ConnorHayes）在接受采访时说：“创作者告诉我们，‘我们想要一个替代者，又不想重新开始，从零开始吸引关注者’。”海耶斯没有特别提到推特。</text:p>
      <text:p text:style-name="P4">
Source: <text:a xlink:type="simple" xlink:href="https://www.zaobao.com.sg/realtime/world/story20230706-1411168" text:style-name="Internet_20_link" text:visited-style-name="Visited_20_Internet_20_Link">
https://www.zaobao.com.sg/realtime/world/story20230706-1411168</text:a>
</text:p>
      <!--NEWS-->
      <text:h text:style-name="P10" text:outline-level="1">
<text:span text:style-name="T4">
台积电：中国镓锗出口管制不会产生直接影响</text:span>
</text:h>
      <text:p text:style-name="P4">
Author: None (Language: zh)</text:p>
      <text:p text:style-name="P4">
Publisher: None</text:p>
      <text:p text:style-name="P4">
Time: 2023-07-06T10:57:00Z</text:p>
      <text:p text:style-name="P4">
Description: 台积电在一份电子邮件声明中表示：“经过评估，我们预计原材料镓和锗的出口限制不会对台积电的生产产生任何直接影响。”台湾其他半导体公司也表示影响微弱。</text:p>
      <text:p text:style-name="P4">
Videos: []</text:p>
      <text:p text:style-name="P4">
Images: []</text:p>
      <text:p text:style-name="P4">
Subject: 经济纵横</text:p>
      <text:p text:style-name="P4">
Subjects: ['南希·佩洛西', '专题报道：习近平访美', '稀土元素']</text:p>
      <text:p text:style-name="P4">
Keywords: ['稀土', '半导体', '芯片', '晶圆', '出口管制', '中美关系', '中美贸易战', '台积电']</text:p>
      <text:p text:style-name="P4">
ID: 66136216</text:p>
      <!--METADATA-->
      <text:p text:style-name="P4">
<text:a xlink:type="simple" xlink:href="https://www.dw.com/zh/overlay/image/article/66136216/58915040" text:style-name="Internet_20_link" text:visited-style-name="Visited_20_Internet_20_Link">
 </text:a>
</text:p>
      <text:p text:style-name="P4">
台积电在一份电子邮件声明中表示："经过评估，我们预计原材料镓和锗的出口限制不会对台积电的生产产生任何直接影响。"</text:p>
      <text:p text:style-name="P4">
（德国之声中文网）全球最大芯片制造商台湾台积电周四（7月6日）表示，预计中国限制半导体关键金属出口不会对其生产产生任何直接影响。</text:p>
      <text:p text:style-name="P4">
之前，中国前商务部副部长魏建国曾警告称，此举"只是一个开始"。７月3日，中国商务部宣布，自8月1日起将 <text:a xlink:type="simple" xlink:href="https://www.dw.com/zh/zh/反制美荷晶片圍堵中國限制半導體金屬出口/a-66107196" text:style-name="Internet_20_link" text:visited-style-name="Visited_20_Internet_20_Link">
 对镓、锗这两种金属矿物实施出口管制</text:a>
，目的是为保护国家安全。此前，美国决定实施出口限制，以遏制中国获得人工智能关键技术。</text:p>
      <text:p text:style-name="P4">
台湾是从 <text:a xlink:type="simple" xlink:href="https://www.dw.com/zh/zh/中国管制出口的镓锗究竟是什么/a-66113298" text:style-name="Internet_20_link" text:visited-style-name="Visited_20_Internet_20_Link">
 智能手机、汽车到战斗机等各种芯片 </text:a>
的主要生产地，为苹果和英伟达等公司供货。</text:p>
      <text:p text:style-name="P4">
台积电在一份电子邮件声明中表示："经过评估，我们预计原材料镓和锗的出口限制不会对台积电的生产产生任何直接影响。"</text:p>
      <text:p text:style-name="P4">
"我们将继续密切关注事态发展，"该声明补充道，但没有进行详细说明。</text:p>
      <text:p text:style-name="P4">
台积电在台北上市的股票周四继续受创，收盘下跌 2.9%，而台股大盘则下跌1.7%，部分原因是在贸易局势更加紧张以及美国财政部长耶伦本周访问北京之前对中美关系恶化的担忧。</text:p>
      <text:p text:style-name="P4">
首创证券分析师廖建宇（Liao Chien-yu，音译）表示，"如果双方谈判进展顺利，许多限制可能会放松；但如果谈判进展不顺利，耶伦回国后双方可能会实施更多制裁。"</text:p>
      <text:p text:style-name="P4">
使用镓制造光电器件的台湾稳懋半导体公司告诉路透社，只有"少量"基板是从中国购买的，大部分供应来自德国和日本。</text:p>
      <text:p text:style-name="P4">
稳懋半导体补充道，中国的限制对该公司的短期采购以及晶圆生产和交付的影响非常有限。</text:p>
      <text:p text:style-name="P4">
另一家台湾公司全新光电科技（ Visual Photonics Epitaxy）告诉路透社，该公司还有多家基板供应商，其中之一是美国半导体晶圆制造商AXT。AXT周一表示将寻求继续从中国出口镓和锗基板产品的许可。</text:p>
      <text:p text:style-name="P4">
台湾的另一家半导体产商--全新光电科技股份有限公司表示，到目前为止，中国出口限制对其影响微弱。该公司股价周四收盘下跌 3.5%。</text:p>
      <text:p text:style-name="P4">
Source: <text:a xlink:type="simple" xlink:href="https://www.dw.com/zh/台积电：中国镓锗出口管制不会产生直接影响/a-66136216" text:style-name="Internet_20_link" text:visited-style-name="Visited_20_Internet_20_Link">
https://www.dw.com/zh/台积电：中国镓锗出口管制不会产生直接影响/a-66136216?maca=chi-rss-chi-all-1127-rdf</text:a>
</text:p>
      <!--NEWS-->
      <text:h text:style-name="P10" text:outline-level="1">
<text:span text:style-name="T4">
特斯拉及中国车企签署联名信 预示价格战将结束 (Free Version)</text:span>
</text:h>
      <text:p text:style-name="P4">
Authors: ['白艾德', '李瑞洋']</text:p>
      <text:p text:style-name="P4">
Publisher: 英国《金融时报》</text:p>
      <text:p text:style-name="P4">
Time: 2023-07-06T11:10:10+00:00</text:p>
      <text:p text:style-name="P4">
Published Time: 2023-07-05T12:00:99+08:00</text:p>
      <text:p text:style-name="P4">
Modified Time: 2023-07-06T07:05:99+08:00</text:p>
      <text:p text:style-name="P4">
Description: 中国政府安排特斯拉、比亚迪等16家制造商签署公开信，承诺维护中国汽车市场公平秩序。</text:p>
      <text:p text:style-name="P4">
Images: ["<text:a xlink:type="simple" xlink:href="https://thumbor.ftacademy.cn/unsafe/picture/5/000186635_piclink.jpg" text:style-name="Internet_20_link" text:visited-style-name="Visited_20_Internet_20_Link">
000186635_pic...</text:a>
"]</text:p>
      <text:p text:style-name="P4">
Themes: ['特斯拉', '关注']</text:p>
      <text:p text:style-name="P4">
Keywords: ['特斯拉', '电动汽车', '马斯克', '价格战']</text:p>
      <text:p text:style-name="P4">
Type: Article</text:p>
      <!--METADATA-->
      <text:p text:style-name="P4">
<draw:frame draw:style-name="fr1" draw:name="Image223" text:anchor-type="as-char" svg:width="6.9236in" svg:height="3.901286in" draw:z-index="0">
<draw:image xlink:href="../Images/FT Chinese Free Version/2023-07-06T11-10-10-00-00/000186635_piclink.jpg" xlink:type="simple" xlink:show="embed" xlink:actuate="onLoad" draw:mime-type="image/jpeg"/>
</draw:frame>
</text:p>
      <text:p text:style-name="P4">
埃隆•马斯克(ElonMusk)的特斯拉(Tesla)与中国本土汽车制造商一道承诺弘扬“社会主义核心价值观”、维护中国汽车市场公平秩序。此前，中国政府指示该行业收束长达数月的价格战。</text:p>
      <text:p text:style-name="P4">
周四在于上海举行的一个汽车行业会议上，包括特斯拉及其最大本土竞争对手比亚迪(BYD)在内的16家制造商联合签署一份公开信，做出了上述承诺。面对来自本土车企日益激烈的竞争，特斯拉(Tesla)去年10月大幅下调了Model3和Model Y两款车型的售价，此后电动汽车制造商之间展开了一场价格战。</text:p>
      <text:p text:style-name="P4">
Source: <text:a xlink:type="simple" xlink:href="http://www.ftchinese.com/story/001100179" text:style-name="Internet_20_link" text:visited-style-name="Visited_20_Internet_20_Link">
http://www.ftchinese.com/story/001100179</text:a>
</text:p>
      <!--NEWS-->
      <text:h text:style-name="P10" text:outline-level="1">
<text:span text:style-name="T4">
耶伦抵达北京，美中再度试图修复关系 (Free Version)</text:span>
</text:h>
      <text:p text:style-name="P4">
Author: Chun Han Wong</text:p>
      <text:p text:style-name="P4">
Publisher: 华尔街日报中文网</text:p>
      <text:p text:style-name="P4">
Published Time: 2023-07-06T11:20:00.000Z</text:p>
      <text:p text:style-name="P4">
Modified Time: 2023-07-06T11:20:00.000Z</text:p>
      <text:p text:style-name="P4">
Created Time: 2023-07-06T08:33:00.000Z</text:p>
      <text:p text:style-name="P4">
Description: 布林肯访华原本意在为美中关系托底，然而之后两国关系却更加坎坷。鉴于此，观察人士对当前的耶伦访华之行抱以谨慎乐观的态度。</text:p>
      <text:p text:style-name="P4">
Images: []</text:p>
      <text:p text:style-name="P4">
Categories: ['国际']</text:p>
      <text:p text:style-name="P4">
Keywords: SYND</text:p>
      <text:p text:style-name="P4">
Type: Article</text:p>
      <!--METADATA-->
      <text:p text:style-name="P4">
在外界看来，美国国务卿 <text:a xlink:type="simple" xlink:href="https://cn.wsj.com/articles/CN-BGH-20230619171106" text:style-name="Internet_20_link" text:visited-style-name="Visited_20_Internet_20_Link">
 布林肯(Antony Blinken)上个月访问北京之行 </text:a>
 是为世界上两个最大经济体之间快速恶化的关系托底的努力。</text:p>
      <text:p text:style-name="P4">
Source: <text:a xlink:type="simple" xlink:href="https://cn.wsj.com/articles/%E8%80%B6%E4%BC%A6%E6%8A%B5%E8%BE%BE%E5%8C%97%E4%BA%AC-%E7%BE%8E%E4%B8%AD%E5%86%8D%E5%BA%A6%E8%AF%95%E5%9B%BE%E4%BF%AE%E5%A4%8D%E5%85%B3%E7%B3%BB-fb19e9bf" text:style-name="Internet_20_link" text:visited-style-name="Visited_20_Internet_20_Link">
https://cn.wsj.com/articles/%E8%80%B6%E4%BC%A6%E6%8A%B5%E8%BE%BE%E5%8C%97%E4%BA%AC-%E7%BE%8E%E4%B8%AD%E5%86%8D%E5%BA%A6%E8%AF%95%E5%9B%BE%E4%BF%AE%E5%A4%8D%E5%85%B3%E7%B3%BB-fb19e9bf</text:a>
</text:p>
      <!--NEWS-->
      <text:h text:style-name="P10" text:outline-level="1">
<text:span text:style-name="T4">
研究揭港府以数千万美元作政治游说　影响美对中港政策</text:span>
</text:h>
      <text:p text:style-name="P4">
Author: None</text:p>
      <text:p text:style-name="P4">
Publisher: Radio Free Asia (Organization)</text:p>
      <text:p text:style-name="P4">
Published Time: 2023-07-06T11:23:00-04:00</text:p>
      <text:p text:style-name="P4">
Modified Time: 2023-07-06T12:38:20-04:00</text:p>
      <text:p text:style-name="P4">
Description: None</text:p>
      <text:p text:style-name="P4">
Videos: []</text:p>
      <text:p text:style-name="P4">
Audios: ["<text:a xlink:type="simple" xlink:href="https://www.rfa.org/mandarin/yataibaodao/gangtai/ec-070620230803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4.377502in" draw:z-index="0">
<draw:image xlink:href="../Images/rfamandarin/2023-07-06T11-23-00-04-00/000000.png" xlink:type="simple" xlink:show="embed" xlink:actuate="onLoad" draw:mime-type="image/png"/>
</draw:frame>
在美港人团体"香港民主委员会"研究报告，揭发港府已利用香港一些驻美机构的办事处，进行政治游说，在2019年反送中运动后，游说开支更大幅增至3500万美元，试图影响美国政界对中港政策的看法。<text:a xlink:type="simple" xlink:href="https://www.rfa.org/mandarin/yataibaodao/gangtai/ec-07062023080334.html/@@images/image" text:style-name="Internet_20_link" text:visited-style-name="Visited_20_Internet_20_Link">
 </text:a>
报告封面截图/HKDC  <text:a xlink:type="simple" xlink:href="https://www.rfa.org/mandarin/yataibaodao/gangtai/ec-07062023080334.html/@@stream" text:style-name="Internet_20_link" text:visited-style-name="Visited_20_Internet_20_Link">
Audio-1-Link：https://www.rfa.org/mandarin/yataibaodao/gangtai/ec-07062023080334.html/@@stream</text:a>
</text:p>
      <text:p text:style-name="P4">
在美港人团体"香港民主委员会"表示，自香港主权移交后，港府已利用香港一些驻美机构的办事处，进行政治游说。在2019年反送中运动后，游说开支更大幅增至3500万美元，试图影响美国政界对中港政策的看法。有评论说，研究突显北京和港府，利用香港半官方机构在海外扩大统战的操作，也显示在中美关系紧张、中国无计可施时，只能借助仅存独特性的香港，试图打破游说难的困局。</text:p>
      <text:p text:style-name="P4">
<text:a xlink:type="simple" xlink:href="https://www.rfa.org/mandarin/Xinwen/wul0419d-04192021055441.html" text:style-name="Internet_20_link" text:visited-style-name="Visited_20_Internet_20_Link">
 <text:span text:style-name="T4">
港府花8000万美国游说 聘美“中间人”六见美国国会议员</text:span>
 </text:a>
</text:p>
      <text:p text:style-name="P4">
<text:a xlink:type="simple" xlink:href="https://www.hkdc.us/the-counter-lobby-confidential" text:style-name="Internet_20_link" text:visited-style-name="Visited_20_Internet_20_Link">
 "香港民主委员会"最新的研究 </text:a>
发现，港府在美国主导复杂的网络，港府驻当地的经贸办事处，借助香港贸易发展局（贸发局）等半官方的机构，在美国用推广经济和文化的名义，实际是为港府在当地进行游说和政治宣传，试图影响美国的政策。</text:p>
      <text:p text:style-name="P4">
研究发现，从1997年开始至2014年雨伞运动期间，贸发局有超过830万美元的开支，用作在美的游说工作。到2019年反送中运动后，有关的开支增加至超过3500多万美元，其中大部分是通过贸发局支付予美国说客，同时也发现，贸发局与美国政界的互动高达400多次。</text:p>
      <text:p text:style-name="P4">
<text:span text:style-name="T4">
研究揭港府借贸发局花逾千万在美聘说客</text:span>
</text:p>
      <text:p text:style-name="P4">
负责撰写报告的研究员王乐知对本台表示，因为美国《外国代理人登记法》有要求，贸发局需要公开相关的开支，从而发现其充当港府做游说的中介。他表示，美国政界不清楚这些机构的背景，可能会间接受港府说客影响决策。</text:p>
      <text:p text:style-name="P4">
王乐知："很多的开支是由香港经贸办控制，用贸发局的名义，支付予美国的说客。当他们与美国议员见面时，谈的不是贸易关系，而是谈《香港人权民主法》和美国对中共的外交政策，如同'白手套'的运作模式。这些收港府和中共很多资助的说客，是在对付在美国做民主、人权和关注港人政策倡议的团体，是很严重的问题。"</text:p>
      <text:p text:style-name="P4">
他希望，研究结果能提醒美国政界和民间，与港府相关的机构接触时要小心。同时，呼吁美国政府通过《香港经济贸易办事处认证法案》（香港经贸处认证法）等，防止港府及中共的支持者在美国继续从事政治影响的活动。</text:p>
      <text:p text:style-name="P4">
<text:span text:style-name="T4">
评论：北京和港府利用香港半政府机构在海外扩大统战阵线</text:span>
</text:p>
      <text:p text:style-name="P4">
时事评论员桑普表示，随着政治环境的不同，贸发局等机构的功能早已大不同，这类机构拿很多港府的资源，从而沦为当局在海外的统战工具。</text:p>
      <text:p text:style-name="P4">
桑普："这种叫经贸统战的手段，用这些公营或者半政府机构来扩大它统战阵线的目的。其实这个扩展的阵线，不仅限于贸发局，凡有'发展'两个字的机构都需要注意。一个是艺术发展局，另外一个是旅游发展局。人流、金流、文化流和资讯流，他们用不同的方式针对美国施展'锐实力'，跟1997年前相比，这些半官方机构已成为了党国的喉舌了。"</text:p>
      <text:p text:style-name="P4">
<text:span text:style-name="T4">
评论：中美关系紧张官方游说困难 试图借港机构创造新的空间</text:span>
</text:p>
      <text:p text:style-name="P4">
<text:a xlink:type="simple" xlink:href="https://www.rfa.org/mandarin/yataibaodao/gangtai/ec-07062023080334.html/5e84560998968868793a-4e2d7f8e51737cfb7d275f206e388bf456f096be-4e2d65b952a04ee55229752899996e2f7279522b57304f4d521b902065b053ef80fd3002-53d78bbf800563d04f9b.jpeg" text:style-name="Internet_20_link" text:visited-style-name="Visited_20_Internet_20_Link">
 </text:a>
庄嘉颖表示，中美关系紧张游说困难，中方加以利用香港特别地位创造新可能。（受访者提供）  <text:a xlink:type="simple" xlink:href="https://www.rfa.org/mandarin/yataibaodao/gangtai/ec-07062023080334.html/5e84560998968868793a-4e2d7f8e51737cfb7d275f206e388bf456f096be-4e2d65b952a04ee55229752899996e2f7279522b57304f4d521b902065b053ef80fd3002-53d78bbf800563d04f9b.jpeg" text:style-name="Internet_20_link" text:visited-style-name="Visited_20_Internet_20_Link">
</text:a>
</text:p>
      <text:p text:style-name="P4">
新加坡国立大学政治系副教授庄嘉颖表示，事件反映出在中美关系紧张时，香港在"一国两制"下的特别地位，能被中方加以利用。</text:p>
      <text:p text:style-name="P4">
庄嘉颖："对于不熟悉香港情况的包括官方组织，比如说州政府、市政府等等，或许他们比较容易把香港政府派来的说客，和跟香港有关的事务，当成是跟中国中央政府没有直接关系，利用所谓的'一国两制'来打通沟通路线。不过，香港经历过那么多事情以后，两制被一国给取代越来越多的情况下，它这种游说工作的效应可能也会越来越弱。"</text:p>
      <text:p text:style-name="P4">
他表示，在美国，政治游说合法，港府的行动也显示，流亡海外港人在当地政界的活跃度和影响力，迫使港府要出手制衡。</text:p>
      <text:p text:style-name="P4">
记者：陈子非 责编：陈美华 许书婷 梒青 网编：瑞哲</text:p>
      <text:p text:style-name="P4">
Source: <text:a xlink:type="simple" xlink:href="https://www.rfa.org/mandarin/yataibaodao/gangtai/ec-07062023080334.html" text:style-name="Internet_20_link" text:visited-style-name="Visited_20_Internet_20_Link">
https://www.rfa.org/mandarin/yataibaodao/gangtai/ec-07062023080334.html</text:a>
</text:p>
      <!--NEWS-->
      <text:h text:style-name="P10" text:outline-level="1">
<text:span text:style-name="T4">
中国管制镓、锗出口，德国做好准备了吗？</text:span>
</text:h>
      <text:p text:style-name="P4">
Author: None (Language: zh)</text:p>
      <text:p text:style-name="P4">
Publisher: None</text:p>
      <text:p text:style-name="P4">
Time: 2023-07-06T11:27:00Z</text:p>
      <text:p text:style-name="P4">
Description: 中国推出对镓、锗材料出口实施管制的措施后，德国工业界也预计其生产将受到影响。目前德国没有生产这两种材料的企业，来自中国进口在总量中占比都过半。</text:p>
      <text:p text:style-name="P4">
Videos: []</text:p>
      <text:p text:style-name="P4">
Images: []</text:p>
      <text:p text:style-name="P4">
Subject: 经济纵横</text:p>
      <text:p text:style-name="P4">
Subjects: ['原材料', '锗 镓']</text:p>
      <text:p text:style-name="P4">
Keywords: ['意见反馈']</text:p>
      <text:p text:style-name="P4">
ID: 66136843</text:p>
      <!--METADATA-->
      <text:p text:style-name="P4">
<text:a xlink:type="simple" xlink:href="https://www.dw.com/zh/overlay/image/article/66136843/60630918" text:style-name="Internet_20_link" text:visited-style-name="Visited_20_Internet_20_Link">
 </text:a>
</text:p>
      <text:p text:style-name="P4">
德国的半导体制造是政府计划大力扶持的产业</text:p>
      <text:p text:style-name="P4">
（德国之声中文网）德国经济部官员对路透社表示，德国已在为保障关键和战略性原材料的长期供应做相应的努力。这位官员是在评估中国对一些原料实施出口管制可能带来的影响时，做出上述表述的。</text:p>
      <text:p text:style-name="P4">
中国本周一宣布，将对 <text:a xlink:type="simple" xlink:href="https://www.dw.com/zh/zh/中国管制出口的镓锗究竟是什么/a-66113298" text:style-name="Internet_20_link" text:visited-style-name="Visited_20_Internet_20_Link">
 镓和锗 </text:a>
两种原料实行出口管制。从8月起，这两种金属的出口必须申请许可。镓和锗普遍应用在 <text:a xlink:type="simple" xlink:href="https://www.dw.com/zh/zh/台积电中国镓锗出口管制不会产生直接影响/a-66136216" text:style-name="Internet_20_link" text:visited-style-name="Visited_20_Internet_20_Link">
 半导体行业</text:a>
 。</text:p>
      <text:p text:style-name="P4">
根据德国联邦地质科学和资源研究所（BGR）公布的数据，2022年，中国向德国出口了27吨镓，占德国镓进口总量的55%。去年中国向德国出口锗3吨，占进口总量的75%。</text:p>
      <text:p text:style-name="P4">
德国工业界人士指出，中国推出的出口管制可能是对美国限制对华半导体技术出口的反制，不过此举对欧洲也会产生影响。德国机械制造企业联合会（VDMA）驻布鲁塞尔代表昆策（HolgerKunze）对路透社表示，在 <text:a xlink:type="simple" xlink:href="https://www.dw.com/zh/zh/德语媒体中国管制镓锗出口-到底谁更受伤/a-66126364" text:style-name="Internet_20_link" text:visited-style-name="Visited_20_Internet_20_Link">
 原材料供应 </text:a>
 方面，欧洲依然“很容易受伤”。</text:p>
      <text:p text:style-name="P4">
昆策呼吁，欧盟的经济政策应长期聚焦开辟新的原材料供应渠道和市场，因为只有这样才能让企业的供应链多样化、减少风险。他同时建议不应给自由贸易协定附加过多与贸易无关的条件议题，如环境和气候保护以及人权问题。“否则愿意和欧盟签署贸易协议的国家越来越少。”</text:p>
      <text:p text:style-name="P4">
</text:p>
      <text:p text:style-name="P4">
中国向德国出口的镓，占德国镓进口总量的55%</text:p>
      <text:h text:style-name="P12" text:outline-level="3">
<text:span text:style-name="T4">
大众也需要镓和锗</text:span>
</text:h>
      <text:p text:style-name="P4">
“（中国的）最新措施是否会对我们有关原材料的供应产生影响目前还无法预测。”德国经济部国务秘书布兰特娜（FranziskaBrantner）对路透社表示，“根据目前已知的情况，一开始只是一种出口管制措施，而不是限制。”</text:p>
      <text:p text:style-name="P4">
这位经济部官员补充说，应采取的重要步骤是使供应链多样化，更有效地使用原材料，推进回收利用和替代品，并加强欧洲自己的原材料加工和开采。</text:p>
      <text:p text:style-name="P4">
德国最大的汽车制造商大众汽车也在为中国的原材料出口管制带来的可能影响做准备。大众回应路透社询问时表示，该公司正在全面监测和评估原材料市场的形势，以便在必要的时候与其他伙伴一同采取措施。目的是，“将生产网络受到的影响尽可能降到最低”。镓和锗也是汽车制造中需要使用的材料，在未来的无人驾驶技术中也扮演一定角色。</text:p>
      <text:p text:style-name="P4">
德国已经没有自己的镓和锗生产工业。据德国联邦地质科学和资源研究所介绍，中资企业广东先导稀材旗下的Vital Pure MetalSolution经营的一家德国工厂过去曾生产过这两种材料，但都已停产。2016年，德国AOS铝业公司也停止了镓的生产。</text:p>
      <text:h text:style-name="P12" text:outline-level="3">
<text:span text:style-name="T4">
预防潜在危机 欧盟制定计划促稀土供应链多元化</text:span>
</text:h>
      <text:p text:style-name="P4">
（路透社）</text:p>
      <text:p text:style-name="P4">
Source: <text:a xlink:type="simple" xlink:href="https://www.dw.com/zh/中国管制镓、锗出口，德国做好准备了吗？/a-66136843" text:style-name="Internet_20_link" text:visited-style-name="Visited_20_Internet_20_Link">
https://www.dw.com/zh/中国管制镓、锗出口，德国做好准备了吗？/a-66136843?maca=chi-rss-chi-all-1127-rdf</text:a>
</text:p>
      <!--NEWS-->
      <text:h text:style-name="P10" text:outline-level="1">
<text:span text:style-name="T4">
南非贫民窟气体泄漏事故 至少16人死亡</text:span>
</text:h>
      <text:p text:style-name="P4">
Author: 联合早报 (Person)</text:p>
      <text:p text:style-name="P4">
Publisher: 联合早报 (Organization)</text:p>
      <text:p text:style-name="P4">
Published Time: 2023-07-06T11:50</text:p>
      <text:p text:style-name="P4">
Modified Time: 2023-07-06T19:03</text:p>
      <text:p text:style-name="P4">
Description: 南非最大城市约翰内斯堡附近的一处贫民窟发生气体泄漏事故，至少有16人死亡，其中包括儿童。紧急服务部门星期四（7月6日）发布消息说，星期三（5日）晚上的灾难相信与非法采矿活动有关，事...</text:p>
      <text:p text:style-name="P4">
Videos: []</text:p>
      <text:p text:style-name="P4">
Audios: []</text:p>
      <text:p text:style-name="P4">
Images: []</text:p>
      <text:p text:style-name="P4">
Type: NewsArticle</text:p>
      <text:p text:style-name="P4">
Breadcrumbs: ['即时', '国际']</text:p>
      <text:p text:style-name="P4">
Keywords: ['南非']</text:p>
      <!--METADATA-->
      <text:p text:style-name="P4">
南非最大城市约翰内斯堡附近的一处贫民窟发生气体泄漏事故，至少有16人死亡，其中包括儿童。</text:p>
      <text:p text:style-name="P4">
紧急服务部门星期四（7月6日）发布消息说，星期三（5日）晚上的灾难相信与非法采矿活动有关，事故发生在约翰内斯堡东部博克斯堡（Boksburg）附近的安吉洛（Angelo）非正式定居点。</text:p>
      <text:p text:style-name="P4">
紧急服务部门在一些人获救活后，把死亡人数从24修正为16。紧急服务发言人威廉·恩提拉迪（WilliamNtladi）在现场告诉法新社：“目前现场已有16人确认死亡，护理人员的救援成功救活了一些人，并将他们送往医院。”</text:p>
      <text:p text:style-name="P4">
他说，在住院患者中，有四名伤者情况“危重”，11人病情“严重但稳定”。他补充道，其中一名未成年人意识清醒。死者中有五名妇女和三名儿童。</text:p>
      <text:p text:style-name="P4">
恩提拉迪说，紧急服务部门在星期三晚上8时（新加坡星期四凌晨2时）左右接到关于气体引发爆炸的电话，但到达后他们发现这是“气瓶（cylinder）泄漏”，其中含有“毒气体”。</text:p>
      <text:p text:style-name="P4">
新华社引述恩提拉迪说，应急人员抵达现场后发现一处院子里发生硝酸气体泄漏。恩提拉迪补充道，初步信息表明，这些气体是“用作非法采矿活动”。</text:p>
      <text:p text:style-name="P4">
Source: <text:a xlink:type="simple" xlink:href="https://www.zaobao.com.sg/realtime/world/story20230706-1411178" text:style-name="Internet_20_link" text:visited-style-name="Visited_20_Internet_20_Link">
https://www.zaobao.com.sg/realtime/world/story20230706-1411178</text:a>
</text:p>
      <!--NEWS-->
      <text:h text:style-name="P10" text:outline-level="1">
<text:span text:style-name="T4">
美财长耶伦访华试图修补美中两国关系</text:span>
</text:h>
      <text:p text:style-name="P4">
Author: None</text:p>
      <text:p text:style-name="P4">
Publisher: Radio Free Asia (Organization)</text:p>
      <text:p text:style-name="P4">
Published Time: 2023-07-06T12:10:32-04:00</text:p>
      <text:p text:style-name="P4">
Modified Time: 2023-07-06T12:10: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4.612011in" draw:z-index="0">
<draw:image xlink:href="../Images/rfamandarin/2023-07-06T12-10-32-04-00/000000.png" xlink:type="simple" xlink:show="embed" xlink:actuate="onLoad" draw:mime-type="image/png"/>
</draw:frame>
 美国财政部长耶伦6日稍早抵达北京 <text:a xlink:type="simple" xlink:href="https://www.rfa.org/mandarin/Xinwen/1-07062023120016.html/@@images/image" text:style-name="Internet_20_link" text:visited-style-name="Visited_20_Internet_20_Link">
</text:a>
美联社图片</text:p>
      <text:p text:style-name="P4">
美国财政部长耶伦稍早前抵达北京，进行为期四天的访问。在抵达后，耶伦在推特上发文称，“我们会采取必要行动保护美国国家安全，此次访问提供了一个和中方交流和化解误会的机会。”</text:p>
      <text:p text:style-name="P4">
美联社援引美财政部一名官员的话说，耶伦此行目的是：华盛顿希望和中国在经济方面有着良性竞争，但基于安全考量在贸易有所限制，另外，美方也对北京对用于芯片的两种矿物和太阳能板施加的出口限制感到担忧。</text:p>
      <text:p text:style-name="P4">
耶伦预计在星期五会晤中国总理李强，双方将就两国因安全、科技和其他问题而降至谷底的关系进行修补。美国财政部官员表示，耶伦此行不会会晤中国领导人习近平</text:p>
      <text:p text:style-name="P4">
责编：饶怡明</text:p>
      <text:p text:style-name="P4">
Source: <text:a xlink:type="simple" xlink:href="https://www.rfa.org/mandarin/Xinwen/1-07062023120016.html" text:style-name="Internet_20_link" text:visited-style-name="Visited_20_Internet_20_Link">
https://www.rfa.org/mandarin/Xinwen/1-07062023120016.html</text:a>
</text:p>
      <!--NEWS-->
      <text:h text:style-name="P10" text:outline-level="1">
<text:span text:style-name="T4">
美总统气候变化事务特使约翰.克里预计七月中旬访华</text:span>
</text:h>
      <text:p text:style-name="P4">
Author: None</text:p>
      <text:p text:style-name="P4">
Publisher: Radio Free Asia (Organization)</text:p>
      <text:p text:style-name="P4">
Published Time: 2023-07-06T12:11:00-04:00</text:p>
      <text:p text:style-name="P4">
Modified Time: 2023-07-06T14:39: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4.612011in" draw:z-index="0">
<draw:image xlink:href="../Images/rfamandarin/2023-07-06T12-11-00-04-00/000000.png" xlink:type="simple" xlink:show="embed" xlink:actuate="onLoad" draw:mime-type="image/png"/>
</draw:frame>
 美国总统气候变化事务特使约翰.克里 <text:a xlink:type="simple" xlink:href="https://www.rfa.org/mandarin/Xinwen/2-07062023120200.html/@@images/image" text:style-name="Internet_20_link" text:visited-style-name="Visited_20_Internet_20_Link">
</text:a>
美联社图片</text:p>
      <text:p text:style-name="P4">
美国彭博社周四援引消息人士的话说，美国总统气候变化事务特使约翰.克里计划在七月中旬访问中国。</text:p>
      <text:p text:style-name="P4">
克里此行是继稍早前美国国务卿布林肯以及目前正在北京访问的美国财政部长耶伦后的美方高级官员访问中国的行程之一</text:p>
      <text:p text:style-name="P4">
责编：饶怡明</text:p>
      <text:p text:style-name="P4">
Source: <text:a xlink:type="simple" xlink:href="https://www.rfa.org/mandarin/Xinwen/2-07062023120200.html" text:style-name="Internet_20_link" text:visited-style-name="Visited_20_Internet_20_Link">
https://www.rfa.org/mandarin/Xinwen/2-07062023120200.html</text:a>
</text:p>
      <!--NEWS-->
      <text:h text:style-name="P10" text:outline-level="1">
<text:span text:style-name="T4">
美菲展开２０２３年航空支援演习</text:span>
</text:h>
      <text:p text:style-name="P4">
Author: None</text:p>
      <text:p text:style-name="P4">
Publisher: Radio Free Asia (Organization)</text:p>
      <text:p text:style-name="P4">
Published Time: 2023-07-06T12:12:23-04:00</text:p>
      <text:p text:style-name="P4">
Modified Time: 2023-07-06T12:12: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4.612011in" draw:z-index="0">
<draw:image xlink:href="../Images/rfamandarin/2023-07-06T12-12-23-04-00/000000.png" xlink:type="simple" xlink:show="embed" xlink:actuate="onLoad" draw:mime-type="image/png"/>
</draw:frame>
 图为美国第七舰队在菲律宾海执行飞航任务。 <text:a xlink:type="simple" xlink:href="https://www.rfa.org/mandarin/Xinwen/3-07062023120510.html/@@images/image" text:style-name="Internet_20_link" text:visited-style-name="Visited_20_Internet_20_Link">
</text:a>
U.S. Pacific Fleet 推特截图</text:p>
      <text:p text:style-name="P4">
菲律宾军队和美国陆战队六号展开２０２３年航空支援演习。美国陆战队第一远征军指挥官布罗迪（RobertBrodie）说，这次演习可强化美菲两国的航空、地面和后勤相关能力。</text:p>
      <text:p text:style-name="P4">
台湾中央社报道称，美国驻菲律宾大使馆表示，美菲军队预订展开实弹射击、夺取机场、双边空中突击，联合前方弹药与燃料补给以及其他联合航空支援训练。</text:p>
      <text:p text:style-name="P4">
布罗迪还说，藉由分享空中作战、实弹演习以及其他数十项训练的知识和技能，美菲两国军队可深化伙伴关系，促进印太地区自由、开放与繁荣。</text:p>
      <text:p text:style-name="P4">
责编：饶怡明</text:p>
      <text:p text:style-name="P4">
Source: <text:a xlink:type="simple" xlink:href="https://www.rfa.org/mandarin/Xinwen/3-07062023120510.html" text:style-name="Internet_20_link" text:visited-style-name="Visited_20_Internet_20_Link">
https://www.rfa.org/mandarin/Xinwen/3-07062023120510.html</text:a>
</text:p>
      <!--NEWS-->
      <text:h text:style-name="P10" text:outline-level="1">
<text:span text:style-name="T4">
习近平视察解放军东部战区　称加快提高打赢能力</text:span>
</text:h>
      <text:p text:style-name="P4">
Author: None</text:p>
      <text:p text:style-name="P4">
Publisher: Radio Free Asia (Organization)</text:p>
      <text:p text:style-name="P4">
Published Time: 2023-07-06T12:17:00-04:00</text:p>
      <text:p text:style-name="P4">
Modified Time: 2023-07-06T13:07: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4.600844in" draw:z-index="0">
<draw:image xlink:href="../Images/rfamandarin/2023-07-06T12-17-00-04-00/000000.png" xlink:type="simple" xlink:show="embed" xlink:actuate="onLoad" draw:mime-type="image/png"/>
</draw:frame>
 中国领导人习近平星期四视察解放军东部战区 <text:a xlink:type="simple" xlink:href="https://www.rfa.org/mandarin/Xinwen/4-07062023121324.html/@@images/image" text:style-name="Internet_20_link" text:visited-style-name="Visited_20_Internet_20_Link">
</text:a>
网络图片就在美国财政部长耶伦抵达北京试图修补美中两国关系之际，中国领导人习近平星期四视察解放军东部战区。习近平表示，“当前世界进入新的动荡变革，中国安全形势不稳定不确定增大。要增建战区联合作战指挥体系，大抓实战化军事训练，加快提高打赢能力。”根据中国官方媒体，习近平还说，要深入贯彻党的２０大精神，贯彻新时代军事战略方针，锚定进军一百年奋斗目标，能力开创战区建设和备战打仗工作新局面。报道称，中央军委副主席张又侠等人也参观了相关活动。 责编：饶怡明</text:p>
      <text:p text:style-name="P4">
Source: <text:a xlink:type="simple" xlink:href="https://www.rfa.org/mandarin/Xinwen/4-07062023121324.html" text:style-name="Internet_20_link" text:visited-style-name="Visited_20_Internet_20_Link">
https://www.rfa.org/mandarin/Xinwen/4-07062023121324.html</text:a>
</text:p>
      <!--NEWS-->
      <text:h text:style-name="P10" text:outline-level="1">
<text:span text:style-name="T4">
国际非政府组织：中国企业在全球犯下１００多起侵犯人权和破坏环境行为</text:span>
</text:h>
      <text:p text:style-name="P4">
Author: None</text:p>
      <text:p text:style-name="P4">
Publisher: Radio Free Asia (Organization)</text:p>
      <text:p text:style-name="P4">
Published Time: 2023-07-06T12:20:00-04:00</text:p>
      <text:p text:style-name="P4">
Modified Time: 2023-07-06T12:55: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3.88615in" draw:z-index="0">
<draw:image xlink:href="../Images/rfamandarin/2023-07-06T12-20-00-04-00/000000.png" xlink:type="simple" xlink:show="embed" xlink:actuate="onLoad" draw:mime-type="image/png"/>
</draw:frame>
 国际非政府组织企业责任资源中心（Business ＆Human Rights Resource center） 公布的报告封面 <text:a xlink:type="simple" xlink:href="https://www.rfa.org/mandarin/Xinwen/5-07062023121835.html/@@images/image" text:style-name="Internet_20_link" text:visited-style-name="Visited_20_Internet_20_Link">
</text:a>
企业责任资源中心官网截图  国际非政府组织《企业责任资源中心》（Business＆Human Rights Resource center）公布报告称，2021、2022两年间，中国多家在海外采矿企业涉嫌犯下102起迫害案件，有超过四分之一发生在印尼。在这份名为《清洁能源背后：中国海外转型矿产投资的人权和环境影响》的报告中发现，中国企业在海外开采和加工流程在内的转型矿产供应链中，存在突出的人权和环境风险。在中国企业涉嫌迫害的18个国家中，有27起发生在印尼，秘鲁16起，刚果12起，缅甸11起，津巴布韦7起。报告还说，超过三分之二的指控涉及侵犯当地居民人权，包括影响居民生计和土著人民的权利，以及磋商不到位。超过半数指控与负面环境有关，另外有三分之一指控涉及工人权利，具体为工作场所的健康与安全风险。《企业责任资源中心》发言人表示，”基于中国在全球能源领域的重要角色，中方能够主导一场负责任的能源再转型。唯有中国企业和监管机构采取积极措施，才能解决普遍存在的人权和环境问题“。责编：饶怡明</text:p>
      <text:p text:style-name="P4">
Source: <text:a xlink:type="simple" xlink:href="https://www.rfa.org/mandarin/Xinwen/5-07062023121835.html" text:style-name="Internet_20_link" text:visited-style-name="Visited_20_Internet_20_Link">
https://www.rfa.org/mandarin/Xinwen/5-07062023121835.html</text:a>
</text:p>
      <!--NEWS-->
      <text:h text:style-name="P10" text:outline-level="1">
<text:span text:style-name="T4">
拦查可疑渔船 马国海事官员被越南渔民砍伤</text:span>
</text:h>
      <text:p text:style-name="P4">
Author: 联合早报 (Person)</text:p>
      <text:p text:style-name="P4">
Publisher: 联合早报 (Organization)</text:p>
      <text:p text:style-name="P4">
Published Time: 2023-07-06T12:24</text:p>
      <text:p text:style-name="P4">
Modified Time: 2023-07-06T12:24</text:p>
      <text:p text:style-name="P4">
Description: 一名马来西亚海事执法机构（APMM）的执法官员执行取缔任务时被越南渔民严重砍伤。《星洲日报》报道，这起袭击执法官员事件发生在星期三（7月5日）早上约11时30分，27岁的执法官员沙...</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渔船', '马来西亚', '越南']</text:p>
      <!--METADATA-->
      <text:p text:style-name="P4">
一名马来西亚海事执法机构（APMM）的执法官员执行取缔任务时被越南渔民严重砍伤。</text:p>
      <text:p text:style-name="P4">
《星洲日报》报道，这起袭击执法官员事件发生在星期三（7月5日）早上约11时30分，27岁的执法官员沙基尔祖法依里的头部被砍伤。</text:p>
      <text:p text:style-name="P4">
登嘉楼海事执法机构主任凯鲁安努亚在文告中指出，事发前，沙基尔祖法依里与17名同僚在距离瓜拉登嘉楼海域约148海里的海域拦截一艘可疑的渔船。他说：“执法官员登上渔船进行检查，一名越南渔民突然发难攻击沙基尔祖法依里，砍伤他的头部。”</text:p>
      <text:p text:style-name="P4">
凯鲁安努亚说：“在混乱中，一名舵手及一名越南渔民的大腿及头部受伤，另外两名渔民的左手臂、左大腿及右大腿则中枪受伤。”</text:p>
      <text:p text:style-name="P4">
他说：“执法人员之后成功控制场面，逮捕船上15名越南渔民，受伤的沙基尔祖法依里、舵手及三名渔民由直升机送到关丹中央医院接受治疗。”</text:p>
      <text:p text:style-name="P4">
他说，这艘越南渔船怀疑非法闯入马国海域捕鱼，他们无法出示任何身份证明文件以及工作准证，渔船也没有登州渔业局发出的捕鱼执照。</text:p>
      <text:p text:style-name="P4">
<draw:frame draw:style-name="fr1" draw:name="Image240" text:anchor-type="as-char" svg:width="6.9236in" svg:height="5.147349in" draw:z-index="0">
<draw:image xlink:href="../Images/zaobao world/2023-07-06T12-24/000000.png" xlink:type="simple" xlink:show="embed" xlink:actuate="onLoad" draw:mime-type="image/png"/>
</draw:frame>
受伤的执法官员及越南渔民后来由直升机送往医院接受治疗。（马来西亚海事执法机构提供）</text:p>
      <text:p text:style-name="P4">
Source: <text:a xlink:type="simple" xlink:href="https://www.zaobao.com.sg/realtime/world/story20230706-1411186" text:style-name="Internet_20_link" text:visited-style-name="Visited_20_Internet_20_Link">
https://www.zaobao.com.sg/realtime/world/story20230706-1411186</text:a>
</text:p>
      <!--NEWS-->
      <text:h text:style-name="P10" text:outline-level="1">
<text:span text:style-name="T4">
对华“去风险”不是企业自己的事 (Free Version)</text:span>
</text:h>
      <text:p text:style-name="P4">
Authors: ['艾伦•贝蒂']</text:p>
      <text:p text:style-name="P4">
Publisher: 英国《金融时报》</text:p>
      <text:p text:style-name="P4">
Time: 2023-07-06T12:31:50+00:00</text:p>
      <text:p text:style-name="P4">
Published Time: 2023-07-05T12:00:99+08:00</text:p>
      <text:p text:style-name="P4">
Modified Time: 2023-07-06T08:34:99+08:00</text:p>
      <text:p text:style-name="P4">
Description: 贝蒂：要为对华贸易“去风险”，必须首先对政府要做什么进行现实的评估，而不是宣扬政府跟这件事完全没关系。</text:p>
      <text:p text:style-name="P4">
Images: ["<text:a xlink:type="simple" xlink:href="https://thumbor.ftacademy.cn/unsafe/picture/7/000186667_piclink.jpg" text:style-name="Internet_20_link" text:visited-style-name="Visited_20_Internet_20_Link">
000186667_pic...</text:a>
"]</text:p>
      <text:p text:style-name="P4">
Themes: ['观点', '中欧关系', '关注']</text:p>
      <text:p text:style-name="P4">
Keywords: ['中欧关系', '中德关系', '产业政策', '电动汽车', '贸易', '跨国公司', '芯片', '半导体', '出口管制']</text:p>
      <text:p text:style-name="P4">
Type: Article</text:p>
      <!--METADATA-->
      <text:p text:style-name="P4">
<draw:frame draw:style-name="fr1" draw:name="Image241" text:anchor-type="as-char" svg:width="6.9236in" svg:height="4.719407in" draw:z-index="0">
<draw:image xlink:href="../Images/FT Chinese Free Version/2023-07-06T12-31-50-00-00/000186667_piclink.jpg" xlink:type="simple" xlink:show="embed" xlink:actuate="onLoad" draw:mime-type="image/jpeg"/>
</draw:frame>
</text:p>
      <text:p text:style-name="P4">
当德国总理奥拉夫•朔尔茨(OlafScholz)上周对企业表示，要靠企业自己做好对华“去风险”时，欧洲企业的董事会里一定有不少人翻白眼。多年来，欧盟各国政府、欧盟委员会(EuropeanCommission)、乔•拜登(JoeBiden)领导的白宫以及中国政府一直对跨国企业发出相互冲突的呼吁，告诉企业应该在哪里投资，并且日益诉诸不设上限的补贴来达成目的，所形成的嘈杂声震耳欲聋。</text:p>
      <text:p text:style-name="P4">
朔尔茨的话显然是不坦率的（这些话与中国总理李强前一周对德国企业高管说的话惊人地相似）。即使在形势不那么紧张的时期，贸易争端高度政治化也意味着，在某些领域，商业和官方的决定是相互交织的——尤其是在德国，因为在这个国家中，政府、企业与工会之间存在强有力的连结。</text:p>
      <text:p text:style-name="P4">
Source: <text:a xlink:type="simple" xlink:href="http://www.ftchinese.com/story/001100180" text:style-name="Internet_20_link" text:visited-style-name="Visited_20_Internet_20_Link">
http://www.ftchinese.com/story/001100180</text:a>
</text:p>
      <!--NEWS-->
      <text:h text:style-name="P10" text:outline-level="1">
<text:span text:style-name="T4">
安华：马华与国大党州选不上阵 两党表明续支持政府</text:span>
</text:h>
      <text:p text:style-name="P4">
Author: 联合早报 (Person)</text:p>
      <text:p text:style-name="P4">
Publisher: 联合早报 (Organization)</text:p>
      <text:p text:style-name="P4">
Published Time: 2023-07-06T12:33</text:p>
      <text:p text:style-name="P4">
Modified Time: 2023-07-06T12:33</text:p>
      <text:p text:style-name="P4">
Description: 马来西亚首相安华说，马华及国大党主席已先后联系他，表达在六州选举不上阵的决定，两党也表明会继续支持团结政府。《南洋商报》报道，安华星期四（7月6日）为国际社会福祉大会主持开幕仪式后...</text:p>
      <text:p text:style-name="P4">
Videos: []</text:p>
      <text:p text:style-name="P4">
Audios: []</text:p>
      <text:p text:style-name="P4">
Images: []</text:p>
      <text:p text:style-name="P4">
Type: NewsArticle</text:p>
      <text:p text:style-name="P4">
Breadcrumbs: ['即时', '国际']</text:p>
      <text:p text:style-name="P4">
Keywords: ['马国六州选举', '安华', '马来西亚']</text:p>
      <!--METADATA-->
      <text:p text:style-name="P4">
马来西亚首相安华说，马华及国大党主席已先后联系他，表达在六州选举不上阵的决定，两党也表明会继续支持团结政府。</text:p>
      <text:p text:style-name="P4">
《南洋商报》报道，安华星期四（7月6日）为国际社会福祉大会主持开幕仪式后，针对马华及国大党在州选举不上阵的决定，作出回应。</text:p>
      <text:p text:style-name="P4">
他感激两党准备在州选继续支持团结政府，捍卫政府的地位。</text:p>
      <text:p text:style-name="P4">
针对前首相马哈迪与慕尤丁会面，会否影响希望联盟与国民阵线在六州选举的表现，安华直言这不是新鲜事，更揶揄这群人会持续“密谋”。</text:p>
      <text:p text:style-name="P4">
他说：“团结政府有责任继续拯救国家及人民 。”</text:p>
      <text:p text:style-name="P4">
国大党总秘书拉惹瑟卡兰指出，在探讨当今政局和聆听每一名党员的看法之后，该党于6月30日召开的中委会议议决不参加六州选举。</text:p>
      <text:p text:style-name="P4">
他5日发文告说，这个决定旨在保护党的利益，目前国大党将更着重于打造更强大的党架构过程，以应对下届大选。</text:p>
      <text:p text:style-name="P4">
他也说，尽管如此，国大党承诺履行作为国阵成员党的角色，并也已把党的决定告知首相安华。</text:p>
      <text:p text:style-name="P4">
较早前，马华总秘书张盛闻发文告指出，该党中委会议决，不会在来临的六州选举上阵，惟将协助国阵成员党候选人。</text:p>
      <text:p text:style-name="P4">
除了马华及国大党外，国阵成员党还包括巫统和沙巴人民团结党（PBRS）。</text:p>
      <text:p text:style-name="P4">
Source: <text:a xlink:type="simple" xlink:href="https://www.zaobao.com.sg/realtime/world/story20230706-1411187" text:style-name="Internet_20_link" text:visited-style-name="Visited_20_Internet_20_Link">
https://www.zaobao.com.sg/realtime/world/story20230706-1411187</text:a>
</text:p>
      <!--NEWS-->
      <text:h text:style-name="P10" text:outline-level="1">
<text:span text:style-name="T4">
特别报道：没希望更没“出口” - 高抑郁风险下的中国年轻一代</text:span>
</text:h>
      <text:p text:style-name="P4">
Author: None</text:p>
      <text:p text:style-name="P4">
Publisher: Radio Free Asia (Organization)</text:p>
      <text:p text:style-name="P4">
Published Time: 2023-07-06T12:34:00-04:00</text:p>
      <text:p text:style-name="P4">
Modified Time: 2023-07-06T14:54: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2" text:anchor-type="as-char" svg:width="6.9236in" svg:height="3.88615in" draw:z-index="0">
<draw:image xlink:href="../Images/rfamandarin/2023-07-06T12-34-00-04-00/000000.png" xlink:type="simple" xlink:show="embed" xlink:actuate="onLoad" draw:mime-type="image/png"/>
</draw:frame>
精神抑郁问题近年来在中国日益严重，尤其是年轻人罹患抑郁症的风险明显高于其他年龄人群。 <text:a xlink:type="simple" xlink:href="https://www.rfa.org/mandarin/ytbdzhuantixilie/yiyu/kw-07062023111918.html/@@images/image" text:style-name="Internet_20_link" text:visited-style-name="Visited_20_Internet_20_Link">
</text:a>
RFA制图</text:p>
      <text:p text:style-name="P4">
本周二，著名华语流行乐女歌手李玟因抑郁症而轻生去世的消息震惊各界。精神抑郁问题近年来在中国日益严重，尤其是年轻人罹患抑郁症的风险明显高于其他年龄人群。这其中究竟是什么原因呢？</text:p>
      <ul>
        <li>
<text:span text:style-name="T4">
<text:a xlink:type="simple" xlink:href="https://www.rfa.org/mandarin/ytbdzhuantixilie/sibu-qingnian/kw-04122023120053.html" text:style-name="Internet_20_link" text:visited-style-name="Visited_20_Internet_20_Link">
 "四不青年"与"宅女上街" 中国年轻人的希望在哪里？ </text:a>
 </text:span>
  * **** <text:a xlink:type="simple" xlink:href="https://www.rfa.org/mandarin/yataibaodao/huanjing/cm-02142023123947.html" text:style-name="Internet_20_link" text:visited-style-name="Visited_20_Internet_20_Link">
 <text:span text:style-name="T4">
看着新闻流着泪 那些政治抑郁的中国青年</text:span>
 </text:a>
</li>
      </ul>
      <text:p text:style-name="P4">
7月5日晚，香港著名女歌手、年仅48岁的李玟突然传出去世的消息。她的姐姐李思林在微博发文披露，李玟数年前患上抑郁症，7月2日在家中轻生，经抢救无效，7月5日去世。这一消息不仅登上各大中文媒体的新闻版面，也再次引发人们对于抑郁症这一现象的关注。</text:p>
      <text:p text:style-name="Quotations">

<text:p text:style-name="P4">
华语乐坛女歌手李玟（艺名：Coco）去世 得年48岁  &gt;
  李玟的歌，你记得哪几首？ <text:a xlink:type="simple" xlink:href="https://t.co/31TfrLKYKt" text:style-name="Internet_20_link" text:visited-style-name="Visited_20_Internet_20_Link">
 pic.twitter.com/31TfrLKYKt </text:a>
&gt;
&gt;
 — 自由亚洲电台 (@RFA_Chinese) <text:a xlink:type="simple" xlink:href="https://twitter.com/RFA_Chinese/status/1676747317465038849" text:style-name="Internet_20_link" text:visited-style-name="Visited_20_Internet_20_Link">
 July 6, 2023&gt;
 </text:a>
</text:p>

</text:p>
      <text:p text:style-name="P4">
<text:span text:style-name="T4">
报告：中国年轻人是精神抑郁高风险群体</text:span>
</text:p>
      <text:p text:style-name="P4">
过去20年间，中国的精神障碍和抑郁症发病率呈爆发式增长，患者年龄也在明显下降。今年2月，中国科学院心理研究所国民心理健康评估发展中心的一个团队发表了《中国国民心理健康发展报告（2021～2022）》。报告显示，中国成年人抑郁风险检出率为10.6%。其中，青年为抑郁高风险群体，18岁至24岁年龄组的抑郁风险检出率达24.1%，显著高于其他年龄组；25岁至34岁年龄组的抑郁风险检出率为12.3%，也显著高于35岁及以上各年龄组。与此同时，精神焦虑风险检出率的年龄差异也呈现类似趋势。</text:p>
      <text:p text:style-name="P4">
报告显示，所谓“抑郁风险”并非经过专业医师诊断的“抑郁症”，而是指使用标准的心理测验方式测出受访者在抑郁量表上的得分，其分数在某种程度上代表存在抑郁症的可能性。</text:p>
      <text:p text:style-name="P4">
《中国国民心理健康发展报告（2021～2022）》封面截图</text:p>
      <text:p text:style-name="P4">
那么，青年人的精神健康问题又会对社会发展造成怎样的影响呢？中国红十字基金会原医疗救助部部长任瑞红告诉本台：“这一代其实是社会的中坚力量，应该是事业的上升黄金期，对社会开始做出贡献的时候。但是，如果整个群体（心理）出现巨大问题的话，可以想象那就象一个炸药库一样，你不知道哪一天就会爆发。”</text:p>
      <text:p text:style-name="P4">
<text:span text:style-name="T4">
关注人权的女青年：恐惧但又不被理解</text:span>
</text:p>
      <text:p text:style-name="P4">
谈到精神抑郁的问题，住在北京一间出租房、处于半失业状态的王霞告诉记者的第一句话就是：“我昨天下午差一点就跳楼了。”</text:p>
      <text:p text:style-name="P4">
王霞大学毕业3、4年，最近这次抑郁症的发作是由于她和母亲在电话上吵架。她说：“我接电话的时候对她（母亲）哭了很久，而且大喊大叫，然后我就到阳台上推开了窗户，当时我想跳楼，但是我男朋友很快就从后面把我抱住了。”</text:p>
      <text:p text:style-name="P4">
王霞已经和母亲争吵多日，直接原因是她认为母亲过于强势又对她不能理解：“因为我家有太多完全不想让她看见的东西。”她说，“不想让母亲看见的东西”就是家里收藏的与国内人权抗争者相关的纪念品。</text:p>
      <text:p text:style-name="P4">
从大学时代开始，王霞就关注中国人权议题。毕业后，她离开家乡到北京打工并继续参与人权及公益活动。最近两年，中国的人权法制状况急速倒退，但王霞依然克服内心恐惧，多次参与援助异议人士和青年行动者，包括呼吁营救去年“白纸运动”的被捕人士。虽然并没有做什么“大事”，但她的内心还是经历了很多创伤,并因此产生了焦虑和抑郁的症状。</text:p>
      <text:p text:style-name="P4">
她说：“有一次，我去探望了一位遇到麻烦的朋友的家属，当时我被国保发现了，被拦截了一、两个小时。之后那天晚上，我开始失眠。后来大概有一周时间，我都很难集中精力工作，一直都在喝酒。”</text:p>
      <text:p text:style-name="P4">
不过，对于这些内心的痛苦和压力，王霞却无法透过向家人诉说来纾解。她说：“我父母都是体制内的人，而且我母亲控制欲非常强。她非常喜欢干涉我的私人生活，也对我的价值观非常轻蔑。这种感觉让我感到又恶心又恐惧。”</text:p>
      <text:p text:style-name="P4">
中国的心理咨询服务价格昂贵，很多所谓的医师也不具备合格资质，王霞也很难评估咨询这种“政治性抑郁”的风险。因此，她至今无法得到良好的心理咨询治疗。此外，工作不稳定和收入的微薄，也更让她有着严重的不安全感。她目前只能不时地服用抗抑郁的药物，幸好有男友时常陪伴，给她以精神上的安慰和鼓励。</text:p>
      <text:p text:style-name="P4">
不仅是身在大学的学生感到压抑、绝望，就是已顺利就业的年轻人也感到扭曲的社会现状令他们难以适应。(法新社资料图片)  <text:a xlink:type="simple" xlink:href="https://www.rfa.org/mandarin/yataibaodao/huanjing/kw-07062023111918.html/000_hkg4213956.jpg" text:style-name="Internet_20_link" text:visited-style-name="Visited_20_Internet_20_Link">
</text:a>
</text:p>
      <text:p text:style-name="P4">
<text:span text:style-name="T4">
被校方“上岗”的大学生</text:span>
</text:p>
      <text:p text:style-name="P4">
王霞的男友小孙目前还在大学读书。他们在一个讨论政治的群组里相识，并因三观相近而走到一起。不过在校内，小孙也是被校方严密监控和打压的对象。</text:p>
      <text:p text:style-name="P4">
小孙说，他最初是因为拒绝按照校方要求安装“国家反诈中心”应用程序，反对该程序搜集用户个人信息，而成了校领导眼里的“异议分子”：“其实我没有做什么太过分的对抗，我也没有号召其他人跟我一起抵制。我只是一个人不装，也很低调，但是我的辅导员约谈了我。他那次态度其实还挺恶劣的，和我谈了一个多小时。”</text:p>
      <text:p text:style-name="P4">
2022年疫情期间，小孙所在大学从8月开学直到“白纸运动”爆发，整整4个月都处于封控状态。但校方对学生的所有封控规定都是由老师口头传达，没有文字，学生们很不满，但也难以投诉。小孙便向校党委办公室申请信息公开，要求公布防疫封校的有关政策文件。当时，他还咨询了一位维权律师，没想到他们的微信私聊被国保发现。</text:p>
      <text:p text:style-name="P4">
小孙说：“国保直接找到我们学校保卫处，要求调查我。我就连续被约谈，我们校长亲自在管我这个事情。他给我们学院施压，说我们学院育人出了问题，要他们整我。”</text:p>
      <text:p text:style-name="P4">
巨大压力下，小孙不得不放弃信息公开的申请。后来，辅导员还专门安排同宿舍内一位已入党的同学对他进行监控，随时汇报他的动态。这让他感到非常烦恼，而陷入焦虑状态：“我会清楚随时都会有人在盯着我，我没有任何隐私，也没有任何安全感。”</text:p>
      <text:p text:style-name="P4">
另一个让小孙感到焦虑的原因则是每个中国大学生都在面对的巨大升学和就业压力：“入学第一天的时候，院长给我们新生讲话。他就说，你们这个专业毕业根本就找不到工作，只有考研一条路。考研率又那么低，所以大家都基本很绝望的样子。”</text:p>
      <text:p text:style-name="P4">
2022年8月26日，年轻人在北京参加招聘会。（法新社）  <text:a xlink:type="simple" xlink:href="https://www.rfa.org/mandarin/yataibaodao/huanjing/kw-07062023111918.html/000_32h69ad.jpg" text:style-name="Internet_20_link" text:visited-style-name="Visited_20_Internet_20_Link">
</text:a>
</text:p>
      <text:p text:style-name="P4">
<text:span text:style-name="T4">
体制内女青年的职场梦魇</text:span>
</text:p>
      <text:p text:style-name="P4">
不仅是身在大学的学生感到压抑、绝望，就是已顺利就业的年轻人也感到扭曲的社会现状令他们难以适应。身在小城市的刘方，大学毕业刚在体制内工作4年就被确诊患上抑郁症。她认为，这首先是因为自己坚持的价值观和社会工作环境格格不入。</text:p>
      <text:p text:style-name="P4">
刘方说：“如果用他们批评我的话就是，我比较‘崇洋媚外’，思想比较西化。我是比较信奉那种普世价值，就是自由平等民权（的人）。我觉得，每个人都应该是平等的。”</text:p>
      <text:p text:style-name="P4">
性格刚直的刘方在工作上不喜欢盲从，更不屑拍上级马屁。她说，因此就受到了直属上司的排挤打压：“他觉得自己就象一个皇上一样，底下的人要揣摩上意，但我恰恰是不会这么做的人。他发泄的行为就是不停地给我的工作挑刺，比如说我犯了一个很小的标点符号或者是页码的错误，他就会说，你是来上班的还是来玩的。每周开例会的时候就会把我拎出来，骂半个小时到一个小时，而且就是这种PUA（指精神控制）的骂。”</text:p>
      <text:p text:style-name="P4">
刘方说，除了被公开羞辱，上司还对她有一些性骚扰的行为，但都被她直接拒绝。这令上司对她更加不满。刘方形容，自己这几年来受到的精神虐待“就像是一场恶梦一样”，但是由于经济不断下行，她没有把握辞职之后能再找到工作，因此只得忍耐。</text:p>
      <text:p text:style-name="P4">
与此同时，刘方也感到整个中国社会对女性的压迫还在加剧，包括“铁链女”、“唐山打人事件”等伤害女性的社会热点新闻，都对崇尚女权的刘方内心造成巨大冲击：“无怪说很多人都讲，在中国，结婚证就是一张卖身契。因为一个男的他只要跟你结婚了，他就可以打你、骂你、奴役你，然后抢夺你的生育成果、劳动成果。但是，所有的人、包括法律都在支持他。”</text:p>
      <text:p text:style-name="P4">
因对社会感到失望，刘方一直不肯谈恋爱、结婚生子，并因此受到来自父母的压力。今年3月，医生确诊她患上了抑郁症。</text:p>
      <text:p text:style-name="P4">
<text:span text:style-name="T4">
疫情后 人们变得更抑郁了？</text:span>
</text:p>
      <text:p text:style-name="P4">
过去三年，中国当局各种严厉的疫情封控措施，对民众心理健康也造成了严重负面影响。有调查显示，去年上海封城期间，超过四成的上海居民呈现出抑郁情绪，求助心理热线的人数爆增。</text:p>
      <text:p text:style-name="P4">
那么疫情过后，人们的心理状况是否已经好转了呢？</text:p>
      <text:p text:style-name="P4">
“这么说吧，我周围没有一个人跟我说他们开心。”身在上海、现年30多岁的赵迪对本台记者说，现在国内无论是民企、国企还是外企都遇到了很大危机，大量裁员很普遍：“就这三年，把所有人的梦想都击碎了。大家都感觉自己跌入了谷底，好一点的就躺平，如果运气不好的话，你背着几百万的房贷，就会有种生不如死或者说每一天都心惊胆战的感觉。”</text:p>
      <text:p text:style-name="P4">
长期在外企工作的赵迪说，作为中国经济重要对外窗口的上海，仅她知道的港澳台及西方外企，近两年几乎走了一半甚至70%。今年前4个月，经济稍有复苏，但五一长假后却又是断崖式的恶化。她解释说：“很多人发现这几个月也没有变好，那我就赶紧撤，保命要紧。这样一来，我觉得（经济）短期内、几年之内是很难很难恢复的，因为信心的恢复、重建，这个是以年为单位（计算）的。”</text:p>
      <text:p text:style-name="P4">
伴随经济大环境的恶化，令赵迪感到更压抑的是言论空间也在明显缩小，尤其是在疫情之后。她说：“有时候，我甚至看到网上一些网友因为谈论自己失业了、没有拿到赔偿金或者说要考虑去仲裁，就被判定为‘负能量’或者说是‘不和谐的声音’就被封号，真的很莫名其妙。”</text:p>
      <text:p text:style-name="P4">
过去三年，中国当局各种严厉的疫情封控措施，对民众心理健康也造成了严重负面影响。现在中国年轻人心理问题突出的原因，主要就是源于社会环境的生存高压和不稳定。（法新社资料图片）<text:a xlink:type="simple" xlink:href="https://www.rfa.org/mandarin/yataibaodao/huanjing/kw-07062023111918.html/image.jpg" text:style-name="Internet_20_link" text:visited-style-name="Visited_20_Internet_20_Link">
 </text:a>
</text:p>
      <text:p text:style-name="P4">
赵迪表示，现在不仅身边的朋友几乎人人都被封过号，很多她曾在微博、知乎上关注的网络大V们也从疫情开始后，纷纷因为踩到了某些舆论“红线”而被噤声。</text:p>
      <text:p text:style-name="P4">
“当我们主要的一种沟通渠道被切断之后，每个人都会觉得很憋，就像被捂住嘴一样，然后这种情愫就会在心里发酵。所有我们这个时代的人是陷入了一种普遍性的抑郁。”赵迪说。</text:p>
      <text:p text:style-name="P4">
<text:span text:style-name="T4">
“这个社会已经病了”</text:span>
</text:p>
      <text:p text:style-name="P4">
曾在中国专门从事过青少年心理救援项目的任瑞红告诉本台，现在中国年轻人心理问题突出的原因，主要就是源于社会环境的生存高压和不稳定。</text:p>
      <text:p text:style-name="P4">
“中国现在整个大环境，我们都知道经济压力很大，社会保障严重不足，每个人都处在一种担忧的状态下……。很多这一代人是关心政治的，尤其是大城市的，以前他们还可以翻个墙、上个网，发发牢骚，现在肯定是不敢的。”任瑞红认为，中国的年轻人在各种压力下已经被挤压得变形，既看不到希望，也找不到情绪出口。</text:p>
      <text:p text:style-name="P4">
“大部分人的承受力不可能是那么好的，当达到了极致的时候，这种负面情绪就会在整个社会蔓延爆发，（形成）一个社会性的抑郁。” 任瑞红说。</text:p>
      <text:p text:style-name="P4">
前文提到的刘方也告诉记者，现在只要打开社交媒体，每个人都在发泄自己的负能量，几乎每个人心中都有某种疯狂的想法：“这种心理的疾病已经发展到这个阶段，我觉得这不是个人的问题，这已经是一个群体性的创伤了。”</text:p>
      <text:p text:style-name="P4">
赵迪则坦言：“我一直觉得这个社会已经病了，病到如今这种地步也不是靠一贴药或几个医生就能医好的。”她认为，中国社会走到今天，每一个人都有责任，因为很多人都没有做一个好人。“我觉得每个人能够做的，就是从自己做起，不要再去做恶。争取做一个好人，那这样的社会才可能慢慢变好。”</text:p>
      <text:p text:style-name="P4">
（出于安全考量，本文中的青年受访者王霞、小孙、刘方和赵迪均为化名。）</text:p>
      <text:p text:style-name="P4">
记者：凯迪 责编：何平 网编：瑞哲</text:p>
      <text:p text:style-name="P4">
Source: <text:a xlink:type="simple" xlink:href="https://www.rfa.org/mandarin/ytbdzhuantixilie/yiyu/kw-07062023111918.html" text:style-name="Internet_20_link" text:visited-style-name="Visited_20_Internet_20_Link">
https://www.rfa.org/mandarin/ytbdzhuantixilie/yiyu/kw-07062023111918.html</text:a>
</text:p>
      <!--NEWS-->
      <text:h text:style-name="P10" text:outline-level="1">
<text:span text:style-name="T4">
“Twitter杀手”？扎克伯格推出Threads挑战马斯克</text:span>
</text:h>
      <text:p text:style-name="P4">
Creator: MIKE ISAAC</text:p>
      <text:p text:style-name="P4">
Publisher: https://www.facebook.com/nytimeschinese</text:p>
      <text:p text:style-name="P4">
Published Time: 2023-07-06T12:48:39+08:00</text:p>
      <text:p text:style-name="P4">
Description: Threads是Instagram的伴生应用，与Twitter在很多方面非常相似。该产品的推出为扎克伯格与马斯克之间的恩怨火上浇油。近来许多科技企业都试图利用Twitter的混乱获利。 via Meta Instagram周三推出的新应用Threads将允许用户直接导入他们的Instagram关注列表。</text:p>
      <text:p text:style-name="P4">
Images: ["<text:a xlink:type="simple" xlink:href="https://static01.nyt.com/images/2023/07/06/business/06instagram-05/06instagram-05-master1050.png" text:style-name="Internet_20_link" text:visited-style-name="Visited_20_Internet_20_Link">
06instagram-0...</text:a>
"]</text:p>
      <text:p text:style-name="P4">
Category: 科技</text:p>
      <text:p text:style-name="P4">
Type: Article</text:p>
      <!--METADATA-->
      <text:p text:style-name="P4">
<draw:frame draw:style-name="fr1" draw:name="Image251" text:anchor-type="as-char" svg:width="6.9236in" svg:height="3.896998in" draw:z-index="0">
<draw:image xlink:href="../Images/cnnytimes/2023-07-06T12-48-39-08-00/06instagram-05-master1050.png" xlink:type="simple" xlink:show="embed" xlink:actuate="onLoad" draw:mime-type="image/png"/>
</draw:frame>
</text:p>
      <text:p text:style-name="P4">
经过了数月的犹抱琵琶半遮面，马克·扎克伯格的 <text:a xlink:type="simple" xlink:href="https://www.nytimes.com/2023/07/03/technology/meta-app-twitter.html" text:style-name="Internet_20_link" text:visited-style-name="Visited_20_Internet_20_Link">
 Twitter竞品</text:a>
终于千呼万唤始出来。</text:p>
      <text:p text:style-name="P4">
这款名为Threads的新应用于周三发布，是Instagram的伴生应用，后者是扎克伯格公司Meta十多年前收购的热门照片分享网站。Instagram高管的宏愿若得以实现，Threads将会取代竞品Twitter的地位，一些科技从业者已经将其称为“Twitter杀手”。</text:p>
      <text:p text:style-name="P4">
Threads的推出为 <text:a xlink:type="simple" xlink:href="https://cn.nytimes.com/technology/20230703/elon-musk-mark-zuckerberg-cage-match/" text:style-name="Internet_20_link" text:visited-style-name="Visited_20_Internet_20_Link">
 扎克伯格与伊隆·马斯克之间的恩怨</text:a>
 火上浇油，后者去年 <text:a xlink:type="simple" xlink:href="https://www.nytimes.com/2022/10/27/technology/elon-musk-twitter-deal-complete.html" text:style-name="Internet_20_link" text:visited-style-name="Visited_20_Internet_20_Link">
 收购了Twitter</text:a>
 。马斯克通过修改算法和其他功能 <text:a xlink:type="simple" xlink:href="https://www.nytimes.com/2023/04/07/technology/elon-musk-twitter-changes.html" text:style-name="Internet_20_link" text:visited-style-name="Visited_20_Internet_20_Link">
 改变了Twitter的用户体验</text:a>
 ，最近还对用户在该程序上可阅读推文的数量进行 <text:a xlink:type="simple" xlink:href="https://www.nytimes.com/2023/07/01/business/twitter-rate-limit-elon-musk.html" text:style-name="Internet_20_link" text:visited-style-name="Visited_20_Internet_20_Link">
 临时限制</text:a>
 ，引发了公愤。</text:p>
      <text:p text:style-name="P4">
近几个月来，许多科技企业都试图 <text:a xlink:type="simple" xlink:href="https://www.nytimes.com/2022/12/07/technology/twitter-rivals-alternative-platforms.html" text:style-name="Internet_20_link" text:visited-style-name="Visited_20_Internet_20_Link">
 利用Twitter的混乱获利</text:a>
 。不过，依靠Meta雄厚的财力和Instagram每月全球活跃人数超20亿的庞大用户群，Threads还是能赢在起跑线。</text:p>
      <text:p text:style-name="P4">
广告</text:p>
      <text:p text:style-name="P4">
扎克伯格周三在自己的Threads帐号上发文称，他希望这款新应用“在拓展用户的过程中保持友好”，他也认为在这个问题上，“Twitter从来都没有取得应有的成功”。“我们希望以不一样的方式做好这件事，”他表示。</text:p>
      <text:p text:style-name="P4">
以下是关于Threads您需要了解的内容。</text:p>
      <text:p text:style-name="P4">
<text:span text:style-name="T4">
什么是Threads以及它是如何运作的？</text:span>
</text:p>
      <text:p text:style-name="P4">
Threads由Instagram开发，其定位是一款让人们可以进行实时公开对话的应用程序。Threads还有助于推广Instagram这一Meta产品系列中的重头应用程序。</text:p>
      <text:p text:style-name="P4">
“我们的初衷是为各个社群建立一个开放友好的空间，”Instagram负责人亚当·莫塞里在接受采访时表示。</text:p>
      <text:p text:style-name="P4">
Instagram已将Threads深度绑定。目前，有兴趣注册Threads的用户必须先有一个Instagram帐号。Threads的用户名称也必须与Instagram的一样。</text:p>
      <text:p text:style-name="P4">
如果愿意，用户可以直接将Instagram的关注列表导入Threads。Instagram的认证用户也会在Threads得到认证。用户可以将其Threads帐号设为私密或公开。</text:p>
      <text:p text:style-name="P4">
<text:span text:style-name="T4">
Threads与Twitter有何异同？</text:span>
</text:p>
      <text:p text:style-name="P4">
Threads在很多方面几乎与Twitter一模一样。用户可以将大部分以文本为主的信息发布至滚动信息流，关注者和被关注者都可以进行回复。用户还可以在该应用上发布照片或视频。</text:p>
      <text:p text:style-name="P4">
但Threads也不同于Twitter。它目前还不支持Twitter的直接私信功能。Instagram表示，Threads可能会根据新用户的需求增添功能。</text:p>
      <text:p text:style-name="P4">
</text:p>
      <text:p text:style-name="P4">
用户可以在Threads与彼此对话，并发布信息至滚动信息流之中。  via Meta</text:p>
      <text:p text:style-name="P4">
<text:span text:style-name="T4">
Instagram为何要推出Threads？</text:span>
</text:p>
      <text:p text:style-name="P4">
莫塞里表示，过去几年Instagram都在刻意做减法。因此Threads才被分拆成一个单独的应用程序，他说，这样一来Instagram就无需在应用内保留公共对话，从而不会显得过于拥挤混乱。</text:p>
      <text:p text:style-name="P4">
广告</text:p>
      <text:p text:style-name="P4">
莫塞里还说，特别是在社交媒体格局动荡的当下，开发一款新应用的诱惑令人难以抗拒。</text:p>
      <text:p text:style-name="P4">
“让更多的人活跃在公共空间是一种机遇或需求，”他说道，指的是马斯克领导下Twitter的改变。莫塞里还表示，挑战Twitter的机遇“不仅来自其所有权的变化，也因为它的产品变了，以及”马斯克和其他人对这一社交平台的运作方式所做的决策。</text:p>
      <text:p text:style-name="P4">
</text:p>
      <text:p text:style-name="P4">
“我们的初衷是为各个社群建立一个开放友好的空间，”Instagram负责人亚当·莫塞里在谈到Threads时表示。  Ricky Rhodes forThe New York Times</text:p>
      <text:p text:style-name="P4">
去年年底，Instagram就开始发力挑战Twitter，数十名工程师、产品经理和设计师对于竞品应用的研发提出了设想。Meta员工当时讨论的概念包括更广泛地推出一项名为“Instagram笔记”的功能，让用户可以在该网站上分享短消息，以及一款基于Instagram技术的以文本为核心的应用程序。</text:p>
      <text:p text:style-name="P4">
莫塞里说，他和其他主管最终决定在这个领域“赌一把”，开始着手打造后来的Threads。</text:p>
      <text:p text:style-name="P4">
<text:span text:style-name="T4">
Threads如何与其他应用程序配合使用？</text:span>
</text:p>
      <text:p text:style-name="P4">
Instagram的目标是让Threads最终得以接入其所谓的“联邦宇宙”(Fediverse)，这是共享通信协议的各种服务的联合空间。其他如 <text:a xlink:type="simple" xlink:href="https://www.nytimes.com/2022/11/07/technology/mastodon-twitter-elon-musk.html" text:style-name="Internet_20_link" text:visited-style-name="Visited_20_Internet_20_Link">
Mastodon </text:a>
 （另一款社交网络）等应用也以这样的方式运行。</text:p>
      <text:p text:style-name="P4">
广告</text:p>
      <text:p text:style-name="P4">
这听起来似乎专业术语太多。其实Instagram的意思就是希望Threads能更轻松地与其他平台无缝兼容，以此吸引创作者和网红，这样他们就不必在每个应用程序上从头开始营业。</text:p>
      <text:p text:style-name="P4">
例如，如果一位创作者在Threads收获了相当数量的粉丝，他们可以将这些关注者原封不动搬到其他基于相同技术的平台。莫塞里说这将为创作者降低风险，也让他们不用觉得自己被“困在”了某一家平台上。</text:p>
      <text:p text:style-name="P4">
<text:span text:style-name="T4">
Instagram复刻了其他应用程序吗？</text:span>
</text:p>
      <text:p text:style-name="P4">
扎克伯格的Meta公司还拥有Facebook和WhatsApp，长期以来该公司都以复刻竞品功能为部分手段，试图消灭其他社交媒体竞争对手。扎克伯格为人争强好胜，早就想拥有一款能替代Twitter的产品。</text:p>
      <text:p text:style-name="P4">
这种策略并不总能保证成功。例如Facebook早年曾试图复刻昙花一现的通讯应用Snapchat，但最初并没获得太多关注。</text:p>
      <text:p text:style-name="P4">
即便如此，Meta仍在继续模仿竞品。2020年，Meta发布了一款名为 <text:a xlink:type="simple" xlink:href="https://www.nytimes.com/2020/08/05/technology/tiktok-facebook-instagram-reels.html" text:style-name="Internet_20_link" text:visited-style-name="Visited_20_Internet_20_Link">
 Reels</text:a>
 的TikTok复刻品，专注于短视频，此后得到了广泛使用。</text:p>
      <text:p text:style-name="P4">
广告</text:p>
      <text:p text:style-name="P4">
<text:span text:style-name="T4">
哪里可以获取Threads？</text:span>
</text:p>
      <text:p text:style-name="P4">
从周三开始，在美国等100多个国家的苹果应用商店和Google Play商店均可免费下载Threads。它计划将进一步扩充获取渠道。</text:p>
      <text:p text:style-name="P4">
但Meta表示，欧盟不在Threads最初上架的地区之中，这是该公司最大的市场之一。 <text:a xlink:type="simple" xlink:href="https://www.nytimes.com/2022/03/24/technology/eu-regulation-apple-meta-google.html" text:style-name="Internet_20_link" text:visited-style-name="Visited_20_Internet_20_Link">
 《数字市场法案》</text:a>
这一欧盟新法律将在未来几个月生效，该法案将限制大型科技企业跨服务共享数据的方式。Meta表示，在欧盟27个成员国上架Threads之前，该公司需要观望该法案实施的更多细节。</text:p>
      <text:p text:style-name="P4">
Source: <text:a xlink:type="simple" xlink:href="https://cn.nytimes.com/technology/20230706/threads-app-meta-twitter-killer/" text:style-name="Internet_20_link" text:visited-style-name="Visited_20_Internet_20_Link">
https://cn.nytimes.com/technology/20230706/threads-app-meta-twitter-killer/</text:a>
</text:p>
      <!--NEWS-->
      <text:h text:style-name="P10" text:outline-level="1">
<text:span text:style-name="T4">
袁弓夷称无所惧　香港议会年底举行首届选举</text:span>
</text:h>
      <text:p text:style-name="P4">
Author: None</text:p>
      <text:p text:style-name="P4">
Publisher: Radio Free Asia (Organization)</text:p>
      <text:p text:style-name="P4">
Published Time: 2023-07-06T13:40:00-04:00</text:p>
      <text:p text:style-name="P4">
Modified Time: 2023-07-06T14:18:30-04:00</text:p>
      <text:p text:style-name="P4">
Description: None</text:p>
      <text:p text:style-name="P4">
Videos: []</text:p>
      <text:p text:style-name="P4">
Audios: ["<text:a xlink:type="simple" xlink:href="https://www.rfa.org/mandarin/yataibaodao/gangtai/lf-070620230839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4" text:anchor-type="as-char" svg:width="6.9236in" svg:height="5.1927in" draw:z-index="0">
<draw:image xlink:href="../Images/rfamandarin/2023-07-06T13-40-00-04-00/000000.png" xlink:type="simple" xlink:show="embed" xlink:actuate="onLoad" draw:mime-type="image/png"/>
</draw:frame>
香港民主活动人士袁弓夷(右)和何良懋(左)正积极推动"香港议会"。袁弓夷对自己被通缉感到光荣，认为做了对的事情。 <text:a xlink:type="simple" xlink:href="https://www.rfa.org/mandarin/yataibaodao/gangtai/lf-07062023083954.html/@@images/image" text:style-name="Internet_20_link" text:visited-style-name="Visited_20_Internet_20_Link">
</text:a>
记者柳飞拍摄  <text:a xlink:type="simple" xlink:href="https://www.rfa.org/mandarin/yataibaodao/gangtai/lf-07062023083954.html/@@stream" text:style-name="Internet_20_link" text:visited-style-name="Visited_20_Internet_20_Link">
Audio-1-Link：https://www.rfa.org/mandarin/yataibaodao/gangtai/lf-07062023083954.html/@@stream</text:a>
</text:p>
      <text:p text:style-name="P4">
因为推动"香港议会"而遭到香港政府通缉的袁弓夷正在加拿大宣传"香港议会"选举活动。他称通缉令代表自己做了正确的事情，令中国和香港政府感到害怕。不少加拿大港人称不担心安全，届时会参与投票，用选票决定香港未来。</text:p>
      <ul>
        <li>
<text:span text:style-name="T4">
<text:a xlink:type="simple" xlink:href="https://www.rfa.org/mandarin/yataibaodao/gangtai/jw-07032023095306.html" text:style-name="Internet_20_link" text:visited-style-name="Visited_20_Internet_20_Link">
 国安法三周年 香港以"危害国家安全"为名通缉八人 </text:a>
 </text:span>
  * <text:a xlink:type="simple" xlink:href="https://www.rfa.org/mandarin/yataibaodao/gangtai/cl-02202023121035.html" text:style-name="Internet_20_link" text:visited-style-name="Visited_20_Internet_20_Link">
 <text:span text:style-name="T4">
袁弓夷筹组"香港议会" 悉尼港人林松表态参选</text:span>
 </text:a>
</li>
      </ul>
      <text:p text:style-name="P4">
7月5日晚间，温哥华一间餐厅内大约70人欢迎袁弓夷来访，袁弓夷向在场人士说明“香港议会”的运作进度。</text:p>
      <text:p text:style-name="P4">
香港警方本周悬赏通缉被指违反《香港国安法》潜逃海外的8名香港人，其中一人就是袁弓夷。</text:p>
      <text:p text:style-name="P4">
对于通缉令，他说是好事一件，代表自己做了正确的事情，打击到中国政权的要害。“它的要害就是：人民选出来的是它最怕的。它不合法，它说它代表14亿人口，拿证据出来，谁叫你代表？我们选出来，不管选得怎么样，我们是合法的，是全世界承认的。”</text:p>
      <text:p text:style-name="P4">
袁弓夷说，香港需要真正的民主，一人一票决定香港的未来，而香港议会就是为香港人提供安全参与公投的平台。过去2年的积极筹备，如今已大有进展，软硬件多方面都逐渐完善，目前积极鼓励全球港人参选和投票。</text:p>
      <text:p text:style-name="P4">
袁弓夷说，只要是持有香港身份和香港人的下一代都可以投票，预计全球有600万合格选民，计划年底选出35名议员组成首届香港议会。</text:p>
      <text:p text:style-name="P4">
袁弓夷向温哥华港人说明如何透过网络来验证身分，并确保投票过程绝对隐密安全，现场港人认真倾听，也提出很多问题。 (记者柳飞拍摄)  <text:a xlink:type="simple" xlink:href="https://www.rfa.org/mandarin/yataibaodao/gangtai/lf-07062023083954.html/p2-2.jpg" text:style-name="Internet_20_link" text:visited-style-name="Visited_20_Internet_20_Link">
</text:a>
</text:p>
      <text:p text:style-name="P4">
但国安法之下，令香港人心生恐惧，会有多少人愿意出来竞选和投票呢？</text:p>
      <text:p text:style-name="P4">
香港议会筹备会主席何良懋说：“投票是不记名投票，在送票的过程是VPN进行，我们做足了安全保证。这是香港真正住民自决的基础建设。”</text:p>
      <text:p text:style-name="P4">
袁弓夷说，网络公投很简单，透过智能手机对着二维码，两三分钟对着相机就完成了投票过程，整个过程都在VPN虚拟专用网络中进行，中国当局不会知道谁在投票丶在哪里投票，无法追踪纪录。</text:p>
      <text:p text:style-name="P4">
他估计至少有几十万人能出来投票，人多力量大。“人一多它(中共)就没有办法了，若有50万人投票，你怎么抓啊？你抓不了50万人吧！人多其实是最好的保险，你看上海那时候人人拿着一张白纸，它就没有办法了。”</text:p>
      <text:p text:style-name="P4">
参与餐会的老老少少丶男男女女都说不担心安全，愿意去投票。</text:p>
      <text:p text:style-name="P4">
“有一个自己的声音丶选自己的代表，向全世界去游说香港人的权益。”</text:p>
      <text:p text:style-name="P4">
“我们香港人怎么会不挺自己人？肯定要投票啊！香港人加油！”</text:p>
      <text:p text:style-name="P4">
袁弓夷并呼吁加拿大政府支持香港议会，未来让香港议会和渥太华有更多实质合作。</text:p>
      <text:p text:style-name="P4">
记者：柳飞 责编：梒青 网编：瑞哲</text:p>
      <text:p text:style-name="P4">
Source: <text:a xlink:type="simple" xlink:href="https://www.rfa.org/mandarin/yataibaodao/gangtai/lf-07062023083954.html" text:style-name="Internet_20_link" text:visited-style-name="Visited_20_Internet_20_Link">
https://www.rfa.org/mandarin/yataibaodao/gangtai/lf-07062023083954.html</text:a>
</text:p>
      <!--NEWS-->
      <text:h text:style-name="P10" text:outline-level="1">
<text:span text:style-name="T4">
德语媒体：摆脱原材料依赖 时不我待</text:span>
</text:h>
      <text:p text:style-name="P4">
Author: None (Language: zh)</text:p>
      <text:p text:style-name="P4">
Publisher: None</text:p>
      <text:p text:style-name="P4">
Time: 2023-07-06T13:51:00Z</text:p>
      <text:p text:style-name="P4">
Description: 《商报》评论说，欧洲拥有关键金属等矿藏，应当自主开采和加工，即便成本更高。因为这涉及安全问题。《新苏黎世报》就香港活动人士被悬赏通缉写道，民主国家应关注中共在海外的监控活动，并坚决予以制止。</text:p>
      <text:p text:style-name="P4">
Videos: []</text:p>
      <text:p text:style-name="P4">
Images: []</text:p>
      <text:p text:style-name="P4">
Subject: 评论分析</text:p>
      <text:p text:style-name="P4">
Subjects: ['德中关系', '欧债危机', '欧盟', '谷歌', '欧洲', '香港', '德国', '稀土元素', '雨伞革命', '香港政改']</text:p>
      <text:p text:style-name="P4">
Keywords: ['锗 镓', '稀土', '原材料', '关键金属', '出口管制', '中美', '德国', '欧洲', '香港', '悬赏通缉', '悬赏', '海外警察站', '统一战线']</text:p>
      <text:p text:style-name="P4">
ID: 66141108</text:p>
      <!--METADATA-->
      <text:p text:style-name="P4">
<text:a xlink:type="simple" xlink:href="https://www.dw.com/zh/overlay/image/article/66141108/64364413" text:style-name="Internet_20_link" text:visited-style-name="Visited_20_Internet_20_Link">
 </text:a>
</text:p>
      <text:p text:style-name="P4">
瑞典北部发现了可观的稀土矿藏</text:p>
      <text:p text:style-name="P4">
（德国之声中文网）《商报》评论写道："尽管（中国）宣布 <text:a xlink:type="simple" xlink:href="https://www.dw.com/zh/zh/中國管制鎵鍺出口-各國如何嚴防供應鏈中斷/a-66118831" text:style-name="Internet_20_link" text:visited-style-name="Visited_20_Internet_20_Link">
 对镓和锗出口管制 </text:a>
 主要是针对美、日，但 <text:a xlink:type="simple" xlink:href="https://www.dw.com/zh/zh/中国管制镓锗出口德国做好准备了吗/a-66136843" text:style-name="Internet_20_link" text:visited-style-name="Visited_20_Internet_20_Link">
 也可能成为德国和欧洲所需要面对的问题</text:a>
 。"</text:p>
      <text:p text:style-name="P4">
评论写道："单单是理论上的危险就应当足以促使欧盟尽快落实所谓原材料法案，并推动本土生产加工关键金属。"</text:p>
      <text:p text:style-name="P4">
评论写道：" <text:a xlink:type="simple" xlink:href="https://www.dw.com/zh/zh/挪威发现大量稀土矿藏-环保组织担忧/a-64545935" text:style-name="Internet_20_link" text:visited-style-name="Visited_20_Internet_20_Link">
 资源是有的 </text:a>
。瑞典发现了一个石墨矿，可多年供给整个欧洲，该原材料特别对电动汽车电池的生产十分重要。 <text:a xlink:type="simple" xlink:href="https://www.dw.com/zh/zh/瑞典发现欧洲已知最大稀土矿床/a-64378894" text:style-name="Internet_20_link" text:visited-style-name="Visited_20_Internet_20_Link">
 瑞典也发现了大量稀土矿藏</text:a>
。欧洲有很多原材料：比如埃尔茨山脉或莱茵河上游低地有锂矿。该金属几乎存在于世界各地，但几乎仅在中国加工。"</text:p>
      <text:p text:style-name="P4">
评论写道："尽管欧洲有计划首先开采锂矿然后自主加工，但这些项目部分等待政府决策已数年之久。其它如北德施塔德的镓矿生产，则因为没有经济利润而关门大吉。这种情况经常发生，因为另一边是中国国家机器确保本国企业拥有成本最低廉的生产条件。"</text:p>
      <text:p text:style-name="P4">
评论写道，完全取代从中国进口原材料是不可能的，也不是应当追求的目标。"目标应该是，让供应方尽量多样化。 <text:a xlink:type="simple" xlink:href="https://www.dw.com/zh/zh/稀土有多重要中国主导地位为何难以撼动/a-66136145" text:style-name="Internet_20_link" text:visited-style-name="Visited_20_Internet_20_Link">
欧洲目前从中国进口的稀土占到90%。这一比重应该可以明显降低</text:a>
 。"</text:p>
      <text:p text:style-name="P4">
评论写道，关键原材料的生产一部分应当在欧洲进行。"这不是是否盈利的问题，而应当成为一个国家安全问题。"因此，即便成本高也应当是允许的。</text:p>
      <text:p text:style-name="P4">
</text:p>
      <text:p text:style-name="P4">
香港活动人士罗冠聪等八人被港府悬赏通缉</text:p>
      <text:h text:style-name="P12" text:outline-level="3">
<text:span text:style-name="T4">
所谓"国安"其实是当权者想要维护自己的权力</text:span>
</text:h>
      <text:p text:style-name="P4">
《新苏黎世报》写道："信息是明确的：中国的长臂伸向 <text:a xlink:type="simple" xlink:href="https://www.dw.com/zh/zh/港警通緝8位民主人士-國際社會譴責/a-66101360" text:style-name="Internet_20_link" text:visited-style-name="Visited_20_Internet_20_Link">
 海外异见人士 </text:a>
，无论他们是谁，有何种居留权，是哪国国籍。因为，所谓'国家安全'对北京当权者来说指的是他们自己的权力要得到保障。他们感觉受到威胁，因为无法像 <text:a xlink:type="simple" xlink:href="https://www.dw.com/zh/zh/涉嫌金援海外通緝犯-数名港人被捕/a-66130659" text:style-name="Internet_20_link" text:visited-style-name="Visited_20_Internet_20_Link">
在本国领土上那样 </text:a>
 对海外人士严加监控。"</text:p>
      <text:p text:style-name="P4">
文章写道，加大对海外人士的控制，中国所使用的方法并非仅仅是国际悬赏通缉和平示威者这一粗野的方式。中国也在国外 <text:a xlink:type="simple" xlink:href="https://www.dw.com/zh/zh/美國加強打擊中國海外警務站-fbi投入搜查/a-64374464" text:style-name="Internet_20_link" text:visited-style-name="Visited_20_Internet_20_Link">
 运营着一个网络</text:a>
 ，即所谓"统一战线"。</text:p>
      <text:p text:style-name="P4">
文章写道："西班牙非政府组织Safeguard Defenders发现中国在海外有100个 <text:a xlink:type="simple" xlink:href="https://www.dw.com/zh/zh/德语媒体非官方使命-中国海外警察站/a-65531193" text:style-name="Internet_20_link" text:visited-style-name="Visited_20_Internet_20_Link">
 非法警察站</text:a>
。中国政府说，这些办事处是海外华人的服务中心，也是为了打击某些犯罪行为。华人数量很多的意大利有至少11个这样的 <text:a xlink:type="simple" xlink:href="https://www.dw.com/zh/zh/英國中國稱已關閉在英警察站/a-65845374" text:style-name="Internet_20_link" text:visited-style-name="Visited_20_Internet_20_Link">
 办事处</text:a>
 。意大利政府对这个问题不与面对。"</text:p>
      <text:p text:style-name="P4">
"这才是真正的丑闻。如果中国政府能够扼杀在民主国家的反对者，那将是这些国家的羞耻。民主国家必须尽可能了解共产党机器在中国以外日益狡诈的活动，并坚决予以制止。"</text:p>
      <text:p text:style-name="P4">
文章写道："海外华人，无论是学生、学者、艺术家、媒体业者、作家、异见人士、藏人、维吾尔人，都享有他们在民主国家的权利。 <text:a xlink:type="simple" xlink:href="https://www.dw.com/zh/zh/邝颂晴最大的改变是不再有表达的自由/a-66083995" text:style-name="Internet_20_link" text:visited-style-name="Visited_20_Internet_20_Link">
他们必须感到足够的安全，来公开的表达 </text:a>
，参加活动，相互联络，以及建立组织。这一切都是他们在中国被剥夺的权利。"</text:p>
      <text:p text:style-name="P4">
<text:span text:style-name="T5">
摘编自其他媒体的内容，不代表德国之声的立场或观点</text:span>
</text:p>
      <text:p text:style-name="P4">
Source: <text:a xlink:type="simple" xlink:href="https://www.dw.com/zh/德语媒体：摆脱原材料依赖-时不我待/a-66141108" text:style-name="Internet_20_link" text:visited-style-name="Visited_20_Internet_20_Link">
https://www.dw.com/zh/德语媒体：摆脱原材料依赖-时不我待/a-66141108?maca=chi-rss-chi-all-1127-rdf</text:a>
</text:p>
      <!--NEWS-->
      <text:h text:style-name="P10" text:outline-level="1">
<text:span text:style-name="T4">
报道：普里戈任返俄收回100亿卢布和被扣武器</text:span>
</text:h>
      <text:p text:style-name="P4">
Author: 联合早报 (Person)</text:p>
      <text:p text:style-name="P4">
Publisher: 联合早报 (Organization)</text:p>
      <text:p text:style-name="P4">
Published Time: 2023-07-06T13:52</text:p>
      <text:p text:style-name="P4">
Modified Time: 2023-07-06T14:05</text:p>
      <text:p text:style-name="P4">
Description: 多家媒体援引一家俄罗斯媒体的消息曝出，俄罗斯雇佣兵组织“瓦格纳”集团创始人普里戈任应邀返回俄罗斯，取回此前被俄没收的武器，其中包括一支俄国防部长绍伊古送的手枪。但这一消息尚未得到俄...</text:p>
      <text:p text:style-name="P4">
Videos: []</text:p>
      <text:p text:style-name="P4">
Audios: []</text:p>
      <text:p text:style-name="P4">
Images: []</text:p>
      <text:p text:style-name="P4">
Type: NewsArticle</text:p>
      <text:p text:style-name="P4">
Breadcrumbs: ['即时', '国际']</text:p>
      <text:p text:style-name="P4">
Keywords: ['俄罗斯', '俄罗斯兵变', '俄乌战争']</text:p>
      <!--METADATA-->
      <text:p text:style-name="P4">
多家媒体援引一家俄罗斯媒体的消息曝出，俄罗斯雇佣兵组织“瓦格纳”集团创始人普里戈任应邀返回俄罗斯，取回此前被俄没收的武器，其中包括一支俄国防部长绍伊古送的手枪。但这一消息尚未得到俄官方证实。</text:p>
      <text:p text:style-name="P4">
中国通讯社报道，据圣彼得堡新闻网站“Fontanka.ru”爆料，星期二（7月4日）晚上有人看到普里戈任乘坐的宝马7系轿车抵达俄联邦安全局在圣彼得堡的办公室，他的安保人员乘坐另一辆车陪同。</text:p>
      <text:p text:style-name="P4">
报道说，此前，俄罗斯安全部门已邀请普里戈任取回他的枪支，这些枪支是在6月24日对他位于圣彼得堡郊区的豪宅进行搜查时没收的。</text:p>
      <text:p text:style-name="P4">
《纽约邮报》尤其提到，普里戈任还取回一把刻有他名字的格洛克手枪，这是俄罗斯国防部长绍伊古在“瓦格纳事件”发生前送给他的礼物。</text:p>
      <text:p text:style-name="P4">
报道称，目前还不清楚普里戈任是否会立即回到白罗斯。</text:p>
      <text:p text:style-name="P4">
据报道，上星期天（2日），调查人员已将此前在圣彼得堡查获的100亿卢布（1.49亿新元）现金、美元和金条归还给普里戈任。</text:p>
      <text:p text:style-name="P4">
普里戈任6月23日宣布为“正义而行军”，他的部队过后控制俄罗斯南部罗斯托夫的俄军总部，接着北上向莫斯科挺进。 <text:a xlink:type="simple" xlink:href="https://www.zaobao.com/keywords/e-luo-si-bing-bian" text:style-name="Internet_20_link" text:visited-style-name="Visited_20_Internet_20_Link">
 兵变</text:a>
 危机在一天后解除。</text:p>
      <text:p text:style-name="P4">
Source: <text:a xlink:type="simple" xlink:href="https://www.zaobao.com.sg/realtime/world/story20230706-1411197" text:style-name="Internet_20_link" text:visited-style-name="Visited_20_Internet_20_Link">
https://www.zaobao.com.sg/realtime/world/story20230706-1411197</text:a>
</text:p>
      <!--NEWS-->
      <text:h text:style-name="P10" text:outline-level="1">
<text:span text:style-name="T4">
医渡科技遭遇“长新冠” (Free Version)</text:span>
</text:h>
      <text:p text:style-name="P4">
Authors: ['咏竹坊']</text:p>
      <text:p text:style-name="P4">
Publisher: 英国《金融时报》</text:p>
      <text:p text:style-name="P4">
Time: 2023-07-06T14:06:26+00:00</text:p>
      <text:p text:style-name="P4">
Published Time: 2023-07-05T12:00:99+08:00</text:p>
      <text:p text:style-name="P4">
Modified Time: 2023-07-06T10:06:99+08:00</text:p>
      <text:p text:style-name="P4">
Description: 在截至今年3月的六个月里，医渡科技营收下降55%。分析机构预计这家医疗数据公司今年将回归增长，但它还需要证明其盈利能力。</text:p>
      <text:p text:style-name="P4">
Images: []</text:p>
      <text:p text:style-name="P4">
Themes: ['专栏', '咏竹坊', '关注']</text:p>
      <text:p text:style-name="P4">
Keywords: ['咏竹坊']</text:p>
      <text:p text:style-name="P4">
Type: Article</text:p>
      <!--METADATA-->
      <text:p text:style-name="P4">
<text:span text:style-name="T4">
作者西一羊，本文只代表作者本人观点。</text:span>
</text:p>
      <text:p text:style-name="P4">
自从去年底，北京方面取消了“清零”政策，结束了对企业造成严重冲击的惩罚性控制措施后，中国企业普遍出现反弹。但医疗大数据专家医渡科技有限公司(2158.HK)却截然相反，在去年早些时候营收开始萎缩后，业务加速下滑。</text:p>
      <text:p text:style-name="P4">
Source: <text:a xlink:type="simple" xlink:href="http://www.ftchinese.com/story/001100181" text:style-name="Internet_20_link" text:visited-style-name="Visited_20_Internet_20_Link">
http://www.ftchinese.com/story/001100181</text:a>
</text:p>
      <!--NEWS-->
      <text:h text:style-name="P10" text:outline-level="1">
<text:span text:style-name="T4">
美国“坚决”反对中国限制镓锗出口 召集盟友建立关键供应链韧性</text:span>
</text:h>
      <text:p text:style-name="P4">
Author: chinese@voanews.com (杨安)</text:p>
      <text:p text:style-name="P4">
Publisher: 美国之音中文网 (Type: NewsMediaOrganization)</text:p>
      <text:p text:style-name="P4">
Published Time: 2023-07-06T14:06:36+08:00</text:p>
      <text:p text:style-name="P4">
Modified Time: 2023-07-06 18:37:02Z</text:p>
      <text:p text:style-name="P4">
Description: 中国以维护国家安全和利益为由，8月起针对镓和锗这两项稀有金属实施出口管制。美国商务部发言人对此表示，美国“坚决”反对这项出口管制，并将与盟友一起合作，建立起关键供应链的韧性。</text:p>
      <text:p text:style-name="P4">
Videos: []</text:p>
      <text:p text:style-name="P4">
Images: []</text:p>
      <text:p text:style-name="P4">
Categories: ['美国', '经济·金融·贸易', '中国']</text:p>
      <text:p text:style-name="P4">
Type: None</text:p>
      <!--METADATA-->
      <text:p text:style-name="P4">
NoneNone</text:p>
      <text:p text:style-name="P4">
Source: <text:a xlink:type="simple" xlink:href="https://www.voachinese.com/a/us-opposes-china-s-new-export-ban-as-yellen-visits-beijing-20230706/7169257.html" text:style-name="Internet_20_link" text:visited-style-name="Visited_20_Internet_20_Link">
https://www.voachinese.com/a/us-opposes-china-s-new-export-ban-as-yellen-visits-beijing-20230706/7169257.html</text:a>
</text:p>
      <!--NEWS-->
      <text:h text:style-name="P10" text:outline-level="1">
<text:span text:style-name="T4">
拜登政府为何支持以色列屡次袭击巴勒斯坦人？</text:span>
</text:h>
      <text:p text:style-name="P4">
Author: 半岛电视台</text:p>
      <text:p text:style-name="P4">
Publisher: Al Jazeera</text:p>
      <text:p text:style-name="P4">
Published Time: 2023-07-06T14:07:02</text:p>
      <text:p text:style-name="P4">
Modified Time: 2023-07-06T14:07:02</text:p>
      <text:p text:style-name="P4">
Description: 乔·拜登总统政府支持以色列侵略杰宁难民营的立场，与此前支持以色列2021年5月侵略加沙地带或多次袭击约旦河西岸城市的立场，没有什么不同。</text:p>
      <text:p text:style-name="P4">
Images: ["<text:a xlink:type="simple" xlink:href="https://chinese.aljazeera.net/wp-content/uploads/2023/07/1-1688651308.png" text:style-name="Internet_20_link" text:visited-style-name="Visited_20_Internet_20_Link">
1-1688651308.png</text:a>
", "<text:a xlink:type="simple" xlink:href="https://chinese.aljazeera.net/wp-content/uploads/2023/07/1-1688651505.jpg" text:style-name="Internet_20_link" text:visited-style-name="Visited_20_Internet_20_Link">
1-1688651505.jpg</text:a>
", "<text:a xlink:type="simple" xlink:href="https://chinese.aljazeera.net/wp-content/uploads/2023/07/1-1688651556.png" text:style-name="Internet_20_link" text:visited-style-name="Visited_20_Internet_20_Link">
1-1688651556.png</text:a>
"]</text:p>
      <text:p text:style-name="P4">
Topics: ['专家专栏', '中东', '巴勒斯坦问题', '政治', '新闻', '评论']</text:p>
      <text:p text:style-name="P4">
Keywords: ['专家专栏', '中东', '巴勒斯坦问题', '政治', '新闻', '评论', '以色列', '巴勒斯坦']</text:p>
      <text:p text:style-name="P4">
Type: Article</text:p>
      <!--METADATA-->
      <text:p text:style-name="P4">
<draw:frame draw:style-name="fr1" draw:name="Image260" text:anchor-type="as-char" svg:width="6.9236in" svg:height="4.612736in" draw:z-index="0">
<draw:image xlink:href="../Images/Aljazeera Chinese/2023-07-06T14-07-02/1-1688651308.png" xlink:type="simple" xlink:show="embed" xlink:actuate="onLoad" draw:mime-type="image/png"/>
</draw:frame>
拜登政府在以色列最近对杰宁的侵略中确认支持以色列的安全，却忽视了巴勒斯坦平民（路透）</text:p>
      <text:p text:style-name="P4">
乔·拜登总统政府支持以色列侵略杰宁难民营的立场，与此前支持以色列2021年5月侵略加沙地带或多次袭击约旦河西岸城市的立场，没有什么不同。</text:p>
      <text:p text:style-name="P4">
美国分析人士表示，美国对以色列坚定不移的支持促成并鼓励了以色列右翼政府在被占领的约旦河西岸针对巴勒斯坦人的暴力不断升级，杰宁难民营事件就是其中最新事态发展。</text:p>
      <text:p text:style-name="P4">
自 2022 年底本杰明·内塔尼亚胡总理的极右翼政府成立以来，以色列几乎每天都对约旦河西岸的城市和营地发动军事袭击，造成包括儿童在内的巴勒斯坦平民死亡。</text:p>
      <text:p text:style-name="P4">
另一方面，以色列试图通过增加受以色列军队保护的定居者数量以及批准修建新定居点，来扩大巴勒斯坦被占领土上的非法定居点。</text:p>
      <text:p text:style-name="P4">
在乔·拜登政府谴责定居者暴力并表示反对内塔尼亚胡定居点政策之际，美国政府在一切可能的场合一遍又一遍地重申对以色列的支持。</text:p>
      <text:p text:style-name="P4">
以色列军队周一和周二对人口稠密的杰宁难民营进行了空袭和地面袭击，数百名士兵参与其中，白宫再次确认了所谓的以色列“自卫权”。</text:p>
      <text:p text:style-name="P4">
白宫在声明中谈及，“我们支持以色列的安全及其保护其人民免受哈马斯、伊斯兰圣战组织和其他恐怖组织侵害的权利，” 白宫声明无视巴勒斯坦平民，也没有呼吁降级。</text:p>
      <text:p text:style-name="P4">
华盛顿中东研究所巴勒斯坦项目主任哈立德·阿尔·朱迪（Khaled Al-Jundi）在推特上写道：“不需要天才就能明白，以色列对杰宁的致命、大规模、大规模的袭击只会助长更多的暴力和极端主义，对于拜登政府来说，给予其无限的、不加批判的支持，往好了说就是不负责任，往坏了说就是战争罪的共谋。”</text:p>
      <text:p text:style-name="P4">
<draw:frame draw:style-name="fr1" draw:name="Image261" text:anchor-type="as-char" svg:width="6.9236in" svg:height="3.8941in" draw:z-index="0">
<draw:image xlink:href="../Images/Aljazeera Chinese/2023-07-06T14-07-02/1-1688651505.jpg" xlink:type="simple" xlink:show="embed" xlink:actuate="onLoad" draw:mime-type="image/jpeg"/>
</draw:frame>
 以色列确认华盛顿参与杰宁行动信息的迹象</text:p>
      <text:h text:style-name="P13" text:outline-level="4">
<text:span text:style-name="T4">
“以色列自卫权”谎言</text:span>
</text:h>
      <text:p text:style-name="P4">
以色列在美国最大的游说团体美国以色列公共事务委员会（AIPAC）宣扬这样一种说法：“巴勒斯坦权力机构失去了对杰宁的安全控制，这使其成为伊朗支持的恐怖主义温床，并迫使以色列军队加大反恐力度，以阻止袭击并保护以色列平民，美国必须继续支持其盟友以色列。”</text:p>
      <text:p text:style-name="P4">
“以色列游说团”的努力源于“以色列自卫权”，这使得白宫和国务院在以色列发生任何事故或袭击事件后更容易重复这句话，而不是追究责任。</text:p>
      <text:p text:style-name="P4">
宣扬以色列立场不仅限于这些游说组织，许多国会议员、参众两院议员和参议员都绝对支持以色列的侵略行为，并重复着“以色列自卫权”这句话。</text:p>
      <text:p text:style-name="P4">
这与许多美国官员及前和平进程特使的立场不谋而合，例如巴拉克·奥巴马时代和平进程谈判代表丹尼斯·罗斯。</text:p>
      <text:p text:style-name="P4">
罗斯在推特上写道：“尽管以色列人通过示威来保护他们的民主，但以色列军队正在追捕在杰宁建立的恐怖分子，并发现了武器、炸药和炸弹制造实验室，在以色列，抗议活动并不是以色列软弱的表现，而是力量的表现。”</text:p>
      <text:p text:style-name="P4">
<draw:frame draw:style-name="fr1" draw:name="Image262" text:anchor-type="as-char" svg:width="6.9236in" svg:height="4.918454in" draw:z-index="0">
<draw:image xlink:href="../Images/Aljazeera Chinese/2023-07-06T14-07-02/1-1688651556.png" xlink:type="simple" xlink:show="embed" xlink:actuate="onLoad" draw:mime-type="image/png"/>
</draw:frame>
拜登总统将对以色列的支持视为“非常个人和终身的承诺”（路透）</text:p>
      <text:h text:style-name="P13" text:outline-level="4">
<text:span text:style-name="T4">
亲以色列的拜登</text:span>
</text:h>
      <text:p text:style-name="P4">
拜登半个多世纪的从政经历构成了他对保护以色列安全和加强美以伙伴关系的坚定承诺的长期记录，在 2020年竞选期间，他认为自己对以色列的支持“非常个人化，并贯穿他的整个职业生涯”。</text:p>
      <text:p text:style-name="P4">
尽管拜登承诺恢复指导美国外交应对以色列-巴勒斯坦冲突的指导原则，包括支持两国方案、反对以色列吞并土地和修建定居点，他没有放弃特朗普将华盛顿大使馆迁至耶路撒冷或承认耶路撒冷为以色列首都的决定，并且没有重新开放美国驻东耶路撒冷领事馆。</text:p>
      <text:p text:style-name="P4">
拜登政府确认，其仍然计划重新开放前总统唐纳德·特朗普于 2019年关闭的驻耶路撒冷领事馆，但并未提供时间表，也没有朝这个方向启动任何实际措施，因为这担心激怒以色列。</text:p>
      <text:h text:style-name="P13" text:outline-level="4">
<text:span text:style-name="T4">
一场无休止的消耗战</text:span>
</text:h>
      <text:p text:style-name="P4">
卡内基国际和平基金会专家、美国前中东和平谈判代表亚伦·大卫·米勒表示，“由于约旦河西岸缺乏反恐行动的政治战略，哈马斯和伊斯兰圣战组织将在多条战线的消耗战中包围以色列，削弱巴勒斯坦权力机构，并使以色列对约旦河西岸负责，这将让以色列极端分子斯莫特里奇和本·格维尔感到高兴。”</text:p>
      <text:p text:style-name="P4">
拜登政府不希望约旦河西岸局势爆发并失控，不过，在优先考虑与阿拉伯国家建立正式外交关系的情况下，它不会将与以色列的关系置于危险之中，沙特阿拉伯王国将其作为特别优先事项，并将其置于其中东目标的首要位置。</text:p>
      <text:p text:style-name="P4">
在此背景下，前官员、中东研究所副所长布莱恩·卡图利斯赞扬拜登任命前驻以色列大使丹尼尔·沙比尔负责地区一体化，他认为这是促进整个地区稳定与繁荣的机会。</text:p>
      <text:p text:style-name="P4">
卡图利斯指出，华盛顿今年采取了一些重大外交措施，以促进整个中东局势的缓和。</text:p>
      <text:p text:style-name="P4">
Source: <text:a xlink:type="simple" xlink:href="https://chinese.aljazeera.net/opinions/expert-column/2023/7/6/%e6%8b%9c%e7%99%bb%e6%94%bf%e5%ba%9c%e4%b8%ba%e4%bd%95%e6%94%af%e6%8c%81%e4%bb%a5%e8%89%b2%e5%88%97%e5%b1%a1%e6%ac%a1%e8%a2%ad%e5%87%bb%e5%b7%b4%e5%8b%92%e6%96%af%e5%9d%a6%e4%ba%ba" text:style-name="Internet_20_link" text:visited-style-name="Visited_20_Internet_20_Link">
https://chinese.aljazeera.net/opinions/expert-column/2023/7/6/%e6%8b%9c%e7%99%bb%e6%94%bf%e5%ba%9c%e4%b8%ba%e4%bd%95%e6%94%af%e6%8c%81%e4%bb%a5%e8%89%b2%e5%88%97%e5%b1%a1%e6%ac%a1%e8%a2%ad%e5%87%bb%e5%b7%b4%e5%8b%92%e6%96%af%e5%9d%a6%e4%ba%ba</text:a>
</text:p>
      <!--NEWS-->
      <text:h text:style-name="P10" text:outline-level="1">
<text:span text:style-name="T4">
"九段线"又惹祸 越南审查Blackpink音乐会公司网页</text:span>
</text:h>
      <text:p text:style-name="P4">
Author: None (Language: zh)</text:p>
      <text:p text:style-name="P4">
Publisher: None</text:p>
      <text:p text:style-name="P4">
Time: 2023-07-06T14:09:00Z</text:p>
      <text:p text:style-name="P4">
Description: 《芭比娃娃》刚刚因场景出现反映中国对南海领土主张的“九段线”而在越南遭禁映，韩国当红天团Blackpink越南巡演的主办公司又因同样的问题受到越南文化当局审查。</text:p>
      <text:p text:style-name="P4">
Videos: []</text:p>
      <text:p text:style-name="P4">
Images: []</text:p>
      <text:p text:style-name="P4">
Subject: 时政风云</text:p>
      <text:p text:style-name="P4">
Subjects: ['专题报道：习近平访美', '岛屿主权争端', '南中国海主权争端', '越南']</text:p>
      <text:p text:style-name="P4">
Keywords: ['越南', '芭比', '九段线', '南海', '主权争议', '领海', 'Blackpink', 'K-Pop']</text:p>
      <text:p text:style-name="P4">
ID: 66141597</text:p>
      <!--METADATA-->
      <text:p text:style-name="P4">
<text:a xlink:type="simple" xlink:href="https://www.dw.com/zh/overlay/image/article/66141597/65370607" text:style-name="Internet_20_link" text:visited-style-name="Visited_20_Internet_20_Link">
 </text:a>
</text:p>
      <text:p text:style-name="P4">
Blackpink将于7月底举行在越南的首次演出</text:p>
      <text:p text:style-name="P4">
（德国之声中文网）韩国K-pop女团Blackpink在越南展开巡演之前，越南当局对该乐队巡演主办公司的网页进行了检查。因为有粉丝举报该网页上有一张标记了“九段线”的南中国海地图。</text:p>
      <text:p text:style-name="P4">
此前，越南官方媒体报道称，越南禁止华纳兄弟公司备受期待的电影 <text:a xlink:type="simple" xlink:href="https://www.dw.com/zh/zh/指控地图辱越-越南禁映芭比娃娃/a-66102603" text:style-name="Internet_20_link" text:visited-style-name="Visited_20_Internet_20_Link">
 《芭比娃娃》在该国上映</text:a>
，因为其中一个场景的地图显示了中国在南中国海单方面的领土主张。中国地图上使用U形“九段线”来标示其对南海大部分地区的领土主张，其中包括越南认为属于其大陆架的大片地区。越南已经在该地区开采石油。</text:p>
      <text:p text:style-name="P4">
越南文化部本周三（7月5日）表示，已下令对该网站进行检查，“以核实对组织Blackpink演唱会的公司宣扬九段线的怀疑。”文化部没有回应路透社有关检查结果的问询。越南网民投诉称公司网页出现标有九段线的地图。</text:p>
      <text:p text:style-name="P4">
</text:p>
      <text:p text:style-name="P4">
中国主张的南海“九段线”</text:p>
      <text:p text:style-name="P4">
演唱会的主办方——中国的 iME娱乐集团和Blackpink的韩国经纪公司YGEntertainment也没有回应路透社的询问。据报道，iME娱乐的网页周四无法访问，路透社看到的最后更新于7月4日的缓存版本，显示了一条模糊的九段线。</text:p>
      <text:p text:style-name="P4">
长期以来，越南和中国对南中国海的主权存在争议。越南曾多次指责中国船只侵犯其领海。2016年7月，设在海牙的国际仲裁法院做出裁决，认为在《联合国海洋法公约》下中国对南海自然资源不享有基于“九段线”的历史性权利。中国拒绝承认该裁决。</text:p>
      <text:p text:style-name="P4">
Blackpink是目前乐坛人气最盛的女子组合之一。该乐队计划7月底在河内举行首次巡演。Blackpink看来已成为又一个因触碰了“九段线”这一敏感话题在越南遇到麻烦的娱乐企业。</text:p>
      <text:p text:style-name="P4">
2019年，越南政府禁止了梦工厂的动画电影《雪人奇缘》，去年又以同样的理由 <text:a xlink:type="simple" xlink:href="https://www.dw.com/zh/zh/九段线又惹祸了好莱坞新片在越南被禁/a-61111506" text:style-name="Internet_20_link" text:visited-style-name="Visited_20_Internet_20_Link">
 禁止了索尼的动作片《神秘海域》</text:a>
。Netflix还于2021年因为“九段线”争议 <text:a xlink:type="simple" xlink:href="https://www.dw.com/zh/zh/九段线地图再引争议-netflix下架澳影集片段/a-59691202" text:style-name="Internet_20_link" text:visited-style-name="Visited_20_Internet_20_Link">
 下架了一部澳大利亚间谍剧《松树谷底》</text:a>
 。</text:p>
      <text:p text:style-name="P4">
</text:p>
      <text:p text:style-name="P4">
《芭比娃娃》也因出现“九段线”在越南被禁</text:p>
      <text:p text:style-name="P4">
（路透社）</text:p>
      <text:p text:style-name="P4">
Source: <text:a xlink:type="simple" xlink:href="https://www.dw.com/zh/九段线-又惹祸-越南审查blackpink音乐会公司网页/a-66141597" text:style-name="Internet_20_link" text:visited-style-name="Visited_20_Internet_20_Link">
https://www.dw.com/zh/九段线-又惹祸-越南审查blackpink音乐会公司网页/a-66141597?maca=chi-rss-chi-all-1127-rdf</text:a>
</text:p>
      <!--NEWS-->
      <text:h text:style-name="P10" text:outline-level="1">
<text:span text:style-name="T4">
主导地位增强 中国国产车有望今年占据一半国内市场</text:span>
</text:h>
      <text:p text:style-name="P4">
Author: chinese@voanews.com (金谷)</text:p>
      <text:p text:style-name="P4">
Publisher: 美国之音中文网 (Type: NewsMediaOrganization)</text:p>
      <text:p text:style-name="P4">
Published Time: 2023-07-06T14:22:02+08:00</text:p>
      <text:p text:style-name="P4">
Modified Time: 2023-07-06 06:22:02Z</text:p>
      <text:p text:style-name="P4">
Description: 国际商业咨询公司艾睿铂（AlixPartners）周三（7月5日）表示，由于在电动汽车领域日益占据主导地位，中国汽车品牌今年有望占其国内市场汽车销量的50%以上。这将是中国汽车制造商首次在中国、也就是全球最大的汽车市场掌握大部分市场份额。</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ese-brands-to-take-majority-of-domestic-auto-market-20230706/7169261.html" text:style-name="Internet_20_link" text:visited-style-name="Visited_20_Internet_20_Link">
https://www.voachinese.com/a/chinese-brands-to-take-majority-of-domestic-auto-market-20230706/7169261.html</text:a>
</text:p>
      <!--NEWS-->
      <text:h text:style-name="P10" text:outline-level="1">
<text:span text:style-name="T4">
抵达中国 耶伦：避免误会 相互沟通</text:span>
</text:h>
      <text:p text:style-name="P4">
Author: None (Language: zh)</text:p>
      <text:p text:style-name="P4">
Publisher: None</text:p>
      <text:p text:style-name="P4">
Time: 2023-07-06T14:27:00Z</text:p>
      <text:p text:style-name="P4">
Description: 美国财长耶伦本周四抵达中国，她表示此次访问给双方提供了沟通和避免误解的机会。中国财政部国际经济关系司司长杨英明及美国驻华大使伯恩斯在机场迎接。她此次访问都会与中方哪些官员会面？</text:p>
      <text:p text:style-name="P4">
Videos: []</text:p>
      <text:p text:style-name="P4">
Images: []</text:p>
      <text:p text:style-name="P4">
Subject: 经济纵横</text:p>
      <text:p text:style-name="P4">
Subjects: ['奥巴马', '岛屿主权争端', '专题报道：全景观看“习马会”', '中国', '中共十九大', '美国', '德中关系', '中美关系']</text:p>
      <text:p text:style-name="P4">
Keywords: ['耶伦', '美国', '中国', '经济', '中美', '拜登']</text:p>
      <text:p text:style-name="P4">
ID: 66142735</text:p>
      <!--METADATA-->
      <text:p text:style-name="P4">
<text:a xlink:type="simple" xlink:href="https://www.dw.com/zh/overlay/image/article/66142735/66136239" text:style-name="Internet_20_link" text:visited-style-name="Visited_20_Internet_20_Link">
 </text:a>
</text:p>
      <text:p text:style-name="P4">
财政部国际经济关系司司长杨英明及美国驻华大使伯恩斯到机场迎接耶伦</text:p>
      <text:p text:style-name="P4">
（德国之声中文网）美国财长耶伦已开启了为期4天的中国之旅。周四（7月6日）在抵达北京后不久，她在推特上表示：“我们寻求对美国工人和企业有益的健康的经济竞争，并希望在全球挑战中合作。”她指出，这次访问给双方提供了沟通和避免误解的机会。然而，耶伦也明确表示，如果需要，将采取措施“保护我们国家的安全”。</text:p>
      <text:p text:style-name="P4">
法新社报道，财政部国际经济关系司司长杨英明及美国驻华大使伯恩斯（NicholasBurns）到机场迎接。美国高级官员透露，她周五会和中国国务院总理李强会面，与前副总理刘鹤交流，预计耶伦会与刘就两国的经济状况以及全球前景交换意见。她还会出席由中国前央行行长周小川主持的晚宴。外界也关注她是否与中国新任国务院副总理何立峰会面。她也料将与在中国的美国企业代表举行会面，<text:a xlink:type="simple" xlink:href="https://www.dw.com/zh/zh/中国反间谍法生效-外企忧心忡忡/a-66088954" text:style-name="Internet_20_link" text:visited-style-name="Visited_20_Internet_20_Link">
 中国从本月初开始实施修订的《反间谍法》 </text:a>
，许多在华外企都感到紧张和担忧，因为新法可能给外国企业和个人带来更多法律风险。</text:p>
      <ul>
        <li>
</li>
      </ul>
      <h5>
谁发明了 “去风险”？</h5>
      <text:h text:style-name="P12" text:outline-level="3">
<text:span text:style-name="T4">
冯德莱恩智库演讲</text:span>
</text:h>
      <text:p text:style-name="P4">
2023年3月30日，欧盟委员会主席冯德莱恩在布鲁塞尔两个欧洲智库主办的活动中用英语发表演讲。她指出中国和欧洲之间的经济关系正变得越来越不平衡，中国“明确地将军事和商业领域融合在一起”的做法给欧洲安全带来了风险，因此需要去风险，并且更好地运用现有工具，以维护欧洲经济利益。“我们之间的关系不是非黑即白，而我们的答案也不可能如此。因此我们必须聚焦于去风险（De-Risking），而不是脱钩。”</text:p>
      <ul>
        <li>
</li>
      </ul>
      <h5>
谁发明了 “去风险”？</h5>
      <text:h text:style-name="P12" text:outline-level="3">
<text:span text:style-name="T4">
对华关系新的关键词</text:span>
</text:h>
      <text:p text:style-name="P4">
冯德莱恩的讲话获得了巨大关注。“去风险”这个说法也随即开始在德国和美国被媒体和政界人士引用。《纽约时报》认为，这一表述是对欧盟对华关系新的概括，德国和法国外交官此后在国际组织中推广“去风险”的概念，并使之体现在当年5月广岛G7峰会声明的内容中。德国《明镜》周刊则指出，冯德莱恩希望在用词上保留空间，与美国一段时间以来使用的“脱钩”有所区别。</text:p>
      <ul>
        <li>
</li>
      </ul>
      <h5>
谁发明了 “去风险”？</h5>
      <text:h text:style-name="P12" text:outline-level="3">
<text:span text:style-name="T4">
依赖是个“好选择”？</text:span>
</text:h>
      <text:p text:style-name="P4">
德国外长贝尔博克4月中访华期间也表示，德国并非要与中国“脱钩”，而是要“降低风险”，就是说欧洲应降低对中国“不健康”的依赖。同时出席记者会的中国外长秦刚则回应说，“中德是伙伴，不是对手”，双方在供应链上相互依赖“是市场规则下最优的选择”；只要两国都保持开放，“就没有必要担心所谓的依赖”。</text:p>
      <ul>
        <li>
</li>
      </ul>
      <h5>
谁发明了 “去风险”？</h5>
      <text:h text:style-name="P12" text:outline-level="3">
<text:span text:style-name="T4">
肖尔茨是始作俑者？</text:span>
</text:h>
      <text:p text:style-name="P4">
有德国媒体注意到，最早公开使用“去风险”一词的并不是冯德莱恩，而是德国总理肖尔茨。2022年11月德国《明星》杂志（Stern）在肖尔茨访华前的一篇报道中引述他谈到对中国产业链的依赖性时说到：“去风险和多样化是当务之急。”但当时这一说法并未引起特别的舆论关注。</text:p>
      <ul>
        <li>
</li>
      </ul>
      <h5>
谁发明了 “去风险”？</h5>
      <text:h text:style-name="P12" text:outline-level="3">
<text:span text:style-name="T4">
金融术语</text:span>
</text:h>
      <text:p text:style-name="P4">
“去风险”（De-Risking）一词并非新近的发明，而是一个金融行业的术语，指的是银行或投资者收缩或终止交易关系，以降低支付违约的风险。而欧盟执委会主席冯德莱恩在2023年1月，亦曾在世界经济论坛上表示，欧盟虽需要“与中国合作和贸易”，但仍须修正与中国的商业交易方向，寻求与这个世界第二大经济体“降低风险，而非脱鈎”。</text:p>
      <ul>
        <li>
</li>
      </ul>
      <h5>
谁发明了 “去风险”？</h5>
      <text:h text:style-name="P12" text:outline-level="3">
<text:span text:style-name="T4">
沙利文：免受胁迫</text:span>
</text:h>
      <text:p text:style-name="P4">
华盛顿的官员也开始使用“去风险”的表述。今年4月底，美国国家安全顾问沙利文（JakeSullivan）在华盛顿布鲁金斯学会发表讲话时表示，“去风险意味著拥有弹性的有效供应链，并确保我们不会受到任何国家的胁迫。”“我们只是要确保美国和盟国的技术，不会被用来对付我们自己，”而并不是要切断贸易，他强调，“正如冯德莱恩主席不久前所说的。”</text:p>
      <ul>
        <li>
</li>
      </ul>
      <h5>
谁发明了 “去风险”？</h5>
      <text:h text:style-name="P12" text:outline-level="3">
<text:span text:style-name="T4">
跨大西洋共识</text:span>
</text:h>
      <text:p text:style-name="P4">
德国《商报》指出，在这个问题上，冯德莱恩、德国总理肖尔茨以及美国国家安全顾问苏利文显然已经形成了共识。“同'脱钩'不同的是，'去风险'的目的并不是要在经济上孤立中国，而是要增强欧洲自身的经济抗压能力。”</text:p>
      <ul>
        <li>
</li>
      </ul>
      <h5>
谁发明了 “去风险”？</h5>
      <text:h text:style-name="P12" text:outline-level="3">
<text:span text:style-name="T4">
G7峰会余音</text:span>
</text:h>
      <text:p text:style-name="P4">
5月的广岛G7峰会结束后，英国首相苏纳克（左二）对媒体表示，英国和G7集团其它国家在共同寻找方法，减少中国带来的挑战。“这一切都是关于去风险，而不是脱钩。”他补充说：“我们（七国集团）正在采取措施防止中国利用经济胁迫来干涉其他国家的主权事务。”</text:p>
      <ul>
        <li>
</li>
      </ul>
      <h5>
谁发明了 “去风险”？</h5>
      <text:h text:style-name="P12" text:outline-level="3">
<text:span text:style-name="T4">
北京：不要“鹦鹉学舌”</text:span>
</text:h>
      <text:p text:style-name="P4">
对G7会议公报本已大为不满的北京做出激烈反应，中国驻英国大使馆发言人指责首相苏纳克的言论是“鹦鹉学舌”。中国外交部（图）之前就G7公报表示：“对于所谓‘经济胁迫’，美国大搞单边制裁、‘脱钩断链’，才是把经贸关系政治化、武器化的真正‘胁迫者’。我们奉劝七国集团不要做经济胁迫的同谋和帮凶。”</text:p>
      <ul>
        <li>
</li>
      </ul>
      <h5>
谁发明了 “去风险”？</h5>
      <text:h text:style-name="P12" text:outline-level="3">
<text:span text:style-name="T4">
李强斥“伪命题”</text:span>
</text:h>
      <text:p text:style-name="P4">
中国总理李强6月27日在天津举办的世界经济论坛（WEF）“夏季达沃斯论坛”开幕式上发表演讲时说：“现在在西方，有些人在炒作所谓的‘降依赖、去风险’，我认为在一定程度上看，这两句话就是一个伪命题。”他认为，风险管控应该由“企业去做相应的判断和选择”，政府和相关组织“不应该去越俎代庖，更不应该将去风险扩大化、政治化、意识形态化”。</text:p>
      <ul>
        <li>
</li>
      </ul>
      <h5>
谁发明了 “去风险”？</h5>
      <text:h text:style-name="P12" text:outline-level="3">
<text:span text:style-name="T4">
走入欧盟对华战略</text:span>
</text:h>
      <text:p text:style-name="P4">
共同的对华政策也是6月30日结束的欧盟峰会上的一个重要议题。峰会联合声明称，将支持继续保持同中国的经贸关系，同时减少欧洲对中国的的经济依赖。"去风险"在本次声明中正式登场，成为一个概念，今后欧盟将以它作为指导方针推出对华战略。但有批评指，欧盟目前表述的“去风险”仍缺乏具体的计划和责任规范。</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外界预计耶伦此行难有重大突破，但据美国官员表示，耶伦将推动双方在经济方面开展沟通和协作，并强调向俄罗斯提供关键援助会造成的后果。耶伦这次行程之前中美之间再起风波。本周一，<text:a xlink:type="simple" xlink:href="https://www.dw.com/zh/zh/中國管制鎵鍺出口-各國如何嚴防供應鏈中斷/a-66118831" text:style-name="Internet_20_link" text:visited-style-name="Visited_20_Internet_20_Link">
 中国商务部宣布对制造高性能芯片所需的金属镓、锗相关物项实施出口管制 </text:a>
。《华尔街日报》本周也报道，美国拟出台禁令，但耶伦可能会与中方在共同的全球挑战方面与中国建立桥梁。国家对外贸易协会总裁科尔文（JakeColvin）认为，此次访问可能有助于双方建立一个“新常态”，并在双边关系中确立基础。但不会取消前任特朗普政府施加的关税措施，以及拜登执政下出台的出口管制。</text:p>
      <text:p text:style-name="P4">
彭博社报道，美国气候特使克里也计划本月前往中国进行全球变暖谈判。报道援引知情人士的话称，克里的访问可能会在7月16日左右进行。耶伦访问之前，美国国务卿上月访问中国，并与中国国家主席习近平举行了会面。</text:p>
      <text:h text:style-name="P12" text:outline-level="3">
<text:span text:style-name="T4">
中美關係震蕩如何傷及跨國業務</text:span>
</text:h>
      <text:p text:style-name="P4">
（路透社，法新社等）</text:p>
      <text:p text:style-name="P4">
Source: <text:a xlink:type="simple" xlink:href="https://www.dw.com/zh/抵达中国-耶伦：避免误会-相互沟通/a-66142735" text:style-name="Internet_20_link" text:visited-style-name="Visited_20_Internet_20_Link">
https://www.dw.com/zh/抵达中国-耶伦：避免误会-相互沟通/a-66142735?maca=chi-rss-chi-all-1127-rdf</text:a>
</text:p>
      <!--NEWS-->
      <text:h text:style-name="P10" text:outline-level="1">
<text:span text:style-name="T4">
专栏 | 军事无禁区：从兵变到逼宫－普京的下一步？</text:span>
</text:h>
      <text:p text:style-name="P4">
Author: None</text:p>
      <text:p text:style-name="P4">
Publisher: Radio Free Asia (Organization)</text:p>
      <text:p text:style-name="P4">
Published Time: 2023-07-06T14:38:00-04:00</text:p>
      <text:p text:style-name="P4">
Modified Time: 2023-07-06T14:54:34-04:00</text:p>
      <text:p text:style-name="P4">
Description: None</text:p>
      <text:p text:style-name="P4">
Videos: []</text:p>
      <text:p text:style-name="P4">
Audios: ["<text:a xlink:type="simple" xlink:href="https://www.rfa.org/mandarin/zhuanlan/junshiwujinqu/mil-070620231042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8" text:anchor-type="as-char" svg:width="6.9236in" svg:height="4.790685in" draw:z-index="0">
<draw:image xlink:href="../Images/rfamandarin/2023-07-06T14-38-00-04-00/000000.png" xlink:type="simple" xlink:show="embed" xlink:actuate="onLoad" draw:mime-type="image/png"/>
</draw:frame>
 斯特列尔科夫发表《我们需要赢得战争》的演讲。 <text:a xlink:type="simple" xlink:href="https://www.rfa.org/mandarin/zhuanlan/junshiwujinqu/mil-07062023104213.html/@@images/image" text:style-name="Internet_20_link" text:visited-style-name="Visited_20_Internet_20_Link">
</text:a>
斯特列尔科夫Telegram电报频道  <text:a xlink:type="simple" xlink:href="https://www.rfa.org/mandarin/zhuanlan/junshiwujinqu/mil-07062023104213.html/@@stream" text:style-name="Internet_20_link" text:visited-style-name="Visited_20_Internet_20_Link">
Audio-1-Link：https://www.rfa.org/mandarin/zhuanlan/junshiwujinqu/mil-07062023104213.html/@@stream</text:a>
听众朋友们，大家好。您现在收听的是自由亚洲电台的「军事无禁区」栏目。我是栏目主持人亓乐义。今天谈俄罗斯总统普京（VladimirPutin）在俄乌战争中的困境。 这阵子普京的日子很不好过。他的铁杆盟友瓦格纳集团（Wagner Group）负责人普里戈津（YevgenyPrigozhin）6月24日发动兵变。虽然只有一天，却让他失去一支有战斗力的队伍，也暴露他在武装力量中的领导力并不如外界想的强大和绝对。<text:span text:style-name="T4">
俄军高层出了问题</text:span>
瓦格纳集团是俄罗斯的佣兵组织。俄乌战争期间颇有战力，尤其在巴赫穆特（Bakhmut）战役担任主攻吸引乌军，为俄军夺回战场主动权，也因此伤亡惨重。普里戈津归咎于俄罗斯军方高层领导无方，关键时刻未能补充弹药，害他们元气大伤，如今又想收编瓦格纳集团。双方撕破脸，导致这场兵变。没承想，经白俄总统鲁卡申柯（AlexanderLukashenko）斡旋，1天兵变草草落幕。按理说，普里戈津和普京可以相互通气，不应该走到决裂这一步。结果他选择极端手段，普京颜面尽失。普里戈津宣称这次行动不是针对普京，却通过第三者斡旋摆平，说明他和普京之间已无信任可言。蹊跷的是，瓦格纳佣兵从乌克兰东部地区，向东进入俄罗斯南部并占领顿河畔的罗斯托夫市（Rostov），再沿着M4联邦高速公路向北急速推进到沃罗涅日（Voronezh），进入距莫斯科200公里范围内。1天多时间，佣兵跨越4个行政区，前进600多公里，沿途几乎没有遇到抵抗。普京把这次行动定性为”内战”前的武装叛乱。情况如此紧急，瓦格纳佣兵一路挺进莫斯科竟然没有遇到拦截阻击，显示俄罗斯军方高层出了问题，至少对事件的判断存有分歧，而疑点最大的可能是俄军大将苏罗维金（SergeiSurovikin）。他从去年10月担任俄罗斯入侵行动区域联合部队总指挥，今年1月降为副总指挥。阵前换将，让人起疑。《莫斯科时报》6月28日披露，苏罗维金遭到逮捕。消息来源称，逮捕是在”普里戈津的背景下”进行的。”他（苏罗维金）在叛乱期间选择了普里戈津这一边，被抓住把柄。"消息人士没有说明苏罗维金的下落，也不清楚他是作为嫌疑人或作为证人被拘留。有消息称，克里姆林宫正在清洗兵变参与者，包括苏罗维金在内，有3名俄军高级将领被拘留并接受审讯。此外，俄罗斯国防部、包括总参谋部在内的13名将军也遭到指控。如果消息属实，这对士气原本低落的俄军如同雪上加霜。<text:span text:style-name="T4">
<text:span text:style-name="T5">
* </text:span>
*瓦格纳元气大伤</text:span>
 对于瓦格纳的未来，俄罗斯国防部长绍伊古（SergeiShoigu）7月3日指出，普里戈津同意前往白俄罗斯，没有参加叛乱的瓦格纳集团战士可以和国防部签署合同，其余不予追捕。普里戈津宣称，他指挥的瓦格纳战士有2万5000人，但英国情报单位研判顶多8千人。俄罗斯新闻网站《Verstka》披露，白俄罗斯已在首都明斯克东南方为瓦格纳兴建一座可容纳8千人的军营。卫星图像显示，7月1日瓦格纳佣兵逐步向白俄罗斯转移，在野战营地搭建约300个帐篷，估计该营地可容纳8千人。说明这应该是目前瓦格纳完整的武装力量。其余可能继续在非洲和其他地方活动。澳大利亚退役少将莱恩（MickRyan）认为，就算瓦格纳佣兵和俄罗斯签约后重返战场，也不足以打赢俄乌战争。有分析指出，普里戈津与瓦格纳佣兵转进白俄罗斯，对乌克兰发动攻击的可能性不高，因为瓦格纳集团元气大伤，需要相当时间招募人员恢复战力；尤其因兵变落此下场，今后瓦格纳集团会更懂得如何保存实力。目前普京暂时解除可能引发内战的不隐定因素。但对于俄乌战争的整体形势，普京仍在困局中挣扎。有人向他开了重炮，抨击他不适任，应该交出权力尽快下台。普京好不容易处理完兵变，现在又要面对逼宫的舆论挞伐。<text:span text:style-name="T4">
普京不能取胜就下台</text:span>
兵变结束隔天（6月25日），俄罗斯一群极端民族主义者聚集在莫斯科，对战局发表看法。他们的观点很直白：俄罗斯在战场上节节败退，如果普京不能解决这个问题并取得胜利，他必须交出权力。领头的是斯特列尔科夫（IgorStrelkov，本名吉尔金Igor Girkin），曾担任俄罗斯联邦安全局（FSB）上校，是个恶名昭彰的传奇人物。</text:p>
      <text:p text:style-name="P4">
6月24日兵变当天，普京在莫斯科发表紧急电视讲话。隔天极端民族主义者大声疾呼，普京打不赢俄乌战争就下台。（路透社图片）  <text:a xlink:type="simple" xlink:href="https://www.rfa.org/mandarin/zhuanlan/junshiwujinqu/mil-07062023104213.html/unnamed.png" text:style-name="Internet_20_link" text:visited-style-name="Visited_20_Internet_20_Link">
</text:a>
</text:p>
      <text:p text:style-name="P4">
这群极端民族主义者在莫斯科举行近3小时的军事博客会议，并在社交媒体电报（Telegram）频道上播出。重头戏是斯特列尔科夫发表演讲，题为《我们需要赢得战争》，他毫不避讳说出俄军的失败根源，并且向普京公开喊话。演讲内容主要有下列几项：一、乌克兰正在对俄罗斯发动一场全面战争，但是俄罗斯的目标尚未制定。二、普京和其他精英没有表现出对这场战争必须取得胜利的理解。三、战争将持续很长时间，俄罗斯领导层的平庸行动排除了其他选择。四、战争的失败将使国家陷入混乱，我们需要赢得战争。五、有必要设立最高统帅司令部和国防委员会。可见他对俄罗斯高层指挥体系的紊乱极度不满。六、他建议普京在俄罗斯联邦全境实行戒严、恢复死刑、进行总动员。七、所有这些活动的结果，应该是动员一支能够在1年半内解放乌克兰的数百万军队。八、他严厉抨击整个现行制度是建立在精英不负责任的基础上，如果总统没有准备好承担战争责任，他需要合法地移交权力。九、兵变的本质是一场政变，结果是权力中心发生严重的重新分配。十、这场兵变暴露俄罗斯后方对战争毫无准备，使得1个1万多人的叛军集团能够在后方轻松行动。十一、国防部长绍伊古和总参谋长格拉西莫夫（ValeryGerasimov）即使保留正式职位，也应该失去权力。最后他说，瓦格纳兵变使俄罗斯处于动荡的边缘，他呼吁必须以严肃的政治力量迎接下一次危机。<text:span text:style-name="T4">
极端民族主义幽灵</text:span>
斯特列尔科夫虽然不是将军，但是他在2014年俄罗斯吞并克里米亚，以及后来的顿巴斯战争中作为顿涅茨克共和国（DPR）武装力量的组织者发挥了关键作用，并且担任3个月的顿涅茨克共和国国防部长。他自称是俄罗斯民族主义者，心里从未把乌克兰与俄罗斯分开，因此俄乌冲突是俄罗斯的内战。公开资料显示，2014年他作为一名政治活动家返回俄罗斯，成为一名活跃的军事博主和评论员。他强烈支持俄乌战争的官方立场，又猛烈批评俄罗斯军方的无能和不堪。去年10月，斯特列尔科夫短暂加入一支与乌克兰军队作战的志愿部队。今年4月，他和一群极端民族主义者成立”愤怒爱国者俱乐部”，从事立场强硬的社会运动，主张政府在俄乌战争中采取更有力的措施。6月25日的演讲，是他对战局全面观察的总结。斯特列尔科夫不留情面批评俄罗斯军方无能，对绍伊古更是不假辞色。他还挖苦普京，”除了阅兵式，从来没有见过坦克。””普京的行为甚至不像一个成熟的老人，而是像一个孩子。”因此他气愤地说，”我们没有机会获胜。”他的言论在电报频道上播出，观看次数往往超过百万，在俄罗斯很有影响力。这些言论换了别人可能早被干掉，斯特列尔科夫至今平安无事，个人社交频道未被关闭。《敖德萨杂志》去年7月报导称，斯特列尔科夫的言论和军方主战派沆瀣一气，他受到军方和情报部门高层的保护。6月25日的激烈演讲过后，他若依然我行我素，未受打压，也许就能间接印证普京在军方的领导力并不强大和绝对。对于俄乌战争的发展，斯特列尔科夫6月在个人电报频道上指出，”敌人真的变强了，创造了一支高度战斗力的军队，并且发现克里姆林宫的相对弱点。”俄军战斗力最好的部队在几个月的战斗中已经筋疲力尽，弹药储量很少，在进攻战线上取得的成功微乎其微。<text:span text:style-name="T4">
毁掉乌克兰未来</text:span>
7月5日俄乌战争进入第497天。俄军在各战线的攻势均告失败。当前最让人担心的是，俄军有可能破坏札波罗热核电站（ZNPP），也是欧洲最大的核电站，以此拖住乌军攻势，手法就像炸毁卡霍夫卡水坝（Kakhovka），再嫁祸给对方。有消息称，俄军在扎波罗热核电站6个机组中的4个机组附近放置装有炸药的设备，并且撤离驻军和占领区的官员。曾担任乌克兰武装部队总司令特别顾问的赖斯（DanRice）指出，去年10月以来俄军一直攻击乌克兰的基础设施，如炸毁水坝，目的是毁掉乌克兰的未来，剥夺乌克兰的成功机会。这就是为什么俄军在被迫离开之前破坏基础设施。把扎波罗热核电站当成目标，他不会感到意外。相信这也是斯特列尔科夫这群极端民族主义者的想法。为达目的，毫无道德底线。目前很难判断他的演讲建议能在多大程度上被普京采用。也许不会，也可能有些调整。但是可以确定，他们一旦得势，成为后续战争行动中的主流，将是俄罗斯的悲哀，也为世界带来极大灾难。本栏目每周五首播新节目，之后还有几次回放。可以在短波上收听，或透过 YouTube及RFA官网收听。 撰稿人/亓乐义</text:p>
      <text:p text:style-name="P4">
(本节目主持人为长期关注两岸和印太军事安全事务的军事评论员，文章代表评论员个人观点及立场)</text:p>
      <text:p text:style-name="P4">
Source: <text:a xlink:type="simple" xlink:href="https://www.rfa.org/mandarin/zhuanlan/junshiwujinqu/mil-07062023104213.html" text:style-name="Internet_20_link" text:visited-style-name="Visited_20_Internet_20_Link">
https://www.rfa.org/mandarin/zhuanlan/junshiwujinqu/mil-07062023104213.html</text:a>
</text:p>
      <!--NEWS-->
      <text:h text:style-name="P10" text:outline-level="1">
<text:span text:style-name="T4">
美国财长耶伦抵达北京　重点议题抢先看</text:span>
</text:h>
      <text:p text:style-name="P4">
Author: None</text:p>
      <text:p text:style-name="P4">
Publisher: Radio Free Asia (Organization)</text:p>
      <text:p text:style-name="P4">
Published Time: 2023-07-06T14:50:00-04:00</text:p>
      <text:p text:style-name="P4">
Modified Time: 2023-07-06T15:58:02-04:00</text:p>
      <text:p text:style-name="P4">
Description: None</text:p>
      <text:p text:style-name="P4">
Videos: []</text:p>
      <text:p text:style-name="P4">
Audios: ["<text:a xlink:type="simple" xlink:href="https://www.rfa.org/mandarin/yataibaodao/junshiwaijiao/tj-070620231026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4.612011in" draw:z-index="0">
<draw:image xlink:href="../Images/rfamandarin/2023-07-06T14-50-00-04-00/000000.png" xlink:type="simple" xlink:show="embed" xlink:actuate="onLoad" draw:mime-type="image/png"/>
</draw:frame>
2023年7月6日，美国财政部长耶伦抵达北京首都国际机场。 <text:a xlink:type="simple" xlink:href="https://www.rfa.org/mandarin/yataibaodao/junshiwaijiao/tj-07062023102600.html/@@images/image" text:style-name="Internet_20_link" text:visited-style-name="Visited_20_Internet_20_Link">
</text:a>
路透社图片  <text:a xlink:type="simple" xlink:href="https://www.rfa.org/mandarin/yataibaodao/junshiwaijiao/tj-07062023102600.html/@@stream" text:style-name="Internet_20_link" text:visited-style-name="Visited_20_Internet_20_Link">
Audio-1-Link：https://www.rfa.org/mandarin/yataibaodao/junshiwaijiao/tj-07062023102600.html/@@stream</text:a>
</text:p>
      <text:p text:style-name="P4">
继美国国务卿布林肯（Antony Blinken）访问中国后，美国财政部长耶伦（JanetYellen）本周四抵达北京，开始为期四天的访问。在此行中，美、中两国重点关注哪些议题？双方又是否能在各自关注的领域达成共识呢？</text:p>
      <text:p text:style-name="P4">
<text:a xlink:type="simple" xlink:href="https://www.rfa.org/mandarin/yataibaodao/jingmao/gt-07032023032816.html" text:style-name="Internet_20_link" text:visited-style-name="Visited_20_Internet_20_Link">
 </text:a>
 <text:span text:style-name="T4">
<text:a xlink:type="simple" xlink:href="https://www.rfa.org/mandarin/yataibaodao/junshiwaijiao/hx-07042023095222.html" text:style-name="Internet_20_link" text:visited-style-name="Visited_20_Internet_20_Link">
 美国财长访华前夕 中国发布限制半导体材料出口措施 </text:a>
 </text:span>
  * <text:span text:style-name="T4">
<text:a xlink:type="simple" xlink:href="https://www.rfa.org/mandarin/yataibaodao/jingmao/gt-07032023032816.html" text:style-name="Internet_20_link" text:visited-style-name="Visited_20_Internet_20_Link">
 美财长访华促经贸合作 中方盼美撤销额关税 </text:a>
 </text:span>
 ****  * <text:a xlink:type="simple" xlink:href="https://www.rfa.org/mandarin/Xinwen/1-06292023112824.html" text:style-name="Internet_20_link" text:visited-style-name="Visited_20_Internet_20_Link">
 <text:span text:style-name="T4">
耶伦冀访华与北京重新建立联系</text:span>
 </text:a>
</text:p>
      <text:p text:style-name="P4">
7月6日，美国财政部长耶伦抵达中国，开启了她为期四天的访华行程。预计本周五，耶伦将在与中国总理李强以及前副总理刘鹤举行会晤。耶伦此行能否从两国商贸角度为处于低谷的美中关系止跌停损，备受各界瞩目。</text:p>
      <text:p text:style-name="P4">
抵达北京前夕，耶伦在推特上写道，她希望此行能促进美中良善竞争，以及增进两个大国间的沟通。</text:p>
      <text:p text:style-name="P4">
<text:span text:style-name="T4">
学者：美中分歧过大 此行恐收效甚微</text:span>
</text:p>
      <text:p text:style-name="P4">
对于耶伦的中国行，华盛顿智库哈德逊研究所（Hudson Institute）高级研究员李约翰（JohnLee）在接受本台采访时分析，耶伦将会对北京采取较为温和的态度，但是由于美中分歧过大，因此此行恐难获取重大成果：“在对中国采取严苛经济措施方面，耶伦其实是抱持怀疑态度的。因此，耶伦会直觉性地想要缓和美中间的敌意。耶伦会想说服中国，‘美国并不想要两方的经济关系进一步恶化’。但这会是个不可能的任务，尽管她会代表拜登政府传递较缓和的立场，但是结构上，美中间的巨大歧异是无法解决的。”</text:p>
      <text:p text:style-name="P4">
美国乔治华盛顿大学国际事务教授罗伯特·萨特（RobertSutter）则告诉本台记者，尽管美中在经济方面难以取得共识，但是耶伦此行的另一项重要任务将会是建立美中高层间的沟通管道：“美国政府希望能建立两方政府间的沟通管道，并共同负起经济和商务责任。耶伦的中国行能让美中更了解彼此，但是双方并不会从彼此的立场中妥协，美中间的敌意还是很强烈……。但是双方会不会有更多良好沟通？双方会不会发现政策调整空间？我觉得是有可能的。”</text:p>
      <text:p text:style-name="P4">
2023年7月6日，美国财政部长耶伦抵达北京首都国际机场。（路透社）  <text:a xlink:type="simple" xlink:href="https://www.rfa.org/mandarin/yataibaodao/junshiwaijiao/tj-07062023102600.html/2023-07-06t094938z_1697611236_rc2lx1atbz92_rtrmadp_3_china-usa-yellen.jpg" text:style-name="Internet_20_link" text:visited-style-name="Visited_20_Internet_20_Link">
</text:a>
</text:p>
      <text:p text:style-name="P4">
<text:span text:style-name="T4">
学者：美中贸易分歧无法回避</text:span>
</text:p>
      <text:p text:style-name="P4">
据路透社引述一名随行耶伦出访的美国官员表示，耶伦此行希望能针对“不公平”贸易问题与中方进行讨论，包括中方近期对美国企业采取惩罚性措施，以及限制美国企业进入中国市场等议题。</text:p>
      <text:p text:style-name="P4">
今年五月，中国政府以安全审查为由，禁止处理关键信息的中方企业购买美国芯片公司美光科技（MU.O）的存储芯片。美国商务部长雷蒙多 （GinaRaimondo）曾指出，美国对此坚决反对，并且不会容忍中方的经济胁迫。</text:p>
      <text:p text:style-name="P4">
李约翰认为，美中目前的贸易问题分歧与中方长期的经济政策有关：“中国的不公平贸易措施，包括补贴中小企业、知识产权盗窃以及为美国企业制造贸易壁垒等，这些问题都与中国的政治和经济有关，例如习近平提出的经济政策‘2025中国制造’和‘双循环’；另一方面，美国将中国视为全面竞争者，美国不会允许关键技术被中国超越。这样的背景，导致美中两国无法避免在经济以及科技领域的对峙状态。”</text:p>
      <text:p text:style-name="P4">
<text:span text:style-name="T4">
耶伦</text:span>
 <text:span text:style-name="T4">
访华前夕 中国宣布稀有金属出口管制</text:span>
</text:p>
      <text:p text:style-name="P4">
自去年起，美国拜登政府便以限制高阶芯片出口等措施，防止美国的半导体科技、生物科技以及人工智能等敏感技术流向中国。而在耶伦到访中国前夕，中国商务部则宣布了针对锗、镓两种关键半导体原料的出口限制措施，以此作为反制。</text:p>
      <text:p text:style-name="P4">
李约翰认为，上述措施是北京的有意举动：“中国限制稀有金属出口是在提醒耶伦，北京还有有力的经济牌没打。北京希望说服耶伦，‘如果美国持续对中国施加经济限制，中国会强硬反击，因此美国也不会得利。’”</text:p>
      <text:p text:style-name="P4">
萨特则认为，叶伦此行应该会就上述中方限制稀有金属出口的问题与中国政要进行讨论，但是双方恐怕很难就此达成共识：“因为美国此前限制先进科技出口中国，中国现在是在报复美国。我相信，耶伦访问中国时，双方应该会讨论这个议题，但这是一个僵局，我不确定哪方会退让。我不认为拜登政府会对于限制芯片科技出口问题作出让步，一直以来，拜登政府在这个议题上都很强硬；但习近平通常也不会退让，所以我认为这样的僵局会持续下去。”</text:p>
      <text:p text:style-name="P4">
记者：唐缘媛 责编：何平 网编：洪伟 <text:span text:style-name="T4">
<text:span text:style-name="T5">
* </text:span>
</text:span>
*</text:p>
      <text:p text:style-name="P4">
Source: <text:a xlink:type="simple" xlink:href="https://www.rfa.org/mandarin/yataibaodao/junshiwaijiao/tj-07062023102600.html" text:style-name="Internet_20_link" text:visited-style-name="Visited_20_Internet_20_Link">
https://www.rfa.org/mandarin/yataibaodao/junshiwaijiao/tj-07062023102600.html</text:a>
</text:p>
      <!--NEWS-->
      <text:h text:style-name="P10" text:outline-level="1">
<text:span text:style-name="T4">
阿丽亚娜5型火箭升空 完成最后一次任务</text:span>
</text:h>
      <text:p text:style-name="P4">
Author: 联合早报 (Person)</text:p>
      <text:p text:style-name="P4">
Publisher: 联合早报 (Organization)</text:p>
      <text:p text:style-name="P4">
Published Time: 2023-07-06T14:51</text:p>
      <text:p text:style-name="P4">
Modified Time: 2023-07-06T15:16</text:p>
      <text:p text:style-name="P4">
Description: 欧洲阿丽亚娜5型火箭于星期四（7月6日）欧洲中部时间零时（新加坡时间早上6时）从法属圭亚那库鲁航天中心发射升空，在成功将两颗卫星送入轨道后，结束了其长达27年的服役生涯。新华社报道...</text:p>
      <text:p text:style-name="P4">
Videos: []</text:p>
      <text:p text:style-name="P4">
Audios: []</text:p>
      <text:p text:style-name="P4">
Images: []</text:p>
      <text:p text:style-name="P4">
Type: NewsArticle</text:p>
      <text:p text:style-name="P4">
Breadcrumbs: ['即时', '国际']</text:p>
      <text:p text:style-name="P4">
Keywords: ['欧洲', '火箭']</text:p>
      <!--METADATA-->
      <text:p text:style-name="P4">
欧洲阿丽亚娜5型火箭于星期四（7月6日）欧洲中部时间零时（新加坡时间早上6时）从法属圭亚那库鲁航天中心发射升空，在成功将两颗卫星送入轨道后，结束了其长达27年的服役生涯。</text:p>
      <text:p text:style-name="P4">
新华社报道，这是阿丽亚娜5型火箭（Ariane5）执行的第117次，也是最后一次飞行任务。它搭载一颗法国军用通信卫星和一颗德国试验通信卫星完成了“谢幕之旅”。这次发射原定于今年6月16日进行，之后分别由于火箭助推器中的烟火线（pyrotechnicallines）出现问题以及天气原因两度推迟。</text:p>
      <text:p text:style-name="P4">
法新社报道，法国武装部队部长塞巴斯蒂安·勒科尔努（SebastienLecornu）在社交媒体推特上说，这颗卫星“标志着我们武装部队的一个重大转折点：它更好的性能带来更强的抗干扰能力”。</text:p>
      <text:p text:style-name="P4">
圭亚那航天中心主任玛丽-安妮·克莱尔（Marie-AnneClair）告诉法新社，阿丽亚娜5型火箭的最后一次飞行让库鲁（Kourou）的团队“充满了感触”。</text:p>
      <text:p text:style-name="P4">
阿丽亚娜5型火箭起步艰难，它于1996年首次发射升空后不久就爆炸，2002年又再次发生爆炸事故。</text:p>
      <text:p text:style-name="P4">
工程师埃尔夫·吉利伯特 （HerveGilibert）说，2002年的爆炸是一次“创伤性经历”，“给我们留下了深刻的印象”。他说，最初的失误“产生了积极的影响，让我们保持绝对警惕”。</text:p>
      <text:p text:style-name="P4">
阿丽亚娜5型火箭曾将伽利略卫星导航系统和詹姆斯·韦布空间望远镜等送入太空。阿丽亚娜集团首席执行官马丁·西翁在新闻公报中说，阿丽亚娜5型火箭在世界航天史占有一席之地。</text:p>
      <text:p text:style-name="P4">
法新社指出，由于下一代阿丽亚娜6型火箭的开发延误以及俄罗斯撤回火箭，欧洲大陆接着陷入无法独立执行太空发射任务的局面。阿丽亚娜6型火箭预计最早在今年年底首次发射。</text:p>
      <text:p text:style-name="P4">
Source: <text:a xlink:type="simple" xlink:href="https://www.zaobao.com.sg/realtime/world/story20230706-1411205" text:style-name="Internet_20_link" text:visited-style-name="Visited_20_Internet_20_Link">
https://www.zaobao.com.sg/realtime/world/story20230706-1411205</text:a>
</text:p>
      <!--NEWS-->
      <text:h text:style-name="P10" text:outline-level="1">
<text:span text:style-name="T4">
习近平连续视察南部、东部战区　用意何在？</text:span>
</text:h>
      <text:p text:style-name="P4">
Author: None</text:p>
      <text:p text:style-name="P4">
Publisher: Radio Free Asia (Organization)</text:p>
      <text:p text:style-name="P4">
Published Time: 2023-07-06T15:05:00-04:00</text:p>
      <text:p text:style-name="P4">
Modified Time: 2023-07-06T15:59:34-04:00</text:p>
      <text:p text:style-name="P4">
Description: None</text:p>
      <text:p text:style-name="P4">
Videos: []</text:p>
      <text:p text:style-name="P4">
Audios: ["<text:a xlink:type="simple" xlink:href="https://www.rfa.org/mandarin/yataibaodao/zhengzhi/jw-070620231047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6" text:anchor-type="as-char" svg:width="6.9236in" svg:height="3.852648in" draw:z-index="0">
<draw:image xlink:href="../Images/rfamandarin/2023-07-06T15-05-00-04-00/000000.png" xlink:type="simple" xlink:show="embed" xlink:actuate="onLoad" draw:mime-type="image/png"/>
</draw:frame>
 2023年7月6日，习近平视察东部战区机关。 <text:a xlink:type="simple" xlink:href="https://www.rfa.org/mandarin/yataibaodao/zhengzhi/jw-07062023104707.html/@@images/image" text:style-name="Internet_20_link" text:visited-style-name="Visited_20_Internet_20_Link">
</text:a>
视频截图/CCTV  <text:a xlink:type="simple" xlink:href="https://www.rfa.org/mandarin/yataibaodao/zhengzhi/jw-07062023104707.html/@@stream" text:style-name="Internet_20_link" text:visited-style-name="Visited_20_Internet_20_Link">
Audio-1-Link：https://www.rfa.org/mandarin/yataibaodao/zhengzhi/jw-07062023104707.html/@@stream</text:a>
</text:p>
      <text:p text:style-name="P4">
本周四，中共领导人习近平视察东部战区，并强调了练兵备战的军事目标。有学者指出，今年以来，习近平两度视察承担主要对台军事任务的南部和东部战区，是为推进统一台湾做准备，但迹象显示军方内部却与习近平存在分歧。</text:p>
      <ul>
        <li>
<text:span text:style-name="T4">
<text:a xlink:type="simple" xlink:href="https://www.rfa.org/mandarin/Xinwen/cmh1-04122023065333.html" text:style-name="Internet_20_link" text:visited-style-name="Visited_20_Internet_20_Link">
 习近平视察南部战区海军 强调深化练兵备战 </text:a>
 </text:span>
  * <text:a xlink:type="simple" xlink:href="https://www.rfa.org/mandarin/Xinwen/3-11082022114432.html" text:style-name="Internet_20_link" text:visited-style-name="Visited_20_Internet_20_Link">
 <text:span text:style-name="T4">
习近平视察军委 强调全面加强练兵备战</text:span>
 </text:a>
</li>
      </ul>
      <text:p text:style-name="P4">
据中国官媒新华社报道，习近平7月6日视察东部战区机关时强调，“要深入贯彻党的二十大精神，贯彻新时代党的强军思想，贯彻新时代军事战略方针，锚定建军一百年奋斗目标，努力开创战区建设和备战打仗工作新局面。”此外，习近平还充分肯定了东部战区对“维护国家领土主权和海洋权益、维护祖国统一”作出的贡献。</text:p>
      <text:p text:style-name="P4">
解放军东部战区成立于2016年，在中国五大战区中实力排名第一，拥有军方大部分海陆空打击能力。公开资料显示，东部战区的战略方向是太平洋及台湾，多次执行台岛周边演习等军事行动。</text:p>
      <text:p text:style-name="P4">
海外政论刊物《中国战略分析》杂志社社长李伟东在接受本台采访时表示，习近平选在这个时间节点上视察东部战区，是对美国批准最新对台军售的回应。</text:p>
      <text:p text:style-name="P4">
“（习近平）视察东部战区肯定是针对台湾，就是要推进台湾的问题。他说，“因为美国最近对台湾有军售，现在就是美国有点动作，中国相对有动作。也很难说中国马上有什么动作，这都是战略战术方面的较量。”</text:p>
      <text:p text:style-name="P4">
习近平在对东部战区的视察中还强调，世界进入新的动荡变革期，要“全力以赴履行好战区主战职能”，“大抓实战军事演练，加快提高打赢能力”。外界注意到，习近平视察当天，恰逢美国财政部长耶伦抵达北京之际。而在近期，美中两国还先后在南海和台海发生军事摩擦。</text:p>
      <text:p text:style-name="P4">
2023年7月6日，习近平视察东部战区机关并发表讲话。(视频截图/CCTV)  <text:a xlink:type="simple" xlink:href="https://www.rfa.org/mandarin/yataibaodao/zhengzhi/jw-07062023104707.html/capture.jpg" text:style-name="Internet_20_link" text:visited-style-name="Visited_20_Internet_20_Link">
</text:a>
</text:p>
      <text:p text:style-name="P4">
上月底，美国国务院宣布了总额4.4亿美元的对台军售案，这也是美国总统拜登上任以来的第十次对台军售。与此同时，美国国会众议院外交事务委员会也宣布成立“老虎”工作组，以监督加快对台军售的交付程序。</text:p>
      <text:p text:style-name="P4">
李伟东认为，习近平目前对内巩固权力的目标已经达成，而练兵备战则是意在对外。</text:p>
      <text:p text:style-name="P4">
深化练兵备战这一目标，在习近平今年4月中旬视察南部战区时也曾提及。而中国的军费开支和军力增长状况，也一直是外界关注的焦点。美国《华尔街日报》此前披露，中国在2023年的国防预算总额将达到1.55万亿元人民币，开支增幅超过7%，突破了过去5年内中国军费增幅的最高纪录，且远超政府设定的GDP增长目标。</text:p>
      <text:p text:style-name="P4">
习近平自2012年上台以来，将所谓“建设世界一流军队”作为优先事项，并多次公开强调全面加强练兵备战。去年的中共二十大，习近平成功获得第三个五年任期时，中国更将坚决反对和遏制“台独”首次写入中共党章，并重申“把人民军队建设成为世界一流军队”。</text:p>
      <text:p text:style-name="P4">
但在中国海军司令部前中校参谋姚诚看来，中国军队内部对习近平武统台湾的目标仍有分歧，并不能说是铁板一块。</text:p>
      <text:p text:style-name="P4">
“他（习近平）现在正在整顿部队，因为部队不太听他话。不仅整顿还要安抚，去部队笼络人心，这恐怕是（习近平）目前视察部队的主要原因，因为现在军心不稳。”他说，中国南部战区和东部战区承担着对台海作战的巨大任务，这也是今年习近平视察这两大战区的原因之一。</text:p>
      <text:p text:style-name="P4">
“现在整个军队对习近平发动战争持不同意见，都知道这个仗打不赢，打不赢不如不打。”姚诚分析说，目前中国军队畏战情绪高涨，早在此前中印边境冲突中，西部战区的作战不力就释放出这一信号。因此习近平现在骑虎难下，既怕解放军无法完成他的统一大业，又怕一旦发动战争后，“将在外君命有所不受”。</text:p>
      <text:p text:style-name="P4">
他说：“习近平要压着他们打，部队就反了。”</text:p>
      <text:p text:style-name="P4">
高喊备战口号、扩大预备役、增加军费开支等，习近平的战争意图引发国际社会担忧。今年2月，美国中央情报局局长伯恩斯（WilliamBurns）曾公开表示，有情报显示，习近平已命令中国军方在2027年之前统一台湾。因此，习近平对台湾的野心不应该被低估。而美国国务卿布林肯今年3月也向国会警告说，中国人民解放军将在2027年具备武力犯台的能力。</text:p>
      <text:p text:style-name="P4">
记者：经纬 责编：何平 网编： 洪伟</text:p>
      <text:p text:style-name="P4">
Source: <text:a xlink:type="simple" xlink:href="https://www.rfa.org/mandarin/yataibaodao/zhengzhi/jw-07062023104707.html" text:style-name="Internet_20_link" text:visited-style-name="Visited_20_Internet_20_Link">
https://www.rfa.org/mandarin/yataibaodao/zhengzhi/jw-07062023104707.html</text:a>
</text:p>
      <!--NEWS-->
      <text:h text:style-name="P10" text:outline-level="1">
<text:span text:style-name="T4">
美国取消学生贷款减免重创借款人及经济</text:span>
</text:h>
      <text:p text:style-name="P4">
Author: 半岛电视台</text:p>
      <text:p text:style-name="P4">
Publisher: Al Jazeera</text:p>
      <text:p text:style-name="P4">
Published Time: 2023-07-06T15:42:24</text:p>
      <text:p text:style-name="P4">
Modified Time: 2023-07-06T15:42:24</text:p>
      <text:p text:style-name="P4">
Description: 伊莎贝拉·约翰逊是阿肯色州的一位心理学家，她有很多事情要做，她帮助她的儿子——本来就有一些健康问题——偿还学士和硕士学位的债务。</text:p>
      <text:p text:style-name="P4">
Images: ["<text:a xlink:type="simple" xlink:href="https://chinese.aljazeera.net/wp-content/uploads/2023/07/1-1688657665.png" text:style-name="Internet_20_link" text:visited-style-name="Visited_20_Internet_20_Link">
1-1688657665.png</text:a>
", "<text:a xlink:type="simple" xlink:href="https://chinese.aljazeera.net/wp-content/uploads/2023/07/1-1688657474.png" text:style-name="Internet_20_link" text:visited-style-name="Visited_20_Internet_20_Link">
1-1688657474.png</text:a>
", "<text:a xlink:type="simple" xlink:href="https://chinese.aljazeera.net/wp-content/uploads/2023/07/1-1688657519.jpg" text:style-name="Internet_20_link" text:visited-style-name="Visited_20_Internet_20_Link">
1-1688657519.jpg</text:a>
"]</text:p>
      <text:p text:style-name="P4">
Topics: ['新闻', '经济']</text:p>
      <text:p text:style-name="P4">
Keywords: ['新闻', '经济', '美国']</text:p>
      <text:p text:style-name="P4">
Type: Article</text:p>
      <!--METADATA-->
      <text:p text:style-name="P4">
<draw:frame draw:style-name="fr1" draw:name="Image290" text:anchor-type="as-char" svg:width="6.9236in" svg:height="4.612736in" draw:z-index="0">
<draw:image xlink:href="../Images/Aljazeera Chinese/2023-07-06T15-42-24/1-1688657665.png" xlink:type="simple" xlink:show="embed" xlink:actuate="onLoad" draw:mime-type="image/png"/>
</draw:frame>
最高法院上周驳回拜登政府学生贷款减免计划的一系列裁决将打击多个借款人的财务状况（路透）</text:p>
      <text:p text:style-name="P4">
伊莎贝拉·约翰逊是阿肯色州的一位心理学家，她有很多事情要做，她帮助她的儿子——本来就有一些健康问题——偿还学士和硕士学位的债务。2022 年 8月，总统乔·拜登宣布计划免除部分学生债务，对于约翰逊来说，这意味着她可以继续支付其他大额开支，她两周前刚买了房子。</text:p>
      <text:p text:style-name="P4">
最高法院上周做出的一系列裁决推翻了拜登政府的学生贷款减免计划，这改变了她的处境，裁决后，抵押贷款机构退出，因为现在她的收入与债务比率（将她每月所欠的债务与她的收入进行比较）不再适用于他们。</text:p>
      <text:p text:style-name="P4">
来自弗吉尼亚州罗阿诺克的蒂姆·奥康奈尔也将目光投向了一套住宅，7 月 11 日将是他在美国邮政局工作一周年纪念日，他是佩尔助学金获得者，欠下 16000美元，比拜登政府提议的佩尔助学金获得者上限少了 4000 美元。</text:p>
      <text:p text:style-name="P4">
由于承诺的债务减免提供了一点帮助，他几乎还清了自己的汽车和他妻子的所有汽车的贷款，奥康奈尔表示，拥有住房的美国梦触手可及，然而，最高法院的裁决进一步推动了这一里程碑。</text:p>
      <text:p text:style-name="P4">
此举对伊莎贝拉·约翰逊和奥康奈尔等美国人来说是一个重大挫折。</text:p>
      <text:p text:style-name="P4">
虽然他们的情况有很大不同，但这表明了对更大经济体的连锁反应，由于学生债务总计达 1.7 万亿美元，从童话般的婚礼到新车，一切都已成为泡影。</text:p>
      <text:p text:style-name="P4">
乔·拜登总统于 2022 年 8 月首次宣布了他的学生贷款减免计划，根据该计划，将免除 4000 亿美元的联邦学生债务，帮助约 2000万美国人，效果几乎立竿见影，接下来一个月消费者支出增加了 1130 亿美元，增幅为 0.6%，住房和新车销售领涨。</text:p>
      <text:p text:style-name="P4">
尽管美联储提高利率以抑制通胀飙升，但支出仍然增加。</text:p>
      <text:p text:style-name="P4">
根据上周废除的计划，对于年收入低于 125000 美元的借款人，政府将取消最多 10000 美元（如果获得佩尔助学金，则为 20000美元），教育部已经批准取消1600万份学生债务申请。</text:p>
      <text:p text:style-name="P4">
<draw:frame draw:style-name="fr1" draw:name="Image291" text:anchor-type="as-char" svg:width="6.9236in" svg:height="6.9236in" draw:z-index="0">
<draw:image xlink:href="../Images/Aljazeera Chinese/2023-07-06T15-42-24/1-1688657474.png" xlink:type="simple" xlink:show="embed" xlink:actuate="onLoad" draw:mime-type="image/png"/>
</draw:frame>
 美国  2023 年第一季度学生债务增至 1.77 万亿美元  美国有 4360 万借款人，联邦学生贷款债务平均每人约 37000 美元，学生债务在过去 15 年里增加了两倍多</text:p>
      <text:p text:style-name="P4">
最高法院的裁决举措对于共和党人来说是一次重大胜利，他们从一开始就反对总统的计划。</text:p>
      <text:p text:style-name="P4">
周五，拜登承诺反对这一决定，并宣布采取新行动，确保通过《高等教育法案》减轻部分债务，拜登还宣布延长一年的贷款偿还期限，在此期间，逾期付款将不会报告给信用局。</text:p>
      <text:p text:style-name="P4">
不过，总统承认，获得救济可能需要更长的时间。</text:p>
      <text:h text:style-name="P13" text:outline-level="4">
<text:span text:style-name="T4">
财务状况改善</text:span>
</text:h>
      <text:p text:style-name="P4">
对于佛罗里达州坦帕市的塔拉·S（Tara S）这样的消费者来说，这些延误尤其具有影响力，出于对她隐私的尊重，她要求半岛电视台不要使用她的姓氏。</text:p>
      <text:p text:style-name="P4">
塔拉·S告诉半岛电视台说，“我2012年大学毕业，在暂停之前，我每月还款额超过 400美元，但从那以后我买了房子，我的财务状况发生了很大变化，我可能需要重组我的学生债务，拜登修改后的计划不会接近最便宜的选择。”</text:p>
      <text:p text:style-name="P4">
尽管利率很高，许多美国人还是选择了更大规模的投资，这些投资将在更长的时间内支付，在很大程度上，学生贷款减免的承诺意味着借款人有足够资金来偿还学生贷款。</text:p>
      <text:p text:style-name="P4">
布鲁金斯学会 2021 年的一份报告发现，如果减免存在，消费者更有可能购买新房、开办新企业甚至组建家庭。</text:p>
      <text:p text:style-name="P4">
圣路易斯华盛顿大学社会政策研究所助理教授、2021 年布鲁金斯学会报告的作者贾森·贾巴里 (Jason Jabbari)告诉半岛电视台说，“背负学生债务的人倾向于将这些事情搁置更长时间，也许可以存钱支付购买房子的首付，我们并不感到惊讶。”</text:p>
      <text:p text:style-name="P4">
贾恩家庭研究所高等教育金融首席研究员劳拉·比默告诉半岛电视台说，“学生还款首次暂停开始减轻对人们的财务影响，他们这一次不必处理负担不起、无法管理的学生债务，事实上，偿还债务最困难且余额最高的人是那些从还款暂停中受益最多的人。”</text:p>
      <text:p text:style-name="P4">
劳拉·比默表示，“我们看到信用评分上升，抵押贷款利率上升，拖欠和违约率下降，医疗债务下降，医疗债务和催收下降，抵押贷款和拖欠率下降，这发生在还款暂停期间。”</text:p>
      <text:h text:style-name="P13" text:outline-level="4">
<text:span text:style-name="T4">
债务不断增加</text:span>
</text:h>
      <text:p text:style-name="P4">
<draw:frame draw:style-name="fr1" draw:name="Image292" text:anchor-type="as-char" svg:width="6.9236in" svg:height="3.894525in" draw:z-index="0">
<draw:image xlink:href="../Images/Aljazeera Chinese/2023-07-06T15-42-24/1-1688657519.jpg" xlink:type="simple" xlink:show="embed" xlink:actuate="onLoad" draw:mime-type="image/jpeg"/>
</draw:frame>
 拜登誓言在美国最高法院阻止学生债务减免后进行斗争</text:p>
      <text:p text:style-name="P4">
大部分势头很快就会回落，高盛预测，最高法院的裁决将使个人消费者支出指数（PCE）下降十分之二，换句话说，消费者将削减开支，这意味着刺激经济的现金流减少。</text:p>
      <text:p text:style-name="P4">
许多美国人和塔拉有同样的担忧，事实上，根据摩根士丹利最近在最高法院判决之前进行的一项调查，37%的借款人认为，“他们无法在不调整其他领域支出的情况下定期支付学生贷款”，而 34% 的受访者则认为“他们无法定期支付学生贷款”。</text:p>
      <text:p text:style-name="P4">
随着时间的推移，还款不会变得更容易，比默表示，“由于学生债务余额在还款期内有增加而不是减少的趋势，这是无法承受的利率的副产品，因此，大部分债务永远不会得到偿还，现在解决这个问题非常重要，而不是很多年后，因为在此期间，学生债务危机只会变得更糟，对学生借款人及其家庭的生活造成更大的破坏。”</text:p>
      <text:p text:style-name="P4">
消费者法律中心 2021 年的一份报告发现，尽管在疫情期间联邦学生贷款暂停还款期间至少支付了部分款项，但三分之一的学生贷款接受者仍欠其原始贷款金额的125% 以上。</text:p>
      <text:p text:style-name="P4">
塔拉·S也遇到了类似情况，她并表示，“我贷款了 29000 美元，已偿还了 21000 美元，但仍欠 22000 美元。”</text:p>
      <text:p text:style-name="P4">
Source: <text:a xlink:type="simple" xlink:href="https://chinese.aljazeera.net/economy/2023/7/6/%e7%be%8e%e5%9b%bd%e5%8f%96%e6%b6%88%e5%ad%a6%e7%94%9f%e8%b4%b7%e6%ac%be%e5%87%8f%e5%85%8d%e9%87%8d%e5%88%9b%e5%80%9f%e6%ac%be%e4%ba%ba%e5%8f%8a%e7%bb%8f%e6%b5%8e" text:style-name="Internet_20_link" text:visited-style-name="Visited_20_Internet_20_Link">
https://chinese.aljazeera.net/economy/2023/7/6/%e7%be%8e%e5%9b%bd%e5%8f%96%e6%b6%88%e5%ad%a6%e7%94%9f%e8%b4%b7%e6%ac%be%e5%87%8f%e5%85%8d%e9%87%8d%e5%88%9b%e5%80%9f%e6%ac%be%e4%ba%ba%e5%8f%8a%e7%bb%8f%e6%b5%8e</text:a>
</text:p>
      <!--NEWS-->
      <text:h text:style-name="P10" text:outline-level="1">
<text:span text:style-name="T4">
无人祭奠 日本气球葬礼让骨灰由高空散落</text:span>
</text:h>
      <text:p text:style-name="P4">
Author: 联合早报 (Person)</text:p>
      <text:p text:style-name="P4">
Publisher: 联合早报 (Organization)</text:p>
      <text:p text:style-name="P4">
Published Time: 2023-07-06T15:44</text:p>
      <text:p text:style-name="P4">
Modified Time: 2023-07-06T16:54</text:p>
      <text:p text:style-name="P4">
Description: 近日，日本“气球葬礼”受到外媒关注。韩媒一篇题为《“无人祭奠，无地可葬”，日本惊现气球葬礼》的文章，介绍日本步入超老龄化社会后的这一社会现象。中国通讯社引述韩国《朝鲜日报》7月4日...</text:p>
      <text:p text:style-name="P4">
Videos: []</text:p>
      <text:p text:style-name="P4">
Audios: []</text:p>
      <text:p text:style-name="P4">
Images: []</text:p>
      <text:p text:style-name="P4">
Type: NewsArticle</text:p>
      <text:p text:style-name="P4">
Breadcrumbs: ['即时', '国际']</text:p>
      <text:p text:style-name="P4">
Keywords: ['日本', '老龄化']</text:p>
      <!--METADATA-->
      <text:p text:style-name="P4">
近日，日本“气球葬礼”受到外媒关注。韩媒一篇题为《“无人祭奠，无地可葬”，日本惊现气球葬礼》的文章，介绍日本步入超老龄化社会后的这一社会现象。</text:p>
      <text:p text:style-name="P4">
中国通讯社引述韩国《朝鲜日报》7月4日发表的文章称，日本一家名为气球工房（BalloonKobo）的公司提供称为“宇宙葬”的气球葬礼。他们将逝者遗体火化后的骨灰装进气球送上高空，让气球自然爆炸，死者的骨灰最后在空中散落。</text:p>
      <text:p text:style-name="P4">
近日举行“宇宙葬”的日本人持续增加，仅预约人数就过百人。“宇宙葬”费用一般为24万日元（约2246新元）。</text:p>
      <text:p text:style-name="P4">
气球工房把逝者的骨灰放进特制直径2至2.5公尺的大型球体后，充满氢气。气球可根据逝者的外貌和身形制作，如果要更加逼真，还可以加一些仿真毛发。</text:p>
      <text:p text:style-name="P4">
在悼念仪式上，家人们围着气球举行仪式后放飞气球。逝者随风飘逝，回归大自然。据说这些气球在夜晚还会发光，让亲人们更好地悼念逝去的亲人。</text:p>
      <text:p text:style-name="P4">
一些人还会在气球上安装气球定位系统（GPS），可以随时查看气球的位置。当气球飞到一定高度后，它会爆炸，逝者的骨灰也会随之散落，像一次绚烂的烟花表演一样。</text:p>
      <text:p text:style-name="P4">
气球工房指出，“宇宙葬”是很环保的，这种气球的遗骸可以在土壤中分解，而骨灰的组成物质主要为磷酸钙，对环境不会造成影响。</text:p>
      <text:p text:style-name="P4">
据报道，平均寿命长、生育率低的日本早在2006年就进入超老龄化社会。去年，日本死亡人数达150多万，创二战以来最高值。日本厚生劳动省推测，日本2040年死亡人数将达到168万。</text:p>
      <text:p text:style-name="P4">
Source: <text:a xlink:type="simple" xlink:href="https://www.zaobao.com.sg/realtime/world/story20230706-1411317" text:style-name="Internet_20_link" text:visited-style-name="Visited_20_Internet_20_Link">
https://www.zaobao.com.sg/realtime/world/story20230706-1411317</text:a>
</text:p>
      <!--NEWS-->
      <text:h text:style-name="P10" text:outline-level="1">
<text:span text:style-name="T4">
乌西部城市住宅楼遭俄导弹袭击 四死数十人伤</text:span>
</text:h>
      <text:p text:style-name="P4">
Author: 联合早报 (Person)</text:p>
      <text:p text:style-name="P4">
Publisher: 联合早报 (Organization)</text:p>
      <text:p text:style-name="P4">
Published Time: 2023-07-06T16:04</text:p>
      <text:p text:style-name="P4">
Modified Time: 2023-07-06T16:06</text:p>
      <text:p text:style-name="P4">
Description: 乌克兰西部城市利沃夫星期四（7月6日）遭俄罗斯导弹袭击，一住宅大楼被导弹击中造成四死数十人伤。总统泽连斯基誓言将对俄军展开“强力反击”。综合外电报道，泽连斯基发推文说：“肯定会给予...</text:p>
      <text:p text:style-name="P4">
Videos: []</text:p>
      <text:p text:style-name="P4">
Audios: []</text:p>
      <text:p text:style-name="P4">
Images: []</text:p>
      <text:p text:style-name="P4">
Type: NewsArticle</text:p>
      <text:p text:style-name="P4">
Breadcrumbs: ['即时', '国际']</text:p>
      <text:p text:style-name="P4">
Keywords: ['俄乌战争', '导弹', '袭击', '乌克兰', '泽连斯基']</text:p>
      <!--METADATA-->
      <text:p text:style-name="P4">
乌克兰西部城市利沃夫星期四（7月6日）遭俄罗斯导弹袭击，一住宅大楼被导弹击中造成四死数十人伤。总统泽连斯基誓言将对俄军展开“强力反击”。</text:p>
      <text:p text:style-name="P4">
综合外电报道，泽连斯基发推文说：“肯定会给予敌人一个回应，会是个明显的回应。”</text:p>
      <text:p text:style-name="P4">
乌克兰内政部透露，这次的袭击造成至少四死，另32人伤，一栋住宅楼的两层楼被毁。</text:p>
      <text:p text:style-name="P4">
搜救人员还在尝试从瓦砾堆中搜寻生还者。</text:p>
      <text:p text:style-name="P4">
利沃夫市长萨多维在Telegram说：“这是自去年2月俄乌战争暴发以来，俄军对利沃夫市民用设施最大的一次袭击。”</text:p>
      <text:p text:style-name="P4">
被炸大楼的居民奥利亚（37岁）告诉法新社：“我被第一次爆炸声惊醒，但我们没有时间撤离。然后发生第二次爆炸，天花板开始掉落，我的母亲立刻被砸中。我跑向窗口大喊，经过约半小时，搜救人员把我救出并将我送院。我回来后发现母亲去世了，邻居也死了。目前看来，四楼的住户只有我一人生还。”</text:p>
      <text:p text:style-name="P4">
Source: <text:a xlink:type="simple" xlink:href="https://www.zaobao.com.sg/realtime/world/story20230706-1411321" text:style-name="Internet_20_link" text:visited-style-name="Visited_20_Internet_20_Link">
https://www.zaobao.com.sg/realtime/world/story20230706-1411321</text:a>
</text:p>
      <!--NEWS-->
      <text:h text:style-name="P10" text:outline-level="1">
<text:span text:style-name="T4">
虚拟”山河大学“火了 中国教育部澄清</text:span>
</text:h>
      <text:p text:style-name="P4">
Author: None</text:p>
      <text:p text:style-name="P4">
Publisher: Radio Free Asia (Organization)</text:p>
      <text:p text:style-name="P4">
Published Time: 2023-07-06T16:21:00-04:00</text:p>
      <text:p text:style-name="P4">
Modified Time: 2023-07-06T16:22: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3" text:anchor-type="as-char" svg:width="6.9236in" svg:height="3.88615in" draw:z-index="0">
<draw:image xlink:href="../Images/rfamandarin/2023-07-06T16-21-00-04-00/000000.png" xlink:type="simple" xlink:show="embed" xlink:actuate="onLoad" draw:mime-type="image/png"/>
</draw:frame>
 中国网传虚拟的”山河大学“相关资讯 <text:a xlink:type="simple" xlink:href="https://www.rfa.org/mandarin/Xinwen/7-07062023155432.html/@@images/image" text:style-name="Internet_20_link" text:visited-style-name="Visited_20_Internet_20_Link">
</text:a>
网络截图  中国教育部6号针对日前网上热议的”山河大学“进行回应，称会不断优化高等教育资源布局结构。中国六月底大学选填志愿期，网上出现反应教育资源不公的一所虚拟的”山河大学“，相关讨论引爆网络。由于河南、山东等人口大省的考生众多、竞争激烈，录取分数要求高，导致很多考生上不了好大学，于是网友提议”在山东、山西、河北、河南四省的343万考生，每人出1000元，合计30多亿元，就可以打造出一所综合性大学，争取一年内赶超清华北大。“这一玩笑很快就传播开来。7月2号，许多网友发现有关”山河大学“的微博、知乎话题遭到封禁。对此，有网友调侃，”在中国，你想做梦都是做梦。”据中新网消息，中国教育部副部长吴岩表示，关于“山河大学”，教育部已经关注到。教育部将不断优化高等教育资源的布局结构，支持中西部地区，特别是人口大省扩大高等教育资源规模，优化类型结构和区域结构。责编：饶怡明</text:p>
      <text:p text:style-name="P4">
Source: <text:a xlink:type="simple" xlink:href="https://www.rfa.org/mandarin/Xinwen/7-07062023155432.html" text:style-name="Internet_20_link" text:visited-style-name="Visited_20_Internet_20_Link">
https://www.rfa.org/mandarin/Xinwen/7-07062023155432.html</text:a>
</text:p>
      <!--NEWS-->
      <text:h text:style-name="P10" text:outline-level="1">
<text:span text:style-name="T4">
出生率下降去年中国一万多家幼儿园、小学被关</text:span>
</text:h>
      <text:p text:style-name="P4">
Author: None</text:p>
      <text:p text:style-name="P4">
Publisher: Radio Free Asia (Organization)</text:p>
      <text:p text:style-name="P4">
Published Time: 2023-07-06T16:21:34-04:00</text:p>
      <text:p text:style-name="P4">
Modified Time: 2023-07-06T16:21: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5" text:anchor-type="as-char" svg:width="6.9236in" svg:height="4.612011in" draw:z-index="0">
<draw:image xlink:href="../Images/rfamandarin/2023-07-06T16-21-34-04-00/000000.png" xlink:type="simple" xlink:show="embed" xlink:actuate="onLoad" draw:mime-type="image/png"/>
</draw:frame>
图为湖南省永州市的一处幼儿园，幼教人员正在为幼童量体温。中国全国幼儿园、小学数量都在减少。 路透社资料图片中国教育部日前公布《2022年全国教育事业发展统计报告》。报告显示，随着出生率下降，去年中国全国幼儿园、小学数量各减少超过5000家。学生数量分别减少177.6万和47.8万人，显示中国人口进入负增长，新生儿减少，学前教育首先受到冲击。报告显示，2022年，中国共有28.92万家幼儿园，比前一年减少5610家，下降1.9%。全国共有普通小学14.9万所，比上一年减少5162所，下降3.35%。中国多个媒体援引公开数据显示，中国现有26万家幼儿园相关企业，近十年来，增量呈上升趋势。其中2012年新增最多，之后开始下降。2020年新增幼儿园相关企业4万家，年增率为27%。2021年新增6.82万家，年增率近70%。2022年新增4.5万家，年增率为负34%。中国学前教育研究会理事夏婧表示，”其实首轮幼儿园关停潮已经到来，以后会越来越困难。“。 责编：饶怡明</text:p>
      <text:p text:style-name="P4">
Source: <text:a xlink:type="simple" xlink:href="https://www.rfa.org/mandarin/Xinwen/6-07062023154831.html" text:style-name="Internet_20_link" text:visited-style-name="Visited_20_Internet_20_Link">
https://www.rfa.org/mandarin/Xinwen/6-07062023154831.html</text:a>
</text:p>
      <!--NEWS-->
      <text:h text:style-name="P10" text:outline-level="1">
<text:span text:style-name="T4">
俄罗斯护卫舰访问上海</text:span>
</text:h>
      <text:p text:style-name="P4">
Author: None</text:p>
      <text:p text:style-name="P4">
Publisher: Radio Free Asia (Organization)</text:p>
      <text:p text:style-name="P4">
Published Time: 2023-07-06T16:23:00-04:00</text:p>
      <text:p text:style-name="P4">
Modified Time: 2023-07-06T16:27: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6" text:anchor-type="as-char" svg:width="6.9236in" svg:height="4.612011in" draw:z-index="0">
<draw:image xlink:href="../Images/rfamandarin/2023-07-06T16-23-00-04-00/000000.png" xlink:type="simple" xlink:show="embed" xlink:actuate="onLoad" draw:mime-type="image/png"/>
</draw:frame>
 图为俄罗斯护卫舰格罗姆基号的资料照片。 <text:a xlink:type="simple" xlink:href="https://www.rfa.org/mandarin/Xinwen/8-07062023155708.html/@@images/image" text:style-name="Internet_20_link" text:visited-style-name="Visited_20_Internet_20_Link">
</text:a>
 维基俄罗斯两艘护卫舰格罗姆基号和主权号周三在上海停靠。两艘船舰属于位于符达迪沃斯托克的俄罗斯太平洋舰队。据路透社报道，在为期7天的访问期间，两艘俄罗斯舰艇将在上海与中国海军进行海上演习，包括编队运动、通讯和海上救援等项目。这两艘俄罗斯舰艇六月底穿越过台湾附近海域，随后驶过有美军驻扎的日本冲绳岛。报道称，3月份，中国国家主席习近平在莫斯科与俄罗斯总统普京会晤，双方发表联合声明，对西方进行指责，即“华盛顿正在破坏全球稳定，北约正闯入亚太地区。”中国和俄罗斯承诺加强军事关系。 周一，中国国防部长李尚福在北京会晤俄罗斯海军司令叶夫梅诺夫。塔斯社援引俄军总参谋长格拉西莫夫的话说，俄中两国将继续扩大军事合作。 责编：饶怡明</text:p>
      <text:p text:style-name="P4">
Source: <text:a xlink:type="simple" xlink:href="https://www.rfa.org/mandarin/Xinwen/8-07062023155708.html" text:style-name="Internet_20_link" text:visited-style-name="Visited_20_Internet_20_Link">
https://www.rfa.org/mandarin/Xinwen/8-07062023155708.html</text:a>
</text:p>
      <!--NEWS-->
      <text:h text:style-name="P10" text:outline-level="1">
<text:span text:style-name="T4">
英国波兰战略伙伴宣言：重申台海和平稳定重要性</text:span>
</text:h>
      <text:p text:style-name="P4">
Author: None</text:p>
      <text:p text:style-name="P4">
Publisher: Radio Free Asia (Organization)</text:p>
      <text:p text:style-name="P4">
Published Time: 2023-07-06T16:24:26-04:00</text:p>
      <text:p text:style-name="P4">
Modified Time: 2023-07-06T16:24: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8" text:anchor-type="as-char" svg:width="6.9236in" svg:height="5.047528in" draw:z-index="0">
<draw:image xlink:href="../Images/rfamandarin/2023-07-06T16-24-26-04-00/000000.png" xlink:type="simple" xlink:show="embed" xlink:actuate="onLoad" draw:mime-type="image/png"/>
</draw:frame>
英国官方公布了与波兰日前签署的2030战略伙伴联合宣言(部份) <text:a xlink:type="simple" xlink:href="https://www.rfa.org/mandarin/Xinwen/9-07062023155944.html/@@images/image" text:style-name="Internet_20_link" text:visited-style-name="Visited_20_Internet_20_Link">
</text:a>
英国政府官网截图英国和波兰日前签署2030战略伙伴联合宣言，在印太区域一节，双方重申台湾海峡和平稳定的重要性，提到将与伙伴合作支持印太区域自由开放，挑战试图在区域内动摇国际秩序的恶意行为者。据台湾中央社报道，宣言指出，英国、波兰双方同意，欧洲-大西洋与印度-太平洋的安全密不可分，而中国在国际间日益强势并构成体制性挑战。两国呼吁中国履行国际责任义务，包括在人权领域、特别针对香港与新疆且切勿在俄罗斯对乌克兰发动的非法战争中对俄提供物资援助。同时，英、波将持续寻求与中国发展建设性双边关系，并保留与中国在应对气候变迁等全球挑战进行合作的空间。根据宣言，英、波还将致力加强对中国军民融合、军民两用策略以及军事现代化的理解。宣言提到，中国的海外影响力活动与日俱增，英、波将致力于增进对相关活动所构成风险的理解，特别是针对中方发展海外军事基地网络的行动。责编：饶怡明</text:p>
      <text:p text:style-name="P4">
Source: <text:a xlink:type="simple" xlink:href="https://www.rfa.org/mandarin/Xinwen/9-07062023155944.html" text:style-name="Internet_20_link" text:visited-style-name="Visited_20_Internet_20_Link">
https://www.rfa.org/mandarin/Xinwen/9-07062023155944.html</text:a>
</text:p>
      <!--NEWS-->
      <text:h text:style-name="P10" text:outline-level="1">
<text:span text:style-name="T4">
江苏人权人士王默被拘留10天期满仍未获释</text:span>
</text:h>
      <text:p text:style-name="P4">
Author: None</text:p>
      <text:p text:style-name="P4">
Publisher: Radio Free Asia (Organization)</text:p>
      <text:p text:style-name="P4">
Published Time: 2023-07-06T16:24:50-04:00</text:p>
      <text:p text:style-name="P4">
Modified Time: 2023-07-06T16:24: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0" text:anchor-type="as-char" svg:width="6.9236in" svg:height="3.88615in" draw:z-index="0">
<draw:image xlink:href="../Images/rfamandarin/2023-07-06T16-24-50-04-00/000000.png" xlink:type="simple" xlink:show="embed" xlink:actuate="onLoad" draw:mime-type="image/png"/>
</draw:frame>
 江苏人权人士王默 <text:a xlink:type="simple" xlink:href="https://www.rfa.org/mandarin/Xinwen/10-07062023160548.html/@@images/image" text:style-name="Internet_20_link" text:visited-style-name="Visited_20_Internet_20_Link">
</text:a>
维权网截图  江苏人权人士王默因替土地遭剥夺的家乡父老发声，6月25日遭到拘留10天。7月6日期满仍未有释放信息。据维权网消息，王默1972年出生，江苏淮安市人，网名“菜刀王默”，人称“黑犬”。近年来，因追求民主常在网上以及南方街头发表言论而为人所熟知。王默曾经参加声援诸如郑州十君子声援团、新余刘萍等三人开庭声援违规等大型活动多次遭到行政拘留。2014年，他因在广州多地拉横幅声援香港民主抗争，“真普选”，被警方以涉嫌”寻衅滋事罪“刑拘。最近一次是今年5月18日，王默到广州关注异见人士王爱忠开庭，被广州警方刑事拘留，后取保候审获释。 责编：饶怡明</text:p>
      <text:p text:style-name="P4">
Source: <text:a xlink:type="simple" xlink:href="https://www.rfa.org/mandarin/Xinwen/10-07062023160548.html" text:style-name="Internet_20_link" text:visited-style-name="Visited_20_Internet_20_Link">
https://www.rfa.org/mandarin/Xinwen/10-07062023160548.html</text:a>
</text:p>
      <!--NEWS-->
      <text:h text:style-name="P10" text:outline-level="1">
<text:span text:style-name="T4">
《亚太报道》2023年7月6日音频</text:span>
</text:h>
      <text:p text:style-name="P4">
Author: None</text:p>
      <text:p text:style-name="P4">
Publisher: Radio Free Asia (Organization)</text:p>
      <text:p text:style-name="P4">
Published Time: 2023-07-06T16:36:27-04:00</text:p>
      <text:p text:style-name="P4">
Modified Time: 2023-07-06T16:36:27-04:00</text:p>
      <text:p text:style-name="P4">
Description: None</text:p>
      <text:p text:style-name="P4">
Videos: []</text:p>
      <text:p text:style-name="P4">
Audios: ["<text:a xlink:type="simple" xlink:href="https://www.rfa.org/mandarin/apr-audio/yp-070620231047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2" text:anchor-type="as-char" svg:width="6.9236in" svg:height="3.897317in" draw:z-index="0">
<draw:image xlink:href="../Images/rfamandarin/2023-07-06T16-36-27-04-00/000000.png" xlink:type="simple" xlink:show="embed" xlink:actuate="onLoad" draw:mime-type="image/png"/>
</draw:frame>
 <text:a xlink:type="simple" xlink:href="https://www.rfa.org/mandarin/apr-audio/yp-07062023104754.html/@@images/image" text:style-name="Internet_20_link" text:visited-style-name="Visited_20_Internet_20_Link">
</text:a>
 自由亚洲电台制图  <text:a xlink:type="simple" xlink:href="https://www.rfa.org/mandarin/apr-audio/yp-07062023104754.html/@@stream" text:style-name="Internet_20_link" text:visited-style-name="Visited_20_Internet_20_Link">
Audio-1-Link：https://www.rfa.org/mandarin/apr-audio/yp-07062023104754.html/@@stream </text:a>
</text:p>
      <text:p text:style-name="P4">
此次节目的主要内容：</text:p>
      <text:p text:style-name="P4">
1. 美国财长耶伦抵达北京，美中战略竞争与经贸沟通同步而行；</text:p>
      <text:p text:style-name="P4">
2. 中共领导人习近平视察东部战区，要求训练实战化，提高打赢能力；</text:p>
      <text:p text:style-name="P4">
3. 武汉新冠难属张海被控"寻衅滋事罪"一案被检察院退回警方重新侦查；</text:p>
      <text:p text:style-name="P4">
4. 本台推出特别报道：《高抑郁风险下的中国年轻一代》；</text:p>
      <text:p text:style-name="P4">
5. 最新研究显示，香港政府通过游说，试图影响美国的中、港政策。</text:p>
      <text:p text:style-name="P4">
Source: <text:a xlink:type="simple" xlink:href="https://www.rfa.org/mandarin/apr-audio/yp-07062023104754.html" text:style-name="Internet_20_link" text:visited-style-name="Visited_20_Internet_20_Link">
https://www.rfa.org/mandarin/apr-audio/yp-07062023104754.html</text:a>
</text:p>
      <!--NEWS-->
      <text:h text:style-name="P10" text:outline-level="1">
<text:span text:style-name="T4">
旨在应对法国抗议 马克龙要求部长们维持秩序并恢复平静</text:span>
</text:h>
      <text:p text:style-name="P4">
Author: 半岛电视台＋通讯社</text:p>
      <text:p text:style-name="P4">
Publisher: Al Jazeera</text:p>
      <text:p text:style-name="P4">
Published Time: 2023-07-06T16:43:56</text:p>
      <text:p text:style-name="P4">
Modified Time: 2023-07-06T16:43:56</text:p>
      <text:p text:style-name="P4">
Description: 法国总统马克龙呼吁部长们继续尽一切努力恢复秩序和平静，与此同时，一名年轻人上周被警察开枪打死后引发的抗议活动仍在继续。</text:p>
      <text:p text:style-name="P4">
Images: ["<text:a xlink:type="simple" xlink:href="https://chinese.aljazeera.net/wp-content/uploads/2023/07/1-1688660731.png" text:style-name="Internet_20_link" text:visited-style-name="Visited_20_Internet_20_Link">
1-1688660731.png</text:a>
", "<text:a xlink:type="simple" xlink:href="https://chinese.aljazeera.net/wp-content/uploads/2023/07/1-1688660776.png" text:style-name="Internet_20_link" text:visited-style-name="Visited_20_Internet_20_Link">
1-1688660776.png</text:a>
", "<text:a xlink:type="simple" xlink:href="https://chinese.aljazeera.net/wp-content/uploads/2023/07/1-1688660800.jpg" text:style-name="Internet_20_link" text:visited-style-name="Visited_20_Internet_20_Link">
1-1688660800.jpg</text:a>
"]</text:p>
      <text:p text:style-name="P4">
Topics: ['政治', '新闻']</text:p>
      <text:p text:style-name="P4">
Keywords: ['政治', '新闻', '法国']</text:p>
      <text:p text:style-name="P4">
Type: Article</text:p>
      <!--METADATA-->
      <text:p text:style-name="P4">
<draw:frame draw:style-name="fr1" draw:name="Image304" text:anchor-type="as-char" svg:width="6.9236in" svg:height="4.612736in" draw:z-index="0">
<draw:image xlink:href="../Images/Aljazeera Chinese/2023-07-06T16-43-56/1-1688660731.png" xlink:type="simple" xlink:show="embed" xlink:actuate="onLoad" draw:mime-type="image/png"/>
</draw:frame>
 法国正经历2005年以来最严重的骚乱（盖蒂图像）</text:p>
      <text:p text:style-name="P4">
法国总统马克龙呼吁部长们继续尽一切努力恢复秩序和平静，与此同时，一名年轻人上周被警察开枪打死后引发的抗议活动仍在继续。</text:p>
      <text:p text:style-name="P4">
马克龙与总理及七名政府成员举行会议，讨论遏制抗议活动所引发的暴力浪潮的必要措施，法国总统表示，这次会议旨在评估局势，以便做出适当的决定。</text:p>
      <text:p text:style-name="P4">
与此同时，半岛电视台记者报道称，由于安全紧张局势，全国各地有 49 人被捕。</text:p>
      <text:p text:style-name="P4">
半岛电视台记者报道称，精锐安全部队开始在该国东南部的里昂市中心部署，这表明该国南部蒙彼利埃的安全局势开始紧张。</text:p>
      <text:p text:style-name="P4">
<draw:frame draw:style-name="fr1" draw:name="Image305" text:anchor-type="as-char" svg:width="6.9236in" svg:height="4.612736in" draw:z-index="0">
<draw:image xlink:href="../Images/Aljazeera Chinese/2023-07-06T16-43-56/1-1688660776.png" xlink:type="simple" xlink:show="embed" xlink:actuate="onLoad" draw:mime-type="image/png"/>
</draw:frame>
 法国首都巴黎香榭丽舍大街增援警察部队（盖蒂图像）</text:p>
      <text:p text:style-name="P4">
半岛电视台记者还报道称，法国当局在法国南部马赛的街道上部署了配备装甲车的国家宪兵队。</text:p>
      <text:p text:style-name="P4">
据法国国防部周三称，法国海军已对休班海军陆战队员参与镇压西部城市洛里昂骚乱者的指控展开调查，洛里昂有一个大型军事基地。</text:p>
      <text:h text:style-name="P13" text:outline-level="4">
<text:span text:style-name="T4">
抗议活动范围扩大</text:span>
</text:h>
      <text:p text:style-name="P4">
当地报纸《电讯报》（Le Télégramme）刊登了上周五晚上“防暴团体”蒙面成员击退并殴打该市骚乱肇事者的照片。</text:p>
      <text:p text:style-name="P4">
一名 25 岁的男子告诉《法国西部报》( Ouest-France)说，他是一名武装部队成员，并与大约 30名同事一起介入并支持警察，以免他们“让国家被烧毁”。</text:p>
      <text:p text:style-name="P4">
<draw:frame draw:style-name="fr1" draw:name="Image306" text:anchor-type="as-char" svg:width="6.9236in" svg:height="3.894525in" draw:z-index="0">
<draw:image xlink:href="../Images/Aljazeera Chinese/2023-07-06T16-43-56/1-1688660800.jpg" xlink:type="simple" xlink:show="embed" xlink:actuate="onLoad" draw:mime-type="image/jpeg"/>
</draw:frame>
 为什么法国与其郊区年轻人的关系破裂了？</text:p>
      <text:p text:style-name="P4">
国防部在致法新社的一份声明中表示，驻扎在洛里昂的海军部队“Forfusco”已展开调查，调查正在进行中，在结果公布之前，不会发表进一步评论。</text:p>
      <text:p text:style-name="P4">
上周，法国当局在法国自2005年以来最严重的骚乱中逮捕了3500多人，一名警察在一次交通检查中杀害了一名阿尔及利亚裔法国年轻男子，引发了骚乱。</text:p>
      <text:p text:style-name="P4">
骚乱从巴黎的贫困地区蔓延到其他数十个地区，抗议者和骚乱团体的数量有时让警察不知所措。</text:p>
      <text:p text:style-name="P4">
这一事件以及随之而来的抗议和骚乱引发了关于种族主义、移民和贫困在破坏公共秩序方面所扮演角色的激烈辩论。</text:p>
      <text:p text:style-name="P4">
Source: <text:a xlink:type="simple" xlink:href="https://chinese.aljazeera.net/news/2023/7/7/%e6%97%a8%e5%9c%a8%e5%ba%94%e5%af%b9%e6%b3%95%e5%9b%bd%e6%8a%97%e8%ae%ae%e9%a9%ac%e5%85%8b%e9%be%99%e8%a6%81%e6%b1%82%e9%83%a8%e9%95%bf%e4%bb%ac%e7%bb%b4%e6%8c%81%e7%a7%a9%e5%ba%8f%e5%b9%b6%e6%81%a2" text:style-name="Internet_20_link" text:visited-style-name="Visited_20_Internet_20_Link">
https://chinese.aljazeera.net/news/2023/7/7/%e6%97%a8%e5%9c%a8%e5%ba%94%e5%af%b9%e6%b3%95%e5%9b%bd%e6%8a%97%e8%ae%ae%e9%a9%ac%e5%85%8b%e9%be%99%e8%a6%81%e6%b1%82%e9%83%a8%e9%95%bf%e4%bb%ac%e7%bb%b4%e6%8c%81%e7%a7%a9%e5%ba%8f%e5%b9%b6%e6%81%a2</text:a>
</text:p>
      <!--NEWS-->
      <text:h text:style-name="P10" text:outline-level="1">
<text:span text:style-name="T4">
美国路州大规模枪击事件 四死七伤</text:span>
</text:h>
      <text:p text:style-name="P4">
Author: 联合早报 (Person)</text:p>
      <text:p text:style-name="P4">
Publisher: 联合早报 (Organization)</text:p>
      <text:p text:style-name="P4">
Published Time: 2023-07-06T16:45</text:p>
      <text:p text:style-name="P4">
Modified Time: 2023-07-06T17:30</text:p>
      <text:p text:style-name="P4">
Description: 美国路易斯安那州什里夫波特市星期二（7月4日）深夜发生一起大规模枪击事件，造成四人死亡、七人受伤。中国新闻社引述美国广播公司的报道称，什里夫波特（Shreveport）警方星期三（...</text:p>
      <text:p text:style-name="P4">
Videos: []</text:p>
      <text:p text:style-name="P4">
Audios: []</text:p>
      <text:p text:style-name="P4">
Images: []</text:p>
      <text:p text:style-name="P4">
Type: NewsArticle</text:p>
      <text:p text:style-name="P4">
Breadcrumbs: ['即时', '国际']</text:p>
      <text:p text:style-name="P4">
Keywords: ['美国', '枪击', '枪击案']</text:p>
      <!--METADATA-->
      <text:p text:style-name="P4">
美国路易斯安那州什里夫波特市星期二（7月4日）深夜发生一起大规模枪击事件，造成四人死亡、七人受伤。</text:p>
      <text:p text:style-name="P4">
中国新闻社引述美国广播公司的报道称，什里夫波特（Shreveport）警方星期三（5日）在新闻发布会上说，星期二晚上11时40分左右，多名男子在当地一场大约有200人参加的年度庆祝集会上交火。两人当场死亡，另一人在医院重伤不治。</text:p>
      <text:p text:style-name="P4">
星期三早上，警方在事发地附近发现另一具遗体。警方说，四名死者都是成年人。七人在事件中受伤，其中一人“情况极其危急”，另外六人没有生命危险。</text:p>
      <text:p text:style-name="P4">
据《纽约时报》报道，警方在案发现场发现步枪子弹的弹壳，但尚不清楚它们是否来自同一把枪。该起枪击事件的动机尚不清楚，警方还未逮捕任何人。</text:p>
      <text:p text:style-name="P4">
7月4日是美国国庆“独立日”。新华社报道，什里夫波特的枪击事件是“独立日”前后发生的多起枪支暴力事件之一。巴尔的摩、费城、沃斯堡和华盛顿特区等多个城市也发生了大规模枪击事件，造成至少十人死亡、数十人受伤。</text:p>
      <text:p text:style-name="P4">
据美国有线电视新闻网报道，近年来，“独立日”假期前后大规模枪击事件激增，枪支暴力已融入这一节日之中。该媒体对“枪支暴力档案”网站的数据进行分析后发现，2014年以来，美国在7月4日共发生50多起大规模枪击事件，高于其他日期。</text:p>
      <text:p text:style-name="P4">
另外，在这10年间，发生于7月5日的大规模枪击事件数量仅次于“独立日”当天。今年7月4日至5日，美国至少发生13起大规模枪击事件。</text:p>
      <text:p text:style-name="P4">
Source: <text:a xlink:type="simple" xlink:href="https://www.zaobao.com.sg/realtime/world/story20230706-1411329" text:style-name="Internet_20_link" text:visited-style-name="Visited_20_Internet_20_Link">
https://www.zaobao.com.sg/realtime/world/story20230706-1411329</text:a>
</text:p>
      <!--NEWS-->
      <text:h text:style-name="P10" text:outline-level="1">
<text:span text:style-name="T4">
拜登会晤瑞典总理 深化6G合作应对中国挑战</text:span>
</text:h>
      <text:p text:style-name="P4">
Author: chinese@voanews.com (杨安)</text:p>
      <text:p text:style-name="P4">
Publisher: 美国之音中文网 (Type: NewsMediaOrganization)</text:p>
      <text:p text:style-name="P4">
Published Time: 2023-07-06T16:51:44+08:00</text:p>
      <text:p text:style-name="P4">
Modified Time: 2023-07-06 08:51:44Z</text:p>
      <text:p text:style-name="P4">
Description: 美国总统乔·拜登周三（7月5日）在白宫接待瑞典首相乌尔夫·克里斯特松（Ulf Kristersson）。两位领导人强调对于继续支持乌克兰抵抗俄罗斯入侵的共同承诺，以及协调跨大西洋应对中国挑战的努力；他们还进一步提到要致力于深化6G先进电信领域的联合研究。</text:p>
      <text:p text:style-name="P4">
Videos: []</text:p>
      <text:p text:style-name="P4">
Images: []</text:p>
      <text:p text:style-name="P4">
Categories: ['美国', '欧洲', '中国', '科技']</text:p>
      <text:p text:style-name="P4">
Type: None</text:p>
      <!--METADATA-->
      <text:p text:style-name="P4">
NoneNone</text:p>
      <text:p text:style-name="P4">
Source: <text:a xlink:type="simple" xlink:href="https://www.voachinese.com/a/us-sweden-china-6g-20230706/7169303.html" text:style-name="Internet_20_link" text:visited-style-name="Visited_20_Internet_20_Link">
https://www.voachinese.com/a/us-sweden-china-6g-20230706/7169303.html</text:a>
</text:p>
      <!--NEWS-->
      <text:h text:style-name="P10" text:outline-level="1">
<text:span text:style-name="T4">
卢卡申科：瓦格纳首领普里戈任已返回俄罗斯</text:span>
</text:h>
      <text:p text:style-name="P4">
Author: 联合早报 (Person)</text:p>
      <text:p text:style-name="P4">
Publisher: 联合早报 (Organization)</text:p>
      <text:p text:style-name="P4">
Published Time: 2023-07-06T17:11</text:p>
      <text:p text:style-name="P4">
Modified Time: 2023-07-06T17:11</text:p>
      <text:p text:style-name="P4">
Description: 白罗斯总统卢卡申科透露，原本被流放到白罗斯的俄罗斯雇佣兵组织瓦格纳集团领袖普里戈任，目前已返回俄罗斯圣彼得堡。卢卡申科6月27日称，普里戈任接受他居中斡旋，结束兵变换取刑事立案撤销...</text:p>
      <text:p text:style-name="P4">
Videos: []</text:p>
      <text:p text:style-name="P4">
Audios: []</text:p>
      <text:p text:style-name="P4">
Images: []</text:p>
      <text:p text:style-name="P4">
Type: NewsArticle</text:p>
      <text:p text:style-name="P4">
Breadcrumbs: ['即时', '国际']</text:p>
      <text:p text:style-name="P4">
Keywords: ['俄罗斯', '白罗斯', '俄罗斯兵变']</text:p>
      <!--METADATA-->
      <text:p text:style-name="P4">
白罗斯总统卢卡申科透露，原本被流放到白罗斯的俄罗斯雇佣兵组织瓦格纳集团领袖普里戈任，目前已返回俄罗斯圣彼得堡。</text:p>
      <text:p text:style-name="P4">
卢卡申科6月27日称，普里戈任接受他居中斡旋，结束兵变换取刑事立案撤销，并抵达白罗斯。不过，他星期四（7月6日）向媒体透露：“普里戈任目前在圣彼得堡。他不在白罗斯的领土上。”</text:p>
      <text:p text:style-name="P4">
据路透社报道，卢卡申科还说，让部分瓦格纳士兵转移到白罗斯的提议仍然有效。他强调，不认为这会对白罗斯构成风险，也不相信瓦格纳士兵会拿起武器对抗白罗斯。</text:p>
      <text:p text:style-name="P4">
克里姆林宫此前称，不会对普里戈任叛变追究责任，但俄罗斯国营电视台星期三（5日）却指普里戈任是“叛徒”，并指俄罗斯当局还在对这次的叛变展开调查，没有打算结案。</text:p>
      <text:p text:style-name="P4">
电视台在节目中播出所谓的“独家画面”，显示执法人员搜查普里戈任在圣彼得堡的办公室以及他的一所豪宅。</text:p>
      <text:p text:style-name="P4">
画面显示，普里戈任的办公室堆满装满卢布钞票的箱子，其豪华住所还有私人直升机、武器储藏室，甚至是设备齐全的医疗室。节目中也提到普里戈任拥有多本不同姓名的护照，形容他像是犯罪集团的首脑。</text:p>
      <text:p text:style-name="P4">
Source: <text:a xlink:type="simple" xlink:href="https://www.zaobao.com.sg/realtime/world/story20230706-1411341" text:style-name="Internet_20_link" text:visited-style-name="Visited_20_Internet_20_Link">
https://www.zaobao.com.sg/realtime/world/story20230706-1411341</text:a>
</text:p>
      <!--NEWS-->
      <text:h text:style-name="P10" text:outline-level="1">
<text:span text:style-name="T4">
韩女艺团BLACKPINK误触“九段线”争议 河内演唱会遭抵制</text:span>
</text:h>
      <text:p text:style-name="P4">
Author: chinese@voanews.com (杨安)</text:p>
      <text:p text:style-name="P4">
Publisher: 美国之音中文网 (Type: NewsMediaOrganization)</text:p>
      <text:p text:style-name="P4">
Published Time: 2023-07-06T17:12:31+08:00</text:p>
      <text:p text:style-name="P4">
Modified Time: 2023-07-06 09:12:31Z</text:p>
      <text:p text:style-name="P4">
Description: 中国针对南中国海的“九段线”主权声索，长久以来不被周遭邻国承认，甚至成为相关国家民族主义的宣泄出口，好莱坞暑期大片“芭比”（Barbie）以及韩国女团“BLACKPINK”的演唱会近来都因为碰触到“九段线”的争议在越南遭到抵制。</text:p>
      <text:p text:style-name="P4">
Videos: []</text:p>
      <text:p text:style-name="P4">
Images: []</text:p>
      <text:p text:style-name="P4">
Categories: ['南中国海争端', '亚太', '中国']</text:p>
      <text:p text:style-name="P4">
Type: None</text:p>
      <!--METADATA-->
      <text:p text:style-name="P4">
NoneNone</text:p>
      <text:p text:style-name="P4">
Source: <text:a xlink:type="simple" xlink:href="https://www.voachinese.com/a/vietnam-probes-blackpink-concert-organizer-over-south-china-sea-map-20230706/7169308.html" text:style-name="Internet_20_link" text:visited-style-name="Visited_20_Internet_20_Link">
https://www.voachinese.com/a/vietnam-probes-blackpink-concert-organizer-over-south-china-sea-map-20230706/7169308.html</text:a>
</text:p>
      <!--NEWS-->
      <text:h text:style-name="P10" text:outline-level="1">
<text:span text:style-name="T4">
日韩就福岛核污水问题保持高层沟通 与中国强硬反对形成鲜明对比</text:span>
</text:h>
      <text:p text:style-name="P4">
Author: chinese@voanews.com (金谷)</text:p>
      <text:p text:style-name="P4">
Publisher: 美国之音中文网 (Type: NewsMediaOrganization)</text:p>
      <text:p text:style-name="P4">
Published Time: 2023-07-06T17:35:17+08:00</text:p>
      <text:p text:style-name="P4">
Modified Time: 2023-07-06 09:35:17Z</text:p>
      <text:p text:style-name="P4">
Description: 经过为期两年的审查，国际原子能机构（IAEA）本周二（7月4日）最终认可日本将福岛第一核电站处理后的核废水排入太平洋的计划。据了解日本首相岸田文雄将于下周二（7月11日）北大西洋公约组织（NATO）领导人峰会上，向韩国总统尹锡悦解释排海计划并寻求理解；韩国政府也表示尊重IAEA并于本周五提出针对排海计划的独立研究报告。韩国的态度与中国的强硬反对形成鲜明对比。</text:p>
      <text:p text:style-name="P4">
Videos: []</text:p>
      <text:p text:style-name="P4">
Images: []</text:p>
      <text:p text:style-name="P4">
Categories: ['亚太', '生态环境', '中国']</text:p>
      <text:p text:style-name="P4">
Type: None</text:p>
      <!--METADATA-->
      <text:p text:style-name="P4">
NoneNone</text:p>
      <text:p text:style-name="P4">
Source: <text:a xlink:type="simple" xlink:href="https://www.voachinese.com/a/japan-south-korea-maintain-high-level-communication-on-fukushima-in-sharp-contrast-to-china-20230706/7169321.html" text:style-name="Internet_20_link" text:visited-style-name="Visited_20_Internet_20_Link">
https://www.voachinese.com/a/japan-south-korea-maintain-high-level-communication-on-fukushima-in-sharp-contrast-to-china-20230706/7169321.html</text:a>
</text:p>
      <!--NEWS-->
      <text:h text:style-name="P10" text:outline-level="1">
<text:span text:style-name="T4">
日本静冈市高架桥钢架倒塌酿2死6伤</text:span>
</text:h>
      <text:p text:style-name="P4">
Author: 联合早报 (Person)</text:p>
      <text:p text:style-name="P4">
Publisher: 联合早报 (Organization)</text:p>
      <text:p text:style-name="P4">
Published Time: 2023-07-06T17:58</text:p>
      <text:p text:style-name="P4">
Modified Time: 2023-07-06T17:58</text:p>
      <text:p text:style-name="P4">
Description: 日本静冈县静冈市星期四（7月6日）凌晨发生高架桥钢架倒塌事故，造成二死六伤。据静冈县警方消息，这起事故发生在凌晨3时左右（新加坡时间凌晨2时），地点是静冈市清水区一处正在施工的高架...</text:p>
      <text:p text:style-name="P4">
Videos: []</text:p>
      <text:p text:style-name="P4">
Audios: []</text:p>
      <text:p text:style-name="P4">
Images: []</text:p>
      <text:p text:style-name="P4">
Type: NewsArticle</text:p>
      <text:p text:style-name="P4">
Breadcrumbs: ['即时', '国际']</text:p>
      <text:p text:style-name="P4">
Keywords: ['日本', '意外']</text:p>
      <!--METADATA-->
      <text:p text:style-name="P4">
日本静冈县静冈市星期四（7月6日）凌晨发生高架桥钢架倒塌事故，造成二死六伤。</text:p>
      <text:p text:style-name="P4">
据静冈县警方消息，这起事故发生在凌晨3时左右（新加坡时间凌晨2时），地点是静冈市清水区一处正在施工的高架桥。</text:p>
      <text:p text:style-name="P4">
当时约20名施工人员在静冈市国道1号上进行夜间高架桥搭建作业。长约65米、重约140吨的高架桥钢架突然折断，并从约九米高处坠地。当局称，施工人员当时正在调整钢架的水平方向。</text:p>
      <text:p text:style-name="P4">
事故共造成两人死亡，六人受伤，其中四人重伤。救援人员透露，受害者年龄介于30多岁到70多岁。</text:p>
      <text:p text:style-name="P4">
警方目前正在调查事故起因。</text:p>
      <text:p text:style-name="P4">
Source: <text:a xlink:type="simple" xlink:href="https://www.zaobao.com.sg/realtime/world/story20230706-1411357" text:style-name="Internet_20_link" text:visited-style-name="Visited_20_Internet_20_Link">
https://www.zaobao.com.sg/realtime/world/story20230706-1411357</text:a>
</text:p>
      <!--NEWS-->
      <text:h text:style-name="P10" text:outline-level="1">
<text:span text:style-name="T4">
泰国副议长：新首相料最迟于7月20日选出</text:span>
</text:h>
      <text:p text:style-name="P4">
Author: 联合早报 (Person)</text:p>
      <text:p text:style-name="P4">
Publisher: 联合早报 (Organization)</text:p>
      <text:p text:style-name="P4">
Published Time: 2023-07-06T18:21</text:p>
      <text:p text:style-name="P4">
Modified Time: 2023-07-06T18:55</text:p>
      <text:p text:style-name="P4">
Description: 泰国国会将在7月13日召开第一次会议推选首相，预计7月20日或之前就能有结果。据《曼谷邮报》报道，泰国国会下议院副议长皮歇（Pichet Chuamuangphan）星期四（7月6...</text:p>
      <text:p text:style-name="P4">
Videos: []</text:p>
      <text:p text:style-name="P4">
Audios: []</text:p>
      <text:p text:style-name="P4">
Images: []</text:p>
      <text:p text:style-name="P4">
Type: NewsArticle</text:p>
      <text:p text:style-name="P4">
Breadcrumbs: ['即时', '国际']</text:p>
      <text:p text:style-name="P4">
Keywords: ['泰国', '国会', '首相', '前进党', '披塔']</text:p>
      <!--METADATA-->
      <text:p text:style-name="P4">
泰国国会将在7月13日召开第一次会议推选首相，预计7月20日或之前就能有结果。</text:p>
      <text:p text:style-name="P4">
据《曼谷邮报》报道，泰国国会下议院副议长皮歇（PichetChuamuangphan）星期四（7月6日）说，国会两院将在7月13日、19日和20日召开三场联合议会推选泰国新任首相。</text:p>
      <text:p text:style-name="P4">
皮歇认为，三场联合议会将提供“足够时间”让议员们选出新首相。这意味着，泰国最迟能于7月20日选出新任首相。</text:p>
      <text:p text:style-name="P4">
前进党领导的八党联盟控制了下议院500个议席中的312席，足以组成执政联盟，成员政党也同意提名前进党党魁披塔为首相候选人。但披塔要出任首相，须获得上下两院750席的过半数（即376票）支持，他还差64票。</text:p>
      <text:p text:style-name="P4">
前进党和支持者正努力争取更多参议员的支持，但政治观察员认为，这将是一项艰巨的任务，因为所有250名上议院议员都是由前首相巴育任命。大多数上议院议员也都倾向保守派，并对前进党主张修改冒犯君主法有所保留。</text:p>
      <text:p text:style-name="P4">
泰国下议院新任议长万穆罕默德星期三（5日）则说，若披塔在投选新首相的第一轮投票中无法拿下足够的票数，他还有多一两次的机会争取议员们的支持，重新投票。“这是为了遵循八党联盟商定的谅解备忘录，即所有成员政党都希望确保披塔获得（国会议员和参议员的）多数支持。”</text:p>
      <text:p text:style-name="P4">
他也指出，若披塔经过三轮投票仍凑不足支持票，政党联盟到时须推出新的首相人选。</text:p>
      <text:p text:style-name="P4">
Source: <text:a xlink:type="simple" xlink:href="https://www.zaobao.com.sg/realtime/world/story20230706-1411367" text:style-name="Internet_20_link" text:visited-style-name="Visited_20_Internet_20_Link">
https://www.zaobao.com.sg/realtime/world/story20230706-1411367</text:a>
</text:p>
      <!--NEWS-->
      <text:h text:style-name="P10" text:outline-level="1">
<text:span text:style-name="T4">
事实查核｜美国警告美国人不要去中国？</text:span>
</text:h>
      <text:p text:style-name="P4">
Author: 作者：庄敬</text:p>
      <text:p text:style-name="P4">
Publisher: Radio Free Asia (Organization)</text:p>
      <text:p text:style-name="P4">
Published Time: 2023-07-06T18:21:59-04:00</text:p>
      <text:p text:style-name="P4">
Modified Time: 2023-07-06T18:21:59-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7" text:anchor-type="as-char" svg:width="6.9236in" svg:height="3.629306in" draw:z-index="0">
<draw:image xlink:href="../Images/rfamandarin/2023-07-06T18-21-59-04-00/000000.png" xlink:type="simple" xlink:show="embed" xlink:actuate="onLoad" draw:mime-type="image/png"/>
</draw:frame>
 <text:a xlink:type="simple" xlink:href="https://www.rfa.org/mandarin/shishi-hecha/hc-07062023181406.html/@@images/image" text:style-name="Internet_20_link" text:visited-style-name="Visited_20_Internet_20_Link">
</text:a>
 自由亚洲电台制图</text:p>
      <text:p text:style-name="P4">
<text:span text:style-name="T4">
标签：部分错误</text:span>
</text:p>
      <text:p text:style-name="P4">
</text:p>
      <text:p text:style-name="P4">
_ 推特多名用户转发“美国警告美国人不要去中国旅行”消息。图取自推特  <text:a xlink:type="simple" xlink:href="https://www.rfa.org/mandarin/shishi-hecha/hc-07062023181406.html/2-63a87279752862368f4950b357165361-7a317f8e570b8b66544a7f8e570b4eba4e0d898153bb4e2d570b65c5884c3002571653d681ea63a87279.png" text:style-name="Internet_20_link" text:visited-style-name="Visited_20_Internet_20_Link">
</text:a>
_</text:p>
      <text:p text:style-name="P4">
亚洲事实查核实验室注意到，近日，推特上大量用户转发评论以上图卡，称“美国警告美国人不要去中国旅行，因为有可能被错误地拘留”。</text:p>
      <text:p text:style-name="P4">
经查，美国政府并未警告美国人“不要去”中国，而是建议美国人“重新考虑”前往中国的旅行。</text:p>
      <text:p text:style-name="P4">
美国国务院根据世界各地存在的各类风险等级，将旅行警告分为四级，第一级为“采取正常预防措施”，第二级敦促旅行者“提高警觉”，第三级建议民众“重新考虑前往”，第四级是最严重的“请勿前往”。</text:p>
      <text:p text:style-name="P4">
中国《对外关系法》及修订版《反间谍法》7月1日生效。 <text:a xlink:type="simple" xlink:href="https://travel.state.gov/content/travel/en/traveladvisories/traveladvisories/china-travel-advisory.html" text:style-name="Internet_20_link" text:visited-style-name="Visited_20_Internet_20_Link">
 美国国务院即更新前往中华人民共和国的旅行警告</text:a>
 ，称由于当地法律的任意执行，包括与出境禁令有关的法律，以及不当拘押的风险，“请重新考虑前往中国的旅行”。</text:p>
      <text:p text:style-name="P4">
美国政府确实提出前往中国存在不当拘押等风险，但目前针对中国的旅行警告仍为第三级“重新考虑前往”，尚未升至网传的第四级“不要去”“勿前往”。因此网传信息没有准确描述中国作为旅行目的地的风险等级，部分失实。</text:p>
      <text:p text:style-name="P4">
美国国务院针对目的地为中国（包括香港、澳门）的旅行建议，提到当地存在法律被任意执行的风险。 图取自国务院官网  <text:a xlink:type="simple" xlink:href="https://www.rfa.org/mandarin/shishi-hecha/hc-07062023181406.html/3-7f8e570b570b52d99662670065b0767c5e03524d5f804e2d83ef4eba6c115171548c570b768465c5884c8b66544a70ba7b2c4e097d1a300c91cd65b08003616e524d5f80300d3002571653d681ea7f8e570b570b52d99662.png" text:style-name="Internet_20_link" text:visited-style-name="Visited_20_Internet_20_Link">
</text:a>
</text:p>
      <text:p text:style-name="P4">
美国国务院最新发布前往中华人民共和国的旅行警告为第三级“重新考虑前往”。图取自美国国务院官网  <text:a xlink:type="simple" xlink:href="https://www.rfa.org/mandarin/shishi-hecha/hc-07062023181406.html/4-7b804f53-7db250b3300c7f8e570b8b66544a7f8e570b4eba4e0d898153bb4e2d570b300d-7c21.png" text:style-name="Internet_20_link" text:visited-style-name="Visited_20_Internet_20_Link">
</text:a>
</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7062023181406.html" text:style-name="Internet_20_link" text:visited-style-name="Visited_20_Internet_20_Link">
https://www.rfa.org/mandarin/shishi-hecha/hc-07062023181406.html</text:a>
</text:p>
      <!--NEWS-->
      <text:h text:style-name="P10" text:outline-level="1">
<text:span text:style-name="T4">
驶过台湾、日本的俄罗斯军舰抵达上海 将与中国进行军演</text:span>
</text:h>
      <text:p text:style-name="P4">
Author: chinese@voanews.com (金谷)</text:p>
      <text:p text:style-name="P4">
Publisher: 美国之音中文网 (Type: NewsMediaOrganization)</text:p>
      <text:p text:style-name="P4">
Published Time: 2023-07-06T18:45:56+08:00</text:p>
      <text:p text:style-name="P4">
Modified Time: 2023-07-06 10:45:56Z</text:p>
      <text:p text:style-name="P4">
Description: 中国接待了两艘此前从台湾和日本经过的俄罗斯军舰到访中国港口，预计这些军舰在访问期间将与中国海军进行联合演习，展示中俄两国间持久的军事合作关系。</text:p>
      <text:p text:style-name="P4">
Videos: []</text:p>
      <text:p text:style-name="P4">
Images: []</text:p>
      <text:p text:style-name="P4">
Categories: ['中国', '欧洲', '军事']</text:p>
      <text:p text:style-name="P4">
Type: None</text:p>
      <!--METADATA-->
      <text:p text:style-name="P4">
NoneNone</text:p>
      <text:p text:style-name="P4">
Source: <text:a xlink:type="simple" xlink:href="https://www.voachinese.com/a/china-russia-warships-20230706/7169368.html" text:style-name="Internet_20_link" text:visited-style-name="Visited_20_Internet_20_Link">
https://www.voachinese.com/a/china-russia-warships-20230706/7169368.html</text:a>
</text:p>
      <!--NEWS-->
      <text:h text:style-name="P10" text:outline-level="1">
<text:span text:style-name="T4">
世界媒体看中国：再看风险与去风险</text:span>
</text:h>
      <text:p text:style-name="P4">
Author: chinese@voanews.com (金哲)</text:p>
      <text:p text:style-name="P4">
Publisher: 美国之音中文网 (Type: NewsMediaOrganization)</text:p>
      <text:p text:style-name="P4">
Published Time: 2023-07-06T19:11:04+08:00</text:p>
      <text:p text:style-name="P4">
Modified Time: 2023-07-06 21:08:36Z</text:p>
      <text:p text:style-name="P4">
Description: 在西方国家热议与中国进行经济贸易往来的风险与去风险之际，中国本星期一以保护国家安全为由宣布即将对广泛用于科技产品的金属镓和锗实行出口管制，从而再度凸显西方国家与中国进行贸易的风险。然而，摆脱与中国的纠结以寻求去风险却不那么容易。</text:p>
      <text:p text:style-name="P4">
Videos: []</text:p>
      <text:p text:style-name="P4">
Images: []</text:p>
      <text:p text:style-name="P4">
Categories: ['世界媒体看中国', '经济·金融·贸易', '中国']</text:p>
      <text:p text:style-name="P4">
Type: None</text:p>
      <!--METADATA-->
      <text:p text:style-name="P4">
NoneNone</text:p>
      <text:p text:style-name="P4">
Source: <text:a xlink:type="simple" xlink:href="https://www.voachinese.com/a/world-media-on-china---complicated-picture-of-chinese-and-global-economy-20230706/7169380.html" text:style-name="Internet_20_link" text:visited-style-name="Visited_20_Internet_20_Link">
https://www.voachinese.com/a/world-media-on-china---complicated-picture-of-chinese-and-global-economy-20230706/7169380.html</text:a>
</text:p>
      <!--NEWS-->
      <text:h text:style-name="P10" text:outline-level="1">
<text:span text:style-name="T4">
美市周四盘前退低 重点谈分析师如何看流媒体巨头Netflix</text:span>
</text:h>
      <text:p text:style-name="P4">
Author: 李可爱 (Person)</text:p>
      <text:p text:style-name="P4">
Publisher: 联合早报 (Organization)</text:p>
      <text:p text:style-name="P4">
Published Time: 2023-07-06T19:36</text:p>
      <text:p text:style-name="P4">
Modified Time: 2023-07-06T19:50</text:p>
      <text:p text:style-name="P4">
Description: 星期四（7月6日）重点：美国华尔街股市主要股指期货星期四（7月6日）下跌。美联储星期三（5日）发布的6月份会议纪要显示，大多数央行官员预计今年下半年将会再次加息。在7时截稿时，标准...</text:p>
      <text:p text:style-name="P4">
Videos: []</text:p>
      <text:p text:style-name="P4">
Audios: []</text:p>
      <text:p text:style-name="P4">
Images: []</text:p>
      <text:p text:style-name="P4">
Type: NewsArticle</text:p>
      <text:p text:style-name="P4">
Breadcrumbs: ['即时', '国际']</text:p>
      <text:p text:style-name="P4">
Keywords: ['今晚美市看什么', '美国股市', '美市', '财经即时', 'Netflix']</text:p>
      <!--METADATA-->
      <text:h text:style-name="P13" text:outline-level="4">
<text:span text:style-name="T4">
星期四（7月6日）重点：</text:span>
</text:h>
      <ul>
        <li>
美国华尔街股市主要股指期货星期四（7月6日）下跌。美联储星期三（5日）发布的6月份会议纪要显示，大多数央行官员预计今年下半年将会再次加息。   * 在7时截稿时，标准与普尔500指数期货退低19.00点或0.43％，报4427.80点；纳斯达克100指数期货下跌69.40点或0.46％，报15134.40点；道琼斯指数期货也跌138.70点，报34149.90点。   * 华尔街股市主要股指星期三收盘时小幅下跌。投资者消化了美联储最新会议纪要，并为未来几天的重要经济数据做好准备，如：本星期五（7日）的美国月度就业报告。   * 标准与普尔500指数星期三微跌8.77点，闭市报4446.82点。重量级的道琼斯指数则跌129.83点，闭市报34288.64点。以科技股为主的纳斯达克100指数也微退0.03％或4.91点，以15203.78点收市。   * 美国股市星期三的交易一般，交易所的总成交量是103亿股，比过去20天的111亿股平均成交量少。</li>
      </ul>
      <text:h text:style-name="P13" text:outline-level="4">
<text:span text:style-name="T4">
盘前交易重点：</text:span>
</text:h>
      <text:p text:style-name="P4">
<text:a xlink:type="simple" xlink:href="https://www.zaobao.com.sg/realtime/world/story20230706-1411159" text:style-name="Internet_20_link" text:visited-style-name="Visited_20_Internet_20_Link">
 疫苗制造商莫德纳（Moderna Inc）星期三宣布 </text:a>
 ，已签署一份备忘录和一份土地合作协议，以争取在中国研究、开发和生产mRNA药物的机会。莫德纳股价在星期四盘前退低0.84美元，截稿时报122.70美元。</text:p>
      <text:p text:style-name="P4">
 莫德纳争取在中国研究、开发和生产mRNA药物的机会。（路透社）</text:p>
      <ul>
        <li>
脸书母公司Meta Platforms旗下 <text:a xlink:type="simple" xlink:href="https://www.zaobao.com.sg/realtime/world/story20230706-1411168" text:style-name="Internet_20_link" text:visited-style-name="Visited_20_Internet_20_Link">
 名为Threads的微型博客服务 </text:a>
 （Microblogging service），预料会在星期四晚上推出。这个微型博客服务相信会与推特正面竞争。Meta Platforms股价在星期四盘前起了4.63美元，截稿时报299.00美元。</li>
      </ul>
      <text:p text:style-name="P4">
 MetaPlatforms旗下名为Threads的微型博客服务（Microblogging service），预料会在星期四晚上推出。（彭博社）</text:p>
      <ul>
        <li>
通用汽车（General Motors）星期三公布，供应链压力已经缓解，因此集团第二季度的美国汽车销量增长19％，从去年同期的58万2401辆跃升至69万1978辆。通用汽车股价在星期四盘前退低0.37美元，截稿时报39.05美元。   * 星期四下文我们来看看分析师如何看待流媒体巨头网飞（Netflix Inc）的股票。星期四盘前该股退低3.89美元，截稿时报442.01美元。   * 盘前活跃股按序：特斯拉（Tesla）、英伟达（Nvidia）、Meta Platforms、超微（Advanced Micro Devices）和微软（Microsoft）。截稿时，这五只活跃股的股价起落参半。</li>
      </ul>
      <text:h text:style-name="P13" text:outline-level="4">
<text:span text:style-name="T4">
网飞（Netflix Inc）（纳斯达克证券交易所代码：NFLX）</text:span>
</text:h>
      <text:p text:style-name="P4">
目前FactSet搜集到的第二季度用户人数的平均预测是23万4388人，比一年前同期的22万零670人高。（法新社）</text:p>
      <text:p text:style-name="P4">
高盛（Goldman Sachs）旗下分析师谢里丹（EricSheridan）曾经是对流媒体巨头网飞最悲观的分析师，但是日前他一改过去13个月给予将网飞股票“卖出”的评级，把该股评级上调至“持守”。他也把网飞目标价从原本的230美元提高了74％至400美元。</text:p>
      <text:p text:style-name="P4">
虽然网飞的股价在星期三已经飙升至过去17个月以来的最高点，甚至已经超越了400美元水平，但是也许就是这股强劲走势，让这位最悲观的分析师也开始不得不改变对网飞股票的看法。</text:p>
      <text:p text:style-name="P4">
在这之前，谢里丹是FactSet调查的44名网飞股票分析师中，对该股评级最低的分析师。FactSet目前的数据显示，现在最看跌的分析师是哈里根（MatthewHarrigan）。他是给网飞股价“卖出”评级，目标价是250美元。</text:p>
      <text:p text:style-name="P4">
网飞股价在星期三盘中曾一度上涨2.2％，达到450.97美元水平。这是该股自去年2月2日以来，在正常交易时段达到的最高价格。虽然之后该股回吐部分涨幅，它在星期三还是以1.01％的涨幅收市。</text:p>
      <text:p text:style-name="P4">
谢里丹是在对网飞运营业绩进行分析后指出，在网飞执行打击密码共享和落实分层广告计划之后，他决定不建议在7月19日网飞公布的第二季度业绩之前卖出该股。看来这家流媒体视频巨头的管理层在打击密码共享方面，确实是做出了一点成绩。</text:p>
      <text:p text:style-name="P4">
谢里丹说，他之前的看跌立场是基于担心网飞会面临一系列不利因素，包括：疫情后用户增长回归正常化、竞争加剧、经济放缓导致消费者支出下降，以及在严厉打击密码共享之后，用户数字会出现“不稳定”状态。</text:p>
      <text:p text:style-name="P4">
他在给客户的分析报告中写道：“网飞管理层在执行打击密码共享计划方面，超出了我们之前的预测。网飞不但重新获得了内容创作动力，而且也消除了疫情后的增长阻力。不仅如此，在过去六个月里，传统媒体整体行业竞争也已变得更加平静。”</text:p>
      <text:p text:style-name="P4">
谢里丹还预测，网飞的用户人数的增加幅度预料能超出华尔街分析师的普遍预期。而且该公司现有会员收入预料也会比预期来得更高。</text:p>
      <text:p text:style-name="P4">
目前FactSet搜集到的第二季度用户人数的平均预测是23万4388人，比一年前同期的22万零670人高。FactSet搜集到的每用户平均收入（AverageRevenue Per User）预测则是11.76美元，比一年前的11.96美元略低。</text:p>
      <text:p text:style-name="P4">
在FactSet的44名分析师当中，只有两名分析师看跌，22名分析师看涨，另外20名分析师则是给于网飞“持守”评级。他们给出的平均目标价是404.43美元，这意味着网飞股价可能会从当前水平下跌8.8％。</text:p>
      <text:p text:style-name="P4">
另外在Tipranks的35名分析师当中，有19名给予网飞股“买进”的评级，14名给予“持守”的评级，两名给予“卖出”的评级，一年期限平均目标价是411.74美元。</text:p>
      <text:p text:style-name="P4">
Source: <text:a xlink:type="simple" xlink:href="https://www.zaobao.com.sg/realtime/world/story20230706-1411392" text:style-name="Internet_20_link" text:visited-style-name="Visited_20_Internet_20_Link">
https://www.zaobao.com.sg/realtime/world/story20230706-1411392</text:a>
</text:p>
      <!--NEWS-->
      <text:h text:style-name="P10" text:outline-level="1">
<text:span text:style-name="T4">
俄罗斯关闭芬兰总领事馆 驱逐九外交官</text:span>
</text:h>
      <text:p text:style-name="P4">
Author: 联合早报 (Person)</text:p>
      <text:p text:style-name="P4">
Publisher: 联合早报 (Organization)</text:p>
      <text:p text:style-name="P4">
Published Time: 2023-07-06T20:18</text:p>
      <text:p text:style-name="P4">
Modified Time: 2023-07-06T20:18</text:p>
      <text:p text:style-name="P4">
Description: 俄罗斯宣布关闭在圣彼得堡的芬兰总领事馆，并驱逐九名芬兰外交官，以回应芬兰此前驱逐俄罗斯外交官的举措。法新社报道，芬兰上个月宣布驱逐九名派驻赫尔辛基的俄罗斯外交官，指他们从事“情报工...</text:p>
      <text:p text:style-name="P4">
Videos: []</text:p>
      <text:p text:style-name="P4">
Audios: []</text:p>
      <text:p text:style-name="P4">
Images: []</text:p>
      <text:p text:style-name="P4">
Type: NewsArticle</text:p>
      <text:p text:style-name="P4">
Breadcrumbs: ['即时', '国际']</text:p>
      <text:p text:style-name="P4">
Keywords: ['俄罗斯', '芬兰', '总理']</text:p>
      <!--METADATA-->
      <text:p text:style-name="P4">
俄罗斯宣布关闭在圣彼得堡的芬兰总领事馆，并驱逐九名芬兰外交官，以回应芬兰此前驱逐俄罗斯外交官的举措。</text:p>
      <text:p text:style-name="P4">
法新社报道，芬兰上个月宣布驱逐九名派驻赫尔辛基的俄罗斯外交官，指他们从事“情报工作”。</text:p>
      <text:p text:style-name="P4">
俄罗斯外交部星期四（7月6日）回击，发声明说：“芬兰驻俄罗斯大使馆和芬兰驻圣彼得堡总领事馆的九名雇员被列为不受欢迎人士。”</text:p>
      <text:p text:style-name="P4">
“作为对芬兰当局对抗性行动的回应，俄罗斯决定从10月1日起撤销芬兰驻圣彼得堡总领事馆的运营许可。”</text:p>
      <text:p text:style-name="P4">
芬兰总统尼尼斯托随即发推文批评俄罗斯的举措“激烈且不对称”。</text:p>
      <text:p text:style-name="P4">
<text:a xlink:type="simple" xlink:href="https://www.zaobao.com/realtime/world/story20230620-1406198" text:style-name="Internet_20_link" text:visited-style-name="Visited_20_Internet_20_Link">
 芬兰总理奥尔波 </text:a>
也说，芬兰“有必要开始准备类似的举措”。“我们必须对此作出回应，这很明确。”</text:p>
      <text:p text:style-name="P4">
瑞典和芬兰去年因为俄罗斯侵略乌克兰，放弃长期以来的军事中立立场，正式申请加入北约。芬兰在今年4月正式 <text:a xlink:type="simple" xlink:href="https://www.zaobao.com/realtime/world/story20230403-1379186" text:style-name="Internet_20_link" text:visited-style-name="Visited_20_Internet_20_Link">
 成为北约的第31个成员</text:a>
 。</text:p>
      <text:p text:style-name="P4">
Source: <text:a xlink:type="simple" xlink:href="https://www.zaobao.com.sg/realtime/world/story20230706-1411402" text:style-name="Internet_20_link" text:visited-style-name="Visited_20_Internet_20_Link">
https://www.zaobao.com.sg/realtime/world/story20230706-1411402</text:a>
</text:p>
      <!--NEWS-->
      <text:h text:style-name="P10" text:outline-level="1">
<text:span text:style-name="T4">
“恐龙”在吉隆坡宣导纯素饮食</text:span>
</text:h>
      <text:p text:style-name="P4">
Author: 联合早报 (Person)</text:p>
      <text:p text:style-name="P4">
Publisher: 联合早报 (Organization)</text:p>
      <text:p text:style-name="P4">
Published Time: 2023-07-06T21:13</text:p>
      <text:p text:style-name="P4">
Modified Time: 2023-07-06T21:17</text:p>
      <text:p text:style-name="P4">
Description: 马来西亚首都吉隆坡市中心星期四（7月6日）出现三只宣导纯素饮食的“恐龙”。动物权益团体亚洲善待动物组织（PETA）的义工不顾炎炎烈日，身穿厚重的恐龙装，手持印有“走出石器时代，尝试...</text:p>
      <text:p text:style-name="P4">
Videos: []</text:p>
      <text:p text:style-name="P4">
Audios: []</text:p>
      <text:p text:style-name="P4">
Images: []</text:p>
      <text:p text:style-name="P4">
Type: NewsArticle</text:p>
      <text:p text:style-name="P4">
Breadcrumbs: ['即时', '国际']</text:p>
      <text:p text:style-name="P4">
Keywords: ['吉隆坡', '素食', '马来西亚']</text:p>
      <!--METADATA-->
      <text:p text:style-name="P4">
马来西亚首都吉隆坡市中心星期四（7月6日）出现三只宣导纯素饮食的“恐龙”。动物权益团体亚洲善待动物组织（PETA）的义工不顾炎炎烈日，身穿厚重的恐龙装，手持印有“走出石器时代，尝试纯素饮食”的华文、英文与马来文的宣导卡。</text:p>
      <text:p text:style-name="P4">
他们游走在俗称“大钟楼”的苏丹阿都沙末大厦一带。他们以夸张的肢体动作吸引民众注意，并呼吁民众摆脱石器时代的茹毛饮血生活，改而选择较健康的纯素饮食。</text:p>
      <text:p text:style-name="P4">
这次并非亚洲善待动物组织首次举行这类宣导活动，他们之前也曾在日本东京街头这么做。</text:p>
      <text:p text:style-name="P4">
亚洲善待动物组织高级副总裁贝克告诉媒体，屠宰动物是人类在石器时代的习惯，不该在马国这样的先进社会有立足之地。他呼吁民众摆脱石器时代的肉食习惯，开始吃素。</text:p>
      <text:p text:style-name="P4">
亚洲善待动物组织发言人王序如说，一名纯素食者每年可拯救约200只动物的生命，还能降低罹患心脏病、糖尿病和癌症的风险，以及大幅减少碳足迹。</text:p>
      <text:p text:style-name="P4">
Source: <text:a xlink:type="simple" xlink:href="https://www.zaobao.com.sg/realtime/world/story20230706-1411417" text:style-name="Internet_20_link" text:visited-style-name="Visited_20_Internet_20_Link">
https://www.zaobao.com.sg/realtime/world/story20230706-1411417</text:a>
</text:p>
      <!--NEWS-->
      <text:h text:style-name="P10" text:outline-level="1">
<text:span text:style-name="T4">
美国气候特使克里或7月中旬访华 讨论气候危机</text:span>
</text:h>
      <text:p text:style-name="P4">
Author: 联合早报 (Person)</text:p>
      <text:p text:style-name="P4">
Publisher: 联合早报 (Organization)</text:p>
      <text:p text:style-name="P4">
Published Time: 2023-07-06T21:53</text:p>
      <text:p text:style-name="P4">
Modified Time: 2023-07-06T21:53</text:p>
      <text:p text:style-name="P4">
Description: 消息人士称，美国气候特使克里预计将在7月中旬访问中国，就全球暖化问题与中国进行会谈。彭博社引述消息人士报道，这将是克里两年半前担任总统气候特使以来，第二次访华。美国财长耶伦目前刚抵...</text:p>
      <text:p text:style-name="P4">
Videos: []</text:p>
      <text:p text:style-name="P4">
Audios: []</text:p>
      <text:p text:style-name="P4">
Images: []</text:p>
      <text:p text:style-name="P4">
Type: NewsArticle</text:p>
      <text:p text:style-name="P4">
Breadcrumbs: ['即时', '国际']</text:p>
      <text:p text:style-name="P4">
Keywords: ['美国', '气候变化', '克里', '中国', '中美关系', '全球变暖']</text:p>
      <!--METADATA-->
      <text:p text:style-name="P4">
消息人士称，美国气候特使克里预计将在7月中旬访问中国，就全球暖化问题与中国进行会谈。</text:p>
      <text:p text:style-name="P4">
彭博社引述消息人士报道，这将是克里两年半前担任总统气候特使以来，第二次访华。</text:p>
      <text:p text:style-name="P4">
<text:a xlink:type="simple" xlink:href="https://www.zaobao.com/realtime/china/story20230706-1411351" text:style-name="Internet_20_link" text:visited-style-name="Visited_20_Internet_20_Link">
 美国财长耶伦目前刚抵达北京 </text:a>
进行访问，国务卿布林肯此前也 <text:a xlink:type="simple" xlink:href="https://www.zaobao.com/news/china/story20230619-1406000" text:style-name="Internet_20_link" text:visited-style-name="Visited_20_Internet_20_Link">
 在6月访华</text:a>
 。</text:p>
      <text:p text:style-name="P4">
其中一名消息人士指，克里这次的访问可能在7月16日那一周展开。不过，对方也说行程目前还在规划中，日期可能会有更动。</text:p>
      <text:p text:style-name="P4">
另一人则说，中美会谈可能有助于来临11月在阿联酋召开的联合国气候变化大会上，取得更多进展奠定基础。</text:p>
      <text:p text:style-name="P4">
克里与中国气候变化事务特使解振华到时预计将讨论气候合作，并就即将举办的联合国气候变化大会（COP 28），以及森林砍伐等议题交换意见。</text:p>
      <text:p text:style-name="P4">
Source: <text:a xlink:type="simple" xlink:href="https://www.zaobao.com.sg/realtime/world/story20230706-1411425" text:style-name="Internet_20_link" text:visited-style-name="Visited_20_Internet_20_Link">
https://www.zaobao.com.sg/realtime/world/story20230706-1411425</text:a>
</text:p>
      <!--NEWS-->
      <text:h text:style-name="P10" text:outline-level="1">
<text:span text:style-name="T4">
所罗门总理索加瓦雷访华，美中南太争夺日趋激烈</text:span>
</text:h>
      <text:p text:style-name="P4">
Author: chinese@voanews.com (木风)</text:p>
      <text:p text:style-name="P4">
Publisher: 美国之音中文网 (Type: NewsMediaOrganization)</text:p>
      <text:p text:style-name="P4">
Published Time: 2023-07-06T21:57:11+08:00</text:p>
      <text:p text:style-name="P4">
Modified Time: 2023-07-06 13:57:11Z</text:p>
      <text:p text:style-name="P4">
Description: 太平洋岛国所罗门群岛总理索加瓦雷（Manasseh Sogavare）将在本周晚些时候访问中国。一般认为，这次访问是中国和美国在南太平洋地区的竞争日趋激烈的新的迹象。</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visit-by-solomon-islands-leader-to-beijing-underscores-rising-china-us-rivalry-in-south-pacific-20230706/7169439.html" text:style-name="Internet_20_link" text:visited-style-name="Visited_20_Internet_20_Link">
https://www.voachinese.com/a/visit-by-solomon-islands-leader-to-beijing-underscores-rising-china-us-rivalry-in-south-pacific-20230706/7169439.html</text:a>
</text:p>
      <!--NEWS-->
      <text:h text:style-name="P10" text:outline-level="1">
<text:span text:style-name="T4">
美国财长耶伦酷暑中抵达北京，能否为日趋激烈的美中对抗降温惹世人注目</text:span>
</text:h>
      <text:p text:style-name="P4">
Author: chinese@voanews.com (松仁)</text:p>
      <text:p text:style-name="P4">
Publisher: 美国之音中文网 (Type: NewsMediaOrganization)</text:p>
      <text:p text:style-name="P4">
Published Time: 2023-07-06T22:07:25+08:00</text:p>
      <text:p text:style-name="P4">
Modified Time: 2023-07-06 16:45:33Z</text:p>
      <text:p text:style-name="P4">
Description: 美国财政部长珍妮特·耶伦（Janet Yellen）乘专机星期四（7月6日）飞抵北京，对中国进行为期四天的访问。这是耶伦酝酿已久的一次中国之行，但是此行能否为日趋对抗的美中关系降温受到全球关注。</text:p>
      <text:p text:style-name="P4">
Videos: []</text:p>
      <text:p text:style-name="P4">
Images: []</text:p>
      <text:p text:style-name="P4">
Categories: ['美中关系', '美国', '经济·金融·贸易', '中国']</text:p>
      <text:p text:style-name="P4">
Type: None</text:p>
      <!--METADATA-->
      <text:p text:style-name="P4">
NoneNone</text:p>
      <text:p text:style-name="P4">
Source: <text:a xlink:type="simple" xlink:href="https://www.voachinese.com/a/us-s-yellen-kicks-off-china-visit-with-both-sides-locked-in-confrontation-20230706/7169579.html" text:style-name="Internet_20_link" text:visited-style-name="Visited_20_Internet_20_Link">
https://www.voachinese.com/a/us-s-yellen-kicks-off-china-visit-with-both-sides-locked-in-confrontation-20230706/7169579.html</text:a>
</text:p>
      <!--NEWS-->
      <text:h text:style-name="P10" text:outline-level="1">
<text:span text:style-name="T4">
英国伦敦一辆汽车撞小学建筑 一死八伤</text:span>
</text:h>
      <text:p text:style-name="P4">
Author: 联合早报 (Person)</text:p>
      <text:p text:style-name="P4">
Publisher: 联合早报 (Organization)</text:p>
      <text:p text:style-name="P4">
Published Time: 2023-07-06T22:27</text:p>
      <text:p text:style-name="P4">
Modified Time: 2023-07-06T22:27</text:p>
      <text:p text:style-name="P4">
Description: 英国伦敦西南部一所小学发生致命意外，一辆汽车不知何故撞向学校建筑，造成一名女孩伤重身亡，另有八人受伤。法新社报道，当地警方说，这起事故发生星期四上午近10时，地点是在温布尔登的一所...</text:p>
      <text:p text:style-name="P4">
Videos: []</text:p>
      <text:p text:style-name="P4">
Audios: []</text:p>
      <text:p text:style-name="P4">
Images: []</text:p>
      <text:p text:style-name="P4">
Type: NewsArticle</text:p>
      <text:p text:style-name="P4">
Breadcrumbs: ['即时', '国际']</text:p>
      <text:p text:style-name="P4">
Keywords: ['英国', '车祸', '小学', '意外', '致命车祸', '伦敦']</text:p>
      <!--METADATA-->
      <text:p text:style-name="P4">
英国伦敦西南部一所小学发生致命意外，一辆汽车不知何故撞向学校建筑，造成一名女孩伤重身亡，另有八人受伤。</text:p>
      <text:p text:style-name="P4">
法新社报道，当地警方说，这起事故发生星期四上午近10时，地点是在温布尔登的一所私立女子小学。当局并未将这起事故列为恐怖事件处理。</text:p>
      <text:p text:style-name="P4">
这起车祸原本造成九人受伤，包括七名儿童。不过，后来警方透露，一名女童随后伤重不治。</text:p>
      <text:p text:style-name="P4">
当地议员汉墨德则告诉英国广播公司（BBC），好几名伤者“情况危急”，并形容这次的事故“特别令人痛心”。据悉，这所小学的学生年龄介于四岁到11岁。</text:p>
      <text:p text:style-name="P4">
警方在声明中说，一名40多岁的女司机在“涉嫌危险驾驶导致他人死亡”的罪名下被捕。</text:p>
      <text:p text:style-name="P4">
案件正在调查中。</text:p>
      <text:p text:style-name="P4">
Source: <text:a xlink:type="simple" xlink:href="https://www.zaobao.com.sg/realtime/world/story20230706-1411428" text:style-name="Internet_20_link" text:visited-style-name="Visited_20_Internet_20_Link">
https://www.zaobao.com.sg/realtime/world/story20230706-1411428</text:a>
</text:p>
      <!--NEWS-->
      <text:h text:style-name="P10" text:outline-level="1">
<text:span text:style-name="T4">
金融产品是一种“信使体” (Free Version)</text:span>
</text:h>
      <text:p text:style-name="P4">
Authors: ['']</text:p>
      <text:p text:style-name="P4">
Publisher: 英国《金融时报》</text:p>
      <text:p text:style-name="P4">
Time: 2023-07-06T22:53:55+00:00</text:p>
      <text:p text:style-name="P4">
Published Time: 2023-07-06T12:00:99+08:00</text:p>
      <text:p text:style-name="P4">
Modified Time: 2023-07-06T18:57:99+08:00</text:p>
      <text:p text:style-name="P4">
Description: 严家祺：生命体和非生命体之间“中间带”是信使体，如病毒；仿生学视角下，企业、国家、经济体是生命体，金融品则是传输能量信息的“信使体”。</text:p>
      <text:p text:style-name="P4">
Images: ["<text:a xlink:type="simple" xlink:href="https://thumbor.ftacademy.cn/unsafe/picture/4/000186564_piclink.png" text:style-name="Internet_20_link" text:visited-style-name="Visited_20_Internet_20_Link">
000186564_pic...</text:a>
"]</text:p>
      <text:p text:style-name="P4">
Themes: ['金融', '关注']</text:p>
      <text:p text:style-name="P4">
Keywords: ['金融', '仿生学', '生命科学', '病毒']</text:p>
      <text:p text:style-name="P4">
Type: Article</text:p>
      <!--METADATA-->
      <text:p text:style-name="P4">
来自FT中文网的温馨提示：如您对更多FT中文网的内容感兴趣，请在苹果应用商店或谷歌应用市场搜索“FT中文网”，下载FT中文网的官方应用。</text:p>
      <text:p text:style-name="P4">
在地球和整个宇宙中，按照物质个体是否有生命，可以分为生命体和非生命体两大类。但病毒是一例外，病毒可以感染所有具有细胞结构的生命体，但离开细胞就不表现出生命现象。当我们把“生命体”概念扩展到生物体以外后，可以发现，在地球和整个宇宙中，生命体和非生命体之间有一个非常开阔是“中间带”，这就是信使体。病毒就是一种“信使体”。实体企业、国家经济体、全球经济体，都是生命体，在人类社会这一“大生命体”中，金融品是一种传输能量信息的“信使体”，相当于每一个细胞中都有的“能量货币”ATP（Adenosinetriphosphate）。金融品推动了经济增长，有些金融品象信使体激素一样，可以迅速治好疾病，但不能运用过多。还有些金融品，造成了巨大的金融风暴，这些金融品可以称为“金融病毒”。</text:p>
      <text:p text:style-name="P4">
<text:span text:style-name="T4">
生命体的特征</text:span>
</text:p>
      <text:p text:style-name="P4">
地球上的植物、动物、人类和细菌是生命体，有七大特征：①都是有含碳氢氧氮磷硫钙的生物大分子构成；②有DNA、RNA和蛋白质表达的结构秩序；③能与外界环境发生物质、能量交换，即发生代谢（Metabolism），或称新陈代谢；④能生长发育；⑤能复制；⑥对外界环境能发生应激反应；⑦能演变进化。</text:p>
      <text:p text:style-name="P4">
在地球上到处布满生命体，现在，我们还没有发现地球外的生命体。上述七大特征中，第一、第二、第七个特征，与地球的具体环境有关，地球上现有生命体是“碳基生命”。在浩瀚的宇宙中，可能存在着以其他元素为主的生命，如硅基生命。新陈代谢、生长发育、复制繁殖和对外界环境能发生应激反应，是生物的四大基本特征。植物不能在地面上自主运动，但植物生长过程、花朵的开放，是一种缓慢的自主行为，用“快镜头”放映，与动物运动一样，是一种“广义行为”。</text:p>
      <text:p text:style-name="P4">
生命系统的根本特征是：① 能自我调节，也就是新陈代谢，维持生命和成长；②能自我复制，也就是复制繁衍，在时间中延续生命；③能自主行为，也就是能作出独立的选择性反应。在宇宙中，一切具有自我调节、自我复制、自主行为三大特征的存在物，就是“广义生命体”。广义生命体的这些特征，都是物理化学过程,遵循与非生命体相同的物理化学规律。但这些物理化学变化的结果，产生出一种有生命的东西。这三个特征的某一个，或某个特征的某一侧面，在非生命世界中也存在，但只有在生命中这三个特性才有可能联系并相互结合在一个个体或一个系统中。这个个体或系统，就是广义生命体。</text:p>
      <text:p text:style-name="P4">
在地球上，有上述七大特征的生命体不仅仅可以用来指“个体”，而且可以用来指“群体”。地球上到处分布的蚂蚁群体，蜜蜂群体、人类组成的一个个国家以及全球人类组成的“全球社会”，也表现出新陈代谢，自我复制和自主行为。一个个蚂蚁群体、一个个蜜蜂群体、一个个制造业企业、一个个国家、全球人类社会，都是生命体。</text:p>
      <text:p text:style-name="P4">
<text:span text:style-name="T4">
病毒介于生命体与非生命体之间</text:span>
</text:p>
      <text:p text:style-name="P4">
在生命体的七大特征中，病毒（virus）具有第一、第二和第五特征。病毒由核酸分子DNA或RNA与保护性蛋白质外壳构成。在非生命体的环境中，象其他非生物一样，不能复制繁衍。病毒如果进入生物體活細胞內，就能复制繁衍。但病毒不能进行新陈代谢，不会生长发育，不能对外界环境发生应激反应，也不发生演变进化现象。</text:p>
      <text:p text:style-name="P4">
<draw:frame draw:style-name="fr1" draw:name="Image319" text:anchor-type="as-char" svg:width="6.9236in" svg:height="5.179879in" draw:z-index="0">
<draw:image xlink:href="../Images/FT Chinese Free Version/2023-07-06T22-53-55-00-00/000186564_piclink.png" xlink:type="simple" xlink:show="embed" xlink:actuate="onLoad" draw:mime-type="image/png"/>
</draw:frame>
</text:p>
      <text:p text:style-name="P4">
<text:span text:style-name="T5">
【图1】噬菌体结构Typical bacteriophage structure</text:span>
</text:p>
      <text:p text:style-name="P4">
噬菌体（bacteriophage, phage）是一大类病毒的总称。噬菌体在细菌、真菌、藻类、放线菌或螺旋体等微生物细胞内，能够产生复制现象，有的能引起宿主细菌的裂解。跟别的病毒一样，噬菌体有蛋白质外壳，内部有RNA或DNA分子，大部分噬菌体还长有象“注射针”一般的“尾巴”。【图1】我请教了一位在弗吉尼亚的医学专家，他熟悉噬菌体的发现史细节，希望了解噬菌体的“注射针”是主动插入微生物细胞内，还是被动进入？这位医学专家说，现在还不得而知。这是一个重要问题。如果噬菌体的“注射针”是主动插入微生物细胞内，说明噬菌体这种病毒具备生命体的第六特征。我猜想，噬菌体作为病毒，与其他病毒一样，都不具备“自主行为能力”。噬菌体的“尾巴”不是“注射针”。</text:p>
      <text:p text:style-name="P4">
在自然界中，晶体、雪花能够复制。生命体不是依靠“复制”，而是依靠“代谢”维持生命。激素不向生物组织提供能量或代谢物质，因为没有“代谢”，激素没有生命。病毒能够“复制”，因为没有“代谢”，病毒没有生命。病毒的复制要依靠进入细胞内部才能复制，病毒没有“自主行为能力”，病毒进入细胞的过程，是细胞的主动行为，而不是病毒的主动行为。生命的根本特征不是复制，而是代谢（Metabolism）。所以，Metabolism可以同时用另一个中文词“元生命”来表述。</text:p>
      <text:p text:style-name="P4">
晶体、雪花、核酸分子、病毒的复制，不是人的有意行为，是一种自然现象。生产同一产品、印刷出版书籍、用复印机复制文件，即使完全自动化操作，仍然是人的有意行为，不是自然现象。信使体是无须人有意干预、能够自动复制的传播信息的“个体”。</text:p>
      <text:p text:style-name="P4">
<text:span text:style-name="T4">
21世纪开端的3次“大流行”</text:span>
</text:p>
      <text:p text:style-name="P4">
病毒有三个特点：① 没有生命；② 包含大量信息；③能大量自然复制。所谓“自然复制”，就是不是依靠一个人的有意安排、发生的复制。人作为一种行为体，即使有人参与，当人的行为在自然发生时，就是一种自然现象。银行的挤兑、抢购股票，与海啸来临时的逃避，都是一种“自然复制”现象。这种复制，与一个人用复印机大量复制文件是不同的，前者是自然现象，后者是人为现象。当跨学科、跨领域、从系统论的视界看金融现象时，我们会发现，所有金融品都是信使体，它们与病毒都表现了有“自然复制”能力。</text:p>
      <text:p text:style-name="P4">
信用违约互换CDS、比特币和数以千计种类的加密货币，它们的共同特征是包含大量信息并能自然复制。但所有这些金融品，不具备生命体的一个根本特征，就是与外界进行物质、能量交换，进行新陈代谢。在自然界中，病毒与上述人工制造的金融品一样，能够复制，但不发生新陈代谢。所有能自然复制、不发生新陈代谢的个体，从自然界中的病毒，到人工制造的金融品，可以用一个总的称呼——信使体。它们自然复制的就是自身携带的信息。</text:p>
      <text:p text:style-name="P4">
地球上病毒的总重量，与地球上全人类的总重量，相差不多，也可能超过人类。大多数病毒与人类无关，有的对人类有益。病毒可以更名为“信使体”，对有害于人类的病毒，可以保留病毒称呼。</text:p>
      <text:p text:style-name="P4">
从大尺度、跨学科视界来看，近三年来席卷全球的新冠病毒大流行，与席卷全球的信用违约互换CDS大流行、没有货币功能的比特币和一些加密货币以“货币”名义的大流行，实际上都是一种“信使体”在全球大复制有关的现象。要理解这三次大流行，需要从跨经济学、生物学、医学和物理学的广阔视界来分析、研究。</text:p>
      <text:p text:style-name="P4">
宇宙中有三种运动：物质运动、能量流动、信息传播。宇宙中有三种“有形状”的“个体”：生命体、信使体、非生命体。所谓“个体”是指有边界或有包膜的物质个体。整个人类社会的经济体是一个“个体”，它的“包膜”是“大气圈”。信使体是一种能够自然复制的“个体”，病毒依靠自身内部RNA、DNA中的不同分子排列，传播信息。不同的生物大分子，包含不同的生物信息。激素、酶、RNA、DNA也是信使体。信使体的组合可以形成复杂的信使体。</text:p>
      <text:p text:style-name="P4">
21世纪是信息革命和人工智能的世纪。21世纪的信息革命，对人类的经济活动发生了巨大的影响。信息革命把金融进一步数字化了，发生了金融衍生品（Derivative）的大复制、大传播、大流行。金融的发展一方面有益于互联网科技的发展，另一方面，伴随着巨大的金融危机。有益于经济发展的金融品可以称为“金融信使体”，大规模掠夺投资者财富、造成巨大金融风暴的金融品，就是“金融病毒”。</text:p>
      <text:p text:style-name="P4">
在21世纪第一个十年，地球上到处布满了“金融衍生品”。金融衍生产品种类繁多，而且体量巨大，它的产生和大幅度增加是当代金融扩张最明显的标志。上世纪八十年代初，全球金融衍生产品的名义价值为0，根据国际清算银行（BIS）的统计，截至2007年底，全球衍生品市场持仓的名义价值为674万亿美元，是全球GDP的12.4倍。2007年场内产品成交金额为2289万亿美元，是全球GDP的42.1倍（参见刘文财、李晓萍：《全球衍生品市场发展状况》，2013年12月27日，中国金融期货交易所。）</text:p>
      <text:p text:style-name="P4">
到2016年，全球金融衍生品规模达1500万亿美元（根据全球经济数据网WWW.QQJJSJ.Com 数据，2016年5月9日，iMarkets.）。其中，有一种衍生品称为信用违约互换CDS（Credit Default Swap）。CDS这一金融品，创造出来後，在金融界受到欢迎，2000年规模为1万亿美元，2008年3月达到62万亿美元。这一数字只包括了商业银行向美联储报告的资料，并未涵盖投资银行和对冲基金的资料，仅对冲基金就发行了31%的CDS合约。CDS和一些金融品的大流行，引发了2008年全球金融风暴。就在2008年底，曾任纳斯达克主席的麦道夫（B. L.Madoff）承认自己在欧亚美洲，多年来从事金融诈骗，诈骗金额超过600亿美元 ,他所经营的金融品，几乎全是金融病毒。</text:p>
      <text:p text:style-name="P4">
2009年，当CDS和其他衍生品的“大流行”带来全球金融风暴时，另一种“金融品”——比特币悄悄地从地球的一个角落出现。就像病毒与细胞关系一样，只要病毒不进入细胞，病毒就不能复制和传播。2010年5月前，1万个比特币也只是比特数字串，不能用来交换物品，不是金融品。2010年5月21日，一个叫汉耶兹（LaszloHanyeez）的人，为了向美国佛罗里达的一家披萨店买披萨，通过比特币网站把1万个比特币发给了一位住在英国的另一个人杰寇斯（jercos），杰寇斯用信用卡向佛罗里达这家披萨店购买了两片披萨，付费41美元，并让披萨店把两片披萨送给佛罗里达的汉耶兹。这是人类史上第一次用“一串数字”购买商品的事件。就像寻找新冠病毒的源头一样，这就是比特币从“数字串”成为“金融信使体”的源头。这一事件，第一次赋予比特币以价值。从这一天开始，比特币从“非财富”的数字串向“财富”的转化。後来，许多企业许可用比特币购买他们的产品。美国电动车制造厂特斯拉（Tesla）在2021年购入15亿美元比特币，并许可使用比特币购买它的车辆，很快，比特币价格大涨，每一枚突破4万美元。象CDS一样，在不到十年时间内，比特币体量增加了亿万倍。其他加密货币，也乘机兴起，布满了全球金融世界。与此同时，各种债券，发行量愈来愈大，全球债务总量已经超过全球各国GDP的三倍。以金融衍生品、数字货币和债务扩张为标志的现代金融，由于依靠互联网使各种金融品以数字形式在全球迅速流动，这是金融领域的一个划时代事件，从此，人类大踏步迈进了“数字金融”时代。金融世界未来的时代将是“仿生金融”时代。</text:p>
      <text:p text:style-name="P4">
Source: <text:a xlink:type="simple" xlink:href="http://www.ftchinese.com/story/001100172" text:style-name="Internet_20_link" text:visited-style-name="Visited_20_Internet_20_Link">
http://www.ftchinese.com/story/001100172</text:a>
</text:p>
      <!--NEWS-->
      <text:h text:style-name="P10" text:outline-level="1">
<text:span text:style-name="T4">
当代艺术，能改变山西大同吗？ (Free Version)</text:span>
</text:h>
      <text:p text:style-name="P4">
Authors: ['']</text:p>
      <text:p text:style-name="P4">
Publisher: 英国《金融时报》</text:p>
      <text:p text:style-name="P4">
Time: 2023-07-06T22:54:10+00:00</text:p>
      <text:p text:style-name="P4">
Published Time: 2023-07-06T12:00:99+08:00</text:p>
      <text:p text:style-name="P4">
Modified Time: 2023-07-06T18:57:99+08:00</text:p>
      <text:p text:style-name="P4">
Description: 薛莉：此次当代艺术在大同古城的亮相，确有惊鸿一瞥的惊艳感。那么，当代艺术还能为大同带来什么呢？</text:p>
      <text:p text:style-name="P4">
Images: ["<text:a xlink:type="simple" xlink:href="https://thumbor.ftacademy.cn/unsafe/picture/9/000186539_piclink.jpg" text:style-name="Internet_20_link" text:visited-style-name="Visited_20_Internet_20_Link">
000186539_pic...</text:a>
", "<text:a xlink:type="simple" xlink:href="https://thumbor.ftacademy.cn/unsafe/picture/0/000186540_piclink.jpg" text:style-name="Internet_20_link" text:visited-style-name="Visited_20_Internet_20_Link">
000186540_pic...</text:a>
", "<text:a xlink:type="simple" xlink:href="https://thumbor.ftacademy.cn/unsafe/picture/1/000186541_piclink.jpg" text:style-name="Internet_20_link" text:visited-style-name="Visited_20_Internet_20_Link">
000186541_pic...</text:a>
"]</text:p>
      <text:p text:style-name="P4">
Themes: ['专栏', '艺术', '关注']</text:p>
      <text:p text:style-name="P4">
Keywords: ['艺术']</text:p>
      <text:p text:style-name="P4">
Type: Article</text:p>
      <!--METADATA-->
      <text:p text:style-name="P4">
来自FT中文网的温馨提示：如您对更多FT中文网的内容感兴趣，请在苹果应用商店或谷歌应用市场搜索“FT中文网”，下载FT中文网的官方应用。</text:p>
      <text:p text:style-name="P4">
当代艺术在中国虽然很热闹，但热闹到大同去，还是多少让人出乎意料的。但眼下的大同，正以复兴中的千年古都的形象，迎来首届“大同当代艺术季”。</text:p>
      <text:p text:style-name="P4">
包括玛丽娜•阿布拉莫维奇（Marina Abramović）、朱利安•奥培(Julian Opie) 、劳瑞斯•切克尼（LorisCecchini）、徐冰、邱志杰、宋冬、郭工等近80位中西方当代艺术家的百余件作品，涵盖绘画、雕塑、装置、影像、网络交互等各种艺术形式，正在大同展出。</text:p>
      <text:p text:style-name="P4">
<text:span text:style-name="T4">
古城街巷、院落中的艺术展</text:span>
</text:p>
      <text:p text:style-name="P4">
此次大同当代艺术季，最让人惊喜的是，整个展览被安置在街区中，院落里。</text:p>
      <text:p text:style-name="P4">
大同曾经是北魏都城、辽金陪都，是融合多元文化的古都，但这些灿烂的历史曾经一度被大同绝佳的煤炭资源掩盖。如今的大同早已从“煤都黑”华丽转身为“大同蓝”，并向旅游目的地城市升级转型。</text:p>
      <text:p text:style-name="P4">
大同当代艺术季展区位于大同古城东南邑，街区内坐落着18处文物院落、16处历史建筑和51处织补院落，是大同古城中保护院落最多的街区。经过修复、修缮和微改造，东南邑的部分院落成为了“当代艺术展厅”。</text:p>
      <text:p text:style-name="P4">
<draw:frame draw:style-name="fr1" draw:name="Image320" text:anchor-type="as-char" svg:width="6.9236in" svg:height="4.605195in" draw:z-index="0">
<draw:image xlink:href="../Images/FT Chinese Free Version/2023-07-06T22-54-10-00-00/000186539_piclink.jpg" xlink:type="simple" xlink:show="embed" xlink:actuate="onLoad" draw:mime-type="image/jpeg"/>
</draw:frame>
（大同当代艺术季的展览院落与展览现场）</text:p>
      <text:p text:style-name="P4">
策展人、中央美术学院美术馆的王静介绍说：“我们最初去看场地时，这些院落大多是毛坯房、水泥墙，地面连地砖都没有。我们希望能保持住这种原生态，不需要变成那种‘白盒子’式常见的展览状态。”</text:p>
      <text:p text:style-name="P4">
有的院落很规整，有正房和两个厢房；有的则是L型的，还有带跨院的院落，临街有橱窗，有穿透性和曲线。王静说：“空间和作品关系的可塑性很强。此外，平房的屋脊和屋檐也给人想像。”这都给策展带来了兴奋点。</text:p>
      <text:p text:style-name="P4">
<text:span text:style-name="T4">
艺术让城市升级</text:span>
</text:p>
      <text:p text:style-name="P4">
艺术品能提亮空间，把空间变得有趣。王静说：“有时自然风景虽然很美，但有了艺术家的呈现，会让本来的风景多了故事性，让风景更有回味。”</text:p>
      <text:p text:style-name="P4">
为了让这次艺术展览最大限度地与大同呼应，在选择艺术作品时，与大同古城中的灰色基调协调，王静锁定了一些色彩鲜活、都市感强的作品；有的作品，则与大同的“佛都”历</text:p>
      <text:p text:style-name="P4">
史有关联，比如艺术家宋冬受大同艺术季委托创作的“不知我知”，以煤炭、石窟、琉璃佛像、镜面、电灯等元素为媒介，创造了一个虚幻的“未来佛”的精神空间。</text:p>
      <text:p text:style-name="P4">
<draw:frame draw:style-name="fr1" draw:name="Image321" text:anchor-type="as-char" svg:width="6.9236in" svg:height="5.183943in" draw:z-index="0">
<draw:image xlink:href="../Images/FT Chinese Free Version/2023-07-06T22-54-10-00-00/000186540_piclink.jpg" xlink:type="simple" xlink:show="embed" xlink:actuate="onLoad" draw:mime-type="image/jpeg"/>
</draw:frame>
（宋冬，《不知我知》展览现场，2023）</text:p>
      <text:p text:style-name="P4">
被称为“行为艺术之母”的艺术家玛丽娜•阿布拉莫维奇的作品，也有大同的印迹。1988年，她与另一位艺术家分别从长城的山海关和嘉峪关行走，历时90天在二郎山相遇。其间，他们路过大同境内的长城。</text:p>
      <text:p text:style-name="P4">
展览中的“锁钥”单元，则以梁思成、刘敦桢的《大同古建筑调查报告》为线索展开。1933年，梁思成、林徽因与营造学社的刘敦桢、莫宗江赴山西调查古建和云冈石窟，并完成了这个报告。本次展览用一排黑白老照片致敬90年前的这次寻访。</text:p>
      <text:p text:style-name="P4">
<text:span text:style-name="T4">
不一样的大同</text:span>
</text:p>
      <text:p text:style-name="P4">
这个当代艺术季，的确让大同展现出截然不同的一面。王静说：“这么多重要的艺术作品，能够在当地看到，已经是一种获得。”</text:p>
      <text:p text:style-name="P4">
<draw:frame draw:style-name="fr1" draw:name="Image322" text:anchor-type="as-char" svg:width="6.9236in" svg:height="4.609978in" draw:z-index="0">
<draw:image xlink:href="../Images/FT Chinese Free Version/2023-07-06T22-54-10-00-00/000186541_piclink.jpg" xlink:type="simple" xlink:show="embed" xlink:actuate="onLoad" draw:mime-type="image/jpeg"/>
</draw:frame>
（大同当代艺术季的展览院落，左下角为艺术家沈烈毅的巨石雕塑作品“雨”）</text:p>
      <text:p text:style-name="P4">
随着当代艺术受众群的扩大，当代艺术发生的场景也在扩展。上海有“城市空间艺术季”，将艺术作品与艺术活动扩展到城市的各个角落；大地艺术节从日本出圈到中国，以大地为舞台，以乡野为背景，艺术家用自己的创作把目光从城市拉向乡村，助燃乡村振兴。</text:p>
      <text:p text:style-name="P4">
但艺术的影响力需要持续的投入和长时间的浸润。日本的越后妻有“大地艺术节”从2000年起，每三年举办一届，如今已是全球规模最大的国际户外艺术节，让这个人口外流、老龄化的山间雪地成为举世瞩目的艺术目的地。文化底蕴深厚的大同，与当代艺术的初次邂逅有惊鸿一瞥的惊艳感觉，但一个城市若想要有量变到质变的提升，艺术可以是催化剂，长时间持续投入才是更大的挑战。</text:p>
      <text:p text:style-name="P4">
（本文图片除署名外，均由大同当代艺术季提供。本文仅代表作者本人观点。作者邮箱：shirleyft@163.com，编辑邮箱：zhen.zhu@ftchinese.com）</text:p>
      <text:p text:style-name="P4">
Source: <text:a xlink:type="simple" xlink:href="http://www.ftchinese.com/story/001100168" text:style-name="Internet_20_link" text:visited-style-name="Visited_20_Internet_20_Link">
http://www.ftchinese.com/story/001100168</text:a>
</text:p>
      <!--NEWS-->
      <text:h text:style-name="P10" text:outline-level="1">
<text:span text:style-name="T4">
怀特岛音乐节曾经“摇滚”过 (Free Version)</text:span>
</text:h>
      <text:p text:style-name="P4">
Authors: ['']</text:p>
      <text:p text:style-name="P4">
Publisher: 英国《金融时报》</text:p>
      <text:p text:style-name="P4">
Time: 2023-07-06T22:57:34+00:00</text:p>
      <text:p text:style-name="P4">
Published Time: 2023-07-06T12:00:99+08:00</text:p>
      <text:p text:style-name="P4">
Modified Time: 2023-07-06T18:59:99+08:00</text:p>
      <text:p text:style-name="P4">
Description: 张璐诗：场地内的许多情景已经和音乐没有关系。舞台之外是游乐场内常见的摩天轮和“大摆锤”，彩光闪烁的半空尖叫此起彼伏，与附近电子乐混响和重低音节奏纠缠不分。</text:p>
      <text:p text:style-name="P4">
Images: ["<text:a xlink:type="simple" xlink:href="https://thumbor.ftacademy.cn/unsafe/picture/2/000186542_piclink.jpg" text:style-name="Internet_20_link" text:visited-style-name="Visited_20_Internet_20_Link">
000186542_pic...</text:a>
", "<text:a xlink:type="simple" xlink:href="https://thumbor.ftacademy.cn/unsafe/picture/4/000186524_piclink.jpg" text:style-name="Internet_20_link" text:visited-style-name="Visited_20_Internet_20_Link">
000186524_pic...</text:a>
", "<text:a xlink:type="simple" xlink:href="https://thumbor.ftacademy.cn/unsafe/picture/7/000186527_piclink.jpg" text:style-name="Internet_20_link" text:visited-style-name="Visited_20_Internet_20_Link">
000186527_pic...</text:a>
", "<text:a xlink:type="simple" xlink:href="https://thumbor.ftacademy.cn/unsafe/picture/7/000186537_piclink.jpg" text:style-name="Internet_20_link" text:visited-style-name="Visited_20_Internet_20_Link">
000186537_pic...</text:a>
", "<text:a xlink:type="simple" xlink:href="https://thumbor.ftacademy.cn/unsafe/picture/5/000186525_piclink.jpg" text:style-name="Internet_20_link" text:visited-style-name="Visited_20_Internet_20_Link">
000186525_pic...</text:a>
"]</text:p>
      <text:p text:style-name="P4">
Themes: ['专栏', '旅行', '关注']</text:p>
      <text:p text:style-name="P4">
Keywords: ['旅行', '音乐', '摇滚', '音乐节']</text:p>
      <text:p text:style-name="P4">
Type: Article</text:p>
      <!--METADATA-->
      <text:p text:style-name="P4">
<draw:frame draw:style-name="fr1" draw:name="Image323" text:anchor-type="as-char" svg:width="6.9236in" svg:height="4.604464in" draw:z-index="0">
<draw:image xlink:href="../Images/FT Chinese Free Version/2023-07-06T22-57-34-00-00/00018654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从英格兰东南部的朴茨茅斯港搭上渡轮，在英吉利海峡行驶40分钟，我第二次登陆不列颠的最大离岛Isle ofWight（怀特岛）。这一次，我冲着流行摇滚音乐节Isle of Wight Festival（怀特岛音乐节）而来。</text:p>
      <text:p text:style-name="P4">
这个音乐节在1968年就已创办起来，比极具象征意义的美国伍德斯托克音乐节(Woodstock RockFestival)还早了一年。彼时怀特岛音乐节连续举办三年，1969年和1970年两届的阵容尤其吸引大众：1969年登台的歌手包括鲍勃•迪伦。当所有人都以为家就在伍德斯托克的迪伦肯定会参演当地的音乐节时，他却踏上了往怀特岛的旅程。1970年的阵容则包括了传奇摇滚吉他手JimiHendrix、爵士乐大师Miles Davis和摇滚乐队TheDoors等，那一届音乐节吸引了世界各地将近70万人涌上怀特岛，人数不仅超过了伍德斯托克，也成为了当年全球规模最大的音乐节。这直接促使英国政府出台“户外集会超五千人要申请许可”的新法规，并要求怀特岛当地政府执行。</text:p>
      <text:p text:style-name="P4">
<draw:frame draw:style-name="fr1" draw:name="Image324" text:anchor-type="as-char" svg:width="6.9236in" svg:height="4.726168in" draw:z-index="0">
<draw:image xlink:href="../Images/FT Chinese Free Version/2023-07-06T22-57-34-00-00/000186524_piclink.jpg" xlink:type="simple" xlink:show="embed" xlink:actuate="onLoad" draw:mime-type="image/jpeg"/>
</draw:frame>
1970年怀特岛音乐节的演出现场，图片：GettyImages</text:p>
      <text:p text:style-name="P4">
与已成为非主流文化象征符号的伍德斯托克音乐节相似，怀特岛音乐节也是受到1960年代“反文化”（Counterculture）运动的感染而创办，以代表创新而本质反叛的摇滚乐去挑战权威和传统行为规范，意图追求个体自由和探索文艺领域的变革。呼吁反战、女权主义、兴起“嬉皮士”运动、投奔东方哲学等都是“反文化”的表征。</text:p>
      <text:p text:style-name="P4">
在这样的背景下，社会批判性曾经是摇滚乐的一种特性。但当怀特岛音乐节停办多年，于2002年重现江湖时，则是已经与千禧年一同进入了以“流行音乐和受众度为主”、“反叛其次”的崭新身份时代。</text:p>
      <text:p text:style-name="P4">
以今年的阵容为例：一个周末的音乐节，两个晚上安排在主舞台的领衔艺人，都曾是流行音乐大奖“全英音乐奖”的最佳男歌手得主。一位是30岁的民谣创作歌手乔治•艾兹拉（GeorgeEzra），另一位则是49岁的前偶像男团“Take That”成员罗比•威廉斯（RobbieWilliams）。乔治•艾兹拉的声线偏低沉和硬朗，或许还有点鲍勃•迪伦同时期的复古感觉，但他创作并走红的《梦想启航》等歌曲，从歌词的健康向上到清一色正面积极的大调和弦，令我看着台下骑在爸妈肩膀上跟着节拍挥手的一大片小童时，不由得心生感慨。如果这还称得上摇滚音乐节的话，它的内核与半个世纪前已是两回事。</text:p>
      <text:p text:style-name="P4">
这次上岛之前两天，我才刚结束了三周的旅行，但想到怀特岛音乐节毕竟曾是传奇，今年遇上了这契机，还是应该来看看。何况，阵容之中还是有像Manic StreetPreachers这样铁骨铮铮的老乐队。更何况，白天去音乐节之前，还能先下海游泳避避暑。</text:p>
      <text:p text:style-name="P4">
自从20年前复办以来，音乐节一直都在挨着河边的大型郊野公园SeaclosePark中举办。这个节日确实相当有规模，从停车场走到舞台区，需要先后经过露营区、房车区、食街、商业区、游乐场，最后才到达装有临时摩天轮旁的主舞台。即使是快步走，至少也要走半小时。路途之中不少泥地，有时有车经过扬起漫天尘土，夹在人群里真是接近沙漠行军之感。</text:p>
      <text:p text:style-name="P4">
<draw:frame draw:style-name="fr1" draw:name="Image325" text:anchor-type="as-char" svg:width="6.9236in" svg:height="4.617987in" draw:z-index="0">
<draw:image xlink:href="../Images/FT Chinese Free Version/2023-07-06T22-57-34-00-00/000186527_piclink.jpg" xlink:type="simple" xlink:show="embed" xlink:actuate="onLoad" draw:mime-type="image/jpeg"/>
</draw:frame>
 图片：GettyImages</text:p>
      <text:p text:style-name="P4">
靠近主舞台的路边住户，在音乐节期间衍生出了一门生意：每家每户的前院都塞满了车辆，那是走捷径的乐迷与当地住户之间私下做成的小买卖。音乐节场内的洗手间分两种，一种免费使用，但整个周末无人打扫，以及门前永远排着长龙，另一种是有人维持打扫的“干净整洁版”，整个音乐节期间的洗手间套票为每人50镑，一早已售罄。</text:p>
      <text:p text:style-name="P4">
购买音乐节门票时，票价已含露营位，但较低的票价需要自己带帐篷，你也可以选择“高级露营”，主办方提供帐篷。还有一种票价是房车露营，其中再细分成带电源和不带电源的票价。但二、三百镑的音乐节门票并非最大的开支，对于非岛民来说，需要搭乘渡轮往返，自己开车的话，单程四十分钟的渡轮双人票价为140镑左右，时间不同还有出入，往返一趟便需要300镑。但露营之外，许多人也追求舒适一点的酒店和民宿。</text:p>
      <text:p text:style-name="P4">
由于订票时间比较晚，我们住到了怀特岛东南海滨的LuccomeHall里。几天的观察和与客栈、餐馆主人聊天时得知，每年这个时候，本地人都涌到了音乐节上，岛上其他地方因此都比平时安静。但离音乐节25分钟车程的LuccomeHall照样满房，尽管房价在节日期间比平常还涨了一倍以上。不过，在风尘烟尘、兴奋与劳累了大半天之后回到住处踏实地睡一觉，醒来后推开阳台门正面朝向大海的感觉，那是在音乐节营地里所不可能有的“充电”感。酒店大概都熟上岛看音乐节的游客的习惯：白天看风景，夜晚再去看自己喜欢的乐队。尤其是主舞台上的“大明星”，一般都在九点、十点打后才上场。懂得经营的一些酒店或民宿就会向住客额外提供去海滩用的大浴巾，有些还会与附近的景点合作。我们因此也得以免票去看了住处不远处的景点：入海口的一处原始石崖森林Shanklin Chine。</text:p>
      <text:p text:style-name="P4">
<draw:frame draw:style-name="fr1" draw:name="Image326" text:anchor-type="as-char" svg:width="6.9236in" svg:height="5.1927in" draw:z-index="0">
<draw:image xlink:href="../Images/FT Chinese Free Version/2023-07-06T22-57-34-00-00/000186537_piclink.jpg" xlink:type="simple" xlink:show="embed" xlink:actuate="onLoad" draw:mime-type="image/jpeg"/>
</draw:frame>
 摄影：张璐诗</text:p>
      <text:p text:style-name="P4">
上岛的当天，主舞台压轴乐队是畅销于上世纪九十年代的“英式流行”（Britpop）乐队Pulp，放眼望去，台下人群中有许多看上去是年纪在五六十上下的观众。Pulp的主唱JarvisCocker去年曾出版过一部自传，在路演现场提到过当年吸引自己“搞乐队”，“朋克”的气质、批判现实的态度最重要，音乐能力反倒是其次。这是我第一次看Pulp的现场，感觉比起从前的戏谑风格，今天的乐队在新创作的音乐上似乎有更多层次的追求，但台下观众反响最大的仍然是最流行的那几首老歌。加上音乐节上的游乐场气氛，新歌之中偏知识分子感觉的歌词，以及结构复杂、流畅不足的旋律，使得后场一大片观众陆续离开，气氛也有点脱节。一曲结束后，主唱开腔就评论起时事：“今天我们终于将鲍里斯•约翰逊摆脱掉了！”当天的新闻中，“派对门”最终调查报告发布，前英国首相已离任国会议员职务。我的第一反应是：与他政见不同的乐迷，那一刻不知会不会就选择“脱粉”了？</text:p>
      <text:p text:style-name="P4">
凌晨时分从主舞台踩着一地纸杯往回走，郊野公园内夜未央。经过一处树荫下，光影下闪现一大群舞动的年轻身影，在这个复兴舞曲节奏“drum nbass”大行其道的台上，与打碟DJ同台的还有一队吃火吐火的杂技演员。观众群的年龄层与之前在主舞台前的，一眼看上去完全是两个群体。在从早狂欢到夜里的音乐节上，看到午夜的台下还有不少小朋友，相当一部分躺在婴儿车里睡着了。身边的英格兰同伴感叹一句：“如果我小时候父母能带我来摇滚音乐节，我也会很高兴的。”</text:p>
      <text:p text:style-name="P4">
<draw:frame draw:style-name="fr1" draw:name="Image327" text:anchor-type="as-char" svg:width="6.9236in" svg:height="4.604464in" draw:z-index="0">
<draw:image xlink:href="../Images/FT Chinese Free Version/2023-07-06T22-57-34-00-00/000186525_piclink.jpg" xlink:type="simple" xlink:show="embed" xlink:actuate="onLoad" draw:mime-type="image/jpeg"/>
</draw:frame>
2014年怀特岛音乐节现场，图片：GettyImages</text:p>
      <text:p text:style-name="P4">
每个白天进场时，迎面而来看到大批打扮乖张的乐迷，或者说来“赶集”的人。因为，场内许多的场景与音乐已毫无关系，舞台之外，一半的设施是游乐场内常见的摩天轮、“空中飞椅”和刺激的“大摆锤”。彩光闪烁的半空，尖叫声此起彼伏，与附近各种电子乐混响和重低音节奏纠缠不分。</text:p>
      <text:p text:style-name="P4">
我相信对于很多人而言，这是一年一度的狂欢节。对于青春期少年人来说，这是难得的个性解放大聚会，也是奇装异服cosplay主题游园会。当初的“摇滚”音乐节发展到今天，那一丝世俗所不待见的反叛与“危险”气息，也许是音乐节上从未失去的部分。</text:p>
      <text:p text:style-name="P4">
（本文仅代表作者个人观点，编辑邮箱：zhen.zhu@ftchinese.com)</text:p>
      <text:p text:style-name="P4">
Source: <text:a xlink:type="simple" xlink:href="http://www.ftchinese.com/story/001100164" text:style-name="Internet_20_link" text:visited-style-name="Visited_20_Internet_20_Link">
http://www.ftchinese.com/story/001100164</text:a>
</text:p>
      <!--NEWS-->
      <text:h text:style-name="P10" text:outline-level="1">
<text:span text:style-name="T4">
“这部纪录片在自然生长，我们的理解也在随之变化” (Free Version)</text:span>
</text:h>
      <text:p text:style-name="P4">
Authors: ['为FT中文网撰稿']</text:p>
      <text:p text:style-name="P4">
Publisher: 英国《金融时报》</text:p>
      <text:p text:style-name="P4">
Time: 2023-07-06T22:57:45+00:00</text:p>
      <text:p text:style-name="P4">
Published Time: 2023-07-06T12:00:99+08:00</text:p>
      <text:p text:style-name="P4">
Modified Time: 2023-07-06T18:59:99+08:00</text:p>
      <text:p text:style-name="P4">
Description: 崔莹：郭静和柯丁丁用纪录片《石塘镇》见证了一个中国小渔村戏剧性的巨变，同时也捕捉到在变迁之中人们的五味杂陈。</text:p>
      <text:p text:style-name="P4">
Images: ["<text:a xlink:type="simple" xlink:href="https://thumbor.ftacademy.cn/unsafe/picture/8/000186518_piclink.png" text:style-name="Internet_20_link" text:visited-style-name="Visited_20_Internet_20_Link">
000186518_pic...</text:a>
", "<text:a xlink:type="simple" xlink:href="https://thumbor.ftacademy.cn/unsafe/picture/9/000186519_piclink.png" text:style-name="Internet_20_link" text:visited-style-name="Visited_20_Internet_20_Link">
000186519_pic...</text:a>
", "<text:a xlink:type="simple" xlink:href="https://thumbor.ftacademy.cn/unsafe/picture/0/000186520_piclink.png" text:style-name="Internet_20_link" text:visited-style-name="Visited_20_Internet_20_Link">
000186520_pic...</text:a>
", "<text:a xlink:type="simple" xlink:href="https://thumbor.ftacademy.cn/unsafe/picture/1/000186521_piclink.png" text:style-name="Internet_20_link" text:visited-style-name="Visited_20_Internet_20_Link">
000186521_pic...</text:a>
"]</text:p>
      <text:p text:style-name="P4">
Themes: ['电影', '关注']</text:p>
      <text:p text:style-name="P4">
Keywords: ['电影', '纪录片', '文化']</text:p>
      <text:p text:style-name="P4">
Type: Article</text:p>
      <!--METADATA-->
      <text:p text:style-name="P4">
来自FT中文网的温馨提示：如您对更多FT中文网的内容感兴趣，请在苹果应用商店或谷歌应用市场搜索“FT中文网”，下载FT中文网的官方应用。</text:p>
      <text:p text:style-name="P4">
如今，浙江温岭的石塘镇是中国的网红打卡点，被誉为“东海好望角”、“东方巴黎圣母院”。此地有滨海绿道、金沙滩、七彩民居，来这里的游客也是络绎不绝……而就在10年前，这是还里一个破落荒凉、渔业日益凋敝的小渔村。上海导演郭静和柯丁丁在来此地调研拍片时，恰好遇到小镇正在尝试向旅游业转型，于是，他们有了一个新的想法。</text:p>
      <text:p text:style-name="P4">
他们用纪录片《石塘镇》展现了这个小镇正在经历的变迁，并捕捉了在此过程中人们的焦虑、悲伤和困惑。6月15日，时长181分钟的《石塘镇》在英国谢菲尔德国际纪录片电影节进行了世界首映。郭静和柯丁丁从上海赶来参加首映，并回答观众的提问。</text:p>
      <text:p text:style-name="P4">
郭静和柯丁丁在中国纪录片领域颇有名气，两人合作23年，拍摄过独立纪录片《盛夏的果实》、《马戏学校》、《初潮》、《2006，关于我的朋友》、《妈妈，我是妈妈》等。这些作品大都是“观察式纪录片”。这类纪录片诞生于上世纪六十年代，对发生的事件进行尽量完整的呈现，没有画外解说，导演则成为“墙壁上的苍蝇”（flyon the wall）。</text:p>
      <text:p text:style-name="P4">
郭静和柯丁丁都是上海广播电视台纪实频道的员工，他们的本职工作也是拍纪录片，近期完成的纪录片包括《西藏，自然之路》和《火线救援》等。将工作时间和业余时间都贡献给了拍摄，可见两人对纪录片的热情。对两人影响最深的是法国纪录片《卢浮宫》。这部片子让他俩惊叹：这才是我们想要做的纪录片的样子。于是，两人更坚定要拍真正想拍的纪录片。</text:p>
      <text:p text:style-name="P4">
对于两位导演来说，纪录片的魅力就在于：你知道会有故事，但是不知道主角在哪里，故事在哪里，也不知道故事会怎样发展，更不知道故事的结局。2011年，郭静和柯丁丁想拍一部人与自然主题的纪录片，便来到石塘镇做调研。因为这里是渔村，也是台风经常登陆的地方。没有想到的是，他们在石塘镇最初认识的两个男人便成了电影的主角。</text:p>
      <text:p text:style-name="P4">
郭静回忆：“陈其胜是石塘镇旅游办的主任，也是当地的文化名人，他是渔村传统舞蹈大奏鼓的挖掘、整理者，在他的张罗下，大奏鼓被列入国家级非物质文化遗产。但我们当时并不知道这些，只是通过朋友认识了他。我们给陈其胜打电话，他很热情，我们就去了他的办公室。当时当地某村的支部书记黄才斌也在那儿。我们发现，他们两人的关系特别好，两人都很有意思。和他们一见面，我们就认定他们是片子的主角。”此时，郭静和柯丁丁决定改变拍摄主题，以中国乡村为背景，拍一部体现两个中年男人的兄弟情谊的纪录片。</text:p>
      <text:p text:style-name="P4">
然而，拍着拍着，一件大事发生了。因为近海的渔业资源已几乎枯竭，渔民的生活举步维艰，传统渔村到了必须转型的阶段。当地政府也意识到这些问题，决定发展旅游业，让石塘镇变成旅游镇。两位导演又开始商量之后该怎么拍，郭静表示：“这部纪录片在自然生长，我们对它的理解也在随之变化”。</text:p>
      <text:p text:style-name="P4">
<draw:frame draw:style-name="fr1" draw:name="Image328" text:anchor-type="as-char" svg:width="6.9236in" svg:height="3.907799in" draw:z-index="0">
<draw:image xlink:href="../Images/FT Chinese Free Version/2023-07-06T22-57-45-00-00/000186518_piclink.png" xlink:type="simple" xlink:show="embed" xlink:actuate="onLoad" draw:mime-type="image/png"/>
</draw:frame>
 《石塘镇》剧照</text:p>
      <text:p text:style-name="P4">
郭静介绍：“2012年年底，石塘镇改造项目正式开工，当地政府为此举办了开工仪式。他们计划先打造滨海绿道，希望用海边的美景吸引游客。我们决定跟拍这个绿道建设的过程。并且，这个项目和陈其胜也有关。陈其胜代表甲方，代表政府，参与这个项目的建设。”于是，两个男人为主角的纪录片，又被赋予了新的内容：陈其胜的个人生活史，以及旧式渔村如何向现代化转型，这种转型给当地人带来怎样的影响等。</text:p>
      <text:p text:style-name="P4">
实际上，拍到1/3时，两位导演曾对这个项目表示怀疑，甚至都快要放弃了。郭静解释：“因为我们没有能力解释他们的生活。他们每天上班、下班就吃饭喝酒，今天和这个朋友聚，明天和那个朋友聚，每天都是这样的生活。我们经常反思，为什么要拍这些内容。”柯丁丁也表示：“我们差点真的放弃，但拍到后面，逐渐理解他们的生活了，也清楚了我们想拍怎样一部纪录片……这就是纪录片的魅力所在，总有我们期待之外的东西。”</text:p>
      <text:p text:style-name="P4">
建绿道的第一步是征地补偿，然而，这个过程并非一帆风顺。《石塘镇》呈现了一位老妈妈对政府补偿款表示不满，和工程队对抗的场景，也就是大家并不陌生的“钉子户”问题。片中，陈其胜也很无奈，感慨：“这就是中国的农村”。两位导演希望能够原原本本呈现当时发生的事情，但这并不容易。</text:p>
      <text:p text:style-name="P4">
柯丁丁解释：“这类事件非常复杂，很难说清楚谁对谁错。要看懂这个部分，需要了解相关法律。片中，我们尽可能地把事情原委都说清楚。总的来说，这位老妈妈的做法不对，因为在中国，渔民是没有耕地的，农民才有耕地，两者之间有明确的区别。政府愿意补偿，每户渔民3524元，赔偿的是渔民在相关土地上耕种的蔬菜水果等。老妈妈的做法并不合理合法，但不能说是违法，但很多人看了这部纪录片，会同情老妈妈，并且老妈妈最后也赢了。”</text:p>
      <text:p text:style-name="P4">
<draw:frame draw:style-name="fr1" draw:name="Image329" text:anchor-type="as-char" svg:width="6.9236in" svg:height="3.873556in" draw:z-index="0">
<draw:image xlink:href="../Images/FT Chinese Free Version/2023-07-06T22-57-45-00-00/000186519_piclink.png" xlink:type="simple" xlink:show="embed" xlink:actuate="onLoad" draw:mime-type="image/png"/>
</draw:frame>
 《石塘镇》剧照</text:p>
      <text:p text:style-name="P4">
像这种说不清楚的“灰色情节”，《石塘镇》中还有很多，比如渔民若没有捕捞许可证，即使有渔船，从事渔业，也拿不到柴油补贴等。柯丁丁表示：“我们在片子里不做出是非判断，也不会通过剪辑，做出判断，我们只提供事实，提供我们认为重要的故事。”也许正是因为有了这些并非“非黑即白”的情节，这部纪录片才令人感到真实，才会吸引人。在任何一个纪录片电影节，3个小时的纪录片都不太容易吸引到观众，但《石塘镇》首映结束后，一位英国观众表示：“我看得津津有味，3个小时并不觉得长。”</text:p>
      <text:p text:style-name="P4">
此前，郭静和柯丁丁主要拍发生地在上海的纪录片，《石塘镇》是他们第一次合拍的“外地片”。两人都是地道的上海人，很少深入了解上海以外的人的生活。在石塘镇跟拍了5、6年后，两人最大的感受是：在那里，家庭的力量非常强大，在那里生活的人具有强烈的中国传统家庭观念，这一点和上海很不一样。这也是石塘镇最吸引他们的地方。片中，陈其胜对儿子、母亲和前妻的态度，以及黄文斌对自己的儿子的方式等都体现了这种价值观念。</text:p>
      <text:p text:style-name="P4">
比如，陈其胜已经和第一任妻子离婚快要20年，但是观众还是能够从他的表情和他的言语里，感受到他们之间存在的亲情。因为前妻是儿子的妈妈，在中国传统家庭里，这种和血缘关系有关的亲情，是很难割舍的。影片还展现了黄文斌一家做法事的场景，目的也是要呈现强大的家庭力量。柯丁丁感慨：“他们全家人跪在神的面前时，我才理解什么是中国传统家庭。”</text:p>
      <text:p text:style-name="P4">
会唱歌、会敲鼓、有号召力还会开玩笑，又孝顺、重感情……纪录片的主角陈其胜是一个很有张力的角色。“陈其胜很有才华！”郭静说。柯丁丁补充：“我们觉得陈其胜是中国的堂吉柯德，因为他是一个性格复杂而矛盾的人物，一个无处安放的灵魂。他的理想和这个小镇格格不入，有时，他甚至和这个小镇完全对立，并不喜欢这个小镇。我们搞不清楚他和这个小镇的关系，但我们确定的是，他是这个小镇的一部分。他所有的苦恼、痛苦和乐趣，都和这个小镇相关。当陈其胜去世时，这部纪录片也就结束了，同时，随着他的去世，小镇的这个时代也结束了。”纪录片的结尾是2017年夏天，陈其胜的葬礼，这样的结局令人唏嘘不已。</text:p>
      <text:p text:style-name="P4">
<draw:frame draw:style-name="fr1" draw:name="Image330" text:anchor-type="as-char" svg:width="6.9236in" svg:height="3.889183in" draw:z-index="0">
<draw:image xlink:href="../Images/FT Chinese Free Version/2023-07-06T22-57-45-00-00/000186520_piclink.png" xlink:type="simple" xlink:show="embed" xlink:actuate="onLoad" draw:mime-type="image/png"/>
</draw:frame>
 《石塘镇》剧照</text:p>
      <text:p text:style-name="P4">
葬礼之前的片段是，陈其胜兴致勃勃地带人参观建好的滨海绿道：站在绿道上，美丽的海景尽收眼底。这条绿道始建于2013年，于2016年5月1日开通并向游客开放。一期工程全长约8公里，宽4.5米……此时，石塘镇的金沙滩也聚满了游客。</text:p>
      <text:p text:style-name="P4">
拍摄过程中，让两位导演颇为震惊的第二点便是这“中国效率”。如今，石塘镇是中国游客喜爱的网红打卡地。当两位导演第一次听说这里要改变、要发展旅游业时，觉得这个目标完全不可能实现。结果没过几年，他们还是做成了。“为什么会成功？我们也不知道。这种情况在西方国家根本不可能发生。除了中国式的效率，我想当地人也意识到转型的重要性，所以这种变化是符合民意的。”柯丁丁说。</text:p>
      <text:p text:style-name="P4">
“近些年，石塘镇又有了更多的变化，片中，陈其胜考察的那些石头屋，陆陆续续被改造成了特色民宿，样子非常时髦。有个村子还变成了七彩村。这也曾经是陈其胜在世时的想法。他当时想找美院的老师和学生一起做这个项目，把一个村子的民居涂成各种各样的颜色……”郭静补充到。公开数据表明，2021年，石塘镇共接待游客190万人，旅游收入约3亿元。10年间，石塘镇经历了巨变。郭静和柯丁丁用纪录片《石塘镇》将这一巨变记录下来。</text:p>
      <text:p text:style-name="P4">
从2011年开始调研，到今天的首映，《石塘镇》的诞生历经12年。谈到拍摄中最大的挑战，两位导演都表示：拍摄地路途遥远，并且，他们不能在那里长期连续拍摄，因为有各自的本职工作。“路上需要6个多小时，每次最多只能在那里拍一周。我们的拍摄方式是等待，但我们有些等不起。这多少会影响这部纪录片的质量。”柯丁丁有些遗憾地说。也因为有限的拍摄时间，他们不得不放弃了很多线索，比如他们原本要跟着渔船出海打渔，但出海的时间太长，有时甚至需要1、2个月在海上。再就是，他们遇到另外一个很有趣的人，这个人免费在海上救人，也很值得拍……但因为时间不允许，这条线也没有拍。</text:p>
      <text:p text:style-name="P4">
拍摄之初，《石塘镇》申请到一笔基金，这笔基金主要用于影片的拍摄成本和后期制作等，也就是说，两位导演并不带薪工作，拍摄主要在“靠爱发电”。但他们感到很知足，因为他们可以按照自己的想法拍这部纪录片。并且，他们没有时间压力，也没有发行压力，这令这部纪录片更纯粹。</text:p>
      <text:p text:style-name="P4">
<draw:frame draw:style-name="fr1" draw:name="Image331" text:anchor-type="as-char" svg:width="6.9236in" svg:height="3.987643in" draw:z-index="0">
<draw:image xlink:href="../Images/FT Chinese Free Version/2023-07-06T22-57-45-00-00/000186521_piclink.png" xlink:type="simple" xlink:show="embed" xlink:actuate="onLoad" draw:mime-type="image/png"/>
</draw:frame>
 郭静与柯丁丁</text:p>
      <text:p text:style-name="P4">
我很好奇两位导演如何做到合作20多年不翻脸？而他俩既不是兄妹，也不是夫妻（亲属档、夫妻档是纪录片常见的合作模式）。郭静解释：“因为我们两人对纪录片的理解很一致，对想要拍什么样的纪录片的想法也很一致。”柯丁丁回答：“我们并不总在一起，在台里工作时，她有她的组，我有我的组，我们在一起拍片的时间并不多。”通常，纪录片更注重个人化的视角，大多数纪录片导演都习惯于独自摸索。能和志同道合的伙伴一起拍喜欢的纪录片，并且如此高产，两位导演的合作模式，本身也算独立纪录片领域的一个奇迹。</text:p>
      <text:p text:style-name="P4">
（文中图片由受访者提供，编辑邮箱：zhen.zhu@ftchinese.com)</text:p>
      <text:p text:style-name="P4">
Source: <text:a xlink:type="simple" xlink:href="http://www.ftchinese.com/story/001100163" text:style-name="Internet_20_link" text:visited-style-name="Visited_20_Internet_20_Link">
http://www.ftchinese.com/story/001100163</text:a>
</text:p>
      <!--NEWS-->
      <text:h text:style-name="P10" text:outline-level="1">
<text:span text:style-name="T4">
以军：为回应火箭袭击 向黎巴嫩发射15枚炮弹</text:span>
</text:h>
      <text:p text:style-name="P4">
Author: 联合早报 (Person)</text:p>
      <text:p text:style-name="P4">
Publisher: 联合早报 (Organization)</text:p>
      <text:p text:style-name="P4">
Published Time: 2023-07-06T23:00</text:p>
      <text:p text:style-name="P4">
Modified Time: 2023-07-06T23:01</text:p>
      <text:p text:style-name="P4">
Description: 以巴边境冲突波澜不断，以色列军方声称向黎巴嫩南部展开袭击，以回应黎巴嫩境内朝以色列北部发射两枚火箭。根据黎巴嫩媒体报道，以色列星期四（7月6日）发射了超过15枚炮弹，击中黎巴嫩两个...</text:p>
      <text:p text:style-name="P4">
Videos: []</text:p>
      <text:p text:style-name="P4">
Audios: []</text:p>
      <text:p text:style-name="P4">
Images: []</text:p>
      <text:p text:style-name="P4">
Type: NewsArticle</text:p>
      <text:p text:style-name="P4">
Breadcrumbs: ['即时', '国际']</text:p>
      <text:p text:style-name="P4">
Keywords: ['以色列', '黎巴嫩', '火箭', '袭击']</text:p>
      <!--METADATA-->
      <text:p text:style-name="P4">
以巴边境冲突波澜不断，以色列军方声称向黎巴嫩南部展开袭击，以回应黎巴嫩境内朝以色列北部发射两枚火箭。</text:p>
      <text:p text:style-name="P4">
根据黎巴嫩媒体报道，以色列星期四（7月6日）发射了超过15枚炮弹，击中黎巴嫩两个边境村庄的周边地区。</text:p>
      <text:p text:style-name="P4">
黎巴嫩安全消息人士称，当天境内向以色列发射了两枚火箭，其中一枚落在黎巴嫩境内，第二枚火箭则击中具有争议的边境地区。目前尚未有任何组织对该火箭袭击表示负责。</text:p>
      <text:p text:style-name="P4">
以色列军方在一份军事声明中说：“作为回应，以色列军方对黎巴嫩境内发射火箭的地区进行打击。”</text:p>
      <text:p text:style-name="P4">
两边目前都没有通报有关人员伤亡或损失的报告。</text:p>
      <text:p text:style-name="P4">
事发的前一天，一辆以色列推土机在以军的支持下，试图沿边界架设铁丝网，但被黎巴嫩军队逼退。</text:p>
      <text:p text:style-name="P4">
Source: <text:a xlink:type="simple" xlink:href="https://www.zaobao.com.sg/realtime/world/story20230706-1411437" text:style-name="Internet_20_link" text:visited-style-name="Visited_20_Internet_20_Link">
https://www.zaobao.com.sg/realtime/world/story20230706-1411437</text:a>
</text:p>
      <!--NEWS-->
      <text:h text:style-name="P10" text:outline-level="1">
<text:span text:style-name="T4">
泽连斯基将访土耳其 与埃尔多安展开会谈</text:span>
</text:h>
      <text:p text:style-name="P4">
Author: 联合早报 (Person)</text:p>
      <text:p text:style-name="P4">
Publisher: 联合早报 (Organization)</text:p>
      <text:p text:style-name="P4">
Published Time: 2023-07-06T23:35</text:p>
      <text:p text:style-name="P4">
Modified Time: 2023-07-06T23:37</text:p>
      <text:p text:style-name="P4">
Description: 乌克兰总统泽连斯基星期五（7月7日）将访问伊斯坦布尔，与土耳其总统埃尔多安举行会谈。法新社报道，土耳其总统府说，到时两位领导人或会在伊斯坦布尔召开一场联合记者会。这次会议的重点讨论...</text:p>
      <text:p text:style-name="P4">
Videos: []</text:p>
      <text:p text:style-name="P4">
Audios: []</text:p>
      <text:p text:style-name="P4">
Images: []</text:p>
      <text:p text:style-name="P4">
Type: NewsArticle</text:p>
      <text:p text:style-name="P4">
Breadcrumbs: ['即时', '国际']</text:p>
      <text:p text:style-name="P4">
Keywords: ['乌克兰', '泽连斯基', '土耳其', '保加利亚', '伊斯坦布尔', '埃尔多安']</text:p>
      <!--METADATA-->
      <text:p text:style-name="P4">
乌克兰总统泽连斯基星期五（7月7日）将访问伊斯坦布尔，与土耳其总统埃尔多安举行会谈。</text:p>
      <text:p text:style-name="P4">
法新社报道，土耳其总统府说，到时两位领导人或会在伊斯坦布尔召开一场联合记者会。</text:p>
      <text:p text:style-name="P4">
这次会议的重点讨论预计是7月17日 <text:a xlink:type="simple" xlink:href="https://www.zaobao.com/news/world/story20230315-1372600" text:style-name="Internet_20_link" text:visited-style-name="Visited_20_Internet_20_Link">
 即将到期的黑海港口粮食出口协议</text:a>
 ，以及下周召开的北约峰会。</text:p>
      <text:p text:style-name="P4">
有分析员认为，泽连斯基可能在北约峰会前，推动埃尔多安同意让瑞典加入北约。</text:p>
      <text:p text:style-name="P4">
另一方面，泽连斯基星期四（6日）赴保加利亚访问，并指两国同意在防务方面进行更积极的合作，同时已邀请保加利亚参与乌克兰的重建。</text:p>
      <text:p text:style-name="P4">
泽连斯基当天在与保加利亚总理丹科夫召开的联合记者会上说：“我们讨论了保加利亚给予乌克兰的军事援助。我们指望这种拯救了许多生命的合作一路持续下去。”</text:p>
      <text:p text:style-name="P4">
Source: <text:a xlink:type="simple" xlink:href="https://www.zaobao.com.sg/realtime/world/story20230706-1411445" text:style-name="Internet_20_link" text:visited-style-name="Visited_20_Internet_20_Link">
https://www.zaobao.com.sg/realtime/world/story20230706-1411445</text:a>
</text:p>
      <!--NEWS-->
      <text:h text:style-name="P10" text:outline-level="1">
<text:span text:style-name="T4">
一旦日本核废水排海，中国可能扩大对日本水产进口禁令</text:span>
</text:h>
      <text:p text:style-name="P4">
Author: chinese@voanews.com (松仁)</text:p>
      <text:p text:style-name="P4">
Publisher: 美国之音中文网 (Type: NewsMediaOrganization)</text:p>
      <text:p text:style-name="P4">
Published Time: 2023-07-06T23:37:17+08:00</text:p>
      <text:p text:style-name="P4">
Modified Time: 2023-07-06 16:15:08Z</text:p>
      <text:p text:style-name="P4">
Description: 国际原子能机构（IAEA）总干事拉斐尔·格罗西（Rafael Grossi）星期二（7月4日）在东京向日本政府递交了该机构关于日本福岛核废水排海问题的综合评估报告，为日本政府最早于八月份将核废水排海开放了绿灯。但是日本官员担忧，对日本核废水排海持强烈反对态度的中国政府很可能在日本核废水排海后扩大对日本水产品进口限制或全面禁止日本水产品进口。</text:p>
      <text:p text:style-name="P4">
Videos: []</text:p>
      <text:p text:style-name="P4">
Images: []</text:p>
      <text:p text:style-name="P4">
Categories: ['生态环境', '美洲', '亚太', '欧洲', '年终报道', '全球议题']</text:p>
      <text:p text:style-name="P4">
Type: None</text:p>
      <!--METADATA-->
      <text:p text:style-name="P4">
NoneNone</text:p>
      <text:p text:style-name="P4">
Source: <text:a xlink:type="simple" xlink:href="https://www.voachinese.com/a/japan-may-see-wider-chinese-seafood-ban-after-fukushima-release-20230706/7169693.html" text:style-name="Internet_20_link" text:visited-style-name="Visited_20_Internet_20_Link">
https://www.voachinese.com/a/japan-may-see-wider-chinese-seafood-ban-after-fukushima-release-20230706/7169693.html</text:a>
</text:p>
      <!--NEWS-->
      <text:h text:style-name="P10" text:outline-level="1">
<text:span text:style-name="T4">
继悬赏通缉海外港人后 港警或着手打击“黄色经济圈”</text:span>
</text:h>
      <text:p text:style-name="P4">
Author: chinese@voanews.com (高锋)</text:p>
      <text:p text:style-name="P4">
Publisher: 美国之音中文网 (Type: NewsMediaOrganization)</text:p>
      <text:p text:style-name="P4">
Published Time: 2023-07-06T23:42:02+08:00</text:p>
      <text:p text:style-name="P4">
Modified Time: 2023-07-06 15:44:45Z</text:p>
      <text:p text:style-name="P4">
Description: 香港警方国安处本周先后拘捕五名前香港本土政党“香港众志”成员，并搜查支持反送中运动理念商店，俗称“黄店”的平台后，最少一家平台辖下的“黄店”宣布结业。警方更有可能在短期内针对反送中运动后兴起的“黄色经济圈”采取打击行动。</text:p>
      <text:p text:style-name="P4">
Videos: []</text:p>
      <text:p text:style-name="P4">
Images: []</text:p>
      <text:p text:style-name="P4">
Categories: ['港澳', '经济·金融·贸易', '人权', '法律']</text:p>
      <text:p text:style-name="P4">
Type: None</text:p>
      <!--METADATA-->
      <text:p text:style-name="P4">
NoneNone</text:p>
      <text:p text:style-name="P4">
Source: <text:a xlink:type="simple" xlink:href="https://www.voachinese.com/a/hong-kong-likely-to-break-down-pro-democracy-economy-20230706/7169701.html" text:style-name="Internet_20_link" text:visited-style-name="Visited_20_Internet_20_Link">
https://www.voachinese.com/a/hong-kong-likely-to-break-down-pro-democracy-economy-20230706/7169701.html</text:a>
</text:p>
      <!--NEWS-->
      <text:h text:style-name="P10" text:outline-level="1">
<text:span text:style-name="T4">
不堪生活压力，中国年轻人自杀率持续升高，集体自杀越来越多</text:span>
</text:h>
      <text:p text:style-name="P4">
Author: chinese@voanews.com (木风)</text:p>
      <text:p text:style-name="P4">
Publisher: 美国之音中文网 (Type: NewsMediaOrganization)</text:p>
      <text:p text:style-name="P4">
Published Time: 2023-07-06T23:55:05+08:00</text:p>
      <text:p text:style-name="P4">
Modified Time: 2023-07-06 15:55:05Z</text:p>
      <text:p text:style-name="P4">
Description: 知名华语歌手李玟周三（7月5日）去世的消息在中国引起了巨大的震动。人们为这位充满活力，红遍大江南北的歌手的去世感到惋惜和悲伤。</text:p>
      <text:p text:style-name="P4">
Videos: []</text:p>
      <text:p text:style-name="P4">
Images: []</text:p>
      <text:p text:style-name="P4">
Categories: ['中国', '教育']</text:p>
      <text:p text:style-name="P4">
Type: None</text:p>
      <!--METADATA-->
      <text:p text:style-name="P4">
NoneNone</text:p>
      <text:p text:style-name="P4">
Source: <text:a xlink:type="simple" xlink:href="https://www.voachinese.com/a/china-sees-suicide-rise-among-young-facing-school-pressure-20230706/7169618.html" text:style-name="Internet_20_link" text:visited-style-name="Visited_20_Internet_20_Link">
https://www.voachinese.com/a/china-sees-suicide-rise-among-young-facing-school-pressure-20230706/7169618.html</text:a>
</text:p>
      <!--NEWS-->
      <text:h text:style-name="P10" text:outline-level="1">
<text:span text:style-name="T4">
阿末扎希：巫统将接收原分配给马华及国大党的选区</text:span>
</text:h>
      <text:p text:style-name="P4">
Author: 联合早报 (Person)</text:p>
      <text:p text:style-name="P4">
Publisher: 联合早报 (Organization)</text:p>
      <text:p text:style-name="P4">
Published Time: 2023-07-06T6:58</text:p>
      <text:p text:style-name="P4">
Modified Time: 2023-07-06T22:19</text:p>
      <text:p text:style-name="P4">
Description: 马来西亚联合执政党国民阵线（国阵）成员党马华与国大党宣布不参加六州选举事件继续发酵。首相安华说，两党党魁都已经向他表明这次将助选而不参选。国阵及巫统主席阿末扎希则说，巫统将接收原本...</text:p>
      <text:p text:style-name="P4">
Videos: []</text:p>
      <text:p text:style-name="P4">
Audios: []</text:p>
      <text:p text:style-name="P4">
Images: []</text:p>
      <text:p text:style-name="P4">
Type: NewsArticle</text:p>
      <text:p text:style-name="P4">
Breadcrumbs: ['即时', '国际']</text:p>
      <text:p text:style-name="P4">
Keywords: ['马国六州选举', '安华', '阿末扎希']</text:p>
      <!--METADATA-->
      <text:p text:style-name="P4">
马来西亚联合执政党国民阵线（国阵）成员党马华与国大党宣布不参加六州选举事件继续发酵。首相安华说，两党党魁都已经向他表明这次将助选而不参选。国阵及巫统主席阿末扎希则说，巫统将接收原本分配给马华及国大党参选的选区。</text:p>
      <text:p text:style-name="P4">
马华与国大党星期三（7月5日）宣布不参加六州选举。安华星期四（6日）在记者会说，马华总会长魏家祥及国大党主席威尼斯瓦兰都已联系他，并表明两党不参加六州选举，但仍将继续支持团结政府。</text:p>
      <text:p text:style-name="P4">
副首相及国阵主席阿末扎希星期四（6日）在另一场记者会指出，国阵最高理事会下星期一（10日）将开会讨论此事。</text:p>
      <text:p text:style-name="P4">
他说，他尊重马华与国大党这项决定。“身为国阵主席，我尊重两党的决定……其实我们已分配选区给马华和国大党。若他们心意已决，我们将再讨论。”</text:p>
      <text:p text:style-name="P4">
阿末扎希也是乡村及区域发展部长，他星期四在乡村及区域发展部常月集会后的记者会上，谈到如何处置已经分配给马华与国大党的选区时说：“若他们不要，我们就拿。”</text:p>
      <text:p text:style-name="P4">
<text:a xlink:type="simple" xlink:href="https://www.zaobao.com.sg/realtime/world/story20230705-1410824" text:style-name="Internet_20_link" text:visited-style-name="Visited_20_Internet_20_Link">
 选举委员会星期三宣布 </text:a>
，吉打、槟城、雪兰莪、森美兰、登嘉楼及吉兰丹等六州选举的提名日是7月29日（星期六），投票日落在8月12日（星期六），竞选期14天。</text:p>
      <text:p text:style-name="P4">
Source: <text:a xlink:type="simple" xlink:href="https://www.zaobao.com.sg/realtime/world/story20230706-1411356" text:style-name="Internet_20_link" text:visited-style-name="Visited_20_Internet_20_Link">
https://www.zaobao.com.sg/realtime/world/story20230706-1411356</text:a>
</text:p>
      <!--NEWS-->
      <text:h text:style-name="P10" text:outline-level="1">
<text:span text:style-name="T4">
中国疫情卷土重来，官方通报六月染疫死亡人数比五月大幅增加</text:span>
</text:h>
      <text:p text:style-name="P4">
Author: chinese@voanews.com (木风)</text:p>
      <text:p text:style-name="P4">
Publisher: 美国之音中文网 (Type: NewsMediaOrganization)</text:p>
      <text:p text:style-name="P4">
Published Time: 2023-07-07T01:21:35+08:00</text:p>
      <text:p text:style-name="P4">
Modified Time: 2023-07-06 17:25:58Z</text:p>
      <text:p text:style-name="P4">
Description: 中国官方周四（7月6日）报告说，六月份中国有239人因感染新冠病毒死亡，这是中国放弃动态清零政策取消疫情控制数月后染疫死亡人数出现的较大幅度增长。</text:p>
      <text:p text:style-name="P4">
Videos: []</text:p>
      <text:p text:style-name="P4">
Images: []</text:p>
      <text:p text:style-name="P4">
Categories: ['中国', '新冠疫情']</text:p>
      <text:p text:style-name="P4">
Type: None</text:p>
      <!--METADATA-->
      <text:p text:style-name="P4">
NoneNone</text:p>
      <text:p text:style-name="P4">
Source: <text:a xlink:type="simple" xlink:href="https://www.voachinese.com/a/china-says-239-people-died-from-covid-19-in-june-in-a-significant-uptick-20230706/7169612.html" text:style-name="Internet_20_link" text:visited-style-name="Visited_20_Internet_20_Link">
https://www.voachinese.com/a/china-says-239-people-died-from-covid-19-in-june-in-a-significant-uptick-20230706/7169612.html</text:a>
</text:p>
      <!--NEWS-->
      <text:h text:style-name="P10" text:outline-level="1">
<text:span text:style-name="T4">
港警挥舞国安法大棒镇压不手软，第五位前众志成员在机场被逮捕</text:span>
</text:h>
      <text:p text:style-name="P4">
Author: chinese@voanews.com (松仁)</text:p>
      <text:p text:style-name="P4">
Publisher: 美国之音中文网 (Type: NewsMediaOrganization)</text:p>
      <text:p text:style-name="P4">
Published Time: 2023-07-07T01:25:34+08:00</text:p>
      <text:p text:style-name="P4">
Modified Time: 2023-07-06 17:45:23Z</text:p>
      <text:p text:style-name="P4">
Description: 香港警务处国家安全处星期四（7月6日）在香港国际机场逮捕前香港众志常委朱恩浩。朱恩浩也是香港警方继星期三逮捕前众志四名成员后被逮捕的第五位前众志成员。</text:p>
      <text:p text:style-name="P4">
Videos: []</text:p>
      <text:p text:style-name="P4">
Images: []</text:p>
      <text:p text:style-name="P4">
Categories: ['港澳', '人权', '法律']</text:p>
      <text:p text:style-name="P4">
Type: None</text:p>
      <!--METADATA-->
      <text:p text:style-name="P4">
NoneNone</text:p>
      <text:p text:style-name="P4">
Source: <text:a xlink:type="simple" xlink:href="https://www.voachinese.com/a/hong-kong-police-arrest-fifth-suspect-in-clamp-down-on-pro-democracy-activists-20230706/7169591.html" text:style-name="Internet_20_link" text:visited-style-name="Visited_20_Internet_20_Link">
https://www.voachinese.com/a/hong-kong-police-arrest-fifth-suspect-in-clamp-down-on-pro-democracy-activists-20230706/7169591.html</text:a>
</text:p>
      <!--NEWS-->
      <text:h text:style-name="P10" text:outline-level="1">
<text:span text:style-name="T4">
在外界对中国在非洲基地的担忧中，中国海军出现在尼日利亚</text:span>
</text:h>
      <text:p text:style-name="P4">
Author: chinese@voanews.com (巴特莱特)</text:p>
      <text:p text:style-name="P4">
Publisher: 美国之音中文网 (Type: NewsMediaOrganization)</text:p>
      <text:p text:style-name="P4">
Published Time: 2023-07-07T04:39:09+08:00</text:p>
      <text:p text:style-name="P4">
Modified Time: 2023-07-06 21:04:13Z</text:p>
      <text:p text:style-name="P4">
Description: 中国海军本周对尼日利亚进行的一次罕见的访问再度对中国在战略重要的几内亚湾的军事意图提出质疑。</text:p>
      <text:p text:style-name="P4">
Videos: []</text:p>
      <text:p text:style-name="P4">
Images: []</text:p>
      <text:p text:style-name="P4">
Categories: ['中国', '非洲', '军事']</text:p>
      <text:p text:style-name="P4">
Type: None</text:p>
      <!--METADATA-->
      <text:p text:style-name="P4">
NoneNone</text:p>
      <text:p text:style-name="P4">
Source: <text:a xlink:type="simple" xlink:href="https://www.voachinese.com/a/china-navy-in-nigeria-20230706/7170179.html" text:style-name="Internet_20_link" text:visited-style-name="Visited_20_Internet_20_Link">
https://www.voachinese.com/a/china-navy-in-nigeria-20230706/7170179.html</text:a>
</text:p>
      <!--NEWS-->
      <text:h text:style-name="P10" text:outline-level="1">
<text:span text:style-name="T4">
北京限制战略金属出口将会造成中国供应过剩</text:span>
</text:h>
      <text:p text:style-name="P4">
Author: chinese@voanews.com (美国之音)</text:p>
      <text:p text:style-name="P4">
Publisher: 美国之音中文网 (Type: NewsMediaOrganization)</text:p>
      <text:p text:style-name="P4">
Published Time: 2023-07-07T04:57:29+08:00</text:p>
      <text:p text:style-name="P4">
Modified Time: 2023-07-06 20:57:29Z</text:p>
      <text:p text:style-name="P4">
Description: 业内人士表示，如果北京限制出口，中国将面临两种战略金属过剩的日益增加，即使本周交易稀少的矿物的海外价格上涨，也还是会给国内价格带来压力。</text:p>
      <text:p text:style-name="P4">
Videos: []</text:p>
      <text:p text:style-name="P4">
Images: []</text:p>
      <text:p text:style-name="P4">
Categories: ['中国', '经济·金融·贸易', '科技', '美中关系', '美中贸易']</text:p>
      <text:p text:style-name="P4">
Type: None</text:p>
      <!--METADATA-->
      <text:p text:style-name="P4">
NoneNone</text:p>
      <text:p text:style-name="P4">
Source: <text:a xlink:type="simple" xlink:href="https://www.voachinese.com/a/beijing-s-curbs-on-niche-metal-exports-threaten-china-supply-glut-20230706/7170240.html" text:style-name="Internet_20_link" text:visited-style-name="Visited_20_Internet_20_Link">
https://www.voachinese.com/a/beijing-s-curbs-on-niche-metal-exports-threaten-china-supply-glut-20230706/7170240.html</text:a>
</text:p>
      <!--NEWS-->
      <text:h text:style-name="P10" text:outline-level="1">
<text:span text:style-name="T4">
美国预计将宣布向乌克兰提供集束弹药</text:span>
</text:h>
      <text:p text:style-name="P4">
Author: chinese@voanews.com (美国之音)</text:p>
      <text:p text:style-name="P4">
Publisher: 美国之音中文网 (Type: NewsMediaOrganization)</text:p>
      <text:p text:style-name="P4">
Published Time: 2023-07-07T05:14:33+08:00</text:p>
      <text:p text:style-name="P4">
Modified Time: 2023-07-06 22:00:02Z</text:p>
      <text:p text:style-name="P4">
Description: 美国官员说，拜登政府计划向乌克兰提供集束弹药，以帮助乌克兰的抗俄战争。这一举措有可能引起人权组织的强烈不满。</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washington-expected-to-announce-it-will-send-cluster-munitions-to-ukraine-20230706/7170270.html" text:style-name="Internet_20_link" text:visited-style-name="Visited_20_Internet_20_Link">
https://www.voachinese.com/a/washington-expected-to-announce-it-will-send-cluster-munitions-to-ukraine-20230706/7170270.html</text:a>
</text:p>
      <!--NEWS-->
      <text:h text:style-name="P10" text:outline-level="1">
<text:span text:style-name="T4">
尼日尔同中国讨论铀矿和其它协议</text:span>
</text:h>
      <text:p text:style-name="P4">
Author: chinese@voanews.com (美国之音)</text:p>
      <text:p text:style-name="P4">
Publisher: 美国之音中文网 (Type: NewsMediaOrganization)</text:p>
      <text:p text:style-name="P4">
Published Time: 2023-07-07T06:49:10+08:00</text:p>
      <text:p text:style-name="P4">
Modified Time: 2023-07-06 22:49:10Z</text:p>
      <text:p text:style-name="P4">
Description: 西非国家尼日尔和中国一直在讨论铀矿协议，包括一个工业园和一条输油管。</text:p>
      <text:p text:style-name="P4">
Videos: []</text:p>
      <text:p text:style-name="P4">
Images: []</text:p>
      <text:p text:style-name="P4">
Categories: ['非洲', '中国']</text:p>
      <text:p text:style-name="P4">
Type: None</text:p>
      <!--METADATA-->
      <text:p text:style-name="P4">
NoneNone</text:p>
      <text:p text:style-name="P4">
Source: <text:a xlink:type="simple" xlink:href="https://www.voachinese.com/a/niger-china-discussed-uranium-mining-20230706/7170331.html" text:style-name="Internet_20_link" text:visited-style-name="Visited_20_Internet_20_Link">
https://www.voachinese.com/a/niger-china-discussed-uranium-mining-20230706/7170331.html</text:a>
</text:p>
      <!--NEWS-->
      <text:h text:style-name="P10" text:outline-level="1">
<text:span text:style-name="T4">
中国投资的电厂项目使约旦背负巨债，引发对北京影响力的担忧</text:span>
</text:h>
      <text:p text:style-name="P4">
Author: chinese@voanews.com (美国之音)</text:p>
      <text:p text:style-name="P4">
Publisher: 美国之音中文网 (Type: NewsMediaOrganization)</text:p>
      <text:p text:style-name="P4">
Published Time: 2023-07-07T07:02:13+08:00</text:p>
      <text:p text:style-name="P4">
Modified Time: 2023-07-06 23:02:13Z</text:p>
      <text:p text:style-name="P4">
Description: 约旦的阿塔拉特发电厂曾被认为是一个里程碑式的项目，有望为这个沙漠王国提供主要能源，同时巩固与中国的关系。但在正式开放几周后，这个项目却引发了激烈的争议。</text:p>
      <text:p text:style-name="P4">
Videos: []</text:p>
      <text:p text:style-name="P4">
Images: []</text:p>
      <text:p text:style-name="P4">
Categories: ['一带一路', '经济·金融·贸易', '中国', '中东', '编辑推荐']</text:p>
      <text:p text:style-name="P4">
Type: None</text:p>
      <!--METADATA-->
      <text:p text:style-name="P4">
NoneNone</text:p>
      <text:p text:style-name="P4">
Source: <text:a xlink:type="simple" xlink:href="https://www.voachinese.com/a/new-power-plant-leaves-jordan-in-debt-to-china-20230706/7170283.html" text:style-name="Internet_20_link" text:visited-style-name="Visited_20_Internet_20_Link">
https://www.voachinese.com/a/new-power-plant-leaves-jordan-in-debt-to-china-20230706/7170283.html</text:a>
</text:p>
      <!--NEWS-->
      <text:h text:style-name="P10" text:outline-level="1">
<text:span text:style-name="T4">
Threads注册用户破3000万 马斯克恫言告Meta“盗用商业机密”</text:span>
</text:h>
      <text:p text:style-name="P4">
Author: 联合早报 (Person)</text:p>
      <text:p text:style-name="P4">
Publisher: 联合早报 (Organization)</text:p>
      <text:p text:style-name="P4">
Published Time: 2023-07-07T07:10</text:p>
      <text:p text:style-name="P4">
Modified Time: 2023-07-07T07:10</text:p>
      <text:p text:style-name="P4">
Description: 脸书母公司Meta新推出的社交媒体应用Threads，首18小时就有超过3000万个注册用户，对马斯克陷入困境的推特平台构成了真正的威胁。媒体称马斯克发律师信，恫言起诉Meta“非...</text:p>
      <text:p text:style-name="P4">
Videos: []</text:p>
      <text:p text:style-name="P4">
Audios: []</text:p>
      <text:p text:style-name="P4">
Images: []</text:p>
      <text:p text:style-name="P4">
Type: NewsArticle</text:p>
      <text:p text:style-name="P4">
Breadcrumbs: ['即时', '国际']</text:p>
      <text:p text:style-name="P4">
Keywords: ['推特', '扎克伯格', '马斯克', 'Meta']</text:p>
      <!--METADATA-->
      <text:p text:style-name="P4">
脸书母公司Meta新推出的 <text:a xlink:type="simple" xlink:href="https://www.zaobao.com/realtime/world/story20230706-1411168" text:style-name="Internet_20_link" text:visited-style-name="Visited_20_Internet_20_Link">
 社交媒体应用Threads</text:a>
，首18小时就有超过3000万个注册用户，对马斯克陷入困境的推特平台构成了真正的威胁。媒体称马斯克发律师信，恫言起诉Meta“非法盗用商业机密”。</text:p>
      <text:p text:style-name="P4">
综合路透社和彭博社报道，号称“推特杀手”的Threads，星期四（7月6日）已成为英国和美国苹果应用商店免费应用中，排名第一的下载应用。</text:p>
      <text:p text:style-name="P4">
许多名人包括珍妮花洛佩丝（Jennifer Lopez）、拉丁天后夏奇拉（Shakira）、“金钢狼”休杰克曼（HughJackman），以及《华盛顿邮报》和《经济学人》等媒体已设立Threads账号。</text:p>
      <text:p text:style-name="P4">
Thread原定美东时间星期四上午10时推出，但Meta拨快倒计时，于美东时间星期三晚上7时抢先在100个国家的苹果和安卓应用商店正式上线。</text:p>
      <text:p text:style-name="P4">
Meta总裁扎克伯格星期四说，Threads在首几个小时就有超过3000万人下载。</text:p>
      <text:p text:style-name="P4">
扎克伯格在他的官方Threads账号上写道：“有一种开创新天地的感觉，但我们这款应用还有很多工作要做。”</text:p>
      <text:p text:style-name="P4">
扎克伯格在Threads写道：“这须要一些时间，但我相信这将会成为10亿人的公共对话应用。”推特说，它的每日活跃用户超过2亿。</text:p>
      <text:p text:style-name="P4">
扎克伯格和马斯克这两个科技巨头积怨已久，近几个月来一直针锋相对。上个月，马斯克甚至向扎克伯格发起“铁笼格斗”挑战。</text:p>
      <text:p text:style-name="P4">
根据在线新闻媒体Semafor报道，马斯克在Threads上线后，通过律师向扎克伯格发出一封信，指责Meta“非法盗用推特的商业机密和其他知识产权”，扬言将向Meta采取法律行动。</text:p>
      <text:p text:style-name="P4">
这封信指责Meta聘请了数十名前推特雇员，称这些前推特员工“仍掌握推特的商业机密和其他高度机密信息”。</text:p>
      <text:p text:style-name="P4">
推特没有立即回应媒体询问。不过，马斯克发了一条推文说：“相互竞争没问题，盗窃是另一回事”。</text:p>
      <text:p text:style-name="P4">
Meta说，Threads工程团队中没有前推特员工。</text:p>
      <text:p text:style-name="P4">
推特一前高级员工告诉路透社，他们不知道有任何前推特员工在Threads工作，也不知道有任何高管登陆Meta。</text:p>
      <text:p text:style-name="P4">
Threads用户可以发布500字以内的短文、附链接和图片，以及5分钟的视频，还可以点赞、转发和回复贴文，但不能发送私信（DM）。</text:p>
      <text:p text:style-name="P4">
Source: <text:a xlink:type="simple" xlink:href="https://www.zaobao.com.sg/realtime/world/story20230707-1411467" text:style-name="Internet_20_link" text:visited-style-name="Visited_20_Internet_20_Link">
https://www.zaobao.com.sg/realtime/world/story20230707-1411467</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